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2.9165in"/>
    </style:style>
    <style:style style:name="co5" style:family="table-column">
      <style:table-column-properties fo:break-before="auto" style:column-width="1.2236in"/>
    </style:style>
    <style:style style:name="co6" style:family="table-column">
      <style:table-column-properties fo:break-before="auto" style:column-width="0.2217in"/>
    </style:style>
    <style:style style:name="co7" style:family="table-column">
      <style:table-column-properties fo:break-before="auto" style:column-width="1.4638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1.50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PageStyle_5f_Sheet1">
      <style:table-properties table:display="true" style:writing-mode="lr-tb"/>
    </style:style>
    <style:style style:name="ta7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ext-properties fo:language="en" fo:country="ID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-PEMILIH" table:style-name="ta6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2" table:default-cell-style-name="Excel_20_Built-in_20_Normal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1016" table:default-cell-style-name="Excel_20_Built-in_20_Normal"/>
        <table:table-row table:style-name="ro1">
          <table:table-cell office:value-type="string">
            <text:p>4010-QWUR</text:p>
          </table:table-cell>
          <table:table-cell office:value-type="string">
            <text:p>ACHMAD DHANY ADAM MU`ARIF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1-JMIM</text:p>
          </table:table-cell>
          <table:table-cell office:value-type="string">
            <text:p>ADAM BUON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2-HAHJ</text:p>
          </table:table-cell>
          <table:table-cell office:value-type="string">
            <text:p>ADAM RIFKI BAIHAQI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3-XNGA</text:p>
          </table:table-cell>
          <table:table-cell office:value-type="string">
            <text:p>AISYAH AULIA AINUS SA'AD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4-NDVM</text:p>
          </table:table-cell>
          <table:table-cell office:value-type="string">
            <text:p>AJENG RINDRA SALSABILL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5-RGXO</text:p>
          </table:table-cell>
          <table:table-cell office:value-type="string">
            <text:p>AMALIA NUR RAHM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6-GAJQ</text:p>
          </table:table-cell>
          <table:table-cell office:value-type="string">
            <text:p>AMALIA RAMA DHAN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7-XHUS</text:p>
          </table:table-cell>
          <table:table-cell office:value-type="string">
            <text:p>CALISTA ATIKAH TAKU BESS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8-IQQH</text:p>
          </table:table-cell>
          <table:table-cell office:value-type="string">
            <text:p>CELIYA MUSTIKASAR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9-UBUF</text:p>
          </table:table-cell>
          <table:table-cell office:value-type="string">
            <text:p>DANISA REGINA KHOIRO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0-QULS</text:p>
          </table:table-cell>
          <table:table-cell office:value-type="string">
            <text:p>DITA FII JANNATIN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1-IQIJ</text:p>
          </table:table-cell>
          <table:table-cell office:value-type="string">
            <text:p>EKKY DHIVIA ARDIANSYAH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2-CZZA</text:p>
          </table:table-cell>
          <table:table-cell office:value-type="string">
            <text:p>FAIDA NUR SYAFIN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3-YNIP</text:p>
          </table:table-cell>
          <table:table-cell office:value-type="string">
            <text:p>FARAH DIBA ATMAJ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4-IRZU</text:p>
          </table:table-cell>
          <table:table-cell office:value-type="string">
            <text:p>HELDHA AYU SET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5-ZAFR</text:p>
          </table:table-cell>
          <table:table-cell office:value-type="string">
            <text:p>INGE ALFIYAH DAMAY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6-WLBY</text:p>
          </table:table-cell>
          <table:table-cell office:value-type="string">
            <text:p>INGGRIT DELIMA APRILI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7-KGFR</text:p>
          </table:table-cell>
          <table:table-cell office:value-type="string">
            <text:p>KHUSNUL KHOTIM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8-TCTB</text:p>
          </table:table-cell>
          <table:table-cell office:value-type="string">
            <text:p>M. KHABIB NUR HIDAYATULL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9-HWLG</text:p>
          </table:table-cell>
          <table:table-cell office:value-type="string">
            <text:p>M. UBAIDIL FIKRI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0-GITO</text:p>
          </table:table-cell>
          <table:table-cell office:value-type="string">
            <text:p>M.ALIF ANDIKA KURNIAWAN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1-GWSJ</text:p>
          </table:table-cell>
          <table:table-cell office:value-type="string">
            <text:p>MARISA ISTI FARAN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2-FXSA</text:p>
          </table:table-cell>
          <table:table-cell office:value-type="string">
            <text:p>NAYLA ZULF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3-FXGX</text:p>
          </table:table-cell>
          <table:table-cell office:value-type="string">
            <text:p>NOVITASAR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4-KNDK</text:p>
          </table:table-cell>
          <table:table-cell office:value-type="string">
            <text:p>REZKI AMALIA SANTOSO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5-YFOT</text:p>
          </table:table-cell>
          <table:table-cell office:value-type="string">
            <text:p>RIRIT ADI YULIAN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6-EQYW</text:p>
          </table:table-cell>
          <table:table-cell office:value-type="string">
            <text:p>RIZKY BINTANG SAHPUTRA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7-HCHD</text:p>
          </table:table-cell>
          <table:table-cell office:value-type="string">
            <text:p>ROFI DHIYAURRAHMAN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8-LKSV</text:p>
          </table:table-cell>
          <table:table-cell office:value-type="string">
            <text:p>SEFINA APRILIA EKA ARIFI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9-YFSR</text:p>
          </table:table-cell>
          <table:table-cell office:value-type="string">
            <text:p>SEPTIAN AVIZENA ARNOLDY KUNCOR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0-ZJBH</text:p>
          </table:table-cell>
          <table:table-cell office:value-type="string">
            <text:p>SETIO DHARMA NEGARA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1-UGMC</text:p>
          </table:table-cell>
          <table:table-cell office:value-type="string">
            <text:p>THERRE RANI NUR CHAMID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2-ANPJ</text:p>
          </table:table-cell>
          <table:table-cell office:value-type="string">
            <text:p>TIARA AMALIA FIRDAUS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3-VRHJ</text:p>
          </table:table-cell>
          <table:table-cell office:value-type="string">
            <text:p>VARISSA AMELIA YUNIAR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4-BHZN</text:p>
          </table:table-cell>
          <table:table-cell office:value-type="string">
            <text:p>WAHYU KRISNA ADI PRASETY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5-OKBZ</text:p>
          </table:table-cell>
          <table:table-cell office:value-type="string">
            <text:p>YULI ENDAH FERAWATY PURNOMO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6-FKIM</text:p>
          </table:table-cell>
          <table:table-cell office:value-type="string">
            <text:p>AFIDAH DINIY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7-JABO</text:p>
          </table:table-cell>
          <table:table-cell office:value-type="string">
            <text:p>ALHAFIZ EVEN NAYOROJ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8-DYQA</text:p>
          </table:table-cell>
          <table:table-cell office:value-type="string">
            <text:p>AMELIA PUTRI AUROR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9-ZMPK</text:p>
          </table:table-cell>
          <table:table-cell office:value-type="string">
            <text:p>ANDITA FITR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0-KMXU</text:p>
          </table:table-cell>
          <table:table-cell office:value-type="string">
            <text:p>APRILIA DWI DHARMA PRASTIC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1-BZUZ</text:p>
          </table:table-cell>
          <table:table-cell office:value-type="string">
            <text:p>ARUM PUSPITA PERTIW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2-HWIL</text:p>
          </table:table-cell>
          <table:table-cell office:value-type="string">
            <text:p>ARZA NABILA FITRIAN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3-XPPI</text:p>
          </table:table-cell>
          <table:table-cell office:value-type="string">
            <text:p>ASTI RAHMAWATI MAULID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4-JHKU</text:p>
          </table:table-cell>
          <table:table-cell office:value-type="string">
            <text:p>AULIA PUTRI FIRAN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5-AYVR</text:p>
          </table:table-cell>
          <table:table-cell office:value-type="string">
            <text:p>CITRA DEWI AYU RETNA SA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6-RYER</text:p>
          </table:table-cell>
          <table:table-cell office:value-type="string">
            <text:p>DEA NURILA AZ ZAHR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7-QOZX</text:p>
          </table:table-cell>
          <table:table-cell office:value-type="string">
            <text:p>DELLA JOVIA PUT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8-LOJC</text:p>
          </table:table-cell>
          <table:table-cell office:value-type="string">
            <text:p>DIMAS BAYU NUGRAH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9-QTBH</text:p>
          </table:table-cell>
          <table:table-cell office:value-type="string">
            <text:p>DIVA OKTAVIAN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0-JMFX</text:p>
          </table:table-cell>
          <table:table-cell office:value-type="string">
            <text:p>DWI INTAN ZAFIROWA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1-MGUA</text:p>
          </table:table-cell>
          <table:table-cell office:value-type="string">
            <text:p>DZURROTUN NAFIS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2-GMWX</text:p>
          </table:table-cell>
          <table:table-cell office:value-type="string">
            <text:p>EKA CAHYATI NINGRUM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3-XCSP</text:p>
          </table:table-cell>
          <table:table-cell office:value-type="string">
            <text:p>FARAH ASHILAH OKTAFAN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4-YECJ</text:p>
          </table:table-cell>
          <table:table-cell office:value-type="string">
            <text:p>GUARDIOLA ROSA WIR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5-IIMI</text:p>
          </table:table-cell>
          <table:table-cell office:value-type="string">
            <text:p>IKHWAN SUPRIYABUDI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6-WZCD</text:p>
          </table:table-cell>
          <table:table-cell office:value-type="string">
            <text:p>ILHAM MUHAMMAD ABROR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7-ILZP</text:p>
          </table:table-cell>
          <table:table-cell office:value-type="string">
            <text:p>INDIRA MENTA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8-NYYL</text:p>
          </table:table-cell>
          <table:table-cell office:value-type="string">
            <text:p>LISA NOFIYAN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9-PPJA</text:p>
          </table:table-cell>
          <table:table-cell office:value-type="string">
            <text:p>MAHENDRA YOGA RAHMAD SAPUTR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0-YRUN</text:p>
          </table:table-cell>
          <table:table-cell office:value-type="string">
            <text:p>MOCH. RAIHAN DENENDRA LODEWYK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1-XYNU</text:p>
          </table:table-cell>
          <table:table-cell office:value-type="string">
            <text:p>MUHAMMAD NUR HASAN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2-BEVE</text:p>
          </table:table-cell>
          <table:table-cell office:value-type="string">
            <text:p>MUHAMMAD RIZKY ALIFIANTO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3-BYGH</text:p>
          </table:table-cell>
          <table:table-cell office:value-type="string">
            <text:p>NOFIKA SABILILLAH TURAHMAH S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4-BBUM</text:p>
          </table:table-cell>
          <table:table-cell office:value-type="string">
            <text:p>PRISMACINTYA RACHMATIK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5-GDBE</text:p>
          </table:table-cell>
          <table:table-cell office:value-type="string">
            <text:p>PUPUT CANDRA KIRAN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6-MFIB</text:p>
          </table:table-cell>
          <table:table-cell office:value-type="string">
            <text:p>PUTRI KUSBANDRIY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7-UBCU</text:p>
          </table:table-cell>
          <table:table-cell office:value-type="string">
            <text:p>PUTRI MAULID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8-UKPW</text:p>
          </table:table-cell>
          <table:table-cell office:value-type="string">
            <text:p>RAISSA NURUL LATIF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9-DNLM</text:p>
          </table:table-cell>
          <table:table-cell office:value-type="string">
            <text:p>SALVIA SALSABILL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0-SFUG</text:p>
          </table:table-cell>
          <table:table-cell office:value-type="string">
            <text:p>SOFYAN DANU ARTHA ADIATAM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1-POTX</text:p>
          </table:table-cell>
          <table:table-cell office:value-type="string">
            <text:p>VINDI NATASYAH AMEL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2-GDZE</text:p>
          </table:table-cell>
          <table:table-cell office:value-type="string">
            <text:p>AKBAR PRADANA JULIAWAN ROZAK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3-SYQK</text:p>
          </table:table-cell>
          <table:table-cell office:value-type="string">
            <text:p>AKHMAD HARIS ARDIANS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4-RXTF</text:p>
          </table:table-cell>
          <table:table-cell office:value-type="string">
            <text:p>ALVIA AMALANI MUJAROH PUTR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5-NDFD</text:p>
          </table:table-cell>
          <table:table-cell office:value-type="string">
            <text:p>AMELIA VIRGIOLA DAMAYANT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6-WNRV</text:p>
          </table:table-cell>
          <table:table-cell office:value-type="string">
            <text:p>ANGELINA KUSUMAWAR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7-NDYJ</text:p>
          </table:table-cell>
          <table:table-cell office:value-type="string">
            <text:p>ANNISA SHAFA BRILLIANTY LEBEHAR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8-LKFI</text:p>
          </table:table-cell>
          <table:table-cell office:value-type="string">
            <text:p>ARGO RUSNO ANDRIYANT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9-BOBQ</text:p>
          </table:table-cell>
          <table:table-cell office:value-type="string">
            <text:p>AYDA ZAQIYATUNNIS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0-TGFP</text:p>
          </table:table-cell>
          <table:table-cell office:value-type="string">
            <text:p>AZZAH ALIF SAYDINA AMRI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1-KAPZ</text:p>
          </table:table-cell>
          <table:table-cell office:value-type="string">
            <text:p>AZZAHRAH PRAMEST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2-DXWB</text:p>
          </table:table-cell>
          <table:table-cell office:value-type="string">
            <text:p>BINTA NAARAH AMILD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3-JYGK</text:p>
          </table:table-cell>
          <table:table-cell office:value-type="string">
            <text:p>BRILYAN YOFIDHUHA WAH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4-JLEN</text:p>
          </table:table-cell>
          <table:table-cell office:value-type="string">
            <text:p>DENITA NURMAN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5-KFNB</text:p>
          </table:table-cell>
          <table:table-cell office:value-type="string">
            <text:p>DHEA RISHELLA PUTRI SAGIT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6-NGVD</text:p>
          </table:table-cell>
          <table:table-cell office:value-type="string">
            <text:p>DWI BAGUS KURNIAWAN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7-NHAM</text:p>
          </table:table-cell>
          <table:table-cell office:value-type="string">
            <text:p>DYAH AYU KUSUMA NINGRUM DANIEL P.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8-TGKF</text:p>
          </table:table-cell>
          <table:table-cell office:value-type="string">
            <text:p>FADEL ARDHA YUDRIAWAN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9-QHIR</text:p>
          </table:table-cell>
          <table:table-cell office:value-type="string">
            <text:p>FARISSA FERINDA DIAS FIR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0-IUMG</text:p>
          </table:table-cell>
          <table:table-cell office:value-type="string">
            <text:p>IZZA LAILIYAH MAGFIROTUL UMM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1-EXVJ</text:p>
          </table:table-cell>
          <table:table-cell office:value-type="string">
            <text:p>KYLA ALMERIA EV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2-SYRG</text:p>
          </table:table-cell>
          <table:table-cell office:value-type="string">
            <text:p>MAIDATUL USTADIY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3-VQTE</text:p>
          </table:table-cell>
          <table:table-cell office:value-type="string">
            <text:p>MASDANAR ALIF HIDAYATULLO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4-RBXY</text:p>
          </table:table-cell>
          <table:table-cell office:value-type="string">
            <text:p>MAULIDAN RAMA ARDIANSY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5-HJNM</text:p>
          </table:table-cell>
          <table:table-cell office:value-type="string">
            <text:p>MAZRIDHA ACHIR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6-LQBU</text:p>
          </table:table-cell>
          <table:table-cell office:value-type="string">
            <text:p>MUHAMAD SABILILL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7-URRV</text:p>
          </table:table-cell>
          <table:table-cell office:value-type="string">
            <text:p>NYADELIA SARAH ARIYANTO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8-DAEV</text:p>
          </table:table-cell>
          <table:table-cell office:value-type="string">
            <text:p>RAMADHANI DHEVAN ARDIANSY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9-QUQM</text:p>
          </table:table-cell>
          <table:table-cell office:value-type="string">
            <text:p>RIKO YUDHA WASTU AJI HARTON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0-SLMD</text:p>
          </table:table-cell>
          <table:table-cell office:value-type="string">
            <text:p>RISYA AFIYATUR ROSYID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1-MSLK</text:p>
          </table:table-cell>
          <table:table-cell office:value-type="string">
            <text:p>SITI ANISATUL MASUL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2-TCVE</text:p>
          </table:table-cell>
          <table:table-cell office:value-type="string">
            <text:p>TALITHA BERLY DAHAYU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3-XDFD</text:p>
          </table:table-cell>
          <table:table-cell office:value-type="string">
            <text:p>TASYA DWI SETIAWAT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4-ZVOF</text:p>
          </table:table-cell>
          <table:table-cell office:value-type="string">
            <text:p>TORIQ SATRYO WIBOW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5-WZCN</text:p>
          </table:table-cell>
          <table:table-cell office:value-type="string">
            <text:p>ULLY DHIYA MARIN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6-QXMI</text:p>
          </table:table-cell>
          <table:table-cell office:value-type="string">
            <text:p>UMI HIJROTAHUM QULUUB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7-ZYII</text:p>
          </table:table-cell>
          <table:table-cell office:value-type="string">
            <text:p>YUNITA ISNANI AZIZ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8-WTCI</text:p>
          </table:table-cell>
          <table:table-cell office:value-type="string">
            <text:p>ACHMAD NUR FAUZY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9-TECY</text:p>
          </table:table-cell>
          <table:table-cell office:value-type="string">
            <text:p>ALVIANA RESTHY INDA HIDAYAT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0-GFGB</text:p>
          </table:table-cell>
          <table:table-cell office:value-type="string">
            <text:p>ARISMA DESY RIAN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1-CJPB</text:p>
          </table:table-cell>
          <table:table-cell office:value-type="string">
            <text:p>AZIFA NURUL AHADIY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2-UEUG</text:p>
          </table:table-cell>
          <table:table-cell office:value-type="string">
            <text:p>BIMA SE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3-OLBR</text:p>
          </table:table-cell>
          <table:table-cell office:value-type="string">
            <text:p>CANTIKA RIZKI INGGIR RAHAYU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4-ENLH</text:p>
          </table:table-cell>
          <table:table-cell office:value-type="string">
            <text:p>DIO ALLIEF WICAKSA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5-PCLA</text:p>
          </table:table-cell>
          <table:table-cell office:value-type="string">
            <text:p>DWI DANESTY DECAS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6-HDIQ</text:p>
          </table:table-cell>
          <table:table-cell office:value-type="string">
            <text:p>FASHAL AZHARO DE PUTR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7-NUAA</text:p>
          </table:table-cell>
          <table:table-cell office:value-type="string">
            <text:p>INDAH CAHYANING TYAS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8-TJJT</text:p>
          </table:table-cell>
          <table:table-cell office:value-type="string">
            <text:p>IRMA MASLACHATUL UMM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9-APSI</text:p>
          </table:table-cell>
          <table:table-cell office:value-type="string">
            <text:p>MASITA SAHWA PURWANT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0-NWHG</text:p>
          </table:table-cell>
          <table:table-cell office:value-type="string">
            <text:p>MEILINDA ALIFIA AROFA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1-PKGZ</text:p>
          </table:table-cell>
          <table:table-cell office:value-type="string">
            <text:p>MOCHAMAD ALVIN RACHMAD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2-OWGV</text:p>
          </table:table-cell>
          <table:table-cell office:value-type="string">
            <text:p>MUHAMMAD FAIQ AL ABIYYI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3-TITZ</text:p>
          </table:table-cell>
          <table:table-cell office:value-type="string">
            <text:p>NABILATUS SAADAH KRISMON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4-TIXB</text:p>
          </table:table-cell>
          <table:table-cell office:value-type="string">
            <text:p>NAILAH SALSABILA FIBRIANI SHOLIKH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5-KRUV</text:p>
          </table:table-cell>
          <table:table-cell office:value-type="string">
            <text:p>NELLY ANJARMIT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6-XZDM</text:p>
          </table:table-cell>
          <table:table-cell office:value-type="string">
            <text:p>NI PUTU AYU VEBRIA LEKSAN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7-OSCE</text:p>
          </table:table-cell>
          <table:table-cell office:value-type="string">
            <text:p>NUR AFIFA DWI LEST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8-XCFW</text:p>
          </table:table-cell>
          <table:table-cell office:value-type="string">
            <text:p>NUR ANISA AZIZ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9-ZWWE</text:p>
          </table:table-cell>
          <table:table-cell office:value-type="string">
            <text:p>NUR ELIDA FAUZIY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0-UMME</text:p>
          </table:table-cell>
          <table:table-cell office:value-type="string">
            <text:p>OKIQ ADAM MAULA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1-PBVB</text:p>
          </table:table-cell>
          <table:table-cell office:value-type="string">
            <text:p>PRADITIA KUSUMANINGRUM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2-ZCUR</text:p>
          </table:table-cell>
          <table:table-cell office:value-type="string">
            <text:p>REGA CHRISTIAN YESA PUTR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3-RXAY</text:p>
          </table:table-cell>
          <table:table-cell office:value-type="string">
            <text:p>REVI PUTRI DWI ANJA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4-HLWC</text:p>
          </table:table-cell>
          <table:table-cell office:value-type="string">
            <text:p>RIA SYANINA AL QURIN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5-VNUF</text:p>
          </table:table-cell>
          <table:table-cell office:value-type="string">
            <text:p>RIZKA AMALIA SOPHIANTI PUT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6-OIVT</text:p>
          </table:table-cell>
          <table:table-cell office:value-type="string">
            <text:p>SHAFA AISHA NUR FADZIL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7-JSHN</text:p>
          </table:table-cell>
          <table:table-cell office:value-type="string">
            <text:p>SONIA GRISELDA WIBOW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8-VOVV</text:p>
          </table:table-cell>
          <table:table-cell office:value-type="string">
            <text:p>SURYA YUDHA PRATAM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9-OTCJ</text:p>
          </table:table-cell>
          <table:table-cell office:value-type="string">
            <text:p>VIRENZA ARYA WIBAW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0-PXFT</text:p>
          </table:table-cell>
          <table:table-cell office:value-type="string">
            <text:p>WISNU DWI PRAYOG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1-YZBY</text:p>
          </table:table-cell>
          <table:table-cell office:value-type="string">
            <text:p>WULAN ANGGRAI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2-GLPJ</text:p>
          </table:table-cell>
          <table:table-cell office:value-type="string">
            <text:p>YOLANDA ILONA BUNGA CANTIK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3-ZREN</text:p>
          </table:table-cell>
          <table:table-cell office:value-type="string">
            <text:p>ZUKHRUFI ARINDA DEWI MAYANGS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4-YTKI</text:p>
          </table:table-cell>
          <table:table-cell office:value-type="string">
            <text:p>ALFIN NUR FIRDAUS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5-MZFP</text:p>
          </table:table-cell>
          <table:table-cell office:value-type="string">
            <text:p>AHMAD CHOIRUL HUD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6-QWHJ</text:p>
          </table:table-cell>
          <table:table-cell office:value-type="string">
            <text:p>ARIZQI DHAFFA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7-AEYU</text:p>
          </table:table-cell>
          <table:table-cell office:value-type="string">
            <text:p>FEBRIYAN RAMA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8-ASFY</text:p>
          </table:table-cell>
          <table:table-cell office:value-type="string">
            <text:p>MOCH. MASJIDAN MUCHOIRUDIN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9-HWNO</text:p>
          </table:table-cell>
          <table:table-cell office:value-type="string">
            <text:p>MOCH. MISBACH NASRULLOH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0-WLVR</text:p>
          </table:table-cell>
          <table:table-cell office:value-type="string">
            <text:p>MOHAMMAD AKBAR DWI FERDIANTO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1-EBIC</text:p>
          </table:table-cell>
          <table:table-cell office:value-type="string">
            <text:p>MUHAMMAD AFANDIQ FIRDAUS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2-WLXN</text:p>
          </table:table-cell>
          <table:table-cell office:value-type="string">
            <text:p>MUHAMMAD IQBAL ARDIANSYAH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3-PBVQ</text:p>
          </table:table-cell>
          <table:table-cell office:value-type="string">
            <text:p>REYNALDI ARIF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4-ZULZ</text:p>
          </table:table-cell>
          <table:table-cell office:value-type="string">
            <text:p>RICKY PRATAM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5-GDPY</text:p>
          </table:table-cell>
          <table:table-cell office:value-type="string">
            <text:p>WAHYU NUR CAHY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6-XCQB</text:p>
          </table:table-cell>
          <table:table-cell office:value-type="string">
            <text:p>ALIVA FARHAH ARITAM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7-QBXY</text:p>
          </table:table-cell>
          <table:table-cell office:value-type="string">
            <text:p>AMARA CINTA HANDOKO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8-PRHZ</text:p>
          </table:table-cell>
          <table:table-cell office:value-type="string">
            <text:p>ANNISA AMABEL AMADEA SANTOSO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9-KATQ</text:p>
          </table:table-cell>
          <table:table-cell office:value-type="string">
            <text:p>ANNISA` FARA NAB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0-FTZN</text:p>
          </table:table-cell>
          <table:table-cell office:value-type="string">
            <text:p>ELIZA NOVI RAHMADANI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1-CSNY</text:p>
          </table:table-cell>
          <table:table-cell office:value-type="string">
            <text:p>ELLEN NATASYA RASTI YEMIM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2-OLVY</text:p>
          </table:table-cell>
          <table:table-cell office:value-type="string">
            <text:p>EMA DWI NAD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3-KNTP</text:p>
          </table:table-cell>
          <table:table-cell office:value-type="string">
            <text:p>FENI FACHRUSIA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4-YYYQ</text:p>
          </table:table-cell>
          <table:table-cell office:value-type="string">
            <text:p>FREYA LILLIAN EMILIAN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5-WQJD</text:p>
          </table:table-cell>
          <table:table-cell office:value-type="string">
            <text:p>INGRID KILANI JOHAR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6-HSBU</text:p>
          </table:table-cell>
          <table:table-cell office:value-type="string">
            <text:p>INTAN AYU SAB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7-FQGF</text:p>
          </table:table-cell>
          <table:table-cell office:value-type="string">
            <text:p>INTANIA NUR RISTA PUT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8-DDNC</text:p>
          </table:table-cell>
          <table:table-cell office:value-type="string">
            <text:p>MAULIDA CITRA MAHARAN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9-RTNM</text:p>
          </table:table-cell>
          <table:table-cell office:value-type="string">
            <text:p>NABILA SHYLVIE INKAPUT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0-BKKE</text:p>
          </table:table-cell>
          <table:table-cell office:value-type="string">
            <text:p>NAELA ANDIRA SALSA BIL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1-VRRN</text:p>
          </table:table-cell>
          <table:table-cell office:value-type="string">
            <text:p>NATHANIA CHRIST HAPSA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2-PGUY</text:p>
          </table:table-cell>
          <table:table-cell office:value-type="string">
            <text:p>NURUL ISTIANINGSI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3-ETSO</text:p>
          </table:table-cell>
          <table:table-cell office:value-type="string">
            <text:p>PUTRI SEKAR KINASI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4-WDND</text:p>
          </table:table-cell>
          <table:table-cell office:value-type="string">
            <text:p>RIZA UMMUL KHOIR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5-GWHQ</text:p>
          </table:table-cell>
          <table:table-cell office:value-type="string">
            <text:p>SHIRLY MASRURO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6-RBTR</text:p>
          </table:table-cell>
          <table:table-cell office:value-type="string">
            <text:p>SITI WAHYULIAN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7-YKIN</text:p>
          </table:table-cell>
          <table:table-cell office:value-type="string">
            <text:p>UYUN MERLITA A. S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8-KLUE</text:p>
          </table:table-cell>
          <table:table-cell office:value-type="string">
            <text:p>VANIA SHIRA MAREL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9-CDAY</text:p>
          </table:table-cell>
          <table:table-cell office:value-type="string">
            <text:p>WITA SETIA RAHM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0-GOTD</text:p>
          </table:table-cell>
          <table:table-cell office:value-type="string">
            <text:p>AIDA NUR RACHMAWA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1-VIPM</text:p>
          </table:table-cell>
          <table:table-cell office:value-type="string">
            <text:p>AMANDA NUR FADHIL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2-MROY</text:p>
          </table:table-cell>
          <table:table-cell office:value-type="string">
            <text:p>AMELIA KHARISMA 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3-IDBU</text:p>
          </table:table-cell>
          <table:table-cell office:value-type="string">
            <text:p>ANANDA PUTRI HIDAYAHTULL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4-RIYB</text:p>
          </table:table-cell>
          <table:table-cell office:value-type="string">
            <text:p>ANINDYA HAYU ARISAN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5-ANZJ</text:p>
          </table:table-cell>
          <table:table-cell office:value-type="string">
            <text:p>ARGYA FAUZA ARSH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6-YZZU</text:p>
          </table:table-cell>
          <table:table-cell office:value-type="string">
            <text:p>AU IZALDI FACHRIL RAHMAD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7-PCOJ</text:p>
          </table:table-cell>
          <table:table-cell office:value-type="string">
            <text:p>AYU LINTANG PRIYAN AND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8-XWBG</text:p>
          </table:table-cell>
          <table:table-cell office:value-type="string">
            <text:p>AZZAHRA PUTRI DARU PRATIW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9-PQBI</text:p>
          </table:table-cell>
          <table:table-cell office:value-type="string">
            <text:p>CLEARESTA REGINA PRASTYANINGTYAS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0-SLDF</text:p>
          </table:table-cell>
          <table:table-cell office:value-type="string">
            <text:p>DWI AYU NINGTYAS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1-ESPW</text:p>
          </table:table-cell>
          <table:table-cell office:value-type="string">
            <text:p>ERIKA PUTRI APRILI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2-ODEU</text:p>
          </table:table-cell>
          <table:table-cell office:value-type="string">
            <text:p>FATKHUR ROZAK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3-FYQX</text:p>
          </table:table-cell>
          <table:table-cell office:value-type="string">
            <text:p>FRISCA AURELLIA FARADIT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4-RLCJ</text:p>
          </table:table-cell>
          <table:table-cell office:value-type="string">
            <text:p>GUSTIAWAN BUDI PRADAN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5-QQMU</text:p>
          </table:table-cell>
          <table:table-cell office:value-type="string">
            <text:p>HAIKAL AT THORIQ IZZANOUR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6-OZHJ</text:p>
          </table:table-cell>
          <table:table-cell office:value-type="string">
            <text:p>IKALIMANDA PUTRI YUANAANT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7-WUQO</text:p>
          </table:table-cell>
          <table:table-cell office:value-type="string">
            <text:p>KELVIN NECO MAHENDRA FEBRIANSY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8-URGV</text:p>
          </table:table-cell>
          <table:table-cell office:value-type="string">
            <text:p>MOCH. TORIQUL MUCHLISSI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9-BFHI</text:p>
          </table:table-cell>
          <table:table-cell office:value-type="string">
            <text:p>MOCHAMMAD IZZAQI RAMADH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0-NCCW</text:p>
          </table:table-cell>
          <table:table-cell office:value-type="string">
            <text:p>MOHAMMAD DHANI GIBRA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1-PTMV</text:p>
          </table:table-cell>
          <table:table-cell office:value-type="string">
            <text:p>MUHAMAD WILDAN YAM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2-SEVO</text:p>
          </table:table-cell>
          <table:table-cell office:value-type="string">
            <text:p>MUKHAMAD DWIKY ARDIANSYAH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3-YOTA</text:p>
          </table:table-cell>
          <table:table-cell office:value-type="string">
            <text:p>NABILAH PUTRI SALIH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4-ENVU</text:p>
          </table:table-cell>
          <table:table-cell office:value-type="string">
            <text:p>NABILLA WINDY HAPS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5-MNGK</text:p>
          </table:table-cell>
          <table:table-cell office:value-type="string">
            <text:p>NADIFA ADORA SALSABIL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6-OZMI</text:p>
          </table:table-cell>
          <table:table-cell office:value-type="string">
            <text:p>OLIVIA FEBRIAN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7-XAVW</text:p>
          </table:table-cell>
          <table:table-cell office:value-type="string">
            <text:p>REZZYLINA DWI AKHIRULYA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8-HLLQ</text:p>
          </table:table-cell>
          <table:table-cell office:value-type="string">
            <text:p>RICA ALIVIANTI RAHAYU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9-RMMV</text:p>
          </table:table-cell>
          <table:table-cell office:value-type="string">
            <text:p>SEPTIAN ALI NURROHMA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0-ADWD</text:p>
          </table:table-cell>
          <table:table-cell office:value-type="string">
            <text:p>SHAFFAYI MAHSA TALITH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1-CAXX</text:p>
          </table:table-cell>
          <table:table-cell office:value-type="string">
            <text:p>SOFA FAMELA ANGELI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2-NTNM</text:p>
          </table:table-cell>
          <table:table-cell office:value-type="string">
            <text:p>SOFI ISMI AULIA 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3-OYEQ</text:p>
          </table:table-cell>
          <table:table-cell office:value-type="string">
            <text:p>VIVI `AMALATUN NASHIKH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4-EENI</text:p>
          </table:table-cell>
          <table:table-cell office:value-type="string">
            <text:p>WIDYA KARTIKA DANISYAH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5-SLMP</text:p>
          </table:table-cell>
          <table:table-cell office:value-type="string">
            <text:p>YUNIAR WIDYA LEST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6-GENP</text:p>
          </table:table-cell>
          <table:table-cell office:value-type="string">
            <text:p>ZOLANDA AVIS QUSNUL KHOTIM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7-NDUL</text:p>
          </table:table-cell>
          <table:table-cell office:value-type="string">
            <text:p>ABBID DIKKO JAILANI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8-IIPQ</text:p>
          </table:table-cell>
          <table:table-cell office:value-type="string">
            <text:p>ADITYA RIZKY HARDYANT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9-ORGJ</text:p>
          </table:table-cell>
          <table:table-cell office:value-type="string">
            <text:p>ALIYYA TSABITA HERNINDI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0-HPTX</text:p>
          </table:table-cell>
          <table:table-cell office:value-type="string">
            <text:p>ALYA NUR`AI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1-RZAB</text:p>
          </table:table-cell>
          <table:table-cell office:value-type="string">
            <text:p>AMANDA TIARA CANDRANINGTYAS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2-ICNU</text:p>
          </table:table-cell>
          <table:table-cell office:value-type="string">
            <text:p>ANDRI TRI KURNIAWAN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3-ZYOI</text:p>
          </table:table-cell>
          <table:table-cell office:value-type="string">
            <text:p>ANGELIN ELYSI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4-GGJC</text:p>
          </table:table-cell>
          <table:table-cell office:value-type="string">
            <text:p>AZIZAH FAUZIYAH AYU PUTR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5-YKBG</text:p>
          </table:table-cell>
          <table:table-cell office:value-type="string">
            <text:p>DAMAYANTI CINTA FISABILIL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6-KGEN</text:p>
          </table:table-cell>
          <table:table-cell office:value-type="string">
            <text:p>EFFELIN ALBINA YAHY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7-KKIK</text:p>
          </table:table-cell>
          <table:table-cell office:value-type="string">
            <text:p>FERI HARIANT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8-YLNP</text:p>
          </table:table-cell>
          <table:table-cell office:value-type="string">
            <text:p>HENRY BERNARD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9-TYAI</text:p>
          </table:table-cell>
          <table:table-cell office:value-type="string">
            <text:p>KRISNA FIRMANSYAH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0-DWBG</text:p>
          </table:table-cell>
          <table:table-cell office:value-type="string">
            <text:p>LAILATUL FAIZ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1-ZDOX</text:p>
          </table:table-cell>
          <table:table-cell office:value-type="string">
            <text:p>LINDA PUSPI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2-NNYO</text:p>
          </table:table-cell>
          <table:table-cell office:value-type="string">
            <text:p>LINTANG APRILIANA PRATIW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3-VRBY</text:p>
          </table:table-cell>
          <table:table-cell office:value-type="string">
            <text:p>M. FAIZAL HANIF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4-BDDE</text:p>
          </table:table-cell>
          <table:table-cell office:value-type="string">
            <text:p>MARETHA AISYAH IRWANTO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5-RAFV</text:p>
          </table:table-cell>
          <table:table-cell office:value-type="string">
            <text:p>MOCH NUR FADHIL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6-IYQH</text:p>
          </table:table-cell>
          <table:table-cell office:value-type="string">
            <text:p>MOCHAMAD CHOIRUSYDHIA PRATAMA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7-WVKZ</text:p>
          </table:table-cell>
          <table:table-cell office:value-type="string">
            <text:p>MUHAMMAD AZIZ ROHMATULLOH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8-JQGT</text:p>
          </table:table-cell>
          <table:table-cell office:value-type="string">
            <text:p>MUHAMMAD ZHAHNUR ARIF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9-UTVI</text:p>
          </table:table-cell>
          <table:table-cell office:value-type="string">
            <text:p>NABILA NUR FAUZIYAH PUTRI ASMARA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0-CFZQ</text:p>
          </table:table-cell>
          <table:table-cell office:value-type="string">
            <text:p>NADIVA NISA SUJARWO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1-LLKI</text:p>
          </table:table-cell>
          <table:table-cell office:value-type="string">
            <text:p>NISA``ATUL ADIB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2-PLUU</text:p>
          </table:table-cell>
          <table:table-cell office:value-type="string">
            <text:p>NURLAILY ADI PUTRIE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3-CPHD</text:p>
          </table:table-cell>
          <table:table-cell office:value-type="string">
            <text:p>NURO MAULUDIN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4-BZLN</text:p>
          </table:table-cell>
          <table:table-cell office:value-type="string">
            <text:p>REYNATO NEOVALDY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5-HLNK</text:p>
          </table:table-cell>
          <table:table-cell office:value-type="string">
            <text:p>RIZQI NUR AFIF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6-AVDH</text:p>
          </table:table-cell>
          <table:table-cell office:value-type="string">
            <text:p>SALWAA AAQILAH QUIN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7-LLLM</text:p>
          </table:table-cell>
          <table:table-cell office:value-type="string">
            <text:p>SEKAR UMADIL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8-NQZH</text:p>
          </table:table-cell>
          <table:table-cell office:value-type="string">
            <text:p>SHELLA EMERIN TIANA TANTY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9-URSJ</text:p>
          </table:table-cell>
          <table:table-cell office:value-type="string">
            <text:p>SITI LAILATUN NADZIF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0-HDBV</text:p>
          </table:table-cell>
          <table:table-cell office:value-type="string">
            <text:p>TYAS RAODHATHUL NAFSI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1-EAJA</text:p>
          </table:table-cell>
          <table:table-cell office:value-type="string">
            <text:p>WULAN NUR ANJA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2-UDCL</text:p>
          </table:table-cell>
          <table:table-cell office:value-type="string">
            <text:p>ZAROH WINDA NUR RACHMAWAT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3-NBTF</text:p>
          </table:table-cell>
          <table:table-cell office:value-type="string">
            <text:p>ANISATUL SEPTIAN IKA CANDR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4-WRRF</text:p>
          </table:table-cell>
          <table:table-cell office:value-type="string">
            <text:p>ARADEA PUTRI PAWENING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5-JBAE</text:p>
          </table:table-cell>
          <table:table-cell office:value-type="string">
            <text:p>CINDY AMELIA SA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6-WDJQ</text:p>
          </table:table-cell>
          <table:table-cell office:value-type="string">
            <text:p>DAVANIAR YOGA WIJAY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7-EJNH</text:p>
          </table:table-cell>
          <table:table-cell office:value-type="string">
            <text:p>DITO DWI DHARM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8-DHHY</text:p>
          </table:table-cell>
          <table:table-cell office:value-type="string">
            <text:p>DWI BIMA PUTR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9-LXBB</text:p>
          </table:table-cell>
          <table:table-cell office:value-type="string">
            <text:p>ERVINA MAULANI ZAKIY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0-LHZB</text:p>
          </table:table-cell>
          <table:table-cell office:value-type="string">
            <text:p>ESA AMIROTUS SHOLICH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1-GYBL</text:p>
          </table:table-cell>
          <table:table-cell office:value-type="string">
            <text:p>FAZA AHMAD DANY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2-WNSR</text:p>
          </table:table-cell>
          <table:table-cell office:value-type="string">
            <text:p>HANA RAHMADIAR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3-RWQR</text:p>
          </table:table-cell>
          <table:table-cell office:value-type="string">
            <text:p>HELLEN ANDINI ARIEZA ROKHA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4-STKL</text:p>
          </table:table-cell>
          <table:table-cell office:value-type="string">
            <text:p>HURIYAH VIRA ANDHIKA KHUMAID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5-DXVJ</text:p>
          </table:table-cell>
          <table:table-cell office:value-type="string">
            <text:p>IKKO ABDUL KHAFID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6-TNRL</text:p>
          </table:table-cell>
          <table:table-cell office:value-type="string">
            <text:p>ILMIATUL NUR HANIS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7-IQRT</text:p>
          </table:table-cell>
          <table:table-cell office:value-type="string">
            <text:p>IVAN CAHYA PUTRA BAHARI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8-GEPH</text:p>
          </table:table-cell>
          <table:table-cell office:value-type="string">
            <text:p>KEVIN NUGRAHA SAMPURNA ADITHAM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9-FAQJ</text:p>
          </table:table-cell>
          <table:table-cell office:value-type="string">
            <text:p>LAILATUL FITRI MUBAROK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0-LLDS</text:p>
          </table:table-cell>
          <table:table-cell office:value-type="string">
            <text:p>MARSHA NEVIANA PUT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1-SQVR</text:p>
          </table:table-cell>
          <table:table-cell office:value-type="string">
            <text:p>MAURIDATUS SHOLIK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2-KFPJ</text:p>
          </table:table-cell>
          <table:table-cell office:value-type="string">
            <text:p>MOCH. SYAIFUL ICHSAN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3-HIGH</text:p>
          </table:table-cell>
          <table:table-cell office:value-type="string">
            <text:p>MUSTIKA RAHAYU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4-AWNE</text:p>
          </table:table-cell>
          <table:table-cell office:value-type="string">
            <text:p>NAVA AMANDA FATIKHASA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5-JNKG</text:p>
          </table:table-cell>
          <table:table-cell office:value-type="string">
            <text:p>NICOLAS FABIAN VALIZA HUD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6-SFLH</text:p>
          </table:table-cell>
          <table:table-cell office:value-type="string">
            <text:p>NINDA AYU WIGI TRISNANINGRUM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7-INEY</text:p>
          </table:table-cell>
          <table:table-cell office:value-type="string">
            <text:p>NISRINA ZEIN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8-OUBZ</text:p>
          </table:table-cell>
          <table:table-cell office:value-type="string">
            <text:p>OKKY ALEXANDER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9-BVDL</text:p>
          </table:table-cell>
          <table:table-cell office:value-type="string">
            <text:p>RESTYANA TRI WAHYU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0-ZLSE</text:p>
          </table:table-cell>
          <table:table-cell office:value-type="string">
            <text:p>RISMA SETIAWAT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1-YOYB</text:p>
          </table:table-cell>
          <table:table-cell office:value-type="string">
            <text:p>SETYAKI DAMAR DWI ANUGRAH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2-AIBV</text:p>
          </table:table-cell>
          <table:table-cell office:value-type="string">
            <text:p>SHAKIRA NOVA RAMADHIT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3-GDGF</text:p>
          </table:table-cell>
          <table:table-cell office:value-type="string">
            <text:p>SILVIA KENCANA DEWI PAMUNGKAS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4-SCRZ</text:p>
          </table:table-cell>
          <table:table-cell office:value-type="string">
            <text:p>SYAFIRA AZZAHR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5-WBTK</text:p>
          </table:table-cell>
          <table:table-cell office:value-type="string">
            <text:p>UMI CHOLWATUN ROSYID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6-BNXD</text:p>
          </table:table-cell>
          <table:table-cell office:value-type="string">
            <text:p>VALENTINO INDIRI MAHARIS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7-IESB</text:p>
          </table:table-cell>
          <table:table-cell office:value-type="string">
            <text:p>YAHDINIL HUSNA SANASY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8-MGLB</text:p>
          </table:table-cell>
          <table:table-cell office:value-type="string">
            <text:p>YOGA SATRIA AMITY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9-ESQC</text:p>
          </table:table-cell>
          <table:table-cell office:value-type="string">
            <text:p>YULITA SARI SALSA ADITYA PUT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0-QNJT</text:p>
          </table:table-cell>
          <table:table-cell office:value-type="string">
            <text:p>ACH KHAYYUL MASRU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1-KPLP</text:p>
          </table:table-cell>
          <table:table-cell office:value-type="string">
            <text:p>ACHMAD NURUDDI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2-CAVZ</text:p>
          </table:table-cell>
          <table:table-cell office:value-type="string">
            <text:p>AHMAD IKHSANNUDI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3-DDAT</text:p>
          </table:table-cell>
          <table:table-cell office:value-type="string">
            <text:p>AKHFI MAULIDANI M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4-QVMC</text:p>
          </table:table-cell>
          <table:table-cell office:value-type="string">
            <text:p>ALFINA LAILATUL R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5-EXBH</text:p>
          </table:table-cell>
          <table:table-cell office:value-type="string">
            <text:p>ARINDA REHANSYAH ACHSAN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6-HQDE</text:p>
          </table:table-cell>
          <table:table-cell office:value-type="string">
            <text:p>AYUN MEI SETIYAWA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7-BIGD</text:p>
          </table:table-cell>
          <table:table-cell office:value-type="string">
            <text:p>BAHIIRAH RIF`ATUS SOLIKH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8-WNFN</text:p>
          </table:table-cell>
          <table:table-cell office:value-type="string">
            <text:p>CINDY AYU NOVITASAR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9-JDFY</text:p>
          </table:table-cell>
          <table:table-cell office:value-type="string">
            <text:p>CLEARESTA DWINATASYA PUTRI S.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0-CLBA</text:p>
          </table:table-cell>
          <table:table-cell office:value-type="string">
            <text:p>DIA PUTRI DWI OKVITASAR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1-KJOB</text:p>
          </table:table-cell>
          <table:table-cell office:value-type="string">
            <text:p>DIMAS NURDINSYAH PUTRA PERDANA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2-KTUP</text:p>
          </table:table-cell>
          <table:table-cell office:value-type="string">
            <text:p>DZAGU DAUD AL DIN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3-GKTF</text:p>
          </table:table-cell>
          <table:table-cell office:value-type="string">
            <text:p>FAHRIZAL SYAHRUL HUDA BAHTIA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4-TOPS</text:p>
          </table:table-cell>
          <table:table-cell office:value-type="string">
            <text:p>FANNY FIDYA RAMADHAN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5-JONT</text:p>
          </table:table-cell>
          <table:table-cell office:value-type="string">
            <text:p>FARHAN DARM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6-DXTW</text:p>
          </table:table-cell>
          <table:table-cell office:value-type="string">
            <text:p>FATHATIN NABILA FAJRIAH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7-GCKP</text:p>
          </table:table-cell>
          <table:table-cell office:value-type="string">
            <text:p>FATHILAH AHMAD KDAF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8-JPYU</text:p>
          </table:table-cell>
          <table:table-cell office:value-type="string">
            <text:p>FEBRIANI INDRI IKHTIARIN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9-ZMZS</text:p>
          </table:table-cell>
          <table:table-cell office:value-type="string">
            <text:p>FIRASYA SALSABILA RAMADHAN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0-MPGX</text:p>
          </table:table-cell>
          <table:table-cell office:value-type="string">
            <text:p>HUSWINDI DWI APRILIA P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1-TQNY</text:p>
          </table:table-cell>
          <table:table-cell office:value-type="string">
            <text:p>INTAN TASYA ZEKI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2-XSYH</text:p>
          </table:table-cell>
          <table:table-cell office:value-type="string">
            <text:p>LAISYA PUTRI HARJ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3-WWAT</text:p>
          </table:table-cell>
          <table:table-cell office:value-type="string">
            <text:p>MOCHAMMAD FAFA AMRULLOH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4-VQVM</text:p>
          </table:table-cell>
          <table:table-cell office:value-type="string">
            <text:p>MOHAMMAD ABDULLAH MASRU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5-ICOW</text:p>
          </table:table-cell>
          <table:table-cell office:value-type="string">
            <text:p>MUHAMAD ANDRE KURNI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6-GMVQ</text:p>
          </table:table-cell>
          <table:table-cell office:value-type="string">
            <text:p>MUHAMMAD RIFQI SETY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7-SFWV</text:p>
          </table:table-cell>
          <table:table-cell office:value-type="string">
            <text:p>NABILA SHAKIRA SALSABILL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8-TEQW</text:p>
          </table:table-cell>
          <table:table-cell office:value-type="string">
            <text:p>NOVI NUR LAILIYAH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9-NZRD</text:p>
          </table:table-cell>
          <table:table-cell office:value-type="string">
            <text:p>RAFLI ACHMAD DHAN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0-NVCX</text:p>
          </table:table-cell>
          <table:table-cell office:value-type="string">
            <text:p>RISKA AYU RAHMAID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1-VYTP</text:p>
          </table:table-cell>
          <table:table-cell office:value-type="string">
            <text:p>SAYIDA SHOF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2-EEVH</text:p>
          </table:table-cell>
          <table:table-cell office:value-type="string">
            <text:p>TESSALONICA IMEIDHA ATRESI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3-XCMT</text:p>
          </table:table-cell>
          <table:table-cell office:value-type="string">
            <text:p>TRIA NURROHM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4-VRNV</text:p>
          </table:table-cell>
          <table:table-cell office:value-type="string">
            <text:p>WINDY NAULI SABBASTINE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5-JLVU</text:p>
          </table:table-cell>
          <table:table-cell office:value-type="string">
            <text:p>WISNU PUTRA NUGRAHAEZA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6-RADA</text:p>
          </table:table-cell>
          <table:table-cell office:value-type="string">
            <text:p>YEFINA ROMADHON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7-HVLQ</text:p>
          </table:table-cell>
          <table:table-cell office:value-type="string">
            <text:p>ADELLIA HAWANINGRUM YULIAFAS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8-NFFP</text:p>
          </table:table-cell>
          <table:table-cell office:value-type="string">
            <text:p>AFNIA EKA ALVIA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9-SCJV</text:p>
          </table:table-cell>
          <table:table-cell office:value-type="string">
            <text:p>AHDAN AHMAD AHL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0-DWBW</text:p>
          </table:table-cell>
          <table:table-cell office:value-type="string">
            <text:p>ANDHINI YULIA PRATAM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1-QUIG</text:p>
          </table:table-cell>
          <table:table-cell office:value-type="string">
            <text:p>AUDYA VIDYA SANDIVA KALTAND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2-GBCX</text:p>
          </table:table-cell>
          <table:table-cell office:value-type="string">
            <text:p>AURA ROVA SITTA OCTAVI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3-BVAO</text:p>
          </table:table-cell>
          <table:table-cell office:value-type="string">
            <text:p>AYU DEVI YANT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4-GGMD</text:p>
          </table:table-cell>
          <table:table-cell office:value-type="string">
            <text:p>AZZAH NUR INA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5-SKLG</text:p>
          </table:table-cell>
          <table:table-cell office:value-type="string">
            <text:p>AZZARHA SELLA WISESH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6-TWYR</text:p>
          </table:table-cell>
          <table:table-cell office:value-type="string">
            <text:p>BAROKATUR RIZKIYATUL UL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7-KNVC</text:p>
          </table:table-cell>
          <table:table-cell office:value-type="string">
            <text:p>DELLA INGGRITNINGTYAS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8-GKNN</text:p>
          </table:table-cell>
          <table:table-cell office:value-type="string">
            <text:p>DIKA ZAKIYA HANDAY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9-ELWA</text:p>
          </table:table-cell>
          <table:table-cell office:value-type="string">
            <text:p>DIVA MAHARANI PUT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0-TPKG</text:p>
          </table:table-cell>
          <table:table-cell office:value-type="string">
            <text:p>DYAH ZHUROTUL AI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1-PNIV</text:p>
          </table:table-cell>
          <table:table-cell office:value-type="string">
            <text:p>FIRDA MAYA LIDYA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2-TKQN</text:p>
          </table:table-cell>
          <table:table-cell office:value-type="string">
            <text:p>HANA AMELIA RACHMAWAT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3-TOYV</text:p>
          </table:table-cell>
          <table:table-cell office:value-type="string">
            <text:p>MUHAMMAD CHARIS AM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4-BTIE</text:p>
          </table:table-cell>
          <table:table-cell office:value-type="string">
            <text:p>MUHAMMAD ZAKARI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5-EUKG</text:p>
          </table:table-cell>
          <table:table-cell office:value-type="string">
            <text:p>NADIRA AMALI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6-QUOX</text:p>
          </table:table-cell>
          <table:table-cell office:value-type="string">
            <text:p>NAURA ANINDIT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7-RLYC</text:p>
          </table:table-cell>
          <table:table-cell office:value-type="string">
            <text:p>NISRINA SAUSAN CAHYA PUT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8-HBIG</text:p>
          </table:table-cell>
          <table:table-cell office:value-type="string">
            <text:p>NURALAM DZULKARNAIN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9-OFAM</text:p>
          </table:table-cell>
          <table:table-cell office:value-type="string">
            <text:p>REGITA VERRY KUSUMA WARD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0-LENG</text:p>
          </table:table-cell>
          <table:table-cell office:value-type="string">
            <text:p>RIA LAILI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1-OGCB</text:p>
          </table:table-cell>
          <table:table-cell office:value-type="string">
            <text:p>RIESA ADONIA RYAND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2-ZTTB</text:p>
          </table:table-cell>
          <table:table-cell office:value-type="string">
            <text:p>SAFIRA ARTA AZZAHR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3-EFEA</text:p>
          </table:table-cell>
          <table:table-cell office:value-type="string">
            <text:p>SALFA RISDALI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4-NXYR</text:p>
          </table:table-cell>
          <table:table-cell office:value-type="string">
            <text:p>SALOM PERDANA ARISANDI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5-UJHR</text:p>
          </table:table-cell>
          <table:table-cell office:value-type="string">
            <text:p>SYALSHABILLA ANDI PUTE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6-SFMF</text:p>
          </table:table-cell>
          <table:table-cell office:value-type="string">
            <text:p>THOMAS ALFA SAPUTR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7-RFOD</text:p>
          </table:table-cell>
          <table:table-cell office:value-type="string">
            <text:p>TOPBY DHARMA PUTR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8-CFDI</text:p>
          </table:table-cell>
          <table:table-cell office:value-type="string">
            <text:p>VANYA AGUSTINA KOBANDAH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9-WDDQ</text:p>
          </table:table-cell>
          <table:table-cell office:value-type="string">
            <text:p>VINNA PUTRI HANDAY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0-SHWS</text:p>
          </table:table-cell>
          <table:table-cell office:value-type="string">
            <text:p>VIOLLA FIRDAUS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1-MIPP</text:p>
          </table:table-cell>
          <table:table-cell office:value-type="string">
            <text:p>WIDIYA NUR AWALI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2-IJMK</text:p>
          </table:table-cell>
          <table:table-cell office:value-type="string">
            <text:p>YURIN TRI FANDI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48-MBHS</text:p>
          </table:table-cell>
          <table:table-cell office:value-type="string">
            <text:p>ADINDA CITRA ARGITA SYAH PUT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49-ZLVP</text:p>
          </table:table-cell>
          <table:table-cell office:value-type="string">
            <text:p>AHMAD TAMAMI ALFADANY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0-KUHH</text:p>
          </table:table-cell>
          <table:table-cell office:value-type="string">
            <text:p>AISYIAH KHOLIFATUL HANIF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1-HDEK</text:p>
          </table:table-cell>
          <table:table-cell office:value-type="string">
            <text:p>ALDIKA BIMA SASTRO DWIY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2-XCFT</text:p>
          </table:table-cell>
          <table:table-cell office:value-type="string">
            <text:p>ANDHANI RATNA YULIA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3-QIUL</text:p>
          </table:table-cell>
          <table:table-cell office:value-type="string">
            <text:p>AQSYAL ALFIANDITO HERIY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4-YWWJ</text:p>
          </table:table-cell>
          <table:table-cell office:value-type="string">
            <text:p>ARLINDA FEBRIYANT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5-WNFE</text:p>
          </table:table-cell>
          <table:table-cell office:value-type="string">
            <text:p>BILQIST ELOK FEBRIAN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6-OZRA</text:p>
          </table:table-cell>
          <table:table-cell office:value-type="string">
            <text:p>DAFFA NAVYARDI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7-PRAQ</text:p>
          </table:table-cell>
          <table:table-cell office:value-type="string">
            <text:p>DARADJATUL AULI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8-UPTB</text:p>
          </table:table-cell>
          <table:table-cell office:value-type="string">
            <text:p>DEA PRAMESTY NOOR INDAH S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9-UFVB</text:p>
          </table:table-cell>
          <table:table-cell office:value-type="string">
            <text:p>DHIMAS BAGUS BIMANTOR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0-MDRR</text:p>
          </table:table-cell>
          <table:table-cell office:value-type="string">
            <text:p>DIA RACHMALI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1-MDLF</text:p>
          </table:table-cell>
          <table:table-cell office:value-type="string">
            <text:p>FAHMI SHABRIANZAH AD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2-BKEG</text:p>
          </table:table-cell>
          <table:table-cell office:value-type="string">
            <text:p>FARKHAN RAMADHANI ADHI PRATAM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3-VGFA</text:p>
          </table:table-cell>
          <table:table-cell office:value-type="string">
            <text:p>FEBRIANA TRI PUSPIT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4-GSCU</text:p>
          </table:table-cell>
          <table:table-cell office:value-type="string">
            <text:p>HAFIDZ YUONO BIMA AMANT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5-XVQF</text:p>
          </table:table-cell>
          <table:table-cell office:value-type="string">
            <text:p>HILMI TIKO ALHARITS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6-GYNL</text:p>
          </table:table-cell>
          <table:table-cell office:value-type="string">
            <text:p>INDRA MAULANA MUKT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7-PGWM</text:p>
          </table:table-cell>
          <table:table-cell office:value-type="string">
            <text:p>ITA AMILATUN NASIB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8-IFGF</text:p>
          </table:table-cell>
          <table:table-cell office:value-type="string">
            <text:p>LAILA NOVIA S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9-ZYPO</text:p>
          </table:table-cell>
          <table:table-cell office:value-type="string">
            <text:p>LISALL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0-SJVR</text:p>
          </table:table-cell>
          <table:table-cell office:value-type="string">
            <text:p>LUSIATI AI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1-MGFC</text:p>
          </table:table-cell>
          <table:table-cell office:value-type="string">
            <text:p>M. ZIDANE AKBAR ASH- SHIDDIQ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2-GHNV</text:p>
          </table:table-cell>
          <table:table-cell office:value-type="string">
            <text:p>M.FIRDAUS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3-SKRS</text:p>
          </table:table-cell>
          <table:table-cell office:value-type="string">
            <text:p>MAHANITA PUTRI SALSABILL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4-SEPV</text:p>
          </table:table-cell>
          <table:table-cell office:value-type="string">
            <text:p>MUHAMMAD RAHMAT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5-DEUQ</text:p>
          </table:table-cell>
          <table:table-cell office:value-type="string">
            <text:p>MUHAMMAD ZIDANE AZRIEL ARGAN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6-BTUH</text:p>
          </table:table-cell>
          <table:table-cell office:value-type="string">
            <text:p>NICKO SAGITA ADITY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7-KPDN</text:p>
          </table:table-cell>
          <table:table-cell office:value-type="string">
            <text:p>NOVITA DEVIANT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8-ATJD</text:p>
          </table:table-cell>
          <table:table-cell office:value-type="string">
            <text:p>PUNGKI ARIST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9-NIVC</text:p>
          </table:table-cell>
          <table:table-cell office:value-type="string">
            <text:p>RAFI ENKA FEBRIAN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1-RLPH</text:p>
          </table:table-cell>
          <table:table-cell office:value-type="string">
            <text:p>SINTA MANZIA ANDI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2-WMUS</text:p>
          </table:table-cell>
          <table:table-cell office:value-type="string">
            <text:p>VALENTINO ROSSI JUNIOR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3-QSDV</text:p>
          </table:table-cell>
          <table:table-cell office:value-type="string">
            <text:p>VIO NABILA ANGIETA PUT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2-BJRC</text:p>
          </table:table-cell>
          <table:table-cell office:value-type="string">
            <text:p>SEPTIANA DWI LEST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4-CUHO</text:p>
          </table:table-cell>
          <table:table-cell office:value-type="string">
            <text:p>ACHMAD TRIO SONA SUHUDI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5-LACU</text:p>
          </table:table-cell>
          <table:table-cell office:value-type="string">
            <text:p>AHMAD RYAN FAQIH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6-WERI</text:p>
          </table:table-cell>
          <table:table-cell office:value-type="string">
            <text:p>AL HILZA PRANOWO FAKHRUDI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7-FOSY</text:p>
          </table:table-cell>
          <table:table-cell office:value-type="string">
            <text:p>ALVINA PUTRI SAN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8-HKNM</text:p>
          </table:table-cell>
          <table:table-cell office:value-type="string">
            <text:p>AYU FIRDA DWI HANDAYAN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9-ACBD</text:p>
          </table:table-cell>
          <table:table-cell office:value-type="string">
            <text:p>BOYUNG SATRIO PANDAW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0-TKJQ</text:p>
          </table:table-cell>
          <table:table-cell office:value-type="string">
            <text:p>CINDY MELINDA YOSS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1-OFWN</text:p>
          </table:table-cell>
          <table:table-cell office:value-type="string">
            <text:p>DEA AYU NIRWAN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2-UWRU</text:p>
          </table:table-cell>
          <table:table-cell office:value-type="string">
            <text:p>DEWI INDAH PURWANINGSIH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3-QOGF</text:p>
          </table:table-cell>
          <table:table-cell office:value-type="string">
            <text:p>DIFA AR ROSID DIADI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4-QEQN</text:p>
          </table:table-cell>
          <table:table-cell office:value-type="string">
            <text:p>EKA BELLA YUNIARRES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5-BJVX</text:p>
          </table:table-cell>
          <table:table-cell office:value-type="string">
            <text:p>FARIS ELIANSAH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6-HPPU</text:p>
          </table:table-cell>
          <table:table-cell office:value-type="string">
            <text:p>FEBY NUR AIDHA PRATIW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7-HLSL</text:p>
          </table:table-cell>
          <table:table-cell office:value-type="string">
            <text:p>FIRSTANIA DIAH CAHYANI PUTR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8-SWNP</text:p>
          </table:table-cell>
          <table:table-cell office:value-type="string">
            <text:p>FRYSHA EGI ARDI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9-INTS</text:p>
          </table:table-cell>
          <table:table-cell office:value-type="string">
            <text:p>GITA MARDIANA AGES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0-DOKJ</text:p>
          </table:table-cell>
          <table:table-cell office:value-type="string">
            <text:p>LAILA NUR AVID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1-RDCS</text:p>
          </table:table-cell>
          <table:table-cell office:value-type="string">
            <text:p>LINA YASMIN NAHDA OKTAV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2-XJJS</text:p>
          </table:table-cell>
          <table:table-cell office:value-type="string">
            <text:p>MUHAMMAD YUSRON ADI NUGRAH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3-NMEL</text:p>
          </table:table-cell>
          <table:table-cell office:value-type="string">
            <text:p>NABILA DWIHAR APRITA MUK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4-AXUB</text:p>
          </table:table-cell>
          <table:table-cell office:value-type="string">
            <text:p>NABILA MUTIARAWA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5-VOUQ</text:p>
          </table:table-cell>
          <table:table-cell office:value-type="string">
            <text:p>NIKMATUR RIZQI SULISTRIAN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6-HEAK</text:p>
          </table:table-cell>
          <table:table-cell office:value-type="string">
            <text:p>NUR RIZKA APRIL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7-UPSC</text:p>
          </table:table-cell>
          <table:table-cell office:value-type="string">
            <text:p>NURIL HAKIKI ANNISA PHASAE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8-UHRN</text:p>
          </table:table-cell>
          <table:table-cell office:value-type="string">
            <text:p>RISANG ARVIAN PUTR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9-ESKN</text:p>
          </table:table-cell>
          <table:table-cell office:value-type="string">
            <text:p>RYAN PUTRA PRATAM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0-ZDUD</text:p>
          </table:table-cell>
          <table:table-cell office:value-type="string">
            <text:p>SABILA NUR ZAMZAMI DAFFA TAHAR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1-OMSI</text:p>
          </table:table-cell>
          <table:table-cell office:value-type="string">
            <text:p>SAFRI NASHRULLAH QADARISMA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2-KDGG</text:p>
          </table:table-cell>
          <table:table-cell office:value-type="string">
            <text:p>SALSA BILLA LINTANG PERMA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3-MNTF</text:p>
          </table:table-cell>
          <table:table-cell office:value-type="string">
            <text:p>SELYNA AISYA BERLIANTY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4-VYXI</text:p>
          </table:table-cell>
          <table:table-cell office:value-type="string">
            <text:p>SHEILA SABINA ADELIA RIZK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5-OMNY</text:p>
          </table:table-cell>
          <table:table-cell office:value-type="string">
            <text:p>TIARA AYU ANDIN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6-ZEGQ</text:p>
          </table:table-cell>
          <table:table-cell office:value-type="string">
            <text:p>UBAIDILAH ACHMAD DAHLA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7-TUXK</text:p>
          </table:table-cell>
          <table:table-cell office:value-type="string">
            <text:p>VINNA EKA AMALIA INDRA CAHYA N.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8-OLYF</text:p>
          </table:table-cell>
          <table:table-cell office:value-type="string">
            <text:p>VIONY NUR AZIZAH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9-PNEQ</text:p>
          </table:table-cell>
          <table:table-cell office:value-type="string">
            <text:p>ZUFAR PERMANA MUQORROBI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0-STOC</text:p>
          </table:table-cell>
          <table:table-cell office:value-type="string">
            <text:p>ACHMAD DWIKI AMARUDI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1-KBLN</text:p>
          </table:table-cell>
          <table:table-cell office:value-type="string">
            <text:p>ACHMAD FUADI PRIYO MARDANI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2-FXWB</text:p>
          </table:table-cell>
          <table:table-cell office:value-type="string">
            <text:p>ALEX AJI SAPUTR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3-UPDP</text:p>
          </table:table-cell>
          <table:table-cell office:value-type="string">
            <text:p>ALZENA FITRI HARISAN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4-NXZW</text:p>
          </table:table-cell>
          <table:table-cell office:value-type="string">
            <text:p>ANANDA AMALIA ISNAI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5-LOWZ</text:p>
          </table:table-cell>
          <table:table-cell office:value-type="string">
            <text:p>ANANDA PUTRI ARDIESTY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6-PEJC</text:p>
          </table:table-cell>
          <table:table-cell office:value-type="string">
            <text:p>ARJUNA SULTHAN SHALAHUDIN M.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7-LQJS</text:p>
          </table:table-cell>
          <table:table-cell office:value-type="string">
            <text:p>ASFI INDAH LESTAR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8-ZXSC</text:p>
          </table:table-cell>
          <table:table-cell office:value-type="string">
            <text:p>BALQIS RAMANDHA VARI PRYAD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9-IRYF</text:p>
          </table:table-cell>
          <table:table-cell office:value-type="string">
            <text:p>BINTANG DWI RAHMA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0-NVKB</text:p>
          </table:table-cell>
          <table:table-cell office:value-type="string">
            <text:p>DHEA RISKYTA PUTR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1-KAPM</text:p>
          </table:table-cell>
          <table:table-cell office:value-type="string">
            <text:p>DWI NUR ARINAL KHAQ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2-NIZC</text:p>
          </table:table-cell>
          <table:table-cell office:value-type="string">
            <text:p>FIRDAUSI NUZUL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3-OMTM</text:p>
          </table:table-cell>
          <table:table-cell office:value-type="string">
            <text:p>HARIS IZZUDDI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4-GPMM</text:p>
          </table:table-cell>
          <table:table-cell office:value-type="string">
            <text:p>HILDANIA PUTRI ISTANTO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5-AULJ</text:p>
          </table:table-cell>
          <table:table-cell office:value-type="string">
            <text:p>KHARIZMA AULIA SYARIFIYAH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6-HKMC</text:p>
          </table:table-cell>
          <table:table-cell office:value-type="string">
            <text:p>LAILATUL AFIFAH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7-YHSI</text:p>
          </table:table-cell>
          <table:table-cell office:value-type="string">
            <text:p>LELYTA NOVIANA DOWIND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8-ONNX</text:p>
          </table:table-cell>
          <table:table-cell office:value-type="string">
            <text:p>LUCKY KUSNUL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9-XGRP</text:p>
          </table:table-cell>
          <table:table-cell office:value-type="string">
            <text:p>MEILDA ALVIONITA ANGGRAI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0-MDQT</text:p>
          </table:table-cell>
          <table:table-cell office:value-type="string">
            <text:p>MOCH. FIKRI FIRMANSYAH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1-GQMI</text:p>
          </table:table-cell>
          <table:table-cell office:value-type="string">
            <text:p>MOCHAMMAD ARFIAN NURDIANSYAH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2-GRDA</text:p>
          </table:table-cell>
          <table:table-cell office:value-type="string">
            <text:p>MOH. FIQIH MUJAKKI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3-EOLX</text:p>
          </table:table-cell>
          <table:table-cell office:value-type="string">
            <text:p>MUHAMMAD ARYA SYUHAD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4-YMIJ</text:p>
          </table:table-cell>
          <table:table-cell office:value-type="string">
            <text:p>NADA FILDZAH FATILAH FATHIN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5-FABN</text:p>
          </table:table-cell>
          <table:table-cell office:value-type="string">
            <text:p>NANDA DEWI FRANSISC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7-XNSD</text:p>
          </table:table-cell>
          <table:table-cell office:value-type="string">
            <text:p>PUTRI LAILANA RAHMAWA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8-SVKQ</text:p>
          </table:table-cell>
          <table:table-cell office:value-type="string">
            <text:p>RADIVA AMANDA PUTRI BUDIHARTO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9-QFWV</text:p>
          </table:table-cell>
          <table:table-cell office:value-type="string">
            <text:p>RISKA NOVIA FEBRIYA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0-AGBL</text:p>
          </table:table-cell>
          <table:table-cell office:value-type="string">
            <text:p>RISQI ACHMAD HARIANTO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1-QKDF</text:p>
          </table:table-cell>
          <table:table-cell office:value-type="string">
            <text:p>SAPRI ENGGA APRIELLI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2-WKJA</text:p>
          </table:table-cell>
          <table:table-cell office:value-type="string">
            <text:p>SEPTHYANA VIKA RAMADHA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3-QZBX</text:p>
          </table:table-cell>
          <table:table-cell office:value-type="string">
            <text:p>TEDDY FEBRYANT HANDA SATRIA P.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4-YFIH</text:p>
          </table:table-cell>
          <table:table-cell office:value-type="string">
            <text:p>VITA DWI ROHMAH NUR ROSAN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5-LPHH</text:p>
          </table:table-cell>
          <table:table-cell office:value-type="string">
            <text:p>YAHYA ARYA PUTR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9-MYPO</text:p>
          </table:table-cell>
          <table:table-cell office:value-type="string">
            <text:p>IVAN RASYID IBNU SOETOMO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6-PEOG</text:p>
          </table:table-cell>
          <table:table-cell office:value-type="string">
            <text:p>AFIN MAHDINI PUTRA JIBRANI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7-XSKC</text:p>
          </table:table-cell>
          <table:table-cell office:value-type="string">
            <text:p>AHMAD FALETEH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8-HZUO</text:p>
          </table:table-cell>
          <table:table-cell office:value-type="string">
            <text:p>ALFIAN RIDLO RABBANY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9-FNHQ</text:p>
          </table:table-cell>
          <table:table-cell office:value-type="string">
            <text:p>ALFIN KHOIRO AMALI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0-AVOW</text:p>
          </table:table-cell>
          <table:table-cell office:value-type="string">
            <text:p>ALIEF MUHAMMAD NAUFAL RAMADH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1-FMAN</text:p>
          </table:table-cell>
          <table:table-cell office:value-type="string">
            <text:p>ANGELINA DWI PUSPIT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2-QGZH</text:p>
          </table:table-cell>
          <table:table-cell office:value-type="string">
            <text:p>ANUGRAH RINI SETIAWA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3-HUCR</text:p>
          </table:table-cell>
          <table:table-cell office:value-type="string">
            <text:p>ARIFATUL KHOIR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4-AHKV</text:p>
          </table:table-cell>
          <table:table-cell office:value-type="string">
            <text:p>DINA PUTRI USMAYAN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5-TBMH</text:p>
          </table:table-cell>
          <table:table-cell office:value-type="string">
            <text:p>DUWITA INDRI LESTA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6-IEHQ</text:p>
          </table:table-cell>
          <table:table-cell office:value-type="string">
            <text:p>FARAH SALSABIL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7-WTAJ</text:p>
          </table:table-cell>
          <table:table-cell office:value-type="string">
            <text:p>FEBRIO ANDI PRASETY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8-OGHH</text:p>
          </table:table-cell>
          <table:table-cell office:value-type="string">
            <text:p>FINKA EKA NINGTYAS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9-KMMN</text:p>
          </table:table-cell>
          <table:table-cell office:value-type="string">
            <text:p>FITRI D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0-BCWY</text:p>
          </table:table-cell>
          <table:table-cell office:value-type="string">
            <text:p>HANIS NUR AYU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1-TDPJ</text:p>
          </table:table-cell>
          <table:table-cell office:value-type="string">
            <text:p>LILIK MAULIDAH SHOLICH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2-VORQ</text:p>
          </table:table-cell>
          <table:table-cell office:value-type="string">
            <text:p>LISA WARDANAH PUT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3-CRBH</text:p>
          </table:table-cell>
          <table:table-cell office:value-type="string">
            <text:p>MARCELLA ASSYFA ZAHR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4-ZWXI</text:p>
          </table:table-cell>
          <table:table-cell office:value-type="string">
            <text:p>MILA WIDYA WARDH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5-KJIP</text:p>
          </table:table-cell>
          <table:table-cell office:value-type="string">
            <text:p>MOH. IQBAL WISNU ADIANT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6-DCRB</text:p>
          </table:table-cell>
          <table:table-cell office:value-type="string">
            <text:p>MOHAMMAD CHABIBUR ROHM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7-EEYD</text:p>
          </table:table-cell>
          <table:table-cell office:value-type="string">
            <text:p>MUHAMMAD ARIF RAHMANDIKA ABAD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8-VUZY</text:p>
          </table:table-cell>
          <table:table-cell office:value-type="string">
            <text:p>MUHAMMAD NIZAR FIKAR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9-TQMV</text:p>
          </table:table-cell>
          <table:table-cell office:value-type="string">
            <text:p>NABIL MUHAMMAD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0-USGQ</text:p>
          </table:table-cell>
          <table:table-cell office:value-type="string">
            <text:p>NATASYA AMELIA SUKMAWA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1-DLGO</text:p>
          </table:table-cell>
          <table:table-cell office:value-type="string">
            <text:p>NAUFAL YAHYA HARETI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2-GZRO</text:p>
          </table:table-cell>
          <table:table-cell office:value-type="string">
            <text:p>NUR FAIDA AL FANIY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3-HNOP</text:p>
          </table:table-cell>
          <table:table-cell office:value-type="string">
            <text:p>OMEGA BINTANG URLIAN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4-TLQF</text:p>
          </table:table-cell>
          <table:table-cell office:value-type="string">
            <text:p>RADEN IAN SULASMON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5-MVOL</text:p>
          </table:table-cell>
          <table:table-cell office:value-type="string">
            <text:p>RAFIQA NUR ALFIN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7-TTEU</text:p>
          </table:table-cell>
          <table:table-cell office:value-type="string">
            <text:p>RENSY DIAN OCTAV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8-ACFL</text:p>
          </table:table-cell>
          <table:table-cell office:value-type="string">
            <text:p>ROZANA SUKMA DEW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9-VBYO</text:p>
          </table:table-cell>
          <table:table-cell office:value-type="string">
            <text:p>TARISA CAROLINE ITAL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0-LHJY</text:p>
          </table:table-cell>
          <table:table-cell office:value-type="string">
            <text:p>UMMI HAMID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1-UUWV</text:p>
          </table:table-cell>
          <table:table-cell office:value-type="string">
            <text:p>YOLA FINGKY NOVIAYU DWI PUT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1-PPNS</text:p>
          </table:table-cell>
          <table:table-cell office:value-type="string">
            <text:p>RAMA ADITYA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2-BNWJ</text:p>
          </table:table-cell>
          <table:table-cell office:value-type="string">
            <text:p>AFIDATUL KHUSN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3-OBDN</text:p>
          </table:table-cell>
          <table:table-cell office:value-type="string">
            <text:p>ALFARIZ HANIF SURYAPRASETY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4-JBZW</text:p>
          </table:table-cell>
          <table:table-cell office:value-type="string">
            <text:p>ALVINA RAHMA PUTRI AGASTY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6-RBYX</text:p>
          </table:table-cell>
          <table:table-cell office:value-type="string">
            <text:p>ANNISA AQLAKUL KARIM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7-DQZJ</text:p>
          </table:table-cell>
          <table:table-cell office:value-type="string">
            <text:p>AURA PASHA HARNUM AZZURR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8-MDTU</text:p>
          </table:table-cell>
          <table:table-cell office:value-type="string">
            <text:p>DEBY RAHMAYANT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9-UAKK</text:p>
          </table:table-cell>
          <table:table-cell office:value-type="string">
            <text:p>DIMAS SATRIO WANDIR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0-FDVT</text:p>
          </table:table-cell>
          <table:table-cell office:value-type="string">
            <text:p>DIVANA HIKMALA SALSABILA PUTER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1-YFGT</text:p>
          </table:table-cell>
          <table:table-cell office:value-type="string">
            <text:p>DWI VIA MAISYARO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3-CNFN</text:p>
          </table:table-cell>
          <table:table-cell office:value-type="string">
            <text:p>HENRYCO PRAZYA ACH BRILLIAN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4-ZVGL</text:p>
          </table:table-cell>
          <table:table-cell office:value-type="string">
            <text:p>IFTITA RIZKIK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5-WGCE</text:p>
          </table:table-cell>
          <table:table-cell office:value-type="string">
            <text:p>IRDIAN HANDRIANSYAH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6-CUEF</text:p>
          </table:table-cell>
          <table:table-cell office:value-type="string">
            <text:p>IVAN BAGUS ACHMAL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7-IWRN</text:p>
          </table:table-cell>
          <table:table-cell office:value-type="string">
            <text:p>KRESNA AJI PRASETY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8-CQWB</text:p>
          </table:table-cell>
          <table:table-cell office:value-type="string">
            <text:p>M KEMAL FAREHZI RISWAND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9-ZZNE</text:p>
          </table:table-cell>
          <table:table-cell office:value-type="string">
            <text:p>MAHARANI AMAND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0-LZAM</text:p>
          </table:table-cell>
          <table:table-cell office:value-type="string">
            <text:p>MARCELO FERNANDO FATHUR R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1-KRAH</text:p>
          </table:table-cell>
          <table:table-cell office:value-type="string">
            <text:p>MAULIDIA NIKMATUL LAIL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2-BIHT</text:p>
          </table:table-cell>
          <table:table-cell office:value-type="string">
            <text:p>MOCH. RICKY SATRIA EFENDI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3-MBBB</text:p>
          </table:table-cell>
          <table:table-cell office:value-type="string">
            <text:p>MUCHAMMAD TEGUH ARDIYANT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4-IUUE</text:p>
          </table:table-cell>
          <table:table-cell office:value-type="string">
            <text:p>MUHAMMAD GUSTI NURAFLY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5-JWUK</text:p>
          </table:table-cell>
          <table:table-cell office:value-type="string">
            <text:p>MUHAMMAD HENDRA BUDI SATRI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6-FFML</text:p>
          </table:table-cell>
          <table:table-cell office:value-type="string">
            <text:p>MUHAMMAD UBAYDILLAH SYACH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7-SHWF</text:p>
          </table:table-cell>
          <table:table-cell office:value-type="string">
            <text:p>NANDA SHAULA FIDIA ONU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8-QIAV</text:p>
          </table:table-cell>
          <table:table-cell office:value-type="string">
            <text:p>PUTRI NABILA `AZZ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9-ALXR</text:p>
          </table:table-cell>
          <table:table-cell office:value-type="string">
            <text:p>RAYHANANTHA AKBAR PUTRA P.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0-WZFE</text:p>
          </table:table-cell>
          <table:table-cell office:value-type="string">
            <text:p>RENDI DWI ASTRI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1-AVVM</text:p>
          </table:table-cell>
          <table:table-cell office:value-type="string">
            <text:p>RIBUT PUTRO SUDARSON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2-NWDS</text:p>
          </table:table-cell>
          <table:table-cell office:value-type="string">
            <text:p>SAFARIDJAL DHONI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3-YUBX</text:p>
          </table:table-cell>
          <table:table-cell office:value-type="string">
            <text:p>SANIA CHAMILA AZIZ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4-PZTI</text:p>
          </table:table-cell>
          <table:table-cell office:value-type="string">
            <text:p>SYAHRONI ANANDA ADITY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5-XFID</text:p>
          </table:table-cell>
          <table:table-cell office:value-type="string">
            <text:p>VIKI DWI SAPTAWAT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6-QSZF</text:p>
          </table:table-cell>
          <table:table-cell office:value-type="string">
            <text:p>WAHYU ILLAH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7-VPCQ</text:p>
          </table:table-cell>
          <table:table-cell office:value-type="string">
            <text:p>YUNDA AULIA FIRDAUS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0-EUDB</text:p>
          </table:table-cell>
          <table:table-cell office:value-type="string">
            <text:p>MOHAMMAD HAYKAL ALHAFIZ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6-GYCO</text:p>
          </table:table-cell>
          <table:table-cell office:value-type="string">
            <text:p>KHOIRUNNISA' HAMID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8-RBAK</text:p>
          </table:table-cell>
          <table:table-cell office:value-type="string">
            <text:p>ABID MAULIDAN FAUZ ALAKBAR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9-RBDX</text:p>
          </table:table-cell>
          <table:table-cell office:value-type="string">
            <text:p>ANISATUS MASYITHO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0-OUTU</text:p>
          </table:table-cell>
          <table:table-cell office:value-type="string">
            <text:p>ARINKA AZZAHRA PUTRI LAREMB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1-CZCU</text:p>
          </table:table-cell>
          <table:table-cell office:value-type="string">
            <text:p>CHINTHA ANANDA FIDIA NINGRUM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2-IXOR</text:p>
          </table:table-cell>
          <table:table-cell office:value-type="string">
            <text:p>DAYU MEGA MAHAR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3-NEOL</text:p>
          </table:table-cell>
          <table:table-cell office:value-type="string">
            <text:p>DEVYNA CAESA SEPTIA WIBOWO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4-YKWQ</text:p>
          </table:table-cell>
          <table:table-cell office:value-type="string">
            <text:p>DWI ANDRIANTO CAHYO PUTR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5-XBLZ</text:p>
          </table:table-cell>
          <table:table-cell office:value-type="string">
            <text:p>DWI CAHY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6-HZUY</text:p>
          </table:table-cell>
          <table:table-cell office:value-type="string">
            <text:p>DYAH AYU YUNIAR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7-QMHK</text:p>
          </table:table-cell>
          <table:table-cell office:value-type="string">
            <text:p>DYTTO ARDJION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8-NQIG</text:p>
          </table:table-cell>
          <table:table-cell office:value-type="string">
            <text:p>ELENA DWI NUR PRATIW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9-GRYB</text:p>
          </table:table-cell>
          <table:table-cell office:value-type="string">
            <text:p>EVITA NUR ARDIA NINGSI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1-OXDE</text:p>
          </table:table-cell>
          <table:table-cell office:value-type="string">
            <text:p>FRAMAYSHELLA ROSYID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2-HYOL</text:p>
          </table:table-cell>
          <table:table-cell office:value-type="string">
            <text:p>GUSTI AYU MAQBULATUN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3-PXGC</text:p>
          </table:table-cell>
          <table:table-cell office:value-type="string">
            <text:p>ILHAM OKTA ALPRIANSYAH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4-ARPJ</text:p>
          </table:table-cell>
          <table:table-cell office:value-type="string">
            <text:p>ITSNI AFIAH IHS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5-KKJW</text:p>
          </table:table-cell>
          <table:table-cell office:value-type="string">
            <text:p>JASON RAPHAEL ER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6-PFOR</text:p>
          </table:table-cell>
          <table:table-cell office:value-type="string">
            <text:p>KARINA DINAR AYUND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7-DJDP</text:p>
          </table:table-cell>
          <table:table-cell office:value-type="string">
            <text:p>KHUYYIZATUL SALSABIL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8-IKXN</text:p>
          </table:table-cell>
          <table:table-cell office:value-type="string">
            <text:p>LAILATUL ZULFI ROFIQO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9-AHUT</text:p>
          </table:table-cell>
          <table:table-cell office:value-type="string">
            <text:p>M. RAMADHANI ZHABINE RIZKY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0-GPCN</text:p>
          </table:table-cell>
          <table:table-cell office:value-type="string">
            <text:p>MARIA SYIFAUS SA`AD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1-UZPA</text:p>
          </table:table-cell>
          <table:table-cell office:value-type="string">
            <text:p>MUHAMMAD AFAN FARHAN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2-HCNR</text:p>
          </table:table-cell>
          <table:table-cell office:value-type="string">
            <text:p>MUHAMMAD FAUZI ALFIKRI HUSAINI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3-NGIK</text:p>
          </table:table-cell>
          <table:table-cell office:value-type="string">
            <text:p>MUHAMMAD RAFLY ALFARIDZIE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4-MDOI</text:p>
          </table:table-cell>
          <table:table-cell office:value-type="string">
            <text:p>NUR KASAN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5-VRAI</text:p>
          </table:table-cell>
          <table:table-cell office:value-type="string">
            <text:p>RIEDHA BERLIANI MIA ADELLIA L.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6-UXJZ</text:p>
          </table:table-cell>
          <table:table-cell office:value-type="string">
            <text:p>RUBEN SALVADOR PUTRA P.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7-ZPUM</text:p>
          </table:table-cell>
          <table:table-cell office:value-type="string">
            <text:p>SATRIA BAGUS SAJIW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8-HKFB</text:p>
          </table:table-cell>
          <table:table-cell office:value-type="string">
            <text:p>SIFA`UN HANIN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9-YYEO</text:p>
          </table:table-cell>
          <table:table-cell office:value-type="string">
            <text:p>SULAKSONO WIBOW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0-PVPO</text:p>
          </table:table-cell>
          <table:table-cell office:value-type="string">
            <text:p>TASYA NABILLA PUTR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1-LPFQ</text:p>
          </table:table-cell>
          <table:table-cell office:value-type="string">
            <text:p>TIARA PUTRI HARTANTO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2-MOAB</text:p>
          </table:table-cell>
          <table:table-cell office:value-type="string">
            <text:p>USWATUN HASAN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3-NFNI</text:p>
          </table:table-cell>
          <table:table-cell office:value-type="string">
            <text:p>WILLIAM DELTA THARENZ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7-TZUB</text:p>
          </table:table-cell>
          <table:table-cell office:value-type="string">
            <text:p>JAENAL ARIFIN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4-QRJE</text:p>
          </table:table-cell>
          <table:table-cell office:value-type="string">
            <text:p>AHMAD SAIFUL FARID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5-FLRX</text:p>
          </table:table-cell>
          <table:table-cell office:value-type="string">
            <text:p>AMELLIA EKA ROS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6-OLSQ</text:p>
          </table:table-cell>
          <table:table-cell office:value-type="string">
            <text:p>ANANDA FIRMAN SAPUTR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7-KMRM</text:p>
          </table:table-cell>
          <table:table-cell office:value-type="string">
            <text:p>ANGGIE FEBRIANSYAH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8-LKSL</text:p>
          </table:table-cell>
          <table:table-cell office:value-type="string">
            <text:p>ANNISA RACHMA MEYDY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9-HILG</text:p>
          </table:table-cell>
          <table:table-cell office:value-type="string">
            <text:p>DESI HANAFIAH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0-LILK</text:p>
          </table:table-cell>
          <table:table-cell office:value-type="string">
            <text:p>DIMAS FAHMI RIZALD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2-JBZZ</text:p>
          </table:table-cell>
          <table:table-cell office:value-type="string">
            <text:p>FERDIANSYAH MULYANA IHZ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3-EMLC</text:p>
          </table:table-cell>
          <table:table-cell office:value-type="string">
            <text:p>FERNANDO NATANAEL SITUMORANG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4-HMFA</text:p>
          </table:table-cell>
          <table:table-cell office:value-type="string">
            <text:p>HANAFAH RIV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5-IQJH</text:p>
          </table:table-cell>
          <table:table-cell office:value-type="string">
            <text:p>INDY AZZARAWANI HANUM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6-NTXE</text:p>
          </table:table-cell>
          <table:table-cell office:value-type="string">
            <text:p>M. IRFAN AFAND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7-KNKJ</text:p>
          </table:table-cell>
          <table:table-cell office:value-type="string">
            <text:p>MARCELLA ANANDA YURIST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8-CRAQ</text:p>
          </table:table-cell>
          <table:table-cell office:value-type="string">
            <text:p>MIRANTI PUTRI ARI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9-XMWK</text:p>
          </table:table-cell>
          <table:table-cell office:value-type="string">
            <text:p>MOCHAMAD ZAINAL ABIDI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0-WYVQ</text:p>
          </table:table-cell>
          <table:table-cell office:value-type="string">
            <text:p>MUHAMMAD FIKRI ARDIANSYAH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1-ADNW</text:p>
          </table:table-cell>
          <table:table-cell office:value-type="string">
            <text:p>NABILA TASYA AGUSTI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2-HQAT</text:p>
          </table:table-cell>
          <table:table-cell office:value-type="string">
            <text:p>NABILLAH ZUHROTUN NISA`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3-DSZU</text:p>
          </table:table-cell>
          <table:table-cell office:value-type="string">
            <text:p>NEFIANA YUSRIAWATI DEV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4-KEFE</text:p>
          </table:table-cell>
          <table:table-cell office:value-type="string">
            <text:p>NOVITA DAMAYANTI RISWINARNO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5-FWPJ</text:p>
          </table:table-cell>
          <table:table-cell office:value-type="string">
            <text:p>NOVITA VIDI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6-VLQP</text:p>
          </table:table-cell>
          <table:table-cell office:value-type="string">
            <text:p>NUR VITA LAILY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7-ZKIV</text:p>
          </table:table-cell>
          <table:table-cell office:value-type="string">
            <text:p>PUSPITA KHARISMA AYU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8-NBWJ</text:p>
          </table:table-cell>
          <table:table-cell office:value-type="string">
            <text:p>PUTRI HART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9-KUFT</text:p>
          </table:table-cell>
          <table:table-cell office:value-type="string">
            <text:p>RAMA SANDI FIRDAUS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0-NPOF</text:p>
          </table:table-cell>
          <table:table-cell office:value-type="string">
            <text:p>RANGGA DHYKA PERMAN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1-IKPY</text:p>
          </table:table-cell>
          <table:table-cell office:value-type="string">
            <text:p>REZA NOVIY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2-JWES</text:p>
          </table:table-cell>
          <table:table-cell office:value-type="string">
            <text:p>ROMI TRI HENDRAWA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3-ATMP</text:p>
          </table:table-cell>
          <table:table-cell office:value-type="string">
            <text:p>ROSITA PUTRI JAMIL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4-LCQN</text:p>
          </table:table-cell>
          <table:table-cell office:value-type="string">
            <text:p>SABILAR ROSAD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5-NWEK</text:p>
          </table:table-cell>
          <table:table-cell office:value-type="string">
            <text:p>SAFARA ANGGIT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6-SZVY</text:p>
          </table:table-cell>
          <table:table-cell office:value-type="string">
            <text:p>SEKAR PUJA ALYA MAHARAN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7-DBVX</text:p>
          </table:table-cell>
          <table:table-cell office:value-type="string">
            <text:p>SYIFA` MUJAHIDI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8-XNQC</text:p>
          </table:table-cell>
          <table:table-cell office:value-type="string">
            <text:p>SYLVIA DEBORA SIAHAAN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9-FGCR</text:p>
          </table:table-cell>
          <table:table-cell office:value-type="string">
            <text:p>YOGA ADITYA PRATAM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4-JBRX</text:p>
          </table:table-cell>
          <table:table-cell office:value-type="string">
            <text:p>DIKA MAULANA PUTRA PRATAM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3-JHYM</text:p>
          </table:table-cell>
          <table:table-cell office:value-type="string">
            <text:p>HAMMAM AHMAD NUR HAQIQ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0-VAFJ</text:p>
          </table:table-cell>
          <table:table-cell office:value-type="string">
            <text:p>ARIE WAHYU MAULIDY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2-BPZI</text:p>
          </table:table-cell>
          <table:table-cell office:value-type="string">
            <text:p>CRISTYAN MARVEL MAHALUBI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3-YYCH</text:p>
          </table:table-cell>
          <table:table-cell office:value-type="string">
            <text:p>DANIELLA NATHANIA SURYA NUGRAH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4-LKVH</text:p>
          </table:table-cell>
          <table:table-cell office:value-type="string">
            <text:p>DINDA RICHMA DIANIT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5-PDLB</text:p>
          </table:table-cell>
          <table:table-cell office:value-type="string">
            <text:p>ELLYSTINSARI PUTRI SANTOSO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6-ZVVB</text:p>
          </table:table-cell>
          <table:table-cell office:value-type="string">
            <text:p>ERICHA AMALI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7-CGEN</text:p>
          </table:table-cell>
          <table:table-cell office:value-type="string">
            <text:p>ERRANGGA PRATAMA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8-ITIH</text:p>
          </table:table-cell>
          <table:table-cell office:value-type="string">
            <text:p>FATTAH RESTU ALAMSYA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9-EYOT</text:p>
          </table:table-cell>
          <table:table-cell office:value-type="string">
            <text:p>FAZAH AMALIA NABILA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0-LYJT</text:p>
          </table:table-cell>
          <table:table-cell office:value-type="string">
            <text:p>FERDI FIRMAN SETYAWAN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1-MCHO</text:p>
          </table:table-cell>
          <table:table-cell office:value-type="string">
            <text:p>HAFIDHAN NAZAL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2-ABSF</text:p>
          </table:table-cell>
          <table:table-cell office:value-type="string">
            <text:p>HANIFAH RIVAN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3-HYVB</text:p>
          </table:table-cell>
          <table:table-cell office:value-type="string">
            <text:p>ILFIAH NUR LAILIYA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4-WPKL</text:p>
          </table:table-cell>
          <table:table-cell office:value-type="string">
            <text:p>JULIA DWI VERLIAN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5-CQBR</text:p>
          </table:table-cell>
          <table:table-cell office:value-type="string">
            <text:p>KHOLIFATUL ROSID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6-KUPF</text:p>
          </table:table-cell>
          <table:table-cell office:value-type="string">
            <text:p>LUTFIAH FITRIANIS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7-TAGS</text:p>
          </table:table-cell>
          <table:table-cell office:value-type="string">
            <text:p>M. ADJIE RAFLI RAJASHA ELVANDA P.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8-LGSC</text:p>
          </table:table-cell>
          <table:table-cell office:value-type="string">
            <text:p>M. RIZKI NUR HIDAYATULLO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9-QCLB</text:p>
          </table:table-cell>
          <table:table-cell office:value-type="string">
            <text:p>MARDIYANA CHOFSHO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0-NHCD</text:p>
          </table:table-cell>
          <table:table-cell office:value-type="string">
            <text:p>MARWAN HANAN SALSABILA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1-WEHZ</text:p>
          </table:table-cell>
          <table:table-cell office:value-type="string">
            <text:p>MIFTAKHUL MASRURO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2-VCQQ</text:p>
          </table:table-cell>
          <table:table-cell office:value-type="string">
            <text:p>MOCHAMMAD YERIANTO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3-XXOO</text:p>
          </table:table-cell>
          <table:table-cell office:value-type="string">
            <text:p>MOH. DANNY DHARMAWAN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4-RENE</text:p>
          </table:table-cell>
          <table:table-cell office:value-type="string">
            <text:p>MUHAMMAD FITRUL LAZIEM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5-XSBF</text:p>
          </table:table-cell>
          <table:table-cell office:value-type="string">
            <text:p>NAVYYAH SEPTAR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6-JGKI</text:p>
          </table:table-cell>
          <table:table-cell office:value-type="string">
            <text:p>NOVIANA PUTRI SETYOR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7-LVCZ</text:p>
          </table:table-cell>
          <table:table-cell office:value-type="string">
            <text:p>NUR EMA TRI ELSI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8-FSDS</text:p>
          </table:table-cell>
          <table:table-cell office:value-type="string">
            <text:p>RADINA WA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9-TUKI</text:p>
          </table:table-cell>
          <table:table-cell office:value-type="string">
            <text:p>RIFQI VALIANT AHMAD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0-TRMR</text:p>
          </table:table-cell>
          <table:table-cell office:value-type="string">
            <text:p>ROBBY ADITYA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1-VXYA</text:p>
          </table:table-cell>
          <table:table-cell office:value-type="string">
            <text:p>SALSABILA PUTRI AGUSTIN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2-WMCR</text:p>
          </table:table-cell>
          <table:table-cell office:value-type="string">
            <text:p>SHINTA DWI ANGGRA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3-GYCW</text:p>
          </table:table-cell>
          <table:table-cell office:value-type="string">
            <text:p>VANIA ELVARETTA TIARAWA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4-INRY</text:p>
          </table:table-cell>
          <table:table-cell office:value-type="string">
            <text:p>VIVI DWI AVILIA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5-MKVX</text:p>
          </table:table-cell>
          <table:table-cell office:value-type="string">
            <text:p>YUNITA ANGGRA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3-BHMA</text:p>
          </table:table-cell>
          <table:table-cell office:value-type="string">
            <text:p>AGNANDA ENUSA BHAK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6-ETDH</text:p>
          </table:table-cell>
          <table:table-cell office:value-type="string">
            <text:p>ACHMAD AFAND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7-VXJZ</text:p>
          </table:table-cell>
          <table:table-cell office:value-type="string">
            <text:p>ACHMAD MISBACHUL MUNIR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8-WLYS</text:p>
          </table:table-cell>
          <table:table-cell office:value-type="string">
            <text:p>ADELLIA CENDEKIA DANT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9-LQFK</text:p>
          </table:table-cell>
          <table:table-cell office:value-type="string">
            <text:p>ADISTA MAYASA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0-XMCM</text:p>
          </table:table-cell>
          <table:table-cell office:value-type="string">
            <text:p>AGAM MUSBIR G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1-AEOF</text:p>
          </table:table-cell>
          <table:table-cell office:value-type="string">
            <text:p>AHMAD ZIDNY ILMAN AHS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2-FRJR</text:p>
          </table:table-cell>
          <table:table-cell office:value-type="string">
            <text:p>AISATIN NOVIT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3-HESN</text:p>
          </table:table-cell>
          <table:table-cell office:value-type="string">
            <text:p>AIZIAH SILVIANA PUT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4-YIQH</text:p>
          </table:table-cell>
          <table:table-cell office:value-type="string">
            <text:p>ALFIAN AHMAD RAMADH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5-LGPK</text:p>
          </table:table-cell>
          <table:table-cell office:value-type="string">
            <text:p>ALFIAN PUTRA PRASETYA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6-GCZJ</text:p>
          </table:table-cell>
          <table:table-cell office:value-type="string">
            <text:p>ANDINI RACHMITA SA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7-AXSE</text:p>
          </table:table-cell>
          <table:table-cell office:value-type="string">
            <text:p>APRILINA RAHMA SUGIANTO PUT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8-HDNV</text:p>
          </table:table-cell>
          <table:table-cell office:value-type="string">
            <text:p>ARIELLA CHRIST MAHARA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9-RKZE</text:p>
          </table:table-cell>
          <table:table-cell office:value-type="string">
            <text:p>DEA FATZRIN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0-DMCU</text:p>
          </table:table-cell>
          <table:table-cell office:value-type="string">
            <text:p>DENY SETYAW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1-FAVX</text:p>
          </table:table-cell>
          <table:table-cell office:value-type="string">
            <text:p>DIVA ANGGRAE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2-YOBU</text:p>
          </table:table-cell>
          <table:table-cell office:value-type="string">
            <text:p>EVIN YUSMAFAT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3-ARMC</text:p>
          </table:table-cell>
          <table:table-cell office:value-type="string">
            <text:p>FARIQ HIZBA ASH-SHIDDIQ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4-KMAR</text:p>
          </table:table-cell>
          <table:table-cell office:value-type="string">
            <text:p>FIKA RIFATUS FADIAN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5-UGHB</text:p>
          </table:table-cell>
          <table:table-cell office:value-type="string">
            <text:p>HELFI FITRON ALMAKHAL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6-JEGD</text:p>
          </table:table-cell>
          <table:table-cell office:value-type="string">
            <text:p>LAILI ZANA WALIDAH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7-BPRC</text:p>
          </table:table-cell>
          <table:table-cell office:value-type="string">
            <text:p>MARSA WIDYANINGRUM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8-SBME</text:p>
          </table:table-cell>
          <table:table-cell office:value-type="string">
            <text:p>MITA MEILINDA MUSTAMIMAH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9-TMOQ</text:p>
          </table:table-cell>
          <table:table-cell office:value-type="string">
            <text:p>MOCHAMMAD FAHRIN INDRAWANTO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1-ELOC</text:p>
          </table:table-cell>
          <table:table-cell office:value-type="string">
            <text:p>MUHAMAD KALLA PUTRA IRMAW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2-PZNZ</text:p>
          </table:table-cell>
          <table:table-cell office:value-type="string">
            <text:p>MUHAMMAD TEGAR AULIA FIRMANSYAH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3-NBSQ</text:p>
          </table:table-cell>
          <table:table-cell office:value-type="string">
            <text:p>NAUFAL RIZQI RAHMANPUTRA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4-JCMJ</text:p>
          </table:table-cell>
          <table:table-cell office:value-type="string">
            <text:p>NOVA GURITNO EFEND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5-YTEY</text:p>
          </table:table-cell>
          <table:table-cell office:value-type="string">
            <text:p>NOVIA DIAN RAHMADA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6-GWMR</text:p>
          </table:table-cell>
          <table:table-cell office:value-type="string">
            <text:p>PUTRI APRILI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7-EYYD</text:p>
          </table:table-cell>
          <table:table-cell office:value-type="string">
            <text:p>QURROTUL AI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8-PTZA</text:p>
          </table:table-cell>
          <table:table-cell office:value-type="string">
            <text:p>RAHMAD NAWALUL KOLB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9-QQCF</text:p>
          </table:table-cell>
          <table:table-cell office:value-type="string">
            <text:p>SHOFIA TRI MUSTIKA SAPTINAME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0-JAHR</text:p>
          </table:table-cell>
          <table:table-cell office:value-type="string">
            <text:p>SYAFA ROSITA DEV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1-XPKJ</text:p>
          </table:table-cell>
          <table:table-cell office:value-type="string">
            <text:p>TRI AYU MAULANI PUSPIT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2-DGUL</text:p>
          </table:table-cell>
          <table:table-cell office:value-type="string">
            <text:p>VICKY ZULKARNAIN HIDAYATULLAH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4-KREB</text:p>
          </table:table-cell>
          <table:table-cell office:value-type="string">
            <text:p>DEVA RAMADH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4-ZAHN</text:p>
          </table:table-cell>
          <table:table-cell office:value-type="string">
            <text:p>ADINDA NIRWASITA 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5-DWKD</text:p>
          </table:table-cell>
          <table:table-cell office:value-type="string">
            <text:p>AGUSTIN AMBAR WULAN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6-CKAY</text:p>
          </table:table-cell>
          <table:table-cell office:value-type="string">
            <text:p>AMALLIA HANNA SYADJIDH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7-CSRW</text:p>
          </table:table-cell>
          <table:table-cell office:value-type="string">
            <text:p>ANNI FADI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8-KAAC</text:p>
          </table:table-cell>
          <table:table-cell office:value-type="string">
            <text:p>AULIA RAMADANTY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9-LQJV</text:p>
          </table:table-cell>
          <table:table-cell office:value-type="string">
            <text:p>DEWI ANISA FIRDAUS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0-MYEN</text:p>
          </table:table-cell>
          <table:table-cell office:value-type="string">
            <text:p>ELINA AYU ILMIY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1-JWXK</text:p>
          </table:table-cell>
          <table:table-cell office:value-type="string">
            <text:p>ELOK AMELIA WAHYUNINGTYAS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2-OAWN</text:p>
          </table:table-cell>
          <table:table-cell office:value-type="string">
            <text:p>ENDANG APRILIA NINGSI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3-QNBY</text:p>
          </table:table-cell>
          <table:table-cell office:value-type="string">
            <text:p>FADIA NANDA RAHMA PUT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4-RDIY</text:p>
          </table:table-cell>
          <table:table-cell office:value-type="string">
            <text:p>FANDITYA DWI ROHMATULLOH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5-PITQ</text:p>
          </table:table-cell>
          <table:table-cell office:value-type="string">
            <text:p>FATIMAH WARDATUL JANN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6-GHIB</text:p>
          </table:table-cell>
          <table:table-cell office:value-type="string">
            <text:p>HANNAH PRISCA AZZAHR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7-SYJN</text:p>
          </table:table-cell>
          <table:table-cell office:value-type="string">
            <text:p>KR. MUHAMAD NURHIDAYAH Y.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8-YWZS</text:p>
          </table:table-cell>
          <table:table-cell office:value-type="string">
            <text:p>M. ABID DAKHILULLAH RIFHA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9-ZCRR</text:p>
          </table:table-cell>
          <table:table-cell office:value-type="string">
            <text:p>MANZIZ HAFID DAVALA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0-NVPS</text:p>
          </table:table-cell>
          <table:table-cell office:value-type="string">
            <text:p>MOCH LUKMAN HAKIM ROMADHO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1-BANN</text:p>
          </table:table-cell>
          <table:table-cell office:value-type="string">
            <text:p>MUFIANTI FAHILL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2-KPCY</text:p>
          </table:table-cell>
          <table:table-cell office:value-type="string">
            <text:p>MUHAMMAD IKHWAN SHOLIHUDDI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3-XUGW</text:p>
          </table:table-cell>
          <table:table-cell office:value-type="string">
            <text:p>NABILLAH AMIRA FIRDAUS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4-BXHN</text:p>
          </table:table-cell>
          <table:table-cell office:value-type="string">
            <text:p>NATASYA RAHMA PUT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5-UFNS</text:p>
          </table:table-cell>
          <table:table-cell office:value-type="string">
            <text:p>NUR MAULIDATUL FAJRIY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6-GVGA</text:p>
          </table:table-cell>
          <table:table-cell office:value-type="string">
            <text:p>NURUL ASFIATIN SOID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7-IAAW</text:p>
          </table:table-cell>
          <table:table-cell office:value-type="string">
            <text:p>RAKHMAH ADELIA SALSABIL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8-FCJL</text:p>
          </table:table-cell>
          <table:table-cell office:value-type="string">
            <text:p>RENGGA PRAKOSO NUGROHO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0-RRSP</text:p>
          </table:table-cell>
          <table:table-cell office:value-type="string">
            <text:p>SITI HANIFAH NUR MAULIDATULIL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1-PTPV</text:p>
          </table:table-cell>
          <table:table-cell office:value-type="string">
            <text:p>SITI MIFTAKHULL JANN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2-ESDC</text:p>
          </table:table-cell>
          <table:table-cell office:value-type="string">
            <text:p>SONIA INDAH PRAMEST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3-TGAM</text:p>
          </table:table-cell>
          <table:table-cell office:value-type="string">
            <text:p>YULIANA DWI PUSPITA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5-ULJR</text:p>
          </table:table-cell>
          <table:table-cell office:value-type="string">
            <text:p>SINDI ARINDA MEGA SILFIA. P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9-AAXL</text:p>
          </table:table-cell>
          <table:table-cell office:value-type="string">
            <text:p>ADELIA VALENTIN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0-UEPV</text:p>
          </table:table-cell>
          <table:table-cell office:value-type="string">
            <text:p>ADENA PUTRA DANISWAR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1-DEJY</text:p>
          </table:table-cell>
          <table:table-cell office:value-type="string">
            <text:p>ADITYA TRI BUAN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2-SFFD</text:p>
          </table:table-cell>
          <table:table-cell office:value-type="string">
            <text:p>AINI AYU MARGARET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3-BCAI</text:p>
          </table:table-cell>
          <table:table-cell office:value-type="string">
            <text:p>ASTI WULANDAR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4-GNSP</text:p>
          </table:table-cell>
          <table:table-cell office:value-type="string">
            <text:p>BINTANG BHAKTI SUTRISNO AJ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5-MKUN</text:p>
          </table:table-cell>
          <table:table-cell office:value-type="string">
            <text:p>CAVELA ARNETTA KHATRUNA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6-VGNW</text:p>
          </table:table-cell>
          <table:table-cell office:value-type="string">
            <text:p>DELA NABILA PUTRI ERVIANTO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7-NUCD</text:p>
          </table:table-cell>
          <table:table-cell office:value-type="string">
            <text:p>DEVINA DWI CHANDR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8-EPHI</text:p>
          </table:table-cell>
          <table:table-cell office:value-type="string">
            <text:p>DEVITA FAHLIZA ULF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9-EWUQ</text:p>
          </table:table-cell>
          <table:table-cell office:value-type="string">
            <text:p>DINI DWI ANAN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0-OKVJ</text:p>
          </table:table-cell>
          <table:table-cell office:value-type="string">
            <text:p>ERZAL RIZKY RIFALS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1-RWGD</text:p>
          </table:table-cell>
          <table:table-cell office:value-type="string">
            <text:p>FAIRUZAH ULA HURUM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2-RVMT</text:p>
          </table:table-cell>
          <table:table-cell office:value-type="string">
            <text:p>FAIZ MUZAKK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3-MJJO</text:p>
          </table:table-cell>
          <table:table-cell office:value-type="string">
            <text:p>FARIDA DWI KURNIA ERMAYAN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4-CWEQ</text:p>
          </table:table-cell>
          <table:table-cell office:value-type="string">
            <text:p>FITRIA WULANDAR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5-ZPGR</text:p>
          </table:table-cell>
          <table:table-cell office:value-type="string">
            <text:p>INTAN FITRIANINGSI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6-DHGA</text:p>
          </table:table-cell>
          <table:table-cell office:value-type="string">
            <text:p>ISMI CHOIRUNNISAK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7-JFLV</text:p>
          </table:table-cell>
          <table:table-cell office:value-type="string">
            <text:p>JELLA BERLIYAN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8-RTUM</text:p>
          </table:table-cell>
          <table:table-cell office:value-type="string">
            <text:p>LAILA ZULFAH HARIROTU NIS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9-FATP</text:p>
          </table:table-cell>
          <table:table-cell office:value-type="string">
            <text:p>LIDIAWA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0-FUEW</text:p>
          </table:table-cell>
          <table:table-cell office:value-type="string">
            <text:p>MOCH. ERZA AIRLANGG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1-GLLW</text:p>
          </table:table-cell>
          <table:table-cell office:value-type="string">
            <text:p>MOHAMMAD DIMAS RAFI RAMADH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2-GJNJ</text:p>
          </table:table-cell>
          <table:table-cell office:value-type="string">
            <text:p>MUHAMMAD FIKRI RIVALD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3-BKJV</text:p>
          </table:table-cell>
          <table:table-cell office:value-type="string">
            <text:p>NAUVAL ANDI ACHMAD FAUZ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4-QMTK</text:p>
          </table:table-cell>
          <table:table-cell office:value-type="string">
            <text:p>NOVITA FITRI WIJAYAN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5-MLUY</text:p>
          </table:table-cell>
          <table:table-cell office:value-type="string">
            <text:p>NUR FATIMATUZ ZURRO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6-CHLK</text:p>
          </table:table-cell>
          <table:table-cell office:value-type="string">
            <text:p>RAFIF SAFWAN MUFAZZAL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7-BWFT</text:p>
          </table:table-cell>
          <table:table-cell office:value-type="string">
            <text:p>REZA SURYA RAMADHAN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8-BVOF</text:p>
          </table:table-cell>
          <table:table-cell office:value-type="string">
            <text:p>SALSABILA NUR YASINT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9-ODOI</text:p>
          </table:table-cell>
          <table:table-cell office:value-type="string">
            <text:p>SHINTA TRI FARADILLA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0-XOKJ</text:p>
          </table:table-cell>
          <table:table-cell office:value-type="string">
            <text:p>TRISELYNA CEHSIA ZEL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1-YBCQ</text:p>
          </table:table-cell>
          <table:table-cell office:value-type="string">
            <text:p>WELLA RHENAT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2-DDDR</text:p>
          </table:table-cell>
          <table:table-cell office:value-type="string">
            <text:p>YHULIEO AVIE ASTRAWAN AL KHAS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3-QDNT</text:p>
          </table:table-cell>
          <table:table-cell office:value-type="string">
            <text:p>YOSEPH SUGIONO P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4-QFBU</text:p>
          </table:table-cell>
          <table:table-cell office:value-type="string">
            <text:p>ABDILLAH FEBRI AWLARIJAL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5-NOHE</text:p>
          </table:table-cell>
          <table:table-cell office:value-type="string">
            <text:p>ANANDA CINDY FATIKASA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6-VSTP</text:p>
          </table:table-cell>
          <table:table-cell office:value-type="string">
            <text:p>ANDIKA PRABU DEWANTAR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7-NIBW</text:p>
          </table:table-cell>
          <table:table-cell office:value-type="string">
            <text:p>ANIFA NUR FIT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8-OSYP</text:p>
          </table:table-cell>
          <table:table-cell office:value-type="string">
            <text:p>ASTRID DWIKA ANGGRAIN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9-MFCW</text:p>
          </table:table-cell>
          <table:table-cell office:value-type="string">
            <text:p>AULIA PUTRI RAC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0-MERO</text:p>
          </table:table-cell>
          <table:table-cell office:value-type="string">
            <text:p>BAYU SUGIHARTO K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1-RQCE</text:p>
          </table:table-cell>
          <table:table-cell office:value-type="string">
            <text:p>CAHYA PRIDAYA SA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2-ESQS</text:p>
          </table:table-cell>
          <table:table-cell office:value-type="string">
            <text:p>ELBERTA ELYSIA FAWNIA DEW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3-OIWS</text:p>
          </table:table-cell>
          <table:table-cell office:value-type="string">
            <text:p>ELOK FAIQOH MAULIDIY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4-BNVC</text:p>
          </table:table-cell>
          <table:table-cell office:value-type="string">
            <text:p>EVA MAULIDIYATUL ASRIF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5-LQIX</text:p>
          </table:table-cell>
          <table:table-cell office:value-type="string">
            <text:p>FANI NOVIYAN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6-FIXX</text:p>
          </table:table-cell>
          <table:table-cell office:value-type="string">
            <text:p>FITHROTUN NIS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7-DMYW</text:p>
          </table:table-cell>
          <table:table-cell office:value-type="string">
            <text:p>ILHAM ABAD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8-BNDC</text:p>
          </table:table-cell>
          <table:table-cell office:value-type="string">
            <text:p>KAILA DEVI NATHANI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9-VIAV</text:p>
          </table:table-cell>
          <table:table-cell office:value-type="string">
            <text:p>KARINA BELINDA ALSI SITOMPUL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0-KITZ</text:p>
          </table:table-cell>
          <table:table-cell office:value-type="string">
            <text:p>MAYA ANGGRAINI ROHMATUS SHOLIK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1-EMJN</text:p>
          </table:table-cell>
          <table:table-cell office:value-type="string">
            <text:p>MOCHAMMAD FERNANDA SUDARIVA PUTR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2-MYNR</text:p>
          </table:table-cell>
          <table:table-cell office:value-type="string">
            <text:p>MOCHAMMAD FARICH ROMADHON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3-DXVA</text:p>
          </table:table-cell>
          <table:table-cell office:value-type="string">
            <text:p>MOCHAMMAD NAUFAL IZAH RAMADHAN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4-ZEOA</text:p>
          </table:table-cell>
          <table:table-cell office:value-type="string">
            <text:p>MOH. ARI AHMAD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5-OOKR</text:p>
          </table:table-cell>
          <table:table-cell office:value-type="string">
            <text:p>NUR ROCHMAT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6-TFEK</text:p>
          </table:table-cell>
          <table:table-cell office:value-type="string">
            <text:p>PUPUT RA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7-MGTS</text:p>
          </table:table-cell>
          <table:table-cell office:value-type="string">
            <text:p>RACHMAH VIRA ANGGELIA PRAPTIC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8-QKCL</text:p>
          </table:table-cell>
          <table:table-cell office:value-type="string">
            <text:p>RAFLI AJI ADITY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9-WGUV</text:p>
          </table:table-cell>
          <table:table-cell office:value-type="string">
            <text:p>RIFQY ALIFUDDIN ALFAREZ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0-SIGM</text:p>
          </table:table-cell>
          <table:table-cell office:value-type="string">
            <text:p>RIYA SARI OKTAVIAN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1-OGTN</text:p>
          </table:table-cell>
          <table:table-cell office:value-type="string">
            <text:p>SALSA BELL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2-GATE</text:p>
          </table:table-cell>
          <table:table-cell office:value-type="string">
            <text:p>SALSABILLA RAGIL PUTRI ARDIAN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3-CDPJ</text:p>
          </table:table-cell>
          <table:table-cell office:value-type="string">
            <text:p>SOVIA RA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4-CDTD</text:p>
          </table:table-cell>
          <table:table-cell office:value-type="string">
            <text:p>SYIFA AZZAH SALSABIL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5-PAZA</text:p>
          </table:table-cell>
          <table:table-cell office:value-type="string">
            <text:p>VONNY ANGELIA PRASTYO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6-RDPK</text:p>
          </table:table-cell>
          <table:table-cell office:value-type="string">
            <text:p>WIDYA AYU ZULAICH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7-VXMI</text:p>
          </table:table-cell>
          <table:table-cell office:value-type="string">
            <text:p>ZAKI ARYO WICAKSONO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8-SSNR</text:p>
          </table:table-cell>
          <table:table-cell office:value-type="string">
            <text:p>ZUHRUFIN ALIF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9-JPTW</text:p>
          </table:table-cell>
          <table:table-cell office:value-type="string">
            <text:p>AAN SYAHRIAR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0-GOKT</text:p>
          </table:table-cell>
          <table:table-cell office:value-type="string">
            <text:p>ABDUL KHAFIDH GUNAWAN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1-UPKO</text:p>
          </table:table-cell>
          <table:table-cell office:value-type="string">
            <text:p>ACHMAD OKKY FIRMANSYAH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2-YDYA</text:p>
          </table:table-cell>
          <table:table-cell office:value-type="string">
            <text:p>ADINDA FITRI NUR KAROM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3-IBEF</text:p>
          </table:table-cell>
          <table:table-cell office:value-type="string">
            <text:p>AKHMAD WILDAN W A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4-DFID</text:p>
          </table:table-cell>
          <table:table-cell office:value-type="string">
            <text:p>ALIYATUL AN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5-JOTO</text:p>
          </table:table-cell>
          <table:table-cell office:value-type="string">
            <text:p>ANGGITA SALWA HARDA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6-WWIW</text:p>
          </table:table-cell>
          <table:table-cell office:value-type="string">
            <text:p>CAMELIA RAHMA ELFANI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7-TUUK</text:p>
          </table:table-cell>
          <table:table-cell office:value-type="string">
            <text:p>CHRISNINA AURELIA WILUJENG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8-ZLAQ</text:p>
          </table:table-cell>
          <table:table-cell office:value-type="string">
            <text:p>DIAH FITRI KARTIKA SAR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9-UPTO</text:p>
          </table:table-cell>
          <table:table-cell office:value-type="string">
            <text:p>DIMAS RADITYA NUGRAHA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0-FUPV</text:p>
          </table:table-cell>
          <table:table-cell office:value-type="string">
            <text:p>DWI NUR WIDIYAH KUSUM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1-TBZG</text:p>
          </table:table-cell>
          <table:table-cell office:value-type="string">
            <text:p>FITRI EKA NUR AHDI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2-FJWP</text:p>
          </table:table-cell>
          <table:table-cell office:value-type="string">
            <text:p>HARI FIRDAUS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3-METU</text:p>
          </table:table-cell>
          <table:table-cell office:value-type="string">
            <text:p>INDAH MAYA PITALOK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4-YNGJ</text:p>
          </table:table-cell>
          <table:table-cell office:value-type="string">
            <text:p>JUSTIN RYNALDO SUSILO WAHYUDI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5-SWUZ</text:p>
          </table:table-cell>
          <table:table-cell office:value-type="string">
            <text:p>KHOFIFA ANISA NINGRUM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6-KDSY</text:p>
          </table:table-cell>
          <table:table-cell office:value-type="string">
            <text:p>LINTANG CAMILLA MARUF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7-EFDU</text:p>
          </table:table-cell>
          <table:table-cell office:value-type="string">
            <text:p>MEGA PUTRI AULY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8-IJGD</text:p>
          </table:table-cell>
          <table:table-cell office:value-type="string">
            <text:p>MOH. RAMA ARDIANSYAH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9-WYGR</text:p>
          </table:table-cell>
          <table:table-cell office:value-type="string">
            <text:p>MUHAMMAD RIDWAN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0-IRZU</text:p>
          </table:table-cell>
          <table:table-cell office:value-type="string">
            <text:p>NANDA DWI KARTIK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1-UNEN</text:p>
          </table:table-cell>
          <table:table-cell office:value-type="string">
            <text:p>NINA TRI MULYA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2-PRCZ</text:p>
          </table:table-cell>
          <table:table-cell office:value-type="string">
            <text:p>NURUL MAFTUKH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3-GFBL</text:p>
          </table:table-cell>
          <table:table-cell office:value-type="string">
            <text:p>PUTRI ADELIYA PRATIW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4-YUDW</text:p>
          </table:table-cell>
          <table:table-cell office:value-type="string">
            <text:p>RAHMA AFILIANI SARIT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5-NFPJ</text:p>
          </table:table-cell>
          <table:table-cell office:value-type="string">
            <text:p>RANGGA ARDHIANSYAH NUGROHO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6-QMAI</text:p>
          </table:table-cell>
          <table:table-cell office:value-type="string">
            <text:p>RAVI AKBAR ALGOZI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7-NQHA</text:p>
          </table:table-cell>
          <table:table-cell office:value-type="string">
            <text:p>RIZKA FILLAILY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8-DMLV</text:p>
          </table:table-cell>
          <table:table-cell office:value-type="string">
            <text:p>SITI NURHAL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9-NJSR</text:p>
          </table:table-cell>
          <table:table-cell office:value-type="string">
            <text:p>SULINA NAZAH NUR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0-KNMH</text:p>
          </table:table-cell>
          <table:table-cell office:value-type="string">
            <text:p>VANETA EKA UTAM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1-VVHI</text:p>
          </table:table-cell>
          <table:table-cell office:value-type="string">
            <text:p>WIDYA ISTINA ANGGRAI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2-NIEF</text:p>
          </table:table-cell>
          <table:table-cell office:value-type="string">
            <text:p>ZAHARA PUTRI ANGELY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4-HJCI</text:p>
          </table:table-cell>
          <table:table-cell office:value-type="string">
            <text:p>ACHMAD SYARIFUDI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5-CYEW</text:p>
          </table:table-cell>
          <table:table-cell office:value-type="string">
            <text:p>AGUNG DWI PRASETI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6-MBIW</text:p>
          </table:table-cell>
          <table:table-cell office:value-type="string">
            <text:p>AISYAH NURURROHMAH LATIFATUNNIS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7-FRLW</text:p>
          </table:table-cell>
          <table:table-cell office:value-type="string">
            <text:p>AISYAH YUNIT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8-SYLT</text:p>
          </table:table-cell>
          <table:table-cell office:value-type="string">
            <text:p>ALFI ARDIANI GUMILANG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9-LKYV</text:p>
          </table:table-cell>
          <table:table-cell office:value-type="string">
            <text:p>ALIF RIZKY BUDIAR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0-RQTG</text:p>
          </table:table-cell>
          <table:table-cell office:value-type="string">
            <text:p>ANDY FEBRIANSYAH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1-MDPV</text:p>
          </table:table-cell>
          <table:table-cell office:value-type="string">
            <text:p>ARIFIA NUR FADILL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2-MSKA</text:p>
          </table:table-cell>
          <table:table-cell office:value-type="string">
            <text:p>AULA ISNAINIATUL MUFARIKH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4-VGGK</text:p>
          </table:table-cell>
          <table:table-cell office:value-type="string">
            <text:p>CHANDA DWIFA ANUGRAH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5-WQJW</text:p>
          </table:table-cell>
          <table:table-cell office:value-type="string">
            <text:p>CUT KINASIH ROHMATUL HIDAYAH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6-DMGM</text:p>
          </table:table-cell>
          <table:table-cell office:value-type="string">
            <text:p>DEVINASARI PUTRI ANEND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7-POXQ</text:p>
          </table:table-cell>
          <table:table-cell office:value-type="string">
            <text:p>DEVIRA FAHLIZA ULF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8-CSCY</text:p>
          </table:table-cell>
          <table:table-cell office:value-type="string">
            <text:p>DHAMAR HEKSA ANGGAET SAPUTR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9-VWOG</text:p>
          </table:table-cell>
          <table:table-cell office:value-type="string">
            <text:p>KARTIKA FLAMBOYAN JINGG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0-DIQK</text:p>
          </table:table-cell>
          <table:table-cell office:value-type="string">
            <text:p>LAILY RACMADAN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1-CNND</text:p>
          </table:table-cell>
          <table:table-cell office:value-type="string">
            <text:p>MARTIN HEO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2-HCCD</text:p>
          </table:table-cell>
          <table:table-cell office:value-type="string">
            <text:p>MERLIANA GUSTI WAHYU KUSNI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3-AETJ</text:p>
          </table:table-cell>
          <table:table-cell office:value-type="string">
            <text:p>MIFTAKHUL JAMIL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4-UJNJ</text:p>
          </table:table-cell>
          <table:table-cell office:value-type="string">
            <text:p>MOCHAMMAD FIRZATULLAH WAHYU PRATAM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5-PILP</text:p>
          </table:table-cell>
          <table:table-cell office:value-type="string">
            <text:p>MOH. DZULKIFLI YAHY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6-FIPG</text:p>
          </table:table-cell>
          <table:table-cell office:value-type="string">
            <text:p>MUHAMMAD FAIZ AINURRAHMA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7-LMZP</text:p>
          </table:table-cell>
          <table:table-cell office:value-type="string">
            <text:p>MUHAMMAD KAKA FIRMANSYAH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8-KPNS</text:p>
          </table:table-cell>
          <table:table-cell office:value-type="string">
            <text:p>MUHAMMAD YOGA WAHYU PRATAM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9-YBKD</text:p>
          </table:table-cell>
          <table:table-cell office:value-type="string">
            <text:p>RATNA NOVITA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0-RZHG</text:p>
          </table:table-cell>
          <table:table-cell office:value-type="string">
            <text:p>REZA DANIS SAHIR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1-MAXM</text:p>
          </table:table-cell>
          <table:table-cell office:value-type="string">
            <text:p>RIZMATUL FAUZI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2-TZZU</text:p>
          </table:table-cell>
          <table:table-cell office:value-type="string">
            <text:p>SALSA BELLA NASYWA SUBEK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3-WSVK</text:p>
          </table:table-cell>
          <table:table-cell office:value-type="string">
            <text:p>SHABRINA GHALIZHA RAHMA CHIT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4-BFZX</text:p>
          </table:table-cell>
          <table:table-cell office:value-type="string">
            <text:p>SYAHIDA FITRIA 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5-NQVB</text:p>
          </table:table-cell>
          <table:table-cell office:value-type="string">
            <text:p>TRI AYU DHEA NANDA PUSPITA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6-FVTH</text:p>
          </table:table-cell>
          <table:table-cell office:value-type="string">
            <text:p>TSABITAH EKA FEBRIAN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7-ZNYW</text:p>
          </table:table-cell>
          <table:table-cell office:value-type="string">
            <text:p>YUDHA FATCHUR RACHMA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8-XDAZ</text:p>
          </table:table-cell>
          <table:table-cell office:value-type="string">
            <text:p>YULIANA FENY LES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8-OTPG</text:p>
          </table:table-cell>
          <table:table-cell office:value-type="string">
            <text:p>YULIANA FENY LES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9-GKSR</text:p>
          </table:table-cell>
          <table:table-cell office:value-type="string">
            <text:p>ACHMAD TEGAR IMANU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0-CIOK</text:p>
          </table:table-cell>
          <table:table-cell office:value-type="string">
            <text:p>ANANDA KHAIRU ANNIS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1-VLPI</text:p>
          </table:table-cell>
          <table:table-cell office:value-type="string">
            <text:p>AZRIEL FAGIH SYAB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2-OOCE</text:p>
          </table:table-cell>
          <table:table-cell office:value-type="string">
            <text:p>BAGUS WAHYU SATRIYOWONO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3-WCFU</text:p>
          </table:table-cell>
          <table:table-cell office:value-type="string">
            <text:p>DEVIA APRILIA AMAND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4-RYZL</text:p>
          </table:table-cell>
          <table:table-cell office:value-type="string">
            <text:p>DEWI CHINTIA CAHYA NINGRUM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5-WDTI</text:p>
          </table:table-cell>
          <table:table-cell office:value-type="string">
            <text:p>DYNASTI SAVITRI ROMADHONIT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6-TVMW</text:p>
          </table:table-cell>
          <table:table-cell office:value-type="string">
            <text:p>FAHREZA ADITTYA EKA PRASETY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7-GPZZ</text:p>
          </table:table-cell>
          <table:table-cell office:value-type="string">
            <text:p>FARDIYANI AFROUL YASINT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8-SDOZ</text:p>
          </table:table-cell>
          <table:table-cell office:value-type="string">
            <text:p>FITROTUNNISA NUR HANIF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9-KORE</text:p>
          </table:table-cell>
          <table:table-cell office:value-type="string">
            <text:p>MARIA RHEZNANDYA ANGELA NOVANDA PUT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0-TICQ</text:p>
          </table:table-cell>
          <table:table-cell office:value-type="string">
            <text:p>MAULIDYAH NUR AZIZZAH WULAND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1-ETZJ</text:p>
          </table:table-cell>
          <table:table-cell office:value-type="string">
            <text:p>MIFTAKHUL LAILI FIKURNIA ILLAH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2-JFQQ</text:p>
          </table:table-cell>
          <table:table-cell office:value-type="string">
            <text:p>MOHAMMAD ANAS AL AYYUBI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3-PBLG</text:p>
          </table:table-cell>
          <table:table-cell office:value-type="string">
            <text:p>MOHAMMAD SUFA AMMAR HABIBI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4-RHJG</text:p>
          </table:table-cell>
          <table:table-cell office:value-type="string">
            <text:p>MUHAMMAD ALANULFIKAR FARD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5-MZNQ</text:p>
          </table:table-cell>
          <table:table-cell office:value-type="string">
            <text:p>MUHAMMAD FIKRI TAUFIQUL HAKIM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6-BGJQ</text:p>
          </table:table-cell>
          <table:table-cell office:value-type="string">
            <text:p>NABILA SHIFTIN AYNIY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7-TDNF</text:p>
          </table:table-cell>
          <table:table-cell office:value-type="string">
            <text:p>NANDITA AYU APRILL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8-URMP</text:p>
          </table:table-cell>
          <table:table-cell office:value-type="string">
            <text:p>NAUFAL KALAM ANUGR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9-PGYM</text:p>
          </table:table-cell>
          <table:table-cell office:value-type="string">
            <text:p>NUR LAILA MANDA S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0-UZXC</text:p>
          </table:table-cell>
          <table:table-cell office:value-type="string">
            <text:p>NUR LAILATUL FITRIY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1-GFOE</text:p>
          </table:table-cell>
          <table:table-cell office:value-type="string">
            <text:p>PRIMA DIVA ADININGRUM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2-NIQA</text:p>
          </table:table-cell>
          <table:table-cell office:value-type="string">
            <text:p>PUSPITA S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3-BXVW</text:p>
          </table:table-cell>
          <table:table-cell office:value-type="string">
            <text:p>PUTRI FERNANDA MAULI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4-WOKE</text:p>
          </table:table-cell>
          <table:table-cell office:value-type="string">
            <text:p>PUTRI MEYLINA LUTF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5-KLSA</text:p>
          </table:table-cell>
          <table:table-cell office:value-type="string">
            <text:p>QUR ANI VIRA RAMADAN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6-MFIE</text:p>
          </table:table-cell>
          <table:table-cell office:value-type="string">
            <text:p>RAHMA AMELIA WAHYUNI FIRDAUS RACHMAT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7-OKLL</text:p>
          </table:table-cell>
          <table:table-cell office:value-type="string">
            <text:p>RENI SETYOWAT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8-KVKI</text:p>
          </table:table-cell>
          <table:table-cell office:value-type="string">
            <text:p>RIFQI ANUGRAH MULIAW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9-NDJP</text:p>
          </table:table-cell>
          <table:table-cell office:value-type="string">
            <text:p>RINA KHOFIFAH OKTAVIAN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0-MIEO</text:p>
          </table:table-cell>
          <table:table-cell office:value-type="string">
            <text:p>ROBIATUS SHOLIKH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1-HYBJ</text:p>
          </table:table-cell>
          <table:table-cell office:value-type="string">
            <text:p>SALSABILA ARDHINI UTOMO PUT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2-TDRO</text:p>
          </table:table-cell>
          <table:table-cell office:value-type="string">
            <text:p>SURYA GILANG LAKSMAN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3-EUNE</text:p>
          </table:table-cell>
          <table:table-cell office:value-type="string">
            <text:p>YESY DWITA ARVIALIK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4-LRHW</text:p>
          </table:table-cell>
          <table:table-cell office:value-type="string">
            <text:p>AGIL SABANA SEFIARD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5-XZTZ</text:p>
          </table:table-cell>
          <table:table-cell office:value-type="string">
            <text:p>ALVINA DEV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6-TRZR</text:p>
          </table:table-cell>
          <table:table-cell office:value-type="string">
            <text:p>AMTSAL MUZAKKY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7-YOXK</text:p>
          </table:table-cell>
          <table:table-cell office:value-type="string">
            <text:p>ASRORUL JAZAK FIRMANSYAH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8-ORHO</text:p>
          </table:table-cell>
          <table:table-cell office:value-type="string">
            <text:p>AULIYA RAHMAH PRIYANTO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9-VTFC</text:p>
          </table:table-cell>
          <table:table-cell office:value-type="string">
            <text:p>BAGAS ARYA PUTRA PRATAM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0-QUGV</text:p>
          </table:table-cell>
          <table:table-cell office:value-type="string">
            <text:p>BAIQ SHELIA AZZAH AZIZ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1-VIZU</text:p>
          </table:table-cell>
          <table:table-cell office:value-type="string">
            <text:p>CANDRAS MURTI ARYASUT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2-KIQD</text:p>
          </table:table-cell>
          <table:table-cell office:value-type="string">
            <text:p>DAFFINA PUTERI NORIN MAHARAN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3-HVRP</text:p>
          </table:table-cell>
          <table:table-cell office:value-type="string">
            <text:p>DANIELA FAHMA WIJAYA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4-UFIS</text:p>
          </table:table-cell>
          <table:table-cell office:value-type="string">
            <text:p>DEVI AMELIA EK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5-MVMZ</text:p>
          </table:table-cell>
          <table:table-cell office:value-type="string">
            <text:p>DEVI ARIND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6-PKMO</text:p>
          </table:table-cell>
          <table:table-cell office:value-type="string">
            <text:p>EKA LAILATUZ ZULFIY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7-OBEP</text:p>
          </table:table-cell>
          <table:table-cell office:value-type="string">
            <text:p>FADILATUN WANDA MASRURO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8-UAFA</text:p>
          </table:table-cell>
          <table:table-cell office:value-type="string">
            <text:p>GARINDRA ILHAM ARDIYANSYAH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9-UIQW</text:p>
          </table:table-cell>
          <table:table-cell office:value-type="string">
            <text:p>HAIKAL WISNU SAPUTR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0-IAKD</text:p>
          </table:table-cell>
          <table:table-cell office:value-type="string">
            <text:p>ICA WULAND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1-TEIH</text:p>
          </table:table-cell>
          <table:table-cell office:value-type="string">
            <text:p>KEVYN SALMAN AL FARIS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2-AYXA</text:p>
          </table:table-cell>
          <table:table-cell office:value-type="string">
            <text:p>M ABI AKBAR PUTR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3-VKMV</text:p>
          </table:table-cell>
          <table:table-cell office:value-type="string">
            <text:p>MARETTA SETY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4-OHCN</text:p>
          </table:table-cell>
          <table:table-cell office:value-type="string">
            <text:p>MAY LUCYTA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5-YDJY</text:p>
          </table:table-cell>
          <table:table-cell office:value-type="string">
            <text:p>MONICA INDRA 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6-URWN</text:p>
          </table:table-cell>
          <table:table-cell office:value-type="string">
            <text:p>MUHAMMAD NASRUL HIDAYAT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7-FTJE</text:p>
          </table:table-cell>
          <table:table-cell office:value-type="string">
            <text:p>MUHAMMAD YUSUF ALI FATHON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8-ISUM</text:p>
          </table:table-cell>
          <table:table-cell office:value-type="string">
            <text:p>NANDA FERRYNA KHARRISMANT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9-YCLE</text:p>
          </table:table-cell>
          <table:table-cell office:value-type="string">
            <text:p>NANDA SATRIA PUTRA WARDOYO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0-JYKE</text:p>
          </table:table-cell>
          <table:table-cell office:value-type="string">
            <text:p>PRADIVA ERIKA NOVITAS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1-BHIS</text:p>
          </table:table-cell>
          <table:table-cell office:value-type="string">
            <text:p>PUTRI NURILYA AL ABSOR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2-BSVJ</text:p>
          </table:table-cell>
          <table:table-cell office:value-type="string">
            <text:p>RAHMA SALSABILA ANANDA FIRSY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3-NWJT</text:p>
          </table:table-cell>
          <table:table-cell office:value-type="string">
            <text:p>REVA AMAND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4-WTKR</text:p>
          </table:table-cell>
          <table:table-cell office:value-type="string">
            <text:p>RIANINDA ARTEMESIA CAHYARAN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5-ZLSZ</text:p>
          </table:table-cell>
          <table:table-cell office:value-type="string">
            <text:p>SALSABILA ASMITA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6-QVMM</text:p>
          </table:table-cell>
          <table:table-cell office:value-type="string">
            <text:p>SAYIDAH MUTTIAH ALAWIY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7-XMCC</text:p>
          </table:table-cell>
          <table:table-cell office:value-type="string">
            <text:p>SURYA ANDINI ESTININGTYAS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8-SRSH</text:p>
          </table:table-cell>
          <table:table-cell office:value-type="string">
            <text:p>SYLIANA PUSPA 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9-OYLP</text:p>
          </table:table-cell>
          <table:table-cell office:value-type="string">
            <text:p>ABRIAN RAGIL TEGAR BAHARI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0-FXFE</text:p>
          </table:table-cell>
          <table:table-cell office:value-type="string">
            <text:p>ADIS TALITHA PUTRI SABILILL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1-HHJJ</text:p>
          </table:table-cell>
          <table:table-cell office:value-type="string">
            <text:p>ADITYA CANDRA NUGRAH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2-ATUC</text:p>
          </table:table-cell>
          <table:table-cell office:value-type="string">
            <text:p>AFNY ARISTA WULANALIS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3-ZVNS</text:p>
          </table:table-cell>
          <table:table-cell office:value-type="string">
            <text:p>AMELIA PUTRI FEBRIANIT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4-MJCC</text:p>
          </table:table-cell>
          <table:table-cell office:value-type="string">
            <text:p>ANGGA SATRIANA AJI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5-CNQM</text:p>
          </table:table-cell>
          <table:table-cell office:value-type="string">
            <text:p>ARDELLA PUSPITA NINGRUM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6-UJWN</text:p>
          </table:table-cell>
          <table:table-cell office:value-type="string">
            <text:p>ARYA KUSUMA DEW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7-QVRP</text:p>
          </table:table-cell>
          <table:table-cell office:value-type="string">
            <text:p>AYU NENSY DELVISIY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8-CMBQ</text:p>
          </table:table-cell>
          <table:table-cell office:value-type="string">
            <text:p>BINTANG ALI FARHANSYAH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9-ACCG</text:p>
          </table:table-cell>
          <table:table-cell office:value-type="string">
            <text:p>BINTANG GILANG LAKSMAN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0-SIBJ</text:p>
          </table:table-cell>
          <table:table-cell office:value-type="string">
            <text:p>BIUL ALIVIA MARDHATILL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1-LGWS</text:p>
          </table:table-cell>
          <table:table-cell office:value-type="string">
            <text:p>CHAELIES LATHIFA AZZAHRA TRI BUWANA DEW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2-FJOT</text:p>
          </table:table-cell>
          <table:table-cell office:value-type="string">
            <text:p>DEA ILFIANNISA NURUL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3-QMYN</text:p>
          </table:table-cell>
          <table:table-cell office:value-type="string">
            <text:p>DEVI INDAH LESTAR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4-JZUE</text:p>
          </table:table-cell>
          <table:table-cell office:value-type="string">
            <text:p>DIMAS PRAMUDY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5-EWAB</text:p>
          </table:table-cell>
          <table:table-cell office:value-type="string">
            <text:p>DIVA KRISDA ARIN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6-PTPD</text:p>
          </table:table-cell>
          <table:table-cell office:value-type="string">
            <text:p>ERSA WAHYU AGUSTIN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7-AMJZ</text:p>
          </table:table-cell>
          <table:table-cell office:value-type="string">
            <text:p>FAHMADIN SARAH DIV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8-XNXE</text:p>
          </table:table-cell>
          <table:table-cell office:value-type="string">
            <text:p>GITA FITRIA MAHARAN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9-PAMH</text:p>
          </table:table-cell>
          <table:table-cell office:value-type="string">
            <text:p>GRIYANOR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0-LNXF</text:p>
          </table:table-cell>
          <table:table-cell office:value-type="string">
            <text:p>HILYATUTS TSANIY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1-TYLW</text:p>
          </table:table-cell>
          <table:table-cell office:value-type="string">
            <text:p>JUNDATUS SIBYANI RO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2-CAIB</text:p>
          </table:table-cell>
          <table:table-cell office:value-type="string">
            <text:p>M. ABU FAJAR AINUR ROHIM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3-SUVL</text:p>
          </table:table-cell>
          <table:table-cell office:value-type="string">
            <text:p>MASRUROTUL RAMADANT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4-RNHU</text:p>
          </table:table-cell>
          <table:table-cell office:value-type="string">
            <text:p>MOCH. IQBAL PUTRA UTAM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5-REHM</text:p>
          </table:table-cell>
          <table:table-cell office:value-type="string">
            <text:p>MOCHAMMAD ADERIA ILLA RACHMAN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6-SJJO</text:p>
          </table:table-cell>
          <table:table-cell office:value-type="string">
            <text:p>MUKHAMMAD FAJAR BUDIANTO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7-DBPC</text:p>
          </table:table-cell>
          <table:table-cell office:value-type="string">
            <text:p>PUPUT WULANDAR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8-VEHF</text:p>
          </table:table-cell>
          <table:table-cell office:value-type="string">
            <text:p>RAFLY RIZQULLAH R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9-JUNO</text:p>
          </table:table-cell>
          <table:table-cell office:value-type="string">
            <text:p>SELFI MARGARETA EFEND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0-LIKV</text:p>
          </table:table-cell>
          <table:table-cell office:value-type="string">
            <text:p>ULIA DEVI ANTI AYUNDI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1-JNJW</text:p>
          </table:table-cell>
          <table:table-cell office:value-type="string">
            <text:p>VIDIA AGUSTINA AKUR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2-SBDG</text:p>
          </table:table-cell>
          <table:table-cell office:value-type="string">
            <text:p>WILDAN RIZAL SABAR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3-FCAU</text:p>
          </table:table-cell>
          <table:table-cell office:value-type="string">
            <text:p>WINA MAYLINDA CAHY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4-HQFJ</text:p>
          </table:table-cell>
          <table:table-cell office:value-type="string">
            <text:p>YOHLANDA EKA DAMAYANT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5-KUXM</text:p>
          </table:table-cell>
          <table:table-cell office:value-type="string">
            <text:p>ABIDAH ARDELI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6-WYMM</text:p>
          </table:table-cell>
          <table:table-cell office:value-type="string">
            <text:p>ACHMAD FITRON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7-GMDQ</text:p>
          </table:table-cell>
          <table:table-cell office:value-type="string">
            <text:p>AKHMAD BHIMA DWIAJ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8-YRPK</text:p>
          </table:table-cell>
          <table:table-cell office:value-type="string">
            <text:p>ALFREDO RISKIANSYAH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9-QNOI</text:p>
          </table:table-cell>
          <table:table-cell office:value-type="string">
            <text:p>ALIFATUL AZKIA BAKHRIN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0-PUOB</text:p>
          </table:table-cell>
          <table:table-cell office:value-type="string">
            <text:p>ASTRI FITRIA ASTU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1-EFBF</text:p>
          </table:table-cell>
          <table:table-cell office:value-type="string">
            <text:p>AYUB DWI KURNIAWAN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2-CTGD</text:p>
          </table:table-cell>
          <table:table-cell office:value-type="string">
            <text:p>AZKA JAZIRAH JULIANDRA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3-OWQM</text:p>
          </table:table-cell>
          <table:table-cell office:value-type="string">
            <text:p>BAGUS ADI PURWANTO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4-NGNG</text:p>
          </table:table-cell>
          <table:table-cell office:value-type="string">
            <text:p>CINDY CINTHIYA DERAMERISCA ASMORO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5-URGG</text:p>
          </table:table-cell>
          <table:table-cell office:value-type="string">
            <text:p>CINDY DWI CAHYA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6-BIOU</text:p>
          </table:table-cell>
          <table:table-cell office:value-type="string">
            <text:p>CYNTHIA WIDYA LEST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7-DVRR</text:p>
          </table:table-cell>
          <table:table-cell office:value-type="string">
            <text:p>DEA VANNY PRATIW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8-JPTF</text:p>
          </table:table-cell>
          <table:table-cell office:value-type="string">
            <text:p>DECA SYAHRUL NEZA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9-WLBA</text:p>
          </table:table-cell>
          <table:table-cell office:value-type="string">
            <text:p>DINDA PUTRI AKSA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0-CAFJ</text:p>
          </table:table-cell>
          <table:table-cell office:value-type="string">
            <text:p>DITA AYU PUTRI ANDIK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1-KOSY</text:p>
          </table:table-cell>
          <table:table-cell office:value-type="string">
            <text:p>FIRMAN NUR ASSYDHIQ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2-VYDV</text:p>
          </table:table-cell>
          <table:table-cell office:value-type="string">
            <text:p>HAFIDHOTUN NIS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3-DUBY</text:p>
          </table:table-cell>
          <table:table-cell office:value-type="string">
            <text:p>HESTI PUTRI ROMADHO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4-DYOS</text:p>
          </table:table-cell>
          <table:table-cell office:value-type="string">
            <text:p>IKA ARIAN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5-WNDK</text:p>
          </table:table-cell>
          <table:table-cell office:value-type="string">
            <text:p>INDRIA IKTIA ZAHR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6-VKXD</text:p>
          </table:table-cell>
          <table:table-cell office:value-type="string">
            <text:p>INDY PERMATA AINY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7-FUYK</text:p>
          </table:table-cell>
          <table:table-cell office:value-type="string">
            <text:p>JESSICA RIZKI FORTUN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8-YILH</text:p>
          </table:table-cell>
          <table:table-cell office:value-type="string">
            <text:p>KAMILIA NUR FADHILAH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9-VFHZ</text:p>
          </table:table-cell>
          <table:table-cell office:value-type="string">
            <text:p>MAULIDYAH WULAND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0-YAMB</text:p>
          </table:table-cell>
          <table:table-cell office:value-type="string">
            <text:p>MAY PUTRI PERMATA S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1-CEZE</text:p>
          </table:table-cell>
          <table:table-cell office:value-type="string">
            <text:p>MEILINDA NURIMA SAN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2-CVZH</text:p>
          </table:table-cell>
          <table:table-cell office:value-type="string">
            <text:p>MIFTAHUL AMAR AMALI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3-ZPYC</text:p>
          </table:table-cell>
          <table:table-cell office:value-type="string">
            <text:p>MOCHAMMAD ANDRIAN DAFFA AFFAND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4-EOXC</text:p>
          </table:table-cell>
          <table:table-cell office:value-type="string">
            <text:p>MOCHAMMAD DONY WIBOWO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5-LLER</text:p>
          </table:table-cell>
          <table:table-cell office:value-type="string">
            <text:p>MOHAMMAT DANIELE FITRA ANAM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6-QPOP</text:p>
          </table:table-cell>
          <table:table-cell office:value-type="string">
            <text:p>RAHMAWATI DWI WILUJENG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7-CHHO</text:p>
          </table:table-cell>
          <table:table-cell office:value-type="string">
            <text:p>SINTA WULAND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8-ILNQ</text:p>
          </table:table-cell>
          <table:table-cell office:value-type="string">
            <text:p>WIDA ZAHR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9-VOGR</text:p>
          </table:table-cell>
          <table:table-cell office:value-type="string">
            <text:p>YESSI SASKIA AYU CAHYANINGSIH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0-VUMD</text:p>
          </table:table-cell>
          <table:table-cell office:value-type="string">
            <text:p>ACHMAD ALI MURTADH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1-VCQQ</text:p>
          </table:table-cell>
          <table:table-cell office:value-type="string">
            <text:p>AKHMAD PRAMUDYA FATAK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2-ZUYF</text:p>
          </table:table-cell>
          <table:table-cell office:value-type="string">
            <text:p>ALYSSA AURA MARYAM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3-EYSG</text:p>
          </table:table-cell>
          <table:table-cell office:value-type="string">
            <text:p>BIMA PERMADA ARDIANSYA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4-AAGL</text:p>
          </table:table-cell>
          <table:table-cell office:value-type="string">
            <text:p>CHINTYA DEVI AGUSTIN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5-ETFD</text:p>
          </table:table-cell>
          <table:table-cell office:value-type="string">
            <text:p>CITRA AULIA PRIMANANDI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6-RTKF</text:p>
          </table:table-cell>
          <table:table-cell office:value-type="string">
            <text:p>DEBI DWI ROHMATUL AI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7-LWRY</text:p>
          </table:table-cell>
          <table:table-cell office:value-type="string">
            <text:p>DEDY ARYASANDI UTOM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8-XKZG</text:p>
          </table:table-cell>
          <table:table-cell office:value-type="string">
            <text:p>DEVA MAULANA PUTR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9-ZXXT</text:p>
          </table:table-cell>
          <table:table-cell office:value-type="string">
            <text:p>DEVINA AULIA ARIB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0-SMXS</text:p>
          </table:table-cell>
          <table:table-cell office:value-type="string">
            <text:p>DHEA SURYA AWAL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1-NAXE</text:p>
          </table:table-cell>
          <table:table-cell office:value-type="string">
            <text:p>DIAN RAMADHAN NOVITAS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2-RGZN</text:p>
          </table:table-cell>
          <table:table-cell office:value-type="string">
            <text:p>ERLY PUTRI MELYAS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3-ULLA</text:p>
          </table:table-cell>
          <table:table-cell office:value-type="string">
            <text:p>FIRDA ALIFTA FAUZI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4-XXFA</text:p>
          </table:table-cell>
          <table:table-cell office:value-type="string">
            <text:p>FRITTA MEIRANI HARIANT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5-HJNG</text:p>
          </table:table-cell>
          <table:table-cell office:value-type="string">
            <text:p>HAMKA DZIYAUL HAQ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6-NIWN</text:p>
          </table:table-cell>
          <table:table-cell office:value-type="string">
            <text:p>HILMIYA AKMILATUN NAFIS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7-FMLW</text:p>
          </table:table-cell>
          <table:table-cell office:value-type="string">
            <text:p>JADE ILLEN PRADAYAN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8-OWRC</text:p>
          </table:table-cell>
          <table:table-cell office:value-type="string">
            <text:p>KANIA SHEILA NAREZW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9-FURU</text:p>
          </table:table-cell>
          <table:table-cell office:value-type="string">
            <text:p>M NIKO ERLANGG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0-KJBA</text:p>
          </table:table-cell>
          <table:table-cell office:value-type="string">
            <text:p>MAULANA ZACKY FEBRIAN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1-NLOG</text:p>
          </table:table-cell>
          <table:table-cell office:value-type="string">
            <text:p>MOCH. FIRNANDA ZULYANSYA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2-KREZ</text:p>
          </table:table-cell>
          <table:table-cell office:value-type="string">
            <text:p>MOCHAMAD RIZAL EKO PRASETY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3-JNXM</text:p>
          </table:table-cell>
          <table:table-cell office:value-type="string">
            <text:p>MOHAMMAD WAHYU PRIMALIADI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4-HHJX</text:p>
          </table:table-cell>
          <table:table-cell office:value-type="string">
            <text:p>MUHAMMAD ZAHRUL AZHAR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5-LMBR</text:p>
          </table:table-cell>
          <table:table-cell office:value-type="string">
            <text:p>NAFFA ATUS SHOLICH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6-RSPF</text:p>
          </table:table-cell>
          <table:table-cell office:value-type="string">
            <text:p>NEVIRA NURIL LAILY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7-GFJL</text:p>
          </table:table-cell>
          <table:table-cell office:value-type="string">
            <text:p>NIKEN AULIA SEPTIAN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8-YMQC</text:p>
          </table:table-cell>
          <table:table-cell office:value-type="string">
            <text:p>NIKO RENALDY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9-MFWL</text:p>
          </table:table-cell>
          <table:table-cell office:value-type="string">
            <text:p>PUTRI AMELIA ANUGRAI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0-XVIO</text:p>
          </table:table-cell>
          <table:table-cell office:value-type="string">
            <text:p>RATU JASMINE PUTRI FERDIANNIS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1-OMTV</text:p>
          </table:table-cell>
          <table:table-cell office:value-type="string">
            <text:p>SEPHIRA ARNESTA PUT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2-WSFQ</text:p>
          </table:table-cell>
          <table:table-cell office:value-type="string">
            <text:p>SINTIA WINDA APRILI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3-ZCUK</text:p>
          </table:table-cell>
          <table:table-cell office:value-type="string">
            <text:p>SUFFI NATUL AISID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4-HZVK</text:p>
          </table:table-cell>
          <table:table-cell office:value-type="string">
            <text:p>VIRNA DEA PUTRI ARMADA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5-FVDI</text:p>
          </table:table-cell>
          <table:table-cell office:value-type="string">
            <text:p>WISNU PUTRA SOLFRIN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6-DPMP</text:p>
          </table:table-cell>
          <table:table-cell office:value-type="string">
            <text:p>YULIA WULAND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7-OIVT</text:p>
          </table:table-cell>
          <table:table-cell office:value-type="string">
            <text:p>ABDUL ROCHIM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8-RXKC</text:p>
          </table:table-cell>
          <table:table-cell office:value-type="string">
            <text:p>ACHMAD IRGI FIRM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9-TLVN</text:p>
          </table:table-cell>
          <table:table-cell office:value-type="string">
            <text:p>AISYAH DINDA PRAMESW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0-QIBG</text:p>
          </table:table-cell>
          <table:table-cell office:value-type="string">
            <text:p>ALIA RAHM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1-MCLS</text:p>
          </table:table-cell>
          <table:table-cell office:value-type="string">
            <text:p>AMELIA SISCA DWI ROSDIAN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2-WTYR</text:p>
          </table:table-cell>
          <table:table-cell office:value-type="string">
            <text:p>ANDINI RINA WULAN 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3-MTHE</text:p>
          </table:table-cell>
          <table:table-cell office:value-type="string">
            <text:p>ANGELIORA CAHYA RIMAWANES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4-OTMJ</text:p>
          </table:table-cell>
          <table:table-cell office:value-type="string">
            <text:p>DHAYINTA SEPTYA MARTH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5-GJZH</text:p>
          </table:table-cell>
          <table:table-cell office:value-type="string">
            <text:p>DILA NUR FATIKHA 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6-DZPZ</text:p>
          </table:table-cell>
          <table:table-cell office:value-type="string">
            <text:p>FARADILA IRFAN MAULANA PUT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7-HPXT</text:p>
          </table:table-cell>
          <table:table-cell office:value-type="string">
            <text:p>HELMI WAHYU TRI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8-YHFN</text:p>
          </table:table-cell>
          <table:table-cell office:value-type="string">
            <text:p>HERLINDA CAHYA PUT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9-PGVR</text:p>
          </table:table-cell>
          <table:table-cell office:value-type="string">
            <text:p>JAKA FERDI ALAMS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0-MRYU</text:p>
          </table:table-cell>
          <table:table-cell office:value-type="string">
            <text:p>JEANIS HERLINA WELLTY GIRSANG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1-QFZU</text:p>
          </table:table-cell>
          <table:table-cell office:value-type="string">
            <text:p>KEVIN ROHMANUL MUSTAIN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2-FTJJ</text:p>
          </table:table-cell>
          <table:table-cell office:value-type="string">
            <text:p>KHOLIFAH FATMARANT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3-GOHF</text:p>
          </table:table-cell>
          <table:table-cell office:value-type="string">
            <text:p>M. AGUS DWI RAMADIT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4-NUUM</text:p>
          </table:table-cell>
          <table:table-cell office:value-type="string">
            <text:p>MOCH. ILHAM DWI SA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5-BMDS</text:p>
          </table:table-cell>
          <table:table-cell office:value-type="string">
            <text:p>MOH. ANGGRIAWAN 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6-VBTT</text:p>
          </table:table-cell>
          <table:table-cell office:value-type="string">
            <text:p>MOKH. ASH SHAFILLAH YUNANNEGA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7-RPPI</text:p>
          </table:table-cell>
          <table:table-cell office:value-type="string">
            <text:p>MUH. DENI ALFINANDA WINDRI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8-PVER</text:p>
          </table:table-cell>
          <table:table-cell office:value-type="string">
            <text:p>MUKHAMMAD ZAKKY MUTTAQIN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9-YTCD</text:p>
          </table:table-cell>
          <table:table-cell office:value-type="string">
            <text:p>NELSEN BIMANTARA BAHARI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0-TSKZ</text:p>
          </table:table-cell>
          <table:table-cell office:value-type="string">
            <text:p>NURUL ABELI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1-AMGM</text:p>
          </table:table-cell>
          <table:table-cell office:value-type="string">
            <text:p>RENO ADITYAN SA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2-GLJQ</text:p>
          </table:table-cell>
          <table:table-cell office:value-type="string">
            <text:p>RIZKY DWI ALYAN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3-WWUX</text:p>
          </table:table-cell>
          <table:table-cell office:value-type="string">
            <text:p>SABILILLAH OKTAVIA RAHMADAN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4-TSSE</text:p>
          </table:table-cell>
          <table:table-cell office:value-type="string">
            <text:p>SERLY DANIATUL IZZ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5-AGHM</text:p>
          </table:table-cell>
          <table:table-cell office:value-type="string">
            <text:p>SINTA FITRI NOVI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6-DSUX</text:p>
          </table:table-cell>
          <table:table-cell office:value-type="string">
            <text:p>SITI MUNAWARO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7-FIUF</text:p>
          </table:table-cell>
          <table:table-cell office:value-type="string">
            <text:p>SITI UMI FARIK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8-BPTA</text:p>
          </table:table-cell>
          <table:table-cell office:value-type="string">
            <text:p>TRI MAULID DIAH MAEMUFIDA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9-YWRK</text:p>
          </table:table-cell>
          <table:table-cell office:value-type="string">
            <text:p>ULFIATUL MUIZZA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0-YPZK</text:p>
          </table:table-cell>
          <table:table-cell office:value-type="string">
            <text:p>VIVIN MELINA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1-BFLY</text:p>
          </table:table-cell>
          <table:table-cell office:value-type="string">
            <text:p>WAMING GADING ARDY PRATAM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2-ISJJ</text:p>
          </table:table-cell>
          <table:table-cell office:value-type="string">
            <text:p>YESIKA ANJELI PERMATA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3-LUES</text:p>
          </table:table-cell>
          <table:table-cell office:value-type="string">
            <text:p>ADELIA GADIS SITTA LOREN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4-XKSE</text:p>
          </table:table-cell>
          <table:table-cell office:value-type="string">
            <text:p>ADHITIA PUTRA NARARES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5-RMWJ</text:p>
          </table:table-cell>
          <table:table-cell office:value-type="string">
            <text:p>ADINDA DWI YULIANT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6-MAVD</text:p>
          </table:table-cell>
          <table:table-cell office:value-type="string">
            <text:p>AKLIS SYAFA PRATIW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7-JDWG</text:p>
          </table:table-cell>
          <table:table-cell office:value-type="string">
            <text:p>AMALYNA NUER PRITRISY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8-LVWU</text:p>
          </table:table-cell>
          <table:table-cell office:value-type="string">
            <text:p>ANASTASYA PUTRI ANGELI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9-TMCZ</text:p>
          </table:table-cell>
          <table:table-cell office:value-type="string">
            <text:p>BAGAS AGUNG ARYAJAS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0-RWTS</text:p>
          </table:table-cell>
          <table:table-cell office:value-type="string">
            <text:p>CLEO AJENG CANTIK JULIANE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1-SGNR</text:p>
          </table:table-cell>
          <table:table-cell office:value-type="string">
            <text:p>DIMAS AZRIL AFRIZKY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2-QLFX</text:p>
          </table:table-cell>
          <table:table-cell office:value-type="string">
            <text:p>EMILIA ZAHR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3-SZTZ</text:p>
          </table:table-cell>
          <table:table-cell office:value-type="string">
            <text:p>ESTA RAMADHAN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4-UUCJ</text:p>
          </table:table-cell>
          <table:table-cell office:value-type="string">
            <text:p>FAHMI AINUSSYIF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5-ADPO</text:p>
          </table:table-cell>
          <table:table-cell office:value-type="string">
            <text:p>FIGO DWI SAPUTR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6-FAUJ</text:p>
          </table:table-cell>
          <table:table-cell office:value-type="string">
            <text:p>GAVIN AZARY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7-UVHN</text:p>
          </table:table-cell>
          <table:table-cell office:value-type="string">
            <text:p>HASAN RIDHO ABDILLA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8-NYDE</text:p>
          </table:table-cell>
          <table:table-cell office:value-type="string">
            <text:p>INDI AGUSTIAR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9-YZGP</text:p>
          </table:table-cell>
          <table:table-cell office:value-type="string">
            <text:p>INDIKA ARUM SAR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0-FTDS</text:p>
          </table:table-cell>
          <table:table-cell office:value-type="string">
            <text:p>INKA DWI OCTAVI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1-CLII</text:p>
          </table:table-cell>
          <table:table-cell office:value-type="string">
            <text:p>KELVIN ROHMANUL MUSTAIN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2-FBSA</text:p>
          </table:table-cell>
          <table:table-cell office:value-type="string">
            <text:p>LINDA AGUSTIN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3-WMLV</text:p>
          </table:table-cell>
          <table:table-cell office:value-type="string">
            <text:p>LISA RAFILIA GANIS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4-HRPD</text:p>
          </table:table-cell>
          <table:table-cell office:value-type="string">
            <text:p>MELLA DWI ARIN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5-DFYO</text:p>
          </table:table-cell>
          <table:table-cell office:value-type="string">
            <text:p>MOCH ALEX DWI ARDIANTO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6-WDLB</text:p>
          </table:table-cell>
          <table:table-cell office:value-type="string">
            <text:p>MOCHAMMAD ARYA MAULAN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7-KEZX</text:p>
          </table:table-cell>
          <table:table-cell office:value-type="string">
            <text:p>MOCHAMMAD SYAIKHUL ACHMADI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8-NMUV</text:p>
          </table:table-cell>
          <table:table-cell office:value-type="string">
            <text:p>MOHAMMAD SAIFULLO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9-QFNO</text:p>
          </table:table-cell>
          <table:table-cell office:value-type="string">
            <text:p>MUHAMMAD ROSUL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0-ZPRE</text:p>
          </table:table-cell>
          <table:table-cell office:value-type="string">
            <text:p>PUTRI AMANDA AGUSTIN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1-XLNS</text:p>
          </table:table-cell>
          <table:table-cell office:value-type="string">
            <text:p>PUTRI AYU NINGTYAS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2-XAKZ</text:p>
          </table:table-cell>
          <table:table-cell office:value-type="string">
            <text:p>RACHEL ATTHIYAH NAJAH KAMILA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3-VAKH</text:p>
          </table:table-cell>
          <table:table-cell office:value-type="string">
            <text:p>RAFLI SUDARSONO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4-GCPP</text:p>
          </table:table-cell>
          <table:table-cell office:value-type="string">
            <text:p>SABRINA AULIYA RAHM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5-FECH</text:p>
          </table:table-cell>
          <table:table-cell office:value-type="string">
            <text:p>STEFANNY PATRICIA FERNAND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6-PTJZ</text:p>
          </table:table-cell>
          <table:table-cell office:value-type="string">
            <text:p>TRI WINDA JAYA FATMAWAT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7-SWKY</text:p>
          </table:table-cell>
          <table:table-cell office:value-type="string">
            <text:p>YOFANA MAHARAN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8-INAT</text:p>
          </table:table-cell>
          <table:table-cell office:value-type="string">
            <text:p>YUNITA DWI LESTAR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9-UMOR</text:p>
          </table:table-cell>
          <table:table-cell office:value-type="string">
            <text:p>ACHMAD GHOZAL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0-AMEN</text:p>
          </table:table-cell>
          <table:table-cell office:value-type="string">
            <text:p>AJRUN NISA ROHMAN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1-KBQU</text:p>
          </table:table-cell>
          <table:table-cell office:value-type="string">
            <text:p>ALYA DWI SURYA NINGRUM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2-EYBO</text:p>
          </table:table-cell>
          <table:table-cell office:value-type="string">
            <text:p>ARINDA DWI RAVENDY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3-NSCG</text:p>
          </table:table-cell>
          <table:table-cell office:value-type="string">
            <text:p>AZWA ZHAHIRU ILHAMSYAH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4-PFXK</text:p>
          </table:table-cell>
          <table:table-cell office:value-type="string">
            <text:p>DIANA NUR ANJAN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5-PXAQ</text:p>
          </table:table-cell>
          <table:table-cell office:value-type="string">
            <text:p>ELIANA RINI BUDI INDART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6-NILJ</text:p>
          </table:table-cell>
          <table:table-cell office:value-type="string">
            <text:p>FITA FARA ALADIB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7-GVVK</text:p>
          </table:table-cell>
          <table:table-cell office:value-type="string">
            <text:p>HINDAN DWI RUSDIAN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8-CAPQ</text:p>
          </table:table-cell>
          <table:table-cell office:value-type="string">
            <text:p>INDAH NUR FADIL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9-QWGU</text:p>
          </table:table-cell>
          <table:table-cell office:value-type="string">
            <text:p>KHOLIFATUS SA'DIY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0-OUOC</text:p>
          </table:table-cell>
          <table:table-cell office:value-type="string">
            <text:p>M. JAMIL AL AMI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1-TLKN</text:p>
          </table:table-cell>
          <table:table-cell office:value-type="string">
            <text:p>M. SULKAN DERI KURNIAWA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2-DRPW</text:p>
          </table:table-cell>
          <table:table-cell office:value-type="string">
            <text:p>MOCHAMMAD WAHYU NUR MAULUDI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3-XNXL</text:p>
          </table:table-cell>
          <table:table-cell office:value-type="string">
            <text:p>MOCHAMMAD ZULFAN MAULAN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4-TEBL</text:p>
          </table:table-cell>
          <table:table-cell office:value-type="string">
            <text:p>MUHAMMAD ABDUL JABBAR FEBRIYA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5-KEFI</text:p>
          </table:table-cell>
          <table:table-cell office:value-type="string">
            <text:p>MUHAMMAD AINUN ZIKR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6-RSPK</text:p>
          </table:table-cell>
          <table:table-cell office:value-type="string">
            <text:p>RIFDAH AZAL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7-AILV</text:p>
          </table:table-cell>
          <table:table-cell office:value-type="string">
            <text:p>RIFKY EKO PRASETY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8-NHZU</text:p>
          </table:table-cell>
          <table:table-cell office:value-type="string">
            <text:p>RISKHA SINTA SYAH DEV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9-IGOS</text:p>
          </table:table-cell>
          <table:table-cell office:value-type="string">
            <text:p>SASA APRIL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0-YXVV</text:p>
          </table:table-cell>
          <table:table-cell office:value-type="string">
            <text:p>SASIKIRANA ANABELLA DWIYANT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1-LREY</text:p>
          </table:table-cell>
          <table:table-cell office:value-type="string">
            <text:p>SHINTYA IFTITAH DZIKRULL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2-OSXF</text:p>
          </table:table-cell>
          <table:table-cell office:value-type="string">
            <text:p>SOFI AFIFA NABIL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3-WDAP</text:p>
          </table:table-cell>
          <table:table-cell office:value-type="string">
            <text:p>SRI WAHYU DWI ACHMAD ANGGER P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4-PDIB</text:p>
          </table:table-cell>
          <table:table-cell office:value-type="string">
            <text:p>TABIINA ALFI ROHM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5-BJJF</text:p>
          </table:table-cell>
          <table:table-cell office:value-type="string">
            <text:p>TRI NIDIA KUSUMAWARDAN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6-JREI</text:p>
          </table:table-cell>
          <table:table-cell office:value-type="string">
            <text:p>ULYA IMROATU TAFDHIL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7-JBTC</text:p>
          </table:table-cell>
          <table:table-cell office:value-type="string">
            <text:p>WAFIQ RAWIRA YUDH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8-JCMM</text:p>
          </table:table-cell>
          <table:table-cell office:value-type="string">
            <text:p>YUNITA EKA NUR PRASTIW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1-WXYJ</text:p>
          </table:table-cell>
          <table:table-cell office:value-type="string">
            <text:p>Drs. DIGDO SANTOSO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2-WCKB</text:p>
          </table:table-cell>
          <table:table-cell office:value-type="string">
            <text:p>DRS.H. ARIFUL KHUSEN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3-GVLY</text:p>
          </table:table-cell>
          <table:table-cell office:value-type="string">
            <text:p>HARIJON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4-ZJTR</text:p>
          </table:table-cell>
          <table:table-cell office:value-type="string">
            <text:p>H. DRS. A. SAIFUL KAHFIEMA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5-DTGJ</text:p>
          </table:table-cell>
          <table:table-cell office:value-type="string">
            <text:p>Hj. ISMIYANI, NS.S.Pd, M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6-RSFA</text:p>
          </table:table-cell>
          <table:table-cell office:value-type="string">
            <text:p>Drs. M. ZAINI HARIONO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7-GEOZ</text:p>
          </table:table-cell>
          <table:table-cell office:value-type="string">
            <text:p>Drs. AGUS ANDY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8-TRLO</text:p>
          </table:table-cell>
          <table:table-cell office:value-type="string">
            <text:p>Dra. MM. SRI WINANT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9-ASHC</text:p>
          </table:table-cell>
          <table:table-cell office:value-type="string">
            <text:p>HARI TJAHJANI, SP.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0-PNOB</text:p>
          </table:table-cell>
          <table:table-cell office:value-type="string">
            <text:p>ARIS MULYONO, S.Pd.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1-OVGG</text:p>
          </table:table-cell>
          <table:table-cell office:value-type="string">
            <text:p>TM. SUKARNO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2-NENV</text:p>
          </table:table-cell>
          <table:table-cell office:value-type="string">
            <text:p>SISPRIHATININGSI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3-LZEW</text:p>
          </table:table-cell>
          <table:table-cell office:value-type="string">
            <text:p>Drs. IRWAN SETYADI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4-WFZQ</text:p>
          </table:table-cell>
          <table:table-cell office:value-type="string">
            <text:p>BUDIWATI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5-WWLD</text:p>
          </table:table-cell>
          <table:table-cell office:value-type="string">
            <text:p>WATUYA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6-KSJC</text:p>
          </table:table-cell>
          <table:table-cell office:value-type="string">
            <text:p>YOYOK AGUS S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7-XING</text:p>
          </table:table-cell>
          <table:table-cell office:value-type="string">
            <text:p>H.M. SYAMSUL ARIF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8-VKCM</text:p>
          </table:table-cell>
          <table:table-cell office:value-type="string">
            <text:p>WIWIN SUGIART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9-ZZZK</text:p>
          </table:table-cell>
          <table:table-cell office:value-type="string">
            <text:p>Drs. SAMUD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0-WADK</text:p>
          </table:table-cell>
          <table:table-cell office:value-type="string">
            <text:p>SULIKAH ENDANG P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1-IQGQ</text:p>
          </table:table-cell>
          <table:table-cell office:value-type="string">
            <text:p>LAMANI, S.Pd.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2-LBUA</text:p>
          </table:table-cell>
          <table:table-cell office:value-type="string">
            <text:p>EKO HARIANT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3-XXSP</text:p>
          </table:table-cell>
          <table:table-cell office:value-type="string">
            <text:p>SRI SUPARTIN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4-VRQG</text:p>
          </table:table-cell>
          <table:table-cell office:value-type="string">
            <text:p>Dra. SITI FADILATIN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5-JMOY</text:p>
          </table:table-cell>
          <table:table-cell office:value-type="string">
            <text:p>CHOLIS MAWANTI, S.Pd., M.S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6-TKVN</text:p>
          </table:table-cell>
          <table:table-cell office:value-type="string">
            <text:p>MASYKUROTUN NIKM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7-RGFF</text:p>
          </table:table-cell>
          <table:table-cell office:value-type="string">
            <text:p>SOTIP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8-PMWL</text:p>
          </table:table-cell>
          <table:table-cell office:value-type="string">
            <text:p>Dra. PUDJIAT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9-UIKW</text:p>
          </table:table-cell>
          <table:table-cell office:value-type="string">
            <text:p>Hj. RATNA MUFIDAH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0-EDTO</text:p>
          </table:table-cell>
          <table:table-cell office:value-type="string">
            <text:p>Dra. L. ISNAINIYSH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1-TFHI</text:p>
          </table:table-cell>
          <table:table-cell office:value-type="string">
            <text:p>WAHYU FUJIHARIAN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2-DINB</text:p>
          </table:table-cell>
          <table:table-cell office:value-type="string">
            <text:p>FARIH MANSUR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3-IUKX</text:p>
          </table:table-cell>
          <table:table-cell office:value-type="string">
            <text:p>FADILATIN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4-SVKE</text:p>
          </table:table-cell>
          <table:table-cell office:value-type="string">
            <text:p>AKHLAKUL KARIM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5-EXUX</text:p>
          </table:table-cell>
          <table:table-cell office:value-type="string">
            <text:p>MOERTONO.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6-ZANN</text:p>
          </table:table-cell>
          <table:table-cell office:value-type="string">
            <text:p>IKHWAN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7-YRDB</text:p>
          </table:table-cell>
          <table:table-cell office:value-type="string">
            <text:p>M. NASRUDDIN, S.Pd.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8-MZNM</text:p>
          </table:table-cell>
          <table:table-cell office:value-type="string">
            <text:p>AGUS YUDIATMOKO, S.Pd.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9-LMAB</text:p>
          </table:table-cell>
          <table:table-cell office:value-type="string">
            <text:p>JOKO MULY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0-PAYS</text:p>
          </table:table-cell>
          <table:table-cell office:value-type="string">
            <text:p>ARIANI DIAN WULANDAR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1-EFNZ</text:p>
          </table:table-cell>
          <table:table-cell office:value-type="string">
            <text:p>NITA PURWANINGSI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2-MQTJ</text:p>
          </table:table-cell>
          <table:table-cell office:value-type="string">
            <text:p>NONY TRI WIDYARATNA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3-PNTD</text:p>
          </table:table-cell>
          <table:table-cell office:value-type="string">
            <text:p>IIN KHOIRUN NISA', S.Pd.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4-GUOV</text:p>
          </table:table-cell>
          <table:table-cell office:value-type="string">
            <text:p>IRA MARIYON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5-QLGS</text:p>
          </table:table-cell>
          <table:table-cell office:value-type="string">
            <text:p>HANNI PRATIWI ARKHAM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6-HELN</text:p>
          </table:table-cell>
          <table:table-cell office:value-type="string">
            <text:p>KIKI CAHYAN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7-DGQD</text:p>
          </table:table-cell>
          <table:table-cell office:value-type="string">
            <text:p>HANIK MASLUCH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8-YQHY</text:p>
          </table:table-cell>
          <table:table-cell office:value-type="string">
            <text:p>DURROTUL FITRIYAH, S.Pd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9-ISCI</text:p>
          </table:table-cell>
          <table:table-cell office:value-type="string">
            <text:p>MUH. ZUHRIFAL FUAD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0-WINE</text:p>
          </table:table-cell>
          <table:table-cell office:value-type="string">
            <text:p>YOLANDA VRIASTAR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1-LEGY</text:p>
          </table:table-cell>
          <table:table-cell office:value-type="string">
            <text:p>MALINDA HANDAYAN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2-IZIK</text:p>
          </table:table-cell>
          <table:table-cell office:value-type="string">
            <text:p>SITI MARDIYAH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3-MZYD</text:p>
          </table:table-cell>
          <table:table-cell office:value-type="string">
            <text:p>MUH. HAFID AFAND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51265425">
            <text:p>451265425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41228845">
            <text:p>541228845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59547648">
            <text:p>259547648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66945645">
            <text:p>966945645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54646864">
            <text:p>654646864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69464897">
            <text:p>469464897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84769746">
            <text:p>6847697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76584764">
            <text:p>476584764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646976946">
            <text:p>6469769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97465466">
            <text:p>89746546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988731289">
            <text:p>988731289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6346673">
            <text:p>34634667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836246">
            <text:p>3478362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36123687">
            <text:p>736123687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74347246">
            <text:p>3743472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372346">
            <text:p>3473723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68425262">
            <text:p>56842526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87856763">
            <text:p>78785676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458363">
            <text:p>34745836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347246">
            <text:p>3473472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623462">
            <text:p>34762346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241546">
            <text:p>3472415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85676894">
            <text:p>785676894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5626772">
            <text:p>34562677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57373464">
            <text:p>457373464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57572423">
            <text:p>45757242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457624623">
            <text:p>45762462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784573262">
            <text:p>78457326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583734642">
            <text:p>58373464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34512352">
            <text:p>23451235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36347343">
            <text:p>23634734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57376346">
            <text:p>357376346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23424354">
            <text:p>123424354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876884842">
            <text:p>87688484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246243762">
            <text:p>246243762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347346233">
            <text:p>347346233</text:p>
          </table:table-cell>
          <table:table-cell office:value-type="string">
            <text:p>ERROR-SYSTEM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 table:number-rows-repeated="10473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_user" table:base-cell-address="$'DATA-PEMILIH'.$A$1" table:cell-range-address="$'DATA-PEMILIH'.$A$1:.$E$1138"/>
        </table:named-expressions>
      </table:table>
      <table:table table:name="SALTED-CODE" table:style-name="ta7" table:print="false">
        <office:forms form:automatic-focus="false" form:apply-design-mode="false"/>
        <table:table-column table:style-name="co7" table:default-cell-style-name="Excel_20_Built-in_20_Normal"/>
        <table:table-column table:style-name="co10" table:default-cell-style-name="ce2"/>
        <table:table-column table:style-name="co11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table:formula="of:=[.B1]&amp;&quot;-&quot;&amp;[.C1]" office:value-type="string" office:string-value="4010-KRJB">
            <text:p>4010-KRJB</text:p>
          </table:table-cell>
          <table:table-cell office:value-type="float" office:value="4010">
            <text:p>4010</text:p>
          </table:table-cell>
          <table:table-cell table:style-name="ce1" table:formula="of:=CHAR(RANDBETWEEN(65;90) )&amp;CHAR(RANDBETWEEN(65;90) )&amp;CHAR(RANDBETWEEN(65;90) )&amp;CHAR(RANDBETWEEN(65;90) )" office:value-type="string" office:string-value="KRJB">
            <text:p>KRJB</text:p>
          </table:table-cell>
          <table:table-cell table:number-columns-repeated="1021"/>
        </table:table-row>
        <table:table-row table:style-name="ro1">
          <table:table-cell table:formula="of:=[.B2]&amp;&quot;-&quot;&amp;[.C2]" office:value-type="string" office:string-value="4011-GEAV">
            <text:p>4011-GEAV</text:p>
          </table:table-cell>
          <table:table-cell office:value-type="float" office:value="4011">
            <text:p>4011</text:p>
          </table:table-cell>
          <table:table-cell table:style-name="ce1" table:formula="of:=CHAR(RANDBETWEEN(65;90) )&amp;CHAR(RANDBETWEEN(65;90) )&amp;CHAR(RANDBETWEEN(65;90) )&amp;CHAR(RANDBETWEEN(65;90) )" office:value-type="string" office:string-value="GEAV">
            <text:p>GEAV</text:p>
          </table:table-cell>
          <table:table-cell table:number-columns-repeated="1021"/>
        </table:table-row>
        <table:table-row table:style-name="ro1">
          <table:table-cell table:formula="of:=[.B3]&amp;&quot;-&quot;&amp;[.C3]" office:value-type="string" office:string-value="4012-RBZV">
            <text:p>4012-RBZV</text:p>
          </table:table-cell>
          <table:table-cell office:value-type="float" office:value="4012">
            <text:p>4012</text:p>
          </table:table-cell>
          <table:table-cell table:style-name="ce1" table:formula="of:=CHAR(RANDBETWEEN(65;90) )&amp;CHAR(RANDBETWEEN(65;90) )&amp;CHAR(RANDBETWEEN(65;90) )&amp;CHAR(RANDBETWEEN(65;90) )" office:value-type="string" office:string-value="RBZV">
            <text:p>RBZV</text:p>
          </table:table-cell>
          <table:table-cell table:number-columns-repeated="1021"/>
        </table:table-row>
        <table:table-row table:style-name="ro1">
          <table:table-cell table:formula="of:=[.B4]&amp;&quot;-&quot;&amp;[.C4]" office:value-type="string" office:string-value="4013-GPZL">
            <text:p>4013-GPZL</text:p>
          </table:table-cell>
          <table:table-cell office:value-type="float" office:value="4013">
            <text:p>4013</text:p>
          </table:table-cell>
          <table:table-cell table:style-name="ce1" table:formula="of:=CHAR(RANDBETWEEN(65;90) )&amp;CHAR(RANDBETWEEN(65;90) )&amp;CHAR(RANDBETWEEN(65;90) )&amp;CHAR(RANDBETWEEN(65;90) )" office:value-type="string" office:string-value="GPZL">
            <text:p>GPZL</text:p>
          </table:table-cell>
          <table:table-cell table:number-columns-repeated="1021"/>
        </table:table-row>
        <table:table-row table:style-name="ro1">
          <table:table-cell table:formula="of:=[.B5]&amp;&quot;-&quot;&amp;[.C5]" office:value-type="string" office:string-value="4014-WKKN">
            <text:p>4014-WKKN</text:p>
          </table:table-cell>
          <table:table-cell office:value-type="float" office:value="4014">
            <text:p>4014</text:p>
          </table:table-cell>
          <table:table-cell table:style-name="ce1" table:formula="of:=CHAR(RANDBETWEEN(65;90) )&amp;CHAR(RANDBETWEEN(65;90) )&amp;CHAR(RANDBETWEEN(65;90) )&amp;CHAR(RANDBETWEEN(65;90) )" office:value-type="string" office:string-value="WKKN">
            <text:p>WKKN</text:p>
          </table:table-cell>
          <table:table-cell table:number-columns-repeated="1021"/>
        </table:table-row>
        <table:table-row table:style-name="ro1">
          <table:table-cell table:formula="of:=[.B6]&amp;&quot;-&quot;&amp;[.C6]" office:value-type="string" office:string-value="4015-BCKU">
            <text:p>4015-BCKU</text:p>
          </table:table-cell>
          <table:table-cell office:value-type="float" office:value="4015">
            <text:p>4015</text:p>
          </table:table-cell>
          <table:table-cell table:style-name="ce1" table:formula="of:=CHAR(RANDBETWEEN(65;90) )&amp;CHAR(RANDBETWEEN(65;90) )&amp;CHAR(RANDBETWEEN(65;90) )&amp;CHAR(RANDBETWEEN(65;90) )" office:value-type="string" office:string-value="BCKU">
            <text:p>BCKU</text:p>
          </table:table-cell>
          <table:table-cell table:number-columns-repeated="1021"/>
        </table:table-row>
        <table:table-row table:style-name="ro1">
          <table:table-cell table:formula="of:=[.B7]&amp;&quot;-&quot;&amp;[.C7]" office:value-type="string" office:string-value="4016-VSWD">
            <text:p>4016-VSWD</text:p>
          </table:table-cell>
          <table:table-cell office:value-type="float" office:value="4016">
            <text:p>4016</text:p>
          </table:table-cell>
          <table:table-cell table:style-name="ce1" table:formula="of:=CHAR(RANDBETWEEN(65;90) )&amp;CHAR(RANDBETWEEN(65;90) )&amp;CHAR(RANDBETWEEN(65;90) )&amp;CHAR(RANDBETWEEN(65;90) )" office:value-type="string" office:string-value="VSWD">
            <text:p>VSWD</text:p>
          </table:table-cell>
          <table:table-cell table:number-columns-repeated="1021"/>
        </table:table-row>
        <table:table-row table:style-name="ro1">
          <table:table-cell table:formula="of:=[.B8]&amp;&quot;-&quot;&amp;[.C8]" office:value-type="string" office:string-value="4017-WZIF">
            <text:p>4017-WZIF</text:p>
          </table:table-cell>
          <table:table-cell office:value-type="float" office:value="4017">
            <text:p>4017</text:p>
          </table:table-cell>
          <table:table-cell table:style-name="ce1" table:formula="of:=CHAR(RANDBETWEEN(65;90) )&amp;CHAR(RANDBETWEEN(65;90) )&amp;CHAR(RANDBETWEEN(65;90) )&amp;CHAR(RANDBETWEEN(65;90) )" office:value-type="string" office:string-value="WZIF">
            <text:p>WZIF</text:p>
          </table:table-cell>
          <table:table-cell table:number-columns-repeated="1021"/>
        </table:table-row>
        <table:table-row table:style-name="ro1">
          <table:table-cell table:formula="of:=[.B9]&amp;&quot;-&quot;&amp;[.C9]" office:value-type="string" office:string-value="4018-QIFQ">
            <text:p>4018-QIFQ</text:p>
          </table:table-cell>
          <table:table-cell office:value-type="float" office:value="4018">
            <text:p>4018</text:p>
          </table:table-cell>
          <table:table-cell table:style-name="ce1" table:formula="of:=CHAR(RANDBETWEEN(65;90) )&amp;CHAR(RANDBETWEEN(65;90) )&amp;CHAR(RANDBETWEEN(65;90) )&amp;CHAR(RANDBETWEEN(65;90) )" office:value-type="string" office:string-value="QIFQ">
            <text:p>QIFQ</text:p>
          </table:table-cell>
          <table:table-cell table:number-columns-repeated="1021"/>
        </table:table-row>
        <table:table-row table:style-name="ro1">
          <table:table-cell table:formula="of:=[.B10]&amp;&quot;-&quot;&amp;[.C10]" office:value-type="string" office:string-value="4019-HHGP">
            <text:p>4019-HHGP</text:p>
          </table:table-cell>
          <table:table-cell office:value-type="float" office:value="4019">
            <text:p>4019</text:p>
          </table:table-cell>
          <table:table-cell table:style-name="ce1" table:formula="of:=CHAR(RANDBETWEEN(65;90) )&amp;CHAR(RANDBETWEEN(65;90) )&amp;CHAR(RANDBETWEEN(65;90) )&amp;CHAR(RANDBETWEEN(65;90) )" office:value-type="string" office:string-value="HHGP">
            <text:p>HHGP</text:p>
          </table:table-cell>
          <table:table-cell table:number-columns-repeated="1021"/>
        </table:table-row>
        <table:table-row table:style-name="ro1">
          <table:table-cell table:formula="of:=[.B11]&amp;&quot;-&quot;&amp;[.C11]" office:value-type="string" office:string-value="4020-QVJZ">
            <text:p>4020-QVJZ</text:p>
          </table:table-cell>
          <table:table-cell office:value-type="float" office:value="4020">
            <text:p>4020</text:p>
          </table:table-cell>
          <table:table-cell table:style-name="ce1" table:formula="of:=CHAR(RANDBETWEEN(65;90) )&amp;CHAR(RANDBETWEEN(65;90) )&amp;CHAR(RANDBETWEEN(65;90) )&amp;CHAR(RANDBETWEEN(65;90) )" office:value-type="string" office:string-value="QVJZ">
            <text:p>QVJZ</text:p>
          </table:table-cell>
          <table:table-cell table:number-columns-repeated="1021"/>
        </table:table-row>
        <table:table-row table:style-name="ro1">
          <table:table-cell table:formula="of:=[.B12]&amp;&quot;-&quot;&amp;[.C12]" office:value-type="string" office:string-value="4021-FHDB">
            <text:p>4021-FHDB</text:p>
          </table:table-cell>
          <table:table-cell office:value-type="float" office:value="4021">
            <text:p>4021</text:p>
          </table:table-cell>
          <table:table-cell table:style-name="ce1" table:formula="of:=CHAR(RANDBETWEEN(65;90) )&amp;CHAR(RANDBETWEEN(65;90) )&amp;CHAR(RANDBETWEEN(65;90) )&amp;CHAR(RANDBETWEEN(65;90) )" office:value-type="string" office:string-value="FHDB">
            <text:p>FHDB</text:p>
          </table:table-cell>
          <table:table-cell table:number-columns-repeated="1021"/>
        </table:table-row>
        <table:table-row table:style-name="ro1">
          <table:table-cell table:formula="of:=[.B13]&amp;&quot;-&quot;&amp;[.C13]" office:value-type="string" office:string-value="4022-OUNE">
            <text:p>4022-OUNE</text:p>
          </table:table-cell>
          <table:table-cell office:value-type="float" office:value="4022">
            <text:p>4022</text:p>
          </table:table-cell>
          <table:table-cell table:style-name="ce1" table:formula="of:=CHAR(RANDBETWEEN(65;90) )&amp;CHAR(RANDBETWEEN(65;90) )&amp;CHAR(RANDBETWEEN(65;90) )&amp;CHAR(RANDBETWEEN(65;90) )" office:value-type="string" office:string-value="OUNE">
            <text:p>OUNE</text:p>
          </table:table-cell>
          <table:table-cell table:number-columns-repeated="1021"/>
        </table:table-row>
        <table:table-row table:style-name="ro1">
          <table:table-cell table:formula="of:=[.B14]&amp;&quot;-&quot;&amp;[.C14]" office:value-type="string" office:string-value="4023-BFHR">
            <text:p>4023-BFHR</text:p>
          </table:table-cell>
          <table:table-cell office:value-type="float" office:value="4023">
            <text:p>4023</text:p>
          </table:table-cell>
          <table:table-cell table:style-name="ce1" table:formula="of:=CHAR(RANDBETWEEN(65;90) )&amp;CHAR(RANDBETWEEN(65;90) )&amp;CHAR(RANDBETWEEN(65;90) )&amp;CHAR(RANDBETWEEN(65;90) )" office:value-type="string" office:string-value="BFHR">
            <text:p>BFHR</text:p>
          </table:table-cell>
          <table:table-cell table:number-columns-repeated="1021"/>
        </table:table-row>
        <table:table-row table:style-name="ro1">
          <table:table-cell table:formula="of:=[.B15]&amp;&quot;-&quot;&amp;[.C15]" office:value-type="string" office:string-value="4024-NSFQ">
            <text:p>4024-NSFQ</text:p>
          </table:table-cell>
          <table:table-cell office:value-type="float" office:value="4024">
            <text:p>4024</text:p>
          </table:table-cell>
          <table:table-cell table:style-name="ce1" table:formula="of:=CHAR(RANDBETWEEN(65;90) )&amp;CHAR(RANDBETWEEN(65;90) )&amp;CHAR(RANDBETWEEN(65;90) )&amp;CHAR(RANDBETWEEN(65;90) )" office:value-type="string" office:string-value="NSFQ">
            <text:p>NSFQ</text:p>
          </table:table-cell>
          <table:table-cell table:number-columns-repeated="1021"/>
        </table:table-row>
        <table:table-row table:style-name="ro1">
          <table:table-cell table:formula="of:=[.B16]&amp;&quot;-&quot;&amp;[.C16]" office:value-type="string" office:string-value="4025-XYIE">
            <text:p>4025-XYIE</text:p>
          </table:table-cell>
          <table:table-cell office:value-type="float" office:value="4025">
            <text:p>4025</text:p>
          </table:table-cell>
          <table:table-cell table:style-name="ce1" table:formula="of:=CHAR(RANDBETWEEN(65;90) )&amp;CHAR(RANDBETWEEN(65;90) )&amp;CHAR(RANDBETWEEN(65;90) )&amp;CHAR(RANDBETWEEN(65;90) )" office:value-type="string" office:string-value="XYIE">
            <text:p>XYIE</text:p>
          </table:table-cell>
          <table:table-cell table:number-columns-repeated="1021"/>
        </table:table-row>
        <table:table-row table:style-name="ro1">
          <table:table-cell table:formula="of:=[.B17]&amp;&quot;-&quot;&amp;[.C17]" office:value-type="string" office:string-value="4026-EWBH">
            <text:p>4026-EWBH</text:p>
          </table:table-cell>
          <table:table-cell office:value-type="float" office:value="4026">
            <text:p>4026</text:p>
          </table:table-cell>
          <table:table-cell table:style-name="ce1" table:formula="of:=CHAR(RANDBETWEEN(65;90) )&amp;CHAR(RANDBETWEEN(65;90) )&amp;CHAR(RANDBETWEEN(65;90) )&amp;CHAR(RANDBETWEEN(65;90) )" office:value-type="string" office:string-value="EWBH">
            <text:p>EWBH</text:p>
          </table:table-cell>
          <table:table-cell table:number-columns-repeated="1021"/>
        </table:table-row>
        <table:table-row table:style-name="ro1">
          <table:table-cell table:formula="of:=[.B18]&amp;&quot;-&quot;&amp;[.C18]" office:value-type="string" office:string-value="4027-MHES">
            <text:p>4027-MHES</text:p>
          </table:table-cell>
          <table:table-cell office:value-type="float" office:value="4027">
            <text:p>4027</text:p>
          </table:table-cell>
          <table:table-cell table:style-name="ce1" table:formula="of:=CHAR(RANDBETWEEN(65;90) )&amp;CHAR(RANDBETWEEN(65;90) )&amp;CHAR(RANDBETWEEN(65;90) )&amp;CHAR(RANDBETWEEN(65;90) )" office:value-type="string" office:string-value="MHES">
            <text:p>MHES</text:p>
          </table:table-cell>
          <table:table-cell table:number-columns-repeated="1021"/>
        </table:table-row>
        <table:table-row table:style-name="ro1">
          <table:table-cell table:formula="of:=[.B19]&amp;&quot;-&quot;&amp;[.C19]" office:value-type="string" office:string-value="4028-CUYJ">
            <text:p>4028-CUYJ</text:p>
          </table:table-cell>
          <table:table-cell office:value-type="float" office:value="4028">
            <text:p>4028</text:p>
          </table:table-cell>
          <table:table-cell table:style-name="ce1" table:formula="of:=CHAR(RANDBETWEEN(65;90) )&amp;CHAR(RANDBETWEEN(65;90) )&amp;CHAR(RANDBETWEEN(65;90) )&amp;CHAR(RANDBETWEEN(65;90) )" office:value-type="string" office:string-value="CUYJ">
            <text:p>CUYJ</text:p>
          </table:table-cell>
          <table:table-cell table:number-columns-repeated="1021"/>
        </table:table-row>
        <table:table-row table:style-name="ro1">
          <table:table-cell table:formula="of:=[.B20]&amp;&quot;-&quot;&amp;[.C20]" office:value-type="string" office:string-value="4029-WUPC">
            <text:p>4029-WUPC</text:p>
          </table:table-cell>
          <table:table-cell office:value-type="float" office:value="4029">
            <text:p>4029</text:p>
          </table:table-cell>
          <table:table-cell table:style-name="ce1" table:formula="of:=CHAR(RANDBETWEEN(65;90) )&amp;CHAR(RANDBETWEEN(65;90) )&amp;CHAR(RANDBETWEEN(65;90) )&amp;CHAR(RANDBETWEEN(65;90) )" office:value-type="string" office:string-value="WUPC">
            <text:p>WUPC</text:p>
          </table:table-cell>
          <table:table-cell table:number-columns-repeated="1021"/>
        </table:table-row>
        <table:table-row table:style-name="ro1">
          <table:table-cell table:formula="of:=[.B21]&amp;&quot;-&quot;&amp;[.C21]" office:value-type="string" office:string-value="4030-EUBK">
            <text:p>4030-EUBK</text:p>
          </table:table-cell>
          <table:table-cell office:value-type="float" office:value="4030">
            <text:p>4030</text:p>
          </table:table-cell>
          <table:table-cell table:style-name="ce1" table:formula="of:=CHAR(RANDBETWEEN(65;90) )&amp;CHAR(RANDBETWEEN(65;90) )&amp;CHAR(RANDBETWEEN(65;90) )&amp;CHAR(RANDBETWEEN(65;90) )" office:value-type="string" office:string-value="EUBK">
            <text:p>EUBK</text:p>
          </table:table-cell>
          <table:table-cell table:number-columns-repeated="1021"/>
        </table:table-row>
        <table:table-row table:style-name="ro1">
          <table:table-cell table:formula="of:=[.B22]&amp;&quot;-&quot;&amp;[.C22]" office:value-type="string" office:string-value="4031-SSPQ">
            <text:p>4031-SSPQ</text:p>
          </table:table-cell>
          <table:table-cell office:value-type="float" office:value="4031">
            <text:p>4031</text:p>
          </table:table-cell>
          <table:table-cell table:style-name="ce1" table:formula="of:=CHAR(RANDBETWEEN(65;90) )&amp;CHAR(RANDBETWEEN(65;90) )&amp;CHAR(RANDBETWEEN(65;90) )&amp;CHAR(RANDBETWEEN(65;90) )" office:value-type="string" office:string-value="SSPQ">
            <text:p>SSPQ</text:p>
          </table:table-cell>
          <table:table-cell table:number-columns-repeated="1021"/>
        </table:table-row>
        <table:table-row table:style-name="ro1">
          <table:table-cell table:formula="of:=[.B23]&amp;&quot;-&quot;&amp;[.C23]" office:value-type="string" office:string-value="4032-XMCH">
            <text:p>4032-XMCH</text:p>
          </table:table-cell>
          <table:table-cell office:value-type="float" office:value="4032">
            <text:p>4032</text:p>
          </table:table-cell>
          <table:table-cell table:style-name="ce1" table:formula="of:=CHAR(RANDBETWEEN(65;90) )&amp;CHAR(RANDBETWEEN(65;90) )&amp;CHAR(RANDBETWEEN(65;90) )&amp;CHAR(RANDBETWEEN(65;90) )" office:value-type="string" office:string-value="XMCH">
            <text:p>XMCH</text:p>
          </table:table-cell>
          <table:table-cell table:number-columns-repeated="1021"/>
        </table:table-row>
        <table:table-row table:style-name="ro1">
          <table:table-cell table:formula="of:=[.B24]&amp;&quot;-&quot;&amp;[.C24]" office:value-type="string" office:string-value="4033-UMMH">
            <text:p>4033-UMMH</text:p>
          </table:table-cell>
          <table:table-cell office:value-type="float" office:value="4033">
            <text:p>4033</text:p>
          </table:table-cell>
          <table:table-cell table:style-name="ce1" table:formula="of:=CHAR(RANDBETWEEN(65;90) )&amp;CHAR(RANDBETWEEN(65;90) )&amp;CHAR(RANDBETWEEN(65;90) )&amp;CHAR(RANDBETWEEN(65;90) )" office:value-type="string" office:string-value="UMMH">
            <text:p>UMMH</text:p>
          </table:table-cell>
          <table:table-cell table:number-columns-repeated="1021"/>
        </table:table-row>
        <table:table-row table:style-name="ro1">
          <table:table-cell table:formula="of:=[.B25]&amp;&quot;-&quot;&amp;[.C25]" office:value-type="string" office:string-value="4034-HHUU">
            <text:p>4034-HHUU</text:p>
          </table:table-cell>
          <table:table-cell office:value-type="float" office:value="4034">
            <text:p>4034</text:p>
          </table:table-cell>
          <table:table-cell table:style-name="ce1" table:formula="of:=CHAR(RANDBETWEEN(65;90) )&amp;CHAR(RANDBETWEEN(65;90) )&amp;CHAR(RANDBETWEEN(65;90) )&amp;CHAR(RANDBETWEEN(65;90) )" office:value-type="string" office:string-value="HHUU">
            <text:p>HHUU</text:p>
          </table:table-cell>
          <table:table-cell table:number-columns-repeated="1021"/>
        </table:table-row>
        <table:table-row table:style-name="ro1">
          <table:table-cell table:formula="of:=[.B26]&amp;&quot;-&quot;&amp;[.C26]" office:value-type="string" office:string-value="4035-PGFU">
            <text:p>4035-PGFU</text:p>
          </table:table-cell>
          <table:table-cell office:value-type="float" office:value="4035">
            <text:p>4035</text:p>
          </table:table-cell>
          <table:table-cell table:style-name="ce1" table:formula="of:=CHAR(RANDBETWEEN(65;90) )&amp;CHAR(RANDBETWEEN(65;90) )&amp;CHAR(RANDBETWEEN(65;90) )&amp;CHAR(RANDBETWEEN(65;90) )" office:value-type="string" office:string-value="PGFU">
            <text:p>PGFU</text:p>
          </table:table-cell>
          <table:table-cell table:number-columns-repeated="1021"/>
        </table:table-row>
        <table:table-row table:style-name="ro1">
          <table:table-cell table:formula="of:=[.B27]&amp;&quot;-&quot;&amp;[.C27]" office:value-type="string" office:string-value="4036-YNRG">
            <text:p>4036-YNRG</text:p>
          </table:table-cell>
          <table:table-cell office:value-type="float" office:value="4036">
            <text:p>4036</text:p>
          </table:table-cell>
          <table:table-cell table:style-name="ce1" table:formula="of:=CHAR(RANDBETWEEN(65;90) )&amp;CHAR(RANDBETWEEN(65;90) )&amp;CHAR(RANDBETWEEN(65;90) )&amp;CHAR(RANDBETWEEN(65;90) )" office:value-type="string" office:string-value="YNRG">
            <text:p>YNRG</text:p>
          </table:table-cell>
          <table:table-cell table:number-columns-repeated="1021"/>
        </table:table-row>
        <table:table-row table:style-name="ro1">
          <table:table-cell table:formula="of:=[.B28]&amp;&quot;-&quot;&amp;[.C28]" office:value-type="string" office:string-value="4037-WEOW">
            <text:p>4037-WEOW</text:p>
          </table:table-cell>
          <table:table-cell office:value-type="float" office:value="4037">
            <text:p>4037</text:p>
          </table:table-cell>
          <table:table-cell table:style-name="ce1" table:formula="of:=CHAR(RANDBETWEEN(65;90) )&amp;CHAR(RANDBETWEEN(65;90) )&amp;CHAR(RANDBETWEEN(65;90) )&amp;CHAR(RANDBETWEEN(65;90) )" office:value-type="string" office:string-value="WEOW">
            <text:p>WEOW</text:p>
          </table:table-cell>
          <table:table-cell table:number-columns-repeated="1021"/>
        </table:table-row>
        <table:table-row table:style-name="ro1">
          <table:table-cell table:formula="of:=[.B29]&amp;&quot;-&quot;&amp;[.C29]" office:value-type="string" office:string-value="4038-SJJU">
            <text:p>4038-SJJU</text:p>
          </table:table-cell>
          <table:table-cell office:value-type="float" office:value="4038">
            <text:p>4038</text:p>
          </table:table-cell>
          <table:table-cell table:style-name="ce1" table:formula="of:=CHAR(RANDBETWEEN(65;90) )&amp;CHAR(RANDBETWEEN(65;90) )&amp;CHAR(RANDBETWEEN(65;90) )&amp;CHAR(RANDBETWEEN(65;90) )" office:value-type="string" office:string-value="SJJU">
            <text:p>SJJU</text:p>
          </table:table-cell>
          <table:table-cell table:number-columns-repeated="1021"/>
        </table:table-row>
        <table:table-row table:style-name="ro1">
          <table:table-cell table:formula="of:=[.B30]&amp;&quot;-&quot;&amp;[.C30]" office:value-type="string" office:string-value="4039-BYDW">
            <text:p>4039-BYDW</text:p>
          </table:table-cell>
          <table:table-cell office:value-type="float" office:value="4039">
            <text:p>4039</text:p>
          </table:table-cell>
          <table:table-cell table:style-name="ce1" table:formula="of:=CHAR(RANDBETWEEN(65;90) )&amp;CHAR(RANDBETWEEN(65;90) )&amp;CHAR(RANDBETWEEN(65;90) )&amp;CHAR(RANDBETWEEN(65;90) )" office:value-type="string" office:string-value="BYDW">
            <text:p>BYDW</text:p>
          </table:table-cell>
          <table:table-cell table:number-columns-repeated="1021"/>
        </table:table-row>
        <table:table-row table:style-name="ro1">
          <table:table-cell table:formula="of:=[.B31]&amp;&quot;-&quot;&amp;[.C31]" office:value-type="string" office:string-value="4040-MVAA">
            <text:p>4040-MVAA</text:p>
          </table:table-cell>
          <table:table-cell office:value-type="float" office:value="4040">
            <text:p>4040</text:p>
          </table:table-cell>
          <table:table-cell table:style-name="ce1" table:formula="of:=CHAR(RANDBETWEEN(65;90) )&amp;CHAR(RANDBETWEEN(65;90) )&amp;CHAR(RANDBETWEEN(65;90) )&amp;CHAR(RANDBETWEEN(65;90) )" office:value-type="string" office:string-value="MVAA">
            <text:p>MVAA</text:p>
          </table:table-cell>
          <table:table-cell table:number-columns-repeated="1021"/>
        </table:table-row>
        <table:table-row table:style-name="ro1">
          <table:table-cell table:formula="of:=[.B32]&amp;&quot;-&quot;&amp;[.C32]" office:value-type="string" office:string-value="4041-ZMFN">
            <text:p>4041-ZMFN</text:p>
          </table:table-cell>
          <table:table-cell office:value-type="float" office:value="4041">
            <text:p>4041</text:p>
          </table:table-cell>
          <table:table-cell table:style-name="ce1" table:formula="of:=CHAR(RANDBETWEEN(65;90) )&amp;CHAR(RANDBETWEEN(65;90) )&amp;CHAR(RANDBETWEEN(65;90) )&amp;CHAR(RANDBETWEEN(65;90) )" office:value-type="string" office:string-value="ZMFN">
            <text:p>ZMFN</text:p>
          </table:table-cell>
          <table:table-cell table:number-columns-repeated="1021"/>
        </table:table-row>
        <table:table-row table:style-name="ro1">
          <table:table-cell table:formula="of:=[.B33]&amp;&quot;-&quot;&amp;[.C33]" office:value-type="string" office:string-value="4042-DPUI">
            <text:p>4042-DPUI</text:p>
          </table:table-cell>
          <table:table-cell office:value-type="float" office:value="4042">
            <text:p>4042</text:p>
          </table:table-cell>
          <table:table-cell table:style-name="ce1" table:formula="of:=CHAR(RANDBETWEEN(65;90) )&amp;CHAR(RANDBETWEEN(65;90) )&amp;CHAR(RANDBETWEEN(65;90) )&amp;CHAR(RANDBETWEEN(65;90) )" office:value-type="string" office:string-value="DPUI">
            <text:p>DPUI</text:p>
          </table:table-cell>
          <table:table-cell table:number-columns-repeated="1021"/>
        </table:table-row>
        <table:table-row table:style-name="ro1">
          <table:table-cell table:formula="of:=[.B34]&amp;&quot;-&quot;&amp;[.C34]" office:value-type="string" office:string-value="4043-DEWA">
            <text:p>4043-DEWA</text:p>
          </table:table-cell>
          <table:table-cell office:value-type="float" office:value="4043">
            <text:p>4043</text:p>
          </table:table-cell>
          <table:table-cell table:style-name="ce1" table:formula="of:=CHAR(RANDBETWEEN(65;90) )&amp;CHAR(RANDBETWEEN(65;90) )&amp;CHAR(RANDBETWEEN(65;90) )&amp;CHAR(RANDBETWEEN(65;90) )" office:value-type="string" office:string-value="DEWA">
            <text:p>DEWA</text:p>
          </table:table-cell>
          <table:table-cell table:number-columns-repeated="1021"/>
        </table:table-row>
        <table:table-row table:style-name="ro1">
          <table:table-cell table:formula="of:=[.B35]&amp;&quot;-&quot;&amp;[.C35]" office:value-type="string" office:string-value="4044-OITJ">
            <text:p>4044-OITJ</text:p>
          </table:table-cell>
          <table:table-cell office:value-type="float" office:value="4044">
            <text:p>4044</text:p>
          </table:table-cell>
          <table:table-cell table:style-name="ce1" table:formula="of:=CHAR(RANDBETWEEN(65;90) )&amp;CHAR(RANDBETWEEN(65;90) )&amp;CHAR(RANDBETWEEN(65;90) )&amp;CHAR(RANDBETWEEN(65;90) )" office:value-type="string" office:string-value="OITJ">
            <text:p>OITJ</text:p>
          </table:table-cell>
          <table:table-cell table:number-columns-repeated="1021"/>
        </table:table-row>
        <table:table-row table:style-name="ro1">
          <table:table-cell table:formula="of:=[.B36]&amp;&quot;-&quot;&amp;[.C36]" office:value-type="string" office:string-value="4045-QFNL">
            <text:p>4045-QFNL</text:p>
          </table:table-cell>
          <table:table-cell office:value-type="float" office:value="4045">
            <text:p>4045</text:p>
          </table:table-cell>
          <table:table-cell table:style-name="ce1" table:formula="of:=CHAR(RANDBETWEEN(65;90) )&amp;CHAR(RANDBETWEEN(65;90) )&amp;CHAR(RANDBETWEEN(65;90) )&amp;CHAR(RANDBETWEEN(65;90) )" office:value-type="string" office:string-value="QFNL">
            <text:p>QFNL</text:p>
          </table:table-cell>
          <table:table-cell table:number-columns-repeated="1021"/>
        </table:table-row>
        <table:table-row table:style-name="ro1">
          <table:table-cell table:formula="of:=[.B37]&amp;&quot;-&quot;&amp;[.C37]" office:value-type="string" office:string-value="4046-XTRR">
            <text:p>4046-XTRR</text:p>
          </table:table-cell>
          <table:table-cell office:value-type="float" office:value="4046">
            <text:p>4046</text:p>
          </table:table-cell>
          <table:table-cell table:style-name="ce1" table:formula="of:=CHAR(RANDBETWEEN(65;90) )&amp;CHAR(RANDBETWEEN(65;90) )&amp;CHAR(RANDBETWEEN(65;90) )&amp;CHAR(RANDBETWEEN(65;90) )" office:value-type="string" office:string-value="XTRR">
            <text:p>XTRR</text:p>
          </table:table-cell>
          <table:table-cell table:number-columns-repeated="1021"/>
        </table:table-row>
        <table:table-row table:style-name="ro1">
          <table:table-cell table:formula="of:=[.B38]&amp;&quot;-&quot;&amp;[.C38]" office:value-type="string" office:string-value="4047-QOKS">
            <text:p>4047-QOKS</text:p>
          </table:table-cell>
          <table:table-cell office:value-type="float" office:value="4047">
            <text:p>4047</text:p>
          </table:table-cell>
          <table:table-cell table:style-name="ce1" table:formula="of:=CHAR(RANDBETWEEN(65;90) )&amp;CHAR(RANDBETWEEN(65;90) )&amp;CHAR(RANDBETWEEN(65;90) )&amp;CHAR(RANDBETWEEN(65;90) )" office:value-type="string" office:string-value="QOKS">
            <text:p>QOKS</text:p>
          </table:table-cell>
          <table:table-cell table:number-columns-repeated="1021"/>
        </table:table-row>
        <table:table-row table:style-name="ro1">
          <table:table-cell table:formula="of:=[.B39]&amp;&quot;-&quot;&amp;[.C39]" office:value-type="string" office:string-value="4048-FSHF">
            <text:p>4048-FSHF</text:p>
          </table:table-cell>
          <table:table-cell office:value-type="float" office:value="4048">
            <text:p>4048</text:p>
          </table:table-cell>
          <table:table-cell table:style-name="ce1" table:formula="of:=CHAR(RANDBETWEEN(65;90) )&amp;CHAR(RANDBETWEEN(65;90) )&amp;CHAR(RANDBETWEEN(65;90) )&amp;CHAR(RANDBETWEEN(65;90) )" office:value-type="string" office:string-value="FSHF">
            <text:p>FSHF</text:p>
          </table:table-cell>
          <table:table-cell table:number-columns-repeated="1021"/>
        </table:table-row>
        <table:table-row table:style-name="ro1">
          <table:table-cell table:formula="of:=[.B40]&amp;&quot;-&quot;&amp;[.C40]" office:value-type="string" office:string-value="4049-LYRQ">
            <text:p>4049-LYRQ</text:p>
          </table:table-cell>
          <table:table-cell office:value-type="float" office:value="4049">
            <text:p>4049</text:p>
          </table:table-cell>
          <table:table-cell table:style-name="ce1" table:formula="of:=CHAR(RANDBETWEEN(65;90) )&amp;CHAR(RANDBETWEEN(65;90) )&amp;CHAR(RANDBETWEEN(65;90) )&amp;CHAR(RANDBETWEEN(65;90) )" office:value-type="string" office:string-value="LYRQ">
            <text:p>LYRQ</text:p>
          </table:table-cell>
          <table:table-cell table:number-columns-repeated="1021"/>
        </table:table-row>
        <table:table-row table:style-name="ro1">
          <table:table-cell table:formula="of:=[.B41]&amp;&quot;-&quot;&amp;[.C41]" office:value-type="string" office:string-value="4050-CLZT">
            <text:p>4050-CLZT</text:p>
          </table:table-cell>
          <table:table-cell office:value-type="float" office:value="4050">
            <text:p>4050</text:p>
          </table:table-cell>
          <table:table-cell table:style-name="ce1" table:formula="of:=CHAR(RANDBETWEEN(65;90) )&amp;CHAR(RANDBETWEEN(65;90) )&amp;CHAR(RANDBETWEEN(65;90) )&amp;CHAR(RANDBETWEEN(65;90) )" office:value-type="string" office:string-value="CLZT">
            <text:p>CLZT</text:p>
          </table:table-cell>
          <table:table-cell table:number-columns-repeated="1021"/>
        </table:table-row>
        <table:table-row table:style-name="ro1">
          <table:table-cell table:formula="of:=[.B42]&amp;&quot;-&quot;&amp;[.C42]" office:value-type="string" office:string-value="4051-ZHCV">
            <text:p>4051-ZHCV</text:p>
          </table:table-cell>
          <table:table-cell office:value-type="float" office:value="4051">
            <text:p>4051</text:p>
          </table:table-cell>
          <table:table-cell table:style-name="ce1" table:formula="of:=CHAR(RANDBETWEEN(65;90) )&amp;CHAR(RANDBETWEEN(65;90) )&amp;CHAR(RANDBETWEEN(65;90) )&amp;CHAR(RANDBETWEEN(65;90) )" office:value-type="string" office:string-value="ZHCV">
            <text:p>ZHCV</text:p>
          </table:table-cell>
          <table:table-cell table:number-columns-repeated="1021"/>
        </table:table-row>
        <table:table-row table:style-name="ro1">
          <table:table-cell table:formula="of:=[.B43]&amp;&quot;-&quot;&amp;[.C43]" office:value-type="string" office:string-value="4052-ZXIW">
            <text:p>4052-ZXIW</text:p>
          </table:table-cell>
          <table:table-cell office:value-type="float" office:value="4052">
            <text:p>4052</text:p>
          </table:table-cell>
          <table:table-cell table:style-name="ce1" table:formula="of:=CHAR(RANDBETWEEN(65;90) )&amp;CHAR(RANDBETWEEN(65;90) )&amp;CHAR(RANDBETWEEN(65;90) )&amp;CHAR(RANDBETWEEN(65;90) )" office:value-type="string" office:string-value="ZXIW">
            <text:p>ZXIW</text:p>
          </table:table-cell>
          <table:table-cell table:number-columns-repeated="1021"/>
        </table:table-row>
        <table:table-row table:style-name="ro1">
          <table:table-cell table:formula="of:=[.B44]&amp;&quot;-&quot;&amp;[.C44]" office:value-type="string" office:string-value="4053-THKT">
            <text:p>4053-THKT</text:p>
          </table:table-cell>
          <table:table-cell office:value-type="float" office:value="4053">
            <text:p>4053</text:p>
          </table:table-cell>
          <table:table-cell table:style-name="ce1" table:formula="of:=CHAR(RANDBETWEEN(65;90) )&amp;CHAR(RANDBETWEEN(65;90) )&amp;CHAR(RANDBETWEEN(65;90) )&amp;CHAR(RANDBETWEEN(65;90) )" office:value-type="string" office:string-value="THKT">
            <text:p>THKT</text:p>
          </table:table-cell>
          <table:table-cell table:number-columns-repeated="1021"/>
        </table:table-row>
        <table:table-row table:style-name="ro1">
          <table:table-cell table:formula="of:=[.B45]&amp;&quot;-&quot;&amp;[.C45]" office:value-type="string" office:string-value="4054-ZFXH">
            <text:p>4054-ZFXH</text:p>
          </table:table-cell>
          <table:table-cell office:value-type="float" office:value="4054">
            <text:p>4054</text:p>
          </table:table-cell>
          <table:table-cell table:style-name="ce1" table:formula="of:=CHAR(RANDBETWEEN(65;90) )&amp;CHAR(RANDBETWEEN(65;90) )&amp;CHAR(RANDBETWEEN(65;90) )&amp;CHAR(RANDBETWEEN(65;90) )" office:value-type="string" office:string-value="ZFXH">
            <text:p>ZFXH</text:p>
          </table:table-cell>
          <table:table-cell table:number-columns-repeated="1021"/>
        </table:table-row>
        <table:table-row table:style-name="ro1">
          <table:table-cell table:formula="of:=[.B46]&amp;&quot;-&quot;&amp;[.C46]" office:value-type="string" office:string-value="4055-PDBS">
            <text:p>4055-PDBS</text:p>
          </table:table-cell>
          <table:table-cell office:value-type="float" office:value="4055">
            <text:p>4055</text:p>
          </table:table-cell>
          <table:table-cell table:style-name="ce1" table:formula="of:=CHAR(RANDBETWEEN(65;90) )&amp;CHAR(RANDBETWEEN(65;90) )&amp;CHAR(RANDBETWEEN(65;90) )&amp;CHAR(RANDBETWEEN(65;90) )" office:value-type="string" office:string-value="PDBS">
            <text:p>PDBS</text:p>
          </table:table-cell>
          <table:table-cell table:number-columns-repeated="1021"/>
        </table:table-row>
        <table:table-row table:style-name="ro1">
          <table:table-cell table:formula="of:=[.B47]&amp;&quot;-&quot;&amp;[.C47]" office:value-type="string" office:string-value="4056-SBFI">
            <text:p>4056-SBFI</text:p>
          </table:table-cell>
          <table:table-cell office:value-type="float" office:value="4056">
            <text:p>4056</text:p>
          </table:table-cell>
          <table:table-cell table:style-name="ce1" table:formula="of:=CHAR(RANDBETWEEN(65;90) )&amp;CHAR(RANDBETWEEN(65;90) )&amp;CHAR(RANDBETWEEN(65;90) )&amp;CHAR(RANDBETWEEN(65;90) )" office:value-type="string" office:string-value="SBFI">
            <text:p>SBFI</text:p>
          </table:table-cell>
          <table:table-cell table:number-columns-repeated="1021"/>
        </table:table-row>
        <table:table-row table:style-name="ro1">
          <table:table-cell table:formula="of:=[.B48]&amp;&quot;-&quot;&amp;[.C48]" office:value-type="string" office:string-value="4057-MXLZ">
            <text:p>4057-MXLZ</text:p>
          </table:table-cell>
          <table:table-cell office:value-type="float" office:value="4057">
            <text:p>4057</text:p>
          </table:table-cell>
          <table:table-cell table:style-name="ce1" table:formula="of:=CHAR(RANDBETWEEN(65;90) )&amp;CHAR(RANDBETWEEN(65;90) )&amp;CHAR(RANDBETWEEN(65;90) )&amp;CHAR(RANDBETWEEN(65;90) )" office:value-type="string" office:string-value="MXLZ">
            <text:p>MXLZ</text:p>
          </table:table-cell>
          <table:table-cell table:number-columns-repeated="1021"/>
        </table:table-row>
        <table:table-row table:style-name="ro1">
          <table:table-cell table:formula="of:=[.B49]&amp;&quot;-&quot;&amp;[.C49]" office:value-type="string" office:string-value="4058-ZEIX">
            <text:p>4058-ZEIX</text:p>
          </table:table-cell>
          <table:table-cell office:value-type="float" office:value="4058">
            <text:p>4058</text:p>
          </table:table-cell>
          <table:table-cell table:style-name="ce1" table:formula="of:=CHAR(RANDBETWEEN(65;90) )&amp;CHAR(RANDBETWEEN(65;90) )&amp;CHAR(RANDBETWEEN(65;90) )&amp;CHAR(RANDBETWEEN(65;90) )" office:value-type="string" office:string-value="ZEIX">
            <text:p>ZEIX</text:p>
          </table:table-cell>
          <table:table-cell table:number-columns-repeated="1021"/>
        </table:table-row>
        <table:table-row table:style-name="ro1">
          <table:table-cell table:formula="of:=[.B50]&amp;&quot;-&quot;&amp;[.C50]" office:value-type="string" office:string-value="4059-NFZD">
            <text:p>4059-NFZD</text:p>
          </table:table-cell>
          <table:table-cell office:value-type="float" office:value="4059">
            <text:p>4059</text:p>
          </table:table-cell>
          <table:table-cell table:style-name="ce1" table:formula="of:=CHAR(RANDBETWEEN(65;90) )&amp;CHAR(RANDBETWEEN(65;90) )&amp;CHAR(RANDBETWEEN(65;90) )&amp;CHAR(RANDBETWEEN(65;90) )" office:value-type="string" office:string-value="NFZD">
            <text:p>NFZD</text:p>
          </table:table-cell>
          <table:table-cell table:number-columns-repeated="1021"/>
        </table:table-row>
        <table:table-row table:style-name="ro1">
          <table:table-cell table:formula="of:=[.B51]&amp;&quot;-&quot;&amp;[.C51]" office:value-type="string" office:string-value="4060-IXXP">
            <text:p>4060-IXXP</text:p>
          </table:table-cell>
          <table:table-cell office:value-type="float" office:value="4060">
            <text:p>4060</text:p>
          </table:table-cell>
          <table:table-cell table:style-name="ce1" table:formula="of:=CHAR(RANDBETWEEN(65;90) )&amp;CHAR(RANDBETWEEN(65;90) )&amp;CHAR(RANDBETWEEN(65;90) )&amp;CHAR(RANDBETWEEN(65;90) )" office:value-type="string" office:string-value="IXXP">
            <text:p>IXXP</text:p>
          </table:table-cell>
          <table:table-cell table:number-columns-repeated="1021"/>
        </table:table-row>
        <table:table-row table:style-name="ro1">
          <table:table-cell table:formula="of:=[.B52]&amp;&quot;-&quot;&amp;[.C52]" office:value-type="string" office:string-value="4061-TJJW">
            <text:p>4061-TJJW</text:p>
          </table:table-cell>
          <table:table-cell office:value-type="float" office:value="4061">
            <text:p>4061</text:p>
          </table:table-cell>
          <table:table-cell table:style-name="ce1" table:formula="of:=CHAR(RANDBETWEEN(65;90) )&amp;CHAR(RANDBETWEEN(65;90) )&amp;CHAR(RANDBETWEEN(65;90) )&amp;CHAR(RANDBETWEEN(65;90) )" office:value-type="string" office:string-value="TJJW">
            <text:p>TJJW</text:p>
          </table:table-cell>
          <table:table-cell table:number-columns-repeated="1021"/>
        </table:table-row>
        <table:table-row table:style-name="ro1">
          <table:table-cell table:formula="of:=[.B53]&amp;&quot;-&quot;&amp;[.C53]" office:value-type="string" office:string-value="4062-GHDR">
            <text:p>4062-GHDR</text:p>
          </table:table-cell>
          <table:table-cell office:value-type="float" office:value="4062">
            <text:p>4062</text:p>
          </table:table-cell>
          <table:table-cell table:style-name="ce1" table:formula="of:=CHAR(RANDBETWEEN(65;90) )&amp;CHAR(RANDBETWEEN(65;90) )&amp;CHAR(RANDBETWEEN(65;90) )&amp;CHAR(RANDBETWEEN(65;90) )" office:value-type="string" office:string-value="GHDR">
            <text:p>GHDR</text:p>
          </table:table-cell>
          <table:table-cell table:number-columns-repeated="1021"/>
        </table:table-row>
        <table:table-row table:style-name="ro1">
          <table:table-cell table:formula="of:=[.B54]&amp;&quot;-&quot;&amp;[.C54]" office:value-type="string" office:string-value="4063-FDZL">
            <text:p>4063-FDZL</text:p>
          </table:table-cell>
          <table:table-cell office:value-type="float" office:value="4063">
            <text:p>4063</text:p>
          </table:table-cell>
          <table:table-cell table:style-name="ce1" table:formula="of:=CHAR(RANDBETWEEN(65;90) )&amp;CHAR(RANDBETWEEN(65;90) )&amp;CHAR(RANDBETWEEN(65;90) )&amp;CHAR(RANDBETWEEN(65;90) )" office:value-type="string" office:string-value="FDZL">
            <text:p>FDZL</text:p>
          </table:table-cell>
          <table:table-cell table:number-columns-repeated="1021"/>
        </table:table-row>
        <table:table-row table:style-name="ro1">
          <table:table-cell table:formula="of:=[.B55]&amp;&quot;-&quot;&amp;[.C55]" office:value-type="string" office:string-value="4064-IKLQ">
            <text:p>4064-IKLQ</text:p>
          </table:table-cell>
          <table:table-cell office:value-type="float" office:value="4064">
            <text:p>4064</text:p>
          </table:table-cell>
          <table:table-cell table:style-name="ce1" table:formula="of:=CHAR(RANDBETWEEN(65;90) )&amp;CHAR(RANDBETWEEN(65;90) )&amp;CHAR(RANDBETWEEN(65;90) )&amp;CHAR(RANDBETWEEN(65;90) )" office:value-type="string" office:string-value="IKLQ">
            <text:p>IKLQ</text:p>
          </table:table-cell>
          <table:table-cell table:number-columns-repeated="1021"/>
        </table:table-row>
        <table:table-row table:style-name="ro1">
          <table:table-cell table:formula="of:=[.B56]&amp;&quot;-&quot;&amp;[.C56]" office:value-type="string" office:string-value="4065-VSFQ">
            <text:p>4065-VSFQ</text:p>
          </table:table-cell>
          <table:table-cell office:value-type="float" office:value="4065">
            <text:p>4065</text:p>
          </table:table-cell>
          <table:table-cell table:style-name="ce1" table:formula="of:=CHAR(RANDBETWEEN(65;90) )&amp;CHAR(RANDBETWEEN(65;90) )&amp;CHAR(RANDBETWEEN(65;90) )&amp;CHAR(RANDBETWEEN(65;90) )" office:value-type="string" office:string-value="VSFQ">
            <text:p>VSFQ</text:p>
          </table:table-cell>
          <table:table-cell table:number-columns-repeated="1021"/>
        </table:table-row>
        <table:table-row table:style-name="ro1">
          <table:table-cell table:formula="of:=[.B57]&amp;&quot;-&quot;&amp;[.C57]" office:value-type="string" office:string-value="4066-PNUW">
            <text:p>4066-PNUW</text:p>
          </table:table-cell>
          <table:table-cell office:value-type="float" office:value="4066">
            <text:p>4066</text:p>
          </table:table-cell>
          <table:table-cell table:style-name="ce1" table:formula="of:=CHAR(RANDBETWEEN(65;90) )&amp;CHAR(RANDBETWEEN(65;90) )&amp;CHAR(RANDBETWEEN(65;90) )&amp;CHAR(RANDBETWEEN(65;90) )" office:value-type="string" office:string-value="PNUW">
            <text:p>PNUW</text:p>
          </table:table-cell>
          <table:table-cell table:number-columns-repeated="1021"/>
        </table:table-row>
        <table:table-row table:style-name="ro1">
          <table:table-cell table:formula="of:=[.B58]&amp;&quot;-&quot;&amp;[.C58]" office:value-type="string" office:string-value="4067-IKEH">
            <text:p>4067-IKEH</text:p>
          </table:table-cell>
          <table:table-cell office:value-type="float" office:value="4067">
            <text:p>4067</text:p>
          </table:table-cell>
          <table:table-cell table:style-name="ce1" table:formula="of:=CHAR(RANDBETWEEN(65;90) )&amp;CHAR(RANDBETWEEN(65;90) )&amp;CHAR(RANDBETWEEN(65;90) )&amp;CHAR(RANDBETWEEN(65;90) )" office:value-type="string" office:string-value="IKEH">
            <text:p>IKEH</text:p>
          </table:table-cell>
          <table:table-cell table:number-columns-repeated="1021"/>
        </table:table-row>
        <table:table-row table:style-name="ro1">
          <table:table-cell table:formula="of:=[.B59]&amp;&quot;-&quot;&amp;[.C59]" office:value-type="string" office:string-value="4068-RUBH">
            <text:p>4068-RUBH</text:p>
          </table:table-cell>
          <table:table-cell office:value-type="float" office:value="4068">
            <text:p>4068</text:p>
          </table:table-cell>
          <table:table-cell table:style-name="ce1" table:formula="of:=CHAR(RANDBETWEEN(65;90) )&amp;CHAR(RANDBETWEEN(65;90) )&amp;CHAR(RANDBETWEEN(65;90) )&amp;CHAR(RANDBETWEEN(65;90) )" office:value-type="string" office:string-value="RUBH">
            <text:p>RUBH</text:p>
          </table:table-cell>
          <table:table-cell table:number-columns-repeated="1021"/>
        </table:table-row>
        <table:table-row table:style-name="ro1">
          <table:table-cell table:formula="of:=[.B60]&amp;&quot;-&quot;&amp;[.C60]" office:value-type="string" office:string-value="4069-TYUA">
            <text:p>4069-TYUA</text:p>
          </table:table-cell>
          <table:table-cell office:value-type="float" office:value="4069">
            <text:p>4069</text:p>
          </table:table-cell>
          <table:table-cell table:style-name="ce1" table:formula="of:=CHAR(RANDBETWEEN(65;90) )&amp;CHAR(RANDBETWEEN(65;90) )&amp;CHAR(RANDBETWEEN(65;90) )&amp;CHAR(RANDBETWEEN(65;90) )" office:value-type="string" office:string-value="TYUA">
            <text:p>TYUA</text:p>
          </table:table-cell>
          <table:table-cell table:number-columns-repeated="1021"/>
        </table:table-row>
        <table:table-row table:style-name="ro1">
          <table:table-cell table:formula="of:=[.B61]&amp;&quot;-&quot;&amp;[.C61]" office:value-type="string" office:string-value="4070-DGLT">
            <text:p>4070-DGLT</text:p>
          </table:table-cell>
          <table:table-cell office:value-type="float" office:value="4070">
            <text:p>4070</text:p>
          </table:table-cell>
          <table:table-cell table:style-name="ce1" table:formula="of:=CHAR(RANDBETWEEN(65;90) )&amp;CHAR(RANDBETWEEN(65;90) )&amp;CHAR(RANDBETWEEN(65;90) )&amp;CHAR(RANDBETWEEN(65;90) )" office:value-type="string" office:string-value="DGLT">
            <text:p>DGLT</text:p>
          </table:table-cell>
          <table:table-cell table:number-columns-repeated="1021"/>
        </table:table-row>
        <table:table-row table:style-name="ro1">
          <table:table-cell table:formula="of:=[.B62]&amp;&quot;-&quot;&amp;[.C62]" office:value-type="string" office:string-value="4071-RBLO">
            <text:p>4071-RBLO</text:p>
          </table:table-cell>
          <table:table-cell office:value-type="float" office:value="4071">
            <text:p>4071</text:p>
          </table:table-cell>
          <table:table-cell table:style-name="ce1" table:formula="of:=CHAR(RANDBETWEEN(65;90) )&amp;CHAR(RANDBETWEEN(65;90) )&amp;CHAR(RANDBETWEEN(65;90) )&amp;CHAR(RANDBETWEEN(65;90) )" office:value-type="string" office:string-value="RBLO">
            <text:p>RBLO</text:p>
          </table:table-cell>
          <table:table-cell table:number-columns-repeated="1021"/>
        </table:table-row>
        <table:table-row table:style-name="ro1">
          <table:table-cell table:formula="of:=[.B63]&amp;&quot;-&quot;&amp;[.C63]" office:value-type="string" office:string-value="4072-TGUY">
            <text:p>4072-TGUY</text:p>
          </table:table-cell>
          <table:table-cell office:value-type="float" office:value="4072">
            <text:p>4072</text:p>
          </table:table-cell>
          <table:table-cell table:style-name="ce1" table:formula="of:=CHAR(RANDBETWEEN(65;90) )&amp;CHAR(RANDBETWEEN(65;90) )&amp;CHAR(RANDBETWEEN(65;90) )&amp;CHAR(RANDBETWEEN(65;90) )" office:value-type="string" office:string-value="TGUY">
            <text:p>TGUY</text:p>
          </table:table-cell>
          <table:table-cell table:number-columns-repeated="1021"/>
        </table:table-row>
        <table:table-row table:style-name="ro1">
          <table:table-cell table:formula="of:=[.B64]&amp;&quot;-&quot;&amp;[.C64]" office:value-type="string" office:string-value="4073-XNFR">
            <text:p>4073-XNFR</text:p>
          </table:table-cell>
          <table:table-cell office:value-type="float" office:value="4073">
            <text:p>4073</text:p>
          </table:table-cell>
          <table:table-cell table:style-name="ce1" table:formula="of:=CHAR(RANDBETWEEN(65;90) )&amp;CHAR(RANDBETWEEN(65;90) )&amp;CHAR(RANDBETWEEN(65;90) )&amp;CHAR(RANDBETWEEN(65;90) )" office:value-type="string" office:string-value="XNFR">
            <text:p>XNFR</text:p>
          </table:table-cell>
          <table:table-cell table:number-columns-repeated="1021"/>
        </table:table-row>
        <table:table-row table:style-name="ro1">
          <table:table-cell table:formula="of:=[.B65]&amp;&quot;-&quot;&amp;[.C65]" office:value-type="string" office:string-value="4074-VVJO">
            <text:p>4074-VVJO</text:p>
          </table:table-cell>
          <table:table-cell office:value-type="float" office:value="4074">
            <text:p>4074</text:p>
          </table:table-cell>
          <table:table-cell table:style-name="ce1" table:formula="of:=CHAR(RANDBETWEEN(65;90) )&amp;CHAR(RANDBETWEEN(65;90) )&amp;CHAR(RANDBETWEEN(65;90) )&amp;CHAR(RANDBETWEEN(65;90) )" office:value-type="string" office:string-value="VVJO">
            <text:p>VVJO</text:p>
          </table:table-cell>
          <table:table-cell table:number-columns-repeated="1021"/>
        </table:table-row>
        <table:table-row table:style-name="ro1">
          <table:table-cell table:formula="of:=[.B66]&amp;&quot;-&quot;&amp;[.C66]" office:value-type="string" office:string-value="4075-JRYA">
            <text:p>4075-JRYA</text:p>
          </table:table-cell>
          <table:table-cell office:value-type="float" office:value="4075">
            <text:p>4075</text:p>
          </table:table-cell>
          <table:table-cell table:style-name="ce1" table:formula="of:=CHAR(RANDBETWEEN(65;90) )&amp;CHAR(RANDBETWEEN(65;90) )&amp;CHAR(RANDBETWEEN(65;90) )&amp;CHAR(RANDBETWEEN(65;90) )" office:value-type="string" office:string-value="JRYA">
            <text:p>JRYA</text:p>
          </table:table-cell>
          <table:table-cell table:number-columns-repeated="1021"/>
        </table:table-row>
        <table:table-row table:style-name="ro1">
          <table:table-cell table:formula="of:=[.B67]&amp;&quot;-&quot;&amp;[.C67]" office:value-type="string" office:string-value="4076-JQEY">
            <text:p>4076-JQEY</text:p>
          </table:table-cell>
          <table:table-cell office:value-type="float" office:value="4076">
            <text:p>4076</text:p>
          </table:table-cell>
          <table:table-cell table:style-name="ce1" table:formula="of:=CHAR(RANDBETWEEN(65;90) )&amp;CHAR(RANDBETWEEN(65;90) )&amp;CHAR(RANDBETWEEN(65;90) )&amp;CHAR(RANDBETWEEN(65;90) )" office:value-type="string" office:string-value="JQEY">
            <text:p>JQEY</text:p>
          </table:table-cell>
          <table:table-cell table:number-columns-repeated="1021"/>
        </table:table-row>
        <table:table-row table:style-name="ro1">
          <table:table-cell table:formula="of:=[.B68]&amp;&quot;-&quot;&amp;[.C68]" office:value-type="string" office:string-value="4077-ICBF">
            <text:p>4077-ICBF</text:p>
          </table:table-cell>
          <table:table-cell office:value-type="float" office:value="4077">
            <text:p>4077</text:p>
          </table:table-cell>
          <table:table-cell table:style-name="ce1" table:formula="of:=CHAR(RANDBETWEEN(65;90) )&amp;CHAR(RANDBETWEEN(65;90) )&amp;CHAR(RANDBETWEEN(65;90) )&amp;CHAR(RANDBETWEEN(65;90) )" office:value-type="string" office:string-value="ICBF">
            <text:p>ICBF</text:p>
          </table:table-cell>
          <table:table-cell table:number-columns-repeated="1021"/>
        </table:table-row>
        <table:table-row table:style-name="ro1">
          <table:table-cell table:formula="of:=[.B69]&amp;&quot;-&quot;&amp;[.C69]" office:value-type="string" office:string-value="4078-RPCN">
            <text:p>4078-RPCN</text:p>
          </table:table-cell>
          <table:table-cell office:value-type="float" office:value="4078">
            <text:p>4078</text:p>
          </table:table-cell>
          <table:table-cell table:style-name="ce1" table:formula="of:=CHAR(RANDBETWEEN(65;90) )&amp;CHAR(RANDBETWEEN(65;90) )&amp;CHAR(RANDBETWEEN(65;90) )&amp;CHAR(RANDBETWEEN(65;90) )" office:value-type="string" office:string-value="RPCN">
            <text:p>RPCN</text:p>
          </table:table-cell>
          <table:table-cell table:number-columns-repeated="1021"/>
        </table:table-row>
        <table:table-row table:style-name="ro1">
          <table:table-cell table:formula="of:=[.B70]&amp;&quot;-&quot;&amp;[.C70]" office:value-type="string" office:string-value="4079-WWOH">
            <text:p>4079-WWOH</text:p>
          </table:table-cell>
          <table:table-cell office:value-type="float" office:value="4079">
            <text:p>4079</text:p>
          </table:table-cell>
          <table:table-cell table:style-name="ce1" table:formula="of:=CHAR(RANDBETWEEN(65;90) )&amp;CHAR(RANDBETWEEN(65;90) )&amp;CHAR(RANDBETWEEN(65;90) )&amp;CHAR(RANDBETWEEN(65;90) )" office:value-type="string" office:string-value="WWOH">
            <text:p>WWOH</text:p>
          </table:table-cell>
          <table:table-cell table:number-columns-repeated="1021"/>
        </table:table-row>
        <table:table-row table:style-name="ro1">
          <table:table-cell table:formula="of:=[.B71]&amp;&quot;-&quot;&amp;[.C71]" office:value-type="string" office:string-value="4080-XWLJ">
            <text:p>4080-XWLJ</text:p>
          </table:table-cell>
          <table:table-cell office:value-type="float" office:value="4080">
            <text:p>4080</text:p>
          </table:table-cell>
          <table:table-cell table:style-name="ce1" table:formula="of:=CHAR(RANDBETWEEN(65;90) )&amp;CHAR(RANDBETWEEN(65;90) )&amp;CHAR(RANDBETWEEN(65;90) )&amp;CHAR(RANDBETWEEN(65;90) )" office:value-type="string" office:string-value="XWLJ">
            <text:p>XWLJ</text:p>
          </table:table-cell>
          <table:table-cell table:number-columns-repeated="1021"/>
        </table:table-row>
        <table:table-row table:style-name="ro1">
          <table:table-cell table:formula="of:=[.B72]&amp;&quot;-&quot;&amp;[.C72]" office:value-type="string" office:string-value="4081-JEXC">
            <text:p>4081-JEXC</text:p>
          </table:table-cell>
          <table:table-cell office:value-type="float" office:value="4081">
            <text:p>4081</text:p>
          </table:table-cell>
          <table:table-cell table:style-name="ce1" table:formula="of:=CHAR(RANDBETWEEN(65;90) )&amp;CHAR(RANDBETWEEN(65;90) )&amp;CHAR(RANDBETWEEN(65;90) )&amp;CHAR(RANDBETWEEN(65;90) )" office:value-type="string" office:string-value="JEXC">
            <text:p>JEXC</text:p>
          </table:table-cell>
          <table:table-cell table:number-columns-repeated="1021"/>
        </table:table-row>
        <table:table-row table:style-name="ro1">
          <table:table-cell table:formula="of:=[.B73]&amp;&quot;-&quot;&amp;[.C73]" office:value-type="string" office:string-value="4082-EKTJ">
            <text:p>4082-EKTJ</text:p>
          </table:table-cell>
          <table:table-cell office:value-type="float" office:value="4082">
            <text:p>4082</text:p>
          </table:table-cell>
          <table:table-cell table:style-name="ce1" table:formula="of:=CHAR(RANDBETWEEN(65;90) )&amp;CHAR(RANDBETWEEN(65;90) )&amp;CHAR(RANDBETWEEN(65;90) )&amp;CHAR(RANDBETWEEN(65;90) )" office:value-type="string" office:string-value="EKTJ">
            <text:p>EKTJ</text:p>
          </table:table-cell>
          <table:table-cell table:number-columns-repeated="1021"/>
        </table:table-row>
        <table:table-row table:style-name="ro1">
          <table:table-cell table:formula="of:=[.B74]&amp;&quot;-&quot;&amp;[.C74]" office:value-type="string" office:string-value="4083-OKUO">
            <text:p>4083-OKUO</text:p>
          </table:table-cell>
          <table:table-cell office:value-type="float" office:value="4083">
            <text:p>4083</text:p>
          </table:table-cell>
          <table:table-cell table:style-name="ce1" table:formula="of:=CHAR(RANDBETWEEN(65;90) )&amp;CHAR(RANDBETWEEN(65;90) )&amp;CHAR(RANDBETWEEN(65;90) )&amp;CHAR(RANDBETWEEN(65;90) )" office:value-type="string" office:string-value="OKUO">
            <text:p>OKUO</text:p>
          </table:table-cell>
          <table:table-cell table:number-columns-repeated="1021"/>
        </table:table-row>
        <table:table-row table:style-name="ro1">
          <table:table-cell table:formula="of:=[.B75]&amp;&quot;-&quot;&amp;[.C75]" office:value-type="string" office:string-value="4084-HVOF">
            <text:p>4084-HVOF</text:p>
          </table:table-cell>
          <table:table-cell office:value-type="float" office:value="4084">
            <text:p>4084</text:p>
          </table:table-cell>
          <table:table-cell table:style-name="ce1" table:formula="of:=CHAR(RANDBETWEEN(65;90) )&amp;CHAR(RANDBETWEEN(65;90) )&amp;CHAR(RANDBETWEEN(65;90) )&amp;CHAR(RANDBETWEEN(65;90) )" office:value-type="string" office:string-value="HVOF">
            <text:p>HVOF</text:p>
          </table:table-cell>
          <table:table-cell table:number-columns-repeated="1021"/>
        </table:table-row>
        <table:table-row table:style-name="ro1">
          <table:table-cell table:formula="of:=[.B76]&amp;&quot;-&quot;&amp;[.C76]" office:value-type="string" office:string-value="4085-UUVP">
            <text:p>4085-UUVP</text:p>
          </table:table-cell>
          <table:table-cell office:value-type="float" office:value="4085">
            <text:p>4085</text:p>
          </table:table-cell>
          <table:table-cell table:style-name="ce1" table:formula="of:=CHAR(RANDBETWEEN(65;90) )&amp;CHAR(RANDBETWEEN(65;90) )&amp;CHAR(RANDBETWEEN(65;90) )&amp;CHAR(RANDBETWEEN(65;90) )" office:value-type="string" office:string-value="UUVP">
            <text:p>UUVP</text:p>
          </table:table-cell>
          <table:table-cell table:number-columns-repeated="1021"/>
        </table:table-row>
        <table:table-row table:style-name="ro1">
          <table:table-cell table:formula="of:=[.B77]&amp;&quot;-&quot;&amp;[.C77]" office:value-type="string" office:string-value="4086-VGDK">
            <text:p>4086-VGDK</text:p>
          </table:table-cell>
          <table:table-cell office:value-type="float" office:value="4086">
            <text:p>4086</text:p>
          </table:table-cell>
          <table:table-cell table:style-name="ce1" table:formula="of:=CHAR(RANDBETWEEN(65;90) )&amp;CHAR(RANDBETWEEN(65;90) )&amp;CHAR(RANDBETWEEN(65;90) )&amp;CHAR(RANDBETWEEN(65;90) )" office:value-type="string" office:string-value="VGDK">
            <text:p>VGDK</text:p>
          </table:table-cell>
          <table:table-cell table:number-columns-repeated="1021"/>
        </table:table-row>
        <table:table-row table:style-name="ro1">
          <table:table-cell table:formula="of:=[.B78]&amp;&quot;-&quot;&amp;[.C78]" office:value-type="string" office:string-value="4087-RTDZ">
            <text:p>4087-RTDZ</text:p>
          </table:table-cell>
          <table:table-cell office:value-type="float" office:value="4087">
            <text:p>4087</text:p>
          </table:table-cell>
          <table:table-cell table:style-name="ce1" table:formula="of:=CHAR(RANDBETWEEN(65;90) )&amp;CHAR(RANDBETWEEN(65;90) )&amp;CHAR(RANDBETWEEN(65;90) )&amp;CHAR(RANDBETWEEN(65;90) )" office:value-type="string" office:string-value="RTDZ">
            <text:p>RTDZ</text:p>
          </table:table-cell>
          <table:table-cell table:number-columns-repeated="1021"/>
        </table:table-row>
        <table:table-row table:style-name="ro1">
          <table:table-cell table:formula="of:=[.B79]&amp;&quot;-&quot;&amp;[.C79]" office:value-type="string" office:string-value="4088-NWBU">
            <text:p>4088-NWBU</text:p>
          </table:table-cell>
          <table:table-cell office:value-type="float" office:value="4088">
            <text:p>4088</text:p>
          </table:table-cell>
          <table:table-cell table:style-name="ce1" table:formula="of:=CHAR(RANDBETWEEN(65;90) )&amp;CHAR(RANDBETWEEN(65;90) )&amp;CHAR(RANDBETWEEN(65;90) )&amp;CHAR(RANDBETWEEN(65;90) )" office:value-type="string" office:string-value="NWBU">
            <text:p>NWBU</text:p>
          </table:table-cell>
          <table:table-cell table:number-columns-repeated="1021"/>
        </table:table-row>
        <table:table-row table:style-name="ro1">
          <table:table-cell table:formula="of:=[.B80]&amp;&quot;-&quot;&amp;[.C80]" office:value-type="string" office:string-value="4089-FYSY">
            <text:p>4089-FYSY</text:p>
          </table:table-cell>
          <table:table-cell office:value-type="float" office:value="4089">
            <text:p>4089</text:p>
          </table:table-cell>
          <table:table-cell table:style-name="ce1" table:formula="of:=CHAR(RANDBETWEEN(65;90) )&amp;CHAR(RANDBETWEEN(65;90) )&amp;CHAR(RANDBETWEEN(65;90) )&amp;CHAR(RANDBETWEEN(65;90) )" office:value-type="string" office:string-value="FYSY">
            <text:p>FYSY</text:p>
          </table:table-cell>
          <table:table-cell table:number-columns-repeated="1021"/>
        </table:table-row>
        <table:table-row table:style-name="ro1">
          <table:table-cell table:formula="of:=[.B81]&amp;&quot;-&quot;&amp;[.C81]" office:value-type="string" office:string-value="4090-XSTX">
            <text:p>4090-XSTX</text:p>
          </table:table-cell>
          <table:table-cell office:value-type="float" office:value="4090">
            <text:p>4090</text:p>
          </table:table-cell>
          <table:table-cell table:style-name="ce1" table:formula="of:=CHAR(RANDBETWEEN(65;90) )&amp;CHAR(RANDBETWEEN(65;90) )&amp;CHAR(RANDBETWEEN(65;90) )&amp;CHAR(RANDBETWEEN(65;90) )" office:value-type="string" office:string-value="XSTX">
            <text:p>XSTX</text:p>
          </table:table-cell>
          <table:table-cell table:number-columns-repeated="1021"/>
        </table:table-row>
        <table:table-row table:style-name="ro1">
          <table:table-cell table:formula="of:=[.B82]&amp;&quot;-&quot;&amp;[.C82]" office:value-type="string" office:string-value="4091-PBRV">
            <text:p>4091-PBRV</text:p>
          </table:table-cell>
          <table:table-cell office:value-type="float" office:value="4091">
            <text:p>4091</text:p>
          </table:table-cell>
          <table:table-cell table:style-name="ce1" table:formula="of:=CHAR(RANDBETWEEN(65;90) )&amp;CHAR(RANDBETWEEN(65;90) )&amp;CHAR(RANDBETWEEN(65;90) )&amp;CHAR(RANDBETWEEN(65;90) )" office:value-type="string" office:string-value="PBRV">
            <text:p>PBRV</text:p>
          </table:table-cell>
          <table:table-cell table:number-columns-repeated="1021"/>
        </table:table-row>
        <table:table-row table:style-name="ro1">
          <table:table-cell table:formula="of:=[.B83]&amp;&quot;-&quot;&amp;[.C83]" office:value-type="string" office:string-value="4092-LDBY">
            <text:p>4092-LDBY</text:p>
          </table:table-cell>
          <table:table-cell office:value-type="float" office:value="4092">
            <text:p>4092</text:p>
          </table:table-cell>
          <table:table-cell table:style-name="ce1" table:formula="of:=CHAR(RANDBETWEEN(65;90) )&amp;CHAR(RANDBETWEEN(65;90) )&amp;CHAR(RANDBETWEEN(65;90) )&amp;CHAR(RANDBETWEEN(65;90) )" office:value-type="string" office:string-value="LDBY">
            <text:p>LDBY</text:p>
          </table:table-cell>
          <table:table-cell table:number-columns-repeated="1021"/>
        </table:table-row>
        <table:table-row table:style-name="ro1">
          <table:table-cell table:formula="of:=[.B84]&amp;&quot;-&quot;&amp;[.C84]" office:value-type="string" office:string-value="4093-CEFD">
            <text:p>4093-CEFD</text:p>
          </table:table-cell>
          <table:table-cell office:value-type="float" office:value="4093">
            <text:p>4093</text:p>
          </table:table-cell>
          <table:table-cell table:style-name="ce1" table:formula="of:=CHAR(RANDBETWEEN(65;90) )&amp;CHAR(RANDBETWEEN(65;90) )&amp;CHAR(RANDBETWEEN(65;90) )&amp;CHAR(RANDBETWEEN(65;90) )" office:value-type="string" office:string-value="CEFD">
            <text:p>CEFD</text:p>
          </table:table-cell>
          <table:table-cell table:number-columns-repeated="1021"/>
        </table:table-row>
        <table:table-row table:style-name="ro1">
          <table:table-cell table:formula="of:=[.B85]&amp;&quot;-&quot;&amp;[.C85]" office:value-type="string" office:string-value="4094-OQES">
            <text:p>4094-OQES</text:p>
          </table:table-cell>
          <table:table-cell office:value-type="float" office:value="4094">
            <text:p>4094</text:p>
          </table:table-cell>
          <table:table-cell table:style-name="ce1" table:formula="of:=CHAR(RANDBETWEEN(65;90) )&amp;CHAR(RANDBETWEEN(65;90) )&amp;CHAR(RANDBETWEEN(65;90) )&amp;CHAR(RANDBETWEEN(65;90) )" office:value-type="string" office:string-value="OQES">
            <text:p>OQES</text:p>
          </table:table-cell>
          <table:table-cell table:number-columns-repeated="1021"/>
        </table:table-row>
        <table:table-row table:style-name="ro1">
          <table:table-cell table:formula="of:=[.B86]&amp;&quot;-&quot;&amp;[.C86]" office:value-type="string" office:string-value="4095-JKYQ">
            <text:p>4095-JKYQ</text:p>
          </table:table-cell>
          <table:table-cell office:value-type="float" office:value="4095">
            <text:p>4095</text:p>
          </table:table-cell>
          <table:table-cell table:style-name="ce1" table:formula="of:=CHAR(RANDBETWEEN(65;90) )&amp;CHAR(RANDBETWEEN(65;90) )&amp;CHAR(RANDBETWEEN(65;90) )&amp;CHAR(RANDBETWEEN(65;90) )" office:value-type="string" office:string-value="JKYQ">
            <text:p>JKYQ</text:p>
          </table:table-cell>
          <table:table-cell table:number-columns-repeated="1021"/>
        </table:table-row>
        <table:table-row table:style-name="ro1">
          <table:table-cell table:formula="of:=[.B87]&amp;&quot;-&quot;&amp;[.C87]" office:value-type="string" office:string-value="4096-AXZM">
            <text:p>4096-AXZM</text:p>
          </table:table-cell>
          <table:table-cell office:value-type="float" office:value="4096">
            <text:p>4096</text:p>
          </table:table-cell>
          <table:table-cell table:style-name="ce1" table:formula="of:=CHAR(RANDBETWEEN(65;90) )&amp;CHAR(RANDBETWEEN(65;90) )&amp;CHAR(RANDBETWEEN(65;90) )&amp;CHAR(RANDBETWEEN(65;90) )" office:value-type="string" office:string-value="AXZM">
            <text:p>AXZM</text:p>
          </table:table-cell>
          <table:table-cell table:number-columns-repeated="1021"/>
        </table:table-row>
        <table:table-row table:style-name="ro1">
          <table:table-cell table:formula="of:=[.B88]&amp;&quot;-&quot;&amp;[.C88]" office:value-type="string" office:string-value="4097-BDKR">
            <text:p>4097-BDKR</text:p>
          </table:table-cell>
          <table:table-cell office:value-type="float" office:value="4097">
            <text:p>4097</text:p>
          </table:table-cell>
          <table:table-cell table:style-name="ce1" table:formula="of:=CHAR(RANDBETWEEN(65;90) )&amp;CHAR(RANDBETWEEN(65;90) )&amp;CHAR(RANDBETWEEN(65;90) )&amp;CHAR(RANDBETWEEN(65;90) )" office:value-type="string" office:string-value="BDKR">
            <text:p>BDKR</text:p>
          </table:table-cell>
          <table:table-cell table:number-columns-repeated="1021"/>
        </table:table-row>
        <table:table-row table:style-name="ro1">
          <table:table-cell table:formula="of:=[.B89]&amp;&quot;-&quot;&amp;[.C89]" office:value-type="string" office:string-value="4098-BUFZ">
            <text:p>4098-BUFZ</text:p>
          </table:table-cell>
          <table:table-cell office:value-type="float" office:value="4098">
            <text:p>4098</text:p>
          </table:table-cell>
          <table:table-cell table:style-name="ce1" table:formula="of:=CHAR(RANDBETWEEN(65;90) )&amp;CHAR(RANDBETWEEN(65;90) )&amp;CHAR(RANDBETWEEN(65;90) )&amp;CHAR(RANDBETWEEN(65;90) )" office:value-type="string" office:string-value="BUFZ">
            <text:p>BUFZ</text:p>
          </table:table-cell>
          <table:table-cell table:number-columns-repeated="1021"/>
        </table:table-row>
        <table:table-row table:style-name="ro1">
          <table:table-cell table:formula="of:=[.B90]&amp;&quot;-&quot;&amp;[.C90]" office:value-type="string" office:string-value="4099-RAVI">
            <text:p>4099-RAVI</text:p>
          </table:table-cell>
          <table:table-cell office:value-type="float" office:value="4099">
            <text:p>4099</text:p>
          </table:table-cell>
          <table:table-cell table:style-name="ce1" table:formula="of:=CHAR(RANDBETWEEN(65;90) )&amp;CHAR(RANDBETWEEN(65;90) )&amp;CHAR(RANDBETWEEN(65;90) )&amp;CHAR(RANDBETWEEN(65;90) )" office:value-type="string" office:string-value="RAVI">
            <text:p>RAVI</text:p>
          </table:table-cell>
          <table:table-cell table:number-columns-repeated="1021"/>
        </table:table-row>
        <table:table-row table:style-name="ro1">
          <table:table-cell table:formula="of:=[.B91]&amp;&quot;-&quot;&amp;[.C91]" office:value-type="string" office:string-value="4100-NSWK">
            <text:p>4100-NSWK</text:p>
          </table:table-cell>
          <table:table-cell office:value-type="float" office:value="4100">
            <text:p>4100</text:p>
          </table:table-cell>
          <table:table-cell table:style-name="ce1" table:formula="of:=CHAR(RANDBETWEEN(65;90) )&amp;CHAR(RANDBETWEEN(65;90) )&amp;CHAR(RANDBETWEEN(65;90) )&amp;CHAR(RANDBETWEEN(65;90) )" office:value-type="string" office:string-value="NSWK">
            <text:p>NSWK</text:p>
          </table:table-cell>
          <table:table-cell table:number-columns-repeated="1021"/>
        </table:table-row>
        <table:table-row table:style-name="ro1">
          <table:table-cell table:formula="of:=[.B92]&amp;&quot;-&quot;&amp;[.C92]" office:value-type="string" office:string-value="4101-QFTF">
            <text:p>4101-QFTF</text:p>
          </table:table-cell>
          <table:table-cell office:value-type="float" office:value="4101">
            <text:p>4101</text:p>
          </table:table-cell>
          <table:table-cell table:style-name="ce1" table:formula="of:=CHAR(RANDBETWEEN(65;90) )&amp;CHAR(RANDBETWEEN(65;90) )&amp;CHAR(RANDBETWEEN(65;90) )&amp;CHAR(RANDBETWEEN(65;90) )" office:value-type="string" office:string-value="QFTF">
            <text:p>QFTF</text:p>
          </table:table-cell>
          <table:table-cell table:number-columns-repeated="1021"/>
        </table:table-row>
        <table:table-row table:style-name="ro1">
          <table:table-cell table:formula="of:=[.B93]&amp;&quot;-&quot;&amp;[.C93]" office:value-type="string" office:string-value="4102-QSTT">
            <text:p>4102-QSTT</text:p>
          </table:table-cell>
          <table:table-cell office:value-type="float" office:value="4102">
            <text:p>4102</text:p>
          </table:table-cell>
          <table:table-cell table:style-name="ce1" table:formula="of:=CHAR(RANDBETWEEN(65;90) )&amp;CHAR(RANDBETWEEN(65;90) )&amp;CHAR(RANDBETWEEN(65;90) )&amp;CHAR(RANDBETWEEN(65;90) )" office:value-type="string" office:string-value="QSTT">
            <text:p>QSTT</text:p>
          </table:table-cell>
          <table:table-cell table:number-columns-repeated="1021"/>
        </table:table-row>
        <table:table-row table:style-name="ro1">
          <table:table-cell table:formula="of:=[.B94]&amp;&quot;-&quot;&amp;[.C94]" office:value-type="string" office:string-value="4103-WLVB">
            <text:p>4103-WLVB</text:p>
          </table:table-cell>
          <table:table-cell office:value-type="float" office:value="4103">
            <text:p>4103</text:p>
          </table:table-cell>
          <table:table-cell table:style-name="ce1" table:formula="of:=CHAR(RANDBETWEEN(65;90) )&amp;CHAR(RANDBETWEEN(65;90) )&amp;CHAR(RANDBETWEEN(65;90) )&amp;CHAR(RANDBETWEEN(65;90) )" office:value-type="string" office:string-value="WLVB">
            <text:p>WLVB</text:p>
          </table:table-cell>
          <table:table-cell table:number-columns-repeated="1021"/>
        </table:table-row>
        <table:table-row table:style-name="ro1">
          <table:table-cell table:formula="of:=[.B95]&amp;&quot;-&quot;&amp;[.C95]" office:value-type="string" office:string-value="4104-DLXU">
            <text:p>4104-DLXU</text:p>
          </table:table-cell>
          <table:table-cell office:value-type="float" office:value="4104">
            <text:p>4104</text:p>
          </table:table-cell>
          <table:table-cell table:style-name="ce1" table:formula="of:=CHAR(RANDBETWEEN(65;90) )&amp;CHAR(RANDBETWEEN(65;90) )&amp;CHAR(RANDBETWEEN(65;90) )&amp;CHAR(RANDBETWEEN(65;90) )" office:value-type="string" office:string-value="DLXU">
            <text:p>DLXU</text:p>
          </table:table-cell>
          <table:table-cell table:number-columns-repeated="1021"/>
        </table:table-row>
        <table:table-row table:style-name="ro1">
          <table:table-cell table:formula="of:=[.B96]&amp;&quot;-&quot;&amp;[.C96]" office:value-type="string" office:string-value="4105-LCCN">
            <text:p>4105-LCCN</text:p>
          </table:table-cell>
          <table:table-cell office:value-type="float" office:value="4105">
            <text:p>4105</text:p>
          </table:table-cell>
          <table:table-cell table:style-name="ce1" table:formula="of:=CHAR(RANDBETWEEN(65;90) )&amp;CHAR(RANDBETWEEN(65;90) )&amp;CHAR(RANDBETWEEN(65;90) )&amp;CHAR(RANDBETWEEN(65;90) )" office:value-type="string" office:string-value="LCCN">
            <text:p>LCCN</text:p>
          </table:table-cell>
          <table:table-cell table:number-columns-repeated="1021"/>
        </table:table-row>
        <table:table-row table:style-name="ro1">
          <table:table-cell table:formula="of:=[.B97]&amp;&quot;-&quot;&amp;[.C97]" office:value-type="string" office:string-value="4106-QKTS">
            <text:p>4106-QKTS</text:p>
          </table:table-cell>
          <table:table-cell office:value-type="float" office:value="4106">
            <text:p>4106</text:p>
          </table:table-cell>
          <table:table-cell table:style-name="ce1" table:formula="of:=CHAR(RANDBETWEEN(65;90) )&amp;CHAR(RANDBETWEEN(65;90) )&amp;CHAR(RANDBETWEEN(65;90) )&amp;CHAR(RANDBETWEEN(65;90) )" office:value-type="string" office:string-value="QKTS">
            <text:p>QKTS</text:p>
          </table:table-cell>
          <table:table-cell table:number-columns-repeated="1021"/>
        </table:table-row>
        <table:table-row table:style-name="ro1">
          <table:table-cell table:formula="of:=[.B98]&amp;&quot;-&quot;&amp;[.C98]" office:value-type="string" office:string-value="4107-NFWY">
            <text:p>4107-NFWY</text:p>
          </table:table-cell>
          <table:table-cell office:value-type="float" office:value="4107">
            <text:p>4107</text:p>
          </table:table-cell>
          <table:table-cell table:style-name="ce1" table:formula="of:=CHAR(RANDBETWEEN(65;90) )&amp;CHAR(RANDBETWEEN(65;90) )&amp;CHAR(RANDBETWEEN(65;90) )&amp;CHAR(RANDBETWEEN(65;90) )" office:value-type="string" office:string-value="NFWY">
            <text:p>NFWY</text:p>
          </table:table-cell>
          <table:table-cell table:number-columns-repeated="1021"/>
        </table:table-row>
        <table:table-row table:style-name="ro1">
          <table:table-cell table:formula="of:=[.B99]&amp;&quot;-&quot;&amp;[.C99]" office:value-type="string" office:string-value="4108-ZNTK">
            <text:p>4108-ZNTK</text:p>
          </table:table-cell>
          <table:table-cell office:value-type="float" office:value="4108">
            <text:p>4108</text:p>
          </table:table-cell>
          <table:table-cell table:style-name="ce1" table:formula="of:=CHAR(RANDBETWEEN(65;90) )&amp;CHAR(RANDBETWEEN(65;90) )&amp;CHAR(RANDBETWEEN(65;90) )&amp;CHAR(RANDBETWEEN(65;90) )" office:value-type="string" office:string-value="ZNTK">
            <text:p>ZNTK</text:p>
          </table:table-cell>
          <table:table-cell table:number-columns-repeated="1021"/>
        </table:table-row>
        <table:table-row table:style-name="ro1">
          <table:table-cell table:formula="of:=[.B100]&amp;&quot;-&quot;&amp;[.C100]" office:value-type="string" office:string-value="4109-YYFN">
            <text:p>4109-YYFN</text:p>
          </table:table-cell>
          <table:table-cell office:value-type="float" office:value="4109">
            <text:p>4109</text:p>
          </table:table-cell>
          <table:table-cell table:style-name="ce1" table:formula="of:=CHAR(RANDBETWEEN(65;90) )&amp;CHAR(RANDBETWEEN(65;90) )&amp;CHAR(RANDBETWEEN(65;90) )&amp;CHAR(RANDBETWEEN(65;90) )" office:value-type="string" office:string-value="YYFN">
            <text:p>YYFN</text:p>
          </table:table-cell>
          <table:table-cell table:number-columns-repeated="1021"/>
        </table:table-row>
        <table:table-row table:style-name="ro1">
          <table:table-cell table:formula="of:=[.B101]&amp;&quot;-&quot;&amp;[.C101]" office:value-type="string" office:string-value="4110-KUPT">
            <text:p>4110-KUPT</text:p>
          </table:table-cell>
          <table:table-cell office:value-type="float" office:value="4110">
            <text:p>4110</text:p>
          </table:table-cell>
          <table:table-cell table:style-name="ce1" table:formula="of:=CHAR(RANDBETWEEN(65;90) )&amp;CHAR(RANDBETWEEN(65;90) )&amp;CHAR(RANDBETWEEN(65;90) )&amp;CHAR(RANDBETWEEN(65;90) )" office:value-type="string" office:string-value="KUPT">
            <text:p>KUPT</text:p>
          </table:table-cell>
          <table:table-cell table:number-columns-repeated="1021"/>
        </table:table-row>
        <table:table-row table:style-name="ro1">
          <table:table-cell table:formula="of:=[.B102]&amp;&quot;-&quot;&amp;[.C102]" office:value-type="string" office:string-value="4111-ATNG">
            <text:p>4111-ATNG</text:p>
          </table:table-cell>
          <table:table-cell office:value-type="float" office:value="4111">
            <text:p>4111</text:p>
          </table:table-cell>
          <table:table-cell table:style-name="ce1" table:formula="of:=CHAR(RANDBETWEEN(65;90) )&amp;CHAR(RANDBETWEEN(65;90) )&amp;CHAR(RANDBETWEEN(65;90) )&amp;CHAR(RANDBETWEEN(65;90) )" office:value-type="string" office:string-value="ATNG">
            <text:p>ATNG</text:p>
          </table:table-cell>
          <table:table-cell table:number-columns-repeated="1021"/>
        </table:table-row>
        <table:table-row table:style-name="ro1">
          <table:table-cell table:formula="of:=[.B103]&amp;&quot;-&quot;&amp;[.C103]" office:value-type="string" office:string-value="4112-IKTT">
            <text:p>4112-IKTT</text:p>
          </table:table-cell>
          <table:table-cell office:value-type="float" office:value="4112">
            <text:p>4112</text:p>
          </table:table-cell>
          <table:table-cell table:style-name="ce1" table:formula="of:=CHAR(RANDBETWEEN(65;90) )&amp;CHAR(RANDBETWEEN(65;90) )&amp;CHAR(RANDBETWEEN(65;90) )&amp;CHAR(RANDBETWEEN(65;90) )" office:value-type="string" office:string-value="IKTT">
            <text:p>IKTT</text:p>
          </table:table-cell>
          <table:table-cell table:number-columns-repeated="1021"/>
        </table:table-row>
        <table:table-row table:style-name="ro1">
          <table:table-cell table:formula="of:=[.B104]&amp;&quot;-&quot;&amp;[.C104]" office:value-type="string" office:string-value="4113-BMLF">
            <text:p>4113-BMLF</text:p>
          </table:table-cell>
          <table:table-cell office:value-type="float" office:value="4113">
            <text:p>4113</text:p>
          </table:table-cell>
          <table:table-cell table:style-name="ce1" table:formula="of:=CHAR(RANDBETWEEN(65;90) )&amp;CHAR(RANDBETWEEN(65;90) )&amp;CHAR(RANDBETWEEN(65;90) )&amp;CHAR(RANDBETWEEN(65;90) )" office:value-type="string" office:string-value="BMLF">
            <text:p>BMLF</text:p>
          </table:table-cell>
          <table:table-cell table:number-columns-repeated="1021"/>
        </table:table-row>
        <table:table-row table:style-name="ro1">
          <table:table-cell table:formula="of:=[.B105]&amp;&quot;-&quot;&amp;[.C105]" office:value-type="string" office:string-value="4114-WMNK">
            <text:p>4114-WMNK</text:p>
          </table:table-cell>
          <table:table-cell office:value-type="float" office:value="4114">
            <text:p>4114</text:p>
          </table:table-cell>
          <table:table-cell table:style-name="ce1" table:formula="of:=CHAR(RANDBETWEEN(65;90) )&amp;CHAR(RANDBETWEEN(65;90) )&amp;CHAR(RANDBETWEEN(65;90) )&amp;CHAR(RANDBETWEEN(65;90) )" office:value-type="string" office:string-value="WMNK">
            <text:p>WMNK</text:p>
          </table:table-cell>
          <table:table-cell table:number-columns-repeated="1021"/>
        </table:table-row>
        <table:table-row table:style-name="ro1">
          <table:table-cell table:formula="of:=[.B106]&amp;&quot;-&quot;&amp;[.C106]" office:value-type="string" office:string-value="4115-PUSE">
            <text:p>4115-PUSE</text:p>
          </table:table-cell>
          <table:table-cell office:value-type="float" office:value="4115">
            <text:p>4115</text:p>
          </table:table-cell>
          <table:table-cell table:style-name="ce1" table:formula="of:=CHAR(RANDBETWEEN(65;90) )&amp;CHAR(RANDBETWEEN(65;90) )&amp;CHAR(RANDBETWEEN(65;90) )&amp;CHAR(RANDBETWEEN(65;90) )" office:value-type="string" office:string-value="PUSE">
            <text:p>PUSE</text:p>
          </table:table-cell>
          <table:table-cell table:number-columns-repeated="1021"/>
        </table:table-row>
        <table:table-row table:style-name="ro1">
          <table:table-cell table:formula="of:=[.B107]&amp;&quot;-&quot;&amp;[.C107]" office:value-type="string" office:string-value="4116-KYCE">
            <text:p>4116-KYCE</text:p>
          </table:table-cell>
          <table:table-cell office:value-type="float" office:value="4116">
            <text:p>4116</text:p>
          </table:table-cell>
          <table:table-cell table:style-name="ce1" table:formula="of:=CHAR(RANDBETWEEN(65;90) )&amp;CHAR(RANDBETWEEN(65;90) )&amp;CHAR(RANDBETWEEN(65;90) )&amp;CHAR(RANDBETWEEN(65;90) )" office:value-type="string" office:string-value="KYCE">
            <text:p>KYCE</text:p>
          </table:table-cell>
          <table:table-cell table:number-columns-repeated="1021"/>
        </table:table-row>
        <table:table-row table:style-name="ro1">
          <table:table-cell table:formula="of:=[.B108]&amp;&quot;-&quot;&amp;[.C108]" office:value-type="string" office:string-value="4117-GIRC">
            <text:p>4117-GIRC</text:p>
          </table:table-cell>
          <table:table-cell office:value-type="float" office:value="4117">
            <text:p>4117</text:p>
          </table:table-cell>
          <table:table-cell table:style-name="ce1" table:formula="of:=CHAR(RANDBETWEEN(65;90) )&amp;CHAR(RANDBETWEEN(65;90) )&amp;CHAR(RANDBETWEEN(65;90) )&amp;CHAR(RANDBETWEEN(65;90) )" office:value-type="string" office:string-value="GIRC">
            <text:p>GIRC</text:p>
          </table:table-cell>
          <table:table-cell table:number-columns-repeated="1021"/>
        </table:table-row>
        <table:table-row table:style-name="ro1">
          <table:table-cell table:formula="of:=[.B109]&amp;&quot;-&quot;&amp;[.C109]" office:value-type="string" office:string-value="4118-YTBM">
            <text:p>4118-YTBM</text:p>
          </table:table-cell>
          <table:table-cell office:value-type="float" office:value="4118">
            <text:p>4118</text:p>
          </table:table-cell>
          <table:table-cell table:style-name="ce1" table:formula="of:=CHAR(RANDBETWEEN(65;90) )&amp;CHAR(RANDBETWEEN(65;90) )&amp;CHAR(RANDBETWEEN(65;90) )&amp;CHAR(RANDBETWEEN(65;90) )" office:value-type="string" office:string-value="YTBM">
            <text:p>YTBM</text:p>
          </table:table-cell>
          <table:table-cell table:number-columns-repeated="1021"/>
        </table:table-row>
        <table:table-row table:style-name="ro1">
          <table:table-cell table:formula="of:=[.B110]&amp;&quot;-&quot;&amp;[.C110]" office:value-type="string" office:string-value="4119-ZQCY">
            <text:p>4119-ZQCY</text:p>
          </table:table-cell>
          <table:table-cell office:value-type="float" office:value="4119">
            <text:p>4119</text:p>
          </table:table-cell>
          <table:table-cell table:style-name="ce1" table:formula="of:=CHAR(RANDBETWEEN(65;90) )&amp;CHAR(RANDBETWEEN(65;90) )&amp;CHAR(RANDBETWEEN(65;90) )&amp;CHAR(RANDBETWEEN(65;90) )" office:value-type="string" office:string-value="ZQCY">
            <text:p>ZQCY</text:p>
          </table:table-cell>
          <table:table-cell table:number-columns-repeated="1021"/>
        </table:table-row>
        <table:table-row table:style-name="ro1">
          <table:table-cell table:formula="of:=[.B111]&amp;&quot;-&quot;&amp;[.C111]" office:value-type="string" office:string-value="4120-IXXE">
            <text:p>4120-IXXE</text:p>
          </table:table-cell>
          <table:table-cell office:value-type="float" office:value="4120">
            <text:p>4120</text:p>
          </table:table-cell>
          <table:table-cell table:style-name="ce1" table:formula="of:=CHAR(RANDBETWEEN(65;90) )&amp;CHAR(RANDBETWEEN(65;90) )&amp;CHAR(RANDBETWEEN(65;90) )&amp;CHAR(RANDBETWEEN(65;90) )" office:value-type="string" office:string-value="IXXE">
            <text:p>IXXE</text:p>
          </table:table-cell>
          <table:table-cell table:number-columns-repeated="1021"/>
        </table:table-row>
        <table:table-row table:style-name="ro1">
          <table:table-cell table:formula="of:=[.B112]&amp;&quot;-&quot;&amp;[.C112]" office:value-type="string" office:string-value="4121-MMPL">
            <text:p>4121-MMPL</text:p>
          </table:table-cell>
          <table:table-cell office:value-type="float" office:value="4121">
            <text:p>4121</text:p>
          </table:table-cell>
          <table:table-cell table:style-name="ce1" table:formula="of:=CHAR(RANDBETWEEN(65;90) )&amp;CHAR(RANDBETWEEN(65;90) )&amp;CHAR(RANDBETWEEN(65;90) )&amp;CHAR(RANDBETWEEN(65;90) )" office:value-type="string" office:string-value="MMPL">
            <text:p>MMPL</text:p>
          </table:table-cell>
          <table:table-cell table:number-columns-repeated="1021"/>
        </table:table-row>
        <table:table-row table:style-name="ro1">
          <table:table-cell table:formula="of:=[.B113]&amp;&quot;-&quot;&amp;[.C113]" office:value-type="string" office:string-value="4122-WEJH">
            <text:p>4122-WEJH</text:p>
          </table:table-cell>
          <table:table-cell office:value-type="float" office:value="4122">
            <text:p>4122</text:p>
          </table:table-cell>
          <table:table-cell table:style-name="ce1" table:formula="of:=CHAR(RANDBETWEEN(65;90) )&amp;CHAR(RANDBETWEEN(65;90) )&amp;CHAR(RANDBETWEEN(65;90) )&amp;CHAR(RANDBETWEEN(65;90) )" office:value-type="string" office:string-value="WEJH">
            <text:p>WEJH</text:p>
          </table:table-cell>
          <table:table-cell table:number-columns-repeated="1021"/>
        </table:table-row>
        <table:table-row table:style-name="ro1">
          <table:table-cell table:formula="of:=[.B114]&amp;&quot;-&quot;&amp;[.C114]" office:value-type="string" office:string-value="4123-FWZF">
            <text:p>4123-FWZF</text:p>
          </table:table-cell>
          <table:table-cell office:value-type="float" office:value="4123">
            <text:p>4123</text:p>
          </table:table-cell>
          <table:table-cell table:style-name="ce1" table:formula="of:=CHAR(RANDBETWEEN(65;90) )&amp;CHAR(RANDBETWEEN(65;90) )&amp;CHAR(RANDBETWEEN(65;90) )&amp;CHAR(RANDBETWEEN(65;90) )" office:value-type="string" office:string-value="FWZF">
            <text:p>FWZF</text:p>
          </table:table-cell>
          <table:table-cell table:number-columns-repeated="1021"/>
        </table:table-row>
        <table:table-row table:style-name="ro1">
          <table:table-cell table:formula="of:=[.B115]&amp;&quot;-&quot;&amp;[.C115]" office:value-type="string" office:string-value="4124-EOKK">
            <text:p>4124-EOKK</text:p>
          </table:table-cell>
          <table:table-cell office:value-type="float" office:value="4124">
            <text:p>4124</text:p>
          </table:table-cell>
          <table:table-cell table:style-name="ce1" table:formula="of:=CHAR(RANDBETWEEN(65;90) )&amp;CHAR(RANDBETWEEN(65;90) )&amp;CHAR(RANDBETWEEN(65;90) )&amp;CHAR(RANDBETWEEN(65;90) )" office:value-type="string" office:string-value="EOKK">
            <text:p>EOKK</text:p>
          </table:table-cell>
          <table:table-cell table:number-columns-repeated="1021"/>
        </table:table-row>
        <table:table-row table:style-name="ro1">
          <table:table-cell table:formula="of:=[.B116]&amp;&quot;-&quot;&amp;[.C116]" office:value-type="string" office:string-value="4125-CPQP">
            <text:p>4125-CPQP</text:p>
          </table:table-cell>
          <table:table-cell office:value-type="float" office:value="4125">
            <text:p>4125</text:p>
          </table:table-cell>
          <table:table-cell table:style-name="ce1" table:formula="of:=CHAR(RANDBETWEEN(65;90) )&amp;CHAR(RANDBETWEEN(65;90) )&amp;CHAR(RANDBETWEEN(65;90) )&amp;CHAR(RANDBETWEEN(65;90) )" office:value-type="string" office:string-value="CPQP">
            <text:p>CPQP</text:p>
          </table:table-cell>
          <table:table-cell table:number-columns-repeated="1021"/>
        </table:table-row>
        <table:table-row table:style-name="ro1">
          <table:table-cell table:formula="of:=[.B117]&amp;&quot;-&quot;&amp;[.C117]" office:value-type="string" office:string-value="4126-FZBI">
            <text:p>4126-FZBI</text:p>
          </table:table-cell>
          <table:table-cell office:value-type="float" office:value="4126">
            <text:p>4126</text:p>
          </table:table-cell>
          <table:table-cell table:style-name="ce1" table:formula="of:=CHAR(RANDBETWEEN(65;90) )&amp;CHAR(RANDBETWEEN(65;90) )&amp;CHAR(RANDBETWEEN(65;90) )&amp;CHAR(RANDBETWEEN(65;90) )" office:value-type="string" office:string-value="FZBI">
            <text:p>FZBI</text:p>
          </table:table-cell>
          <table:table-cell table:number-columns-repeated="1021"/>
        </table:table-row>
        <table:table-row table:style-name="ro1">
          <table:table-cell table:formula="of:=[.B118]&amp;&quot;-&quot;&amp;[.C118]" office:value-type="string" office:string-value="4127-IGPT">
            <text:p>4127-IGPT</text:p>
          </table:table-cell>
          <table:table-cell office:value-type="float" office:value="4127">
            <text:p>4127</text:p>
          </table:table-cell>
          <table:table-cell table:style-name="ce1" table:formula="of:=CHAR(RANDBETWEEN(65;90) )&amp;CHAR(RANDBETWEEN(65;90) )&amp;CHAR(RANDBETWEEN(65;90) )&amp;CHAR(RANDBETWEEN(65;90) )" office:value-type="string" office:string-value="IGPT">
            <text:p>IGPT</text:p>
          </table:table-cell>
          <table:table-cell table:number-columns-repeated="1021"/>
        </table:table-row>
        <table:table-row table:style-name="ro1">
          <table:table-cell table:formula="of:=[.B119]&amp;&quot;-&quot;&amp;[.C119]" office:value-type="string" office:string-value="4128-CHEQ">
            <text:p>4128-CHEQ</text:p>
          </table:table-cell>
          <table:table-cell office:value-type="float" office:value="4128">
            <text:p>4128</text:p>
          </table:table-cell>
          <table:table-cell table:style-name="ce1" table:formula="of:=CHAR(RANDBETWEEN(65;90) )&amp;CHAR(RANDBETWEEN(65;90) )&amp;CHAR(RANDBETWEEN(65;90) )&amp;CHAR(RANDBETWEEN(65;90) )" office:value-type="string" office:string-value="CHEQ">
            <text:p>CHEQ</text:p>
          </table:table-cell>
          <table:table-cell table:number-columns-repeated="1021"/>
        </table:table-row>
        <table:table-row table:style-name="ro1">
          <table:table-cell table:formula="of:=[.B120]&amp;&quot;-&quot;&amp;[.C120]" office:value-type="string" office:string-value="4129-IPFG">
            <text:p>4129-IPFG</text:p>
          </table:table-cell>
          <table:table-cell office:value-type="float" office:value="4129">
            <text:p>4129</text:p>
          </table:table-cell>
          <table:table-cell table:style-name="ce1" table:formula="of:=CHAR(RANDBETWEEN(65;90) )&amp;CHAR(RANDBETWEEN(65;90) )&amp;CHAR(RANDBETWEEN(65;90) )&amp;CHAR(RANDBETWEEN(65;90) )" office:value-type="string" office:string-value="IPFG">
            <text:p>IPFG</text:p>
          </table:table-cell>
          <table:table-cell table:number-columns-repeated="1021"/>
        </table:table-row>
        <table:table-row table:style-name="ro1">
          <table:table-cell table:formula="of:=[.B121]&amp;&quot;-&quot;&amp;[.C121]" office:value-type="string" office:string-value="4130-RLOA">
            <text:p>4130-RLOA</text:p>
          </table:table-cell>
          <table:table-cell office:value-type="float" office:value="4130">
            <text:p>4130</text:p>
          </table:table-cell>
          <table:table-cell table:style-name="ce1" table:formula="of:=CHAR(RANDBETWEEN(65;90) )&amp;CHAR(RANDBETWEEN(65;90) )&amp;CHAR(RANDBETWEEN(65;90) )&amp;CHAR(RANDBETWEEN(65;90) )" office:value-type="string" office:string-value="RLOA">
            <text:p>RLOA</text:p>
          </table:table-cell>
          <table:table-cell table:number-columns-repeated="1021"/>
        </table:table-row>
        <table:table-row table:style-name="ro1">
          <table:table-cell table:formula="of:=[.B122]&amp;&quot;-&quot;&amp;[.C122]" office:value-type="string" office:string-value="4131-IQXV">
            <text:p>4131-IQXV</text:p>
          </table:table-cell>
          <table:table-cell office:value-type="float" office:value="4131">
            <text:p>4131</text:p>
          </table:table-cell>
          <table:table-cell table:style-name="ce1" table:formula="of:=CHAR(RANDBETWEEN(65;90) )&amp;CHAR(RANDBETWEEN(65;90) )&amp;CHAR(RANDBETWEEN(65;90) )&amp;CHAR(RANDBETWEEN(65;90) )" office:value-type="string" office:string-value="IQXV">
            <text:p>IQXV</text:p>
          </table:table-cell>
          <table:table-cell table:number-columns-repeated="1021"/>
        </table:table-row>
        <table:table-row table:style-name="ro1">
          <table:table-cell table:formula="of:=[.B123]&amp;&quot;-&quot;&amp;[.C123]" office:value-type="string" office:string-value="4132-NLHX">
            <text:p>4132-NLHX</text:p>
          </table:table-cell>
          <table:table-cell office:value-type="float" office:value="4132">
            <text:p>4132</text:p>
          </table:table-cell>
          <table:table-cell table:style-name="ce1" table:formula="of:=CHAR(RANDBETWEEN(65;90) )&amp;CHAR(RANDBETWEEN(65;90) )&amp;CHAR(RANDBETWEEN(65;90) )&amp;CHAR(RANDBETWEEN(65;90) )" office:value-type="string" office:string-value="NLHX">
            <text:p>NLHX</text:p>
          </table:table-cell>
          <table:table-cell table:number-columns-repeated="1021"/>
        </table:table-row>
        <table:table-row table:style-name="ro1">
          <table:table-cell table:formula="of:=[.B124]&amp;&quot;-&quot;&amp;[.C124]" office:value-type="string" office:string-value="4133-BAYS">
            <text:p>4133-BAYS</text:p>
          </table:table-cell>
          <table:table-cell office:value-type="float" office:value="4133">
            <text:p>4133</text:p>
          </table:table-cell>
          <table:table-cell table:style-name="ce1" table:formula="of:=CHAR(RANDBETWEEN(65;90) )&amp;CHAR(RANDBETWEEN(65;90) )&amp;CHAR(RANDBETWEEN(65;90) )&amp;CHAR(RANDBETWEEN(65;90) )" office:value-type="string" office:string-value="BAYS">
            <text:p>BAYS</text:p>
          </table:table-cell>
          <table:table-cell table:number-columns-repeated="1021"/>
        </table:table-row>
        <table:table-row table:style-name="ro1">
          <table:table-cell table:formula="of:=[.B125]&amp;&quot;-&quot;&amp;[.C125]" office:value-type="string" office:string-value="4134-NVIB">
            <text:p>4134-NVIB</text:p>
          </table:table-cell>
          <table:table-cell office:value-type="float" office:value="4134">
            <text:p>4134</text:p>
          </table:table-cell>
          <table:table-cell table:style-name="ce1" table:formula="of:=CHAR(RANDBETWEEN(65;90) )&amp;CHAR(RANDBETWEEN(65;90) )&amp;CHAR(RANDBETWEEN(65;90) )&amp;CHAR(RANDBETWEEN(65;90) )" office:value-type="string" office:string-value="NVIB">
            <text:p>NVIB</text:p>
          </table:table-cell>
          <table:table-cell table:number-columns-repeated="1021"/>
        </table:table-row>
        <table:table-row table:style-name="ro1">
          <table:table-cell table:formula="of:=[.B126]&amp;&quot;-&quot;&amp;[.C126]" office:value-type="string" office:string-value="4135-YBDC">
            <text:p>4135-YBDC</text:p>
          </table:table-cell>
          <table:table-cell office:value-type="float" office:value="4135">
            <text:p>4135</text:p>
          </table:table-cell>
          <table:table-cell table:style-name="ce1" table:formula="of:=CHAR(RANDBETWEEN(65;90) )&amp;CHAR(RANDBETWEEN(65;90) )&amp;CHAR(RANDBETWEEN(65;90) )&amp;CHAR(RANDBETWEEN(65;90) )" office:value-type="string" office:string-value="YBDC">
            <text:p>YBDC</text:p>
          </table:table-cell>
          <table:table-cell table:number-columns-repeated="1021"/>
        </table:table-row>
        <table:table-row table:style-name="ro1">
          <table:table-cell table:formula="of:=[.B127]&amp;&quot;-&quot;&amp;[.C127]" office:value-type="string" office:string-value="4136-HZRG">
            <text:p>4136-HZRG</text:p>
          </table:table-cell>
          <table:table-cell office:value-type="float" office:value="4136">
            <text:p>4136</text:p>
          </table:table-cell>
          <table:table-cell table:style-name="ce1" table:formula="of:=CHAR(RANDBETWEEN(65;90) )&amp;CHAR(RANDBETWEEN(65;90) )&amp;CHAR(RANDBETWEEN(65;90) )&amp;CHAR(RANDBETWEEN(65;90) )" office:value-type="string" office:string-value="HZRG">
            <text:p>HZRG</text:p>
          </table:table-cell>
          <table:table-cell table:number-columns-repeated="1021"/>
        </table:table-row>
        <table:table-row table:style-name="ro1">
          <table:table-cell table:formula="of:=[.B128]&amp;&quot;-&quot;&amp;[.C128]" office:value-type="string" office:string-value="4137-YPLZ">
            <text:p>4137-YPLZ</text:p>
          </table:table-cell>
          <table:table-cell office:value-type="float" office:value="4137">
            <text:p>4137</text:p>
          </table:table-cell>
          <table:table-cell table:style-name="ce1" table:formula="of:=CHAR(RANDBETWEEN(65;90) )&amp;CHAR(RANDBETWEEN(65;90) )&amp;CHAR(RANDBETWEEN(65;90) )&amp;CHAR(RANDBETWEEN(65;90) )" office:value-type="string" office:string-value="YPLZ">
            <text:p>YPLZ</text:p>
          </table:table-cell>
          <table:table-cell table:number-columns-repeated="1021"/>
        </table:table-row>
        <table:table-row table:style-name="ro1">
          <table:table-cell table:formula="of:=[.B129]&amp;&quot;-&quot;&amp;[.C129]" office:value-type="string" office:string-value="4138-KEMO">
            <text:p>4138-KEMO</text:p>
          </table:table-cell>
          <table:table-cell office:value-type="float" office:value="4138">
            <text:p>4138</text:p>
          </table:table-cell>
          <table:table-cell table:style-name="ce1" table:formula="of:=CHAR(RANDBETWEEN(65;90) )&amp;CHAR(RANDBETWEEN(65;90) )&amp;CHAR(RANDBETWEEN(65;90) )&amp;CHAR(RANDBETWEEN(65;90) )" office:value-type="string" office:string-value="KEMO">
            <text:p>KEMO</text:p>
          </table:table-cell>
          <table:table-cell table:number-columns-repeated="1021"/>
        </table:table-row>
        <table:table-row table:style-name="ro1">
          <table:table-cell table:formula="of:=[.B130]&amp;&quot;-&quot;&amp;[.C130]" office:value-type="string" office:string-value="4139-KUJT">
            <text:p>4139-KUJT</text:p>
          </table:table-cell>
          <table:table-cell office:value-type="float" office:value="4139">
            <text:p>4139</text:p>
          </table:table-cell>
          <table:table-cell table:style-name="ce1" table:formula="of:=CHAR(RANDBETWEEN(65;90) )&amp;CHAR(RANDBETWEEN(65;90) )&amp;CHAR(RANDBETWEEN(65;90) )&amp;CHAR(RANDBETWEEN(65;90) )" office:value-type="string" office:string-value="KUJT">
            <text:p>KUJT</text:p>
          </table:table-cell>
          <table:table-cell table:number-columns-repeated="1021"/>
        </table:table-row>
        <table:table-row table:style-name="ro1">
          <table:table-cell table:formula="of:=[.B131]&amp;&quot;-&quot;&amp;[.C131]" office:value-type="string" office:string-value="4140-YCIT">
            <text:p>4140-YCIT</text:p>
          </table:table-cell>
          <table:table-cell office:value-type="float" office:value="4140">
            <text:p>4140</text:p>
          </table:table-cell>
          <table:table-cell table:style-name="ce1" table:formula="of:=CHAR(RANDBETWEEN(65;90) )&amp;CHAR(RANDBETWEEN(65;90) )&amp;CHAR(RANDBETWEEN(65;90) )&amp;CHAR(RANDBETWEEN(65;90) )" office:value-type="string" office:string-value="YCIT">
            <text:p>YCIT</text:p>
          </table:table-cell>
          <table:table-cell table:number-columns-repeated="1021"/>
        </table:table-row>
        <table:table-row table:style-name="ro1">
          <table:table-cell table:formula="of:=[.B132]&amp;&quot;-&quot;&amp;[.C132]" office:value-type="string" office:string-value="4141-XKEE">
            <text:p>4141-XKEE</text:p>
          </table:table-cell>
          <table:table-cell office:value-type="float" office:value="4141">
            <text:p>4141</text:p>
          </table:table-cell>
          <table:table-cell table:style-name="ce1" table:formula="of:=CHAR(RANDBETWEEN(65;90) )&amp;CHAR(RANDBETWEEN(65;90) )&amp;CHAR(RANDBETWEEN(65;90) )&amp;CHAR(RANDBETWEEN(65;90) )" office:value-type="string" office:string-value="XKEE">
            <text:p>XKEE</text:p>
          </table:table-cell>
          <table:table-cell table:number-columns-repeated="1021"/>
        </table:table-row>
        <table:table-row table:style-name="ro1">
          <table:table-cell table:formula="of:=[.B133]&amp;&quot;-&quot;&amp;[.C133]" office:value-type="string" office:string-value="4142-LVAG">
            <text:p>4142-LVAG</text:p>
          </table:table-cell>
          <table:table-cell office:value-type="float" office:value="4142">
            <text:p>4142</text:p>
          </table:table-cell>
          <table:table-cell table:style-name="ce1" table:formula="of:=CHAR(RANDBETWEEN(65;90) )&amp;CHAR(RANDBETWEEN(65;90) )&amp;CHAR(RANDBETWEEN(65;90) )&amp;CHAR(RANDBETWEEN(65;90) )" office:value-type="string" office:string-value="LVAG">
            <text:p>LVAG</text:p>
          </table:table-cell>
          <table:table-cell table:number-columns-repeated="1021"/>
        </table:table-row>
        <table:table-row table:style-name="ro1">
          <table:table-cell table:formula="of:=[.B134]&amp;&quot;-&quot;&amp;[.C134]" office:value-type="string" office:string-value="4143-DCDQ">
            <text:p>4143-DCDQ</text:p>
          </table:table-cell>
          <table:table-cell office:value-type="float" office:value="4143">
            <text:p>4143</text:p>
          </table:table-cell>
          <table:table-cell table:style-name="ce1" table:formula="of:=CHAR(RANDBETWEEN(65;90) )&amp;CHAR(RANDBETWEEN(65;90) )&amp;CHAR(RANDBETWEEN(65;90) )&amp;CHAR(RANDBETWEEN(65;90) )" office:value-type="string" office:string-value="DCDQ">
            <text:p>DCDQ</text:p>
          </table:table-cell>
          <table:table-cell table:number-columns-repeated="1021"/>
        </table:table-row>
        <table:table-row table:style-name="ro1">
          <table:table-cell table:formula="of:=[.B135]&amp;&quot;-&quot;&amp;[.C135]" office:value-type="string" office:string-value="4144-ARGY">
            <text:p>4144-ARGY</text:p>
          </table:table-cell>
          <table:table-cell office:value-type="float" office:value="4144">
            <text:p>4144</text:p>
          </table:table-cell>
          <table:table-cell table:style-name="ce1" table:formula="of:=CHAR(RANDBETWEEN(65;90) )&amp;CHAR(RANDBETWEEN(65;90) )&amp;CHAR(RANDBETWEEN(65;90) )&amp;CHAR(RANDBETWEEN(65;90) )" office:value-type="string" office:string-value="ARGY">
            <text:p>ARGY</text:p>
          </table:table-cell>
          <table:table-cell table:number-columns-repeated="1021"/>
        </table:table-row>
        <table:table-row table:style-name="ro1">
          <table:table-cell table:formula="of:=[.B136]&amp;&quot;-&quot;&amp;[.C136]" office:value-type="string" office:string-value="4145-GKGG">
            <text:p>4145-GKGG</text:p>
          </table:table-cell>
          <table:table-cell office:value-type="float" office:value="4145">
            <text:p>4145</text:p>
          </table:table-cell>
          <table:table-cell table:style-name="ce1" table:formula="of:=CHAR(RANDBETWEEN(65;90) )&amp;CHAR(RANDBETWEEN(65;90) )&amp;CHAR(RANDBETWEEN(65;90) )&amp;CHAR(RANDBETWEEN(65;90) )" office:value-type="string" office:string-value="GKGG">
            <text:p>GKGG</text:p>
          </table:table-cell>
          <table:table-cell table:number-columns-repeated="1021"/>
        </table:table-row>
        <table:table-row table:style-name="ro1">
          <table:table-cell table:formula="of:=[.B137]&amp;&quot;-&quot;&amp;[.C137]" office:value-type="string" office:string-value="4146-JTIE">
            <text:p>4146-JTIE</text:p>
          </table:table-cell>
          <table:table-cell office:value-type="float" office:value="4146">
            <text:p>4146</text:p>
          </table:table-cell>
          <table:table-cell table:style-name="ce1" table:formula="of:=CHAR(RANDBETWEEN(65;90) )&amp;CHAR(RANDBETWEEN(65;90) )&amp;CHAR(RANDBETWEEN(65;90) )&amp;CHAR(RANDBETWEEN(65;90) )" office:value-type="string" office:string-value="JTIE">
            <text:p>JTIE</text:p>
          </table:table-cell>
          <table:table-cell table:number-columns-repeated="1021"/>
        </table:table-row>
        <table:table-row table:style-name="ro1">
          <table:table-cell table:formula="of:=[.B138]&amp;&quot;-&quot;&amp;[.C138]" office:value-type="string" office:string-value="4147-DSVG">
            <text:p>4147-DSVG</text:p>
          </table:table-cell>
          <table:table-cell office:value-type="float" office:value="4147">
            <text:p>4147</text:p>
          </table:table-cell>
          <table:table-cell table:style-name="ce1" table:formula="of:=CHAR(RANDBETWEEN(65;90) )&amp;CHAR(RANDBETWEEN(65;90) )&amp;CHAR(RANDBETWEEN(65;90) )&amp;CHAR(RANDBETWEEN(65;90) )" office:value-type="string" office:string-value="DSVG">
            <text:p>DSVG</text:p>
          </table:table-cell>
          <table:table-cell table:number-columns-repeated="1021"/>
        </table:table-row>
        <table:table-row table:style-name="ro1">
          <table:table-cell table:formula="of:=[.B139]&amp;&quot;-&quot;&amp;[.C139]" office:value-type="string" office:string-value="4148-NTZH">
            <text:p>4148-NTZH</text:p>
          </table:table-cell>
          <table:table-cell office:value-type="float" office:value="4148">
            <text:p>4148</text:p>
          </table:table-cell>
          <table:table-cell table:style-name="ce1" table:formula="of:=CHAR(RANDBETWEEN(65;90) )&amp;CHAR(RANDBETWEEN(65;90) )&amp;CHAR(RANDBETWEEN(65;90) )&amp;CHAR(RANDBETWEEN(65;90) )" office:value-type="string" office:string-value="NTZH">
            <text:p>NTZH</text:p>
          </table:table-cell>
          <table:table-cell table:number-columns-repeated="1021"/>
        </table:table-row>
        <table:table-row table:style-name="ro1">
          <table:table-cell table:formula="of:=[.B140]&amp;&quot;-&quot;&amp;[.C140]" office:value-type="string" office:string-value="4149-HQVV">
            <text:p>4149-HQVV</text:p>
          </table:table-cell>
          <table:table-cell office:value-type="float" office:value="4149">
            <text:p>4149</text:p>
          </table:table-cell>
          <table:table-cell table:style-name="ce1" table:formula="of:=CHAR(RANDBETWEEN(65;90) )&amp;CHAR(RANDBETWEEN(65;90) )&amp;CHAR(RANDBETWEEN(65;90) )&amp;CHAR(RANDBETWEEN(65;90) )" office:value-type="string" office:string-value="HQVV">
            <text:p>HQVV</text:p>
          </table:table-cell>
          <table:table-cell table:number-columns-repeated="1021"/>
        </table:table-row>
        <table:table-row table:style-name="ro1">
          <table:table-cell table:formula="of:=[.B141]&amp;&quot;-&quot;&amp;[.C141]" office:value-type="string" office:string-value="4150-PLWF">
            <text:p>4150-PLWF</text:p>
          </table:table-cell>
          <table:table-cell office:value-type="float" office:value="4150">
            <text:p>4150</text:p>
          </table:table-cell>
          <table:table-cell table:style-name="ce1" table:formula="of:=CHAR(RANDBETWEEN(65;90) )&amp;CHAR(RANDBETWEEN(65;90) )&amp;CHAR(RANDBETWEEN(65;90) )&amp;CHAR(RANDBETWEEN(65;90) )" office:value-type="string" office:string-value="PLWF">
            <text:p>PLWF</text:p>
          </table:table-cell>
          <table:table-cell table:number-columns-repeated="1021"/>
        </table:table-row>
        <table:table-row table:style-name="ro1">
          <table:table-cell table:formula="of:=[.B142]&amp;&quot;-&quot;&amp;[.C142]" office:value-type="string" office:string-value="4151-KYIO">
            <text:p>4151-KYIO</text:p>
          </table:table-cell>
          <table:table-cell office:value-type="float" office:value="4151">
            <text:p>4151</text:p>
          </table:table-cell>
          <table:table-cell table:style-name="ce1" table:formula="of:=CHAR(RANDBETWEEN(65;90) )&amp;CHAR(RANDBETWEEN(65;90) )&amp;CHAR(RANDBETWEEN(65;90) )&amp;CHAR(RANDBETWEEN(65;90) )" office:value-type="string" office:string-value="KYIO">
            <text:p>KYIO</text:p>
          </table:table-cell>
          <table:table-cell table:number-columns-repeated="1021"/>
        </table:table-row>
        <table:table-row table:style-name="ro1">
          <table:table-cell table:formula="of:=[.B143]&amp;&quot;-&quot;&amp;[.C143]" office:value-type="string" office:string-value="4152-VHIQ">
            <text:p>4152-VHIQ</text:p>
          </table:table-cell>
          <table:table-cell office:value-type="float" office:value="4152">
            <text:p>4152</text:p>
          </table:table-cell>
          <table:table-cell table:style-name="ce1" table:formula="of:=CHAR(RANDBETWEEN(65;90) )&amp;CHAR(RANDBETWEEN(65;90) )&amp;CHAR(RANDBETWEEN(65;90) )&amp;CHAR(RANDBETWEEN(65;90) )" office:value-type="string" office:string-value="VHIQ">
            <text:p>VHIQ</text:p>
          </table:table-cell>
          <table:table-cell table:number-columns-repeated="1021"/>
        </table:table-row>
        <table:table-row table:style-name="ro1">
          <table:table-cell table:formula="of:=[.B144]&amp;&quot;-&quot;&amp;[.C144]" office:value-type="string" office:string-value="4153-UPZT">
            <text:p>4153-UPZT</text:p>
          </table:table-cell>
          <table:table-cell office:value-type="float" office:value="4153">
            <text:p>4153</text:p>
          </table:table-cell>
          <table:table-cell table:style-name="ce1" table:formula="of:=CHAR(RANDBETWEEN(65;90) )&amp;CHAR(RANDBETWEEN(65;90) )&amp;CHAR(RANDBETWEEN(65;90) )&amp;CHAR(RANDBETWEEN(65;90) )" office:value-type="string" office:string-value="UPZT">
            <text:p>UPZT</text:p>
          </table:table-cell>
          <table:table-cell table:number-columns-repeated="1021"/>
        </table:table-row>
        <table:table-row table:style-name="ro1">
          <table:table-cell table:formula="of:=[.B145]&amp;&quot;-&quot;&amp;[.C145]" office:value-type="string" office:string-value="4154-CQTP">
            <text:p>4154-CQTP</text:p>
          </table:table-cell>
          <table:table-cell office:value-type="float" office:value="4154">
            <text:p>4154</text:p>
          </table:table-cell>
          <table:table-cell table:style-name="ce1" table:formula="of:=CHAR(RANDBETWEEN(65;90) )&amp;CHAR(RANDBETWEEN(65;90) )&amp;CHAR(RANDBETWEEN(65;90) )&amp;CHAR(RANDBETWEEN(65;90) )" office:value-type="string" office:string-value="CQTP">
            <text:p>CQTP</text:p>
          </table:table-cell>
          <table:table-cell table:number-columns-repeated="1021"/>
        </table:table-row>
        <table:table-row table:style-name="ro1">
          <table:table-cell table:formula="of:=[.B146]&amp;&quot;-&quot;&amp;[.C146]" office:value-type="string" office:string-value="4155-JRLC">
            <text:p>4155-JRLC</text:p>
          </table:table-cell>
          <table:table-cell office:value-type="float" office:value="4155">
            <text:p>4155</text:p>
          </table:table-cell>
          <table:table-cell table:style-name="ce1" table:formula="of:=CHAR(RANDBETWEEN(65;90) )&amp;CHAR(RANDBETWEEN(65;90) )&amp;CHAR(RANDBETWEEN(65;90) )&amp;CHAR(RANDBETWEEN(65;90) )" office:value-type="string" office:string-value="JRLC">
            <text:p>JRLC</text:p>
          </table:table-cell>
          <table:table-cell table:number-columns-repeated="1021"/>
        </table:table-row>
        <table:table-row table:style-name="ro1">
          <table:table-cell table:formula="of:=[.B147]&amp;&quot;-&quot;&amp;[.C147]" office:value-type="string" office:string-value="4156-SENC">
            <text:p>4156-SENC</text:p>
          </table:table-cell>
          <table:table-cell office:value-type="float" office:value="4156">
            <text:p>4156</text:p>
          </table:table-cell>
          <table:table-cell table:style-name="ce1" table:formula="of:=CHAR(RANDBETWEEN(65;90) )&amp;CHAR(RANDBETWEEN(65;90) )&amp;CHAR(RANDBETWEEN(65;90) )&amp;CHAR(RANDBETWEEN(65;90) )" office:value-type="string" office:string-value="SENC">
            <text:p>SENC</text:p>
          </table:table-cell>
          <table:table-cell table:number-columns-repeated="1021"/>
        </table:table-row>
        <table:table-row table:style-name="ro1">
          <table:table-cell table:formula="of:=[.B148]&amp;&quot;-&quot;&amp;[.C148]" office:value-type="string" office:string-value="4157-XDLF">
            <text:p>4157-XDLF</text:p>
          </table:table-cell>
          <table:table-cell office:value-type="float" office:value="4157">
            <text:p>4157</text:p>
          </table:table-cell>
          <table:table-cell table:style-name="ce1" table:formula="of:=CHAR(RANDBETWEEN(65;90) )&amp;CHAR(RANDBETWEEN(65;90) )&amp;CHAR(RANDBETWEEN(65;90) )&amp;CHAR(RANDBETWEEN(65;90) )" office:value-type="string" office:string-value="XDLF">
            <text:p>XDLF</text:p>
          </table:table-cell>
          <table:table-cell table:number-columns-repeated="1021"/>
        </table:table-row>
        <table:table-row table:style-name="ro1">
          <table:table-cell table:formula="of:=[.B149]&amp;&quot;-&quot;&amp;[.C149]" office:value-type="string" office:string-value="4158-DDTM">
            <text:p>4158-DDTM</text:p>
          </table:table-cell>
          <table:table-cell office:value-type="float" office:value="4158">
            <text:p>4158</text:p>
          </table:table-cell>
          <table:table-cell table:style-name="ce1" table:formula="of:=CHAR(RANDBETWEEN(65;90) )&amp;CHAR(RANDBETWEEN(65;90) )&amp;CHAR(RANDBETWEEN(65;90) )&amp;CHAR(RANDBETWEEN(65;90) )" office:value-type="string" office:string-value="DDTM">
            <text:p>DDTM</text:p>
          </table:table-cell>
          <table:table-cell table:number-columns-repeated="1021"/>
        </table:table-row>
        <table:table-row table:style-name="ro1">
          <table:table-cell table:formula="of:=[.B150]&amp;&quot;-&quot;&amp;[.C150]" office:value-type="string" office:string-value="4159-UDIW">
            <text:p>4159-UDIW</text:p>
          </table:table-cell>
          <table:table-cell office:value-type="float" office:value="4159">
            <text:p>4159</text:p>
          </table:table-cell>
          <table:table-cell table:style-name="ce1" table:formula="of:=CHAR(RANDBETWEEN(65;90) )&amp;CHAR(RANDBETWEEN(65;90) )&amp;CHAR(RANDBETWEEN(65;90) )&amp;CHAR(RANDBETWEEN(65;90) )" office:value-type="string" office:string-value="UDIW">
            <text:p>UDIW</text:p>
          </table:table-cell>
          <table:table-cell table:number-columns-repeated="1021"/>
        </table:table-row>
        <table:table-row table:style-name="ro1">
          <table:table-cell table:formula="of:=[.B151]&amp;&quot;-&quot;&amp;[.C151]" office:value-type="string" office:string-value="4160-AGWZ">
            <text:p>4160-AGWZ</text:p>
          </table:table-cell>
          <table:table-cell office:value-type="float" office:value="4160">
            <text:p>4160</text:p>
          </table:table-cell>
          <table:table-cell table:style-name="ce1" table:formula="of:=CHAR(RANDBETWEEN(65;90) )&amp;CHAR(RANDBETWEEN(65;90) )&amp;CHAR(RANDBETWEEN(65;90) )&amp;CHAR(RANDBETWEEN(65;90) )" office:value-type="string" office:string-value="AGWZ">
            <text:p>AGWZ</text:p>
          </table:table-cell>
          <table:table-cell table:number-columns-repeated="1021"/>
        </table:table-row>
        <table:table-row table:style-name="ro1">
          <table:table-cell table:formula="of:=[.B152]&amp;&quot;-&quot;&amp;[.C152]" office:value-type="string" office:string-value="4161-ZKMM">
            <text:p>4161-ZKMM</text:p>
          </table:table-cell>
          <table:table-cell office:value-type="float" office:value="4161">
            <text:p>4161</text:p>
          </table:table-cell>
          <table:table-cell table:style-name="ce1" table:formula="of:=CHAR(RANDBETWEEN(65;90) )&amp;CHAR(RANDBETWEEN(65;90) )&amp;CHAR(RANDBETWEEN(65;90) )&amp;CHAR(RANDBETWEEN(65;90) )" office:value-type="string" office:string-value="ZKMM">
            <text:p>ZKMM</text:p>
          </table:table-cell>
          <table:table-cell table:number-columns-repeated="1021"/>
        </table:table-row>
        <table:table-row table:style-name="ro1">
          <table:table-cell table:formula="of:=[.B153]&amp;&quot;-&quot;&amp;[.C153]" office:value-type="string" office:string-value="4162-UUAZ">
            <text:p>4162-UUAZ</text:p>
          </table:table-cell>
          <table:table-cell office:value-type="float" office:value="4162">
            <text:p>4162</text:p>
          </table:table-cell>
          <table:table-cell table:style-name="ce1" table:formula="of:=CHAR(RANDBETWEEN(65;90) )&amp;CHAR(RANDBETWEEN(65;90) )&amp;CHAR(RANDBETWEEN(65;90) )&amp;CHAR(RANDBETWEEN(65;90) )" office:value-type="string" office:string-value="UUAZ">
            <text:p>UUAZ</text:p>
          </table:table-cell>
          <table:table-cell table:number-columns-repeated="1021"/>
        </table:table-row>
        <table:table-row table:style-name="ro1">
          <table:table-cell table:formula="of:=[.B154]&amp;&quot;-&quot;&amp;[.C154]" office:value-type="string" office:string-value="4163-GVOB">
            <text:p>4163-GVOB</text:p>
          </table:table-cell>
          <table:table-cell office:value-type="float" office:value="4163">
            <text:p>4163</text:p>
          </table:table-cell>
          <table:table-cell table:style-name="ce1" table:formula="of:=CHAR(RANDBETWEEN(65;90) )&amp;CHAR(RANDBETWEEN(65;90) )&amp;CHAR(RANDBETWEEN(65;90) )&amp;CHAR(RANDBETWEEN(65;90) )" office:value-type="string" office:string-value="GVOB">
            <text:p>GVOB</text:p>
          </table:table-cell>
          <table:table-cell table:number-columns-repeated="1021"/>
        </table:table-row>
        <table:table-row table:style-name="ro1">
          <table:table-cell table:formula="of:=[.B155]&amp;&quot;-&quot;&amp;[.C155]" office:value-type="string" office:string-value="4164-VOFQ">
            <text:p>4164-VOFQ</text:p>
          </table:table-cell>
          <table:table-cell office:value-type="float" office:value="4164">
            <text:p>4164</text:p>
          </table:table-cell>
          <table:table-cell table:style-name="ce1" table:formula="of:=CHAR(RANDBETWEEN(65;90) )&amp;CHAR(RANDBETWEEN(65;90) )&amp;CHAR(RANDBETWEEN(65;90) )&amp;CHAR(RANDBETWEEN(65;90) )" office:value-type="string" office:string-value="VOFQ">
            <text:p>VOFQ</text:p>
          </table:table-cell>
          <table:table-cell table:number-columns-repeated="1021"/>
        </table:table-row>
        <table:table-row table:style-name="ro1">
          <table:table-cell table:formula="of:=[.B156]&amp;&quot;-&quot;&amp;[.C156]" office:value-type="string" office:string-value="4165-FHDU">
            <text:p>4165-FHDU</text:p>
          </table:table-cell>
          <table:table-cell office:value-type="float" office:value="4165">
            <text:p>4165</text:p>
          </table:table-cell>
          <table:table-cell table:style-name="ce1" table:formula="of:=CHAR(RANDBETWEEN(65;90) )&amp;CHAR(RANDBETWEEN(65;90) )&amp;CHAR(RANDBETWEEN(65;90) )&amp;CHAR(RANDBETWEEN(65;90) )" office:value-type="string" office:string-value="FHDU">
            <text:p>FHDU</text:p>
          </table:table-cell>
          <table:table-cell table:number-columns-repeated="1021"/>
        </table:table-row>
        <table:table-row table:style-name="ro1">
          <table:table-cell table:formula="of:=[.B157]&amp;&quot;-&quot;&amp;[.C157]" office:value-type="string" office:string-value="4166-OBLR">
            <text:p>4166-OBLR</text:p>
          </table:table-cell>
          <table:table-cell office:value-type="float" office:value="4166">
            <text:p>4166</text:p>
          </table:table-cell>
          <table:table-cell table:style-name="ce1" table:formula="of:=CHAR(RANDBETWEEN(65;90) )&amp;CHAR(RANDBETWEEN(65;90) )&amp;CHAR(RANDBETWEEN(65;90) )&amp;CHAR(RANDBETWEEN(65;90) )" office:value-type="string" office:string-value="OBLR">
            <text:p>OBLR</text:p>
          </table:table-cell>
          <table:table-cell table:number-columns-repeated="1021"/>
        </table:table-row>
        <table:table-row table:style-name="ro1">
          <table:table-cell table:formula="of:=[.B158]&amp;&quot;-&quot;&amp;[.C158]" office:value-type="string" office:string-value="4167-EHRB">
            <text:p>4167-EHRB</text:p>
          </table:table-cell>
          <table:table-cell office:value-type="float" office:value="4167">
            <text:p>4167</text:p>
          </table:table-cell>
          <table:table-cell table:style-name="ce1" table:formula="of:=CHAR(RANDBETWEEN(65;90) )&amp;CHAR(RANDBETWEEN(65;90) )&amp;CHAR(RANDBETWEEN(65;90) )&amp;CHAR(RANDBETWEEN(65;90) )" office:value-type="string" office:string-value="EHRB">
            <text:p>EHRB</text:p>
          </table:table-cell>
          <table:table-cell table:number-columns-repeated="1021"/>
        </table:table-row>
        <table:table-row table:style-name="ro1">
          <table:table-cell table:formula="of:=[.B159]&amp;&quot;-&quot;&amp;[.C159]" office:value-type="string" office:string-value="4168-SLWL">
            <text:p>4168-SLWL</text:p>
          </table:table-cell>
          <table:table-cell office:value-type="float" office:value="4168">
            <text:p>4168</text:p>
          </table:table-cell>
          <table:table-cell table:style-name="ce1" table:formula="of:=CHAR(RANDBETWEEN(65;90) )&amp;CHAR(RANDBETWEEN(65;90) )&amp;CHAR(RANDBETWEEN(65;90) )&amp;CHAR(RANDBETWEEN(65;90) )" office:value-type="string" office:string-value="SLWL">
            <text:p>SLWL</text:p>
          </table:table-cell>
          <table:table-cell table:number-columns-repeated="1021"/>
        </table:table-row>
        <table:table-row table:style-name="ro1">
          <table:table-cell table:formula="of:=[.B160]&amp;&quot;-&quot;&amp;[.C160]" office:value-type="string" office:string-value="4169-ZYSU">
            <text:p>4169-ZYSU</text:p>
          </table:table-cell>
          <table:table-cell office:value-type="float" office:value="4169">
            <text:p>4169</text:p>
          </table:table-cell>
          <table:table-cell table:style-name="ce1" table:formula="of:=CHAR(RANDBETWEEN(65;90) )&amp;CHAR(RANDBETWEEN(65;90) )&amp;CHAR(RANDBETWEEN(65;90) )&amp;CHAR(RANDBETWEEN(65;90) )" office:value-type="string" office:string-value="ZYSU">
            <text:p>ZYSU</text:p>
          </table:table-cell>
          <table:table-cell table:number-columns-repeated="1021"/>
        </table:table-row>
        <table:table-row table:style-name="ro1">
          <table:table-cell table:formula="of:=[.B161]&amp;&quot;-&quot;&amp;[.C161]" office:value-type="string" office:string-value="4170-FZGD">
            <text:p>4170-FZGD</text:p>
          </table:table-cell>
          <table:table-cell office:value-type="float" office:value="4170">
            <text:p>4170</text:p>
          </table:table-cell>
          <table:table-cell table:style-name="ce1" table:formula="of:=CHAR(RANDBETWEEN(65;90) )&amp;CHAR(RANDBETWEEN(65;90) )&amp;CHAR(RANDBETWEEN(65;90) )&amp;CHAR(RANDBETWEEN(65;90) )" office:value-type="string" office:string-value="FZGD">
            <text:p>FZGD</text:p>
          </table:table-cell>
          <table:table-cell table:number-columns-repeated="1021"/>
        </table:table-row>
        <table:table-row table:style-name="ro1">
          <table:table-cell table:formula="of:=[.B162]&amp;&quot;-&quot;&amp;[.C162]" office:value-type="string" office:string-value="4171-GAPM">
            <text:p>4171-GAPM</text:p>
          </table:table-cell>
          <table:table-cell office:value-type="float" office:value="4171">
            <text:p>4171</text:p>
          </table:table-cell>
          <table:table-cell table:style-name="ce1" table:formula="of:=CHAR(RANDBETWEEN(65;90) )&amp;CHAR(RANDBETWEEN(65;90) )&amp;CHAR(RANDBETWEEN(65;90) )&amp;CHAR(RANDBETWEEN(65;90) )" office:value-type="string" office:string-value="GAPM">
            <text:p>GAPM</text:p>
          </table:table-cell>
          <table:table-cell table:number-columns-repeated="1021"/>
        </table:table-row>
        <table:table-row table:style-name="ro1">
          <table:table-cell table:formula="of:=[.B163]&amp;&quot;-&quot;&amp;[.C163]" office:value-type="string" office:string-value="4172-TNUY">
            <text:p>4172-TNUY</text:p>
          </table:table-cell>
          <table:table-cell office:value-type="float" office:value="4172">
            <text:p>4172</text:p>
          </table:table-cell>
          <table:table-cell table:style-name="ce1" table:formula="of:=CHAR(RANDBETWEEN(65;90) )&amp;CHAR(RANDBETWEEN(65;90) )&amp;CHAR(RANDBETWEEN(65;90) )&amp;CHAR(RANDBETWEEN(65;90) )" office:value-type="string" office:string-value="TNUY">
            <text:p>TNUY</text:p>
          </table:table-cell>
          <table:table-cell table:number-columns-repeated="1021"/>
        </table:table-row>
        <table:table-row table:style-name="ro1">
          <table:table-cell table:formula="of:=[.B164]&amp;&quot;-&quot;&amp;[.C164]" office:value-type="string" office:string-value="4173-RFKD">
            <text:p>4173-RFKD</text:p>
          </table:table-cell>
          <table:table-cell office:value-type="float" office:value="4173">
            <text:p>4173</text:p>
          </table:table-cell>
          <table:table-cell table:style-name="ce1" table:formula="of:=CHAR(RANDBETWEEN(65;90) )&amp;CHAR(RANDBETWEEN(65;90) )&amp;CHAR(RANDBETWEEN(65;90) )&amp;CHAR(RANDBETWEEN(65;90) )" office:value-type="string" office:string-value="RFKD">
            <text:p>RFKD</text:p>
          </table:table-cell>
          <table:table-cell table:number-columns-repeated="1021"/>
        </table:table-row>
        <table:table-row table:style-name="ro1">
          <table:table-cell table:formula="of:=[.B165]&amp;&quot;-&quot;&amp;[.C165]" office:value-type="string" office:string-value="4174-HHSZ">
            <text:p>4174-HHSZ</text:p>
          </table:table-cell>
          <table:table-cell office:value-type="float" office:value="4174">
            <text:p>4174</text:p>
          </table:table-cell>
          <table:table-cell table:style-name="ce1" table:formula="of:=CHAR(RANDBETWEEN(65;90) )&amp;CHAR(RANDBETWEEN(65;90) )&amp;CHAR(RANDBETWEEN(65;90) )&amp;CHAR(RANDBETWEEN(65;90) )" office:value-type="string" office:string-value="HHSZ">
            <text:p>HHSZ</text:p>
          </table:table-cell>
          <table:table-cell table:number-columns-repeated="1021"/>
        </table:table-row>
        <table:table-row table:style-name="ro1">
          <table:table-cell table:formula="of:=[.B166]&amp;&quot;-&quot;&amp;[.C166]" office:value-type="string" office:string-value="4175-VGTV">
            <text:p>4175-VGTV</text:p>
          </table:table-cell>
          <table:table-cell office:value-type="float" office:value="4175">
            <text:p>4175</text:p>
          </table:table-cell>
          <table:table-cell table:style-name="ce1" table:formula="of:=CHAR(RANDBETWEEN(65;90) )&amp;CHAR(RANDBETWEEN(65;90) )&amp;CHAR(RANDBETWEEN(65;90) )&amp;CHAR(RANDBETWEEN(65;90) )" office:value-type="string" office:string-value="VGTV">
            <text:p>VGTV</text:p>
          </table:table-cell>
          <table:table-cell table:number-columns-repeated="1021"/>
        </table:table-row>
        <table:table-row table:style-name="ro1">
          <table:table-cell table:formula="of:=[.B167]&amp;&quot;-&quot;&amp;[.C167]" office:value-type="string" office:string-value="4176-JDPX">
            <text:p>4176-JDPX</text:p>
          </table:table-cell>
          <table:table-cell office:value-type="float" office:value="4176">
            <text:p>4176</text:p>
          </table:table-cell>
          <table:table-cell table:style-name="ce1" table:formula="of:=CHAR(RANDBETWEEN(65;90) )&amp;CHAR(RANDBETWEEN(65;90) )&amp;CHAR(RANDBETWEEN(65;90) )&amp;CHAR(RANDBETWEEN(65;90) )" office:value-type="string" office:string-value="JDPX">
            <text:p>JDPX</text:p>
          </table:table-cell>
          <table:table-cell table:number-columns-repeated="1021"/>
        </table:table-row>
        <table:table-row table:style-name="ro1">
          <table:table-cell table:formula="of:=[.B168]&amp;&quot;-&quot;&amp;[.C168]" office:value-type="string" office:string-value="4177-ABHE">
            <text:p>4177-ABHE</text:p>
          </table:table-cell>
          <table:table-cell office:value-type="float" office:value="4177">
            <text:p>4177</text:p>
          </table:table-cell>
          <table:table-cell table:style-name="ce1" table:formula="of:=CHAR(RANDBETWEEN(65;90) )&amp;CHAR(RANDBETWEEN(65;90) )&amp;CHAR(RANDBETWEEN(65;90) )&amp;CHAR(RANDBETWEEN(65;90) )" office:value-type="string" office:string-value="ABHE">
            <text:p>ABHE</text:p>
          </table:table-cell>
          <table:table-cell table:number-columns-repeated="1021"/>
        </table:table-row>
        <table:table-row table:style-name="ro1">
          <table:table-cell table:formula="of:=[.B169]&amp;&quot;-&quot;&amp;[.C169]" office:value-type="string" office:string-value="4178-HUVZ">
            <text:p>4178-HUVZ</text:p>
          </table:table-cell>
          <table:table-cell office:value-type="float" office:value="4178">
            <text:p>4178</text:p>
          </table:table-cell>
          <table:table-cell table:style-name="ce1" table:formula="of:=CHAR(RANDBETWEEN(65;90) )&amp;CHAR(RANDBETWEEN(65;90) )&amp;CHAR(RANDBETWEEN(65;90) )&amp;CHAR(RANDBETWEEN(65;90) )" office:value-type="string" office:string-value="HUVZ">
            <text:p>HUVZ</text:p>
          </table:table-cell>
          <table:table-cell table:number-columns-repeated="1021"/>
        </table:table-row>
        <table:table-row table:style-name="ro1">
          <table:table-cell table:formula="of:=[.B170]&amp;&quot;-&quot;&amp;[.C170]" office:value-type="string" office:string-value="4179-LBSX">
            <text:p>4179-LBSX</text:p>
          </table:table-cell>
          <table:table-cell office:value-type="float" office:value="4179">
            <text:p>4179</text:p>
          </table:table-cell>
          <table:table-cell table:style-name="ce1" table:formula="of:=CHAR(RANDBETWEEN(65;90) )&amp;CHAR(RANDBETWEEN(65;90) )&amp;CHAR(RANDBETWEEN(65;90) )&amp;CHAR(RANDBETWEEN(65;90) )" office:value-type="string" office:string-value="LBSX">
            <text:p>LBSX</text:p>
          </table:table-cell>
          <table:table-cell table:number-columns-repeated="1021"/>
        </table:table-row>
        <table:table-row table:style-name="ro1">
          <table:table-cell table:formula="of:=[.B171]&amp;&quot;-&quot;&amp;[.C171]" office:value-type="string" office:string-value="4180-WNOO">
            <text:p>4180-WNOO</text:p>
          </table:table-cell>
          <table:table-cell office:value-type="float" office:value="4180">
            <text:p>4180</text:p>
          </table:table-cell>
          <table:table-cell table:style-name="ce1" table:formula="of:=CHAR(RANDBETWEEN(65;90) )&amp;CHAR(RANDBETWEEN(65;90) )&amp;CHAR(RANDBETWEEN(65;90) )&amp;CHAR(RANDBETWEEN(65;90) )" office:value-type="string" office:string-value="WNOO">
            <text:p>WNOO</text:p>
          </table:table-cell>
          <table:table-cell table:number-columns-repeated="1021"/>
        </table:table-row>
        <table:table-row table:style-name="ro1">
          <table:table-cell table:formula="of:=[.B172]&amp;&quot;-&quot;&amp;[.C172]" office:value-type="string" office:string-value="4181-ISIY">
            <text:p>4181-ISIY</text:p>
          </table:table-cell>
          <table:table-cell office:value-type="float" office:value="4181">
            <text:p>4181</text:p>
          </table:table-cell>
          <table:table-cell table:style-name="ce1" table:formula="of:=CHAR(RANDBETWEEN(65;90) )&amp;CHAR(RANDBETWEEN(65;90) )&amp;CHAR(RANDBETWEEN(65;90) )&amp;CHAR(RANDBETWEEN(65;90) )" office:value-type="string" office:string-value="ISIY">
            <text:p>ISIY</text:p>
          </table:table-cell>
          <table:table-cell table:number-columns-repeated="1021"/>
        </table:table-row>
        <table:table-row table:style-name="ro1">
          <table:table-cell table:formula="of:=[.B173]&amp;&quot;-&quot;&amp;[.C173]" office:value-type="string" office:string-value="4182-GNEF">
            <text:p>4182-GNEF</text:p>
          </table:table-cell>
          <table:table-cell office:value-type="float" office:value="4182">
            <text:p>4182</text:p>
          </table:table-cell>
          <table:table-cell table:style-name="ce1" table:formula="of:=CHAR(RANDBETWEEN(65;90) )&amp;CHAR(RANDBETWEEN(65;90) )&amp;CHAR(RANDBETWEEN(65;90) )&amp;CHAR(RANDBETWEEN(65;90) )" office:value-type="string" office:string-value="GNEF">
            <text:p>GNEF</text:p>
          </table:table-cell>
          <table:table-cell table:number-columns-repeated="1021"/>
        </table:table-row>
        <table:table-row table:style-name="ro1">
          <table:table-cell table:formula="of:=[.B174]&amp;&quot;-&quot;&amp;[.C174]" office:value-type="string" office:string-value="4183-LBTZ">
            <text:p>4183-LBTZ</text:p>
          </table:table-cell>
          <table:table-cell office:value-type="float" office:value="4183">
            <text:p>4183</text:p>
          </table:table-cell>
          <table:table-cell table:style-name="ce1" table:formula="of:=CHAR(RANDBETWEEN(65;90) )&amp;CHAR(RANDBETWEEN(65;90) )&amp;CHAR(RANDBETWEEN(65;90) )&amp;CHAR(RANDBETWEEN(65;90) )" office:value-type="string" office:string-value="LBTZ">
            <text:p>LBTZ</text:p>
          </table:table-cell>
          <table:table-cell table:number-columns-repeated="1021"/>
        </table:table-row>
        <table:table-row table:style-name="ro1">
          <table:table-cell table:formula="of:=[.B175]&amp;&quot;-&quot;&amp;[.C175]" office:value-type="string" office:string-value="4184-LFDT">
            <text:p>4184-LFDT</text:p>
          </table:table-cell>
          <table:table-cell office:value-type="float" office:value="4184">
            <text:p>4184</text:p>
          </table:table-cell>
          <table:table-cell table:style-name="ce1" table:formula="of:=CHAR(RANDBETWEEN(65;90) )&amp;CHAR(RANDBETWEEN(65;90) )&amp;CHAR(RANDBETWEEN(65;90) )&amp;CHAR(RANDBETWEEN(65;90) )" office:value-type="string" office:string-value="LFDT">
            <text:p>LFDT</text:p>
          </table:table-cell>
          <table:table-cell table:number-columns-repeated="1021"/>
        </table:table-row>
        <table:table-row table:style-name="ro1">
          <table:table-cell table:formula="of:=[.B176]&amp;&quot;-&quot;&amp;[.C176]" office:value-type="string" office:string-value="4185-TCUR">
            <text:p>4185-TCUR</text:p>
          </table:table-cell>
          <table:table-cell office:value-type="float" office:value="4185">
            <text:p>4185</text:p>
          </table:table-cell>
          <table:table-cell table:style-name="ce1" table:formula="of:=CHAR(RANDBETWEEN(65;90) )&amp;CHAR(RANDBETWEEN(65;90) )&amp;CHAR(RANDBETWEEN(65;90) )&amp;CHAR(RANDBETWEEN(65;90) )" office:value-type="string" office:string-value="TCUR">
            <text:p>TCUR</text:p>
          </table:table-cell>
          <table:table-cell table:number-columns-repeated="1021"/>
        </table:table-row>
        <table:table-row table:style-name="ro1">
          <table:table-cell table:formula="of:=[.B177]&amp;&quot;-&quot;&amp;[.C177]" office:value-type="string" office:string-value="4186-UOUL">
            <text:p>4186-UOUL</text:p>
          </table:table-cell>
          <table:table-cell office:value-type="float" office:value="4186">
            <text:p>4186</text:p>
          </table:table-cell>
          <table:table-cell table:style-name="ce1" table:formula="of:=CHAR(RANDBETWEEN(65;90) )&amp;CHAR(RANDBETWEEN(65;90) )&amp;CHAR(RANDBETWEEN(65;90) )&amp;CHAR(RANDBETWEEN(65;90) )" office:value-type="string" office:string-value="UOUL">
            <text:p>UOUL</text:p>
          </table:table-cell>
          <table:table-cell table:number-columns-repeated="1021"/>
        </table:table-row>
        <table:table-row table:style-name="ro1">
          <table:table-cell table:formula="of:=[.B178]&amp;&quot;-&quot;&amp;[.C178]" office:value-type="string" office:string-value="4187-HFVR">
            <text:p>4187-HFVR</text:p>
          </table:table-cell>
          <table:table-cell office:value-type="float" office:value="4187">
            <text:p>4187</text:p>
          </table:table-cell>
          <table:table-cell table:style-name="ce1" table:formula="of:=CHAR(RANDBETWEEN(65;90) )&amp;CHAR(RANDBETWEEN(65;90) )&amp;CHAR(RANDBETWEEN(65;90) )&amp;CHAR(RANDBETWEEN(65;90) )" office:value-type="string" office:string-value="HFVR">
            <text:p>HFVR</text:p>
          </table:table-cell>
          <table:table-cell table:number-columns-repeated="1021"/>
        </table:table-row>
        <table:table-row table:style-name="ro1">
          <table:table-cell table:formula="of:=[.B179]&amp;&quot;-&quot;&amp;[.C179]" office:value-type="string" office:string-value="4188-GQZE">
            <text:p>4188-GQZE</text:p>
          </table:table-cell>
          <table:table-cell office:value-type="float" office:value="4188">
            <text:p>4188</text:p>
          </table:table-cell>
          <table:table-cell table:style-name="ce1" table:formula="of:=CHAR(RANDBETWEEN(65;90) )&amp;CHAR(RANDBETWEEN(65;90) )&amp;CHAR(RANDBETWEEN(65;90) )&amp;CHAR(RANDBETWEEN(65;90) )" office:value-type="string" office:string-value="GQZE">
            <text:p>GQZE</text:p>
          </table:table-cell>
          <table:table-cell table:number-columns-repeated="1021"/>
        </table:table-row>
        <table:table-row table:style-name="ro1">
          <table:table-cell table:formula="of:=[.B180]&amp;&quot;-&quot;&amp;[.C180]" office:value-type="string" office:string-value="4189-SRUM">
            <text:p>4189-SRUM</text:p>
          </table:table-cell>
          <table:table-cell office:value-type="float" office:value="4189">
            <text:p>4189</text:p>
          </table:table-cell>
          <table:table-cell table:style-name="ce1" table:formula="of:=CHAR(RANDBETWEEN(65;90) )&amp;CHAR(RANDBETWEEN(65;90) )&amp;CHAR(RANDBETWEEN(65;90) )&amp;CHAR(RANDBETWEEN(65;90) )" office:value-type="string" office:string-value="SRUM">
            <text:p>SRUM</text:p>
          </table:table-cell>
          <table:table-cell table:number-columns-repeated="1021"/>
        </table:table-row>
        <table:table-row table:style-name="ro1">
          <table:table-cell table:formula="of:=[.B181]&amp;&quot;-&quot;&amp;[.C181]" office:value-type="string" office:string-value="4190-OKLM">
            <text:p>4190-OKLM</text:p>
          </table:table-cell>
          <table:table-cell office:value-type="float" office:value="4190">
            <text:p>4190</text:p>
          </table:table-cell>
          <table:table-cell table:style-name="ce1" table:formula="of:=CHAR(RANDBETWEEN(65;90) )&amp;CHAR(RANDBETWEEN(65;90) )&amp;CHAR(RANDBETWEEN(65;90) )&amp;CHAR(RANDBETWEEN(65;90) )" office:value-type="string" office:string-value="OKLM">
            <text:p>OKLM</text:p>
          </table:table-cell>
          <table:table-cell table:number-columns-repeated="1021"/>
        </table:table-row>
        <table:table-row table:style-name="ro1">
          <table:table-cell table:formula="of:=[.B182]&amp;&quot;-&quot;&amp;[.C182]" office:value-type="string" office:string-value="4191-IQXM">
            <text:p>4191-IQXM</text:p>
          </table:table-cell>
          <table:table-cell office:value-type="float" office:value="4191">
            <text:p>4191</text:p>
          </table:table-cell>
          <table:table-cell table:style-name="ce1" table:formula="of:=CHAR(RANDBETWEEN(65;90) )&amp;CHAR(RANDBETWEEN(65;90) )&amp;CHAR(RANDBETWEEN(65;90) )&amp;CHAR(RANDBETWEEN(65;90) )" office:value-type="string" office:string-value="IQXM">
            <text:p>IQXM</text:p>
          </table:table-cell>
          <table:table-cell table:number-columns-repeated="1021"/>
        </table:table-row>
        <table:table-row table:style-name="ro1">
          <table:table-cell table:formula="of:=[.B183]&amp;&quot;-&quot;&amp;[.C183]" office:value-type="string" office:string-value="4192-VMIC">
            <text:p>4192-VMIC</text:p>
          </table:table-cell>
          <table:table-cell office:value-type="float" office:value="4192">
            <text:p>4192</text:p>
          </table:table-cell>
          <table:table-cell table:style-name="ce1" table:formula="of:=CHAR(RANDBETWEEN(65;90) )&amp;CHAR(RANDBETWEEN(65;90) )&amp;CHAR(RANDBETWEEN(65;90) )&amp;CHAR(RANDBETWEEN(65;90) )" office:value-type="string" office:string-value="VMIC">
            <text:p>VMIC</text:p>
          </table:table-cell>
          <table:table-cell table:number-columns-repeated="1021"/>
        </table:table-row>
        <table:table-row table:style-name="ro1">
          <table:table-cell table:formula="of:=[.B184]&amp;&quot;-&quot;&amp;[.C184]" office:value-type="string" office:string-value="4193-VKSY">
            <text:p>4193-VKSY</text:p>
          </table:table-cell>
          <table:table-cell office:value-type="float" office:value="4193">
            <text:p>4193</text:p>
          </table:table-cell>
          <table:table-cell table:style-name="ce1" table:formula="of:=CHAR(RANDBETWEEN(65;90) )&amp;CHAR(RANDBETWEEN(65;90) )&amp;CHAR(RANDBETWEEN(65;90) )&amp;CHAR(RANDBETWEEN(65;90) )" office:value-type="string" office:string-value="VKSY">
            <text:p>VKSY</text:p>
          </table:table-cell>
          <table:table-cell table:number-columns-repeated="1021"/>
        </table:table-row>
        <table:table-row table:style-name="ro1">
          <table:table-cell table:formula="of:=[.B185]&amp;&quot;-&quot;&amp;[.C185]" office:value-type="string" office:string-value="4194-DQOP">
            <text:p>4194-DQOP</text:p>
          </table:table-cell>
          <table:table-cell office:value-type="float" office:value="4194">
            <text:p>4194</text:p>
          </table:table-cell>
          <table:table-cell table:style-name="ce1" table:formula="of:=CHAR(RANDBETWEEN(65;90) )&amp;CHAR(RANDBETWEEN(65;90) )&amp;CHAR(RANDBETWEEN(65;90) )&amp;CHAR(RANDBETWEEN(65;90) )" office:value-type="string" office:string-value="DQOP">
            <text:p>DQOP</text:p>
          </table:table-cell>
          <table:table-cell table:number-columns-repeated="1021"/>
        </table:table-row>
        <table:table-row table:style-name="ro1">
          <table:table-cell table:formula="of:=[.B186]&amp;&quot;-&quot;&amp;[.C186]" office:value-type="string" office:string-value="4195-SYSW">
            <text:p>4195-SYSW</text:p>
          </table:table-cell>
          <table:table-cell office:value-type="float" office:value="4195">
            <text:p>4195</text:p>
          </table:table-cell>
          <table:table-cell table:style-name="ce1" table:formula="of:=CHAR(RANDBETWEEN(65;90) )&amp;CHAR(RANDBETWEEN(65;90) )&amp;CHAR(RANDBETWEEN(65;90) )&amp;CHAR(RANDBETWEEN(65;90) )" office:value-type="string" office:string-value="SYSW">
            <text:p>SYSW</text:p>
          </table:table-cell>
          <table:table-cell table:number-columns-repeated="1021"/>
        </table:table-row>
        <table:table-row table:style-name="ro1">
          <table:table-cell table:formula="of:=[.B187]&amp;&quot;-&quot;&amp;[.C187]" office:value-type="string" office:string-value="4196-ZWOL">
            <text:p>4196-ZWOL</text:p>
          </table:table-cell>
          <table:table-cell office:value-type="float" office:value="4196">
            <text:p>4196</text:p>
          </table:table-cell>
          <table:table-cell table:style-name="ce1" table:formula="of:=CHAR(RANDBETWEEN(65;90) )&amp;CHAR(RANDBETWEEN(65;90) )&amp;CHAR(RANDBETWEEN(65;90) )&amp;CHAR(RANDBETWEEN(65;90) )" office:value-type="string" office:string-value="ZWOL">
            <text:p>ZWOL</text:p>
          </table:table-cell>
          <table:table-cell table:number-columns-repeated="1021"/>
        </table:table-row>
        <table:table-row table:style-name="ro1">
          <table:table-cell table:formula="of:=[.B188]&amp;&quot;-&quot;&amp;[.C188]" office:value-type="string" office:string-value="4197-TWSY">
            <text:p>4197-TWSY</text:p>
          </table:table-cell>
          <table:table-cell office:value-type="float" office:value="4197">
            <text:p>4197</text:p>
          </table:table-cell>
          <table:table-cell table:style-name="ce1" table:formula="of:=CHAR(RANDBETWEEN(65;90) )&amp;CHAR(RANDBETWEEN(65;90) )&amp;CHAR(RANDBETWEEN(65;90) )&amp;CHAR(RANDBETWEEN(65;90) )" office:value-type="string" office:string-value="TWSY">
            <text:p>TWSY</text:p>
          </table:table-cell>
          <table:table-cell table:number-columns-repeated="1021"/>
        </table:table-row>
        <table:table-row table:style-name="ro1">
          <table:table-cell table:formula="of:=[.B189]&amp;&quot;-&quot;&amp;[.C189]" office:value-type="string" office:string-value="4198-HWTE">
            <text:p>4198-HWTE</text:p>
          </table:table-cell>
          <table:table-cell office:value-type="float" office:value="4198">
            <text:p>4198</text:p>
          </table:table-cell>
          <table:table-cell table:style-name="ce1" table:formula="of:=CHAR(RANDBETWEEN(65;90) )&amp;CHAR(RANDBETWEEN(65;90) )&amp;CHAR(RANDBETWEEN(65;90) )&amp;CHAR(RANDBETWEEN(65;90) )" office:value-type="string" office:string-value="HWTE">
            <text:p>HWTE</text:p>
          </table:table-cell>
          <table:table-cell table:number-columns-repeated="1021"/>
        </table:table-row>
        <table:table-row table:style-name="ro1">
          <table:table-cell table:formula="of:=[.B190]&amp;&quot;-&quot;&amp;[.C190]" office:value-type="string" office:string-value="4199-PQPB">
            <text:p>4199-PQPB</text:p>
          </table:table-cell>
          <table:table-cell office:value-type="float" office:value="4199">
            <text:p>4199</text:p>
          </table:table-cell>
          <table:table-cell table:style-name="ce1" table:formula="of:=CHAR(RANDBETWEEN(65;90) )&amp;CHAR(RANDBETWEEN(65;90) )&amp;CHAR(RANDBETWEEN(65;90) )&amp;CHAR(RANDBETWEEN(65;90) )" office:value-type="string" office:string-value="PQPB">
            <text:p>PQPB</text:p>
          </table:table-cell>
          <table:table-cell table:number-columns-repeated="1021"/>
        </table:table-row>
        <table:table-row table:style-name="ro1">
          <table:table-cell table:formula="of:=[.B191]&amp;&quot;-&quot;&amp;[.C191]" office:value-type="string" office:string-value="4200-FWKJ">
            <text:p>4200-FWKJ</text:p>
          </table:table-cell>
          <table:table-cell office:value-type="float" office:value="4200">
            <text:p>4200</text:p>
          </table:table-cell>
          <table:table-cell table:style-name="ce1" table:formula="of:=CHAR(RANDBETWEEN(65;90) )&amp;CHAR(RANDBETWEEN(65;90) )&amp;CHAR(RANDBETWEEN(65;90) )&amp;CHAR(RANDBETWEEN(65;90) )" office:value-type="string" office:string-value="FWKJ">
            <text:p>FWKJ</text:p>
          </table:table-cell>
          <table:table-cell table:number-columns-repeated="1021"/>
        </table:table-row>
        <table:table-row table:style-name="ro1">
          <table:table-cell table:formula="of:=[.B192]&amp;&quot;-&quot;&amp;[.C192]" office:value-type="string" office:string-value="4201-DFZW">
            <text:p>4201-DFZW</text:p>
          </table:table-cell>
          <table:table-cell office:value-type="float" office:value="4201">
            <text:p>4201</text:p>
          </table:table-cell>
          <table:table-cell table:style-name="ce1" table:formula="of:=CHAR(RANDBETWEEN(65;90) )&amp;CHAR(RANDBETWEEN(65;90) )&amp;CHAR(RANDBETWEEN(65;90) )&amp;CHAR(RANDBETWEEN(65;90) )" office:value-type="string" office:string-value="DFZW">
            <text:p>DFZW</text:p>
          </table:table-cell>
          <table:table-cell table:number-columns-repeated="1021"/>
        </table:table-row>
        <table:table-row table:style-name="ro1">
          <table:table-cell table:formula="of:=[.B193]&amp;&quot;-&quot;&amp;[.C193]" office:value-type="string" office:string-value="4202-CJCN">
            <text:p>4202-CJCN</text:p>
          </table:table-cell>
          <table:table-cell office:value-type="float" office:value="4202">
            <text:p>4202</text:p>
          </table:table-cell>
          <table:table-cell table:style-name="ce1" table:formula="of:=CHAR(RANDBETWEEN(65;90) )&amp;CHAR(RANDBETWEEN(65;90) )&amp;CHAR(RANDBETWEEN(65;90) )&amp;CHAR(RANDBETWEEN(65;90) )" office:value-type="string" office:string-value="CJCN">
            <text:p>CJCN</text:p>
          </table:table-cell>
          <table:table-cell table:number-columns-repeated="1021"/>
        </table:table-row>
        <table:table-row table:style-name="ro1">
          <table:table-cell table:formula="of:=[.B194]&amp;&quot;-&quot;&amp;[.C194]" office:value-type="string" office:string-value="4203-FTMQ">
            <text:p>4203-FTMQ</text:p>
          </table:table-cell>
          <table:table-cell office:value-type="float" office:value="4203">
            <text:p>4203</text:p>
          </table:table-cell>
          <table:table-cell table:style-name="ce1" table:formula="of:=CHAR(RANDBETWEEN(65;90) )&amp;CHAR(RANDBETWEEN(65;90) )&amp;CHAR(RANDBETWEEN(65;90) )&amp;CHAR(RANDBETWEEN(65;90) )" office:value-type="string" office:string-value="FTMQ">
            <text:p>FTMQ</text:p>
          </table:table-cell>
          <table:table-cell table:number-columns-repeated="1021"/>
        </table:table-row>
        <table:table-row table:style-name="ro1">
          <table:table-cell table:formula="of:=[.B195]&amp;&quot;-&quot;&amp;[.C195]" office:value-type="string" office:string-value="4204-SLYF">
            <text:p>4204-SLYF</text:p>
          </table:table-cell>
          <table:table-cell office:value-type="float" office:value="4204">
            <text:p>4204</text:p>
          </table:table-cell>
          <table:table-cell table:style-name="ce1" table:formula="of:=CHAR(RANDBETWEEN(65;90) )&amp;CHAR(RANDBETWEEN(65;90) )&amp;CHAR(RANDBETWEEN(65;90) )&amp;CHAR(RANDBETWEEN(65;90) )" office:value-type="string" office:string-value="SLYF">
            <text:p>SLYF</text:p>
          </table:table-cell>
          <table:table-cell table:number-columns-repeated="1021"/>
        </table:table-row>
        <table:table-row table:style-name="ro1">
          <table:table-cell table:formula="of:=[.B196]&amp;&quot;-&quot;&amp;[.C196]" office:value-type="string" office:string-value="4205-QFCK">
            <text:p>4205-QFCK</text:p>
          </table:table-cell>
          <table:table-cell office:value-type="float" office:value="4205">
            <text:p>4205</text:p>
          </table:table-cell>
          <table:table-cell table:style-name="ce1" table:formula="of:=CHAR(RANDBETWEEN(65;90) )&amp;CHAR(RANDBETWEEN(65;90) )&amp;CHAR(RANDBETWEEN(65;90) )&amp;CHAR(RANDBETWEEN(65;90) )" office:value-type="string" office:string-value="QFCK">
            <text:p>QFCK</text:p>
          </table:table-cell>
          <table:table-cell table:number-columns-repeated="1021"/>
        </table:table-row>
        <table:table-row table:style-name="ro1">
          <table:table-cell table:formula="of:=[.B197]&amp;&quot;-&quot;&amp;[.C197]" office:value-type="string" office:string-value="4206-QQRC">
            <text:p>4206-QQRC</text:p>
          </table:table-cell>
          <table:table-cell office:value-type="float" office:value="4206">
            <text:p>4206</text:p>
          </table:table-cell>
          <table:table-cell table:style-name="ce1" table:formula="of:=CHAR(RANDBETWEEN(65;90) )&amp;CHAR(RANDBETWEEN(65;90) )&amp;CHAR(RANDBETWEEN(65;90) )&amp;CHAR(RANDBETWEEN(65;90) )" office:value-type="string" office:string-value="QQRC">
            <text:p>QQRC</text:p>
          </table:table-cell>
          <table:table-cell table:number-columns-repeated="1021"/>
        </table:table-row>
        <table:table-row table:style-name="ro1">
          <table:table-cell table:formula="of:=[.B198]&amp;&quot;-&quot;&amp;[.C198]" office:value-type="string" office:string-value="4207-HLKR">
            <text:p>4207-HLKR</text:p>
          </table:table-cell>
          <table:table-cell office:value-type="float" office:value="4207">
            <text:p>4207</text:p>
          </table:table-cell>
          <table:table-cell table:style-name="ce1" table:formula="of:=CHAR(RANDBETWEEN(65;90) )&amp;CHAR(RANDBETWEEN(65;90) )&amp;CHAR(RANDBETWEEN(65;90) )&amp;CHAR(RANDBETWEEN(65;90) )" office:value-type="string" office:string-value="HLKR">
            <text:p>HLKR</text:p>
          </table:table-cell>
          <table:table-cell table:number-columns-repeated="1021"/>
        </table:table-row>
        <table:table-row table:style-name="ro1">
          <table:table-cell table:formula="of:=[.B199]&amp;&quot;-&quot;&amp;[.C199]" office:value-type="string" office:string-value="4208-BCJQ">
            <text:p>4208-BCJQ</text:p>
          </table:table-cell>
          <table:table-cell office:value-type="float" office:value="4208">
            <text:p>4208</text:p>
          </table:table-cell>
          <table:table-cell table:style-name="ce1" table:formula="of:=CHAR(RANDBETWEEN(65;90) )&amp;CHAR(RANDBETWEEN(65;90) )&amp;CHAR(RANDBETWEEN(65;90) )&amp;CHAR(RANDBETWEEN(65;90) )" office:value-type="string" office:string-value="BCJQ">
            <text:p>BCJQ</text:p>
          </table:table-cell>
          <table:table-cell table:number-columns-repeated="1021"/>
        </table:table-row>
        <table:table-row table:style-name="ro1">
          <table:table-cell table:formula="of:=[.B200]&amp;&quot;-&quot;&amp;[.C200]" office:value-type="string" office:string-value="4209-QLEB">
            <text:p>4209-QLEB</text:p>
          </table:table-cell>
          <table:table-cell office:value-type="float" office:value="4209">
            <text:p>4209</text:p>
          </table:table-cell>
          <table:table-cell table:style-name="ce1" table:formula="of:=CHAR(RANDBETWEEN(65;90) )&amp;CHAR(RANDBETWEEN(65;90) )&amp;CHAR(RANDBETWEEN(65;90) )&amp;CHAR(RANDBETWEEN(65;90) )" office:value-type="string" office:string-value="QLEB">
            <text:p>QLEB</text:p>
          </table:table-cell>
          <table:table-cell table:number-columns-repeated="1021"/>
        </table:table-row>
        <table:table-row table:style-name="ro1">
          <table:table-cell table:formula="of:=[.B201]&amp;&quot;-&quot;&amp;[.C201]" office:value-type="string" office:string-value="4210-GYJV">
            <text:p>4210-GYJV</text:p>
          </table:table-cell>
          <table:table-cell office:value-type="float" office:value="4210">
            <text:p>4210</text:p>
          </table:table-cell>
          <table:table-cell table:style-name="ce1" table:formula="of:=CHAR(RANDBETWEEN(65;90) )&amp;CHAR(RANDBETWEEN(65;90) )&amp;CHAR(RANDBETWEEN(65;90) )&amp;CHAR(RANDBETWEEN(65;90) )" office:value-type="string" office:string-value="GYJV">
            <text:p>GYJV</text:p>
          </table:table-cell>
          <table:table-cell table:number-columns-repeated="1021"/>
        </table:table-row>
        <table:table-row table:style-name="ro1">
          <table:table-cell table:formula="of:=[.B202]&amp;&quot;-&quot;&amp;[.C202]" office:value-type="string" office:string-value="4211-FZIM">
            <text:p>4211-FZIM</text:p>
          </table:table-cell>
          <table:table-cell office:value-type="float" office:value="4211">
            <text:p>4211</text:p>
          </table:table-cell>
          <table:table-cell table:style-name="ce1" table:formula="of:=CHAR(RANDBETWEEN(65;90) )&amp;CHAR(RANDBETWEEN(65;90) )&amp;CHAR(RANDBETWEEN(65;90) )&amp;CHAR(RANDBETWEEN(65;90) )" office:value-type="string" office:string-value="FZIM">
            <text:p>FZIM</text:p>
          </table:table-cell>
          <table:table-cell table:number-columns-repeated="1021"/>
        </table:table-row>
        <table:table-row table:style-name="ro1">
          <table:table-cell table:formula="of:=[.B203]&amp;&quot;-&quot;&amp;[.C203]" office:value-type="string" office:string-value="4212-NTKU">
            <text:p>4212-NTKU</text:p>
          </table:table-cell>
          <table:table-cell office:value-type="float" office:value="4212">
            <text:p>4212</text:p>
          </table:table-cell>
          <table:table-cell table:style-name="ce1" table:formula="of:=CHAR(RANDBETWEEN(65;90) )&amp;CHAR(RANDBETWEEN(65;90) )&amp;CHAR(RANDBETWEEN(65;90) )&amp;CHAR(RANDBETWEEN(65;90) )" office:value-type="string" office:string-value="NTKU">
            <text:p>NTKU</text:p>
          </table:table-cell>
          <table:table-cell table:number-columns-repeated="1021"/>
        </table:table-row>
        <table:table-row table:style-name="ro1">
          <table:table-cell table:formula="of:=[.B204]&amp;&quot;-&quot;&amp;[.C204]" office:value-type="string" office:string-value="4213-DDEC">
            <text:p>4213-DDEC</text:p>
          </table:table-cell>
          <table:table-cell office:value-type="float" office:value="4213">
            <text:p>4213</text:p>
          </table:table-cell>
          <table:table-cell table:style-name="ce1" table:formula="of:=CHAR(RANDBETWEEN(65;90) )&amp;CHAR(RANDBETWEEN(65;90) )&amp;CHAR(RANDBETWEEN(65;90) )&amp;CHAR(RANDBETWEEN(65;90) )" office:value-type="string" office:string-value="DDEC">
            <text:p>DDEC</text:p>
          </table:table-cell>
          <table:table-cell table:number-columns-repeated="1021"/>
        </table:table-row>
        <table:table-row table:style-name="ro1">
          <table:table-cell table:formula="of:=[.B205]&amp;&quot;-&quot;&amp;[.C205]" office:value-type="string" office:string-value="4214-QVCZ">
            <text:p>4214-QVCZ</text:p>
          </table:table-cell>
          <table:table-cell office:value-type="float" office:value="4214">
            <text:p>4214</text:p>
          </table:table-cell>
          <table:table-cell table:style-name="ce1" table:formula="of:=CHAR(RANDBETWEEN(65;90) )&amp;CHAR(RANDBETWEEN(65;90) )&amp;CHAR(RANDBETWEEN(65;90) )&amp;CHAR(RANDBETWEEN(65;90) )" office:value-type="string" office:string-value="QVCZ">
            <text:p>QVCZ</text:p>
          </table:table-cell>
          <table:table-cell table:number-columns-repeated="1021"/>
        </table:table-row>
        <table:table-row table:style-name="ro1">
          <table:table-cell table:formula="of:=[.B206]&amp;&quot;-&quot;&amp;[.C206]" office:value-type="string" office:string-value="4215-VPVN">
            <text:p>4215-VPVN</text:p>
          </table:table-cell>
          <table:table-cell office:value-type="float" office:value="4215">
            <text:p>4215</text:p>
          </table:table-cell>
          <table:table-cell table:style-name="ce1" table:formula="of:=CHAR(RANDBETWEEN(65;90) )&amp;CHAR(RANDBETWEEN(65;90) )&amp;CHAR(RANDBETWEEN(65;90) )&amp;CHAR(RANDBETWEEN(65;90) )" office:value-type="string" office:string-value="VPVN">
            <text:p>VPVN</text:p>
          </table:table-cell>
          <table:table-cell table:number-columns-repeated="1021"/>
        </table:table-row>
        <table:table-row table:style-name="ro1">
          <table:table-cell table:formula="of:=[.B207]&amp;&quot;-&quot;&amp;[.C207]" office:value-type="string" office:string-value="4216-QGMP">
            <text:p>4216-QGMP</text:p>
          </table:table-cell>
          <table:table-cell office:value-type="float" office:value="4216">
            <text:p>4216</text:p>
          </table:table-cell>
          <table:table-cell table:style-name="ce1" table:formula="of:=CHAR(RANDBETWEEN(65;90) )&amp;CHAR(RANDBETWEEN(65;90) )&amp;CHAR(RANDBETWEEN(65;90) )&amp;CHAR(RANDBETWEEN(65;90) )" office:value-type="string" office:string-value="QGMP">
            <text:p>QGMP</text:p>
          </table:table-cell>
          <table:table-cell table:number-columns-repeated="1021"/>
        </table:table-row>
        <table:table-row table:style-name="ro1">
          <table:table-cell table:formula="of:=[.B208]&amp;&quot;-&quot;&amp;[.C208]" office:value-type="string" office:string-value="4217-DDFV">
            <text:p>4217-DDFV</text:p>
          </table:table-cell>
          <table:table-cell office:value-type="float" office:value="4217">
            <text:p>4217</text:p>
          </table:table-cell>
          <table:table-cell table:style-name="ce1" table:formula="of:=CHAR(RANDBETWEEN(65;90) )&amp;CHAR(RANDBETWEEN(65;90) )&amp;CHAR(RANDBETWEEN(65;90) )&amp;CHAR(RANDBETWEEN(65;90) )" office:value-type="string" office:string-value="DDFV">
            <text:p>DDFV</text:p>
          </table:table-cell>
          <table:table-cell table:number-columns-repeated="1021"/>
        </table:table-row>
        <table:table-row table:style-name="ro1">
          <table:table-cell table:formula="of:=[.B209]&amp;&quot;-&quot;&amp;[.C209]" office:value-type="string" office:string-value="4218-AKOZ">
            <text:p>4218-AKOZ</text:p>
          </table:table-cell>
          <table:table-cell office:value-type="float" office:value="4218">
            <text:p>4218</text:p>
          </table:table-cell>
          <table:table-cell table:style-name="ce1" table:formula="of:=CHAR(RANDBETWEEN(65;90) )&amp;CHAR(RANDBETWEEN(65;90) )&amp;CHAR(RANDBETWEEN(65;90) )&amp;CHAR(RANDBETWEEN(65;90) )" office:value-type="string" office:string-value="AKOZ">
            <text:p>AKOZ</text:p>
          </table:table-cell>
          <table:table-cell table:number-columns-repeated="1021"/>
        </table:table-row>
        <table:table-row table:style-name="ro1">
          <table:table-cell table:formula="of:=[.B210]&amp;&quot;-&quot;&amp;[.C210]" office:value-type="string" office:string-value="4219-HTOV">
            <text:p>4219-HTOV</text:p>
          </table:table-cell>
          <table:table-cell office:value-type="float" office:value="4219">
            <text:p>4219</text:p>
          </table:table-cell>
          <table:table-cell table:style-name="ce1" table:formula="of:=CHAR(RANDBETWEEN(65;90) )&amp;CHAR(RANDBETWEEN(65;90) )&amp;CHAR(RANDBETWEEN(65;90) )&amp;CHAR(RANDBETWEEN(65;90) )" office:value-type="string" office:string-value="HTOV">
            <text:p>HTOV</text:p>
          </table:table-cell>
          <table:table-cell table:number-columns-repeated="1021"/>
        </table:table-row>
        <table:table-row table:style-name="ro1">
          <table:table-cell table:formula="of:=[.B211]&amp;&quot;-&quot;&amp;[.C211]" office:value-type="string" office:string-value="4220-KLBT">
            <text:p>4220-KLBT</text:p>
          </table:table-cell>
          <table:table-cell office:value-type="float" office:value="4220">
            <text:p>4220</text:p>
          </table:table-cell>
          <table:table-cell table:style-name="ce1" table:formula="of:=CHAR(RANDBETWEEN(65;90) )&amp;CHAR(RANDBETWEEN(65;90) )&amp;CHAR(RANDBETWEEN(65;90) )&amp;CHAR(RANDBETWEEN(65;90) )" office:value-type="string" office:string-value="KLBT">
            <text:p>KLBT</text:p>
          </table:table-cell>
          <table:table-cell table:number-columns-repeated="1021"/>
        </table:table-row>
        <table:table-row table:style-name="ro1">
          <table:table-cell table:formula="of:=[.B212]&amp;&quot;-&quot;&amp;[.C212]" office:value-type="string" office:string-value="4221-FDDX">
            <text:p>4221-FDDX</text:p>
          </table:table-cell>
          <table:table-cell office:value-type="float" office:value="4221">
            <text:p>4221</text:p>
          </table:table-cell>
          <table:table-cell table:style-name="ce1" table:formula="of:=CHAR(RANDBETWEEN(65;90) )&amp;CHAR(RANDBETWEEN(65;90) )&amp;CHAR(RANDBETWEEN(65;90) )&amp;CHAR(RANDBETWEEN(65;90) )" office:value-type="string" office:string-value="FDDX">
            <text:p>FDDX</text:p>
          </table:table-cell>
          <table:table-cell table:number-columns-repeated="1021"/>
        </table:table-row>
        <table:table-row table:style-name="ro1">
          <table:table-cell table:formula="of:=[.B213]&amp;&quot;-&quot;&amp;[.C213]" office:value-type="string" office:string-value="4222-KBFL">
            <text:p>4222-KBFL</text:p>
          </table:table-cell>
          <table:table-cell office:value-type="float" office:value="4222">
            <text:p>4222</text:p>
          </table:table-cell>
          <table:table-cell table:style-name="ce1" table:formula="of:=CHAR(RANDBETWEEN(65;90) )&amp;CHAR(RANDBETWEEN(65;90) )&amp;CHAR(RANDBETWEEN(65;90) )&amp;CHAR(RANDBETWEEN(65;90) )" office:value-type="string" office:string-value="KBFL">
            <text:p>KBFL</text:p>
          </table:table-cell>
          <table:table-cell table:number-columns-repeated="1021"/>
        </table:table-row>
        <table:table-row table:style-name="ro1">
          <table:table-cell table:formula="of:=[.B214]&amp;&quot;-&quot;&amp;[.C214]" office:value-type="string" office:string-value="4223-TRRJ">
            <text:p>4223-TRRJ</text:p>
          </table:table-cell>
          <table:table-cell office:value-type="float" office:value="4223">
            <text:p>4223</text:p>
          </table:table-cell>
          <table:table-cell table:style-name="ce1" table:formula="of:=CHAR(RANDBETWEEN(65;90) )&amp;CHAR(RANDBETWEEN(65;90) )&amp;CHAR(RANDBETWEEN(65;90) )&amp;CHAR(RANDBETWEEN(65;90) )" office:value-type="string" office:string-value="TRRJ">
            <text:p>TRRJ</text:p>
          </table:table-cell>
          <table:table-cell table:number-columns-repeated="1021"/>
        </table:table-row>
        <table:table-row table:style-name="ro1">
          <table:table-cell table:formula="of:=[.B215]&amp;&quot;-&quot;&amp;[.C215]" office:value-type="string" office:string-value="4224-GBUS">
            <text:p>4224-GBUS</text:p>
          </table:table-cell>
          <table:table-cell office:value-type="float" office:value="4224">
            <text:p>4224</text:p>
          </table:table-cell>
          <table:table-cell table:style-name="ce1" table:formula="of:=CHAR(RANDBETWEEN(65;90) )&amp;CHAR(RANDBETWEEN(65;90) )&amp;CHAR(RANDBETWEEN(65;90) )&amp;CHAR(RANDBETWEEN(65;90) )" office:value-type="string" office:string-value="GBUS">
            <text:p>GBUS</text:p>
          </table:table-cell>
          <table:table-cell table:number-columns-repeated="1021"/>
        </table:table-row>
        <table:table-row table:style-name="ro1">
          <table:table-cell table:formula="of:=[.B216]&amp;&quot;-&quot;&amp;[.C216]" office:value-type="string" office:string-value="4225-JMSN">
            <text:p>4225-JMSN</text:p>
          </table:table-cell>
          <table:table-cell office:value-type="float" office:value="4225">
            <text:p>4225</text:p>
          </table:table-cell>
          <table:table-cell table:style-name="ce1" table:formula="of:=CHAR(RANDBETWEEN(65;90) )&amp;CHAR(RANDBETWEEN(65;90) )&amp;CHAR(RANDBETWEEN(65;90) )&amp;CHAR(RANDBETWEEN(65;90) )" office:value-type="string" office:string-value="JMSN">
            <text:p>JMSN</text:p>
          </table:table-cell>
          <table:table-cell table:number-columns-repeated="1021"/>
        </table:table-row>
        <table:table-row table:style-name="ro1">
          <table:table-cell table:formula="of:=[.B217]&amp;&quot;-&quot;&amp;[.C217]" office:value-type="string" office:string-value="4226-JJQT">
            <text:p>4226-JJQT</text:p>
          </table:table-cell>
          <table:table-cell office:value-type="float" office:value="4226">
            <text:p>4226</text:p>
          </table:table-cell>
          <table:table-cell table:style-name="ce1" table:formula="of:=CHAR(RANDBETWEEN(65;90) )&amp;CHAR(RANDBETWEEN(65;90) )&amp;CHAR(RANDBETWEEN(65;90) )&amp;CHAR(RANDBETWEEN(65;90) )" office:value-type="string" office:string-value="JJQT">
            <text:p>JJQT</text:p>
          </table:table-cell>
          <table:table-cell table:number-columns-repeated="1021"/>
        </table:table-row>
        <table:table-row table:style-name="ro1">
          <table:table-cell table:formula="of:=[.B218]&amp;&quot;-&quot;&amp;[.C218]" office:value-type="string" office:string-value="4227-JRIZ">
            <text:p>4227-JRIZ</text:p>
          </table:table-cell>
          <table:table-cell office:value-type="float" office:value="4227">
            <text:p>4227</text:p>
          </table:table-cell>
          <table:table-cell table:style-name="ce1" table:formula="of:=CHAR(RANDBETWEEN(65;90) )&amp;CHAR(RANDBETWEEN(65;90) )&amp;CHAR(RANDBETWEEN(65;90) )&amp;CHAR(RANDBETWEEN(65;90) )" office:value-type="string" office:string-value="JRIZ">
            <text:p>JRIZ</text:p>
          </table:table-cell>
          <table:table-cell table:number-columns-repeated="1021"/>
        </table:table-row>
        <table:table-row table:style-name="ro1">
          <table:table-cell table:formula="of:=[.B219]&amp;&quot;-&quot;&amp;[.C219]" office:value-type="string" office:string-value="4228-INGD">
            <text:p>4228-INGD</text:p>
          </table:table-cell>
          <table:table-cell office:value-type="float" office:value="4228">
            <text:p>4228</text:p>
          </table:table-cell>
          <table:table-cell table:style-name="ce1" table:formula="of:=CHAR(RANDBETWEEN(65;90) )&amp;CHAR(RANDBETWEEN(65;90) )&amp;CHAR(RANDBETWEEN(65;90) )&amp;CHAR(RANDBETWEEN(65;90) )" office:value-type="string" office:string-value="INGD">
            <text:p>INGD</text:p>
          </table:table-cell>
          <table:table-cell table:number-columns-repeated="1021"/>
        </table:table-row>
        <table:table-row table:style-name="ro1">
          <table:table-cell table:formula="of:=[.B220]&amp;&quot;-&quot;&amp;[.C220]" office:value-type="string" office:string-value="4229-VNRZ">
            <text:p>4229-VNRZ</text:p>
          </table:table-cell>
          <table:table-cell office:value-type="float" office:value="4229">
            <text:p>4229</text:p>
          </table:table-cell>
          <table:table-cell table:style-name="ce1" table:formula="of:=CHAR(RANDBETWEEN(65;90) )&amp;CHAR(RANDBETWEEN(65;90) )&amp;CHAR(RANDBETWEEN(65;90) )&amp;CHAR(RANDBETWEEN(65;90) )" office:value-type="string" office:string-value="VNRZ">
            <text:p>VNRZ</text:p>
          </table:table-cell>
          <table:table-cell table:number-columns-repeated="1021"/>
        </table:table-row>
        <table:table-row table:style-name="ro1">
          <table:table-cell table:formula="of:=[.B221]&amp;&quot;-&quot;&amp;[.C221]" office:value-type="string" office:string-value="4230-CYEU">
            <text:p>4230-CYEU</text:p>
          </table:table-cell>
          <table:table-cell office:value-type="float" office:value="4230">
            <text:p>4230</text:p>
          </table:table-cell>
          <table:table-cell table:style-name="ce1" table:formula="of:=CHAR(RANDBETWEEN(65;90) )&amp;CHAR(RANDBETWEEN(65;90) )&amp;CHAR(RANDBETWEEN(65;90) )&amp;CHAR(RANDBETWEEN(65;90) )" office:value-type="string" office:string-value="CYEU">
            <text:p>CYEU</text:p>
          </table:table-cell>
          <table:table-cell table:number-columns-repeated="1021"/>
        </table:table-row>
        <table:table-row table:style-name="ro1">
          <table:table-cell table:formula="of:=[.B222]&amp;&quot;-&quot;&amp;[.C222]" office:value-type="string" office:string-value="4231-GCHX">
            <text:p>4231-GCHX</text:p>
          </table:table-cell>
          <table:table-cell office:value-type="float" office:value="4231">
            <text:p>4231</text:p>
          </table:table-cell>
          <table:table-cell table:style-name="ce1" table:formula="of:=CHAR(RANDBETWEEN(65;90) )&amp;CHAR(RANDBETWEEN(65;90) )&amp;CHAR(RANDBETWEEN(65;90) )&amp;CHAR(RANDBETWEEN(65;90) )" office:value-type="string" office:string-value="GCHX">
            <text:p>GCHX</text:p>
          </table:table-cell>
          <table:table-cell table:number-columns-repeated="1021"/>
        </table:table-row>
        <table:table-row table:style-name="ro1">
          <table:table-cell table:formula="of:=[.B223]&amp;&quot;-&quot;&amp;[.C223]" office:value-type="string" office:string-value="4232-YXBC">
            <text:p>4232-YXBC</text:p>
          </table:table-cell>
          <table:table-cell office:value-type="float" office:value="4232">
            <text:p>4232</text:p>
          </table:table-cell>
          <table:table-cell table:style-name="ce1" table:formula="of:=CHAR(RANDBETWEEN(65;90) )&amp;CHAR(RANDBETWEEN(65;90) )&amp;CHAR(RANDBETWEEN(65;90) )&amp;CHAR(RANDBETWEEN(65;90) )" office:value-type="string" office:string-value="YXBC">
            <text:p>YXBC</text:p>
          </table:table-cell>
          <table:table-cell table:number-columns-repeated="1021"/>
        </table:table-row>
        <table:table-row table:style-name="ro1">
          <table:table-cell table:formula="of:=[.B224]&amp;&quot;-&quot;&amp;[.C224]" office:value-type="string" office:string-value="4233-LVZS">
            <text:p>4233-LVZS</text:p>
          </table:table-cell>
          <table:table-cell office:value-type="float" office:value="4233">
            <text:p>4233</text:p>
          </table:table-cell>
          <table:table-cell table:style-name="ce1" table:formula="of:=CHAR(RANDBETWEEN(65;90) )&amp;CHAR(RANDBETWEEN(65;90) )&amp;CHAR(RANDBETWEEN(65;90) )&amp;CHAR(RANDBETWEEN(65;90) )" office:value-type="string" office:string-value="LVZS">
            <text:p>LVZS</text:p>
          </table:table-cell>
          <table:table-cell table:number-columns-repeated="1021"/>
        </table:table-row>
        <table:table-row table:style-name="ro1">
          <table:table-cell table:formula="of:=[.B225]&amp;&quot;-&quot;&amp;[.C225]" office:value-type="string" office:string-value="4234-OXXN">
            <text:p>4234-OXXN</text:p>
          </table:table-cell>
          <table:table-cell office:value-type="float" office:value="4234">
            <text:p>4234</text:p>
          </table:table-cell>
          <table:table-cell table:style-name="ce1" table:formula="of:=CHAR(RANDBETWEEN(65;90) )&amp;CHAR(RANDBETWEEN(65;90) )&amp;CHAR(RANDBETWEEN(65;90) )&amp;CHAR(RANDBETWEEN(65;90) )" office:value-type="string" office:string-value="OXXN">
            <text:p>OXXN</text:p>
          </table:table-cell>
          <table:table-cell table:number-columns-repeated="1021"/>
        </table:table-row>
        <table:table-row table:style-name="ro1">
          <table:table-cell table:formula="of:=[.B226]&amp;&quot;-&quot;&amp;[.C226]" office:value-type="string" office:string-value="4235-DYFO">
            <text:p>4235-DYFO</text:p>
          </table:table-cell>
          <table:table-cell office:value-type="float" office:value="4235">
            <text:p>4235</text:p>
          </table:table-cell>
          <table:table-cell table:style-name="ce1" table:formula="of:=CHAR(RANDBETWEEN(65;90) )&amp;CHAR(RANDBETWEEN(65;90) )&amp;CHAR(RANDBETWEEN(65;90) )&amp;CHAR(RANDBETWEEN(65;90) )" office:value-type="string" office:string-value="DYFO">
            <text:p>DYFO</text:p>
          </table:table-cell>
          <table:table-cell table:number-columns-repeated="1021"/>
        </table:table-row>
        <table:table-row table:style-name="ro1">
          <table:table-cell table:formula="of:=[.B227]&amp;&quot;-&quot;&amp;[.C227]" office:value-type="string" office:string-value="4236-ZUXE">
            <text:p>4236-ZUXE</text:p>
          </table:table-cell>
          <table:table-cell office:value-type="float" office:value="4236">
            <text:p>4236</text:p>
          </table:table-cell>
          <table:table-cell table:style-name="ce1" table:formula="of:=CHAR(RANDBETWEEN(65;90) )&amp;CHAR(RANDBETWEEN(65;90) )&amp;CHAR(RANDBETWEEN(65;90) )&amp;CHAR(RANDBETWEEN(65;90) )" office:value-type="string" office:string-value="ZUXE">
            <text:p>ZUXE</text:p>
          </table:table-cell>
          <table:table-cell table:number-columns-repeated="1021"/>
        </table:table-row>
        <table:table-row table:style-name="ro1">
          <table:table-cell table:formula="of:=[.B228]&amp;&quot;-&quot;&amp;[.C228]" office:value-type="string" office:string-value="4237-PEZW">
            <text:p>4237-PEZW</text:p>
          </table:table-cell>
          <table:table-cell office:value-type="float" office:value="4237">
            <text:p>4237</text:p>
          </table:table-cell>
          <table:table-cell table:style-name="ce1" table:formula="of:=CHAR(RANDBETWEEN(65;90) )&amp;CHAR(RANDBETWEEN(65;90) )&amp;CHAR(RANDBETWEEN(65;90) )&amp;CHAR(RANDBETWEEN(65;90) )" office:value-type="string" office:string-value="PEZW">
            <text:p>PEZW</text:p>
          </table:table-cell>
          <table:table-cell table:number-columns-repeated="1021"/>
        </table:table-row>
        <table:table-row table:style-name="ro1">
          <table:table-cell table:formula="of:=[.B229]&amp;&quot;-&quot;&amp;[.C229]" office:value-type="string" office:string-value="4238-BBRK">
            <text:p>4238-BBRK</text:p>
          </table:table-cell>
          <table:table-cell office:value-type="float" office:value="4238">
            <text:p>4238</text:p>
          </table:table-cell>
          <table:table-cell table:style-name="ce1" table:formula="of:=CHAR(RANDBETWEEN(65;90) )&amp;CHAR(RANDBETWEEN(65;90) )&amp;CHAR(RANDBETWEEN(65;90) )&amp;CHAR(RANDBETWEEN(65;90) )" office:value-type="string" office:string-value="BBRK">
            <text:p>BBRK</text:p>
          </table:table-cell>
          <table:table-cell table:number-columns-repeated="1021"/>
        </table:table-row>
        <table:table-row table:style-name="ro1">
          <table:table-cell table:formula="of:=[.B230]&amp;&quot;-&quot;&amp;[.C230]" office:value-type="string" office:string-value="4239-VWZC">
            <text:p>4239-VWZC</text:p>
          </table:table-cell>
          <table:table-cell office:value-type="float" office:value="4239">
            <text:p>4239</text:p>
          </table:table-cell>
          <table:table-cell table:style-name="ce1" table:formula="of:=CHAR(RANDBETWEEN(65;90) )&amp;CHAR(RANDBETWEEN(65;90) )&amp;CHAR(RANDBETWEEN(65;90) )&amp;CHAR(RANDBETWEEN(65;90) )" office:value-type="string" office:string-value="VWZC">
            <text:p>VWZC</text:p>
          </table:table-cell>
          <table:table-cell table:number-columns-repeated="1021"/>
        </table:table-row>
        <table:table-row table:style-name="ro1">
          <table:table-cell table:formula="of:=[.B231]&amp;&quot;-&quot;&amp;[.C231]" office:value-type="string" office:string-value="4240-GWLF">
            <text:p>4240-GWLF</text:p>
          </table:table-cell>
          <table:table-cell office:value-type="float" office:value="4240">
            <text:p>4240</text:p>
          </table:table-cell>
          <table:table-cell table:style-name="ce1" table:formula="of:=CHAR(RANDBETWEEN(65;90) )&amp;CHAR(RANDBETWEEN(65;90) )&amp;CHAR(RANDBETWEEN(65;90) )&amp;CHAR(RANDBETWEEN(65;90) )" office:value-type="string" office:string-value="GWLF">
            <text:p>GWLF</text:p>
          </table:table-cell>
          <table:table-cell table:number-columns-repeated="1021"/>
        </table:table-row>
        <table:table-row table:style-name="ro1">
          <table:table-cell table:formula="of:=[.B232]&amp;&quot;-&quot;&amp;[.C232]" office:value-type="string" office:string-value="4241-FGUN">
            <text:p>4241-FGUN</text:p>
          </table:table-cell>
          <table:table-cell office:value-type="float" office:value="4241">
            <text:p>4241</text:p>
          </table:table-cell>
          <table:table-cell table:style-name="ce1" table:formula="of:=CHAR(RANDBETWEEN(65;90) )&amp;CHAR(RANDBETWEEN(65;90) )&amp;CHAR(RANDBETWEEN(65;90) )&amp;CHAR(RANDBETWEEN(65;90) )" office:value-type="string" office:string-value="FGUN">
            <text:p>FGUN</text:p>
          </table:table-cell>
          <table:table-cell table:number-columns-repeated="1021"/>
        </table:table-row>
        <table:table-row table:style-name="ro1">
          <table:table-cell table:formula="of:=[.B233]&amp;&quot;-&quot;&amp;[.C233]" office:value-type="string" office:string-value="4242-UWHL">
            <text:p>4242-UWHL</text:p>
          </table:table-cell>
          <table:table-cell office:value-type="float" office:value="4242">
            <text:p>4242</text:p>
          </table:table-cell>
          <table:table-cell table:style-name="ce1" table:formula="of:=CHAR(RANDBETWEEN(65;90) )&amp;CHAR(RANDBETWEEN(65;90) )&amp;CHAR(RANDBETWEEN(65;90) )&amp;CHAR(RANDBETWEEN(65;90) )" office:value-type="string" office:string-value="UWHL">
            <text:p>UWHL</text:p>
          </table:table-cell>
          <table:table-cell table:number-columns-repeated="1021"/>
        </table:table-row>
        <table:table-row table:style-name="ro1">
          <table:table-cell table:formula="of:=[.B234]&amp;&quot;-&quot;&amp;[.C234]" office:value-type="string" office:string-value="4243-HQIU">
            <text:p>4243-HQIU</text:p>
          </table:table-cell>
          <table:table-cell office:value-type="float" office:value="4243">
            <text:p>4243</text:p>
          </table:table-cell>
          <table:table-cell table:style-name="ce1" table:formula="of:=CHAR(RANDBETWEEN(65;90) )&amp;CHAR(RANDBETWEEN(65;90) )&amp;CHAR(RANDBETWEEN(65;90) )&amp;CHAR(RANDBETWEEN(65;90) )" office:value-type="string" office:string-value="HQIU">
            <text:p>HQIU</text:p>
          </table:table-cell>
          <table:table-cell table:number-columns-repeated="1021"/>
        </table:table-row>
        <table:table-row table:style-name="ro1">
          <table:table-cell table:formula="of:=[.B235]&amp;&quot;-&quot;&amp;[.C235]" office:value-type="string" office:string-value="4244-ELKN">
            <text:p>4244-ELKN</text:p>
          </table:table-cell>
          <table:table-cell office:value-type="float" office:value="4244">
            <text:p>4244</text:p>
          </table:table-cell>
          <table:table-cell table:style-name="ce1" table:formula="of:=CHAR(RANDBETWEEN(65;90) )&amp;CHAR(RANDBETWEEN(65;90) )&amp;CHAR(RANDBETWEEN(65;90) )&amp;CHAR(RANDBETWEEN(65;90) )" office:value-type="string" office:string-value="ELKN">
            <text:p>ELKN</text:p>
          </table:table-cell>
          <table:table-cell table:number-columns-repeated="1021"/>
        </table:table-row>
        <table:table-row table:style-name="ro1">
          <table:table-cell table:formula="of:=[.B236]&amp;&quot;-&quot;&amp;[.C236]" office:value-type="string" office:string-value="4245-ASLS">
            <text:p>4245-ASLS</text:p>
          </table:table-cell>
          <table:table-cell office:value-type="float" office:value="4245">
            <text:p>4245</text:p>
          </table:table-cell>
          <table:table-cell table:style-name="ce1" table:formula="of:=CHAR(RANDBETWEEN(65;90) )&amp;CHAR(RANDBETWEEN(65;90) )&amp;CHAR(RANDBETWEEN(65;90) )&amp;CHAR(RANDBETWEEN(65;90) )" office:value-type="string" office:string-value="ASLS">
            <text:p>ASLS</text:p>
          </table:table-cell>
          <table:table-cell table:number-columns-repeated="1021"/>
        </table:table-row>
        <table:table-row table:style-name="ro1">
          <table:table-cell table:formula="of:=[.B237]&amp;&quot;-&quot;&amp;[.C237]" office:value-type="string" office:string-value="4246-YJVU">
            <text:p>4246-YJVU</text:p>
          </table:table-cell>
          <table:table-cell office:value-type="float" office:value="4246">
            <text:p>4246</text:p>
          </table:table-cell>
          <table:table-cell table:style-name="ce1" table:formula="of:=CHAR(RANDBETWEEN(65;90) )&amp;CHAR(RANDBETWEEN(65;90) )&amp;CHAR(RANDBETWEEN(65;90) )&amp;CHAR(RANDBETWEEN(65;90) )" office:value-type="string" office:string-value="YJVU">
            <text:p>YJVU</text:p>
          </table:table-cell>
          <table:table-cell table:number-columns-repeated="1021"/>
        </table:table-row>
        <table:table-row table:style-name="ro1">
          <table:table-cell table:formula="of:=[.B238]&amp;&quot;-&quot;&amp;[.C238]" office:value-type="string" office:string-value="4247-CAOH">
            <text:p>4247-CAOH</text:p>
          </table:table-cell>
          <table:table-cell office:value-type="float" office:value="4247">
            <text:p>4247</text:p>
          </table:table-cell>
          <table:table-cell table:style-name="ce1" table:formula="of:=CHAR(RANDBETWEEN(65;90) )&amp;CHAR(RANDBETWEEN(65;90) )&amp;CHAR(RANDBETWEEN(65;90) )&amp;CHAR(RANDBETWEEN(65;90) )" office:value-type="string" office:string-value="CAOH">
            <text:p>CAOH</text:p>
          </table:table-cell>
          <table:table-cell table:number-columns-repeated="1021"/>
        </table:table-row>
        <table:table-row table:style-name="ro1">
          <table:table-cell table:formula="of:=[.B239]&amp;&quot;-&quot;&amp;[.C239]" office:value-type="string" office:string-value="4248-JMYI">
            <text:p>4248-JMYI</text:p>
          </table:table-cell>
          <table:table-cell office:value-type="float" office:value="4248">
            <text:p>4248</text:p>
          </table:table-cell>
          <table:table-cell table:style-name="ce1" table:formula="of:=CHAR(RANDBETWEEN(65;90) )&amp;CHAR(RANDBETWEEN(65;90) )&amp;CHAR(RANDBETWEEN(65;90) )&amp;CHAR(RANDBETWEEN(65;90) )" office:value-type="string" office:string-value="JMYI">
            <text:p>JMYI</text:p>
          </table:table-cell>
          <table:table-cell table:number-columns-repeated="1021"/>
        </table:table-row>
        <table:table-row table:style-name="ro1">
          <table:table-cell table:formula="of:=[.B240]&amp;&quot;-&quot;&amp;[.C240]" office:value-type="string" office:string-value="4249-RBHO">
            <text:p>4249-RBHO</text:p>
          </table:table-cell>
          <table:table-cell office:value-type="float" office:value="4249">
            <text:p>4249</text:p>
          </table:table-cell>
          <table:table-cell table:style-name="ce1" table:formula="of:=CHAR(RANDBETWEEN(65;90) )&amp;CHAR(RANDBETWEEN(65;90) )&amp;CHAR(RANDBETWEEN(65;90) )&amp;CHAR(RANDBETWEEN(65;90) )" office:value-type="string" office:string-value="RBHO">
            <text:p>RBHO</text:p>
          </table:table-cell>
          <table:table-cell table:number-columns-repeated="1021"/>
        </table:table-row>
        <table:table-row table:style-name="ro1">
          <table:table-cell table:formula="of:=[.B241]&amp;&quot;-&quot;&amp;[.C241]" office:value-type="string" office:string-value="4250-QKJU">
            <text:p>4250-QKJU</text:p>
          </table:table-cell>
          <table:table-cell office:value-type="float" office:value="4250">
            <text:p>4250</text:p>
          </table:table-cell>
          <table:table-cell table:style-name="ce1" table:formula="of:=CHAR(RANDBETWEEN(65;90) )&amp;CHAR(RANDBETWEEN(65;90) )&amp;CHAR(RANDBETWEEN(65;90) )&amp;CHAR(RANDBETWEEN(65;90) )" office:value-type="string" office:string-value="QKJU">
            <text:p>QKJU</text:p>
          </table:table-cell>
          <table:table-cell table:number-columns-repeated="1021"/>
        </table:table-row>
        <table:table-row table:style-name="ro1">
          <table:table-cell table:formula="of:=[.B242]&amp;&quot;-&quot;&amp;[.C242]" office:value-type="string" office:string-value="4251-FBZS">
            <text:p>4251-FBZS</text:p>
          </table:table-cell>
          <table:table-cell office:value-type="float" office:value="4251">
            <text:p>4251</text:p>
          </table:table-cell>
          <table:table-cell table:style-name="ce1" table:formula="of:=CHAR(RANDBETWEEN(65;90) )&amp;CHAR(RANDBETWEEN(65;90) )&amp;CHAR(RANDBETWEEN(65;90) )&amp;CHAR(RANDBETWEEN(65;90) )" office:value-type="string" office:string-value="FBZS">
            <text:p>FBZS</text:p>
          </table:table-cell>
          <table:table-cell table:number-columns-repeated="1021"/>
        </table:table-row>
        <table:table-row table:style-name="ro1">
          <table:table-cell table:formula="of:=[.B243]&amp;&quot;-&quot;&amp;[.C243]" office:value-type="string" office:string-value="4252-SKQP">
            <text:p>4252-SKQP</text:p>
          </table:table-cell>
          <table:table-cell office:value-type="float" office:value="4252">
            <text:p>4252</text:p>
          </table:table-cell>
          <table:table-cell table:style-name="ce1" table:formula="of:=CHAR(RANDBETWEEN(65;90) )&amp;CHAR(RANDBETWEEN(65;90) )&amp;CHAR(RANDBETWEEN(65;90) )&amp;CHAR(RANDBETWEEN(65;90) )" office:value-type="string" office:string-value="SKQP">
            <text:p>SKQP</text:p>
          </table:table-cell>
          <table:table-cell table:number-columns-repeated="1021"/>
        </table:table-row>
        <table:table-row table:style-name="ro1">
          <table:table-cell table:formula="of:=[.B244]&amp;&quot;-&quot;&amp;[.C244]" office:value-type="string" office:string-value="4253-HVHZ">
            <text:p>4253-HVHZ</text:p>
          </table:table-cell>
          <table:table-cell office:value-type="float" office:value="4253">
            <text:p>4253</text:p>
          </table:table-cell>
          <table:table-cell table:style-name="ce1" table:formula="of:=CHAR(RANDBETWEEN(65;90) )&amp;CHAR(RANDBETWEEN(65;90) )&amp;CHAR(RANDBETWEEN(65;90) )&amp;CHAR(RANDBETWEEN(65;90) )" office:value-type="string" office:string-value="HVHZ">
            <text:p>HVHZ</text:p>
          </table:table-cell>
          <table:table-cell table:number-columns-repeated="1021"/>
        </table:table-row>
        <table:table-row table:style-name="ro1">
          <table:table-cell table:formula="of:=[.B245]&amp;&quot;-&quot;&amp;[.C245]" office:value-type="string" office:string-value="4254-NKFC">
            <text:p>4254-NKFC</text:p>
          </table:table-cell>
          <table:table-cell office:value-type="float" office:value="4254">
            <text:p>4254</text:p>
          </table:table-cell>
          <table:table-cell table:style-name="ce1" table:formula="of:=CHAR(RANDBETWEEN(65;90) )&amp;CHAR(RANDBETWEEN(65;90) )&amp;CHAR(RANDBETWEEN(65;90) )&amp;CHAR(RANDBETWEEN(65;90) )" office:value-type="string" office:string-value="NKFC">
            <text:p>NKFC</text:p>
          </table:table-cell>
          <table:table-cell table:number-columns-repeated="1021"/>
        </table:table-row>
        <table:table-row table:style-name="ro1">
          <table:table-cell table:formula="of:=[.B246]&amp;&quot;-&quot;&amp;[.C246]" office:value-type="string" office:string-value="4255-JNZY">
            <text:p>4255-JNZY</text:p>
          </table:table-cell>
          <table:table-cell office:value-type="float" office:value="4255">
            <text:p>4255</text:p>
          </table:table-cell>
          <table:table-cell table:style-name="ce1" table:formula="of:=CHAR(RANDBETWEEN(65;90) )&amp;CHAR(RANDBETWEEN(65;90) )&amp;CHAR(RANDBETWEEN(65;90) )&amp;CHAR(RANDBETWEEN(65;90) )" office:value-type="string" office:string-value="JNZY">
            <text:p>JNZY</text:p>
          </table:table-cell>
          <table:table-cell table:number-columns-repeated="1021"/>
        </table:table-row>
        <table:table-row table:style-name="ro1">
          <table:table-cell table:formula="of:=[.B247]&amp;&quot;-&quot;&amp;[.C247]" office:value-type="string" office:string-value="4256-EQAI">
            <text:p>4256-EQAI</text:p>
          </table:table-cell>
          <table:table-cell office:value-type="float" office:value="4256">
            <text:p>4256</text:p>
          </table:table-cell>
          <table:table-cell table:style-name="ce1" table:formula="of:=CHAR(RANDBETWEEN(65;90) )&amp;CHAR(RANDBETWEEN(65;90) )&amp;CHAR(RANDBETWEEN(65;90) )&amp;CHAR(RANDBETWEEN(65;90) )" office:value-type="string" office:string-value="EQAI">
            <text:p>EQAI</text:p>
          </table:table-cell>
          <table:table-cell table:number-columns-repeated="1021"/>
        </table:table-row>
        <table:table-row table:style-name="ro1">
          <table:table-cell table:formula="of:=[.B248]&amp;&quot;-&quot;&amp;[.C248]" office:value-type="string" office:string-value="4257-GLRM">
            <text:p>4257-GLRM</text:p>
          </table:table-cell>
          <table:table-cell office:value-type="float" office:value="4257">
            <text:p>4257</text:p>
          </table:table-cell>
          <table:table-cell table:style-name="ce1" table:formula="of:=CHAR(RANDBETWEEN(65;90) )&amp;CHAR(RANDBETWEEN(65;90) )&amp;CHAR(RANDBETWEEN(65;90) )&amp;CHAR(RANDBETWEEN(65;90) )" office:value-type="string" office:string-value="GLRM">
            <text:p>GLRM</text:p>
          </table:table-cell>
          <table:table-cell table:number-columns-repeated="1021"/>
        </table:table-row>
        <table:table-row table:style-name="ro1">
          <table:table-cell table:formula="of:=[.B249]&amp;&quot;-&quot;&amp;[.C249]" office:value-type="string" office:string-value="4258-TYOI">
            <text:p>4258-TYOI</text:p>
          </table:table-cell>
          <table:table-cell office:value-type="float" office:value="4258">
            <text:p>4258</text:p>
          </table:table-cell>
          <table:table-cell table:style-name="ce1" table:formula="of:=CHAR(RANDBETWEEN(65;90) )&amp;CHAR(RANDBETWEEN(65;90) )&amp;CHAR(RANDBETWEEN(65;90) )&amp;CHAR(RANDBETWEEN(65;90) )" office:value-type="string" office:string-value="TYOI">
            <text:p>TYOI</text:p>
          </table:table-cell>
          <table:table-cell table:number-columns-repeated="1021"/>
        </table:table-row>
        <table:table-row table:style-name="ro1">
          <table:table-cell table:formula="of:=[.B250]&amp;&quot;-&quot;&amp;[.C250]" office:value-type="string" office:string-value="4259-NJRZ">
            <text:p>4259-NJRZ</text:p>
          </table:table-cell>
          <table:table-cell office:value-type="float" office:value="4259">
            <text:p>4259</text:p>
          </table:table-cell>
          <table:table-cell table:style-name="ce1" table:formula="of:=CHAR(RANDBETWEEN(65;90) )&amp;CHAR(RANDBETWEEN(65;90) )&amp;CHAR(RANDBETWEEN(65;90) )&amp;CHAR(RANDBETWEEN(65;90) )" office:value-type="string" office:string-value="NJRZ">
            <text:p>NJRZ</text:p>
          </table:table-cell>
          <table:table-cell table:number-columns-repeated="1021"/>
        </table:table-row>
        <table:table-row table:style-name="ro1">
          <table:table-cell table:formula="of:=[.B251]&amp;&quot;-&quot;&amp;[.C251]" office:value-type="string" office:string-value="4260-YGRZ">
            <text:p>4260-YGRZ</text:p>
          </table:table-cell>
          <table:table-cell office:value-type="float" office:value="4260">
            <text:p>4260</text:p>
          </table:table-cell>
          <table:table-cell table:style-name="ce1" table:formula="of:=CHAR(RANDBETWEEN(65;90) )&amp;CHAR(RANDBETWEEN(65;90) )&amp;CHAR(RANDBETWEEN(65;90) )&amp;CHAR(RANDBETWEEN(65;90) )" office:value-type="string" office:string-value="YGRZ">
            <text:p>YGRZ</text:p>
          </table:table-cell>
          <table:table-cell table:number-columns-repeated="1021"/>
        </table:table-row>
        <table:table-row table:style-name="ro1">
          <table:table-cell table:formula="of:=[.B252]&amp;&quot;-&quot;&amp;[.C252]" office:value-type="string" office:string-value="4261-CLYE">
            <text:p>4261-CLYE</text:p>
          </table:table-cell>
          <table:table-cell office:value-type="float" office:value="4261">
            <text:p>4261</text:p>
          </table:table-cell>
          <table:table-cell table:style-name="ce1" table:formula="of:=CHAR(RANDBETWEEN(65;90) )&amp;CHAR(RANDBETWEEN(65;90) )&amp;CHAR(RANDBETWEEN(65;90) )&amp;CHAR(RANDBETWEEN(65;90) )" office:value-type="string" office:string-value="CLYE">
            <text:p>CLYE</text:p>
          </table:table-cell>
          <table:table-cell table:number-columns-repeated="1021"/>
        </table:table-row>
        <table:table-row table:style-name="ro1">
          <table:table-cell table:formula="of:=[.B253]&amp;&quot;-&quot;&amp;[.C253]" office:value-type="string" office:string-value="4262-QJFK">
            <text:p>4262-QJFK</text:p>
          </table:table-cell>
          <table:table-cell office:value-type="float" office:value="4262">
            <text:p>4262</text:p>
          </table:table-cell>
          <table:table-cell table:style-name="ce1" table:formula="of:=CHAR(RANDBETWEEN(65;90) )&amp;CHAR(RANDBETWEEN(65;90) )&amp;CHAR(RANDBETWEEN(65;90) )&amp;CHAR(RANDBETWEEN(65;90) )" office:value-type="string" office:string-value="QJFK">
            <text:p>QJFK</text:p>
          </table:table-cell>
          <table:table-cell table:number-columns-repeated="1021"/>
        </table:table-row>
        <table:table-row table:style-name="ro1">
          <table:table-cell table:formula="of:=[.B254]&amp;&quot;-&quot;&amp;[.C254]" office:value-type="string" office:string-value="4263-JVFE">
            <text:p>4263-JVFE</text:p>
          </table:table-cell>
          <table:table-cell office:value-type="float" office:value="4263">
            <text:p>4263</text:p>
          </table:table-cell>
          <table:table-cell table:style-name="ce1" table:formula="of:=CHAR(RANDBETWEEN(65;90) )&amp;CHAR(RANDBETWEEN(65;90) )&amp;CHAR(RANDBETWEEN(65;90) )&amp;CHAR(RANDBETWEEN(65;90) )" office:value-type="string" office:string-value="JVFE">
            <text:p>JVFE</text:p>
          </table:table-cell>
          <table:table-cell table:number-columns-repeated="1021"/>
        </table:table-row>
        <table:table-row table:style-name="ro1">
          <table:table-cell table:formula="of:=[.B255]&amp;&quot;-&quot;&amp;[.C255]" office:value-type="string" office:string-value="4264-WNXZ">
            <text:p>4264-WNXZ</text:p>
          </table:table-cell>
          <table:table-cell office:value-type="float" office:value="4264">
            <text:p>4264</text:p>
          </table:table-cell>
          <table:table-cell table:style-name="ce1" table:formula="of:=CHAR(RANDBETWEEN(65;90) )&amp;CHAR(RANDBETWEEN(65;90) )&amp;CHAR(RANDBETWEEN(65;90) )&amp;CHAR(RANDBETWEEN(65;90) )" office:value-type="string" office:string-value="WNXZ">
            <text:p>WNXZ</text:p>
          </table:table-cell>
          <table:table-cell table:number-columns-repeated="1021"/>
        </table:table-row>
        <table:table-row table:style-name="ro1">
          <table:table-cell table:formula="of:=[.B256]&amp;&quot;-&quot;&amp;[.C256]" office:value-type="string" office:string-value="4265-JXWL">
            <text:p>4265-JXWL</text:p>
          </table:table-cell>
          <table:table-cell office:value-type="float" office:value="4265">
            <text:p>4265</text:p>
          </table:table-cell>
          <table:table-cell table:style-name="ce1" table:formula="of:=CHAR(RANDBETWEEN(65;90) )&amp;CHAR(RANDBETWEEN(65;90) )&amp;CHAR(RANDBETWEEN(65;90) )&amp;CHAR(RANDBETWEEN(65;90) )" office:value-type="string" office:string-value="JXWL">
            <text:p>JXWL</text:p>
          </table:table-cell>
          <table:table-cell table:number-columns-repeated="1021"/>
        </table:table-row>
        <table:table-row table:style-name="ro1">
          <table:table-cell table:formula="of:=[.B257]&amp;&quot;-&quot;&amp;[.C257]" office:value-type="string" office:string-value="4266-VZFT">
            <text:p>4266-VZFT</text:p>
          </table:table-cell>
          <table:table-cell office:value-type="float" office:value="4266">
            <text:p>4266</text:p>
          </table:table-cell>
          <table:table-cell table:style-name="ce1" table:formula="of:=CHAR(RANDBETWEEN(65;90) )&amp;CHAR(RANDBETWEEN(65;90) )&amp;CHAR(RANDBETWEEN(65;90) )&amp;CHAR(RANDBETWEEN(65;90) )" office:value-type="string" office:string-value="VZFT">
            <text:p>VZFT</text:p>
          </table:table-cell>
          <table:table-cell table:number-columns-repeated="1021"/>
        </table:table-row>
        <table:table-row table:style-name="ro1">
          <table:table-cell table:formula="of:=[.B258]&amp;&quot;-&quot;&amp;[.C258]" office:value-type="string" office:string-value="4267-VXTF">
            <text:p>4267-VXTF</text:p>
          </table:table-cell>
          <table:table-cell office:value-type="float" office:value="4267">
            <text:p>4267</text:p>
          </table:table-cell>
          <table:table-cell table:style-name="ce1" table:formula="of:=CHAR(RANDBETWEEN(65;90) )&amp;CHAR(RANDBETWEEN(65;90) )&amp;CHAR(RANDBETWEEN(65;90) )&amp;CHAR(RANDBETWEEN(65;90) )" office:value-type="string" office:string-value="VXTF">
            <text:p>VXTF</text:p>
          </table:table-cell>
          <table:table-cell table:number-columns-repeated="1021"/>
        </table:table-row>
        <table:table-row table:style-name="ro1">
          <table:table-cell table:formula="of:=[.B259]&amp;&quot;-&quot;&amp;[.C259]" office:value-type="string" office:string-value="4268-OUET">
            <text:p>4268-OUET</text:p>
          </table:table-cell>
          <table:table-cell office:value-type="float" office:value="4268">
            <text:p>4268</text:p>
          </table:table-cell>
          <table:table-cell table:style-name="ce1" table:formula="of:=CHAR(RANDBETWEEN(65;90) )&amp;CHAR(RANDBETWEEN(65;90) )&amp;CHAR(RANDBETWEEN(65;90) )&amp;CHAR(RANDBETWEEN(65;90) )" office:value-type="string" office:string-value="OUET">
            <text:p>OUET</text:p>
          </table:table-cell>
          <table:table-cell table:number-columns-repeated="1021"/>
        </table:table-row>
        <table:table-row table:style-name="ro1">
          <table:table-cell table:formula="of:=[.B260]&amp;&quot;-&quot;&amp;[.C260]" office:value-type="string" office:string-value="4269-EJHM">
            <text:p>4269-EJHM</text:p>
          </table:table-cell>
          <table:table-cell office:value-type="float" office:value="4269">
            <text:p>4269</text:p>
          </table:table-cell>
          <table:table-cell table:style-name="ce1" table:formula="of:=CHAR(RANDBETWEEN(65;90) )&amp;CHAR(RANDBETWEEN(65;90) )&amp;CHAR(RANDBETWEEN(65;90) )&amp;CHAR(RANDBETWEEN(65;90) )" office:value-type="string" office:string-value="EJHM">
            <text:p>EJHM</text:p>
          </table:table-cell>
          <table:table-cell table:number-columns-repeated="1021"/>
        </table:table-row>
        <table:table-row table:style-name="ro1">
          <table:table-cell table:formula="of:=[.B261]&amp;&quot;-&quot;&amp;[.C261]" office:value-type="string" office:string-value="4270-IPRH">
            <text:p>4270-IPRH</text:p>
          </table:table-cell>
          <table:table-cell office:value-type="float" office:value="4270">
            <text:p>4270</text:p>
          </table:table-cell>
          <table:table-cell table:style-name="ce1" table:formula="of:=CHAR(RANDBETWEEN(65;90) )&amp;CHAR(RANDBETWEEN(65;90) )&amp;CHAR(RANDBETWEEN(65;90) )&amp;CHAR(RANDBETWEEN(65;90) )" office:value-type="string" office:string-value="IPRH">
            <text:p>IPRH</text:p>
          </table:table-cell>
          <table:table-cell table:number-columns-repeated="1021"/>
        </table:table-row>
        <table:table-row table:style-name="ro1">
          <table:table-cell table:formula="of:=[.B262]&amp;&quot;-&quot;&amp;[.C262]" office:value-type="string" office:string-value="4271-RJBX">
            <text:p>4271-RJBX</text:p>
          </table:table-cell>
          <table:table-cell office:value-type="float" office:value="4271">
            <text:p>4271</text:p>
          </table:table-cell>
          <table:table-cell table:style-name="ce1" table:formula="of:=CHAR(RANDBETWEEN(65;90) )&amp;CHAR(RANDBETWEEN(65;90) )&amp;CHAR(RANDBETWEEN(65;90) )&amp;CHAR(RANDBETWEEN(65;90) )" office:value-type="string" office:string-value="RJBX">
            <text:p>RJBX</text:p>
          </table:table-cell>
          <table:table-cell table:number-columns-repeated="1021"/>
        </table:table-row>
        <table:table-row table:style-name="ro1">
          <table:table-cell table:formula="of:=[.B263]&amp;&quot;-&quot;&amp;[.C263]" office:value-type="string" office:string-value="4272-IACG">
            <text:p>4272-IACG</text:p>
          </table:table-cell>
          <table:table-cell office:value-type="float" office:value="4272">
            <text:p>4272</text:p>
          </table:table-cell>
          <table:table-cell table:style-name="ce1" table:formula="of:=CHAR(RANDBETWEEN(65;90) )&amp;CHAR(RANDBETWEEN(65;90) )&amp;CHAR(RANDBETWEEN(65;90) )&amp;CHAR(RANDBETWEEN(65;90) )" office:value-type="string" office:string-value="IACG">
            <text:p>IACG</text:p>
          </table:table-cell>
          <table:table-cell table:number-columns-repeated="1021"/>
        </table:table-row>
        <table:table-row table:style-name="ro1">
          <table:table-cell table:formula="of:=[.B264]&amp;&quot;-&quot;&amp;[.C264]" office:value-type="string" office:string-value="4273-BKOO">
            <text:p>4273-BKOO</text:p>
          </table:table-cell>
          <table:table-cell office:value-type="float" office:value="4273">
            <text:p>4273</text:p>
          </table:table-cell>
          <table:table-cell table:style-name="ce1" table:formula="of:=CHAR(RANDBETWEEN(65;90) )&amp;CHAR(RANDBETWEEN(65;90) )&amp;CHAR(RANDBETWEEN(65;90) )&amp;CHAR(RANDBETWEEN(65;90) )" office:value-type="string" office:string-value="BKOO">
            <text:p>BKOO</text:p>
          </table:table-cell>
          <table:table-cell table:number-columns-repeated="1021"/>
        </table:table-row>
        <table:table-row table:style-name="ro1">
          <table:table-cell table:formula="of:=[.B265]&amp;&quot;-&quot;&amp;[.C265]" office:value-type="string" office:string-value="4274-HUEN">
            <text:p>4274-HUEN</text:p>
          </table:table-cell>
          <table:table-cell office:value-type="float" office:value="4274">
            <text:p>4274</text:p>
          </table:table-cell>
          <table:table-cell table:style-name="ce1" table:formula="of:=CHAR(RANDBETWEEN(65;90) )&amp;CHAR(RANDBETWEEN(65;90) )&amp;CHAR(RANDBETWEEN(65;90) )&amp;CHAR(RANDBETWEEN(65;90) )" office:value-type="string" office:string-value="HUEN">
            <text:p>HUEN</text:p>
          </table:table-cell>
          <table:table-cell table:number-columns-repeated="1021"/>
        </table:table-row>
        <table:table-row table:style-name="ro1">
          <table:table-cell table:formula="of:=[.B266]&amp;&quot;-&quot;&amp;[.C266]" office:value-type="string" office:string-value="4275-ZLTG">
            <text:p>4275-ZLTG</text:p>
          </table:table-cell>
          <table:table-cell office:value-type="float" office:value="4275">
            <text:p>4275</text:p>
          </table:table-cell>
          <table:table-cell table:style-name="ce1" table:formula="of:=CHAR(RANDBETWEEN(65;90) )&amp;CHAR(RANDBETWEEN(65;90) )&amp;CHAR(RANDBETWEEN(65;90) )&amp;CHAR(RANDBETWEEN(65;90) )" office:value-type="string" office:string-value="ZLTG">
            <text:p>ZLTG</text:p>
          </table:table-cell>
          <table:table-cell table:number-columns-repeated="1021"/>
        </table:table-row>
        <table:table-row table:style-name="ro1">
          <table:table-cell table:formula="of:=[.B267]&amp;&quot;-&quot;&amp;[.C267]" office:value-type="string" office:string-value="4276-UKSN">
            <text:p>4276-UKSN</text:p>
          </table:table-cell>
          <table:table-cell office:value-type="float" office:value="4276">
            <text:p>4276</text:p>
          </table:table-cell>
          <table:table-cell table:style-name="ce1" table:formula="of:=CHAR(RANDBETWEEN(65;90) )&amp;CHAR(RANDBETWEEN(65;90) )&amp;CHAR(RANDBETWEEN(65;90) )&amp;CHAR(RANDBETWEEN(65;90) )" office:value-type="string" office:string-value="UKSN">
            <text:p>UKSN</text:p>
          </table:table-cell>
          <table:table-cell table:number-columns-repeated="1021"/>
        </table:table-row>
        <table:table-row table:style-name="ro1">
          <table:table-cell table:formula="of:=[.B268]&amp;&quot;-&quot;&amp;[.C268]" office:value-type="string" office:string-value="4277-YTGG">
            <text:p>4277-YTGG</text:p>
          </table:table-cell>
          <table:table-cell office:value-type="float" office:value="4277">
            <text:p>4277</text:p>
          </table:table-cell>
          <table:table-cell table:style-name="ce1" table:formula="of:=CHAR(RANDBETWEEN(65;90) )&amp;CHAR(RANDBETWEEN(65;90) )&amp;CHAR(RANDBETWEEN(65;90) )&amp;CHAR(RANDBETWEEN(65;90) )" office:value-type="string" office:string-value="YTGG">
            <text:p>YTGG</text:p>
          </table:table-cell>
          <table:table-cell table:number-columns-repeated="1021"/>
        </table:table-row>
        <table:table-row table:style-name="ro1">
          <table:table-cell table:formula="of:=[.B269]&amp;&quot;-&quot;&amp;[.C269]" office:value-type="string" office:string-value="4278-VLLN">
            <text:p>4278-VLLN</text:p>
          </table:table-cell>
          <table:table-cell office:value-type="float" office:value="4278">
            <text:p>4278</text:p>
          </table:table-cell>
          <table:table-cell table:style-name="ce1" table:formula="of:=CHAR(RANDBETWEEN(65;90) )&amp;CHAR(RANDBETWEEN(65;90) )&amp;CHAR(RANDBETWEEN(65;90) )&amp;CHAR(RANDBETWEEN(65;90) )" office:value-type="string" office:string-value="VLLN">
            <text:p>VLLN</text:p>
          </table:table-cell>
          <table:table-cell table:number-columns-repeated="1021"/>
        </table:table-row>
        <table:table-row table:style-name="ro1">
          <table:table-cell table:formula="of:=[.B270]&amp;&quot;-&quot;&amp;[.C270]" office:value-type="string" office:string-value="4279-VSRH">
            <text:p>4279-VSRH</text:p>
          </table:table-cell>
          <table:table-cell office:value-type="float" office:value="4279">
            <text:p>4279</text:p>
          </table:table-cell>
          <table:table-cell table:style-name="ce1" table:formula="of:=CHAR(RANDBETWEEN(65;90) )&amp;CHAR(RANDBETWEEN(65;90) )&amp;CHAR(RANDBETWEEN(65;90) )&amp;CHAR(RANDBETWEEN(65;90) )" office:value-type="string" office:string-value="VSRH">
            <text:p>VSRH</text:p>
          </table:table-cell>
          <table:table-cell table:number-columns-repeated="1021"/>
        </table:table-row>
        <table:table-row table:style-name="ro1">
          <table:table-cell table:formula="of:=[.B271]&amp;&quot;-&quot;&amp;[.C271]" office:value-type="string" office:string-value="4280-BXVS">
            <text:p>4280-BXVS</text:p>
          </table:table-cell>
          <table:table-cell office:value-type="float" office:value="4280">
            <text:p>4280</text:p>
          </table:table-cell>
          <table:table-cell table:style-name="ce1" table:formula="of:=CHAR(RANDBETWEEN(65;90) )&amp;CHAR(RANDBETWEEN(65;90) )&amp;CHAR(RANDBETWEEN(65;90) )&amp;CHAR(RANDBETWEEN(65;90) )" office:value-type="string" office:string-value="BXVS">
            <text:p>BXVS</text:p>
          </table:table-cell>
          <table:table-cell table:number-columns-repeated="1021"/>
        </table:table-row>
        <table:table-row table:style-name="ro1">
          <table:table-cell table:formula="of:=[.B272]&amp;&quot;-&quot;&amp;[.C272]" office:value-type="string" office:string-value="4281-BWEO">
            <text:p>4281-BWEO</text:p>
          </table:table-cell>
          <table:table-cell office:value-type="float" office:value="4281">
            <text:p>4281</text:p>
          </table:table-cell>
          <table:table-cell table:style-name="ce1" table:formula="of:=CHAR(RANDBETWEEN(65;90) )&amp;CHAR(RANDBETWEEN(65;90) )&amp;CHAR(RANDBETWEEN(65;90) )&amp;CHAR(RANDBETWEEN(65;90) )" office:value-type="string" office:string-value="BWEO">
            <text:p>BWEO</text:p>
          </table:table-cell>
          <table:table-cell table:number-columns-repeated="1021"/>
        </table:table-row>
        <table:table-row table:style-name="ro1">
          <table:table-cell table:formula="of:=[.B273]&amp;&quot;-&quot;&amp;[.C273]" office:value-type="string" office:string-value="4282-JKXC">
            <text:p>4282-JKXC</text:p>
          </table:table-cell>
          <table:table-cell office:value-type="float" office:value="4282">
            <text:p>4282</text:p>
          </table:table-cell>
          <table:table-cell table:style-name="ce1" table:formula="of:=CHAR(RANDBETWEEN(65;90) )&amp;CHAR(RANDBETWEEN(65;90) )&amp;CHAR(RANDBETWEEN(65;90) )&amp;CHAR(RANDBETWEEN(65;90) )" office:value-type="string" office:string-value="JKXC">
            <text:p>JKXC</text:p>
          </table:table-cell>
          <table:table-cell table:number-columns-repeated="1021"/>
        </table:table-row>
        <table:table-row table:style-name="ro1">
          <table:table-cell table:formula="of:=[.B274]&amp;&quot;-&quot;&amp;[.C274]" office:value-type="string" office:string-value="4283-DEVP">
            <text:p>4283-DEVP</text:p>
          </table:table-cell>
          <table:table-cell office:value-type="float" office:value="4283">
            <text:p>4283</text:p>
          </table:table-cell>
          <table:table-cell table:style-name="ce1" table:formula="of:=CHAR(RANDBETWEEN(65;90) )&amp;CHAR(RANDBETWEEN(65;90) )&amp;CHAR(RANDBETWEEN(65;90) )&amp;CHAR(RANDBETWEEN(65;90) )" office:value-type="string" office:string-value="DEVP">
            <text:p>DEVP</text:p>
          </table:table-cell>
          <table:table-cell table:number-columns-repeated="1021"/>
        </table:table-row>
        <table:table-row table:style-name="ro1">
          <table:table-cell table:formula="of:=[.B275]&amp;&quot;-&quot;&amp;[.C275]" office:value-type="string" office:string-value="4284-MKQV">
            <text:p>4284-MKQV</text:p>
          </table:table-cell>
          <table:table-cell office:value-type="float" office:value="4284">
            <text:p>4284</text:p>
          </table:table-cell>
          <table:table-cell table:style-name="ce1" table:formula="of:=CHAR(RANDBETWEEN(65;90) )&amp;CHAR(RANDBETWEEN(65;90) )&amp;CHAR(RANDBETWEEN(65;90) )&amp;CHAR(RANDBETWEEN(65;90) )" office:value-type="string" office:string-value="MKQV">
            <text:p>MKQV</text:p>
          </table:table-cell>
          <table:table-cell table:number-columns-repeated="1021"/>
        </table:table-row>
        <table:table-row table:style-name="ro1">
          <table:table-cell table:formula="of:=[.B276]&amp;&quot;-&quot;&amp;[.C276]" office:value-type="string" office:string-value="4285-MDAG">
            <text:p>4285-MDAG</text:p>
          </table:table-cell>
          <table:table-cell office:value-type="float" office:value="4285">
            <text:p>4285</text:p>
          </table:table-cell>
          <table:table-cell table:style-name="ce1" table:formula="of:=CHAR(RANDBETWEEN(65;90) )&amp;CHAR(RANDBETWEEN(65;90) )&amp;CHAR(RANDBETWEEN(65;90) )&amp;CHAR(RANDBETWEEN(65;90) )" office:value-type="string" office:string-value="MDAG">
            <text:p>MDAG</text:p>
          </table:table-cell>
          <table:table-cell table:number-columns-repeated="1021"/>
        </table:table-row>
        <table:table-row table:style-name="ro1">
          <table:table-cell table:formula="of:=[.B277]&amp;&quot;-&quot;&amp;[.C277]" office:value-type="string" office:string-value="4286-HMXN">
            <text:p>4286-HMXN</text:p>
          </table:table-cell>
          <table:table-cell office:value-type="float" office:value="4286">
            <text:p>4286</text:p>
          </table:table-cell>
          <table:table-cell table:style-name="ce1" table:formula="of:=CHAR(RANDBETWEEN(65;90) )&amp;CHAR(RANDBETWEEN(65;90) )&amp;CHAR(RANDBETWEEN(65;90) )&amp;CHAR(RANDBETWEEN(65;90) )" office:value-type="string" office:string-value="HMXN">
            <text:p>HMXN</text:p>
          </table:table-cell>
          <table:table-cell table:number-columns-repeated="1021"/>
        </table:table-row>
        <table:table-row table:style-name="ro1">
          <table:table-cell table:formula="of:=[.B278]&amp;&quot;-&quot;&amp;[.C278]" office:value-type="string" office:string-value="4287-WMMW">
            <text:p>4287-WMMW</text:p>
          </table:table-cell>
          <table:table-cell office:value-type="float" office:value="4287">
            <text:p>4287</text:p>
          </table:table-cell>
          <table:table-cell table:style-name="ce1" table:formula="of:=CHAR(RANDBETWEEN(65;90) )&amp;CHAR(RANDBETWEEN(65;90) )&amp;CHAR(RANDBETWEEN(65;90) )&amp;CHAR(RANDBETWEEN(65;90) )" office:value-type="string" office:string-value="WMMW">
            <text:p>WMMW</text:p>
          </table:table-cell>
          <table:table-cell table:number-columns-repeated="1021"/>
        </table:table-row>
        <table:table-row table:style-name="ro1">
          <table:table-cell table:formula="of:=[.B279]&amp;&quot;-&quot;&amp;[.C279]" office:value-type="string" office:string-value="4288-CGUR">
            <text:p>4288-CGUR</text:p>
          </table:table-cell>
          <table:table-cell office:value-type="float" office:value="4288">
            <text:p>4288</text:p>
          </table:table-cell>
          <table:table-cell table:style-name="ce1" table:formula="of:=CHAR(RANDBETWEEN(65;90) )&amp;CHAR(RANDBETWEEN(65;90) )&amp;CHAR(RANDBETWEEN(65;90) )&amp;CHAR(RANDBETWEEN(65;90) )" office:value-type="string" office:string-value="CGUR">
            <text:p>CGUR</text:p>
          </table:table-cell>
          <table:table-cell table:number-columns-repeated="1021"/>
        </table:table-row>
        <table:table-row table:style-name="ro1">
          <table:table-cell table:formula="of:=[.B280]&amp;&quot;-&quot;&amp;[.C280]" office:value-type="string" office:string-value="4289-YOMQ">
            <text:p>4289-YOMQ</text:p>
          </table:table-cell>
          <table:table-cell office:value-type="float" office:value="4289">
            <text:p>4289</text:p>
          </table:table-cell>
          <table:table-cell table:style-name="ce1" table:formula="of:=CHAR(RANDBETWEEN(65;90) )&amp;CHAR(RANDBETWEEN(65;90) )&amp;CHAR(RANDBETWEEN(65;90) )&amp;CHAR(RANDBETWEEN(65;90) )" office:value-type="string" office:string-value="YOMQ">
            <text:p>YOMQ</text:p>
          </table:table-cell>
          <table:table-cell table:number-columns-repeated="1021"/>
        </table:table-row>
        <table:table-row table:style-name="ro1">
          <table:table-cell table:formula="of:=[.B281]&amp;&quot;-&quot;&amp;[.C281]" office:value-type="string" office:string-value="4290-ZCSG">
            <text:p>4290-ZCSG</text:p>
          </table:table-cell>
          <table:table-cell office:value-type="float" office:value="4290">
            <text:p>4290</text:p>
          </table:table-cell>
          <table:table-cell table:style-name="ce1" table:formula="of:=CHAR(RANDBETWEEN(65;90) )&amp;CHAR(RANDBETWEEN(65;90) )&amp;CHAR(RANDBETWEEN(65;90) )&amp;CHAR(RANDBETWEEN(65;90) )" office:value-type="string" office:string-value="ZCSG">
            <text:p>ZCSG</text:p>
          </table:table-cell>
          <table:table-cell table:number-columns-repeated="1021"/>
        </table:table-row>
        <table:table-row table:style-name="ro1">
          <table:table-cell table:formula="of:=[.B282]&amp;&quot;-&quot;&amp;[.C282]" office:value-type="string" office:string-value="4291-SNIM">
            <text:p>4291-SNIM</text:p>
          </table:table-cell>
          <table:table-cell office:value-type="float" office:value="4291">
            <text:p>4291</text:p>
          </table:table-cell>
          <table:table-cell table:style-name="ce1" table:formula="of:=CHAR(RANDBETWEEN(65;90) )&amp;CHAR(RANDBETWEEN(65;90) )&amp;CHAR(RANDBETWEEN(65;90) )&amp;CHAR(RANDBETWEEN(65;90) )" office:value-type="string" office:string-value="SNIM">
            <text:p>SNIM</text:p>
          </table:table-cell>
          <table:table-cell table:number-columns-repeated="1021"/>
        </table:table-row>
        <table:table-row table:style-name="ro1">
          <table:table-cell table:formula="of:=[.B283]&amp;&quot;-&quot;&amp;[.C283]" office:value-type="string" office:string-value="4292-AJAM">
            <text:p>4292-AJAM</text:p>
          </table:table-cell>
          <table:table-cell office:value-type="float" office:value="4292">
            <text:p>4292</text:p>
          </table:table-cell>
          <table:table-cell table:style-name="ce1" table:formula="of:=CHAR(RANDBETWEEN(65;90) )&amp;CHAR(RANDBETWEEN(65;90) )&amp;CHAR(RANDBETWEEN(65;90) )&amp;CHAR(RANDBETWEEN(65;90) )" office:value-type="string" office:string-value="AJAM">
            <text:p>AJAM</text:p>
          </table:table-cell>
          <table:table-cell table:number-columns-repeated="1021"/>
        </table:table-row>
        <table:table-row table:style-name="ro1">
          <table:table-cell table:formula="of:=[.B284]&amp;&quot;-&quot;&amp;[.C284]" office:value-type="string" office:string-value="4293-PRKE">
            <text:p>4293-PRKE</text:p>
          </table:table-cell>
          <table:table-cell office:value-type="float" office:value="4293">
            <text:p>4293</text:p>
          </table:table-cell>
          <table:table-cell table:style-name="ce1" table:formula="of:=CHAR(RANDBETWEEN(65;90) )&amp;CHAR(RANDBETWEEN(65;90) )&amp;CHAR(RANDBETWEEN(65;90) )&amp;CHAR(RANDBETWEEN(65;90) )" office:value-type="string" office:string-value="PRKE">
            <text:p>PRKE</text:p>
          </table:table-cell>
          <table:table-cell table:number-columns-repeated="1021"/>
        </table:table-row>
        <table:table-row table:style-name="ro1">
          <table:table-cell table:formula="of:=[.B285]&amp;&quot;-&quot;&amp;[.C285]" office:value-type="string" office:string-value="4294-BYTH">
            <text:p>4294-BYTH</text:p>
          </table:table-cell>
          <table:table-cell office:value-type="float" office:value="4294">
            <text:p>4294</text:p>
          </table:table-cell>
          <table:table-cell table:style-name="ce1" table:formula="of:=CHAR(RANDBETWEEN(65;90) )&amp;CHAR(RANDBETWEEN(65;90) )&amp;CHAR(RANDBETWEEN(65;90) )&amp;CHAR(RANDBETWEEN(65;90) )" office:value-type="string" office:string-value="BYTH">
            <text:p>BYTH</text:p>
          </table:table-cell>
          <table:table-cell table:number-columns-repeated="1021"/>
        </table:table-row>
        <table:table-row table:style-name="ro1">
          <table:table-cell table:formula="of:=[.B286]&amp;&quot;-&quot;&amp;[.C286]" office:value-type="string" office:string-value="4295-ZVXX">
            <text:p>4295-ZVXX</text:p>
          </table:table-cell>
          <table:table-cell office:value-type="float" office:value="4295">
            <text:p>4295</text:p>
          </table:table-cell>
          <table:table-cell table:style-name="ce1" table:formula="of:=CHAR(RANDBETWEEN(65;90) )&amp;CHAR(RANDBETWEEN(65;90) )&amp;CHAR(RANDBETWEEN(65;90) )&amp;CHAR(RANDBETWEEN(65;90) )" office:value-type="string" office:string-value="ZVXX">
            <text:p>ZVXX</text:p>
          </table:table-cell>
          <table:table-cell table:number-columns-repeated="1021"/>
        </table:table-row>
        <table:table-row table:style-name="ro1">
          <table:table-cell table:formula="of:=[.B287]&amp;&quot;-&quot;&amp;[.C287]" office:value-type="string" office:string-value="4296-UQTG">
            <text:p>4296-UQTG</text:p>
          </table:table-cell>
          <table:table-cell office:value-type="float" office:value="4296">
            <text:p>4296</text:p>
          </table:table-cell>
          <table:table-cell table:style-name="ce1" table:formula="of:=CHAR(RANDBETWEEN(65;90) )&amp;CHAR(RANDBETWEEN(65;90) )&amp;CHAR(RANDBETWEEN(65;90) )&amp;CHAR(RANDBETWEEN(65;90) )" office:value-type="string" office:string-value="UQTG">
            <text:p>UQTG</text:p>
          </table:table-cell>
          <table:table-cell table:number-columns-repeated="1021"/>
        </table:table-row>
        <table:table-row table:style-name="ro1">
          <table:table-cell table:formula="of:=[.B288]&amp;&quot;-&quot;&amp;[.C288]" office:value-type="string" office:string-value="4297-MKLE">
            <text:p>4297-MKLE</text:p>
          </table:table-cell>
          <table:table-cell office:value-type="float" office:value="4297">
            <text:p>4297</text:p>
          </table:table-cell>
          <table:table-cell table:style-name="ce1" table:formula="of:=CHAR(RANDBETWEEN(65;90) )&amp;CHAR(RANDBETWEEN(65;90) )&amp;CHAR(RANDBETWEEN(65;90) )&amp;CHAR(RANDBETWEEN(65;90) )" office:value-type="string" office:string-value="MKLE">
            <text:p>MKLE</text:p>
          </table:table-cell>
          <table:table-cell table:number-columns-repeated="1021"/>
        </table:table-row>
        <table:table-row table:style-name="ro1">
          <table:table-cell table:formula="of:=[.B289]&amp;&quot;-&quot;&amp;[.C289]" office:value-type="string" office:string-value="4298-JGED">
            <text:p>4298-JGED</text:p>
          </table:table-cell>
          <table:table-cell office:value-type="float" office:value="4298">
            <text:p>4298</text:p>
          </table:table-cell>
          <table:table-cell table:style-name="ce1" table:formula="of:=CHAR(RANDBETWEEN(65;90) )&amp;CHAR(RANDBETWEEN(65;90) )&amp;CHAR(RANDBETWEEN(65;90) )&amp;CHAR(RANDBETWEEN(65;90) )" office:value-type="string" office:string-value="JGED">
            <text:p>JGED</text:p>
          </table:table-cell>
          <table:table-cell table:number-columns-repeated="1021"/>
        </table:table-row>
        <table:table-row table:style-name="ro1">
          <table:table-cell table:formula="of:=[.B290]&amp;&quot;-&quot;&amp;[.C290]" office:value-type="string" office:string-value="4299-FJKM">
            <text:p>4299-FJKM</text:p>
          </table:table-cell>
          <table:table-cell office:value-type="float" office:value="4299">
            <text:p>4299</text:p>
          </table:table-cell>
          <table:table-cell table:style-name="ce1" table:formula="of:=CHAR(RANDBETWEEN(65;90) )&amp;CHAR(RANDBETWEEN(65;90) )&amp;CHAR(RANDBETWEEN(65;90) )&amp;CHAR(RANDBETWEEN(65;90) )" office:value-type="string" office:string-value="FJKM">
            <text:p>FJKM</text:p>
          </table:table-cell>
          <table:table-cell table:number-columns-repeated="1021"/>
        </table:table-row>
        <table:table-row table:style-name="ro1">
          <table:table-cell table:formula="of:=[.B291]&amp;&quot;-&quot;&amp;[.C291]" office:value-type="string" office:string-value="4300-EYCI">
            <text:p>4300-EYCI</text:p>
          </table:table-cell>
          <table:table-cell office:value-type="float" office:value="4300">
            <text:p>4300</text:p>
          </table:table-cell>
          <table:table-cell table:style-name="ce1" table:formula="of:=CHAR(RANDBETWEEN(65;90) )&amp;CHAR(RANDBETWEEN(65;90) )&amp;CHAR(RANDBETWEEN(65;90) )&amp;CHAR(RANDBETWEEN(65;90) )" office:value-type="string" office:string-value="EYCI">
            <text:p>EYCI</text:p>
          </table:table-cell>
          <table:table-cell table:number-columns-repeated="1021"/>
        </table:table-row>
        <table:table-row table:style-name="ro1">
          <table:table-cell table:formula="of:=[.B292]&amp;&quot;-&quot;&amp;[.C292]" office:value-type="string" office:string-value="4301-URGY">
            <text:p>4301-URGY</text:p>
          </table:table-cell>
          <table:table-cell office:value-type="float" office:value="4301">
            <text:p>4301</text:p>
          </table:table-cell>
          <table:table-cell table:style-name="ce1" table:formula="of:=CHAR(RANDBETWEEN(65;90) )&amp;CHAR(RANDBETWEEN(65;90) )&amp;CHAR(RANDBETWEEN(65;90) )&amp;CHAR(RANDBETWEEN(65;90) )" office:value-type="string" office:string-value="URGY">
            <text:p>URGY</text:p>
          </table:table-cell>
          <table:table-cell table:number-columns-repeated="1021"/>
        </table:table-row>
        <table:table-row table:style-name="ro1">
          <table:table-cell table:formula="of:=[.B293]&amp;&quot;-&quot;&amp;[.C293]" office:value-type="string" office:string-value="4302-AFJY">
            <text:p>4302-AFJY</text:p>
          </table:table-cell>
          <table:table-cell office:value-type="float" office:value="4302">
            <text:p>4302</text:p>
          </table:table-cell>
          <table:table-cell table:style-name="ce1" table:formula="of:=CHAR(RANDBETWEEN(65;90) )&amp;CHAR(RANDBETWEEN(65;90) )&amp;CHAR(RANDBETWEEN(65;90) )&amp;CHAR(RANDBETWEEN(65;90) )" office:value-type="string" office:string-value="AFJY">
            <text:p>AFJY</text:p>
          </table:table-cell>
          <table:table-cell table:number-columns-repeated="1021"/>
        </table:table-row>
        <table:table-row table:style-name="ro1">
          <table:table-cell table:formula="of:=[.B294]&amp;&quot;-&quot;&amp;[.C294]" office:value-type="string" office:string-value="4303-IJFD">
            <text:p>4303-IJFD</text:p>
          </table:table-cell>
          <table:table-cell office:value-type="float" office:value="4303">
            <text:p>4303</text:p>
          </table:table-cell>
          <table:table-cell table:style-name="ce1" table:formula="of:=CHAR(RANDBETWEEN(65;90) )&amp;CHAR(RANDBETWEEN(65;90) )&amp;CHAR(RANDBETWEEN(65;90) )&amp;CHAR(RANDBETWEEN(65;90) )" office:value-type="string" office:string-value="IJFD">
            <text:p>IJFD</text:p>
          </table:table-cell>
          <table:table-cell table:number-columns-repeated="1021"/>
        </table:table-row>
        <table:table-row table:style-name="ro1">
          <table:table-cell table:formula="of:=[.B295]&amp;&quot;-&quot;&amp;[.C295]" office:value-type="string" office:string-value="4304-LYHG">
            <text:p>4304-LYHG</text:p>
          </table:table-cell>
          <table:table-cell office:value-type="float" office:value="4304">
            <text:p>4304</text:p>
          </table:table-cell>
          <table:table-cell table:style-name="ce1" table:formula="of:=CHAR(RANDBETWEEN(65;90) )&amp;CHAR(RANDBETWEEN(65;90) )&amp;CHAR(RANDBETWEEN(65;90) )&amp;CHAR(RANDBETWEEN(65;90) )" office:value-type="string" office:string-value="LYHG">
            <text:p>LYHG</text:p>
          </table:table-cell>
          <table:table-cell table:number-columns-repeated="1021"/>
        </table:table-row>
        <table:table-row table:style-name="ro1">
          <table:table-cell table:formula="of:=[.B296]&amp;&quot;-&quot;&amp;[.C296]" office:value-type="string" office:string-value="4305-UYKF">
            <text:p>4305-UYKF</text:p>
          </table:table-cell>
          <table:table-cell office:value-type="float" office:value="4305">
            <text:p>4305</text:p>
          </table:table-cell>
          <table:table-cell table:style-name="ce1" table:formula="of:=CHAR(RANDBETWEEN(65;90) )&amp;CHAR(RANDBETWEEN(65;90) )&amp;CHAR(RANDBETWEEN(65;90) )&amp;CHAR(RANDBETWEEN(65;90) )" office:value-type="string" office:string-value="UYKF">
            <text:p>UYKF</text:p>
          </table:table-cell>
          <table:table-cell table:number-columns-repeated="1021"/>
        </table:table-row>
        <table:table-row table:style-name="ro1">
          <table:table-cell table:formula="of:=[.B297]&amp;&quot;-&quot;&amp;[.C297]" office:value-type="string" office:string-value="4306-SREQ">
            <text:p>4306-SREQ</text:p>
          </table:table-cell>
          <table:table-cell office:value-type="float" office:value="4306">
            <text:p>4306</text:p>
          </table:table-cell>
          <table:table-cell table:style-name="ce1" table:formula="of:=CHAR(RANDBETWEEN(65;90) )&amp;CHAR(RANDBETWEEN(65;90) )&amp;CHAR(RANDBETWEEN(65;90) )&amp;CHAR(RANDBETWEEN(65;90) )" office:value-type="string" office:string-value="SREQ">
            <text:p>SREQ</text:p>
          </table:table-cell>
          <table:table-cell table:number-columns-repeated="1021"/>
        </table:table-row>
        <table:table-row table:style-name="ro1">
          <table:table-cell table:formula="of:=[.B298]&amp;&quot;-&quot;&amp;[.C298]" office:value-type="string" office:string-value="4307-TQNM">
            <text:p>4307-TQNM</text:p>
          </table:table-cell>
          <table:table-cell office:value-type="float" office:value="4307">
            <text:p>4307</text:p>
          </table:table-cell>
          <table:table-cell table:style-name="ce1" table:formula="of:=CHAR(RANDBETWEEN(65;90) )&amp;CHAR(RANDBETWEEN(65;90) )&amp;CHAR(RANDBETWEEN(65;90) )&amp;CHAR(RANDBETWEEN(65;90) )" office:value-type="string" office:string-value="TQNM">
            <text:p>TQNM</text:p>
          </table:table-cell>
          <table:table-cell table:number-columns-repeated="1021"/>
        </table:table-row>
        <table:table-row table:style-name="ro1">
          <table:table-cell table:formula="of:=[.B299]&amp;&quot;-&quot;&amp;[.C299]" office:value-type="string" office:string-value="4308-RLWD">
            <text:p>4308-RLWD</text:p>
          </table:table-cell>
          <table:table-cell office:value-type="float" office:value="4308">
            <text:p>4308</text:p>
          </table:table-cell>
          <table:table-cell table:style-name="ce1" table:formula="of:=CHAR(RANDBETWEEN(65;90) )&amp;CHAR(RANDBETWEEN(65;90) )&amp;CHAR(RANDBETWEEN(65;90) )&amp;CHAR(RANDBETWEEN(65;90) )" office:value-type="string" office:string-value="RLWD">
            <text:p>RLWD</text:p>
          </table:table-cell>
          <table:table-cell table:number-columns-repeated="1021"/>
        </table:table-row>
        <table:table-row table:style-name="ro1">
          <table:table-cell table:formula="of:=[.B300]&amp;&quot;-&quot;&amp;[.C300]" office:value-type="string" office:string-value="4309-SBKX">
            <text:p>4309-SBKX</text:p>
          </table:table-cell>
          <table:table-cell office:value-type="float" office:value="4309">
            <text:p>4309</text:p>
          </table:table-cell>
          <table:table-cell table:style-name="ce1" table:formula="of:=CHAR(RANDBETWEEN(65;90) )&amp;CHAR(RANDBETWEEN(65;90) )&amp;CHAR(RANDBETWEEN(65;90) )&amp;CHAR(RANDBETWEEN(65;90) )" office:value-type="string" office:string-value="SBKX">
            <text:p>SBKX</text:p>
          </table:table-cell>
          <table:table-cell table:number-columns-repeated="1021"/>
        </table:table-row>
        <table:table-row table:style-name="ro1">
          <table:table-cell table:formula="of:=[.B301]&amp;&quot;-&quot;&amp;[.C301]" office:value-type="string" office:string-value="4310-OJLN">
            <text:p>4310-OJLN</text:p>
          </table:table-cell>
          <table:table-cell office:value-type="float" office:value="4310">
            <text:p>4310</text:p>
          </table:table-cell>
          <table:table-cell table:style-name="ce1" table:formula="of:=CHAR(RANDBETWEEN(65;90) )&amp;CHAR(RANDBETWEEN(65;90) )&amp;CHAR(RANDBETWEEN(65;90) )&amp;CHAR(RANDBETWEEN(65;90) )" office:value-type="string" office:string-value="OJLN">
            <text:p>OJLN</text:p>
          </table:table-cell>
          <table:table-cell table:number-columns-repeated="1021"/>
        </table:table-row>
        <table:table-row table:style-name="ro1">
          <table:table-cell table:formula="of:=[.B302]&amp;&quot;-&quot;&amp;[.C302]" office:value-type="string" office:string-value="4311-FZIJ">
            <text:p>4311-FZIJ</text:p>
          </table:table-cell>
          <table:table-cell office:value-type="float" office:value="4311">
            <text:p>4311</text:p>
          </table:table-cell>
          <table:table-cell table:style-name="ce1" table:formula="of:=CHAR(RANDBETWEEN(65;90) )&amp;CHAR(RANDBETWEEN(65;90) )&amp;CHAR(RANDBETWEEN(65;90) )&amp;CHAR(RANDBETWEEN(65;90) )" office:value-type="string" office:string-value="FZIJ">
            <text:p>FZIJ</text:p>
          </table:table-cell>
          <table:table-cell table:number-columns-repeated="1021"/>
        </table:table-row>
        <table:table-row table:style-name="ro1">
          <table:table-cell table:formula="of:=[.B303]&amp;&quot;-&quot;&amp;[.C303]" office:value-type="string" office:string-value="4312-ALIF">
            <text:p>4312-ALIF</text:p>
          </table:table-cell>
          <table:table-cell office:value-type="float" office:value="4312">
            <text:p>4312</text:p>
          </table:table-cell>
          <table:table-cell table:style-name="ce1" table:formula="of:=CHAR(RANDBETWEEN(65;90) )&amp;CHAR(RANDBETWEEN(65;90) )&amp;CHAR(RANDBETWEEN(65;90) )&amp;CHAR(RANDBETWEEN(65;90) )" office:value-type="string" office:string-value="ALIF">
            <text:p>ALIF</text:p>
          </table:table-cell>
          <table:table-cell table:number-columns-repeated="1021"/>
        </table:table-row>
        <table:table-row table:style-name="ro1">
          <table:table-cell table:formula="of:=[.B304]&amp;&quot;-&quot;&amp;[.C304]" office:value-type="string" office:string-value="4313-JPNQ">
            <text:p>4313-JPNQ</text:p>
          </table:table-cell>
          <table:table-cell office:value-type="float" office:value="4313">
            <text:p>4313</text:p>
          </table:table-cell>
          <table:table-cell table:style-name="ce1" table:formula="of:=CHAR(RANDBETWEEN(65;90) )&amp;CHAR(RANDBETWEEN(65;90) )&amp;CHAR(RANDBETWEEN(65;90) )&amp;CHAR(RANDBETWEEN(65;90) )" office:value-type="string" office:string-value="JPNQ">
            <text:p>JPNQ</text:p>
          </table:table-cell>
          <table:table-cell table:number-columns-repeated="1021"/>
        </table:table-row>
        <table:table-row table:style-name="ro1">
          <table:table-cell table:formula="of:=[.B305]&amp;&quot;-&quot;&amp;[.C305]" office:value-type="string" office:string-value="4314-XPCI">
            <text:p>4314-XPCI</text:p>
          </table:table-cell>
          <table:table-cell office:value-type="float" office:value="4314">
            <text:p>4314</text:p>
          </table:table-cell>
          <table:table-cell table:style-name="ce1" table:formula="of:=CHAR(RANDBETWEEN(65;90) )&amp;CHAR(RANDBETWEEN(65;90) )&amp;CHAR(RANDBETWEEN(65;90) )&amp;CHAR(RANDBETWEEN(65;90) )" office:value-type="string" office:string-value="XPCI">
            <text:p>XPCI</text:p>
          </table:table-cell>
          <table:table-cell table:number-columns-repeated="1021"/>
        </table:table-row>
        <table:table-row table:style-name="ro1">
          <table:table-cell table:formula="of:=[.B306]&amp;&quot;-&quot;&amp;[.C306]" office:value-type="string" office:string-value="4315-OVXS">
            <text:p>4315-OVXS</text:p>
          </table:table-cell>
          <table:table-cell office:value-type="float" office:value="4315">
            <text:p>4315</text:p>
          </table:table-cell>
          <table:table-cell table:style-name="ce1" table:formula="of:=CHAR(RANDBETWEEN(65;90) )&amp;CHAR(RANDBETWEEN(65;90) )&amp;CHAR(RANDBETWEEN(65;90) )&amp;CHAR(RANDBETWEEN(65;90) )" office:value-type="string" office:string-value="OVXS">
            <text:p>OVXS</text:p>
          </table:table-cell>
          <table:table-cell table:number-columns-repeated="1021"/>
        </table:table-row>
        <table:table-row table:style-name="ro1">
          <table:table-cell table:formula="of:=[.B307]&amp;&quot;-&quot;&amp;[.C307]" office:value-type="string" office:string-value="4316-DRAE">
            <text:p>4316-DRAE</text:p>
          </table:table-cell>
          <table:table-cell office:value-type="float" office:value="4316">
            <text:p>4316</text:p>
          </table:table-cell>
          <table:table-cell table:style-name="ce1" table:formula="of:=CHAR(RANDBETWEEN(65;90) )&amp;CHAR(RANDBETWEEN(65;90) )&amp;CHAR(RANDBETWEEN(65;90) )&amp;CHAR(RANDBETWEEN(65;90) )" office:value-type="string" office:string-value="DRAE">
            <text:p>DRAE</text:p>
          </table:table-cell>
          <table:table-cell table:number-columns-repeated="1021"/>
        </table:table-row>
        <table:table-row table:style-name="ro1">
          <table:table-cell table:formula="of:=[.B308]&amp;&quot;-&quot;&amp;[.C308]" office:value-type="string" office:string-value="4317-AJRV">
            <text:p>4317-AJRV</text:p>
          </table:table-cell>
          <table:table-cell office:value-type="float" office:value="4317">
            <text:p>4317</text:p>
          </table:table-cell>
          <table:table-cell table:style-name="ce1" table:formula="of:=CHAR(RANDBETWEEN(65;90) )&amp;CHAR(RANDBETWEEN(65;90) )&amp;CHAR(RANDBETWEEN(65;90) )&amp;CHAR(RANDBETWEEN(65;90) )" office:value-type="string" office:string-value="AJRV">
            <text:p>AJRV</text:p>
          </table:table-cell>
          <table:table-cell table:number-columns-repeated="1021"/>
        </table:table-row>
        <table:table-row table:style-name="ro1">
          <table:table-cell table:formula="of:=[.B309]&amp;&quot;-&quot;&amp;[.C309]" office:value-type="string" office:string-value="4318-OFZL">
            <text:p>4318-OFZL</text:p>
          </table:table-cell>
          <table:table-cell office:value-type="float" office:value="4318">
            <text:p>4318</text:p>
          </table:table-cell>
          <table:table-cell table:style-name="ce1" table:formula="of:=CHAR(RANDBETWEEN(65;90) )&amp;CHAR(RANDBETWEEN(65;90) )&amp;CHAR(RANDBETWEEN(65;90) )&amp;CHAR(RANDBETWEEN(65;90) )" office:value-type="string" office:string-value="OFZL">
            <text:p>OFZL</text:p>
          </table:table-cell>
          <table:table-cell table:number-columns-repeated="1021"/>
        </table:table-row>
        <table:table-row table:style-name="ro1">
          <table:table-cell table:formula="of:=[.B310]&amp;&quot;-&quot;&amp;[.C310]" office:value-type="string" office:string-value="4319-IPGJ">
            <text:p>4319-IPGJ</text:p>
          </table:table-cell>
          <table:table-cell office:value-type="float" office:value="4319">
            <text:p>4319</text:p>
          </table:table-cell>
          <table:table-cell table:style-name="ce1" table:formula="of:=CHAR(RANDBETWEEN(65;90) )&amp;CHAR(RANDBETWEEN(65;90) )&amp;CHAR(RANDBETWEEN(65;90) )&amp;CHAR(RANDBETWEEN(65;90) )" office:value-type="string" office:string-value="IPGJ">
            <text:p>IPGJ</text:p>
          </table:table-cell>
          <table:table-cell table:number-columns-repeated="1021"/>
        </table:table-row>
        <table:table-row table:style-name="ro1">
          <table:table-cell table:formula="of:=[.B311]&amp;&quot;-&quot;&amp;[.C311]" office:value-type="string" office:string-value="4320-FTTG">
            <text:p>4320-FTTG</text:p>
          </table:table-cell>
          <table:table-cell office:value-type="float" office:value="4320">
            <text:p>4320</text:p>
          </table:table-cell>
          <table:table-cell table:style-name="ce1" table:formula="of:=CHAR(RANDBETWEEN(65;90) )&amp;CHAR(RANDBETWEEN(65;90) )&amp;CHAR(RANDBETWEEN(65;90) )&amp;CHAR(RANDBETWEEN(65;90) )" office:value-type="string" office:string-value="FTTG">
            <text:p>FTTG</text:p>
          </table:table-cell>
          <table:table-cell table:number-columns-repeated="1021"/>
        </table:table-row>
        <table:table-row table:style-name="ro1">
          <table:table-cell table:formula="of:=[.B312]&amp;&quot;-&quot;&amp;[.C312]" office:value-type="string" office:string-value="4321-CXXY">
            <text:p>4321-CXXY</text:p>
          </table:table-cell>
          <table:table-cell office:value-type="float" office:value="4321">
            <text:p>4321</text:p>
          </table:table-cell>
          <table:table-cell table:style-name="ce1" table:formula="of:=CHAR(RANDBETWEEN(65;90) )&amp;CHAR(RANDBETWEEN(65;90) )&amp;CHAR(RANDBETWEEN(65;90) )&amp;CHAR(RANDBETWEEN(65;90) )" office:value-type="string" office:string-value="CXXY">
            <text:p>CXXY</text:p>
          </table:table-cell>
          <table:table-cell table:number-columns-repeated="1021"/>
        </table:table-row>
        <table:table-row table:style-name="ro1">
          <table:table-cell table:formula="of:=[.B313]&amp;&quot;-&quot;&amp;[.C313]" office:value-type="string" office:string-value="4322-YPZS">
            <text:p>4322-YPZS</text:p>
          </table:table-cell>
          <table:table-cell office:value-type="float" office:value="4322">
            <text:p>4322</text:p>
          </table:table-cell>
          <table:table-cell table:style-name="ce1" table:formula="of:=CHAR(RANDBETWEEN(65;90) )&amp;CHAR(RANDBETWEEN(65;90) )&amp;CHAR(RANDBETWEEN(65;90) )&amp;CHAR(RANDBETWEEN(65;90) )" office:value-type="string" office:string-value="YPZS">
            <text:p>YPZS</text:p>
          </table:table-cell>
          <table:table-cell table:number-columns-repeated="1021"/>
        </table:table-row>
        <table:table-row table:style-name="ro1">
          <table:table-cell table:formula="of:=[.B314]&amp;&quot;-&quot;&amp;[.C314]" office:value-type="string" office:string-value="4323-EHBP">
            <text:p>4323-EHBP</text:p>
          </table:table-cell>
          <table:table-cell office:value-type="float" office:value="4323">
            <text:p>4323</text:p>
          </table:table-cell>
          <table:table-cell table:style-name="ce1" table:formula="of:=CHAR(RANDBETWEEN(65;90) )&amp;CHAR(RANDBETWEEN(65;90) )&amp;CHAR(RANDBETWEEN(65;90) )&amp;CHAR(RANDBETWEEN(65;90) )" office:value-type="string" office:string-value="EHBP">
            <text:p>EHBP</text:p>
          </table:table-cell>
          <table:table-cell table:number-columns-repeated="1021"/>
        </table:table-row>
        <table:table-row table:style-name="ro1">
          <table:table-cell table:formula="of:=[.B315]&amp;&quot;-&quot;&amp;[.C315]" office:value-type="string" office:string-value="4324-KJYU">
            <text:p>4324-KJYU</text:p>
          </table:table-cell>
          <table:table-cell office:value-type="float" office:value="4324">
            <text:p>4324</text:p>
          </table:table-cell>
          <table:table-cell table:style-name="ce1" table:formula="of:=CHAR(RANDBETWEEN(65;90) )&amp;CHAR(RANDBETWEEN(65;90) )&amp;CHAR(RANDBETWEEN(65;90) )&amp;CHAR(RANDBETWEEN(65;90) )" office:value-type="string" office:string-value="KJYU">
            <text:p>KJYU</text:p>
          </table:table-cell>
          <table:table-cell table:number-columns-repeated="1021"/>
        </table:table-row>
        <table:table-row table:style-name="ro1">
          <table:table-cell table:formula="of:=[.B316]&amp;&quot;-&quot;&amp;[.C316]" office:value-type="string" office:string-value="4325-QCFH">
            <text:p>4325-QCFH</text:p>
          </table:table-cell>
          <table:table-cell office:value-type="float" office:value="4325">
            <text:p>4325</text:p>
          </table:table-cell>
          <table:table-cell table:style-name="ce1" table:formula="of:=CHAR(RANDBETWEEN(65;90) )&amp;CHAR(RANDBETWEEN(65;90) )&amp;CHAR(RANDBETWEEN(65;90) )&amp;CHAR(RANDBETWEEN(65;90) )" office:value-type="string" office:string-value="QCFH">
            <text:p>QCFH</text:p>
          </table:table-cell>
          <table:table-cell table:number-columns-repeated="1021"/>
        </table:table-row>
        <table:table-row table:style-name="ro1">
          <table:table-cell table:formula="of:=[.B317]&amp;&quot;-&quot;&amp;[.C317]" office:value-type="string" office:string-value="4326-BITM">
            <text:p>4326-BITM</text:p>
          </table:table-cell>
          <table:table-cell office:value-type="float" office:value="4326">
            <text:p>4326</text:p>
          </table:table-cell>
          <table:table-cell table:style-name="ce1" table:formula="of:=CHAR(RANDBETWEEN(65;90) )&amp;CHAR(RANDBETWEEN(65;90) )&amp;CHAR(RANDBETWEEN(65;90) )&amp;CHAR(RANDBETWEEN(65;90) )" office:value-type="string" office:string-value="BITM">
            <text:p>BITM</text:p>
          </table:table-cell>
          <table:table-cell table:number-columns-repeated="1021"/>
        </table:table-row>
        <table:table-row table:style-name="ro1">
          <table:table-cell table:formula="of:=[.B318]&amp;&quot;-&quot;&amp;[.C318]" office:value-type="string" office:string-value="4327-UVUZ">
            <text:p>4327-UVUZ</text:p>
          </table:table-cell>
          <table:table-cell office:value-type="float" office:value="4327">
            <text:p>4327</text:p>
          </table:table-cell>
          <table:table-cell table:style-name="ce1" table:formula="of:=CHAR(RANDBETWEEN(65;90) )&amp;CHAR(RANDBETWEEN(65;90) )&amp;CHAR(RANDBETWEEN(65;90) )&amp;CHAR(RANDBETWEEN(65;90) )" office:value-type="string" office:string-value="UVUZ">
            <text:p>UVUZ</text:p>
          </table:table-cell>
          <table:table-cell table:number-columns-repeated="1021"/>
        </table:table-row>
        <table:table-row table:style-name="ro1">
          <table:table-cell table:formula="of:=[.B319]&amp;&quot;-&quot;&amp;[.C319]" office:value-type="string" office:string-value="4328-ZTEX">
            <text:p>4328-ZTEX</text:p>
          </table:table-cell>
          <table:table-cell office:value-type="float" office:value="4328">
            <text:p>4328</text:p>
          </table:table-cell>
          <table:table-cell table:style-name="ce1" table:formula="of:=CHAR(RANDBETWEEN(65;90) )&amp;CHAR(RANDBETWEEN(65;90) )&amp;CHAR(RANDBETWEEN(65;90) )&amp;CHAR(RANDBETWEEN(65;90) )" office:value-type="string" office:string-value="ZTEX">
            <text:p>ZTEX</text:p>
          </table:table-cell>
          <table:table-cell table:number-columns-repeated="1021"/>
        </table:table-row>
        <table:table-row table:style-name="ro1">
          <table:table-cell table:formula="of:=[.B320]&amp;&quot;-&quot;&amp;[.C320]" office:value-type="string" office:string-value="4329-VXMA">
            <text:p>4329-VXMA</text:p>
          </table:table-cell>
          <table:table-cell office:value-type="float" office:value="4329">
            <text:p>4329</text:p>
          </table:table-cell>
          <table:table-cell table:style-name="ce1" table:formula="of:=CHAR(RANDBETWEEN(65;90) )&amp;CHAR(RANDBETWEEN(65;90) )&amp;CHAR(RANDBETWEEN(65;90) )&amp;CHAR(RANDBETWEEN(65;90) )" office:value-type="string" office:string-value="VXMA">
            <text:p>VXMA</text:p>
          </table:table-cell>
          <table:table-cell table:number-columns-repeated="1021"/>
        </table:table-row>
        <table:table-row table:style-name="ro1">
          <table:table-cell table:formula="of:=[.B321]&amp;&quot;-&quot;&amp;[.C321]" office:value-type="string" office:string-value="4330-NCBB">
            <text:p>4330-NCBB</text:p>
          </table:table-cell>
          <table:table-cell office:value-type="float" office:value="4330">
            <text:p>4330</text:p>
          </table:table-cell>
          <table:table-cell table:style-name="ce1" table:formula="of:=CHAR(RANDBETWEEN(65;90) )&amp;CHAR(RANDBETWEEN(65;90) )&amp;CHAR(RANDBETWEEN(65;90) )&amp;CHAR(RANDBETWEEN(65;90) )" office:value-type="string" office:string-value="NCBB">
            <text:p>NCBB</text:p>
          </table:table-cell>
          <table:table-cell table:number-columns-repeated="1021"/>
        </table:table-row>
        <table:table-row table:style-name="ro1">
          <table:table-cell table:formula="of:=[.B322]&amp;&quot;-&quot;&amp;[.C322]" office:value-type="string" office:string-value="4331-MPQN">
            <text:p>4331-MPQN</text:p>
          </table:table-cell>
          <table:table-cell office:value-type="float" office:value="4331">
            <text:p>4331</text:p>
          </table:table-cell>
          <table:table-cell table:style-name="ce1" table:formula="of:=CHAR(RANDBETWEEN(65;90) )&amp;CHAR(RANDBETWEEN(65;90) )&amp;CHAR(RANDBETWEEN(65;90) )&amp;CHAR(RANDBETWEEN(65;90) )" office:value-type="string" office:string-value="MPQN">
            <text:p>MPQN</text:p>
          </table:table-cell>
          <table:table-cell table:number-columns-repeated="1021"/>
        </table:table-row>
        <table:table-row table:style-name="ro1">
          <table:table-cell table:formula="of:=[.B323]&amp;&quot;-&quot;&amp;[.C323]" office:value-type="string" office:string-value="4332-TVVW">
            <text:p>4332-TVVW</text:p>
          </table:table-cell>
          <table:table-cell office:value-type="float" office:value="4332">
            <text:p>4332</text:p>
          </table:table-cell>
          <table:table-cell table:style-name="ce1" table:formula="of:=CHAR(RANDBETWEEN(65;90) )&amp;CHAR(RANDBETWEEN(65;90) )&amp;CHAR(RANDBETWEEN(65;90) )&amp;CHAR(RANDBETWEEN(65;90) )" office:value-type="string" office:string-value="TVVW">
            <text:p>TVVW</text:p>
          </table:table-cell>
          <table:table-cell table:number-columns-repeated="1021"/>
        </table:table-row>
        <table:table-row table:style-name="ro1">
          <table:table-cell table:formula="of:=[.B324]&amp;&quot;-&quot;&amp;[.C324]" office:value-type="string" office:string-value="4333-RYGS">
            <text:p>4333-RYGS</text:p>
          </table:table-cell>
          <table:table-cell office:value-type="float" office:value="4333">
            <text:p>4333</text:p>
          </table:table-cell>
          <table:table-cell table:style-name="ce1" table:formula="of:=CHAR(RANDBETWEEN(65;90) )&amp;CHAR(RANDBETWEEN(65;90) )&amp;CHAR(RANDBETWEEN(65;90) )&amp;CHAR(RANDBETWEEN(65;90) )" office:value-type="string" office:string-value="RYGS">
            <text:p>RYGS</text:p>
          </table:table-cell>
          <table:table-cell table:number-columns-repeated="1021"/>
        </table:table-row>
        <table:table-row table:style-name="ro1">
          <table:table-cell table:formula="of:=[.B325]&amp;&quot;-&quot;&amp;[.C325]" office:value-type="string" office:string-value="4334-UARW">
            <text:p>4334-UARW</text:p>
          </table:table-cell>
          <table:table-cell office:value-type="float" office:value="4334">
            <text:p>4334</text:p>
          </table:table-cell>
          <table:table-cell table:style-name="ce1" table:formula="of:=CHAR(RANDBETWEEN(65;90) )&amp;CHAR(RANDBETWEEN(65;90) )&amp;CHAR(RANDBETWEEN(65;90) )&amp;CHAR(RANDBETWEEN(65;90) )" office:value-type="string" office:string-value="UARW">
            <text:p>UARW</text:p>
          </table:table-cell>
          <table:table-cell table:number-columns-repeated="1021"/>
        </table:table-row>
        <table:table-row table:style-name="ro1">
          <table:table-cell table:formula="of:=[.B326]&amp;&quot;-&quot;&amp;[.C326]" office:value-type="string" office:string-value="4335-FFRW">
            <text:p>4335-FFRW</text:p>
          </table:table-cell>
          <table:table-cell office:value-type="float" office:value="4335">
            <text:p>4335</text:p>
          </table:table-cell>
          <table:table-cell table:style-name="ce1" table:formula="of:=CHAR(RANDBETWEEN(65;90) )&amp;CHAR(RANDBETWEEN(65;90) )&amp;CHAR(RANDBETWEEN(65;90) )&amp;CHAR(RANDBETWEEN(65;90) )" office:value-type="string" office:string-value="FFRW">
            <text:p>FFRW</text:p>
          </table:table-cell>
          <table:table-cell table:number-columns-repeated="1021"/>
        </table:table-row>
        <table:table-row table:style-name="ro1">
          <table:table-cell table:formula="of:=[.B327]&amp;&quot;-&quot;&amp;[.C327]" office:value-type="string" office:string-value="4336-VZXL">
            <text:p>4336-VZXL</text:p>
          </table:table-cell>
          <table:table-cell office:value-type="float" office:value="4336">
            <text:p>4336</text:p>
          </table:table-cell>
          <table:table-cell table:style-name="ce1" table:formula="of:=CHAR(RANDBETWEEN(65;90) )&amp;CHAR(RANDBETWEEN(65;90) )&amp;CHAR(RANDBETWEEN(65;90) )&amp;CHAR(RANDBETWEEN(65;90) )" office:value-type="string" office:string-value="VZXL">
            <text:p>VZXL</text:p>
          </table:table-cell>
          <table:table-cell table:number-columns-repeated="1021"/>
        </table:table-row>
        <table:table-row table:style-name="ro1">
          <table:table-cell table:formula="of:=[.B328]&amp;&quot;-&quot;&amp;[.C328]" office:value-type="string" office:string-value="4337-DZWR">
            <text:p>4337-DZWR</text:p>
          </table:table-cell>
          <table:table-cell office:value-type="float" office:value="4337">
            <text:p>4337</text:p>
          </table:table-cell>
          <table:table-cell table:style-name="ce1" table:formula="of:=CHAR(RANDBETWEEN(65;90) )&amp;CHAR(RANDBETWEEN(65;90) )&amp;CHAR(RANDBETWEEN(65;90) )&amp;CHAR(RANDBETWEEN(65;90) )" office:value-type="string" office:string-value="DZWR">
            <text:p>DZWR</text:p>
          </table:table-cell>
          <table:table-cell table:number-columns-repeated="1021"/>
        </table:table-row>
        <table:table-row table:style-name="ro1">
          <table:table-cell table:formula="of:=[.B329]&amp;&quot;-&quot;&amp;[.C329]" office:value-type="string" office:string-value="4338-MXKC">
            <text:p>4338-MXKC</text:p>
          </table:table-cell>
          <table:table-cell office:value-type="float" office:value="4338">
            <text:p>4338</text:p>
          </table:table-cell>
          <table:table-cell table:style-name="ce1" table:formula="of:=CHAR(RANDBETWEEN(65;90) )&amp;CHAR(RANDBETWEEN(65;90) )&amp;CHAR(RANDBETWEEN(65;90) )&amp;CHAR(RANDBETWEEN(65;90) )" office:value-type="string" office:string-value="MXKC">
            <text:p>MXKC</text:p>
          </table:table-cell>
          <table:table-cell table:number-columns-repeated="1021"/>
        </table:table-row>
        <table:table-row table:style-name="ro1">
          <table:table-cell table:formula="of:=[.B330]&amp;&quot;-&quot;&amp;[.C330]" office:value-type="string" office:string-value="4339-JMXP">
            <text:p>4339-JMXP</text:p>
          </table:table-cell>
          <table:table-cell office:value-type="float" office:value="4339">
            <text:p>4339</text:p>
          </table:table-cell>
          <table:table-cell table:style-name="ce1" table:formula="of:=CHAR(RANDBETWEEN(65;90) )&amp;CHAR(RANDBETWEEN(65;90) )&amp;CHAR(RANDBETWEEN(65;90) )&amp;CHAR(RANDBETWEEN(65;90) )" office:value-type="string" office:string-value="JMXP">
            <text:p>JMXP</text:p>
          </table:table-cell>
          <table:table-cell table:number-columns-repeated="1021"/>
        </table:table-row>
        <table:table-row table:style-name="ro1">
          <table:table-cell table:formula="of:=[.B331]&amp;&quot;-&quot;&amp;[.C331]" office:value-type="string" office:string-value="4340-QXOV">
            <text:p>4340-QXOV</text:p>
          </table:table-cell>
          <table:table-cell office:value-type="float" office:value="4340">
            <text:p>4340</text:p>
          </table:table-cell>
          <table:table-cell table:style-name="ce1" table:formula="of:=CHAR(RANDBETWEEN(65;90) )&amp;CHAR(RANDBETWEEN(65;90) )&amp;CHAR(RANDBETWEEN(65;90) )&amp;CHAR(RANDBETWEEN(65;90) )" office:value-type="string" office:string-value="QXOV">
            <text:p>QXOV</text:p>
          </table:table-cell>
          <table:table-cell table:number-columns-repeated="1021"/>
        </table:table-row>
        <table:table-row table:style-name="ro1">
          <table:table-cell table:formula="of:=[.B332]&amp;&quot;-&quot;&amp;[.C332]" office:value-type="string" office:string-value="4341-PPZQ">
            <text:p>4341-PPZQ</text:p>
          </table:table-cell>
          <table:table-cell office:value-type="float" office:value="4341">
            <text:p>4341</text:p>
          </table:table-cell>
          <table:table-cell table:style-name="ce1" table:formula="of:=CHAR(RANDBETWEEN(65;90) )&amp;CHAR(RANDBETWEEN(65;90) )&amp;CHAR(RANDBETWEEN(65;90) )&amp;CHAR(RANDBETWEEN(65;90) )" office:value-type="string" office:string-value="PPZQ">
            <text:p>PPZQ</text:p>
          </table:table-cell>
          <table:table-cell table:number-columns-repeated="1021"/>
        </table:table-row>
        <table:table-row table:style-name="ro1">
          <table:table-cell table:formula="of:=[.B333]&amp;&quot;-&quot;&amp;[.C333]" office:value-type="string" office:string-value="4342-XLMH">
            <text:p>4342-XLMH</text:p>
          </table:table-cell>
          <table:table-cell office:value-type="float" office:value="4342">
            <text:p>4342</text:p>
          </table:table-cell>
          <table:table-cell table:style-name="ce1" table:formula="of:=CHAR(RANDBETWEEN(65;90) )&amp;CHAR(RANDBETWEEN(65;90) )&amp;CHAR(RANDBETWEEN(65;90) )&amp;CHAR(RANDBETWEEN(65;90) )" office:value-type="string" office:string-value="XLMH">
            <text:p>XLMH</text:p>
          </table:table-cell>
          <table:table-cell table:number-columns-repeated="1021"/>
        </table:table-row>
        <table:table-row table:style-name="ro1">
          <table:table-cell table:formula="of:=[.B334]&amp;&quot;-&quot;&amp;[.C334]" office:value-type="string" office:string-value="4343-DQNZ">
            <text:p>4343-DQNZ</text:p>
          </table:table-cell>
          <table:table-cell office:value-type="float" office:value="4343">
            <text:p>4343</text:p>
          </table:table-cell>
          <table:table-cell table:style-name="ce1" table:formula="of:=CHAR(RANDBETWEEN(65;90) )&amp;CHAR(RANDBETWEEN(65;90) )&amp;CHAR(RANDBETWEEN(65;90) )&amp;CHAR(RANDBETWEEN(65;90) )" office:value-type="string" office:string-value="DQNZ">
            <text:p>DQNZ</text:p>
          </table:table-cell>
          <table:table-cell table:number-columns-repeated="1021"/>
        </table:table-row>
        <table:table-row table:style-name="ro1">
          <table:table-cell table:formula="of:=[.B335]&amp;&quot;-&quot;&amp;[.C335]" office:value-type="string" office:string-value="4344-IUJV">
            <text:p>4344-IUJV</text:p>
          </table:table-cell>
          <table:table-cell office:value-type="float" office:value="4344">
            <text:p>4344</text:p>
          </table:table-cell>
          <table:table-cell table:style-name="ce1" table:formula="of:=CHAR(RANDBETWEEN(65;90) )&amp;CHAR(RANDBETWEEN(65;90) )&amp;CHAR(RANDBETWEEN(65;90) )&amp;CHAR(RANDBETWEEN(65;90) )" office:value-type="string" office:string-value="IUJV">
            <text:p>IUJV</text:p>
          </table:table-cell>
          <table:table-cell table:number-columns-repeated="1021"/>
        </table:table-row>
        <table:table-row table:style-name="ro1">
          <table:table-cell table:formula="of:=[.B336]&amp;&quot;-&quot;&amp;[.C336]" office:value-type="string" office:string-value="4345-JITR">
            <text:p>4345-JITR</text:p>
          </table:table-cell>
          <table:table-cell office:value-type="float" office:value="4345">
            <text:p>4345</text:p>
          </table:table-cell>
          <table:table-cell table:style-name="ce1" table:formula="of:=CHAR(RANDBETWEEN(65;90) )&amp;CHAR(RANDBETWEEN(65;90) )&amp;CHAR(RANDBETWEEN(65;90) )&amp;CHAR(RANDBETWEEN(65;90) )" office:value-type="string" office:string-value="JITR">
            <text:p>JITR</text:p>
          </table:table-cell>
          <table:table-cell table:number-columns-repeated="1021"/>
        </table:table-row>
        <table:table-row table:style-name="ro1">
          <table:table-cell table:formula="of:=[.B337]&amp;&quot;-&quot;&amp;[.C337]" office:value-type="string" office:string-value="4346-RUPQ">
            <text:p>4346-RUPQ</text:p>
          </table:table-cell>
          <table:table-cell office:value-type="float" office:value="4346">
            <text:p>4346</text:p>
          </table:table-cell>
          <table:table-cell table:style-name="ce1" table:formula="of:=CHAR(RANDBETWEEN(65;90) )&amp;CHAR(RANDBETWEEN(65;90) )&amp;CHAR(RANDBETWEEN(65;90) )&amp;CHAR(RANDBETWEEN(65;90) )" office:value-type="string" office:string-value="RUPQ">
            <text:p>RUPQ</text:p>
          </table:table-cell>
          <table:table-cell table:number-columns-repeated="1021"/>
        </table:table-row>
        <table:table-row table:style-name="ro1">
          <table:table-cell table:formula="of:=[.B338]&amp;&quot;-&quot;&amp;[.C338]" office:value-type="string" office:string-value="4347-FABA">
            <text:p>4347-FABA</text:p>
          </table:table-cell>
          <table:table-cell office:value-type="float" office:value="4347">
            <text:p>4347</text:p>
          </table:table-cell>
          <table:table-cell table:style-name="ce1" table:formula="of:=CHAR(RANDBETWEEN(65;90) )&amp;CHAR(RANDBETWEEN(65;90) )&amp;CHAR(RANDBETWEEN(65;90) )&amp;CHAR(RANDBETWEEN(65;90) )" office:value-type="string" office:string-value="FABA">
            <text:p>FABA</text:p>
          </table:table-cell>
          <table:table-cell table:number-columns-repeated="1021"/>
        </table:table-row>
        <table:table-row table:style-name="ro1">
          <table:table-cell table:formula="of:=[.B339]&amp;&quot;-&quot;&amp;[.C339]" office:value-type="string" office:string-value="4348-VTSG">
            <text:p>4348-VTSG</text:p>
          </table:table-cell>
          <table:table-cell office:value-type="float" office:value="4348">
            <text:p>4348</text:p>
          </table:table-cell>
          <table:table-cell table:style-name="ce1" table:formula="of:=CHAR(RANDBETWEEN(65;90) )&amp;CHAR(RANDBETWEEN(65;90) )&amp;CHAR(RANDBETWEEN(65;90) )&amp;CHAR(RANDBETWEEN(65;90) )" office:value-type="string" office:string-value="VTSG">
            <text:p>VTSG</text:p>
          </table:table-cell>
          <table:table-cell table:number-columns-repeated="1021"/>
        </table:table-row>
        <table:table-row table:style-name="ro1">
          <table:table-cell table:formula="of:=[.B340]&amp;&quot;-&quot;&amp;[.C340]" office:value-type="string" office:string-value="4349-IWQC">
            <text:p>4349-IWQC</text:p>
          </table:table-cell>
          <table:table-cell office:value-type="float" office:value="4349">
            <text:p>4349</text:p>
          </table:table-cell>
          <table:table-cell table:style-name="ce1" table:formula="of:=CHAR(RANDBETWEEN(65;90) )&amp;CHAR(RANDBETWEEN(65;90) )&amp;CHAR(RANDBETWEEN(65;90) )&amp;CHAR(RANDBETWEEN(65;90) )" office:value-type="string" office:string-value="IWQC">
            <text:p>IWQC</text:p>
          </table:table-cell>
          <table:table-cell table:number-columns-repeated="1021"/>
        </table:table-row>
        <table:table-row table:style-name="ro1">
          <table:table-cell table:formula="of:=[.B341]&amp;&quot;-&quot;&amp;[.C341]" office:value-type="string" office:string-value="4350-OWJZ">
            <text:p>4350-OWJZ</text:p>
          </table:table-cell>
          <table:table-cell office:value-type="float" office:value="4350">
            <text:p>4350</text:p>
          </table:table-cell>
          <table:table-cell table:style-name="ce1" table:formula="of:=CHAR(RANDBETWEEN(65;90) )&amp;CHAR(RANDBETWEEN(65;90) )&amp;CHAR(RANDBETWEEN(65;90) )&amp;CHAR(RANDBETWEEN(65;90) )" office:value-type="string" office:string-value="OWJZ">
            <text:p>OWJZ</text:p>
          </table:table-cell>
          <table:table-cell table:number-columns-repeated="1021"/>
        </table:table-row>
        <table:table-row table:style-name="ro1">
          <table:table-cell table:formula="of:=[.B342]&amp;&quot;-&quot;&amp;[.C342]" office:value-type="string" office:string-value="4351-LPQX">
            <text:p>4351-LPQX</text:p>
          </table:table-cell>
          <table:table-cell office:value-type="float" office:value="4351">
            <text:p>4351</text:p>
          </table:table-cell>
          <table:table-cell table:style-name="ce1" table:formula="of:=CHAR(RANDBETWEEN(65;90) )&amp;CHAR(RANDBETWEEN(65;90) )&amp;CHAR(RANDBETWEEN(65;90) )&amp;CHAR(RANDBETWEEN(65;90) )" office:value-type="string" office:string-value="LPQX">
            <text:p>LPQX</text:p>
          </table:table-cell>
          <table:table-cell table:number-columns-repeated="1021"/>
        </table:table-row>
        <table:table-row table:style-name="ro1">
          <table:table-cell table:formula="of:=[.B343]&amp;&quot;-&quot;&amp;[.C343]" office:value-type="string" office:string-value="4352-UZDX">
            <text:p>4352-UZDX</text:p>
          </table:table-cell>
          <table:table-cell office:value-type="float" office:value="4352">
            <text:p>4352</text:p>
          </table:table-cell>
          <table:table-cell table:style-name="ce1" table:formula="of:=CHAR(RANDBETWEEN(65;90) )&amp;CHAR(RANDBETWEEN(65;90) )&amp;CHAR(RANDBETWEEN(65;90) )&amp;CHAR(RANDBETWEEN(65;90) )" office:value-type="string" office:string-value="UZDX">
            <text:p>UZDX</text:p>
          </table:table-cell>
          <table:table-cell table:number-columns-repeated="1021"/>
        </table:table-row>
        <table:table-row table:style-name="ro1">
          <table:table-cell table:formula="of:=[.B344]&amp;&quot;-&quot;&amp;[.C344]" office:value-type="string" office:string-value="4353-YDHP">
            <text:p>4353-YDHP</text:p>
          </table:table-cell>
          <table:table-cell office:value-type="float" office:value="4353">
            <text:p>4353</text:p>
          </table:table-cell>
          <table:table-cell table:style-name="ce1" table:formula="of:=CHAR(RANDBETWEEN(65;90) )&amp;CHAR(RANDBETWEEN(65;90) )&amp;CHAR(RANDBETWEEN(65;90) )&amp;CHAR(RANDBETWEEN(65;90) )" office:value-type="string" office:string-value="YDHP">
            <text:p>YDHP</text:p>
          </table:table-cell>
          <table:table-cell table:number-columns-repeated="1021"/>
        </table:table-row>
        <table:table-row table:style-name="ro1">
          <table:table-cell table:formula="of:=[.B345]&amp;&quot;-&quot;&amp;[.C345]" office:value-type="string" office:string-value="4354-MIMY">
            <text:p>4354-MIMY</text:p>
          </table:table-cell>
          <table:table-cell office:value-type="float" office:value="4354">
            <text:p>4354</text:p>
          </table:table-cell>
          <table:table-cell table:style-name="ce1" table:formula="of:=CHAR(RANDBETWEEN(65;90) )&amp;CHAR(RANDBETWEEN(65;90) )&amp;CHAR(RANDBETWEEN(65;90) )&amp;CHAR(RANDBETWEEN(65;90) )" office:value-type="string" office:string-value="MIMY">
            <text:p>MIMY</text:p>
          </table:table-cell>
          <table:table-cell table:number-columns-repeated="1021"/>
        </table:table-row>
        <table:table-row table:style-name="ro1">
          <table:table-cell table:formula="of:=[.B346]&amp;&quot;-&quot;&amp;[.C346]" office:value-type="string" office:string-value="4355-VCKE">
            <text:p>4355-VCKE</text:p>
          </table:table-cell>
          <table:table-cell office:value-type="float" office:value="4355">
            <text:p>4355</text:p>
          </table:table-cell>
          <table:table-cell table:style-name="ce1" table:formula="of:=CHAR(RANDBETWEEN(65;90) )&amp;CHAR(RANDBETWEEN(65;90) )&amp;CHAR(RANDBETWEEN(65;90) )&amp;CHAR(RANDBETWEEN(65;90) )" office:value-type="string" office:string-value="VCKE">
            <text:p>VCKE</text:p>
          </table:table-cell>
          <table:table-cell table:number-columns-repeated="1021"/>
        </table:table-row>
        <table:table-row table:style-name="ro1">
          <table:table-cell table:formula="of:=[.B347]&amp;&quot;-&quot;&amp;[.C347]" office:value-type="string" office:string-value="4356-UEZT">
            <text:p>4356-UEZT</text:p>
          </table:table-cell>
          <table:table-cell office:value-type="float" office:value="4356">
            <text:p>4356</text:p>
          </table:table-cell>
          <table:table-cell table:style-name="ce1" table:formula="of:=CHAR(RANDBETWEEN(65;90) )&amp;CHAR(RANDBETWEEN(65;90) )&amp;CHAR(RANDBETWEEN(65;90) )&amp;CHAR(RANDBETWEEN(65;90) )" office:value-type="string" office:string-value="UEZT">
            <text:p>UEZT</text:p>
          </table:table-cell>
          <table:table-cell table:number-columns-repeated="1021"/>
        </table:table-row>
        <table:table-row table:style-name="ro1">
          <table:table-cell table:formula="of:=[.B348]&amp;&quot;-&quot;&amp;[.C348]" office:value-type="string" office:string-value="4357-YEKW">
            <text:p>4357-YEKW</text:p>
          </table:table-cell>
          <table:table-cell office:value-type="float" office:value="4357">
            <text:p>4357</text:p>
          </table:table-cell>
          <table:table-cell table:style-name="ce1" table:formula="of:=CHAR(RANDBETWEEN(65;90) )&amp;CHAR(RANDBETWEEN(65;90) )&amp;CHAR(RANDBETWEEN(65;90) )&amp;CHAR(RANDBETWEEN(65;90) )" office:value-type="string" office:string-value="YEKW">
            <text:p>YEKW</text:p>
          </table:table-cell>
          <table:table-cell table:number-columns-repeated="1021"/>
        </table:table-row>
        <table:table-row table:style-name="ro1">
          <table:table-cell table:formula="of:=[.B349]&amp;&quot;-&quot;&amp;[.C349]" office:value-type="string" office:string-value="4358-BRHD">
            <text:p>4358-BRHD</text:p>
          </table:table-cell>
          <table:table-cell office:value-type="float" office:value="4358">
            <text:p>4358</text:p>
          </table:table-cell>
          <table:table-cell table:style-name="ce1" table:formula="of:=CHAR(RANDBETWEEN(65;90) )&amp;CHAR(RANDBETWEEN(65;90) )&amp;CHAR(RANDBETWEEN(65;90) )&amp;CHAR(RANDBETWEEN(65;90) )" office:value-type="string" office:string-value="BRHD">
            <text:p>BRHD</text:p>
          </table:table-cell>
          <table:table-cell table:number-columns-repeated="1021"/>
        </table:table-row>
        <table:table-row table:style-name="ro1">
          <table:table-cell table:formula="of:=[.B350]&amp;&quot;-&quot;&amp;[.C350]" office:value-type="string" office:string-value="4359-HKIH">
            <text:p>4359-HKIH</text:p>
          </table:table-cell>
          <table:table-cell office:value-type="float" office:value="4359">
            <text:p>4359</text:p>
          </table:table-cell>
          <table:table-cell table:style-name="ce1" table:formula="of:=CHAR(RANDBETWEEN(65;90) )&amp;CHAR(RANDBETWEEN(65;90) )&amp;CHAR(RANDBETWEEN(65;90) )&amp;CHAR(RANDBETWEEN(65;90) )" office:value-type="string" office:string-value="HKIH">
            <text:p>HKIH</text:p>
          </table:table-cell>
          <table:table-cell table:number-columns-repeated="1021"/>
        </table:table-row>
        <table:table-row table:style-name="ro1">
          <table:table-cell table:formula="of:=[.B351]&amp;&quot;-&quot;&amp;[.C351]" office:value-type="string" office:string-value="4360-WBMT">
            <text:p>4360-WBMT</text:p>
          </table:table-cell>
          <table:table-cell office:value-type="float" office:value="4360">
            <text:p>4360</text:p>
          </table:table-cell>
          <table:table-cell table:style-name="ce1" table:formula="of:=CHAR(RANDBETWEEN(65;90) )&amp;CHAR(RANDBETWEEN(65;90) )&amp;CHAR(RANDBETWEEN(65;90) )&amp;CHAR(RANDBETWEEN(65;90) )" office:value-type="string" office:string-value="WBMT">
            <text:p>WBMT</text:p>
          </table:table-cell>
          <table:table-cell table:number-columns-repeated="1021"/>
        </table:table-row>
        <table:table-row table:style-name="ro1">
          <table:table-cell table:formula="of:=[.B352]&amp;&quot;-&quot;&amp;[.C352]" office:value-type="string" office:string-value="4361-MWKE">
            <text:p>4361-MWKE</text:p>
          </table:table-cell>
          <table:table-cell office:value-type="float" office:value="4361">
            <text:p>4361</text:p>
          </table:table-cell>
          <table:table-cell table:style-name="ce1" table:formula="of:=CHAR(RANDBETWEEN(65;90) )&amp;CHAR(RANDBETWEEN(65;90) )&amp;CHAR(RANDBETWEEN(65;90) )&amp;CHAR(RANDBETWEEN(65;90) )" office:value-type="string" office:string-value="MWKE">
            <text:p>MWKE</text:p>
          </table:table-cell>
          <table:table-cell table:number-columns-repeated="1021"/>
        </table:table-row>
        <table:table-row table:style-name="ro1">
          <table:table-cell table:formula="of:=[.B353]&amp;&quot;-&quot;&amp;[.C353]" office:value-type="string" office:string-value="4362-NVNV">
            <text:p>4362-NVNV</text:p>
          </table:table-cell>
          <table:table-cell office:value-type="float" office:value="4362">
            <text:p>4362</text:p>
          </table:table-cell>
          <table:table-cell table:style-name="ce1" table:formula="of:=CHAR(RANDBETWEEN(65;90) )&amp;CHAR(RANDBETWEEN(65;90) )&amp;CHAR(RANDBETWEEN(65;90) )&amp;CHAR(RANDBETWEEN(65;90) )" office:value-type="string" office:string-value="NVNV">
            <text:p>NVNV</text:p>
          </table:table-cell>
          <table:table-cell table:number-columns-repeated="1021"/>
        </table:table-row>
        <table:table-row table:style-name="ro1">
          <table:table-cell table:formula="of:=[.B354]&amp;&quot;-&quot;&amp;[.C354]" office:value-type="string" office:string-value="4363-EBHQ">
            <text:p>4363-EBHQ</text:p>
          </table:table-cell>
          <table:table-cell office:value-type="float" office:value="4363">
            <text:p>4363</text:p>
          </table:table-cell>
          <table:table-cell table:style-name="ce1" table:formula="of:=CHAR(RANDBETWEEN(65;90) )&amp;CHAR(RANDBETWEEN(65;90) )&amp;CHAR(RANDBETWEEN(65;90) )&amp;CHAR(RANDBETWEEN(65;90) )" office:value-type="string" office:string-value="EBHQ">
            <text:p>EBHQ</text:p>
          </table:table-cell>
          <table:table-cell table:number-columns-repeated="1021"/>
        </table:table-row>
        <table:table-row table:style-name="ro1">
          <table:table-cell table:formula="of:=[.B355]&amp;&quot;-&quot;&amp;[.C355]" office:value-type="string" office:string-value="4364-ISAE">
            <text:p>4364-ISAE</text:p>
          </table:table-cell>
          <table:table-cell office:value-type="float" office:value="4364">
            <text:p>4364</text:p>
          </table:table-cell>
          <table:table-cell table:style-name="ce1" table:formula="of:=CHAR(RANDBETWEEN(65;90) )&amp;CHAR(RANDBETWEEN(65;90) )&amp;CHAR(RANDBETWEEN(65;90) )&amp;CHAR(RANDBETWEEN(65;90) )" office:value-type="string" office:string-value="ISAE">
            <text:p>ISAE</text:p>
          </table:table-cell>
          <table:table-cell table:number-columns-repeated="1021"/>
        </table:table-row>
        <table:table-row table:style-name="ro1">
          <table:table-cell table:formula="of:=[.B356]&amp;&quot;-&quot;&amp;[.C356]" office:value-type="string" office:string-value="4365-CNMH">
            <text:p>4365-CNMH</text:p>
          </table:table-cell>
          <table:table-cell office:value-type="float" office:value="4365">
            <text:p>4365</text:p>
          </table:table-cell>
          <table:table-cell table:style-name="ce1" table:formula="of:=CHAR(RANDBETWEEN(65;90) )&amp;CHAR(RANDBETWEEN(65;90) )&amp;CHAR(RANDBETWEEN(65;90) )&amp;CHAR(RANDBETWEEN(65;90) )" office:value-type="string" office:string-value="CNMH">
            <text:p>CNMH</text:p>
          </table:table-cell>
          <table:table-cell table:number-columns-repeated="1021"/>
        </table:table-row>
        <table:table-row table:style-name="ro1">
          <table:table-cell table:formula="of:=[.B357]&amp;&quot;-&quot;&amp;[.C357]" office:value-type="string" office:string-value="4366-UZNT">
            <text:p>4366-UZNT</text:p>
          </table:table-cell>
          <table:table-cell office:value-type="float" office:value="4366">
            <text:p>4366</text:p>
          </table:table-cell>
          <table:table-cell table:style-name="ce1" table:formula="of:=CHAR(RANDBETWEEN(65;90) )&amp;CHAR(RANDBETWEEN(65;90) )&amp;CHAR(RANDBETWEEN(65;90) )&amp;CHAR(RANDBETWEEN(65;90) )" office:value-type="string" office:string-value="UZNT">
            <text:p>UZNT</text:p>
          </table:table-cell>
          <table:table-cell table:number-columns-repeated="1021"/>
        </table:table-row>
        <table:table-row table:style-name="ro1">
          <table:table-cell table:formula="of:=[.B358]&amp;&quot;-&quot;&amp;[.C358]" office:value-type="string" office:string-value="4367-QFHO">
            <text:p>4367-QFHO</text:p>
          </table:table-cell>
          <table:table-cell office:value-type="float" office:value="4367">
            <text:p>4367</text:p>
          </table:table-cell>
          <table:table-cell table:style-name="ce1" table:formula="of:=CHAR(RANDBETWEEN(65;90) )&amp;CHAR(RANDBETWEEN(65;90) )&amp;CHAR(RANDBETWEEN(65;90) )&amp;CHAR(RANDBETWEEN(65;90) )" office:value-type="string" office:string-value="QFHO">
            <text:p>QFHO</text:p>
          </table:table-cell>
          <table:table-cell table:number-columns-repeated="1021"/>
        </table:table-row>
        <table:table-row table:style-name="ro1">
          <table:table-cell table:formula="of:=[.B359]&amp;&quot;-&quot;&amp;[.C359]" office:value-type="string" office:string-value="4368-YFJQ">
            <text:p>4368-YFJQ</text:p>
          </table:table-cell>
          <table:table-cell office:value-type="float" office:value="4368">
            <text:p>4368</text:p>
          </table:table-cell>
          <table:table-cell table:style-name="ce1" table:formula="of:=CHAR(RANDBETWEEN(65;90) )&amp;CHAR(RANDBETWEEN(65;90) )&amp;CHAR(RANDBETWEEN(65;90) )&amp;CHAR(RANDBETWEEN(65;90) )" office:value-type="string" office:string-value="YFJQ">
            <text:p>YFJQ</text:p>
          </table:table-cell>
          <table:table-cell table:number-columns-repeated="1021"/>
        </table:table-row>
        <table:table-row table:style-name="ro1">
          <table:table-cell table:formula="of:=[.B360]&amp;&quot;-&quot;&amp;[.C360]" office:value-type="string" office:string-value="4369-SGMG">
            <text:p>4369-SGMG</text:p>
          </table:table-cell>
          <table:table-cell office:value-type="float" office:value="4369">
            <text:p>4369</text:p>
          </table:table-cell>
          <table:table-cell table:style-name="ce1" table:formula="of:=CHAR(RANDBETWEEN(65;90) )&amp;CHAR(RANDBETWEEN(65;90) )&amp;CHAR(RANDBETWEEN(65;90) )&amp;CHAR(RANDBETWEEN(65;90) )" office:value-type="string" office:string-value="SGMG">
            <text:p>SGMG</text:p>
          </table:table-cell>
          <table:table-cell table:number-columns-repeated="1021"/>
        </table:table-row>
        <table:table-row table:style-name="ro1">
          <table:table-cell table:formula="of:=[.B361]&amp;&quot;-&quot;&amp;[.C361]" office:value-type="string" office:string-value="4370-XAID">
            <text:p>4370-XAID</text:p>
          </table:table-cell>
          <table:table-cell office:value-type="float" office:value="4370">
            <text:p>4370</text:p>
          </table:table-cell>
          <table:table-cell table:style-name="ce1" table:formula="of:=CHAR(RANDBETWEEN(65;90) )&amp;CHAR(RANDBETWEEN(65;90) )&amp;CHAR(RANDBETWEEN(65;90) )&amp;CHAR(RANDBETWEEN(65;90) )" office:value-type="string" office:string-value="XAID">
            <text:p>XAID</text:p>
          </table:table-cell>
          <table:table-cell table:number-columns-repeated="1021"/>
        </table:table-row>
        <table:table-row table:style-name="ro1">
          <table:table-cell table:formula="of:=[.B362]&amp;&quot;-&quot;&amp;[.C362]" office:value-type="string" office:string-value="4371-YBQP">
            <text:p>4371-YBQP</text:p>
          </table:table-cell>
          <table:table-cell office:value-type="float" office:value="4371">
            <text:p>4371</text:p>
          </table:table-cell>
          <table:table-cell table:style-name="ce1" table:formula="of:=CHAR(RANDBETWEEN(65;90) )&amp;CHAR(RANDBETWEEN(65;90) )&amp;CHAR(RANDBETWEEN(65;90) )&amp;CHAR(RANDBETWEEN(65;90) )" office:value-type="string" office:string-value="YBQP">
            <text:p>YBQP</text:p>
          </table:table-cell>
          <table:table-cell table:number-columns-repeated="1021"/>
        </table:table-row>
        <table:table-row table:style-name="ro1">
          <table:table-cell table:formula="of:=[.B363]&amp;&quot;-&quot;&amp;[.C363]" office:value-type="string" office:string-value="4372-PNJV">
            <text:p>4372-PNJV</text:p>
          </table:table-cell>
          <table:table-cell office:value-type="float" office:value="4372">
            <text:p>4372</text:p>
          </table:table-cell>
          <table:table-cell table:style-name="ce1" table:formula="of:=CHAR(RANDBETWEEN(65;90) )&amp;CHAR(RANDBETWEEN(65;90) )&amp;CHAR(RANDBETWEEN(65;90) )&amp;CHAR(RANDBETWEEN(65;90) )" office:value-type="string" office:string-value="PNJV">
            <text:p>PNJV</text:p>
          </table:table-cell>
          <table:table-cell table:number-columns-repeated="1021"/>
        </table:table-row>
        <table:table-row table:style-name="ro1">
          <table:table-cell table:formula="of:=[.B364]&amp;&quot;-&quot;&amp;[.C364]" office:value-type="string" office:string-value="3548-YTCF">
            <text:p>3548-YTCF</text:p>
          </table:table-cell>
          <table:table-cell office:value-type="float" office:value="3548">
            <text:p>3548</text:p>
          </table:table-cell>
          <table:table-cell table:style-name="ce1" table:formula="of:=CHAR(RANDBETWEEN(65;90) )&amp;CHAR(RANDBETWEEN(65;90) )&amp;CHAR(RANDBETWEEN(65;90) )&amp;CHAR(RANDBETWEEN(65;90) )" office:value-type="string" office:string-value="YTCF">
            <text:p>YTCF</text:p>
          </table:table-cell>
          <table:table-cell table:number-columns-repeated="1021"/>
        </table:table-row>
        <table:table-row table:style-name="ro1">
          <table:table-cell table:formula="of:=[.B365]&amp;&quot;-&quot;&amp;[.C365]" office:value-type="string" office:string-value="3549-KGKF">
            <text:p>3549-KGKF</text:p>
          </table:table-cell>
          <table:table-cell office:value-type="float" office:value="3549">
            <text:p>3549</text:p>
          </table:table-cell>
          <table:table-cell table:style-name="ce1" table:formula="of:=CHAR(RANDBETWEEN(65;90) )&amp;CHAR(RANDBETWEEN(65;90) )&amp;CHAR(RANDBETWEEN(65;90) )&amp;CHAR(RANDBETWEEN(65;90) )" office:value-type="string" office:string-value="KGKF">
            <text:p>KGKF</text:p>
          </table:table-cell>
          <table:table-cell table:number-columns-repeated="1021"/>
        </table:table-row>
        <table:table-row table:style-name="ro1">
          <table:table-cell table:formula="of:=[.B366]&amp;&quot;-&quot;&amp;[.C366]" office:value-type="string" office:string-value="3550-MFMO">
            <text:p>3550-MFMO</text:p>
          </table:table-cell>
          <table:table-cell office:value-type="float" office:value="3550">
            <text:p>3550</text:p>
          </table:table-cell>
          <table:table-cell table:style-name="ce1" table:formula="of:=CHAR(RANDBETWEEN(65;90) )&amp;CHAR(RANDBETWEEN(65;90) )&amp;CHAR(RANDBETWEEN(65;90) )&amp;CHAR(RANDBETWEEN(65;90) )" office:value-type="string" office:string-value="MFMO">
            <text:p>MFMO</text:p>
          </table:table-cell>
          <table:table-cell table:number-columns-repeated="1021"/>
        </table:table-row>
        <table:table-row table:style-name="ro1">
          <table:table-cell table:formula="of:=[.B367]&amp;&quot;-&quot;&amp;[.C367]" office:value-type="string" office:string-value="3551-YNIV">
            <text:p>3551-YNIV</text:p>
          </table:table-cell>
          <table:table-cell office:value-type="float" office:value="3551">
            <text:p>3551</text:p>
          </table:table-cell>
          <table:table-cell table:style-name="ce1" table:formula="of:=CHAR(RANDBETWEEN(65;90) )&amp;CHAR(RANDBETWEEN(65;90) )&amp;CHAR(RANDBETWEEN(65;90) )&amp;CHAR(RANDBETWEEN(65;90) )" office:value-type="string" office:string-value="YNIV">
            <text:p>YNIV</text:p>
          </table:table-cell>
          <table:table-cell table:number-columns-repeated="1021"/>
        </table:table-row>
        <table:table-row table:style-name="ro1">
          <table:table-cell table:formula="of:=[.B368]&amp;&quot;-&quot;&amp;[.C368]" office:value-type="string" office:string-value="3552-CMBW">
            <text:p>3552-CMBW</text:p>
          </table:table-cell>
          <table:table-cell office:value-type="float" office:value="3552">
            <text:p>3552</text:p>
          </table:table-cell>
          <table:table-cell table:style-name="ce1" table:formula="of:=CHAR(RANDBETWEEN(65;90) )&amp;CHAR(RANDBETWEEN(65;90) )&amp;CHAR(RANDBETWEEN(65;90) )&amp;CHAR(RANDBETWEEN(65;90) )" office:value-type="string" office:string-value="CMBW">
            <text:p>CMBW</text:p>
          </table:table-cell>
          <table:table-cell table:number-columns-repeated="1021"/>
        </table:table-row>
        <table:table-row table:style-name="ro1">
          <table:table-cell table:formula="of:=[.B369]&amp;&quot;-&quot;&amp;[.C369]" office:value-type="string" office:string-value="3553-JDID">
            <text:p>3553-JDID</text:p>
          </table:table-cell>
          <table:table-cell office:value-type="float" office:value="3553">
            <text:p>3553</text:p>
          </table:table-cell>
          <table:table-cell table:style-name="ce1" table:formula="of:=CHAR(RANDBETWEEN(65;90) )&amp;CHAR(RANDBETWEEN(65;90) )&amp;CHAR(RANDBETWEEN(65;90) )&amp;CHAR(RANDBETWEEN(65;90) )" office:value-type="string" office:string-value="JDID">
            <text:p>JDID</text:p>
          </table:table-cell>
          <table:table-cell table:number-columns-repeated="1021"/>
        </table:table-row>
        <table:table-row table:style-name="ro1">
          <table:table-cell table:formula="of:=[.B370]&amp;&quot;-&quot;&amp;[.C370]" office:value-type="string" office:string-value="3554-UKNV">
            <text:p>3554-UKNV</text:p>
          </table:table-cell>
          <table:table-cell office:value-type="float" office:value="3554">
            <text:p>3554</text:p>
          </table:table-cell>
          <table:table-cell table:style-name="ce1" table:formula="of:=CHAR(RANDBETWEEN(65;90) )&amp;CHAR(RANDBETWEEN(65;90) )&amp;CHAR(RANDBETWEEN(65;90) )&amp;CHAR(RANDBETWEEN(65;90) )" office:value-type="string" office:string-value="UKNV">
            <text:p>UKNV</text:p>
          </table:table-cell>
          <table:table-cell table:number-columns-repeated="1021"/>
        </table:table-row>
        <table:table-row table:style-name="ro1">
          <table:table-cell table:formula="of:=[.B371]&amp;&quot;-&quot;&amp;[.C371]" office:value-type="string" office:string-value="3555-YKLN">
            <text:p>3555-YKLN</text:p>
          </table:table-cell>
          <table:table-cell office:value-type="float" office:value="3555">
            <text:p>3555</text:p>
          </table:table-cell>
          <table:table-cell table:style-name="ce1" table:formula="of:=CHAR(RANDBETWEEN(65;90) )&amp;CHAR(RANDBETWEEN(65;90) )&amp;CHAR(RANDBETWEEN(65;90) )&amp;CHAR(RANDBETWEEN(65;90) )" office:value-type="string" office:string-value="YKLN">
            <text:p>YKLN</text:p>
          </table:table-cell>
          <table:table-cell table:number-columns-repeated="1021"/>
        </table:table-row>
        <table:table-row table:style-name="ro1">
          <table:table-cell table:formula="of:=[.B372]&amp;&quot;-&quot;&amp;[.C372]" office:value-type="string" office:string-value="3556-HQLA">
            <text:p>3556-HQLA</text:p>
          </table:table-cell>
          <table:table-cell office:value-type="float" office:value="3556">
            <text:p>3556</text:p>
          </table:table-cell>
          <table:table-cell table:style-name="ce1" table:formula="of:=CHAR(RANDBETWEEN(65;90) )&amp;CHAR(RANDBETWEEN(65;90) )&amp;CHAR(RANDBETWEEN(65;90) )&amp;CHAR(RANDBETWEEN(65;90) )" office:value-type="string" office:string-value="HQLA">
            <text:p>HQLA</text:p>
          </table:table-cell>
          <table:table-cell table:number-columns-repeated="1021"/>
        </table:table-row>
        <table:table-row table:style-name="ro1">
          <table:table-cell table:formula="of:=[.B373]&amp;&quot;-&quot;&amp;[.C373]" office:value-type="string" office:string-value="3557-HIBS">
            <text:p>3557-HIBS</text:p>
          </table:table-cell>
          <table:table-cell office:value-type="float" office:value="3557">
            <text:p>3557</text:p>
          </table:table-cell>
          <table:table-cell table:style-name="ce1" table:formula="of:=CHAR(RANDBETWEEN(65;90) )&amp;CHAR(RANDBETWEEN(65;90) )&amp;CHAR(RANDBETWEEN(65;90) )&amp;CHAR(RANDBETWEEN(65;90) )" office:value-type="string" office:string-value="HIBS">
            <text:p>HIBS</text:p>
          </table:table-cell>
          <table:table-cell table:number-columns-repeated="1021"/>
        </table:table-row>
        <table:table-row table:style-name="ro1">
          <table:table-cell table:formula="of:=[.B374]&amp;&quot;-&quot;&amp;[.C374]" office:value-type="string" office:string-value="3558-WTMT">
            <text:p>3558-WTMT</text:p>
          </table:table-cell>
          <table:table-cell office:value-type="float" office:value="3558">
            <text:p>3558</text:p>
          </table:table-cell>
          <table:table-cell table:style-name="ce1" table:formula="of:=CHAR(RANDBETWEEN(65;90) )&amp;CHAR(RANDBETWEEN(65;90) )&amp;CHAR(RANDBETWEEN(65;90) )&amp;CHAR(RANDBETWEEN(65;90) )" office:value-type="string" office:string-value="WTMT">
            <text:p>WTMT</text:p>
          </table:table-cell>
          <table:table-cell table:number-columns-repeated="1021"/>
        </table:table-row>
        <table:table-row table:style-name="ro1">
          <table:table-cell table:formula="of:=[.B375]&amp;&quot;-&quot;&amp;[.C375]" office:value-type="string" office:string-value="3559-BHAC">
            <text:p>3559-BHAC</text:p>
          </table:table-cell>
          <table:table-cell office:value-type="float" office:value="3559">
            <text:p>3559</text:p>
          </table:table-cell>
          <table:table-cell table:style-name="ce1" table:formula="of:=CHAR(RANDBETWEEN(65;90) )&amp;CHAR(RANDBETWEEN(65;90) )&amp;CHAR(RANDBETWEEN(65;90) )&amp;CHAR(RANDBETWEEN(65;90) )" office:value-type="string" office:string-value="BHAC">
            <text:p>BHAC</text:p>
          </table:table-cell>
          <table:table-cell table:number-columns-repeated="1021"/>
        </table:table-row>
        <table:table-row table:style-name="ro1">
          <table:table-cell table:formula="of:=[.B376]&amp;&quot;-&quot;&amp;[.C376]" office:value-type="string" office:string-value="3560-JULY">
            <text:p>3560-JULY</text:p>
          </table:table-cell>
          <table:table-cell office:value-type="float" office:value="3560">
            <text:p>3560</text:p>
          </table:table-cell>
          <table:table-cell table:style-name="ce1" table:formula="of:=CHAR(RANDBETWEEN(65;90) )&amp;CHAR(RANDBETWEEN(65;90) )&amp;CHAR(RANDBETWEEN(65;90) )&amp;CHAR(RANDBETWEEN(65;90) )" office:value-type="string" office:string-value="JULY">
            <text:p>JULY</text:p>
          </table:table-cell>
          <table:table-cell table:number-columns-repeated="1021"/>
        </table:table-row>
        <table:table-row table:style-name="ro1">
          <table:table-cell table:formula="of:=[.B377]&amp;&quot;-&quot;&amp;[.C377]" office:value-type="string" office:string-value="3561-QDHW">
            <text:p>3561-QDHW</text:p>
          </table:table-cell>
          <table:table-cell office:value-type="float" office:value="3561">
            <text:p>3561</text:p>
          </table:table-cell>
          <table:table-cell table:style-name="ce1" table:formula="of:=CHAR(RANDBETWEEN(65;90) )&amp;CHAR(RANDBETWEEN(65;90) )&amp;CHAR(RANDBETWEEN(65;90) )&amp;CHAR(RANDBETWEEN(65;90) )" office:value-type="string" office:string-value="QDHW">
            <text:p>QDHW</text:p>
          </table:table-cell>
          <table:table-cell table:number-columns-repeated="1021"/>
        </table:table-row>
        <table:table-row table:style-name="ro1">
          <table:table-cell table:formula="of:=[.B378]&amp;&quot;-&quot;&amp;[.C378]" office:value-type="string" office:string-value="3562-DJJK">
            <text:p>3562-DJJK</text:p>
          </table:table-cell>
          <table:table-cell office:value-type="float" office:value="3562">
            <text:p>3562</text:p>
          </table:table-cell>
          <table:table-cell table:style-name="ce1" table:formula="of:=CHAR(RANDBETWEEN(65;90) )&amp;CHAR(RANDBETWEEN(65;90) )&amp;CHAR(RANDBETWEEN(65;90) )&amp;CHAR(RANDBETWEEN(65;90) )" office:value-type="string" office:string-value="DJJK">
            <text:p>DJJK</text:p>
          </table:table-cell>
          <table:table-cell table:number-columns-repeated="1021"/>
        </table:table-row>
        <table:table-row table:style-name="ro1">
          <table:table-cell table:formula="of:=[.B379]&amp;&quot;-&quot;&amp;[.C379]" office:value-type="string" office:string-value="3563-KKUR">
            <text:p>3563-KKUR</text:p>
          </table:table-cell>
          <table:table-cell office:value-type="float" office:value="3563">
            <text:p>3563</text:p>
          </table:table-cell>
          <table:table-cell table:style-name="ce1" table:formula="of:=CHAR(RANDBETWEEN(65;90) )&amp;CHAR(RANDBETWEEN(65;90) )&amp;CHAR(RANDBETWEEN(65;90) )&amp;CHAR(RANDBETWEEN(65;90) )" office:value-type="string" office:string-value="KKUR">
            <text:p>KKUR</text:p>
          </table:table-cell>
          <table:table-cell table:number-columns-repeated="1021"/>
        </table:table-row>
        <table:table-row table:style-name="ro1">
          <table:table-cell table:formula="of:=[.B380]&amp;&quot;-&quot;&amp;[.C380]" office:value-type="string" office:string-value="3564-IXOO">
            <text:p>3564-IXOO</text:p>
          </table:table-cell>
          <table:table-cell office:value-type="float" office:value="3564">
            <text:p>3564</text:p>
          </table:table-cell>
          <table:table-cell table:style-name="ce1" table:formula="of:=CHAR(RANDBETWEEN(65;90) )&amp;CHAR(RANDBETWEEN(65;90) )&amp;CHAR(RANDBETWEEN(65;90) )&amp;CHAR(RANDBETWEEN(65;90) )" office:value-type="string" office:string-value="IXOO">
            <text:p>IXOO</text:p>
          </table:table-cell>
          <table:table-cell table:number-columns-repeated="1021"/>
        </table:table-row>
        <table:table-row table:style-name="ro1">
          <table:table-cell table:formula="of:=[.B381]&amp;&quot;-&quot;&amp;[.C381]" office:value-type="string" office:string-value="3565-PANW">
            <text:p>3565-PANW</text:p>
          </table:table-cell>
          <table:table-cell office:value-type="float" office:value="3565">
            <text:p>3565</text:p>
          </table:table-cell>
          <table:table-cell table:style-name="ce1" table:formula="of:=CHAR(RANDBETWEEN(65;90) )&amp;CHAR(RANDBETWEEN(65;90) )&amp;CHAR(RANDBETWEEN(65;90) )&amp;CHAR(RANDBETWEEN(65;90) )" office:value-type="string" office:string-value="PANW">
            <text:p>PANW</text:p>
          </table:table-cell>
          <table:table-cell table:number-columns-repeated="1021"/>
        </table:table-row>
        <table:table-row table:style-name="ro1">
          <table:table-cell table:formula="of:=[.B382]&amp;&quot;-&quot;&amp;[.C382]" office:value-type="string" office:string-value="3566-KDUT">
            <text:p>3566-KDUT</text:p>
          </table:table-cell>
          <table:table-cell office:value-type="float" office:value="3566">
            <text:p>3566</text:p>
          </table:table-cell>
          <table:table-cell table:style-name="ce1" table:formula="of:=CHAR(RANDBETWEEN(65;90) )&amp;CHAR(RANDBETWEEN(65;90) )&amp;CHAR(RANDBETWEEN(65;90) )&amp;CHAR(RANDBETWEEN(65;90) )" office:value-type="string" office:string-value="KDUT">
            <text:p>KDUT</text:p>
          </table:table-cell>
          <table:table-cell table:number-columns-repeated="1021"/>
        </table:table-row>
        <table:table-row table:style-name="ro1">
          <table:table-cell table:formula="of:=[.B383]&amp;&quot;-&quot;&amp;[.C383]" office:value-type="string" office:string-value="3567-KNBO">
            <text:p>3567-KNBO</text:p>
          </table:table-cell>
          <table:table-cell office:value-type="float" office:value="3567">
            <text:p>3567</text:p>
          </table:table-cell>
          <table:table-cell table:style-name="ce1" table:formula="of:=CHAR(RANDBETWEEN(65;90) )&amp;CHAR(RANDBETWEEN(65;90) )&amp;CHAR(RANDBETWEEN(65;90) )&amp;CHAR(RANDBETWEEN(65;90) )" office:value-type="string" office:string-value="KNBO">
            <text:p>KNBO</text:p>
          </table:table-cell>
          <table:table-cell table:number-columns-repeated="1021"/>
        </table:table-row>
        <table:table-row table:style-name="ro1">
          <table:table-cell table:formula="of:=[.B384]&amp;&quot;-&quot;&amp;[.C384]" office:value-type="string" office:string-value="3568-LIZZ">
            <text:p>3568-LIZZ</text:p>
          </table:table-cell>
          <table:table-cell office:value-type="float" office:value="3568">
            <text:p>3568</text:p>
          </table:table-cell>
          <table:table-cell table:style-name="ce1" table:formula="of:=CHAR(RANDBETWEEN(65;90) )&amp;CHAR(RANDBETWEEN(65;90) )&amp;CHAR(RANDBETWEEN(65;90) )&amp;CHAR(RANDBETWEEN(65;90) )" office:value-type="string" office:string-value="LIZZ">
            <text:p>LIZZ</text:p>
          </table:table-cell>
          <table:table-cell table:number-columns-repeated="1021"/>
        </table:table-row>
        <table:table-row table:style-name="ro1">
          <table:table-cell table:formula="of:=[.B385]&amp;&quot;-&quot;&amp;[.C385]" office:value-type="string" office:string-value="3569-HDQR">
            <text:p>3569-HDQR</text:p>
          </table:table-cell>
          <table:table-cell office:value-type="float" office:value="3569">
            <text:p>3569</text:p>
          </table:table-cell>
          <table:table-cell table:style-name="ce1" table:formula="of:=CHAR(RANDBETWEEN(65;90) )&amp;CHAR(RANDBETWEEN(65;90) )&amp;CHAR(RANDBETWEEN(65;90) )&amp;CHAR(RANDBETWEEN(65;90) )" office:value-type="string" office:string-value="HDQR">
            <text:p>HDQR</text:p>
          </table:table-cell>
          <table:table-cell table:number-columns-repeated="1021"/>
        </table:table-row>
        <table:table-row table:style-name="ro1">
          <table:table-cell table:formula="of:=[.B386]&amp;&quot;-&quot;&amp;[.C386]" office:value-type="string" office:string-value="3570-DIMB">
            <text:p>3570-DIMB</text:p>
          </table:table-cell>
          <table:table-cell office:value-type="float" office:value="3570">
            <text:p>3570</text:p>
          </table:table-cell>
          <table:table-cell table:style-name="ce1" table:formula="of:=CHAR(RANDBETWEEN(65;90) )&amp;CHAR(RANDBETWEEN(65;90) )&amp;CHAR(RANDBETWEEN(65;90) )&amp;CHAR(RANDBETWEEN(65;90) )" office:value-type="string" office:string-value="DIMB">
            <text:p>DIMB</text:p>
          </table:table-cell>
          <table:table-cell table:number-columns-repeated="1021"/>
        </table:table-row>
        <table:table-row table:style-name="ro1">
          <table:table-cell table:formula="of:=[.B387]&amp;&quot;-&quot;&amp;[.C387]" office:value-type="string" office:string-value="3571-OTTM">
            <text:p>3571-OTTM</text:p>
          </table:table-cell>
          <table:table-cell office:value-type="float" office:value="3571">
            <text:p>3571</text:p>
          </table:table-cell>
          <table:table-cell table:style-name="ce1" table:formula="of:=CHAR(RANDBETWEEN(65;90) )&amp;CHAR(RANDBETWEEN(65;90) )&amp;CHAR(RANDBETWEEN(65;90) )&amp;CHAR(RANDBETWEEN(65;90) )" office:value-type="string" office:string-value="OTTM">
            <text:p>OTTM</text:p>
          </table:table-cell>
          <table:table-cell table:number-columns-repeated="1021"/>
        </table:table-row>
        <table:table-row table:style-name="ro1">
          <table:table-cell table:formula="of:=[.B388]&amp;&quot;-&quot;&amp;[.C388]" office:value-type="string" office:string-value="3572-EBOZ">
            <text:p>3572-EBOZ</text:p>
          </table:table-cell>
          <table:table-cell office:value-type="float" office:value="3572">
            <text:p>3572</text:p>
          </table:table-cell>
          <table:table-cell table:style-name="ce1" table:formula="of:=CHAR(RANDBETWEEN(65;90) )&amp;CHAR(RANDBETWEEN(65;90) )&amp;CHAR(RANDBETWEEN(65;90) )&amp;CHAR(RANDBETWEEN(65;90) )" office:value-type="string" office:string-value="EBOZ">
            <text:p>EBOZ</text:p>
          </table:table-cell>
          <table:table-cell table:number-columns-repeated="1021"/>
        </table:table-row>
        <table:table-row table:style-name="ro1">
          <table:table-cell table:formula="of:=[.B389]&amp;&quot;-&quot;&amp;[.C389]" office:value-type="string" office:string-value="3573-SEME">
            <text:p>3573-SEME</text:p>
          </table:table-cell>
          <table:table-cell office:value-type="float" office:value="3573">
            <text:p>3573</text:p>
          </table:table-cell>
          <table:table-cell table:style-name="ce1" table:formula="of:=CHAR(RANDBETWEEN(65;90) )&amp;CHAR(RANDBETWEEN(65;90) )&amp;CHAR(RANDBETWEEN(65;90) )&amp;CHAR(RANDBETWEEN(65;90) )" office:value-type="string" office:string-value="SEME">
            <text:p>SEME</text:p>
          </table:table-cell>
          <table:table-cell table:number-columns-repeated="1021"/>
        </table:table-row>
        <table:table-row table:style-name="ro1">
          <table:table-cell table:formula="of:=[.B390]&amp;&quot;-&quot;&amp;[.C390]" office:value-type="string" office:string-value="3574-OXVD">
            <text:p>3574-OXVD</text:p>
          </table:table-cell>
          <table:table-cell office:value-type="float" office:value="3574">
            <text:p>3574</text:p>
          </table:table-cell>
          <table:table-cell table:style-name="ce1" table:formula="of:=CHAR(RANDBETWEEN(65;90) )&amp;CHAR(RANDBETWEEN(65;90) )&amp;CHAR(RANDBETWEEN(65;90) )&amp;CHAR(RANDBETWEEN(65;90) )" office:value-type="string" office:string-value="OXVD">
            <text:p>OXVD</text:p>
          </table:table-cell>
          <table:table-cell table:number-columns-repeated="1021"/>
        </table:table-row>
        <table:table-row table:style-name="ro1">
          <table:table-cell table:formula="of:=[.B391]&amp;&quot;-&quot;&amp;[.C391]" office:value-type="string" office:string-value="3575-RSHW">
            <text:p>3575-RSHW</text:p>
          </table:table-cell>
          <table:table-cell office:value-type="float" office:value="3575">
            <text:p>3575</text:p>
          </table:table-cell>
          <table:table-cell table:style-name="ce1" table:formula="of:=CHAR(RANDBETWEEN(65;90) )&amp;CHAR(RANDBETWEEN(65;90) )&amp;CHAR(RANDBETWEEN(65;90) )&amp;CHAR(RANDBETWEEN(65;90) )" office:value-type="string" office:string-value="RSHW">
            <text:p>RSHW</text:p>
          </table:table-cell>
          <table:table-cell table:number-columns-repeated="1021"/>
        </table:table-row>
        <table:table-row table:style-name="ro1">
          <table:table-cell table:formula="of:=[.B392]&amp;&quot;-&quot;&amp;[.C392]" office:value-type="string" office:string-value="3576-DEPX">
            <text:p>3576-DEPX</text:p>
          </table:table-cell>
          <table:table-cell office:value-type="float" office:value="3576">
            <text:p>3576</text:p>
          </table:table-cell>
          <table:table-cell table:style-name="ce1" table:formula="of:=CHAR(RANDBETWEEN(65;90) )&amp;CHAR(RANDBETWEEN(65;90) )&amp;CHAR(RANDBETWEEN(65;90) )&amp;CHAR(RANDBETWEEN(65;90) )" office:value-type="string" office:string-value="DEPX">
            <text:p>DEPX</text:p>
          </table:table-cell>
          <table:table-cell table:number-columns-repeated="1021"/>
        </table:table-row>
        <table:table-row table:style-name="ro1">
          <table:table-cell table:formula="of:=[.B393]&amp;&quot;-&quot;&amp;[.C393]" office:value-type="string" office:string-value="3577-VIGS">
            <text:p>3577-VIGS</text:p>
          </table:table-cell>
          <table:table-cell office:value-type="float" office:value="3577">
            <text:p>3577</text:p>
          </table:table-cell>
          <table:table-cell table:style-name="ce1" table:formula="of:=CHAR(RANDBETWEEN(65;90) )&amp;CHAR(RANDBETWEEN(65;90) )&amp;CHAR(RANDBETWEEN(65;90) )&amp;CHAR(RANDBETWEEN(65;90) )" office:value-type="string" office:string-value="VIGS">
            <text:p>VIGS</text:p>
          </table:table-cell>
          <table:table-cell table:number-columns-repeated="1021"/>
        </table:table-row>
        <table:table-row table:style-name="ro1">
          <table:table-cell table:formula="of:=[.B394]&amp;&quot;-&quot;&amp;[.C394]" office:value-type="string" office:string-value="3578-BMLZ">
            <text:p>3578-BMLZ</text:p>
          </table:table-cell>
          <table:table-cell office:value-type="float" office:value="3578">
            <text:p>3578</text:p>
          </table:table-cell>
          <table:table-cell table:style-name="ce1" table:formula="of:=CHAR(RANDBETWEEN(65;90) )&amp;CHAR(RANDBETWEEN(65;90) )&amp;CHAR(RANDBETWEEN(65;90) )&amp;CHAR(RANDBETWEEN(65;90) )" office:value-type="string" office:string-value="BMLZ">
            <text:p>BMLZ</text:p>
          </table:table-cell>
          <table:table-cell table:number-columns-repeated="1021"/>
        </table:table-row>
        <table:table-row table:style-name="ro1">
          <table:table-cell table:formula="of:=[.B395]&amp;&quot;-&quot;&amp;[.C395]" office:value-type="string" office:string-value="3579-CCAD">
            <text:p>3579-CCAD</text:p>
          </table:table-cell>
          <table:table-cell office:value-type="float" office:value="3579">
            <text:p>3579</text:p>
          </table:table-cell>
          <table:table-cell table:style-name="ce1" table:formula="of:=CHAR(RANDBETWEEN(65;90) )&amp;CHAR(RANDBETWEEN(65;90) )&amp;CHAR(RANDBETWEEN(65;90) )&amp;CHAR(RANDBETWEEN(65;90) )" office:value-type="string" office:string-value="CCAD">
            <text:p>CCAD</text:p>
          </table:table-cell>
          <table:table-cell table:number-columns-repeated="1021"/>
        </table:table-row>
        <table:table-row table:style-name="ro1">
          <table:table-cell table:formula="of:=[.B396]&amp;&quot;-&quot;&amp;[.C396]" office:value-type="string" office:string-value="3581-EJID">
            <text:p>3581-EJID</text:p>
          </table:table-cell>
          <table:table-cell office:value-type="float" office:value="3581">
            <text:p>3581</text:p>
          </table:table-cell>
          <table:table-cell table:style-name="ce1" table:formula="of:=CHAR(RANDBETWEEN(65;90) )&amp;CHAR(RANDBETWEEN(65;90) )&amp;CHAR(RANDBETWEEN(65;90) )&amp;CHAR(RANDBETWEEN(65;90) )" office:value-type="string" office:string-value="EJID">
            <text:p>EJID</text:p>
          </table:table-cell>
          <table:table-cell table:number-columns-repeated="1021"/>
        </table:table-row>
        <table:table-row table:style-name="ro1">
          <table:table-cell table:formula="of:=[.B397]&amp;&quot;-&quot;&amp;[.C397]" office:value-type="string" office:string-value="3582-TFAH">
            <text:p>3582-TFAH</text:p>
          </table:table-cell>
          <table:table-cell office:value-type="float" office:value="3582">
            <text:p>3582</text:p>
          </table:table-cell>
          <table:table-cell table:style-name="ce1" table:formula="of:=CHAR(RANDBETWEEN(65;90) )&amp;CHAR(RANDBETWEEN(65;90) )&amp;CHAR(RANDBETWEEN(65;90) )&amp;CHAR(RANDBETWEEN(65;90) )" office:value-type="string" office:string-value="TFAH">
            <text:p>TFAH</text:p>
          </table:table-cell>
          <table:table-cell table:number-columns-repeated="1021"/>
        </table:table-row>
        <table:table-row table:style-name="ro1">
          <table:table-cell table:formula="of:=[.B398]&amp;&quot;-&quot;&amp;[.C398]" office:value-type="string" office:string-value="3583-PIOQ">
            <text:p>3583-PIOQ</text:p>
          </table:table-cell>
          <table:table-cell office:value-type="float" office:value="3583">
            <text:p>3583</text:p>
          </table:table-cell>
          <table:table-cell table:style-name="ce1" table:formula="of:=CHAR(RANDBETWEEN(65;90) )&amp;CHAR(RANDBETWEEN(65;90) )&amp;CHAR(RANDBETWEEN(65;90) )&amp;CHAR(RANDBETWEEN(65;90) )" office:value-type="string" office:string-value="PIOQ">
            <text:p>PIOQ</text:p>
          </table:table-cell>
          <table:table-cell table:number-columns-repeated="1021"/>
        </table:table-row>
        <table:table-row table:style-name="ro1">
          <table:table-cell table:formula="of:=[.B399]&amp;&quot;-&quot;&amp;[.C399]" office:value-type="string" office:string-value="4002-XWFQ">
            <text:p>4002-XWFQ</text:p>
          </table:table-cell>
          <table:table-cell office:value-type="float" office:value="4002">
            <text:p>4002</text:p>
          </table:table-cell>
          <table:table-cell table:style-name="ce1" table:formula="of:=CHAR(RANDBETWEEN(65;90) )&amp;CHAR(RANDBETWEEN(65;90) )&amp;CHAR(RANDBETWEEN(65;90) )&amp;CHAR(RANDBETWEEN(65;90) )" office:value-type="string" office:string-value="XWFQ">
            <text:p>XWFQ</text:p>
          </table:table-cell>
          <table:table-cell table:number-columns-repeated="1021"/>
        </table:table-row>
        <table:table-row table:style-name="ro1">
          <table:table-cell table:formula="of:=[.B400]&amp;&quot;-&quot;&amp;[.C400]" office:value-type="string" office:string-value="3584-TLRL">
            <text:p>3584-TLRL</text:p>
          </table:table-cell>
          <table:table-cell office:value-type="float" office:value="3584">
            <text:p>3584</text:p>
          </table:table-cell>
          <table:table-cell table:style-name="ce1" table:formula="of:=CHAR(RANDBETWEEN(65;90) )&amp;CHAR(RANDBETWEEN(65;90) )&amp;CHAR(RANDBETWEEN(65;90) )&amp;CHAR(RANDBETWEEN(65;90) )" office:value-type="string" office:string-value="TLRL">
            <text:p>TLRL</text:p>
          </table:table-cell>
          <table:table-cell table:number-columns-repeated="1021"/>
        </table:table-row>
        <table:table-row table:style-name="ro1">
          <table:table-cell table:formula="of:=[.B401]&amp;&quot;-&quot;&amp;[.C401]" office:value-type="string" office:string-value="3585-XGCP">
            <text:p>3585-XGCP</text:p>
          </table:table-cell>
          <table:table-cell office:value-type="float" office:value="3585">
            <text:p>3585</text:p>
          </table:table-cell>
          <table:table-cell table:style-name="ce1" table:formula="of:=CHAR(RANDBETWEEN(65;90) )&amp;CHAR(RANDBETWEEN(65;90) )&amp;CHAR(RANDBETWEEN(65;90) )&amp;CHAR(RANDBETWEEN(65;90) )" office:value-type="string" office:string-value="XGCP">
            <text:p>XGCP</text:p>
          </table:table-cell>
          <table:table-cell table:number-columns-repeated="1021"/>
        </table:table-row>
        <table:table-row table:style-name="ro1">
          <table:table-cell table:formula="of:=[.B402]&amp;&quot;-&quot;&amp;[.C402]" office:value-type="string" office:string-value="3586-EJSQ">
            <text:p>3586-EJSQ</text:p>
          </table:table-cell>
          <table:table-cell office:value-type="float" office:value="3586">
            <text:p>3586</text:p>
          </table:table-cell>
          <table:table-cell table:style-name="ce1" table:formula="of:=CHAR(RANDBETWEEN(65;90) )&amp;CHAR(RANDBETWEEN(65;90) )&amp;CHAR(RANDBETWEEN(65;90) )&amp;CHAR(RANDBETWEEN(65;90) )" office:value-type="string" office:string-value="EJSQ">
            <text:p>EJSQ</text:p>
          </table:table-cell>
          <table:table-cell table:number-columns-repeated="1021"/>
        </table:table-row>
        <table:table-row table:style-name="ro1">
          <table:table-cell table:formula="of:=[.B403]&amp;&quot;-&quot;&amp;[.C403]" office:value-type="string" office:string-value="3587-OAIQ">
            <text:p>3587-OAIQ</text:p>
          </table:table-cell>
          <table:table-cell office:value-type="float" office:value="3587">
            <text:p>3587</text:p>
          </table:table-cell>
          <table:table-cell table:style-name="ce1" table:formula="of:=CHAR(RANDBETWEEN(65;90) )&amp;CHAR(RANDBETWEEN(65;90) )&amp;CHAR(RANDBETWEEN(65;90) )&amp;CHAR(RANDBETWEEN(65;90) )" office:value-type="string" office:string-value="OAIQ">
            <text:p>OAIQ</text:p>
          </table:table-cell>
          <table:table-cell table:number-columns-repeated="1021"/>
        </table:table-row>
        <table:table-row table:style-name="ro1">
          <table:table-cell table:formula="of:=[.B404]&amp;&quot;-&quot;&amp;[.C404]" office:value-type="string" office:string-value="3588-QWZF">
            <text:p>3588-QWZF</text:p>
          </table:table-cell>
          <table:table-cell office:value-type="float" office:value="3588">
            <text:p>3588</text:p>
          </table:table-cell>
          <table:table-cell table:style-name="ce1" table:formula="of:=CHAR(RANDBETWEEN(65;90) )&amp;CHAR(RANDBETWEEN(65;90) )&amp;CHAR(RANDBETWEEN(65;90) )&amp;CHAR(RANDBETWEEN(65;90) )" office:value-type="string" office:string-value="QWZF">
            <text:p>QWZF</text:p>
          </table:table-cell>
          <table:table-cell table:number-columns-repeated="1021"/>
        </table:table-row>
        <table:table-row table:style-name="ro1">
          <table:table-cell table:formula="of:=[.B405]&amp;&quot;-&quot;&amp;[.C405]" office:value-type="string" office:string-value="3589-TMHX">
            <text:p>3589-TMHX</text:p>
          </table:table-cell>
          <table:table-cell office:value-type="float" office:value="3589">
            <text:p>3589</text:p>
          </table:table-cell>
          <table:table-cell table:style-name="ce1" table:formula="of:=CHAR(RANDBETWEEN(65;90) )&amp;CHAR(RANDBETWEEN(65;90) )&amp;CHAR(RANDBETWEEN(65;90) )&amp;CHAR(RANDBETWEEN(65;90) )" office:value-type="string" office:string-value="TMHX">
            <text:p>TMHX</text:p>
          </table:table-cell>
          <table:table-cell table:number-columns-repeated="1021"/>
        </table:table-row>
        <table:table-row table:style-name="ro1">
          <table:table-cell table:formula="of:=[.B406]&amp;&quot;-&quot;&amp;[.C406]" office:value-type="string" office:string-value="3590-ARID">
            <text:p>3590-ARID</text:p>
          </table:table-cell>
          <table:table-cell office:value-type="float" office:value="3590">
            <text:p>3590</text:p>
          </table:table-cell>
          <table:table-cell table:style-name="ce1" table:formula="of:=CHAR(RANDBETWEEN(65;90) )&amp;CHAR(RANDBETWEEN(65;90) )&amp;CHAR(RANDBETWEEN(65;90) )&amp;CHAR(RANDBETWEEN(65;90) )" office:value-type="string" office:string-value="ARID">
            <text:p>ARID</text:p>
          </table:table-cell>
          <table:table-cell table:number-columns-repeated="1021"/>
        </table:table-row>
        <table:table-row table:style-name="ro1">
          <table:table-cell table:formula="of:=[.B407]&amp;&quot;-&quot;&amp;[.C407]" office:value-type="string" office:string-value="3591-IWPY">
            <text:p>3591-IWPY</text:p>
          </table:table-cell>
          <table:table-cell office:value-type="float" office:value="3591">
            <text:p>3591</text:p>
          </table:table-cell>
          <table:table-cell table:style-name="ce1" table:formula="of:=CHAR(RANDBETWEEN(65;90) )&amp;CHAR(RANDBETWEEN(65;90) )&amp;CHAR(RANDBETWEEN(65;90) )&amp;CHAR(RANDBETWEEN(65;90) )" office:value-type="string" office:string-value="IWPY">
            <text:p>IWPY</text:p>
          </table:table-cell>
          <table:table-cell table:number-columns-repeated="1021"/>
        </table:table-row>
        <table:table-row table:style-name="ro1">
          <table:table-cell table:formula="of:=[.B408]&amp;&quot;-&quot;&amp;[.C408]" office:value-type="string" office:string-value="3592-OCJT">
            <text:p>3592-OCJT</text:p>
          </table:table-cell>
          <table:table-cell office:value-type="float" office:value="3592">
            <text:p>3592</text:p>
          </table:table-cell>
          <table:table-cell table:style-name="ce1" table:formula="of:=CHAR(RANDBETWEEN(65;90) )&amp;CHAR(RANDBETWEEN(65;90) )&amp;CHAR(RANDBETWEEN(65;90) )&amp;CHAR(RANDBETWEEN(65;90) )" office:value-type="string" office:string-value="OCJT">
            <text:p>OCJT</text:p>
          </table:table-cell>
          <table:table-cell table:number-columns-repeated="1021"/>
        </table:table-row>
        <table:table-row table:style-name="ro1">
          <table:table-cell table:formula="of:=[.B409]&amp;&quot;-&quot;&amp;[.C409]" office:value-type="string" office:string-value="3593-AQET">
            <text:p>3593-AQET</text:p>
          </table:table-cell>
          <table:table-cell office:value-type="float" office:value="3593">
            <text:p>3593</text:p>
          </table:table-cell>
          <table:table-cell table:style-name="ce1" table:formula="of:=CHAR(RANDBETWEEN(65;90) )&amp;CHAR(RANDBETWEEN(65;90) )&amp;CHAR(RANDBETWEEN(65;90) )&amp;CHAR(RANDBETWEEN(65;90) )" office:value-type="string" office:string-value="AQET">
            <text:p>AQET</text:p>
          </table:table-cell>
          <table:table-cell table:number-columns-repeated="1021"/>
        </table:table-row>
        <table:table-row table:style-name="ro1">
          <table:table-cell table:formula="of:=[.B410]&amp;&quot;-&quot;&amp;[.C410]" office:value-type="string" office:string-value="3594-TUKD">
            <text:p>3594-TUKD</text:p>
          </table:table-cell>
          <table:table-cell office:value-type="float" office:value="3594">
            <text:p>3594</text:p>
          </table:table-cell>
          <table:table-cell table:style-name="ce1" table:formula="of:=CHAR(RANDBETWEEN(65;90) )&amp;CHAR(RANDBETWEEN(65;90) )&amp;CHAR(RANDBETWEEN(65;90) )&amp;CHAR(RANDBETWEEN(65;90) )" office:value-type="string" office:string-value="TUKD">
            <text:p>TUKD</text:p>
          </table:table-cell>
          <table:table-cell table:number-columns-repeated="1021"/>
        </table:table-row>
        <table:table-row table:style-name="ro1">
          <table:table-cell table:formula="of:=[.B411]&amp;&quot;-&quot;&amp;[.C411]" office:value-type="string" office:string-value="3595-RXCR">
            <text:p>3595-RXCR</text:p>
          </table:table-cell>
          <table:table-cell office:value-type="float" office:value="3595">
            <text:p>3595</text:p>
          </table:table-cell>
          <table:table-cell table:style-name="ce1" table:formula="of:=CHAR(RANDBETWEEN(65;90) )&amp;CHAR(RANDBETWEEN(65;90) )&amp;CHAR(RANDBETWEEN(65;90) )&amp;CHAR(RANDBETWEEN(65;90) )" office:value-type="string" office:string-value="RXCR">
            <text:p>RXCR</text:p>
          </table:table-cell>
          <table:table-cell table:number-columns-repeated="1021"/>
        </table:table-row>
        <table:table-row table:style-name="ro1">
          <table:table-cell table:formula="of:=[.B412]&amp;&quot;-&quot;&amp;[.C412]" office:value-type="string" office:string-value="3596-UZIS">
            <text:p>3596-UZIS</text:p>
          </table:table-cell>
          <table:table-cell office:value-type="float" office:value="3596">
            <text:p>3596</text:p>
          </table:table-cell>
          <table:table-cell table:style-name="ce1" table:formula="of:=CHAR(RANDBETWEEN(65;90) )&amp;CHAR(RANDBETWEEN(65;90) )&amp;CHAR(RANDBETWEEN(65;90) )&amp;CHAR(RANDBETWEEN(65;90) )" office:value-type="string" office:string-value="UZIS">
            <text:p>UZIS</text:p>
          </table:table-cell>
          <table:table-cell table:number-columns-repeated="1021"/>
        </table:table-row>
        <table:table-row table:style-name="ro1">
          <table:table-cell table:formula="of:=[.B413]&amp;&quot;-&quot;&amp;[.C413]" office:value-type="string" office:string-value="3597-KLXX">
            <text:p>3597-KLXX</text:p>
          </table:table-cell>
          <table:table-cell office:value-type="float" office:value="3597">
            <text:p>3597</text:p>
          </table:table-cell>
          <table:table-cell table:style-name="ce1" table:formula="of:=CHAR(RANDBETWEEN(65;90) )&amp;CHAR(RANDBETWEEN(65;90) )&amp;CHAR(RANDBETWEEN(65;90) )&amp;CHAR(RANDBETWEEN(65;90) )" office:value-type="string" office:string-value="KLXX">
            <text:p>KLXX</text:p>
          </table:table-cell>
          <table:table-cell table:number-columns-repeated="1021"/>
        </table:table-row>
        <table:table-row table:style-name="ro1">
          <table:table-cell table:formula="of:=[.B414]&amp;&quot;-&quot;&amp;[.C414]" office:value-type="string" office:string-value="3598-RXEB">
            <text:p>3598-RXEB</text:p>
          </table:table-cell>
          <table:table-cell office:value-type="float" office:value="3598">
            <text:p>3598</text:p>
          </table:table-cell>
          <table:table-cell table:style-name="ce1" table:formula="of:=CHAR(RANDBETWEEN(65;90) )&amp;CHAR(RANDBETWEEN(65;90) )&amp;CHAR(RANDBETWEEN(65;90) )&amp;CHAR(RANDBETWEEN(65;90) )" office:value-type="string" office:string-value="RXEB">
            <text:p>RXEB</text:p>
          </table:table-cell>
          <table:table-cell table:number-columns-repeated="1021"/>
        </table:table-row>
        <table:table-row table:style-name="ro1">
          <table:table-cell table:formula="of:=[.B415]&amp;&quot;-&quot;&amp;[.C415]" office:value-type="string" office:string-value="3599-ZKHN">
            <text:p>3599-ZKHN</text:p>
          </table:table-cell>
          <table:table-cell office:value-type="float" office:value="3599">
            <text:p>3599</text:p>
          </table:table-cell>
          <table:table-cell table:style-name="ce1" table:formula="of:=CHAR(RANDBETWEEN(65;90) )&amp;CHAR(RANDBETWEEN(65;90) )&amp;CHAR(RANDBETWEEN(65;90) )&amp;CHAR(RANDBETWEEN(65;90) )" office:value-type="string" office:string-value="ZKHN">
            <text:p>ZKHN</text:p>
          </table:table-cell>
          <table:table-cell table:number-columns-repeated="1021"/>
        </table:table-row>
        <table:table-row table:style-name="ro1">
          <table:table-cell table:formula="of:=[.B416]&amp;&quot;-&quot;&amp;[.C416]" office:value-type="string" office:string-value="3600-KFWJ">
            <text:p>3600-KFWJ</text:p>
          </table:table-cell>
          <table:table-cell office:value-type="float" office:value="3600">
            <text:p>3600</text:p>
          </table:table-cell>
          <table:table-cell table:style-name="ce1" table:formula="of:=CHAR(RANDBETWEEN(65;90) )&amp;CHAR(RANDBETWEEN(65;90) )&amp;CHAR(RANDBETWEEN(65;90) )&amp;CHAR(RANDBETWEEN(65;90) )" office:value-type="string" office:string-value="KFWJ">
            <text:p>KFWJ</text:p>
          </table:table-cell>
          <table:table-cell table:number-columns-repeated="1021"/>
        </table:table-row>
        <table:table-row table:style-name="ro1">
          <table:table-cell table:formula="of:=[.B417]&amp;&quot;-&quot;&amp;[.C417]" office:value-type="string" office:string-value="3601-IZTX">
            <text:p>3601-IZTX</text:p>
          </table:table-cell>
          <table:table-cell office:value-type="float" office:value="3601">
            <text:p>3601</text:p>
          </table:table-cell>
          <table:table-cell table:style-name="ce1" table:formula="of:=CHAR(RANDBETWEEN(65;90) )&amp;CHAR(RANDBETWEEN(65;90) )&amp;CHAR(RANDBETWEEN(65;90) )&amp;CHAR(RANDBETWEEN(65;90) )" office:value-type="string" office:string-value="IZTX">
            <text:p>IZTX</text:p>
          </table:table-cell>
          <table:table-cell table:number-columns-repeated="1021"/>
        </table:table-row>
        <table:table-row table:style-name="ro1">
          <table:table-cell table:formula="of:=[.B418]&amp;&quot;-&quot;&amp;[.C418]" office:value-type="string" office:string-value="3602-NVUV">
            <text:p>3602-NVUV</text:p>
          </table:table-cell>
          <table:table-cell office:value-type="float" office:value="3602">
            <text:p>3602</text:p>
          </table:table-cell>
          <table:table-cell table:style-name="ce1" table:formula="of:=CHAR(RANDBETWEEN(65;90) )&amp;CHAR(RANDBETWEEN(65;90) )&amp;CHAR(RANDBETWEEN(65;90) )&amp;CHAR(RANDBETWEEN(65;90) )" office:value-type="string" office:string-value="NVUV">
            <text:p>NVUV</text:p>
          </table:table-cell>
          <table:table-cell table:number-columns-repeated="1021"/>
        </table:table-row>
        <table:table-row table:style-name="ro1">
          <table:table-cell table:formula="of:=[.B419]&amp;&quot;-&quot;&amp;[.C419]" office:value-type="string" office:string-value="3603-VXAG">
            <text:p>3603-VXAG</text:p>
          </table:table-cell>
          <table:table-cell office:value-type="float" office:value="3603">
            <text:p>3603</text:p>
          </table:table-cell>
          <table:table-cell table:style-name="ce1" table:formula="of:=CHAR(RANDBETWEEN(65;90) )&amp;CHAR(RANDBETWEEN(65;90) )&amp;CHAR(RANDBETWEEN(65;90) )&amp;CHAR(RANDBETWEEN(65;90) )" office:value-type="string" office:string-value="VXAG">
            <text:p>VXAG</text:p>
          </table:table-cell>
          <table:table-cell table:number-columns-repeated="1021"/>
        </table:table-row>
        <table:table-row table:style-name="ro1">
          <table:table-cell table:formula="of:=[.B420]&amp;&quot;-&quot;&amp;[.C420]" office:value-type="string" office:string-value="3604-YLTW">
            <text:p>3604-YLTW</text:p>
          </table:table-cell>
          <table:table-cell office:value-type="float" office:value="3604">
            <text:p>3604</text:p>
          </table:table-cell>
          <table:table-cell table:style-name="ce1" table:formula="of:=CHAR(RANDBETWEEN(65;90) )&amp;CHAR(RANDBETWEEN(65;90) )&amp;CHAR(RANDBETWEEN(65;90) )&amp;CHAR(RANDBETWEEN(65;90) )" office:value-type="string" office:string-value="YLTW">
            <text:p>YLTW</text:p>
          </table:table-cell>
          <table:table-cell table:number-columns-repeated="1021"/>
        </table:table-row>
        <table:table-row table:style-name="ro1">
          <table:table-cell table:formula="of:=[.B421]&amp;&quot;-&quot;&amp;[.C421]" office:value-type="string" office:string-value="3605-YGIS">
            <text:p>3605-YGIS</text:p>
          </table:table-cell>
          <table:table-cell office:value-type="float" office:value="3605">
            <text:p>3605</text:p>
          </table:table-cell>
          <table:table-cell table:style-name="ce1" table:formula="of:=CHAR(RANDBETWEEN(65;90) )&amp;CHAR(RANDBETWEEN(65;90) )&amp;CHAR(RANDBETWEEN(65;90) )&amp;CHAR(RANDBETWEEN(65;90) )" office:value-type="string" office:string-value="YGIS">
            <text:p>YGIS</text:p>
          </table:table-cell>
          <table:table-cell table:number-columns-repeated="1021"/>
        </table:table-row>
        <table:table-row table:style-name="ro1">
          <table:table-cell table:formula="of:=[.B422]&amp;&quot;-&quot;&amp;[.C422]" office:value-type="string" office:string-value="3606-BDYJ">
            <text:p>3606-BDYJ</text:p>
          </table:table-cell>
          <table:table-cell office:value-type="float" office:value="3606">
            <text:p>3606</text:p>
          </table:table-cell>
          <table:table-cell table:style-name="ce1" table:formula="of:=CHAR(RANDBETWEEN(65;90) )&amp;CHAR(RANDBETWEEN(65;90) )&amp;CHAR(RANDBETWEEN(65;90) )&amp;CHAR(RANDBETWEEN(65;90) )" office:value-type="string" office:string-value="BDYJ">
            <text:p>BDYJ</text:p>
          </table:table-cell>
          <table:table-cell table:number-columns-repeated="1021"/>
        </table:table-row>
        <table:table-row table:style-name="ro1">
          <table:table-cell table:formula="of:=[.B423]&amp;&quot;-&quot;&amp;[.C423]" office:value-type="string" office:string-value="3607-KTKX">
            <text:p>3607-KTKX</text:p>
          </table:table-cell>
          <table:table-cell office:value-type="float" office:value="3607">
            <text:p>3607</text:p>
          </table:table-cell>
          <table:table-cell table:style-name="ce1" table:formula="of:=CHAR(RANDBETWEEN(65;90) )&amp;CHAR(RANDBETWEEN(65;90) )&amp;CHAR(RANDBETWEEN(65;90) )&amp;CHAR(RANDBETWEEN(65;90) )" office:value-type="string" office:string-value="KTKX">
            <text:p>KTKX</text:p>
          </table:table-cell>
          <table:table-cell table:number-columns-repeated="1021"/>
        </table:table-row>
        <table:table-row table:style-name="ro1">
          <table:table-cell table:formula="of:=[.B424]&amp;&quot;-&quot;&amp;[.C424]" office:value-type="string" office:string-value="3608-AUVS">
            <text:p>3608-AUVS</text:p>
          </table:table-cell>
          <table:table-cell office:value-type="float" office:value="3608">
            <text:p>3608</text:p>
          </table:table-cell>
          <table:table-cell table:style-name="ce1" table:formula="of:=CHAR(RANDBETWEEN(65;90) )&amp;CHAR(RANDBETWEEN(65;90) )&amp;CHAR(RANDBETWEEN(65;90) )&amp;CHAR(RANDBETWEEN(65;90) )" office:value-type="string" office:string-value="AUVS">
            <text:p>AUVS</text:p>
          </table:table-cell>
          <table:table-cell table:number-columns-repeated="1021"/>
        </table:table-row>
        <table:table-row table:style-name="ro1">
          <table:table-cell table:formula="of:=[.B425]&amp;&quot;-&quot;&amp;[.C425]" office:value-type="string" office:string-value="3609-JAHX">
            <text:p>3609-JAHX</text:p>
          </table:table-cell>
          <table:table-cell office:value-type="float" office:value="3609">
            <text:p>3609</text:p>
          </table:table-cell>
          <table:table-cell table:style-name="ce1" table:formula="of:=CHAR(RANDBETWEEN(65;90) )&amp;CHAR(RANDBETWEEN(65;90) )&amp;CHAR(RANDBETWEEN(65;90) )&amp;CHAR(RANDBETWEEN(65;90) )" office:value-type="string" office:string-value="JAHX">
            <text:p>JAHX</text:p>
          </table:table-cell>
          <table:table-cell table:number-columns-repeated="1021"/>
        </table:table-row>
        <table:table-row table:style-name="ro1">
          <table:table-cell table:formula="of:=[.B426]&amp;&quot;-&quot;&amp;[.C426]" office:value-type="string" office:string-value="3610-HEXC">
            <text:p>3610-HEXC</text:p>
          </table:table-cell>
          <table:table-cell office:value-type="float" office:value="3610">
            <text:p>3610</text:p>
          </table:table-cell>
          <table:table-cell table:style-name="ce1" table:formula="of:=CHAR(RANDBETWEEN(65;90) )&amp;CHAR(RANDBETWEEN(65;90) )&amp;CHAR(RANDBETWEEN(65;90) )&amp;CHAR(RANDBETWEEN(65;90) )" office:value-type="string" office:string-value="HEXC">
            <text:p>HEXC</text:p>
          </table:table-cell>
          <table:table-cell table:number-columns-repeated="1021"/>
        </table:table-row>
        <table:table-row table:style-name="ro1">
          <table:table-cell table:formula="of:=[.B427]&amp;&quot;-&quot;&amp;[.C427]" office:value-type="string" office:string-value="3611-OFGW">
            <text:p>3611-OFGW</text:p>
          </table:table-cell>
          <table:table-cell office:value-type="float" office:value="3611">
            <text:p>3611</text:p>
          </table:table-cell>
          <table:table-cell table:style-name="ce1" table:formula="of:=CHAR(RANDBETWEEN(65;90) )&amp;CHAR(RANDBETWEEN(65;90) )&amp;CHAR(RANDBETWEEN(65;90) )&amp;CHAR(RANDBETWEEN(65;90) )" office:value-type="string" office:string-value="OFGW">
            <text:p>OFGW</text:p>
          </table:table-cell>
          <table:table-cell table:number-columns-repeated="1021"/>
        </table:table-row>
        <table:table-row table:style-name="ro1">
          <table:table-cell table:formula="of:=[.B428]&amp;&quot;-&quot;&amp;[.C428]" office:value-type="string" office:string-value="3612-DOGP">
            <text:p>3612-DOGP</text:p>
          </table:table-cell>
          <table:table-cell office:value-type="float" office:value="3612">
            <text:p>3612</text:p>
          </table:table-cell>
          <table:table-cell table:style-name="ce1" table:formula="of:=CHAR(RANDBETWEEN(65;90) )&amp;CHAR(RANDBETWEEN(65;90) )&amp;CHAR(RANDBETWEEN(65;90) )&amp;CHAR(RANDBETWEEN(65;90) )" office:value-type="string" office:string-value="DOGP">
            <text:p>DOGP</text:p>
          </table:table-cell>
          <table:table-cell table:number-columns-repeated="1021"/>
        </table:table-row>
        <table:table-row table:style-name="ro1">
          <table:table-cell table:formula="of:=[.B429]&amp;&quot;-&quot;&amp;[.C429]" office:value-type="string" office:string-value="3613-JVPD">
            <text:p>3613-JVPD</text:p>
          </table:table-cell>
          <table:table-cell office:value-type="float" office:value="3613">
            <text:p>3613</text:p>
          </table:table-cell>
          <table:table-cell table:style-name="ce1" table:formula="of:=CHAR(RANDBETWEEN(65;90) )&amp;CHAR(RANDBETWEEN(65;90) )&amp;CHAR(RANDBETWEEN(65;90) )&amp;CHAR(RANDBETWEEN(65;90) )" office:value-type="string" office:string-value="JVPD">
            <text:p>JVPD</text:p>
          </table:table-cell>
          <table:table-cell table:number-columns-repeated="1021"/>
        </table:table-row>
        <table:table-row table:style-name="ro1">
          <table:table-cell table:formula="of:=[.B430]&amp;&quot;-&quot;&amp;[.C430]" office:value-type="string" office:string-value="3614-XEOR">
            <text:p>3614-XEOR</text:p>
          </table:table-cell>
          <table:table-cell office:value-type="float" office:value="3614">
            <text:p>3614</text:p>
          </table:table-cell>
          <table:table-cell table:style-name="ce1" table:formula="of:=CHAR(RANDBETWEEN(65;90) )&amp;CHAR(RANDBETWEEN(65;90) )&amp;CHAR(RANDBETWEEN(65;90) )&amp;CHAR(RANDBETWEEN(65;90) )" office:value-type="string" office:string-value="XEOR">
            <text:p>XEOR</text:p>
          </table:table-cell>
          <table:table-cell table:number-columns-repeated="1021"/>
        </table:table-row>
        <table:table-row table:style-name="ro1">
          <table:table-cell table:formula="of:=[.B431]&amp;&quot;-&quot;&amp;[.C431]" office:value-type="string" office:string-value="3615-OMVK">
            <text:p>3615-OMVK</text:p>
          </table:table-cell>
          <table:table-cell office:value-type="float" office:value="3615">
            <text:p>3615</text:p>
          </table:table-cell>
          <table:table-cell table:style-name="ce1" table:formula="of:=CHAR(RANDBETWEEN(65;90) )&amp;CHAR(RANDBETWEEN(65;90) )&amp;CHAR(RANDBETWEEN(65;90) )&amp;CHAR(RANDBETWEEN(65;90) )" office:value-type="string" office:string-value="OMVK">
            <text:p>OMVK</text:p>
          </table:table-cell>
          <table:table-cell table:number-columns-repeated="1021"/>
        </table:table-row>
        <table:table-row table:style-name="ro1">
          <table:table-cell table:formula="of:=[.B432]&amp;&quot;-&quot;&amp;[.C432]" office:value-type="string" office:string-value="3616-ROGM">
            <text:p>3616-ROGM</text:p>
          </table:table-cell>
          <table:table-cell office:value-type="float" office:value="3616">
            <text:p>3616</text:p>
          </table:table-cell>
          <table:table-cell table:style-name="ce1" table:formula="of:=CHAR(RANDBETWEEN(65;90) )&amp;CHAR(RANDBETWEEN(65;90) )&amp;CHAR(RANDBETWEEN(65;90) )&amp;CHAR(RANDBETWEEN(65;90) )" office:value-type="string" office:string-value="ROGM">
            <text:p>ROGM</text:p>
          </table:table-cell>
          <table:table-cell table:number-columns-repeated="1021"/>
        </table:table-row>
        <table:table-row table:style-name="ro1">
          <table:table-cell table:formula="of:=[.B433]&amp;&quot;-&quot;&amp;[.C433]" office:value-type="string" office:string-value="3617-AZEU">
            <text:p>3617-AZEU</text:p>
          </table:table-cell>
          <table:table-cell office:value-type="float" office:value="3617">
            <text:p>3617</text:p>
          </table:table-cell>
          <table:table-cell table:style-name="ce1" table:formula="of:=CHAR(RANDBETWEEN(65;90) )&amp;CHAR(RANDBETWEEN(65;90) )&amp;CHAR(RANDBETWEEN(65;90) )&amp;CHAR(RANDBETWEEN(65;90) )" office:value-type="string" office:string-value="AZEU">
            <text:p>AZEU</text:p>
          </table:table-cell>
          <table:table-cell table:number-columns-repeated="1021"/>
        </table:table-row>
        <table:table-row table:style-name="ro1">
          <table:table-cell table:formula="of:=[.B434]&amp;&quot;-&quot;&amp;[.C434]" office:value-type="string" office:string-value="3618-IPRY">
            <text:p>3618-IPRY</text:p>
          </table:table-cell>
          <table:table-cell office:value-type="float" office:value="3618">
            <text:p>3618</text:p>
          </table:table-cell>
          <table:table-cell table:style-name="ce1" table:formula="of:=CHAR(RANDBETWEEN(65;90) )&amp;CHAR(RANDBETWEEN(65;90) )&amp;CHAR(RANDBETWEEN(65;90) )&amp;CHAR(RANDBETWEEN(65;90) )" office:value-type="string" office:string-value="IPRY">
            <text:p>IPRY</text:p>
          </table:table-cell>
          <table:table-cell table:number-columns-repeated="1021"/>
        </table:table-row>
        <table:table-row table:style-name="ro1">
          <table:table-cell table:formula="of:=[.B435]&amp;&quot;-&quot;&amp;[.C435]" office:value-type="string" office:string-value="3619-DOYI">
            <text:p>3619-DOYI</text:p>
          </table:table-cell>
          <table:table-cell office:value-type="float" office:value="3619">
            <text:p>3619</text:p>
          </table:table-cell>
          <table:table-cell table:style-name="ce1" table:formula="of:=CHAR(RANDBETWEEN(65;90) )&amp;CHAR(RANDBETWEEN(65;90) )&amp;CHAR(RANDBETWEEN(65;90) )&amp;CHAR(RANDBETWEEN(65;90) )" office:value-type="string" office:string-value="DOYI">
            <text:p>DOYI</text:p>
          </table:table-cell>
          <table:table-cell table:number-columns-repeated="1021"/>
        </table:table-row>
        <table:table-row table:style-name="ro1">
          <table:table-cell table:formula="of:=[.B436]&amp;&quot;-&quot;&amp;[.C436]" office:value-type="string" office:string-value="3620-SIFV">
            <text:p>3620-SIFV</text:p>
          </table:table-cell>
          <table:table-cell office:value-type="float" office:value="3620">
            <text:p>3620</text:p>
          </table:table-cell>
          <table:table-cell table:style-name="ce1" table:formula="of:=CHAR(RANDBETWEEN(65;90) )&amp;CHAR(RANDBETWEEN(65;90) )&amp;CHAR(RANDBETWEEN(65;90) )&amp;CHAR(RANDBETWEEN(65;90) )" office:value-type="string" office:string-value="SIFV">
            <text:p>SIFV</text:p>
          </table:table-cell>
          <table:table-cell table:number-columns-repeated="1021"/>
        </table:table-row>
        <table:table-row table:style-name="ro1">
          <table:table-cell table:formula="of:=[.B437]&amp;&quot;-&quot;&amp;[.C437]" office:value-type="string" office:string-value="3621-SLJL">
            <text:p>3621-SLJL</text:p>
          </table:table-cell>
          <table:table-cell office:value-type="float" office:value="3621">
            <text:p>3621</text:p>
          </table:table-cell>
          <table:table-cell table:style-name="ce1" table:formula="of:=CHAR(RANDBETWEEN(65;90) )&amp;CHAR(RANDBETWEEN(65;90) )&amp;CHAR(RANDBETWEEN(65;90) )&amp;CHAR(RANDBETWEEN(65;90) )" office:value-type="string" office:string-value="SLJL">
            <text:p>SLJL</text:p>
          </table:table-cell>
          <table:table-cell table:number-columns-repeated="1021"/>
        </table:table-row>
        <table:table-row table:style-name="ro1">
          <table:table-cell table:formula="of:=[.B438]&amp;&quot;-&quot;&amp;[.C438]" office:value-type="string" office:string-value="3622-MVAA">
            <text:p>3622-MVAA</text:p>
          </table:table-cell>
          <table:table-cell office:value-type="float" office:value="3622">
            <text:p>3622</text:p>
          </table:table-cell>
          <table:table-cell table:style-name="ce1" table:formula="of:=CHAR(RANDBETWEEN(65;90) )&amp;CHAR(RANDBETWEEN(65;90) )&amp;CHAR(RANDBETWEEN(65;90) )&amp;CHAR(RANDBETWEEN(65;90) )" office:value-type="string" office:string-value="MVAA">
            <text:p>MVAA</text:p>
          </table:table-cell>
          <table:table-cell table:number-columns-repeated="1021"/>
        </table:table-row>
        <table:table-row table:style-name="ro1">
          <table:table-cell table:formula="of:=[.B439]&amp;&quot;-&quot;&amp;[.C439]" office:value-type="string" office:string-value="3623-OMUH">
            <text:p>3623-OMUH</text:p>
          </table:table-cell>
          <table:table-cell office:value-type="float" office:value="3623">
            <text:p>3623</text:p>
          </table:table-cell>
          <table:table-cell table:style-name="ce1" table:formula="of:=CHAR(RANDBETWEEN(65;90) )&amp;CHAR(RANDBETWEEN(65;90) )&amp;CHAR(RANDBETWEEN(65;90) )&amp;CHAR(RANDBETWEEN(65;90) )" office:value-type="string" office:string-value="OMUH">
            <text:p>OMUH</text:p>
          </table:table-cell>
          <table:table-cell table:number-columns-repeated="1021"/>
        </table:table-row>
        <table:table-row table:style-name="ro1">
          <table:table-cell table:formula="of:=[.B440]&amp;&quot;-&quot;&amp;[.C440]" office:value-type="string" office:string-value="3624-LYGR">
            <text:p>3624-LYGR</text:p>
          </table:table-cell>
          <table:table-cell office:value-type="float" office:value="3624">
            <text:p>3624</text:p>
          </table:table-cell>
          <table:table-cell table:style-name="ce1" table:formula="of:=CHAR(RANDBETWEEN(65;90) )&amp;CHAR(RANDBETWEEN(65;90) )&amp;CHAR(RANDBETWEEN(65;90) )&amp;CHAR(RANDBETWEEN(65;90) )" office:value-type="string" office:string-value="LYGR">
            <text:p>LYGR</text:p>
          </table:table-cell>
          <table:table-cell table:number-columns-repeated="1021"/>
        </table:table-row>
        <table:table-row table:style-name="ro1">
          <table:table-cell table:formula="of:=[.B441]&amp;&quot;-&quot;&amp;[.C441]" office:value-type="string" office:string-value="3625-SSGD">
            <text:p>3625-SSGD</text:p>
          </table:table-cell>
          <table:table-cell office:value-type="float" office:value="3625">
            <text:p>3625</text:p>
          </table:table-cell>
          <table:table-cell table:style-name="ce1" table:formula="of:=CHAR(RANDBETWEEN(65;90) )&amp;CHAR(RANDBETWEEN(65;90) )&amp;CHAR(RANDBETWEEN(65;90) )&amp;CHAR(RANDBETWEEN(65;90) )" office:value-type="string" office:string-value="SSGD">
            <text:p>SSGD</text:p>
          </table:table-cell>
          <table:table-cell table:number-columns-repeated="1021"/>
        </table:table-row>
        <table:table-row table:style-name="ro1">
          <table:table-cell table:formula="of:=[.B442]&amp;&quot;-&quot;&amp;[.C442]" office:value-type="string" office:string-value="3626-ATMW">
            <text:p>3626-ATMW</text:p>
          </table:table-cell>
          <table:table-cell office:value-type="float" office:value="3626">
            <text:p>3626</text:p>
          </table:table-cell>
          <table:table-cell table:style-name="ce1" table:formula="of:=CHAR(RANDBETWEEN(65;90) )&amp;CHAR(RANDBETWEEN(65;90) )&amp;CHAR(RANDBETWEEN(65;90) )&amp;CHAR(RANDBETWEEN(65;90) )" office:value-type="string" office:string-value="ATMW">
            <text:p>ATMW</text:p>
          </table:table-cell>
          <table:table-cell table:number-columns-repeated="1021"/>
        </table:table-row>
        <table:table-row table:style-name="ro1">
          <table:table-cell table:formula="of:=[.B443]&amp;&quot;-&quot;&amp;[.C443]" office:value-type="string" office:string-value="3627-OSSZ">
            <text:p>3627-OSSZ</text:p>
          </table:table-cell>
          <table:table-cell office:value-type="float" office:value="3627">
            <text:p>3627</text:p>
          </table:table-cell>
          <table:table-cell table:style-name="ce1" table:formula="of:=CHAR(RANDBETWEEN(65;90) )&amp;CHAR(RANDBETWEEN(65;90) )&amp;CHAR(RANDBETWEEN(65;90) )&amp;CHAR(RANDBETWEEN(65;90) )" office:value-type="string" office:string-value="OSSZ">
            <text:p>OSSZ</text:p>
          </table:table-cell>
          <table:table-cell table:number-columns-repeated="1021"/>
        </table:table-row>
        <table:table-row table:style-name="ro1">
          <table:table-cell table:formula="of:=[.B444]&amp;&quot;-&quot;&amp;[.C444]" office:value-type="string" office:string-value="3628-JZJY">
            <text:p>3628-JZJY</text:p>
          </table:table-cell>
          <table:table-cell office:value-type="float" office:value="3628">
            <text:p>3628</text:p>
          </table:table-cell>
          <table:table-cell table:style-name="ce1" table:formula="of:=CHAR(RANDBETWEEN(65;90) )&amp;CHAR(RANDBETWEEN(65;90) )&amp;CHAR(RANDBETWEEN(65;90) )&amp;CHAR(RANDBETWEEN(65;90) )" office:value-type="string" office:string-value="JZJY">
            <text:p>JZJY</text:p>
          </table:table-cell>
          <table:table-cell table:number-columns-repeated="1021"/>
        </table:table-row>
        <table:table-row table:style-name="ro1">
          <table:table-cell table:formula="of:=[.B445]&amp;&quot;-&quot;&amp;[.C445]" office:value-type="string" office:string-value="3629-FZJX">
            <text:p>3629-FZJX</text:p>
          </table:table-cell>
          <table:table-cell office:value-type="float" office:value="3629">
            <text:p>3629</text:p>
          </table:table-cell>
          <table:table-cell table:style-name="ce1" table:formula="of:=CHAR(RANDBETWEEN(65;90) )&amp;CHAR(RANDBETWEEN(65;90) )&amp;CHAR(RANDBETWEEN(65;90) )&amp;CHAR(RANDBETWEEN(65;90) )" office:value-type="string" office:string-value="FZJX">
            <text:p>FZJX</text:p>
          </table:table-cell>
          <table:table-cell table:number-columns-repeated="1021"/>
        </table:table-row>
        <table:table-row table:style-name="ro1">
          <table:table-cell table:formula="of:=[.B446]&amp;&quot;-&quot;&amp;[.C446]" office:value-type="string" office:string-value="3630-KITV">
            <text:p>3630-KITV</text:p>
          </table:table-cell>
          <table:table-cell office:value-type="float" office:value="3630">
            <text:p>3630</text:p>
          </table:table-cell>
          <table:table-cell table:style-name="ce1" table:formula="of:=CHAR(RANDBETWEEN(65;90) )&amp;CHAR(RANDBETWEEN(65;90) )&amp;CHAR(RANDBETWEEN(65;90) )&amp;CHAR(RANDBETWEEN(65;90) )" office:value-type="string" office:string-value="KITV">
            <text:p>KITV</text:p>
          </table:table-cell>
          <table:table-cell table:number-columns-repeated="1021"/>
        </table:table-row>
        <table:table-row table:style-name="ro1">
          <table:table-cell table:formula="of:=[.B447]&amp;&quot;-&quot;&amp;[.C447]" office:value-type="string" office:string-value="3631-WDTW">
            <text:p>3631-WDTW</text:p>
          </table:table-cell>
          <table:table-cell office:value-type="float" office:value="3631">
            <text:p>3631</text:p>
          </table:table-cell>
          <table:table-cell table:style-name="ce1" table:formula="of:=CHAR(RANDBETWEEN(65;90) )&amp;CHAR(RANDBETWEEN(65;90) )&amp;CHAR(RANDBETWEEN(65;90) )&amp;CHAR(RANDBETWEEN(65;90) )" office:value-type="string" office:string-value="WDTW">
            <text:p>WDTW</text:p>
          </table:table-cell>
          <table:table-cell table:number-columns-repeated="1021"/>
        </table:table-row>
        <table:table-row table:style-name="ro1">
          <table:table-cell table:formula="of:=[.B448]&amp;&quot;-&quot;&amp;[.C448]" office:value-type="string" office:string-value="3632-GYXB">
            <text:p>3632-GYXB</text:p>
          </table:table-cell>
          <table:table-cell office:value-type="float" office:value="3632">
            <text:p>3632</text:p>
          </table:table-cell>
          <table:table-cell table:style-name="ce1" table:formula="of:=CHAR(RANDBETWEEN(65;90) )&amp;CHAR(RANDBETWEEN(65;90) )&amp;CHAR(RANDBETWEEN(65;90) )&amp;CHAR(RANDBETWEEN(65;90) )" office:value-type="string" office:string-value="GYXB">
            <text:p>GYXB</text:p>
          </table:table-cell>
          <table:table-cell table:number-columns-repeated="1021"/>
        </table:table-row>
        <table:table-row table:style-name="ro1">
          <table:table-cell table:formula="of:=[.B449]&amp;&quot;-&quot;&amp;[.C449]" office:value-type="string" office:string-value="3633-TJUQ">
            <text:p>3633-TJUQ</text:p>
          </table:table-cell>
          <table:table-cell office:value-type="float" office:value="3633">
            <text:p>3633</text:p>
          </table:table-cell>
          <table:table-cell table:style-name="ce1" table:formula="of:=CHAR(RANDBETWEEN(65;90) )&amp;CHAR(RANDBETWEEN(65;90) )&amp;CHAR(RANDBETWEEN(65;90) )&amp;CHAR(RANDBETWEEN(65;90) )" office:value-type="string" office:string-value="TJUQ">
            <text:p>TJUQ</text:p>
          </table:table-cell>
          <table:table-cell table:number-columns-repeated="1021"/>
        </table:table-row>
        <table:table-row table:style-name="ro1">
          <table:table-cell table:formula="of:=[.B450]&amp;&quot;-&quot;&amp;[.C450]" office:value-type="string" office:string-value="3634-EFEF">
            <text:p>3634-EFEF</text:p>
          </table:table-cell>
          <table:table-cell office:value-type="float" office:value="3634">
            <text:p>3634</text:p>
          </table:table-cell>
          <table:table-cell table:style-name="ce1" table:formula="of:=CHAR(RANDBETWEEN(65;90) )&amp;CHAR(RANDBETWEEN(65;90) )&amp;CHAR(RANDBETWEEN(65;90) )&amp;CHAR(RANDBETWEEN(65;90) )" office:value-type="string" office:string-value="EFEF">
            <text:p>EFEF</text:p>
          </table:table-cell>
          <table:table-cell table:number-columns-repeated="1021"/>
        </table:table-row>
        <table:table-row table:style-name="ro1">
          <table:table-cell table:formula="of:=[.B451]&amp;&quot;-&quot;&amp;[.C451]" office:value-type="string" office:string-value="3635-DBCO">
            <text:p>3635-DBCO</text:p>
          </table:table-cell>
          <table:table-cell office:value-type="float" office:value="3635">
            <text:p>3635</text:p>
          </table:table-cell>
          <table:table-cell table:style-name="ce1" table:formula="of:=CHAR(RANDBETWEEN(65;90) )&amp;CHAR(RANDBETWEEN(65;90) )&amp;CHAR(RANDBETWEEN(65;90) )&amp;CHAR(RANDBETWEEN(65;90) )" office:value-type="string" office:string-value="DBCO">
            <text:p>DBCO</text:p>
          </table:table-cell>
          <table:table-cell table:number-columns-repeated="1021"/>
        </table:table-row>
        <table:table-row table:style-name="ro1">
          <table:table-cell table:formula="of:=[.B452]&amp;&quot;-&quot;&amp;[.C452]" office:value-type="string" office:string-value="3636-MDPN">
            <text:p>3636-MDPN</text:p>
          </table:table-cell>
          <table:table-cell office:value-type="float" office:value="3636">
            <text:p>3636</text:p>
          </table:table-cell>
          <table:table-cell table:style-name="ce1" table:formula="of:=CHAR(RANDBETWEEN(65;90) )&amp;CHAR(RANDBETWEEN(65;90) )&amp;CHAR(RANDBETWEEN(65;90) )&amp;CHAR(RANDBETWEEN(65;90) )" office:value-type="string" office:string-value="MDPN">
            <text:p>MDPN</text:p>
          </table:table-cell>
          <table:table-cell table:number-columns-repeated="1021"/>
        </table:table-row>
        <table:table-row table:style-name="ro1">
          <table:table-cell table:formula="of:=[.B453]&amp;&quot;-&quot;&amp;[.C453]" office:value-type="string" office:string-value="3637-XVDG">
            <text:p>3637-XVDG</text:p>
          </table:table-cell>
          <table:table-cell office:value-type="float" office:value="3637">
            <text:p>3637</text:p>
          </table:table-cell>
          <table:table-cell table:style-name="ce1" table:formula="of:=CHAR(RANDBETWEEN(65;90) )&amp;CHAR(RANDBETWEEN(65;90) )&amp;CHAR(RANDBETWEEN(65;90) )&amp;CHAR(RANDBETWEEN(65;90) )" office:value-type="string" office:string-value="XVDG">
            <text:p>XVDG</text:p>
          </table:table-cell>
          <table:table-cell table:number-columns-repeated="1021"/>
        </table:table-row>
        <table:table-row table:style-name="ro1">
          <table:table-cell table:formula="of:=[.B454]&amp;&quot;-&quot;&amp;[.C454]" office:value-type="string" office:string-value="3638-ARLN">
            <text:p>3638-ARLN</text:p>
          </table:table-cell>
          <table:table-cell office:value-type="float" office:value="3638">
            <text:p>3638</text:p>
          </table:table-cell>
          <table:table-cell table:style-name="ce1" table:formula="of:=CHAR(RANDBETWEEN(65;90) )&amp;CHAR(RANDBETWEEN(65;90) )&amp;CHAR(RANDBETWEEN(65;90) )&amp;CHAR(RANDBETWEEN(65;90) )" office:value-type="string" office:string-value="ARLN">
            <text:p>ARLN</text:p>
          </table:table-cell>
          <table:table-cell table:number-columns-repeated="1021"/>
        </table:table-row>
        <table:table-row table:style-name="ro1">
          <table:table-cell table:formula="of:=[.B455]&amp;&quot;-&quot;&amp;[.C455]" office:value-type="string" office:string-value="3639-XEYK">
            <text:p>3639-XEYK</text:p>
          </table:table-cell>
          <table:table-cell office:value-type="float" office:value="3639">
            <text:p>3639</text:p>
          </table:table-cell>
          <table:table-cell table:style-name="ce1" table:formula="of:=CHAR(RANDBETWEEN(65;90) )&amp;CHAR(RANDBETWEEN(65;90) )&amp;CHAR(RANDBETWEEN(65;90) )&amp;CHAR(RANDBETWEEN(65;90) )" office:value-type="string" office:string-value="XEYK">
            <text:p>XEYK</text:p>
          </table:table-cell>
          <table:table-cell table:number-columns-repeated="1021"/>
        </table:table-row>
        <table:table-row table:style-name="ro1">
          <table:table-cell table:formula="of:=[.B456]&amp;&quot;-&quot;&amp;[.C456]" office:value-type="string" office:string-value="3640-MDDC">
            <text:p>3640-MDDC</text:p>
          </table:table-cell>
          <table:table-cell office:value-type="float" office:value="3640">
            <text:p>3640</text:p>
          </table:table-cell>
          <table:table-cell table:style-name="ce1" table:formula="of:=CHAR(RANDBETWEEN(65;90) )&amp;CHAR(RANDBETWEEN(65;90) )&amp;CHAR(RANDBETWEEN(65;90) )&amp;CHAR(RANDBETWEEN(65;90) )" office:value-type="string" office:string-value="MDDC">
            <text:p>MDDC</text:p>
          </table:table-cell>
          <table:table-cell table:number-columns-repeated="1021"/>
        </table:table-row>
        <table:table-row table:style-name="ro1">
          <table:table-cell table:formula="of:=[.B457]&amp;&quot;-&quot;&amp;[.C457]" office:value-type="string" office:string-value="3641-NMKA">
            <text:p>3641-NMKA</text:p>
          </table:table-cell>
          <table:table-cell office:value-type="float" office:value="3641">
            <text:p>3641</text:p>
          </table:table-cell>
          <table:table-cell table:style-name="ce1" table:formula="of:=CHAR(RANDBETWEEN(65;90) )&amp;CHAR(RANDBETWEEN(65;90) )&amp;CHAR(RANDBETWEEN(65;90) )&amp;CHAR(RANDBETWEEN(65;90) )" office:value-type="string" office:string-value="NMKA">
            <text:p>NMKA</text:p>
          </table:table-cell>
          <table:table-cell table:number-columns-repeated="1021"/>
        </table:table-row>
        <table:table-row table:style-name="ro1">
          <table:table-cell table:formula="of:=[.B458]&amp;&quot;-&quot;&amp;[.C458]" office:value-type="string" office:string-value="3642-CNWO">
            <text:p>3642-CNWO</text:p>
          </table:table-cell>
          <table:table-cell office:value-type="float" office:value="3642">
            <text:p>3642</text:p>
          </table:table-cell>
          <table:table-cell table:style-name="ce1" table:formula="of:=CHAR(RANDBETWEEN(65;90) )&amp;CHAR(RANDBETWEEN(65;90) )&amp;CHAR(RANDBETWEEN(65;90) )&amp;CHAR(RANDBETWEEN(65;90) )" office:value-type="string" office:string-value="CNWO">
            <text:p>CNWO</text:p>
          </table:table-cell>
          <table:table-cell table:number-columns-repeated="1021"/>
        </table:table-row>
        <table:table-row table:style-name="ro1">
          <table:table-cell table:formula="of:=[.B459]&amp;&quot;-&quot;&amp;[.C459]" office:value-type="string" office:string-value="3643-OFJK">
            <text:p>3643-OFJK</text:p>
          </table:table-cell>
          <table:table-cell office:value-type="float" office:value="3643">
            <text:p>3643</text:p>
          </table:table-cell>
          <table:table-cell table:style-name="ce1" table:formula="of:=CHAR(RANDBETWEEN(65;90) )&amp;CHAR(RANDBETWEEN(65;90) )&amp;CHAR(RANDBETWEEN(65;90) )&amp;CHAR(RANDBETWEEN(65;90) )" office:value-type="string" office:string-value="OFJK">
            <text:p>OFJK</text:p>
          </table:table-cell>
          <table:table-cell table:number-columns-repeated="1021"/>
        </table:table-row>
        <table:table-row table:style-name="ro1">
          <table:table-cell table:formula="of:=[.B460]&amp;&quot;-&quot;&amp;[.C460]" office:value-type="string" office:string-value="3644-MCGH">
            <text:p>3644-MCGH</text:p>
          </table:table-cell>
          <table:table-cell office:value-type="float" office:value="3644">
            <text:p>3644</text:p>
          </table:table-cell>
          <table:table-cell table:style-name="ce1" table:formula="of:=CHAR(RANDBETWEEN(65;90) )&amp;CHAR(RANDBETWEEN(65;90) )&amp;CHAR(RANDBETWEEN(65;90) )&amp;CHAR(RANDBETWEEN(65;90) )" office:value-type="string" office:string-value="MCGH">
            <text:p>MCGH</text:p>
          </table:table-cell>
          <table:table-cell table:number-columns-repeated="1021"/>
        </table:table-row>
        <table:table-row table:style-name="ro1">
          <table:table-cell table:formula="of:=[.B461]&amp;&quot;-&quot;&amp;[.C461]" office:value-type="string" office:string-value="3645-XTLD">
            <text:p>3645-XTLD</text:p>
          </table:table-cell>
          <table:table-cell office:value-type="float" office:value="3645">
            <text:p>3645</text:p>
          </table:table-cell>
          <table:table-cell table:style-name="ce1" table:formula="of:=CHAR(RANDBETWEEN(65;90) )&amp;CHAR(RANDBETWEEN(65;90) )&amp;CHAR(RANDBETWEEN(65;90) )&amp;CHAR(RANDBETWEEN(65;90) )" office:value-type="string" office:string-value="XTLD">
            <text:p>XTLD</text:p>
          </table:table-cell>
          <table:table-cell table:number-columns-repeated="1021"/>
        </table:table-row>
        <table:table-row table:style-name="ro1">
          <table:table-cell table:formula="of:=[.B462]&amp;&quot;-&quot;&amp;[.C462]" office:value-type="string" office:string-value="3647-UXKS">
            <text:p>3647-UXKS</text:p>
          </table:table-cell>
          <table:table-cell office:value-type="float" office:value="3647">
            <text:p>3647</text:p>
          </table:table-cell>
          <table:table-cell table:style-name="ce1" table:formula="of:=CHAR(RANDBETWEEN(65;90) )&amp;CHAR(RANDBETWEEN(65;90) )&amp;CHAR(RANDBETWEEN(65;90) )&amp;CHAR(RANDBETWEEN(65;90) )" office:value-type="string" office:string-value="UXKS">
            <text:p>UXKS</text:p>
          </table:table-cell>
          <table:table-cell table:number-columns-repeated="1021"/>
        </table:table-row>
        <table:table-row table:style-name="ro1">
          <table:table-cell table:formula="of:=[.B463]&amp;&quot;-&quot;&amp;[.C463]" office:value-type="string" office:string-value="3648-FTBK">
            <text:p>3648-FTBK</text:p>
          </table:table-cell>
          <table:table-cell office:value-type="float" office:value="3648">
            <text:p>3648</text:p>
          </table:table-cell>
          <table:table-cell table:style-name="ce1" table:formula="of:=CHAR(RANDBETWEEN(65;90) )&amp;CHAR(RANDBETWEEN(65;90) )&amp;CHAR(RANDBETWEEN(65;90) )&amp;CHAR(RANDBETWEEN(65;90) )" office:value-type="string" office:string-value="FTBK">
            <text:p>FTBK</text:p>
          </table:table-cell>
          <table:table-cell table:number-columns-repeated="1021"/>
        </table:table-row>
        <table:table-row table:style-name="ro1">
          <table:table-cell table:formula="of:=[.B464]&amp;&quot;-&quot;&amp;[.C464]" office:value-type="string" office:string-value="3649-UUGY">
            <text:p>3649-UUGY</text:p>
          </table:table-cell>
          <table:table-cell office:value-type="float" office:value="3649">
            <text:p>3649</text:p>
          </table:table-cell>
          <table:table-cell table:style-name="ce1" table:formula="of:=CHAR(RANDBETWEEN(65;90) )&amp;CHAR(RANDBETWEEN(65;90) )&amp;CHAR(RANDBETWEEN(65;90) )&amp;CHAR(RANDBETWEEN(65;90) )" office:value-type="string" office:string-value="UUGY">
            <text:p>UUGY</text:p>
          </table:table-cell>
          <table:table-cell table:number-columns-repeated="1021"/>
        </table:table-row>
        <table:table-row table:style-name="ro1">
          <table:table-cell table:formula="of:=[.B465]&amp;&quot;-&quot;&amp;[.C465]" office:value-type="string" office:string-value="3650-XHVU">
            <text:p>3650-XHVU</text:p>
          </table:table-cell>
          <table:table-cell office:value-type="float" office:value="3650">
            <text:p>3650</text:p>
          </table:table-cell>
          <table:table-cell table:style-name="ce1" table:formula="of:=CHAR(RANDBETWEEN(65;90) )&amp;CHAR(RANDBETWEEN(65;90) )&amp;CHAR(RANDBETWEEN(65;90) )&amp;CHAR(RANDBETWEEN(65;90) )" office:value-type="string" office:string-value="XHVU">
            <text:p>XHVU</text:p>
          </table:table-cell>
          <table:table-cell table:number-columns-repeated="1021"/>
        </table:table-row>
        <table:table-row table:style-name="ro1">
          <table:table-cell table:formula="of:=[.B466]&amp;&quot;-&quot;&amp;[.C466]" office:value-type="string" office:string-value="3651-JTXK">
            <text:p>3651-JTXK</text:p>
          </table:table-cell>
          <table:table-cell office:value-type="float" office:value="3651">
            <text:p>3651</text:p>
          </table:table-cell>
          <table:table-cell table:style-name="ce1" table:formula="of:=CHAR(RANDBETWEEN(65;90) )&amp;CHAR(RANDBETWEEN(65;90) )&amp;CHAR(RANDBETWEEN(65;90) )&amp;CHAR(RANDBETWEEN(65;90) )" office:value-type="string" office:string-value="JTXK">
            <text:p>JTXK</text:p>
          </table:table-cell>
          <table:table-cell table:number-columns-repeated="1021"/>
        </table:table-row>
        <table:table-row table:style-name="ro1">
          <table:table-cell table:formula="of:=[.B467]&amp;&quot;-&quot;&amp;[.C467]" office:value-type="string" office:string-value="3652-XMWP">
            <text:p>3652-XMWP</text:p>
          </table:table-cell>
          <table:table-cell office:value-type="float" office:value="3652">
            <text:p>3652</text:p>
          </table:table-cell>
          <table:table-cell table:style-name="ce1" table:formula="of:=CHAR(RANDBETWEEN(65;90) )&amp;CHAR(RANDBETWEEN(65;90) )&amp;CHAR(RANDBETWEEN(65;90) )&amp;CHAR(RANDBETWEEN(65;90) )" office:value-type="string" office:string-value="XMWP">
            <text:p>XMWP</text:p>
          </table:table-cell>
          <table:table-cell table:number-columns-repeated="1021"/>
        </table:table-row>
        <table:table-row table:style-name="ro1">
          <table:table-cell table:formula="of:=[.B468]&amp;&quot;-&quot;&amp;[.C468]" office:value-type="string" office:string-value="3653-HNRL">
            <text:p>3653-HNRL</text:p>
          </table:table-cell>
          <table:table-cell office:value-type="float" office:value="3653">
            <text:p>3653</text:p>
          </table:table-cell>
          <table:table-cell table:style-name="ce1" table:formula="of:=CHAR(RANDBETWEEN(65;90) )&amp;CHAR(RANDBETWEEN(65;90) )&amp;CHAR(RANDBETWEEN(65;90) )&amp;CHAR(RANDBETWEEN(65;90) )" office:value-type="string" office:string-value="HNRL">
            <text:p>HNRL</text:p>
          </table:table-cell>
          <table:table-cell table:number-columns-repeated="1021"/>
        </table:table-row>
        <table:table-row table:style-name="ro1">
          <table:table-cell table:formula="of:=[.B469]&amp;&quot;-&quot;&amp;[.C469]" office:value-type="string" office:string-value="3654-KAAW">
            <text:p>3654-KAAW</text:p>
          </table:table-cell>
          <table:table-cell office:value-type="float" office:value="3654">
            <text:p>3654</text:p>
          </table:table-cell>
          <table:table-cell table:style-name="ce1" table:formula="of:=CHAR(RANDBETWEEN(65;90) )&amp;CHAR(RANDBETWEEN(65;90) )&amp;CHAR(RANDBETWEEN(65;90) )&amp;CHAR(RANDBETWEEN(65;90) )" office:value-type="string" office:string-value="KAAW">
            <text:p>KAAW</text:p>
          </table:table-cell>
          <table:table-cell table:number-columns-repeated="1021"/>
        </table:table-row>
        <table:table-row table:style-name="ro1">
          <table:table-cell table:formula="of:=[.B470]&amp;&quot;-&quot;&amp;[.C470]" office:value-type="string" office:string-value="3655-UHOV">
            <text:p>3655-UHOV</text:p>
          </table:table-cell>
          <table:table-cell office:value-type="float" office:value="3655">
            <text:p>3655</text:p>
          </table:table-cell>
          <table:table-cell table:style-name="ce1" table:formula="of:=CHAR(RANDBETWEEN(65;90) )&amp;CHAR(RANDBETWEEN(65;90) )&amp;CHAR(RANDBETWEEN(65;90) )&amp;CHAR(RANDBETWEEN(65;90) )" office:value-type="string" office:string-value="UHOV">
            <text:p>UHOV</text:p>
          </table:table-cell>
          <table:table-cell table:number-columns-repeated="1021"/>
        </table:table-row>
        <table:table-row table:style-name="ro1">
          <table:table-cell table:formula="of:=[.B471]&amp;&quot;-&quot;&amp;[.C471]" office:value-type="string" office:string-value="4009-VMTN">
            <text:p>4009-VMTN</text:p>
          </table:table-cell>
          <table:table-cell office:value-type="float" office:value="4009">
            <text:p>4009</text:p>
          </table:table-cell>
          <table:table-cell table:style-name="ce1" table:formula="of:=CHAR(RANDBETWEEN(65;90) )&amp;CHAR(RANDBETWEEN(65;90) )&amp;CHAR(RANDBETWEEN(65;90) )&amp;CHAR(RANDBETWEEN(65;90) )" office:value-type="string" office:string-value="VMTN">
            <text:p>VMTN</text:p>
          </table:table-cell>
          <table:table-cell table:number-columns-repeated="1021"/>
        </table:table-row>
        <table:table-row table:style-name="ro1">
          <table:table-cell table:formula="of:=[.B472]&amp;&quot;-&quot;&amp;[.C472]" office:value-type="string" office:string-value="3656-IGMP">
            <text:p>3656-IGMP</text:p>
          </table:table-cell>
          <table:table-cell office:value-type="float" office:value="3656">
            <text:p>3656</text:p>
          </table:table-cell>
          <table:table-cell table:style-name="ce1" table:formula="of:=CHAR(RANDBETWEEN(65;90) )&amp;CHAR(RANDBETWEEN(65;90) )&amp;CHAR(RANDBETWEEN(65;90) )&amp;CHAR(RANDBETWEEN(65;90) )" office:value-type="string" office:string-value="IGMP">
            <text:p>IGMP</text:p>
          </table:table-cell>
          <table:table-cell table:number-columns-repeated="1021"/>
        </table:table-row>
        <table:table-row table:style-name="ro1">
          <table:table-cell table:formula="of:=[.B473]&amp;&quot;-&quot;&amp;[.C473]" office:value-type="string" office:string-value="3657-KZDX">
            <text:p>3657-KZDX</text:p>
          </table:table-cell>
          <table:table-cell office:value-type="float" office:value="3657">
            <text:p>3657</text:p>
          </table:table-cell>
          <table:table-cell table:style-name="ce1" table:formula="of:=CHAR(RANDBETWEEN(65;90) )&amp;CHAR(RANDBETWEEN(65;90) )&amp;CHAR(RANDBETWEEN(65;90) )&amp;CHAR(RANDBETWEEN(65;90) )" office:value-type="string" office:string-value="KZDX">
            <text:p>KZDX</text:p>
          </table:table-cell>
          <table:table-cell table:number-columns-repeated="1021"/>
        </table:table-row>
        <table:table-row table:style-name="ro1">
          <table:table-cell table:formula="of:=[.B474]&amp;&quot;-&quot;&amp;[.C474]" office:value-type="string" office:string-value="3658-DVON">
            <text:p>3658-DVON</text:p>
          </table:table-cell>
          <table:table-cell office:value-type="float" office:value="3658">
            <text:p>3658</text:p>
          </table:table-cell>
          <table:table-cell table:style-name="ce1" table:formula="of:=CHAR(RANDBETWEEN(65;90) )&amp;CHAR(RANDBETWEEN(65;90) )&amp;CHAR(RANDBETWEEN(65;90) )&amp;CHAR(RANDBETWEEN(65;90) )" office:value-type="string" office:string-value="DVON">
            <text:p>DVON</text:p>
          </table:table-cell>
          <table:table-cell table:number-columns-repeated="1021"/>
        </table:table-row>
        <table:table-row table:style-name="ro1">
          <table:table-cell table:formula="of:=[.B475]&amp;&quot;-&quot;&amp;[.C475]" office:value-type="string" office:string-value="3659-YUMV">
            <text:p>3659-YUMV</text:p>
          </table:table-cell>
          <table:table-cell office:value-type="float" office:value="3659">
            <text:p>3659</text:p>
          </table:table-cell>
          <table:table-cell table:style-name="ce1" table:formula="of:=CHAR(RANDBETWEEN(65;90) )&amp;CHAR(RANDBETWEEN(65;90) )&amp;CHAR(RANDBETWEEN(65;90) )&amp;CHAR(RANDBETWEEN(65;90) )" office:value-type="string" office:string-value="YUMV">
            <text:p>YUMV</text:p>
          </table:table-cell>
          <table:table-cell table:number-columns-repeated="1021"/>
        </table:table-row>
        <table:table-row table:style-name="ro1">
          <table:table-cell table:formula="of:=[.B476]&amp;&quot;-&quot;&amp;[.C476]" office:value-type="string" office:string-value="3660-MBBU">
            <text:p>3660-MBBU</text:p>
          </table:table-cell>
          <table:table-cell office:value-type="float" office:value="3660">
            <text:p>3660</text:p>
          </table:table-cell>
          <table:table-cell table:style-name="ce1" table:formula="of:=CHAR(RANDBETWEEN(65;90) )&amp;CHAR(RANDBETWEEN(65;90) )&amp;CHAR(RANDBETWEEN(65;90) )&amp;CHAR(RANDBETWEEN(65;90) )" office:value-type="string" office:string-value="MBBU">
            <text:p>MBBU</text:p>
          </table:table-cell>
          <table:table-cell table:number-columns-repeated="1021"/>
        </table:table-row>
        <table:table-row table:style-name="ro1">
          <table:table-cell table:formula="of:=[.B477]&amp;&quot;-&quot;&amp;[.C477]" office:value-type="string" office:string-value="3661-OVSA">
            <text:p>3661-OVSA</text:p>
          </table:table-cell>
          <table:table-cell office:value-type="float" office:value="3661">
            <text:p>3661</text:p>
          </table:table-cell>
          <table:table-cell table:style-name="ce1" table:formula="of:=CHAR(RANDBETWEEN(65;90) )&amp;CHAR(RANDBETWEEN(65;90) )&amp;CHAR(RANDBETWEEN(65;90) )&amp;CHAR(RANDBETWEEN(65;90) )" office:value-type="string" office:string-value="OVSA">
            <text:p>OVSA</text:p>
          </table:table-cell>
          <table:table-cell table:number-columns-repeated="1021"/>
        </table:table-row>
        <table:table-row table:style-name="ro1">
          <table:table-cell table:formula="of:=[.B478]&amp;&quot;-&quot;&amp;[.C478]" office:value-type="string" office:string-value="3662-LXGX">
            <text:p>3662-LXGX</text:p>
          </table:table-cell>
          <table:table-cell office:value-type="float" office:value="3662">
            <text:p>3662</text:p>
          </table:table-cell>
          <table:table-cell table:style-name="ce1" table:formula="of:=CHAR(RANDBETWEEN(65;90) )&amp;CHAR(RANDBETWEEN(65;90) )&amp;CHAR(RANDBETWEEN(65;90) )&amp;CHAR(RANDBETWEEN(65;90) )" office:value-type="string" office:string-value="LXGX">
            <text:p>LXGX</text:p>
          </table:table-cell>
          <table:table-cell table:number-columns-repeated="1021"/>
        </table:table-row>
        <table:table-row table:style-name="ro1">
          <table:table-cell table:formula="of:=[.B479]&amp;&quot;-&quot;&amp;[.C479]" office:value-type="string" office:string-value="3663-POFP">
            <text:p>3663-POFP</text:p>
          </table:table-cell>
          <table:table-cell office:value-type="float" office:value="3663">
            <text:p>3663</text:p>
          </table:table-cell>
          <table:table-cell table:style-name="ce1" table:formula="of:=CHAR(RANDBETWEEN(65;90) )&amp;CHAR(RANDBETWEEN(65;90) )&amp;CHAR(RANDBETWEEN(65;90) )&amp;CHAR(RANDBETWEEN(65;90) )" office:value-type="string" office:string-value="POFP">
            <text:p>POFP</text:p>
          </table:table-cell>
          <table:table-cell table:number-columns-repeated="1021"/>
        </table:table-row>
        <table:table-row table:style-name="ro1">
          <table:table-cell table:formula="of:=[.B480]&amp;&quot;-&quot;&amp;[.C480]" office:value-type="string" office:string-value="3664-LRXH">
            <text:p>3664-LRXH</text:p>
          </table:table-cell>
          <table:table-cell office:value-type="float" office:value="3664">
            <text:p>3664</text:p>
          </table:table-cell>
          <table:table-cell table:style-name="ce1" table:formula="of:=CHAR(RANDBETWEEN(65;90) )&amp;CHAR(RANDBETWEEN(65;90) )&amp;CHAR(RANDBETWEEN(65;90) )&amp;CHAR(RANDBETWEEN(65;90) )" office:value-type="string" office:string-value="LRXH">
            <text:p>LRXH</text:p>
          </table:table-cell>
          <table:table-cell table:number-columns-repeated="1021"/>
        </table:table-row>
        <table:table-row table:style-name="ro1">
          <table:table-cell table:formula="of:=[.B481]&amp;&quot;-&quot;&amp;[.C481]" office:value-type="string" office:string-value="3665-WSGY">
            <text:p>3665-WSGY</text:p>
          </table:table-cell>
          <table:table-cell office:value-type="float" office:value="3665">
            <text:p>3665</text:p>
          </table:table-cell>
          <table:table-cell table:style-name="ce1" table:formula="of:=CHAR(RANDBETWEEN(65;90) )&amp;CHAR(RANDBETWEEN(65;90) )&amp;CHAR(RANDBETWEEN(65;90) )&amp;CHAR(RANDBETWEEN(65;90) )" office:value-type="string" office:string-value="WSGY">
            <text:p>WSGY</text:p>
          </table:table-cell>
          <table:table-cell table:number-columns-repeated="1021"/>
        </table:table-row>
        <table:table-row table:style-name="ro1">
          <table:table-cell table:formula="of:=[.B482]&amp;&quot;-&quot;&amp;[.C482]" office:value-type="string" office:string-value="3666-KSPU">
            <text:p>3666-KSPU</text:p>
          </table:table-cell>
          <table:table-cell office:value-type="float" office:value="3666">
            <text:p>3666</text:p>
          </table:table-cell>
          <table:table-cell table:style-name="ce1" table:formula="of:=CHAR(RANDBETWEEN(65;90) )&amp;CHAR(RANDBETWEEN(65;90) )&amp;CHAR(RANDBETWEEN(65;90) )&amp;CHAR(RANDBETWEEN(65;90) )" office:value-type="string" office:string-value="KSPU">
            <text:p>KSPU</text:p>
          </table:table-cell>
          <table:table-cell table:number-columns-repeated="1021"/>
        </table:table-row>
        <table:table-row table:style-name="ro1">
          <table:table-cell table:formula="of:=[.B483]&amp;&quot;-&quot;&amp;[.C483]" office:value-type="string" office:string-value="3667-JRSP">
            <text:p>3667-JRSP</text:p>
          </table:table-cell>
          <table:table-cell office:value-type="float" office:value="3667">
            <text:p>3667</text:p>
          </table:table-cell>
          <table:table-cell table:style-name="ce1" table:formula="of:=CHAR(RANDBETWEEN(65;90) )&amp;CHAR(RANDBETWEEN(65;90) )&amp;CHAR(RANDBETWEEN(65;90) )&amp;CHAR(RANDBETWEEN(65;90) )" office:value-type="string" office:string-value="JRSP">
            <text:p>JRSP</text:p>
          </table:table-cell>
          <table:table-cell table:number-columns-repeated="1021"/>
        </table:table-row>
        <table:table-row table:style-name="ro1">
          <table:table-cell table:formula="of:=[.B484]&amp;&quot;-&quot;&amp;[.C484]" office:value-type="string" office:string-value="3668-RZRW">
            <text:p>3668-RZRW</text:p>
          </table:table-cell>
          <table:table-cell office:value-type="float" office:value="3668">
            <text:p>3668</text:p>
          </table:table-cell>
          <table:table-cell table:style-name="ce1" table:formula="of:=CHAR(RANDBETWEEN(65;90) )&amp;CHAR(RANDBETWEEN(65;90) )&amp;CHAR(RANDBETWEEN(65;90) )&amp;CHAR(RANDBETWEEN(65;90) )" office:value-type="string" office:string-value="RZRW">
            <text:p>RZRW</text:p>
          </table:table-cell>
          <table:table-cell table:number-columns-repeated="1021"/>
        </table:table-row>
        <table:table-row table:style-name="ro1">
          <table:table-cell table:formula="of:=[.B485]&amp;&quot;-&quot;&amp;[.C485]" office:value-type="string" office:string-value="3669-FTVA">
            <text:p>3669-FTVA</text:p>
          </table:table-cell>
          <table:table-cell office:value-type="float" office:value="3669">
            <text:p>3669</text:p>
          </table:table-cell>
          <table:table-cell table:style-name="ce1" table:formula="of:=CHAR(RANDBETWEEN(65;90) )&amp;CHAR(RANDBETWEEN(65;90) )&amp;CHAR(RANDBETWEEN(65;90) )&amp;CHAR(RANDBETWEEN(65;90) )" office:value-type="string" office:string-value="FTVA">
            <text:p>FTVA</text:p>
          </table:table-cell>
          <table:table-cell table:number-columns-repeated="1021"/>
        </table:table-row>
        <table:table-row table:style-name="ro1">
          <table:table-cell table:formula="of:=[.B486]&amp;&quot;-&quot;&amp;[.C486]" office:value-type="string" office:string-value="3670-GGKH">
            <text:p>3670-GGKH</text:p>
          </table:table-cell>
          <table:table-cell office:value-type="float" office:value="3670">
            <text:p>3670</text:p>
          </table:table-cell>
          <table:table-cell table:style-name="ce1" table:formula="of:=CHAR(RANDBETWEEN(65;90) )&amp;CHAR(RANDBETWEEN(65;90) )&amp;CHAR(RANDBETWEEN(65;90) )&amp;CHAR(RANDBETWEEN(65;90) )" office:value-type="string" office:string-value="GGKH">
            <text:p>GGKH</text:p>
          </table:table-cell>
          <table:table-cell table:number-columns-repeated="1021"/>
        </table:table-row>
        <table:table-row table:style-name="ro1">
          <table:table-cell table:formula="of:=[.B487]&amp;&quot;-&quot;&amp;[.C487]" office:value-type="string" office:string-value="3671-UCDT">
            <text:p>3671-UCDT</text:p>
          </table:table-cell>
          <table:table-cell office:value-type="float" office:value="3671">
            <text:p>3671</text:p>
          </table:table-cell>
          <table:table-cell table:style-name="ce1" table:formula="of:=CHAR(RANDBETWEEN(65;90) )&amp;CHAR(RANDBETWEEN(65;90) )&amp;CHAR(RANDBETWEEN(65;90) )&amp;CHAR(RANDBETWEEN(65;90) )" office:value-type="string" office:string-value="UCDT">
            <text:p>UCDT</text:p>
          </table:table-cell>
          <table:table-cell table:number-columns-repeated="1021"/>
        </table:table-row>
        <table:table-row table:style-name="ro1">
          <table:table-cell table:formula="of:=[.B488]&amp;&quot;-&quot;&amp;[.C488]" office:value-type="string" office:string-value="3672-AQLQ">
            <text:p>3672-AQLQ</text:p>
          </table:table-cell>
          <table:table-cell office:value-type="float" office:value="3672">
            <text:p>3672</text:p>
          </table:table-cell>
          <table:table-cell table:style-name="ce1" table:formula="of:=CHAR(RANDBETWEEN(65;90) )&amp;CHAR(RANDBETWEEN(65;90) )&amp;CHAR(RANDBETWEEN(65;90) )&amp;CHAR(RANDBETWEEN(65;90) )" office:value-type="string" office:string-value="AQLQ">
            <text:p>AQLQ</text:p>
          </table:table-cell>
          <table:table-cell table:number-columns-repeated="1021"/>
        </table:table-row>
        <table:table-row table:style-name="ro1">
          <table:table-cell table:formula="of:=[.B489]&amp;&quot;-&quot;&amp;[.C489]" office:value-type="string" office:string-value="3673-BMJF">
            <text:p>3673-BMJF</text:p>
          </table:table-cell>
          <table:table-cell office:value-type="float" office:value="3673">
            <text:p>3673</text:p>
          </table:table-cell>
          <table:table-cell table:style-name="ce1" table:formula="of:=CHAR(RANDBETWEEN(65;90) )&amp;CHAR(RANDBETWEEN(65;90) )&amp;CHAR(RANDBETWEEN(65;90) )&amp;CHAR(RANDBETWEEN(65;90) )" office:value-type="string" office:string-value="BMJF">
            <text:p>BMJF</text:p>
          </table:table-cell>
          <table:table-cell table:number-columns-repeated="1021"/>
        </table:table-row>
        <table:table-row table:style-name="ro1">
          <table:table-cell table:formula="of:=[.B490]&amp;&quot;-&quot;&amp;[.C490]" office:value-type="string" office:string-value="3674-TBJF">
            <text:p>3674-TBJF</text:p>
          </table:table-cell>
          <table:table-cell office:value-type="float" office:value="3674">
            <text:p>3674</text:p>
          </table:table-cell>
          <table:table-cell table:style-name="ce1" table:formula="of:=CHAR(RANDBETWEEN(65;90) )&amp;CHAR(RANDBETWEEN(65;90) )&amp;CHAR(RANDBETWEEN(65;90) )&amp;CHAR(RANDBETWEEN(65;90) )" office:value-type="string" office:string-value="TBJF">
            <text:p>TBJF</text:p>
          </table:table-cell>
          <table:table-cell table:number-columns-repeated="1021"/>
        </table:table-row>
        <table:table-row table:style-name="ro1">
          <table:table-cell table:formula="of:=[.B491]&amp;&quot;-&quot;&amp;[.C491]" office:value-type="string" office:string-value="3675-HMLQ">
            <text:p>3675-HMLQ</text:p>
          </table:table-cell>
          <table:table-cell office:value-type="float" office:value="3675">
            <text:p>3675</text:p>
          </table:table-cell>
          <table:table-cell table:style-name="ce1" table:formula="of:=CHAR(RANDBETWEEN(65;90) )&amp;CHAR(RANDBETWEEN(65;90) )&amp;CHAR(RANDBETWEEN(65;90) )&amp;CHAR(RANDBETWEEN(65;90) )" office:value-type="string" office:string-value="HMLQ">
            <text:p>HMLQ</text:p>
          </table:table-cell>
          <table:table-cell table:number-columns-repeated="1021"/>
        </table:table-row>
        <table:table-row table:style-name="ro1">
          <table:table-cell table:formula="of:=[.B492]&amp;&quot;-&quot;&amp;[.C492]" office:value-type="string" office:string-value="3676-NBGM">
            <text:p>3676-NBGM</text:p>
          </table:table-cell>
          <table:table-cell office:value-type="float" office:value="3676">
            <text:p>3676</text:p>
          </table:table-cell>
          <table:table-cell table:style-name="ce1" table:formula="of:=CHAR(RANDBETWEEN(65;90) )&amp;CHAR(RANDBETWEEN(65;90) )&amp;CHAR(RANDBETWEEN(65;90) )&amp;CHAR(RANDBETWEEN(65;90) )" office:value-type="string" office:string-value="NBGM">
            <text:p>NBGM</text:p>
          </table:table-cell>
          <table:table-cell table:number-columns-repeated="1021"/>
        </table:table-row>
        <table:table-row table:style-name="ro1">
          <table:table-cell table:formula="of:=[.B493]&amp;&quot;-&quot;&amp;[.C493]" office:value-type="string" office:string-value="3677-JJLM">
            <text:p>3677-JJLM</text:p>
          </table:table-cell>
          <table:table-cell office:value-type="float" office:value="3677">
            <text:p>3677</text:p>
          </table:table-cell>
          <table:table-cell table:style-name="ce1" table:formula="of:=CHAR(RANDBETWEEN(65;90) )&amp;CHAR(RANDBETWEEN(65;90) )&amp;CHAR(RANDBETWEEN(65;90) )&amp;CHAR(RANDBETWEEN(65;90) )" office:value-type="string" office:string-value="JJLM">
            <text:p>JJLM</text:p>
          </table:table-cell>
          <table:table-cell table:number-columns-repeated="1021"/>
        </table:table-row>
        <table:table-row table:style-name="ro1">
          <table:table-cell table:formula="of:=[.B494]&amp;&quot;-&quot;&amp;[.C494]" office:value-type="string" office:string-value="3678-RYRV">
            <text:p>3678-RYRV</text:p>
          </table:table-cell>
          <table:table-cell office:value-type="float" office:value="3678">
            <text:p>3678</text:p>
          </table:table-cell>
          <table:table-cell table:style-name="ce1" table:formula="of:=CHAR(RANDBETWEEN(65;90) )&amp;CHAR(RANDBETWEEN(65;90) )&amp;CHAR(RANDBETWEEN(65;90) )&amp;CHAR(RANDBETWEEN(65;90) )" office:value-type="string" office:string-value="RYRV">
            <text:p>RYRV</text:p>
          </table:table-cell>
          <table:table-cell table:number-columns-repeated="1021"/>
        </table:table-row>
        <table:table-row table:style-name="ro1">
          <table:table-cell table:formula="of:=[.B495]&amp;&quot;-&quot;&amp;[.C495]" office:value-type="string" office:string-value="3679-XJMJ">
            <text:p>3679-XJMJ</text:p>
          </table:table-cell>
          <table:table-cell office:value-type="float" office:value="3679">
            <text:p>3679</text:p>
          </table:table-cell>
          <table:table-cell table:style-name="ce1" table:formula="of:=CHAR(RANDBETWEEN(65;90) )&amp;CHAR(RANDBETWEEN(65;90) )&amp;CHAR(RANDBETWEEN(65;90) )&amp;CHAR(RANDBETWEEN(65;90) )" office:value-type="string" office:string-value="XJMJ">
            <text:p>XJMJ</text:p>
          </table:table-cell>
          <table:table-cell table:number-columns-repeated="1021"/>
        </table:table-row>
        <table:table-row table:style-name="ro1">
          <table:table-cell table:formula="of:=[.B496]&amp;&quot;-&quot;&amp;[.C496]" office:value-type="string" office:string-value="3680-HDSS">
            <text:p>3680-HDSS</text:p>
          </table:table-cell>
          <table:table-cell office:value-type="float" office:value="3680">
            <text:p>3680</text:p>
          </table:table-cell>
          <table:table-cell table:style-name="ce1" table:formula="of:=CHAR(RANDBETWEEN(65;90) )&amp;CHAR(RANDBETWEEN(65;90) )&amp;CHAR(RANDBETWEEN(65;90) )&amp;CHAR(RANDBETWEEN(65;90) )" office:value-type="string" office:string-value="HDSS">
            <text:p>HDSS</text:p>
          </table:table-cell>
          <table:table-cell table:number-columns-repeated="1021"/>
        </table:table-row>
        <table:table-row table:style-name="ro1">
          <table:table-cell table:formula="of:=[.B497]&amp;&quot;-&quot;&amp;[.C497]" office:value-type="string" office:string-value="3681-NYDH">
            <text:p>3681-NYDH</text:p>
          </table:table-cell>
          <table:table-cell office:value-type="float" office:value="3681">
            <text:p>3681</text:p>
          </table:table-cell>
          <table:table-cell table:style-name="ce1" table:formula="of:=CHAR(RANDBETWEEN(65;90) )&amp;CHAR(RANDBETWEEN(65;90) )&amp;CHAR(RANDBETWEEN(65;90) )&amp;CHAR(RANDBETWEEN(65;90) )" office:value-type="string" office:string-value="NYDH">
            <text:p>NYDH</text:p>
          </table:table-cell>
          <table:table-cell table:number-columns-repeated="1021"/>
        </table:table-row>
        <table:table-row table:style-name="ro1">
          <table:table-cell table:formula="of:=[.B498]&amp;&quot;-&quot;&amp;[.C498]" office:value-type="string" office:string-value="3682-BDBN">
            <text:p>3682-BDBN</text:p>
          </table:table-cell>
          <table:table-cell office:value-type="float" office:value="3682">
            <text:p>3682</text:p>
          </table:table-cell>
          <table:table-cell table:style-name="ce1" table:formula="of:=CHAR(RANDBETWEEN(65;90) )&amp;CHAR(RANDBETWEEN(65;90) )&amp;CHAR(RANDBETWEEN(65;90) )&amp;CHAR(RANDBETWEEN(65;90) )" office:value-type="string" office:string-value="BDBN">
            <text:p>BDBN</text:p>
          </table:table-cell>
          <table:table-cell table:number-columns-repeated="1021"/>
        </table:table-row>
        <table:table-row table:style-name="ro1">
          <table:table-cell table:formula="of:=[.B499]&amp;&quot;-&quot;&amp;[.C499]" office:value-type="string" office:string-value="3683-ZMKD">
            <text:p>3683-ZMKD</text:p>
          </table:table-cell>
          <table:table-cell office:value-type="float" office:value="3683">
            <text:p>3683</text:p>
          </table:table-cell>
          <table:table-cell table:style-name="ce1" table:formula="of:=CHAR(RANDBETWEEN(65;90) )&amp;CHAR(RANDBETWEEN(65;90) )&amp;CHAR(RANDBETWEEN(65;90) )&amp;CHAR(RANDBETWEEN(65;90) )" office:value-type="string" office:string-value="ZMKD">
            <text:p>ZMKD</text:p>
          </table:table-cell>
          <table:table-cell table:number-columns-repeated="1021"/>
        </table:table-row>
        <table:table-row table:style-name="ro1">
          <table:table-cell table:formula="of:=[.B500]&amp;&quot;-&quot;&amp;[.C500]" office:value-type="string" office:string-value="3684-HXFZ">
            <text:p>3684-HXFZ</text:p>
          </table:table-cell>
          <table:table-cell office:value-type="float" office:value="3684">
            <text:p>3684</text:p>
          </table:table-cell>
          <table:table-cell table:style-name="ce1" table:formula="of:=CHAR(RANDBETWEEN(65;90) )&amp;CHAR(RANDBETWEEN(65;90) )&amp;CHAR(RANDBETWEEN(65;90) )&amp;CHAR(RANDBETWEEN(65;90) )" office:value-type="string" office:string-value="HXFZ">
            <text:p>HXFZ</text:p>
          </table:table-cell>
          <table:table-cell table:number-columns-repeated="1021"/>
        </table:table-row>
        <table:table-row table:style-name="ro1">
          <table:table-cell table:formula="of:=[.B501]&amp;&quot;-&quot;&amp;[.C501]" office:value-type="string" office:string-value="3685-XPCG">
            <text:p>3685-XPCG</text:p>
          </table:table-cell>
          <table:table-cell office:value-type="float" office:value="3685">
            <text:p>3685</text:p>
          </table:table-cell>
          <table:table-cell table:style-name="ce1" table:formula="of:=CHAR(RANDBETWEEN(65;90) )&amp;CHAR(RANDBETWEEN(65;90) )&amp;CHAR(RANDBETWEEN(65;90) )&amp;CHAR(RANDBETWEEN(65;90) )" office:value-type="string" office:string-value="XPCG">
            <text:p>XPCG</text:p>
          </table:table-cell>
          <table:table-cell table:number-columns-repeated="1021"/>
        </table:table-row>
        <table:table-row table:style-name="ro1">
          <table:table-cell table:formula="of:=[.B502]&amp;&quot;-&quot;&amp;[.C502]" office:value-type="string" office:string-value="3687-IGOV">
            <text:p>3687-IGOV</text:p>
          </table:table-cell>
          <table:table-cell office:value-type="float" office:value="3687">
            <text:p>3687</text:p>
          </table:table-cell>
          <table:table-cell table:style-name="ce1" table:formula="of:=CHAR(RANDBETWEEN(65;90) )&amp;CHAR(RANDBETWEEN(65;90) )&amp;CHAR(RANDBETWEEN(65;90) )&amp;CHAR(RANDBETWEEN(65;90) )" office:value-type="string" office:string-value="IGOV">
            <text:p>IGOV</text:p>
          </table:table-cell>
          <table:table-cell table:number-columns-repeated="1021"/>
        </table:table-row>
        <table:table-row table:style-name="ro1">
          <table:table-cell table:formula="of:=[.B503]&amp;&quot;-&quot;&amp;[.C503]" office:value-type="string" office:string-value="3688-GBOL">
            <text:p>3688-GBOL</text:p>
          </table:table-cell>
          <table:table-cell office:value-type="float" office:value="3688">
            <text:p>3688</text:p>
          </table:table-cell>
          <table:table-cell table:style-name="ce1" table:formula="of:=CHAR(RANDBETWEEN(65;90) )&amp;CHAR(RANDBETWEEN(65;90) )&amp;CHAR(RANDBETWEEN(65;90) )&amp;CHAR(RANDBETWEEN(65;90) )" office:value-type="string" office:string-value="GBOL">
            <text:p>GBOL</text:p>
          </table:table-cell>
          <table:table-cell table:number-columns-repeated="1021"/>
        </table:table-row>
        <table:table-row table:style-name="ro1">
          <table:table-cell table:formula="of:=[.B504]&amp;&quot;-&quot;&amp;[.C504]" office:value-type="string" office:string-value="3689-BEAL">
            <text:p>3689-BEAL</text:p>
          </table:table-cell>
          <table:table-cell office:value-type="float" office:value="3689">
            <text:p>3689</text:p>
          </table:table-cell>
          <table:table-cell table:style-name="ce1" table:formula="of:=CHAR(RANDBETWEEN(65;90) )&amp;CHAR(RANDBETWEEN(65;90) )&amp;CHAR(RANDBETWEEN(65;90) )&amp;CHAR(RANDBETWEEN(65;90) )" office:value-type="string" office:string-value="BEAL">
            <text:p>BEAL</text:p>
          </table:table-cell>
          <table:table-cell table:number-columns-repeated="1021"/>
        </table:table-row>
        <table:table-row table:style-name="ro1">
          <table:table-cell table:formula="of:=[.B505]&amp;&quot;-&quot;&amp;[.C505]" office:value-type="string" office:string-value="3690-MAIN">
            <text:p>3690-MAIN</text:p>
          </table:table-cell>
          <table:table-cell office:value-type="float" office:value="3690">
            <text:p>3690</text:p>
          </table:table-cell>
          <table:table-cell table:style-name="ce1" table:formula="of:=CHAR(RANDBETWEEN(65;90) )&amp;CHAR(RANDBETWEEN(65;90) )&amp;CHAR(RANDBETWEEN(65;90) )&amp;CHAR(RANDBETWEEN(65;90) )" office:value-type="string" office:string-value="MAIN">
            <text:p>MAIN</text:p>
          </table:table-cell>
          <table:table-cell table:number-columns-repeated="1021"/>
        </table:table-row>
        <table:table-row table:style-name="ro1">
          <table:table-cell table:formula="of:=[.B506]&amp;&quot;-&quot;&amp;[.C506]" office:value-type="string" office:string-value="3691-VTUY">
            <text:p>3691-VTUY</text:p>
          </table:table-cell>
          <table:table-cell office:value-type="float" office:value="3691">
            <text:p>3691</text:p>
          </table:table-cell>
          <table:table-cell table:style-name="ce1" table:formula="of:=CHAR(RANDBETWEEN(65;90) )&amp;CHAR(RANDBETWEEN(65;90) )&amp;CHAR(RANDBETWEEN(65;90) )&amp;CHAR(RANDBETWEEN(65;90) )" office:value-type="string" office:string-value="VTUY">
            <text:p>VTUY</text:p>
          </table:table-cell>
          <table:table-cell table:number-columns-repeated="1021"/>
        </table:table-row>
        <table:table-row table:style-name="ro1">
          <table:table-cell table:formula="of:=[.B507]&amp;&quot;-&quot;&amp;[.C507]" office:value-type="string" office:string-value="4001-FJHL">
            <text:p>4001-FJHL</text:p>
          </table:table-cell>
          <table:table-cell office:value-type="float" office:value="4001">
            <text:p>4001</text:p>
          </table:table-cell>
          <table:table-cell table:style-name="ce1" table:formula="of:=CHAR(RANDBETWEEN(65;90) )&amp;CHAR(RANDBETWEEN(65;90) )&amp;CHAR(RANDBETWEEN(65;90) )&amp;CHAR(RANDBETWEEN(65;90) )" office:value-type="string" office:string-value="FJHL">
            <text:p>FJHL</text:p>
          </table:table-cell>
          <table:table-cell table:number-columns-repeated="1021"/>
        </table:table-row>
        <table:table-row table:style-name="ro1">
          <table:table-cell table:formula="of:=[.B508]&amp;&quot;-&quot;&amp;[.C508]" office:value-type="string" office:string-value="3692-XWSV">
            <text:p>3692-XWSV</text:p>
          </table:table-cell>
          <table:table-cell office:value-type="float" office:value="3692">
            <text:p>3692</text:p>
          </table:table-cell>
          <table:table-cell table:style-name="ce1" table:formula="of:=CHAR(RANDBETWEEN(65;90) )&amp;CHAR(RANDBETWEEN(65;90) )&amp;CHAR(RANDBETWEEN(65;90) )&amp;CHAR(RANDBETWEEN(65;90) )" office:value-type="string" office:string-value="XWSV">
            <text:p>XWSV</text:p>
          </table:table-cell>
          <table:table-cell table:number-columns-repeated="1021"/>
        </table:table-row>
        <table:table-row table:style-name="ro1">
          <table:table-cell table:formula="of:=[.B509]&amp;&quot;-&quot;&amp;[.C509]" office:value-type="string" office:string-value="3693-RLAF">
            <text:p>3693-RLAF</text:p>
          </table:table-cell>
          <table:table-cell office:value-type="float" office:value="3693">
            <text:p>3693</text:p>
          </table:table-cell>
          <table:table-cell table:style-name="ce1" table:formula="of:=CHAR(RANDBETWEEN(65;90) )&amp;CHAR(RANDBETWEEN(65;90) )&amp;CHAR(RANDBETWEEN(65;90) )&amp;CHAR(RANDBETWEEN(65;90) )" office:value-type="string" office:string-value="RLAF">
            <text:p>RLAF</text:p>
          </table:table-cell>
          <table:table-cell table:number-columns-repeated="1021"/>
        </table:table-row>
        <table:table-row table:style-name="ro1">
          <table:table-cell table:formula="of:=[.B510]&amp;&quot;-&quot;&amp;[.C510]" office:value-type="string" office:string-value="3694-BAPB">
            <text:p>3694-BAPB</text:p>
          </table:table-cell>
          <table:table-cell office:value-type="float" office:value="3694">
            <text:p>3694</text:p>
          </table:table-cell>
          <table:table-cell table:style-name="ce1" table:formula="of:=CHAR(RANDBETWEEN(65;90) )&amp;CHAR(RANDBETWEEN(65;90) )&amp;CHAR(RANDBETWEEN(65;90) )&amp;CHAR(RANDBETWEEN(65;90) )" office:value-type="string" office:string-value="BAPB">
            <text:p>BAPB</text:p>
          </table:table-cell>
          <table:table-cell table:number-columns-repeated="1021"/>
        </table:table-row>
        <table:table-row table:style-name="ro1">
          <table:table-cell table:formula="of:=[.B511]&amp;&quot;-&quot;&amp;[.C511]" office:value-type="string" office:string-value="3696-CILU">
            <text:p>3696-CILU</text:p>
          </table:table-cell>
          <table:table-cell office:value-type="float" office:value="3696">
            <text:p>3696</text:p>
          </table:table-cell>
          <table:table-cell table:style-name="ce1" table:formula="of:=CHAR(RANDBETWEEN(65;90) )&amp;CHAR(RANDBETWEEN(65;90) )&amp;CHAR(RANDBETWEEN(65;90) )&amp;CHAR(RANDBETWEEN(65;90) )" office:value-type="string" office:string-value="CILU">
            <text:p>CILU</text:p>
          </table:table-cell>
          <table:table-cell table:number-columns-repeated="1021"/>
        </table:table-row>
        <table:table-row table:style-name="ro1">
          <table:table-cell table:formula="of:=[.B512]&amp;&quot;-&quot;&amp;[.C512]" office:value-type="string" office:string-value="3697-VIFI">
            <text:p>3697-VIFI</text:p>
          </table:table-cell>
          <table:table-cell office:value-type="float" office:value="3697">
            <text:p>3697</text:p>
          </table:table-cell>
          <table:table-cell table:style-name="ce1" table:formula="of:=CHAR(RANDBETWEEN(65;90) )&amp;CHAR(RANDBETWEEN(65;90) )&amp;CHAR(RANDBETWEEN(65;90) )&amp;CHAR(RANDBETWEEN(65;90) )" office:value-type="string" office:string-value="VIFI">
            <text:p>VIFI</text:p>
          </table:table-cell>
          <table:table-cell table:number-columns-repeated="1021"/>
        </table:table-row>
        <table:table-row table:style-name="ro1">
          <table:table-cell table:formula="of:=[.B513]&amp;&quot;-&quot;&amp;[.C513]" office:value-type="string" office:string-value="3698-FYJX">
            <text:p>3698-FYJX</text:p>
          </table:table-cell>
          <table:table-cell office:value-type="float" office:value="3698">
            <text:p>3698</text:p>
          </table:table-cell>
          <table:table-cell table:style-name="ce1" table:formula="of:=CHAR(RANDBETWEEN(65;90) )&amp;CHAR(RANDBETWEEN(65;90) )&amp;CHAR(RANDBETWEEN(65;90) )&amp;CHAR(RANDBETWEEN(65;90) )" office:value-type="string" office:string-value="FYJX">
            <text:p>FYJX</text:p>
          </table:table-cell>
          <table:table-cell table:number-columns-repeated="1021"/>
        </table:table-row>
        <table:table-row table:style-name="ro1">
          <table:table-cell table:formula="of:=[.B514]&amp;&quot;-&quot;&amp;[.C514]" office:value-type="string" office:string-value="3699-OYIC">
            <text:p>3699-OYIC</text:p>
          </table:table-cell>
          <table:table-cell office:value-type="float" office:value="3699">
            <text:p>3699</text:p>
          </table:table-cell>
          <table:table-cell table:style-name="ce1" table:formula="of:=CHAR(RANDBETWEEN(65;90) )&amp;CHAR(RANDBETWEEN(65;90) )&amp;CHAR(RANDBETWEEN(65;90) )&amp;CHAR(RANDBETWEEN(65;90) )" office:value-type="string" office:string-value="OYIC">
            <text:p>OYIC</text:p>
          </table:table-cell>
          <table:table-cell table:number-columns-repeated="1021"/>
        </table:table-row>
        <table:table-row table:style-name="ro1">
          <table:table-cell table:formula="of:=[.B515]&amp;&quot;-&quot;&amp;[.C515]" office:value-type="string" office:string-value="3700-TBXE">
            <text:p>3700-TBXE</text:p>
          </table:table-cell>
          <table:table-cell office:value-type="float" office:value="3700">
            <text:p>3700</text:p>
          </table:table-cell>
          <table:table-cell table:style-name="ce1" table:formula="of:=CHAR(RANDBETWEEN(65;90) )&amp;CHAR(RANDBETWEEN(65;90) )&amp;CHAR(RANDBETWEEN(65;90) )&amp;CHAR(RANDBETWEEN(65;90) )" office:value-type="string" office:string-value="TBXE">
            <text:p>TBXE</text:p>
          </table:table-cell>
          <table:table-cell table:number-columns-repeated="1021"/>
        </table:table-row>
        <table:table-row table:style-name="ro1">
          <table:table-cell table:formula="of:=[.B516]&amp;&quot;-&quot;&amp;[.C516]" office:value-type="string" office:string-value="3701-CRRH">
            <text:p>3701-CRRH</text:p>
          </table:table-cell>
          <table:table-cell office:value-type="float" office:value="3701">
            <text:p>3701</text:p>
          </table:table-cell>
          <table:table-cell table:style-name="ce1" table:formula="of:=CHAR(RANDBETWEEN(65;90) )&amp;CHAR(RANDBETWEEN(65;90) )&amp;CHAR(RANDBETWEEN(65;90) )&amp;CHAR(RANDBETWEEN(65;90) )" office:value-type="string" office:string-value="CRRH">
            <text:p>CRRH</text:p>
          </table:table-cell>
          <table:table-cell table:number-columns-repeated="1021"/>
        </table:table-row>
        <table:table-row table:style-name="ro1">
          <table:table-cell table:formula="of:=[.B517]&amp;&quot;-&quot;&amp;[.C517]" office:value-type="string" office:string-value="3703-KHGI">
            <text:p>3703-KHGI</text:p>
          </table:table-cell>
          <table:table-cell office:value-type="float" office:value="3703">
            <text:p>3703</text:p>
          </table:table-cell>
          <table:table-cell table:style-name="ce1" table:formula="of:=CHAR(RANDBETWEEN(65;90) )&amp;CHAR(RANDBETWEEN(65;90) )&amp;CHAR(RANDBETWEEN(65;90) )&amp;CHAR(RANDBETWEEN(65;90) )" office:value-type="string" office:string-value="KHGI">
            <text:p>KHGI</text:p>
          </table:table-cell>
          <table:table-cell table:number-columns-repeated="1021"/>
        </table:table-row>
        <table:table-row table:style-name="ro1">
          <table:table-cell table:formula="of:=[.B518]&amp;&quot;-&quot;&amp;[.C518]" office:value-type="string" office:string-value="3704-YQLO">
            <text:p>3704-YQLO</text:p>
          </table:table-cell>
          <table:table-cell office:value-type="float" office:value="3704">
            <text:p>3704</text:p>
          </table:table-cell>
          <table:table-cell table:style-name="ce1" table:formula="of:=CHAR(RANDBETWEEN(65;90) )&amp;CHAR(RANDBETWEEN(65;90) )&amp;CHAR(RANDBETWEEN(65;90) )&amp;CHAR(RANDBETWEEN(65;90) )" office:value-type="string" office:string-value="YQLO">
            <text:p>YQLO</text:p>
          </table:table-cell>
          <table:table-cell table:number-columns-repeated="1021"/>
        </table:table-row>
        <table:table-row table:style-name="ro1">
          <table:table-cell table:formula="of:=[.B519]&amp;&quot;-&quot;&amp;[.C519]" office:value-type="string" office:string-value="3705-VXZP">
            <text:p>3705-VXZP</text:p>
          </table:table-cell>
          <table:table-cell office:value-type="float" office:value="3705">
            <text:p>3705</text:p>
          </table:table-cell>
          <table:table-cell table:style-name="ce1" table:formula="of:=CHAR(RANDBETWEEN(65;90) )&amp;CHAR(RANDBETWEEN(65;90) )&amp;CHAR(RANDBETWEEN(65;90) )&amp;CHAR(RANDBETWEEN(65;90) )" office:value-type="string" office:string-value="VXZP">
            <text:p>VXZP</text:p>
          </table:table-cell>
          <table:table-cell table:number-columns-repeated="1021"/>
        </table:table-row>
        <table:table-row table:style-name="ro1">
          <table:table-cell table:formula="of:=[.B520]&amp;&quot;-&quot;&amp;[.C520]" office:value-type="string" office:string-value="3706-TYRV">
            <text:p>3706-TYRV</text:p>
          </table:table-cell>
          <table:table-cell office:value-type="float" office:value="3706">
            <text:p>3706</text:p>
          </table:table-cell>
          <table:table-cell table:style-name="ce1" table:formula="of:=CHAR(RANDBETWEEN(65;90) )&amp;CHAR(RANDBETWEEN(65;90) )&amp;CHAR(RANDBETWEEN(65;90) )&amp;CHAR(RANDBETWEEN(65;90) )" office:value-type="string" office:string-value="TYRV">
            <text:p>TYRV</text:p>
          </table:table-cell>
          <table:table-cell table:number-columns-repeated="1021"/>
        </table:table-row>
        <table:table-row table:style-name="ro1">
          <table:table-cell table:formula="of:=[.B521]&amp;&quot;-&quot;&amp;[.C521]" office:value-type="string" office:string-value="3707-YQUV">
            <text:p>3707-YQUV</text:p>
          </table:table-cell>
          <table:table-cell office:value-type="float" office:value="3707">
            <text:p>3707</text:p>
          </table:table-cell>
          <table:table-cell table:style-name="ce1" table:formula="of:=CHAR(RANDBETWEEN(65;90) )&amp;CHAR(RANDBETWEEN(65;90) )&amp;CHAR(RANDBETWEEN(65;90) )&amp;CHAR(RANDBETWEEN(65;90) )" office:value-type="string" office:string-value="YQUV">
            <text:p>YQUV</text:p>
          </table:table-cell>
          <table:table-cell table:number-columns-repeated="1021"/>
        </table:table-row>
        <table:table-row table:style-name="ro1">
          <table:table-cell table:formula="of:=[.B522]&amp;&quot;-&quot;&amp;[.C522]" office:value-type="string" office:string-value="3708-LZBT">
            <text:p>3708-LZBT</text:p>
          </table:table-cell>
          <table:table-cell office:value-type="float" office:value="3708">
            <text:p>3708</text:p>
          </table:table-cell>
          <table:table-cell table:style-name="ce1" table:formula="of:=CHAR(RANDBETWEEN(65;90) )&amp;CHAR(RANDBETWEEN(65;90) )&amp;CHAR(RANDBETWEEN(65;90) )&amp;CHAR(RANDBETWEEN(65;90) )" office:value-type="string" office:string-value="LZBT">
            <text:p>LZBT</text:p>
          </table:table-cell>
          <table:table-cell table:number-columns-repeated="1021"/>
        </table:table-row>
        <table:table-row table:style-name="ro1">
          <table:table-cell table:formula="of:=[.B523]&amp;&quot;-&quot;&amp;[.C523]" office:value-type="string" office:string-value="3709-EKJW">
            <text:p>3709-EKJW</text:p>
          </table:table-cell>
          <table:table-cell office:value-type="float" office:value="3709">
            <text:p>3709</text:p>
          </table:table-cell>
          <table:table-cell table:style-name="ce1" table:formula="of:=CHAR(RANDBETWEEN(65;90) )&amp;CHAR(RANDBETWEEN(65;90) )&amp;CHAR(RANDBETWEEN(65;90) )&amp;CHAR(RANDBETWEEN(65;90) )" office:value-type="string" office:string-value="EKJW">
            <text:p>EKJW</text:p>
          </table:table-cell>
          <table:table-cell table:number-columns-repeated="1021"/>
        </table:table-row>
        <table:table-row table:style-name="ro1">
          <table:table-cell table:formula="of:=[.B524]&amp;&quot;-&quot;&amp;[.C524]" office:value-type="string" office:string-value="3710-NCLD">
            <text:p>3710-NCLD</text:p>
          </table:table-cell>
          <table:table-cell office:value-type="float" office:value="3710">
            <text:p>3710</text:p>
          </table:table-cell>
          <table:table-cell table:style-name="ce1" table:formula="of:=CHAR(RANDBETWEEN(65;90) )&amp;CHAR(RANDBETWEEN(65;90) )&amp;CHAR(RANDBETWEEN(65;90) )&amp;CHAR(RANDBETWEEN(65;90) )" office:value-type="string" office:string-value="NCLD">
            <text:p>NCLD</text:p>
          </table:table-cell>
          <table:table-cell table:number-columns-repeated="1021"/>
        </table:table-row>
        <table:table-row table:style-name="ro1">
          <table:table-cell table:formula="of:=[.B525]&amp;&quot;-&quot;&amp;[.C525]" office:value-type="string" office:string-value="3711-HCHB">
            <text:p>3711-HCHB</text:p>
          </table:table-cell>
          <table:table-cell office:value-type="float" office:value="3711">
            <text:p>3711</text:p>
          </table:table-cell>
          <table:table-cell table:style-name="ce1" table:formula="of:=CHAR(RANDBETWEEN(65;90) )&amp;CHAR(RANDBETWEEN(65;90) )&amp;CHAR(RANDBETWEEN(65;90) )&amp;CHAR(RANDBETWEEN(65;90) )" office:value-type="string" office:string-value="HCHB">
            <text:p>HCHB</text:p>
          </table:table-cell>
          <table:table-cell table:number-columns-repeated="1021"/>
        </table:table-row>
        <table:table-row table:style-name="ro1">
          <table:table-cell table:formula="of:=[.B526]&amp;&quot;-&quot;&amp;[.C526]" office:value-type="string" office:string-value="3712-ALCV">
            <text:p>3712-ALCV</text:p>
          </table:table-cell>
          <table:table-cell office:value-type="float" office:value="3712">
            <text:p>3712</text:p>
          </table:table-cell>
          <table:table-cell table:style-name="ce1" table:formula="of:=CHAR(RANDBETWEEN(65;90) )&amp;CHAR(RANDBETWEEN(65;90) )&amp;CHAR(RANDBETWEEN(65;90) )&amp;CHAR(RANDBETWEEN(65;90) )" office:value-type="string" office:string-value="ALCV">
            <text:p>ALCV</text:p>
          </table:table-cell>
          <table:table-cell table:number-columns-repeated="1021"/>
        </table:table-row>
        <table:table-row table:style-name="ro1">
          <table:table-cell table:formula="of:=[.B527]&amp;&quot;-&quot;&amp;[.C527]" office:value-type="string" office:string-value="3713-QECQ">
            <text:p>3713-QECQ</text:p>
          </table:table-cell>
          <table:table-cell office:value-type="float" office:value="3713">
            <text:p>3713</text:p>
          </table:table-cell>
          <table:table-cell table:style-name="ce1" table:formula="of:=CHAR(RANDBETWEEN(65;90) )&amp;CHAR(RANDBETWEEN(65;90) )&amp;CHAR(RANDBETWEEN(65;90) )&amp;CHAR(RANDBETWEEN(65;90) )" office:value-type="string" office:string-value="QECQ">
            <text:p>QECQ</text:p>
          </table:table-cell>
          <table:table-cell table:number-columns-repeated="1021"/>
        </table:table-row>
        <table:table-row table:style-name="ro1">
          <table:table-cell table:formula="of:=[.B528]&amp;&quot;-&quot;&amp;[.C528]" office:value-type="string" office:string-value="3714-MPLC">
            <text:p>3714-MPLC</text:p>
          </table:table-cell>
          <table:table-cell office:value-type="float" office:value="3714">
            <text:p>3714</text:p>
          </table:table-cell>
          <table:table-cell table:style-name="ce1" table:formula="of:=CHAR(RANDBETWEEN(65;90) )&amp;CHAR(RANDBETWEEN(65;90) )&amp;CHAR(RANDBETWEEN(65;90) )&amp;CHAR(RANDBETWEEN(65;90) )" office:value-type="string" office:string-value="MPLC">
            <text:p>MPLC</text:p>
          </table:table-cell>
          <table:table-cell table:number-columns-repeated="1021"/>
        </table:table-row>
        <table:table-row table:style-name="ro1">
          <table:table-cell table:formula="of:=[.B529]&amp;&quot;-&quot;&amp;[.C529]" office:value-type="string" office:string-value="3715-RDCU">
            <text:p>3715-RDCU</text:p>
          </table:table-cell>
          <table:table-cell office:value-type="float" office:value="3715">
            <text:p>3715</text:p>
          </table:table-cell>
          <table:table-cell table:style-name="ce1" table:formula="of:=CHAR(RANDBETWEEN(65;90) )&amp;CHAR(RANDBETWEEN(65;90) )&amp;CHAR(RANDBETWEEN(65;90) )&amp;CHAR(RANDBETWEEN(65;90) )" office:value-type="string" office:string-value="RDCU">
            <text:p>RDCU</text:p>
          </table:table-cell>
          <table:table-cell table:number-columns-repeated="1021"/>
        </table:table-row>
        <table:table-row table:style-name="ro1">
          <table:table-cell table:formula="of:=[.B530]&amp;&quot;-&quot;&amp;[.C530]" office:value-type="string" office:string-value="3716-NCGU">
            <text:p>3716-NCGU</text:p>
          </table:table-cell>
          <table:table-cell office:value-type="float" office:value="3716">
            <text:p>3716</text:p>
          </table:table-cell>
          <table:table-cell table:style-name="ce1" table:formula="of:=CHAR(RANDBETWEEN(65;90) )&amp;CHAR(RANDBETWEEN(65;90) )&amp;CHAR(RANDBETWEEN(65;90) )&amp;CHAR(RANDBETWEEN(65;90) )" office:value-type="string" office:string-value="NCGU">
            <text:p>NCGU</text:p>
          </table:table-cell>
          <table:table-cell table:number-columns-repeated="1021"/>
        </table:table-row>
        <table:table-row table:style-name="ro1">
          <table:table-cell table:formula="of:=[.B531]&amp;&quot;-&quot;&amp;[.C531]" office:value-type="string" office:string-value="3717-YVEA">
            <text:p>3717-YVEA</text:p>
          </table:table-cell>
          <table:table-cell office:value-type="float" office:value="3717">
            <text:p>3717</text:p>
          </table:table-cell>
          <table:table-cell table:style-name="ce1" table:formula="of:=CHAR(RANDBETWEEN(65;90) )&amp;CHAR(RANDBETWEEN(65;90) )&amp;CHAR(RANDBETWEEN(65;90) )&amp;CHAR(RANDBETWEEN(65;90) )" office:value-type="string" office:string-value="YVEA">
            <text:p>YVEA</text:p>
          </table:table-cell>
          <table:table-cell table:number-columns-repeated="1021"/>
        </table:table-row>
        <table:table-row table:style-name="ro1">
          <table:table-cell table:formula="of:=[.B532]&amp;&quot;-&quot;&amp;[.C532]" office:value-type="string" office:string-value="3718-FGRI">
            <text:p>3718-FGRI</text:p>
          </table:table-cell>
          <table:table-cell office:value-type="float" office:value="3718">
            <text:p>3718</text:p>
          </table:table-cell>
          <table:table-cell table:style-name="ce1" table:formula="of:=CHAR(RANDBETWEEN(65;90) )&amp;CHAR(RANDBETWEEN(65;90) )&amp;CHAR(RANDBETWEEN(65;90) )&amp;CHAR(RANDBETWEEN(65;90) )" office:value-type="string" office:string-value="FGRI">
            <text:p>FGRI</text:p>
          </table:table-cell>
          <table:table-cell table:number-columns-repeated="1021"/>
        </table:table-row>
        <table:table-row table:style-name="ro1">
          <table:table-cell table:formula="of:=[.B533]&amp;&quot;-&quot;&amp;[.C533]" office:value-type="string" office:string-value="3719-NXJH">
            <text:p>3719-NXJH</text:p>
          </table:table-cell>
          <table:table-cell office:value-type="float" office:value="3719">
            <text:p>3719</text:p>
          </table:table-cell>
          <table:table-cell table:style-name="ce1" table:formula="of:=CHAR(RANDBETWEEN(65;90) )&amp;CHAR(RANDBETWEEN(65;90) )&amp;CHAR(RANDBETWEEN(65;90) )&amp;CHAR(RANDBETWEEN(65;90) )" office:value-type="string" office:string-value="NXJH">
            <text:p>NXJH</text:p>
          </table:table-cell>
          <table:table-cell table:number-columns-repeated="1021"/>
        </table:table-row>
        <table:table-row table:style-name="ro1">
          <table:table-cell table:formula="of:=[.B534]&amp;&quot;-&quot;&amp;[.C534]" office:value-type="string" office:string-value="3720-EBDH">
            <text:p>3720-EBDH</text:p>
          </table:table-cell>
          <table:table-cell office:value-type="float" office:value="3720">
            <text:p>3720</text:p>
          </table:table-cell>
          <table:table-cell table:style-name="ce1" table:formula="of:=CHAR(RANDBETWEEN(65;90) )&amp;CHAR(RANDBETWEEN(65;90) )&amp;CHAR(RANDBETWEEN(65;90) )&amp;CHAR(RANDBETWEEN(65;90) )" office:value-type="string" office:string-value="EBDH">
            <text:p>EBDH</text:p>
          </table:table-cell>
          <table:table-cell table:number-columns-repeated="1021"/>
        </table:table-row>
        <table:table-row table:style-name="ro1">
          <table:table-cell table:formula="of:=[.B535]&amp;&quot;-&quot;&amp;[.C535]" office:value-type="string" office:string-value="3721-JOKF">
            <text:p>3721-JOKF</text:p>
          </table:table-cell>
          <table:table-cell office:value-type="float" office:value="3721">
            <text:p>3721</text:p>
          </table:table-cell>
          <table:table-cell table:style-name="ce1" table:formula="of:=CHAR(RANDBETWEEN(65;90) )&amp;CHAR(RANDBETWEEN(65;90) )&amp;CHAR(RANDBETWEEN(65;90) )&amp;CHAR(RANDBETWEEN(65;90) )" office:value-type="string" office:string-value="JOKF">
            <text:p>JOKF</text:p>
          </table:table-cell>
          <table:table-cell table:number-columns-repeated="1021"/>
        </table:table-row>
        <table:table-row table:style-name="ro1">
          <table:table-cell table:formula="of:=[.B536]&amp;&quot;-&quot;&amp;[.C536]" office:value-type="string" office:string-value="3722-NZYA">
            <text:p>3722-NZYA</text:p>
          </table:table-cell>
          <table:table-cell office:value-type="float" office:value="3722">
            <text:p>3722</text:p>
          </table:table-cell>
          <table:table-cell table:style-name="ce1" table:formula="of:=CHAR(RANDBETWEEN(65;90) )&amp;CHAR(RANDBETWEEN(65;90) )&amp;CHAR(RANDBETWEEN(65;90) )&amp;CHAR(RANDBETWEEN(65;90) )" office:value-type="string" office:string-value="NZYA">
            <text:p>NZYA</text:p>
          </table:table-cell>
          <table:table-cell table:number-columns-repeated="1021"/>
        </table:table-row>
        <table:table-row table:style-name="ro1">
          <table:table-cell table:formula="of:=[.B537]&amp;&quot;-&quot;&amp;[.C537]" office:value-type="string" office:string-value="3723-HWUX">
            <text:p>3723-HWUX</text:p>
          </table:table-cell>
          <table:table-cell office:value-type="float" office:value="3723">
            <text:p>3723</text:p>
          </table:table-cell>
          <table:table-cell table:style-name="ce1" table:formula="of:=CHAR(RANDBETWEEN(65;90) )&amp;CHAR(RANDBETWEEN(65;90) )&amp;CHAR(RANDBETWEEN(65;90) )&amp;CHAR(RANDBETWEEN(65;90) )" office:value-type="string" office:string-value="HWUX">
            <text:p>HWUX</text:p>
          </table:table-cell>
          <table:table-cell table:number-columns-repeated="1021"/>
        </table:table-row>
        <table:table-row table:style-name="ro1">
          <table:table-cell table:formula="of:=[.B538]&amp;&quot;-&quot;&amp;[.C538]" office:value-type="string" office:string-value="3724-DXDZ">
            <text:p>3724-DXDZ</text:p>
          </table:table-cell>
          <table:table-cell office:value-type="float" office:value="3724">
            <text:p>3724</text:p>
          </table:table-cell>
          <table:table-cell table:style-name="ce1" table:formula="of:=CHAR(RANDBETWEEN(65;90) )&amp;CHAR(RANDBETWEEN(65;90) )&amp;CHAR(RANDBETWEEN(65;90) )&amp;CHAR(RANDBETWEEN(65;90) )" office:value-type="string" office:string-value="DXDZ">
            <text:p>DXDZ</text:p>
          </table:table-cell>
          <table:table-cell table:number-columns-repeated="1021"/>
        </table:table-row>
        <table:table-row table:style-name="ro1">
          <table:table-cell table:formula="of:=[.B539]&amp;&quot;-&quot;&amp;[.C539]" office:value-type="string" office:string-value="3725-QPEJ">
            <text:p>3725-QPEJ</text:p>
          </table:table-cell>
          <table:table-cell office:value-type="float" office:value="3725">
            <text:p>3725</text:p>
          </table:table-cell>
          <table:table-cell table:style-name="ce1" table:formula="of:=CHAR(RANDBETWEEN(65;90) )&amp;CHAR(RANDBETWEEN(65;90) )&amp;CHAR(RANDBETWEEN(65;90) )&amp;CHAR(RANDBETWEEN(65;90) )" office:value-type="string" office:string-value="QPEJ">
            <text:p>QPEJ</text:p>
          </table:table-cell>
          <table:table-cell table:number-columns-repeated="1021"/>
        </table:table-row>
        <table:table-row table:style-name="ro1">
          <table:table-cell table:formula="of:=[.B540]&amp;&quot;-&quot;&amp;[.C540]" office:value-type="string" office:string-value="3726-UHMK">
            <text:p>3726-UHMK</text:p>
          </table:table-cell>
          <table:table-cell office:value-type="float" office:value="3726">
            <text:p>3726</text:p>
          </table:table-cell>
          <table:table-cell table:style-name="ce1" table:formula="of:=CHAR(RANDBETWEEN(65;90) )&amp;CHAR(RANDBETWEEN(65;90) )&amp;CHAR(RANDBETWEEN(65;90) )&amp;CHAR(RANDBETWEEN(65;90) )" office:value-type="string" office:string-value="UHMK">
            <text:p>UHMK</text:p>
          </table:table-cell>
          <table:table-cell table:number-columns-repeated="1021"/>
        </table:table-row>
        <table:table-row table:style-name="ro1">
          <table:table-cell table:formula="of:=[.B541]&amp;&quot;-&quot;&amp;[.C541]" office:value-type="string" office:string-value="3727-OIMG">
            <text:p>3727-OIMG</text:p>
          </table:table-cell>
          <table:table-cell office:value-type="float" office:value="3727">
            <text:p>3727</text:p>
          </table:table-cell>
          <table:table-cell table:style-name="ce1" table:formula="of:=CHAR(RANDBETWEEN(65;90) )&amp;CHAR(RANDBETWEEN(65;90) )&amp;CHAR(RANDBETWEEN(65;90) )&amp;CHAR(RANDBETWEEN(65;90) )" office:value-type="string" office:string-value="OIMG">
            <text:p>OIMG</text:p>
          </table:table-cell>
          <table:table-cell table:number-columns-repeated="1021"/>
        </table:table-row>
        <table:table-row table:style-name="ro1">
          <table:table-cell table:formula="of:=[.B542]&amp;&quot;-&quot;&amp;[.C542]" office:value-type="string" office:string-value="4000-NXWM">
            <text:p>4000-NXWM</text:p>
          </table:table-cell>
          <table:table-cell office:value-type="float" office:value="4000">
            <text:p>4000</text:p>
          </table:table-cell>
          <table:table-cell table:style-name="ce1" table:formula="of:=CHAR(RANDBETWEEN(65;90) )&amp;CHAR(RANDBETWEEN(65;90) )&amp;CHAR(RANDBETWEEN(65;90) )&amp;CHAR(RANDBETWEEN(65;90) )" office:value-type="string" office:string-value="NXWM">
            <text:p>NXWM</text:p>
          </table:table-cell>
          <table:table-cell table:number-columns-repeated="1021"/>
        </table:table-row>
        <table:table-row table:style-name="ro1">
          <table:table-cell table:formula="of:=[.B543]&amp;&quot;-&quot;&amp;[.C543]" office:value-type="string" office:string-value="4006-VDVB">
            <text:p>4006-VDVB</text:p>
          </table:table-cell>
          <table:table-cell office:value-type="float" office:value="4006">
            <text:p>4006</text:p>
          </table:table-cell>
          <table:table-cell table:style-name="ce1" table:formula="of:=CHAR(RANDBETWEEN(65;90) )&amp;CHAR(RANDBETWEEN(65;90) )&amp;CHAR(RANDBETWEEN(65;90) )&amp;CHAR(RANDBETWEEN(65;90) )" office:value-type="string" office:string-value="VDVB">
            <text:p>VDVB</text:p>
          </table:table-cell>
          <table:table-cell table:number-columns-repeated="1021"/>
        </table:table-row>
        <table:table-row table:style-name="ro1">
          <table:table-cell table:formula="of:=[.B544]&amp;&quot;-&quot;&amp;[.C544]" office:value-type="string" office:string-value="3728-UYYI">
            <text:p>3728-UYYI</text:p>
          </table:table-cell>
          <table:table-cell office:value-type="float" office:value="3728">
            <text:p>3728</text:p>
          </table:table-cell>
          <table:table-cell table:style-name="ce1" table:formula="of:=CHAR(RANDBETWEEN(65;90) )&amp;CHAR(RANDBETWEEN(65;90) )&amp;CHAR(RANDBETWEEN(65;90) )&amp;CHAR(RANDBETWEEN(65;90) )" office:value-type="string" office:string-value="UYYI">
            <text:p>UYYI</text:p>
          </table:table-cell>
          <table:table-cell table:number-columns-repeated="1021"/>
        </table:table-row>
        <table:table-row table:style-name="ro1">
          <table:table-cell table:formula="of:=[.B545]&amp;&quot;-&quot;&amp;[.C545]" office:value-type="string" office:string-value="3729-NOOU">
            <text:p>3729-NOOU</text:p>
          </table:table-cell>
          <table:table-cell office:value-type="float" office:value="3729">
            <text:p>3729</text:p>
          </table:table-cell>
          <table:table-cell table:style-name="ce1" table:formula="of:=CHAR(RANDBETWEEN(65;90) )&amp;CHAR(RANDBETWEEN(65;90) )&amp;CHAR(RANDBETWEEN(65;90) )&amp;CHAR(RANDBETWEEN(65;90) )" office:value-type="string" office:string-value="NOOU">
            <text:p>NOOU</text:p>
          </table:table-cell>
          <table:table-cell table:number-columns-repeated="1021"/>
        </table:table-row>
        <table:table-row table:style-name="ro1">
          <table:table-cell table:formula="of:=[.B546]&amp;&quot;-&quot;&amp;[.C546]" office:value-type="string" office:string-value="3730-LCRP">
            <text:p>3730-LCRP</text:p>
          </table:table-cell>
          <table:table-cell office:value-type="float" office:value="3730">
            <text:p>3730</text:p>
          </table:table-cell>
          <table:table-cell table:style-name="ce1" table:formula="of:=CHAR(RANDBETWEEN(65;90) )&amp;CHAR(RANDBETWEEN(65;90) )&amp;CHAR(RANDBETWEEN(65;90) )&amp;CHAR(RANDBETWEEN(65;90) )" office:value-type="string" office:string-value="LCRP">
            <text:p>LCRP</text:p>
          </table:table-cell>
          <table:table-cell table:number-columns-repeated="1021"/>
        </table:table-row>
        <table:table-row table:style-name="ro1">
          <table:table-cell table:formula="of:=[.B547]&amp;&quot;-&quot;&amp;[.C547]" office:value-type="string" office:string-value="3731-EBRF">
            <text:p>3731-EBRF</text:p>
          </table:table-cell>
          <table:table-cell office:value-type="float" office:value="3731">
            <text:p>3731</text:p>
          </table:table-cell>
          <table:table-cell table:style-name="ce1" table:formula="of:=CHAR(RANDBETWEEN(65;90) )&amp;CHAR(RANDBETWEEN(65;90) )&amp;CHAR(RANDBETWEEN(65;90) )&amp;CHAR(RANDBETWEEN(65;90) )" office:value-type="string" office:string-value="EBRF">
            <text:p>EBRF</text:p>
          </table:table-cell>
          <table:table-cell table:number-columns-repeated="1021"/>
        </table:table-row>
        <table:table-row table:style-name="ro1">
          <table:table-cell table:formula="of:=[.B548]&amp;&quot;-&quot;&amp;[.C548]" office:value-type="string" office:string-value="3732-UIXE">
            <text:p>3732-UIXE</text:p>
          </table:table-cell>
          <table:table-cell office:value-type="float" office:value="3732">
            <text:p>3732</text:p>
          </table:table-cell>
          <table:table-cell table:style-name="ce1" table:formula="of:=CHAR(RANDBETWEEN(65;90) )&amp;CHAR(RANDBETWEEN(65;90) )&amp;CHAR(RANDBETWEEN(65;90) )&amp;CHAR(RANDBETWEEN(65;90) )" office:value-type="string" office:string-value="UIXE">
            <text:p>UIXE</text:p>
          </table:table-cell>
          <table:table-cell table:number-columns-repeated="1021"/>
        </table:table-row>
        <table:table-row table:style-name="ro1">
          <table:table-cell table:formula="of:=[.B549]&amp;&quot;-&quot;&amp;[.C549]" office:value-type="string" office:string-value="3733-XODT">
            <text:p>3733-XODT</text:p>
          </table:table-cell>
          <table:table-cell office:value-type="float" office:value="3733">
            <text:p>3733</text:p>
          </table:table-cell>
          <table:table-cell table:style-name="ce1" table:formula="of:=CHAR(RANDBETWEEN(65;90) )&amp;CHAR(RANDBETWEEN(65;90) )&amp;CHAR(RANDBETWEEN(65;90) )&amp;CHAR(RANDBETWEEN(65;90) )" office:value-type="string" office:string-value="XODT">
            <text:p>XODT</text:p>
          </table:table-cell>
          <table:table-cell table:number-columns-repeated="1021"/>
        </table:table-row>
        <table:table-row table:style-name="ro1">
          <table:table-cell table:formula="of:=[.B550]&amp;&quot;-&quot;&amp;[.C550]" office:value-type="string" office:string-value="3734-DAOX">
            <text:p>3734-DAOX</text:p>
          </table:table-cell>
          <table:table-cell office:value-type="float" office:value="3734">
            <text:p>3734</text:p>
          </table:table-cell>
          <table:table-cell table:style-name="ce1" table:formula="of:=CHAR(RANDBETWEEN(65;90) )&amp;CHAR(RANDBETWEEN(65;90) )&amp;CHAR(RANDBETWEEN(65;90) )&amp;CHAR(RANDBETWEEN(65;90) )" office:value-type="string" office:string-value="DAOX">
            <text:p>DAOX</text:p>
          </table:table-cell>
          <table:table-cell table:number-columns-repeated="1021"/>
        </table:table-row>
        <table:table-row table:style-name="ro1">
          <table:table-cell table:formula="of:=[.B551]&amp;&quot;-&quot;&amp;[.C551]" office:value-type="string" office:string-value="3735-FGAC">
            <text:p>3735-FGAC</text:p>
          </table:table-cell>
          <table:table-cell office:value-type="float" office:value="3735">
            <text:p>3735</text:p>
          </table:table-cell>
          <table:table-cell table:style-name="ce1" table:formula="of:=CHAR(RANDBETWEEN(65;90) )&amp;CHAR(RANDBETWEEN(65;90) )&amp;CHAR(RANDBETWEEN(65;90) )&amp;CHAR(RANDBETWEEN(65;90) )" office:value-type="string" office:string-value="FGAC">
            <text:p>FGAC</text:p>
          </table:table-cell>
          <table:table-cell table:number-columns-repeated="1021"/>
        </table:table-row>
        <table:table-row table:style-name="ro1">
          <table:table-cell table:formula="of:=[.B552]&amp;&quot;-&quot;&amp;[.C552]" office:value-type="string" office:string-value="3736-WEVW">
            <text:p>3736-WEVW</text:p>
          </table:table-cell>
          <table:table-cell office:value-type="float" office:value="3736">
            <text:p>3736</text:p>
          </table:table-cell>
          <table:table-cell table:style-name="ce1" table:formula="of:=CHAR(RANDBETWEEN(65;90) )&amp;CHAR(RANDBETWEEN(65;90) )&amp;CHAR(RANDBETWEEN(65;90) )&amp;CHAR(RANDBETWEEN(65;90) )" office:value-type="string" office:string-value="WEVW">
            <text:p>WEVW</text:p>
          </table:table-cell>
          <table:table-cell table:number-columns-repeated="1021"/>
        </table:table-row>
        <table:table-row table:style-name="ro1">
          <table:table-cell table:formula="of:=[.B553]&amp;&quot;-&quot;&amp;[.C553]" office:value-type="string" office:string-value="3737-BJDA">
            <text:p>3737-BJDA</text:p>
          </table:table-cell>
          <table:table-cell office:value-type="float" office:value="3737">
            <text:p>3737</text:p>
          </table:table-cell>
          <table:table-cell table:style-name="ce1" table:formula="of:=CHAR(RANDBETWEEN(65;90) )&amp;CHAR(RANDBETWEEN(65;90) )&amp;CHAR(RANDBETWEEN(65;90) )&amp;CHAR(RANDBETWEEN(65;90) )" office:value-type="string" office:string-value="BJDA">
            <text:p>BJDA</text:p>
          </table:table-cell>
          <table:table-cell table:number-columns-repeated="1021"/>
        </table:table-row>
        <table:table-row table:style-name="ro1">
          <table:table-cell table:formula="of:=[.B554]&amp;&quot;-&quot;&amp;[.C554]" office:value-type="string" office:string-value="3738-QEMH">
            <text:p>3738-QEMH</text:p>
          </table:table-cell>
          <table:table-cell office:value-type="float" office:value="3738">
            <text:p>3738</text:p>
          </table:table-cell>
          <table:table-cell table:style-name="ce1" table:formula="of:=CHAR(RANDBETWEEN(65;90) )&amp;CHAR(RANDBETWEEN(65;90) )&amp;CHAR(RANDBETWEEN(65;90) )&amp;CHAR(RANDBETWEEN(65;90) )" office:value-type="string" office:string-value="QEMH">
            <text:p>QEMH</text:p>
          </table:table-cell>
          <table:table-cell table:number-columns-repeated="1021"/>
        </table:table-row>
        <table:table-row table:style-name="ro1">
          <table:table-cell table:formula="of:=[.B555]&amp;&quot;-&quot;&amp;[.C555]" office:value-type="string" office:string-value="3739-GVML">
            <text:p>3739-GVML</text:p>
          </table:table-cell>
          <table:table-cell office:value-type="float" office:value="3739">
            <text:p>3739</text:p>
          </table:table-cell>
          <table:table-cell table:style-name="ce1" table:formula="of:=CHAR(RANDBETWEEN(65;90) )&amp;CHAR(RANDBETWEEN(65;90) )&amp;CHAR(RANDBETWEEN(65;90) )&amp;CHAR(RANDBETWEEN(65;90) )" office:value-type="string" office:string-value="GVML">
            <text:p>GVML</text:p>
          </table:table-cell>
          <table:table-cell table:number-columns-repeated="1021"/>
        </table:table-row>
        <table:table-row table:style-name="ro1">
          <table:table-cell table:formula="of:=[.B556]&amp;&quot;-&quot;&amp;[.C556]" office:value-type="string" office:string-value="3741-KCHA">
            <text:p>3741-KCHA</text:p>
          </table:table-cell>
          <table:table-cell office:value-type="float" office:value="3741">
            <text:p>3741</text:p>
          </table:table-cell>
          <table:table-cell table:style-name="ce1" table:formula="of:=CHAR(RANDBETWEEN(65;90) )&amp;CHAR(RANDBETWEEN(65;90) )&amp;CHAR(RANDBETWEEN(65;90) )&amp;CHAR(RANDBETWEEN(65;90) )" office:value-type="string" office:string-value="KCHA">
            <text:p>KCHA</text:p>
          </table:table-cell>
          <table:table-cell table:number-columns-repeated="1021"/>
        </table:table-row>
        <table:table-row table:style-name="ro1">
          <table:table-cell table:formula="of:=[.B557]&amp;&quot;-&quot;&amp;[.C557]" office:value-type="string" office:string-value="3742-PZHL">
            <text:p>3742-PZHL</text:p>
          </table:table-cell>
          <table:table-cell office:value-type="float" office:value="3742">
            <text:p>3742</text:p>
          </table:table-cell>
          <table:table-cell table:style-name="ce1" table:formula="of:=CHAR(RANDBETWEEN(65;90) )&amp;CHAR(RANDBETWEEN(65;90) )&amp;CHAR(RANDBETWEEN(65;90) )&amp;CHAR(RANDBETWEEN(65;90) )" office:value-type="string" office:string-value="PZHL">
            <text:p>PZHL</text:p>
          </table:table-cell>
          <table:table-cell table:number-columns-repeated="1021"/>
        </table:table-row>
        <table:table-row table:style-name="ro1">
          <table:table-cell table:formula="of:=[.B558]&amp;&quot;-&quot;&amp;[.C558]" office:value-type="string" office:string-value="3743-KRXJ">
            <text:p>3743-KRXJ</text:p>
          </table:table-cell>
          <table:table-cell office:value-type="float" office:value="3743">
            <text:p>3743</text:p>
          </table:table-cell>
          <table:table-cell table:style-name="ce1" table:formula="of:=CHAR(RANDBETWEEN(65;90) )&amp;CHAR(RANDBETWEEN(65;90) )&amp;CHAR(RANDBETWEEN(65;90) )&amp;CHAR(RANDBETWEEN(65;90) )" office:value-type="string" office:string-value="KRXJ">
            <text:p>KRXJ</text:p>
          </table:table-cell>
          <table:table-cell table:number-columns-repeated="1021"/>
        </table:table-row>
        <table:table-row table:style-name="ro1">
          <table:table-cell table:formula="of:=[.B559]&amp;&quot;-&quot;&amp;[.C559]" office:value-type="string" office:string-value="3744-ZAEF">
            <text:p>3744-ZAEF</text:p>
          </table:table-cell>
          <table:table-cell office:value-type="float" office:value="3744">
            <text:p>3744</text:p>
          </table:table-cell>
          <table:table-cell table:style-name="ce1" table:formula="of:=CHAR(RANDBETWEEN(65;90) )&amp;CHAR(RANDBETWEEN(65;90) )&amp;CHAR(RANDBETWEEN(65;90) )&amp;CHAR(RANDBETWEEN(65;90) )" office:value-type="string" office:string-value="ZAEF">
            <text:p>ZAEF</text:p>
          </table:table-cell>
          <table:table-cell table:number-columns-repeated="1021"/>
        </table:table-row>
        <table:table-row table:style-name="ro1">
          <table:table-cell table:formula="of:=[.B560]&amp;&quot;-&quot;&amp;[.C560]" office:value-type="string" office:string-value="3745-CCBG">
            <text:p>3745-CCBG</text:p>
          </table:table-cell>
          <table:table-cell office:value-type="float" office:value="3745">
            <text:p>3745</text:p>
          </table:table-cell>
          <table:table-cell table:style-name="ce1" table:formula="of:=CHAR(RANDBETWEEN(65;90) )&amp;CHAR(RANDBETWEEN(65;90) )&amp;CHAR(RANDBETWEEN(65;90) )&amp;CHAR(RANDBETWEEN(65;90) )" office:value-type="string" office:string-value="CCBG">
            <text:p>CCBG</text:p>
          </table:table-cell>
          <table:table-cell table:number-columns-repeated="1021"/>
        </table:table-row>
        <table:table-row table:style-name="ro1">
          <table:table-cell table:formula="of:=[.B561]&amp;&quot;-&quot;&amp;[.C561]" office:value-type="string" office:string-value="3746-ADFT">
            <text:p>3746-ADFT</text:p>
          </table:table-cell>
          <table:table-cell office:value-type="float" office:value="3746">
            <text:p>3746</text:p>
          </table:table-cell>
          <table:table-cell table:style-name="ce1" table:formula="of:=CHAR(RANDBETWEEN(65;90) )&amp;CHAR(RANDBETWEEN(65;90) )&amp;CHAR(RANDBETWEEN(65;90) )&amp;CHAR(RANDBETWEEN(65;90) )" office:value-type="string" office:string-value="ADFT">
            <text:p>ADFT</text:p>
          </table:table-cell>
          <table:table-cell table:number-columns-repeated="1021"/>
        </table:table-row>
        <table:table-row table:style-name="ro1">
          <table:table-cell table:formula="of:=[.B562]&amp;&quot;-&quot;&amp;[.C562]" office:value-type="string" office:string-value="3747-UTOM">
            <text:p>3747-UTOM</text:p>
          </table:table-cell>
          <table:table-cell office:value-type="float" office:value="3747">
            <text:p>3747</text:p>
          </table:table-cell>
          <table:table-cell table:style-name="ce1" table:formula="of:=CHAR(RANDBETWEEN(65;90) )&amp;CHAR(RANDBETWEEN(65;90) )&amp;CHAR(RANDBETWEEN(65;90) )&amp;CHAR(RANDBETWEEN(65;90) )" office:value-type="string" office:string-value="UTOM">
            <text:p>UTOM</text:p>
          </table:table-cell>
          <table:table-cell table:number-columns-repeated="1021"/>
        </table:table-row>
        <table:table-row table:style-name="ro1">
          <table:table-cell table:formula="of:=[.B563]&amp;&quot;-&quot;&amp;[.C563]" office:value-type="string" office:string-value="3748-ZREC">
            <text:p>3748-ZREC</text:p>
          </table:table-cell>
          <table:table-cell office:value-type="float" office:value="3748">
            <text:p>3748</text:p>
          </table:table-cell>
          <table:table-cell table:style-name="ce1" table:formula="of:=CHAR(RANDBETWEEN(65;90) )&amp;CHAR(RANDBETWEEN(65;90) )&amp;CHAR(RANDBETWEEN(65;90) )&amp;CHAR(RANDBETWEEN(65;90) )" office:value-type="string" office:string-value="ZREC">
            <text:p>ZREC</text:p>
          </table:table-cell>
          <table:table-cell table:number-columns-repeated="1021"/>
        </table:table-row>
        <table:table-row table:style-name="ro1">
          <table:table-cell table:formula="of:=[.B564]&amp;&quot;-&quot;&amp;[.C564]" office:value-type="string" office:string-value="3749-TPWJ">
            <text:p>3749-TPWJ</text:p>
          </table:table-cell>
          <table:table-cell office:value-type="float" office:value="3749">
            <text:p>3749</text:p>
          </table:table-cell>
          <table:table-cell table:style-name="ce1" table:formula="of:=CHAR(RANDBETWEEN(65;90) )&amp;CHAR(RANDBETWEEN(65;90) )&amp;CHAR(RANDBETWEEN(65;90) )&amp;CHAR(RANDBETWEEN(65;90) )" office:value-type="string" office:string-value="TPWJ">
            <text:p>TPWJ</text:p>
          </table:table-cell>
          <table:table-cell table:number-columns-repeated="1021"/>
        </table:table-row>
        <table:table-row table:style-name="ro1">
          <table:table-cell table:formula="of:=[.B565]&amp;&quot;-&quot;&amp;[.C565]" office:value-type="string" office:string-value="3750-OAQO">
            <text:p>3750-OAQO</text:p>
          </table:table-cell>
          <table:table-cell office:value-type="float" office:value="3750">
            <text:p>3750</text:p>
          </table:table-cell>
          <table:table-cell table:style-name="ce1" table:formula="of:=CHAR(RANDBETWEEN(65;90) )&amp;CHAR(RANDBETWEEN(65;90) )&amp;CHAR(RANDBETWEEN(65;90) )&amp;CHAR(RANDBETWEEN(65;90) )" office:value-type="string" office:string-value="OAQO">
            <text:p>OAQO</text:p>
          </table:table-cell>
          <table:table-cell table:number-columns-repeated="1021"/>
        </table:table-row>
        <table:table-row table:style-name="ro1">
          <table:table-cell table:formula="of:=[.B566]&amp;&quot;-&quot;&amp;[.C566]" office:value-type="string" office:string-value="3751-IFCE">
            <text:p>3751-IFCE</text:p>
          </table:table-cell>
          <table:table-cell office:value-type="float" office:value="3751">
            <text:p>3751</text:p>
          </table:table-cell>
          <table:table-cell table:style-name="ce1" table:formula="of:=CHAR(RANDBETWEEN(65;90) )&amp;CHAR(RANDBETWEEN(65;90) )&amp;CHAR(RANDBETWEEN(65;90) )&amp;CHAR(RANDBETWEEN(65;90) )" office:value-type="string" office:string-value="IFCE">
            <text:p>IFCE</text:p>
          </table:table-cell>
          <table:table-cell table:number-columns-repeated="1021"/>
        </table:table-row>
        <table:table-row table:style-name="ro1">
          <table:table-cell table:formula="of:=[.B567]&amp;&quot;-&quot;&amp;[.C567]" office:value-type="string" office:string-value="3752-IZQI">
            <text:p>3752-IZQI</text:p>
          </table:table-cell>
          <table:table-cell office:value-type="float" office:value="3752">
            <text:p>3752</text:p>
          </table:table-cell>
          <table:table-cell table:style-name="ce1" table:formula="of:=CHAR(RANDBETWEEN(65;90) )&amp;CHAR(RANDBETWEEN(65;90) )&amp;CHAR(RANDBETWEEN(65;90) )&amp;CHAR(RANDBETWEEN(65;90) )" office:value-type="string" office:string-value="IZQI">
            <text:p>IZQI</text:p>
          </table:table-cell>
          <table:table-cell table:number-columns-repeated="1021"/>
        </table:table-row>
        <table:table-row table:style-name="ro1">
          <table:table-cell table:formula="of:=[.B568]&amp;&quot;-&quot;&amp;[.C568]" office:value-type="string" office:string-value="3753-ILDB">
            <text:p>3753-ILDB</text:p>
          </table:table-cell>
          <table:table-cell office:value-type="float" office:value="3753">
            <text:p>3753</text:p>
          </table:table-cell>
          <table:table-cell table:style-name="ce1" table:formula="of:=CHAR(RANDBETWEEN(65;90) )&amp;CHAR(RANDBETWEEN(65;90) )&amp;CHAR(RANDBETWEEN(65;90) )&amp;CHAR(RANDBETWEEN(65;90) )" office:value-type="string" office:string-value="ILDB">
            <text:p>ILDB</text:p>
          </table:table-cell>
          <table:table-cell table:number-columns-repeated="1021"/>
        </table:table-row>
        <table:table-row table:style-name="ro1">
          <table:table-cell table:formula="of:=[.B569]&amp;&quot;-&quot;&amp;[.C569]" office:value-type="string" office:string-value="3754-ELUI">
            <text:p>3754-ELUI</text:p>
          </table:table-cell>
          <table:table-cell office:value-type="float" office:value="3754">
            <text:p>3754</text:p>
          </table:table-cell>
          <table:table-cell table:style-name="ce1" table:formula="of:=CHAR(RANDBETWEEN(65;90) )&amp;CHAR(RANDBETWEEN(65;90) )&amp;CHAR(RANDBETWEEN(65;90) )&amp;CHAR(RANDBETWEEN(65;90) )" office:value-type="string" office:string-value="ELUI">
            <text:p>ELUI</text:p>
          </table:table-cell>
          <table:table-cell table:number-columns-repeated="1021"/>
        </table:table-row>
        <table:table-row table:style-name="ro1">
          <table:table-cell table:formula="of:=[.B570]&amp;&quot;-&quot;&amp;[.C570]" office:value-type="string" office:string-value="3755-QUMT">
            <text:p>3755-QUMT</text:p>
          </table:table-cell>
          <table:table-cell office:value-type="float" office:value="3755">
            <text:p>3755</text:p>
          </table:table-cell>
          <table:table-cell table:style-name="ce1" table:formula="of:=CHAR(RANDBETWEEN(65;90) )&amp;CHAR(RANDBETWEEN(65;90) )&amp;CHAR(RANDBETWEEN(65;90) )&amp;CHAR(RANDBETWEEN(65;90) )" office:value-type="string" office:string-value="QUMT">
            <text:p>QUMT</text:p>
          </table:table-cell>
          <table:table-cell table:number-columns-repeated="1021"/>
        </table:table-row>
        <table:table-row table:style-name="ro1">
          <table:table-cell table:formula="of:=[.B571]&amp;&quot;-&quot;&amp;[.C571]" office:value-type="string" office:string-value="3756-WVKV">
            <text:p>3756-WVKV</text:p>
          </table:table-cell>
          <table:table-cell office:value-type="float" office:value="3756">
            <text:p>3756</text:p>
          </table:table-cell>
          <table:table-cell table:style-name="ce1" table:formula="of:=CHAR(RANDBETWEEN(65;90) )&amp;CHAR(RANDBETWEEN(65;90) )&amp;CHAR(RANDBETWEEN(65;90) )&amp;CHAR(RANDBETWEEN(65;90) )" office:value-type="string" office:string-value="WVKV">
            <text:p>WVKV</text:p>
          </table:table-cell>
          <table:table-cell table:number-columns-repeated="1021"/>
        </table:table-row>
        <table:table-row table:style-name="ro1">
          <table:table-cell table:formula="of:=[.B572]&amp;&quot;-&quot;&amp;[.C572]" office:value-type="string" office:string-value="3757-KIIV">
            <text:p>3757-KIIV</text:p>
          </table:table-cell>
          <table:table-cell office:value-type="float" office:value="3757">
            <text:p>3757</text:p>
          </table:table-cell>
          <table:table-cell table:style-name="ce1" table:formula="of:=CHAR(RANDBETWEEN(65;90) )&amp;CHAR(RANDBETWEEN(65;90) )&amp;CHAR(RANDBETWEEN(65;90) )&amp;CHAR(RANDBETWEEN(65;90) )" office:value-type="string" office:string-value="KIIV">
            <text:p>KIIV</text:p>
          </table:table-cell>
          <table:table-cell table:number-columns-repeated="1021"/>
        </table:table-row>
        <table:table-row table:style-name="ro1">
          <table:table-cell table:formula="of:=[.B573]&amp;&quot;-&quot;&amp;[.C573]" office:value-type="string" office:string-value="3758-OTNB">
            <text:p>3758-OTNB</text:p>
          </table:table-cell>
          <table:table-cell office:value-type="float" office:value="3758">
            <text:p>3758</text:p>
          </table:table-cell>
          <table:table-cell table:style-name="ce1" table:formula="of:=CHAR(RANDBETWEEN(65;90) )&amp;CHAR(RANDBETWEEN(65;90) )&amp;CHAR(RANDBETWEEN(65;90) )&amp;CHAR(RANDBETWEEN(65;90) )" office:value-type="string" office:string-value="OTNB">
            <text:p>OTNB</text:p>
          </table:table-cell>
          <table:table-cell table:number-columns-repeated="1021"/>
        </table:table-row>
        <table:table-row table:style-name="ro1">
          <table:table-cell table:formula="of:=[.B574]&amp;&quot;-&quot;&amp;[.C574]" office:value-type="string" office:string-value="3759-EQQT">
            <text:p>3759-EQQT</text:p>
          </table:table-cell>
          <table:table-cell office:value-type="float" office:value="3759">
            <text:p>3759</text:p>
          </table:table-cell>
          <table:table-cell table:style-name="ce1" table:formula="of:=CHAR(RANDBETWEEN(65;90) )&amp;CHAR(RANDBETWEEN(65;90) )&amp;CHAR(RANDBETWEEN(65;90) )&amp;CHAR(RANDBETWEEN(65;90) )" office:value-type="string" office:string-value="EQQT">
            <text:p>EQQT</text:p>
          </table:table-cell>
          <table:table-cell table:number-columns-repeated="1021"/>
        </table:table-row>
        <table:table-row table:style-name="ro1">
          <table:table-cell table:formula="of:=[.B575]&amp;&quot;-&quot;&amp;[.C575]" office:value-type="string" office:string-value="3760-NJDS">
            <text:p>3760-NJDS</text:p>
          </table:table-cell>
          <table:table-cell office:value-type="float" office:value="3760">
            <text:p>3760</text:p>
          </table:table-cell>
          <table:table-cell table:style-name="ce1" table:formula="of:=CHAR(RANDBETWEEN(65;90) )&amp;CHAR(RANDBETWEEN(65;90) )&amp;CHAR(RANDBETWEEN(65;90) )&amp;CHAR(RANDBETWEEN(65;90) )" office:value-type="string" office:string-value="NJDS">
            <text:p>NJDS</text:p>
          </table:table-cell>
          <table:table-cell table:number-columns-repeated="1021"/>
        </table:table-row>
        <table:table-row table:style-name="ro1">
          <table:table-cell table:formula="of:=[.B576]&amp;&quot;-&quot;&amp;[.C576]" office:value-type="string" office:string-value="3761-UHUP">
            <text:p>3761-UHUP</text:p>
          </table:table-cell>
          <table:table-cell office:value-type="float" office:value="3761">
            <text:p>3761</text:p>
          </table:table-cell>
          <table:table-cell table:style-name="ce1" table:formula="of:=CHAR(RANDBETWEEN(65;90) )&amp;CHAR(RANDBETWEEN(65;90) )&amp;CHAR(RANDBETWEEN(65;90) )&amp;CHAR(RANDBETWEEN(65;90) )" office:value-type="string" office:string-value="UHUP">
            <text:p>UHUP</text:p>
          </table:table-cell>
          <table:table-cell table:number-columns-repeated="1021"/>
        </table:table-row>
        <table:table-row table:style-name="ro1">
          <table:table-cell table:formula="of:=[.B577]&amp;&quot;-&quot;&amp;[.C577]" office:value-type="string" office:string-value="3762-OCLD">
            <text:p>3762-OCLD</text:p>
          </table:table-cell>
          <table:table-cell office:value-type="float" office:value="3762">
            <text:p>3762</text:p>
          </table:table-cell>
          <table:table-cell table:style-name="ce1" table:formula="of:=CHAR(RANDBETWEEN(65;90) )&amp;CHAR(RANDBETWEEN(65;90) )&amp;CHAR(RANDBETWEEN(65;90) )&amp;CHAR(RANDBETWEEN(65;90) )" office:value-type="string" office:string-value="OCLD">
            <text:p>OCLD</text:p>
          </table:table-cell>
          <table:table-cell table:number-columns-repeated="1021"/>
        </table:table-row>
        <table:table-row table:style-name="ro1">
          <table:table-cell table:formula="of:=[.B578]&amp;&quot;-&quot;&amp;[.C578]" office:value-type="string" office:string-value="3763-CUQC">
            <text:p>3763-CUQC</text:p>
          </table:table-cell>
          <table:table-cell office:value-type="float" office:value="3763">
            <text:p>3763</text:p>
          </table:table-cell>
          <table:table-cell table:style-name="ce1" table:formula="of:=CHAR(RANDBETWEEN(65;90) )&amp;CHAR(RANDBETWEEN(65;90) )&amp;CHAR(RANDBETWEEN(65;90) )&amp;CHAR(RANDBETWEEN(65;90) )" office:value-type="string" office:string-value="CUQC">
            <text:p>CUQC</text:p>
          </table:table-cell>
          <table:table-cell table:number-columns-repeated="1021"/>
        </table:table-row>
        <table:table-row table:style-name="ro1">
          <table:table-cell table:formula="of:=[.B579]&amp;&quot;-&quot;&amp;[.C579]" office:value-type="string" office:string-value="4007-AATN">
            <text:p>4007-AATN</text:p>
          </table:table-cell>
          <table:table-cell office:value-type="float" office:value="4007">
            <text:p>4007</text:p>
          </table:table-cell>
          <table:table-cell table:style-name="ce1" table:formula="of:=CHAR(RANDBETWEEN(65;90) )&amp;CHAR(RANDBETWEEN(65;90) )&amp;CHAR(RANDBETWEEN(65;90) )&amp;CHAR(RANDBETWEEN(65;90) )" office:value-type="string" office:string-value="AATN">
            <text:p>AATN</text:p>
          </table:table-cell>
          <table:table-cell table:number-columns-repeated="1021"/>
        </table:table-row>
        <table:table-row table:style-name="ro1">
          <table:table-cell table:formula="of:=[.B580]&amp;&quot;-&quot;&amp;[.C580]" office:value-type="string" office:string-value="3764-ZATY">
            <text:p>3764-ZATY</text:p>
          </table:table-cell>
          <table:table-cell office:value-type="float" office:value="3764">
            <text:p>3764</text:p>
          </table:table-cell>
          <table:table-cell table:style-name="ce1" table:formula="of:=CHAR(RANDBETWEEN(65;90) )&amp;CHAR(RANDBETWEEN(65;90) )&amp;CHAR(RANDBETWEEN(65;90) )&amp;CHAR(RANDBETWEEN(65;90) )" office:value-type="string" office:string-value="ZATY">
            <text:p>ZATY</text:p>
          </table:table-cell>
          <table:table-cell table:number-columns-repeated="1021"/>
        </table:table-row>
        <table:table-row table:style-name="ro1">
          <table:table-cell table:formula="of:=[.B581]&amp;&quot;-&quot;&amp;[.C581]" office:value-type="string" office:string-value="3765-KOVQ">
            <text:p>3765-KOVQ</text:p>
          </table:table-cell>
          <table:table-cell office:value-type="float" office:value="3765">
            <text:p>3765</text:p>
          </table:table-cell>
          <table:table-cell table:style-name="ce1" table:formula="of:=CHAR(RANDBETWEEN(65;90) )&amp;CHAR(RANDBETWEEN(65;90) )&amp;CHAR(RANDBETWEEN(65;90) )&amp;CHAR(RANDBETWEEN(65;90) )" office:value-type="string" office:string-value="KOVQ">
            <text:p>KOVQ</text:p>
          </table:table-cell>
          <table:table-cell table:number-columns-repeated="1021"/>
        </table:table-row>
        <table:table-row table:style-name="ro1">
          <table:table-cell table:formula="of:=[.B582]&amp;&quot;-&quot;&amp;[.C582]" office:value-type="string" office:string-value="3766-QKYY">
            <text:p>3766-QKYY</text:p>
          </table:table-cell>
          <table:table-cell office:value-type="float" office:value="3766">
            <text:p>3766</text:p>
          </table:table-cell>
          <table:table-cell table:style-name="ce1" table:formula="of:=CHAR(RANDBETWEEN(65;90) )&amp;CHAR(RANDBETWEEN(65;90) )&amp;CHAR(RANDBETWEEN(65;90) )&amp;CHAR(RANDBETWEEN(65;90) )" office:value-type="string" office:string-value="QKYY">
            <text:p>QKYY</text:p>
          </table:table-cell>
          <table:table-cell table:number-columns-repeated="1021"/>
        </table:table-row>
        <table:table-row table:style-name="ro1">
          <table:table-cell table:formula="of:=[.B583]&amp;&quot;-&quot;&amp;[.C583]" office:value-type="string" office:string-value="3767-HGIB">
            <text:p>3767-HGIB</text:p>
          </table:table-cell>
          <table:table-cell office:value-type="float" office:value="3767">
            <text:p>3767</text:p>
          </table:table-cell>
          <table:table-cell table:style-name="ce1" table:formula="of:=CHAR(RANDBETWEEN(65;90) )&amp;CHAR(RANDBETWEEN(65;90) )&amp;CHAR(RANDBETWEEN(65;90) )&amp;CHAR(RANDBETWEEN(65;90) )" office:value-type="string" office:string-value="HGIB">
            <text:p>HGIB</text:p>
          </table:table-cell>
          <table:table-cell table:number-columns-repeated="1021"/>
        </table:table-row>
        <table:table-row table:style-name="ro1">
          <table:table-cell table:formula="of:=[.B584]&amp;&quot;-&quot;&amp;[.C584]" office:value-type="string" office:string-value="3768-VFEH">
            <text:p>3768-VFEH</text:p>
          </table:table-cell>
          <table:table-cell office:value-type="float" office:value="3768">
            <text:p>3768</text:p>
          </table:table-cell>
          <table:table-cell table:style-name="ce1" table:formula="of:=CHAR(RANDBETWEEN(65;90) )&amp;CHAR(RANDBETWEEN(65;90) )&amp;CHAR(RANDBETWEEN(65;90) )&amp;CHAR(RANDBETWEEN(65;90) )" office:value-type="string" office:string-value="VFEH">
            <text:p>VFEH</text:p>
          </table:table-cell>
          <table:table-cell table:number-columns-repeated="1021"/>
        </table:table-row>
        <table:table-row table:style-name="ro1">
          <table:table-cell table:formula="of:=[.B585]&amp;&quot;-&quot;&amp;[.C585]" office:value-type="string" office:string-value="3769-SCIN">
            <text:p>3769-SCIN</text:p>
          </table:table-cell>
          <table:table-cell office:value-type="float" office:value="3769">
            <text:p>3769</text:p>
          </table:table-cell>
          <table:table-cell table:style-name="ce1" table:formula="of:=CHAR(RANDBETWEEN(65;90) )&amp;CHAR(RANDBETWEEN(65;90) )&amp;CHAR(RANDBETWEEN(65;90) )&amp;CHAR(RANDBETWEEN(65;90) )" office:value-type="string" office:string-value="SCIN">
            <text:p>SCIN</text:p>
          </table:table-cell>
          <table:table-cell table:number-columns-repeated="1021"/>
        </table:table-row>
        <table:table-row table:style-name="ro1">
          <table:table-cell table:formula="of:=[.B586]&amp;&quot;-&quot;&amp;[.C586]" office:value-type="string" office:string-value="3770-ZYKS">
            <text:p>3770-ZYKS</text:p>
          </table:table-cell>
          <table:table-cell office:value-type="float" office:value="3770">
            <text:p>3770</text:p>
          </table:table-cell>
          <table:table-cell table:style-name="ce1" table:formula="of:=CHAR(RANDBETWEEN(65;90) )&amp;CHAR(RANDBETWEEN(65;90) )&amp;CHAR(RANDBETWEEN(65;90) )&amp;CHAR(RANDBETWEEN(65;90) )" office:value-type="string" office:string-value="ZYKS">
            <text:p>ZYKS</text:p>
          </table:table-cell>
          <table:table-cell table:number-columns-repeated="1021"/>
        </table:table-row>
        <table:table-row table:style-name="ro1">
          <table:table-cell table:formula="of:=[.B587]&amp;&quot;-&quot;&amp;[.C587]" office:value-type="string" office:string-value="3772-QSRP">
            <text:p>3772-QSRP</text:p>
          </table:table-cell>
          <table:table-cell office:value-type="float" office:value="3772">
            <text:p>3772</text:p>
          </table:table-cell>
          <table:table-cell table:style-name="ce1" table:formula="of:=CHAR(RANDBETWEEN(65;90) )&amp;CHAR(RANDBETWEEN(65;90) )&amp;CHAR(RANDBETWEEN(65;90) )&amp;CHAR(RANDBETWEEN(65;90) )" office:value-type="string" office:string-value="QSRP">
            <text:p>QSRP</text:p>
          </table:table-cell>
          <table:table-cell table:number-columns-repeated="1021"/>
        </table:table-row>
        <table:table-row table:style-name="ro1">
          <table:table-cell table:formula="of:=[.B588]&amp;&quot;-&quot;&amp;[.C588]" office:value-type="string" office:string-value="3773-AWHB">
            <text:p>3773-AWHB</text:p>
          </table:table-cell>
          <table:table-cell office:value-type="float" office:value="3773">
            <text:p>3773</text:p>
          </table:table-cell>
          <table:table-cell table:style-name="ce1" table:formula="of:=CHAR(RANDBETWEEN(65;90) )&amp;CHAR(RANDBETWEEN(65;90) )&amp;CHAR(RANDBETWEEN(65;90) )&amp;CHAR(RANDBETWEEN(65;90) )" office:value-type="string" office:string-value="AWHB">
            <text:p>AWHB</text:p>
          </table:table-cell>
          <table:table-cell table:number-columns-repeated="1021"/>
        </table:table-row>
        <table:table-row table:style-name="ro1">
          <table:table-cell table:formula="of:=[.B589]&amp;&quot;-&quot;&amp;[.C589]" office:value-type="string" office:string-value="3774-JJGU">
            <text:p>3774-JJGU</text:p>
          </table:table-cell>
          <table:table-cell office:value-type="float" office:value="3774">
            <text:p>3774</text:p>
          </table:table-cell>
          <table:table-cell table:style-name="ce1" table:formula="of:=CHAR(RANDBETWEEN(65;90) )&amp;CHAR(RANDBETWEEN(65;90) )&amp;CHAR(RANDBETWEEN(65;90) )&amp;CHAR(RANDBETWEEN(65;90) )" office:value-type="string" office:string-value="JJGU">
            <text:p>JJGU</text:p>
          </table:table-cell>
          <table:table-cell table:number-columns-repeated="1021"/>
        </table:table-row>
        <table:table-row table:style-name="ro1">
          <table:table-cell table:formula="of:=[.B590]&amp;&quot;-&quot;&amp;[.C590]" office:value-type="string" office:string-value="3775-PZWB">
            <text:p>3775-PZWB</text:p>
          </table:table-cell>
          <table:table-cell office:value-type="float" office:value="3775">
            <text:p>3775</text:p>
          </table:table-cell>
          <table:table-cell table:style-name="ce1" table:formula="of:=CHAR(RANDBETWEEN(65;90) )&amp;CHAR(RANDBETWEEN(65;90) )&amp;CHAR(RANDBETWEEN(65;90) )&amp;CHAR(RANDBETWEEN(65;90) )" office:value-type="string" office:string-value="PZWB">
            <text:p>PZWB</text:p>
          </table:table-cell>
          <table:table-cell table:number-columns-repeated="1021"/>
        </table:table-row>
        <table:table-row table:style-name="ro1">
          <table:table-cell table:formula="of:=[.B591]&amp;&quot;-&quot;&amp;[.C591]" office:value-type="string" office:string-value="3776-DZHM">
            <text:p>3776-DZHM</text:p>
          </table:table-cell>
          <table:table-cell office:value-type="float" office:value="3776">
            <text:p>3776</text:p>
          </table:table-cell>
          <table:table-cell table:style-name="ce1" table:formula="of:=CHAR(RANDBETWEEN(65;90) )&amp;CHAR(RANDBETWEEN(65;90) )&amp;CHAR(RANDBETWEEN(65;90) )&amp;CHAR(RANDBETWEEN(65;90) )" office:value-type="string" office:string-value="DZHM">
            <text:p>DZHM</text:p>
          </table:table-cell>
          <table:table-cell table:number-columns-repeated="1021"/>
        </table:table-row>
        <table:table-row table:style-name="ro1">
          <table:table-cell table:formula="of:=[.B592]&amp;&quot;-&quot;&amp;[.C592]" office:value-type="string" office:string-value="3777-KSUL">
            <text:p>3777-KSUL</text:p>
          </table:table-cell>
          <table:table-cell office:value-type="float" office:value="3777">
            <text:p>3777</text:p>
          </table:table-cell>
          <table:table-cell table:style-name="ce1" table:formula="of:=CHAR(RANDBETWEEN(65;90) )&amp;CHAR(RANDBETWEEN(65;90) )&amp;CHAR(RANDBETWEEN(65;90) )&amp;CHAR(RANDBETWEEN(65;90) )" office:value-type="string" office:string-value="KSUL">
            <text:p>KSUL</text:p>
          </table:table-cell>
          <table:table-cell table:number-columns-repeated="1021"/>
        </table:table-row>
        <table:table-row table:style-name="ro1">
          <table:table-cell table:formula="of:=[.B593]&amp;&quot;-&quot;&amp;[.C593]" office:value-type="string" office:string-value="3778-DHRC">
            <text:p>3778-DHRC</text:p>
          </table:table-cell>
          <table:table-cell office:value-type="float" office:value="3778">
            <text:p>3778</text:p>
          </table:table-cell>
          <table:table-cell table:style-name="ce1" table:formula="of:=CHAR(RANDBETWEEN(65;90) )&amp;CHAR(RANDBETWEEN(65;90) )&amp;CHAR(RANDBETWEEN(65;90) )&amp;CHAR(RANDBETWEEN(65;90) )" office:value-type="string" office:string-value="DHRC">
            <text:p>DHRC</text:p>
          </table:table-cell>
          <table:table-cell table:number-columns-repeated="1021"/>
        </table:table-row>
        <table:table-row table:style-name="ro1">
          <table:table-cell table:formula="of:=[.B594]&amp;&quot;-&quot;&amp;[.C594]" office:value-type="string" office:string-value="3779-JHFI">
            <text:p>3779-JHFI</text:p>
          </table:table-cell>
          <table:table-cell office:value-type="float" office:value="3779">
            <text:p>3779</text:p>
          </table:table-cell>
          <table:table-cell table:style-name="ce1" table:formula="of:=CHAR(RANDBETWEEN(65;90) )&amp;CHAR(RANDBETWEEN(65;90) )&amp;CHAR(RANDBETWEEN(65;90) )&amp;CHAR(RANDBETWEEN(65;90) )" office:value-type="string" office:string-value="JHFI">
            <text:p>JHFI</text:p>
          </table:table-cell>
          <table:table-cell table:number-columns-repeated="1021"/>
        </table:table-row>
        <table:table-row table:style-name="ro1">
          <table:table-cell table:formula="of:=[.B595]&amp;&quot;-&quot;&amp;[.C595]" office:value-type="string" office:string-value="3780-LLQB">
            <text:p>3780-LLQB</text:p>
          </table:table-cell>
          <table:table-cell office:value-type="float" office:value="3780">
            <text:p>3780</text:p>
          </table:table-cell>
          <table:table-cell table:style-name="ce1" table:formula="of:=CHAR(RANDBETWEEN(65;90) )&amp;CHAR(RANDBETWEEN(65;90) )&amp;CHAR(RANDBETWEEN(65;90) )&amp;CHAR(RANDBETWEEN(65;90) )" office:value-type="string" office:string-value="LLQB">
            <text:p>LLQB</text:p>
          </table:table-cell>
          <table:table-cell table:number-columns-repeated="1021"/>
        </table:table-row>
        <table:table-row table:style-name="ro1">
          <table:table-cell table:formula="of:=[.B596]&amp;&quot;-&quot;&amp;[.C596]" office:value-type="string" office:string-value="3781-YHYG">
            <text:p>3781-YHYG</text:p>
          </table:table-cell>
          <table:table-cell office:value-type="float" office:value="3781">
            <text:p>3781</text:p>
          </table:table-cell>
          <table:table-cell table:style-name="ce1" table:formula="of:=CHAR(RANDBETWEEN(65;90) )&amp;CHAR(RANDBETWEEN(65;90) )&amp;CHAR(RANDBETWEEN(65;90) )&amp;CHAR(RANDBETWEEN(65;90) )" office:value-type="string" office:string-value="YHYG">
            <text:p>YHYG</text:p>
          </table:table-cell>
          <table:table-cell table:number-columns-repeated="1021"/>
        </table:table-row>
        <table:table-row table:style-name="ro1">
          <table:table-cell table:formula="of:=[.B597]&amp;&quot;-&quot;&amp;[.C597]" office:value-type="string" office:string-value="3782-QNCC">
            <text:p>3782-QNCC</text:p>
          </table:table-cell>
          <table:table-cell office:value-type="float" office:value="3782">
            <text:p>3782</text:p>
          </table:table-cell>
          <table:table-cell table:style-name="ce1" table:formula="of:=CHAR(RANDBETWEEN(65;90) )&amp;CHAR(RANDBETWEEN(65;90) )&amp;CHAR(RANDBETWEEN(65;90) )&amp;CHAR(RANDBETWEEN(65;90) )" office:value-type="string" office:string-value="QNCC">
            <text:p>QNCC</text:p>
          </table:table-cell>
          <table:table-cell table:number-columns-repeated="1021"/>
        </table:table-row>
        <table:table-row table:style-name="ro1">
          <table:table-cell table:formula="of:=[.B598]&amp;&quot;-&quot;&amp;[.C598]" office:value-type="string" office:string-value="3783-QXVP">
            <text:p>3783-QXVP</text:p>
          </table:table-cell>
          <table:table-cell office:value-type="float" office:value="3783">
            <text:p>3783</text:p>
          </table:table-cell>
          <table:table-cell table:style-name="ce1" table:formula="of:=CHAR(RANDBETWEEN(65;90) )&amp;CHAR(RANDBETWEEN(65;90) )&amp;CHAR(RANDBETWEEN(65;90) )&amp;CHAR(RANDBETWEEN(65;90) )" office:value-type="string" office:string-value="QXVP">
            <text:p>QXVP</text:p>
          </table:table-cell>
          <table:table-cell table:number-columns-repeated="1021"/>
        </table:table-row>
        <table:table-row table:style-name="ro1">
          <table:table-cell table:formula="of:=[.B599]&amp;&quot;-&quot;&amp;[.C599]" office:value-type="string" office:string-value="3784-TLUU">
            <text:p>3784-TLUU</text:p>
          </table:table-cell>
          <table:table-cell office:value-type="float" office:value="3784">
            <text:p>3784</text:p>
          </table:table-cell>
          <table:table-cell table:style-name="ce1" table:formula="of:=CHAR(RANDBETWEEN(65;90) )&amp;CHAR(RANDBETWEEN(65;90) )&amp;CHAR(RANDBETWEEN(65;90) )&amp;CHAR(RANDBETWEEN(65;90) )" office:value-type="string" office:string-value="TLUU">
            <text:p>TLUU</text:p>
          </table:table-cell>
          <table:table-cell table:number-columns-repeated="1021"/>
        </table:table-row>
        <table:table-row table:style-name="ro1">
          <table:table-cell table:formula="of:=[.B600]&amp;&quot;-&quot;&amp;[.C600]" office:value-type="string" office:string-value="3785-PDRY">
            <text:p>3785-PDRY</text:p>
          </table:table-cell>
          <table:table-cell office:value-type="float" office:value="3785">
            <text:p>3785</text:p>
          </table:table-cell>
          <table:table-cell table:style-name="ce1" table:formula="of:=CHAR(RANDBETWEEN(65;90) )&amp;CHAR(RANDBETWEEN(65;90) )&amp;CHAR(RANDBETWEEN(65;90) )&amp;CHAR(RANDBETWEEN(65;90) )" office:value-type="string" office:string-value="PDRY">
            <text:p>PDRY</text:p>
          </table:table-cell>
          <table:table-cell table:number-columns-repeated="1021"/>
        </table:table-row>
        <table:table-row table:style-name="ro1">
          <table:table-cell table:formula="of:=[.B601]&amp;&quot;-&quot;&amp;[.C601]" office:value-type="string" office:string-value="3786-MJML">
            <text:p>3786-MJML</text:p>
          </table:table-cell>
          <table:table-cell office:value-type="float" office:value="3786">
            <text:p>3786</text:p>
          </table:table-cell>
          <table:table-cell table:style-name="ce1" table:formula="of:=CHAR(RANDBETWEEN(65;90) )&amp;CHAR(RANDBETWEEN(65;90) )&amp;CHAR(RANDBETWEEN(65;90) )&amp;CHAR(RANDBETWEEN(65;90) )" office:value-type="string" office:string-value="MJML">
            <text:p>MJML</text:p>
          </table:table-cell>
          <table:table-cell table:number-columns-repeated="1021"/>
        </table:table-row>
        <table:table-row table:style-name="ro1">
          <table:table-cell table:formula="of:=[.B602]&amp;&quot;-&quot;&amp;[.C602]" office:value-type="string" office:string-value="3787-UEIC">
            <text:p>3787-UEIC</text:p>
          </table:table-cell>
          <table:table-cell office:value-type="float" office:value="3787">
            <text:p>3787</text:p>
          </table:table-cell>
          <table:table-cell table:style-name="ce1" table:formula="of:=CHAR(RANDBETWEEN(65;90) )&amp;CHAR(RANDBETWEEN(65;90) )&amp;CHAR(RANDBETWEEN(65;90) )&amp;CHAR(RANDBETWEEN(65;90) )" office:value-type="string" office:string-value="UEIC">
            <text:p>UEIC</text:p>
          </table:table-cell>
          <table:table-cell table:number-columns-repeated="1021"/>
        </table:table-row>
        <table:table-row table:style-name="ro1">
          <table:table-cell table:formula="of:=[.B603]&amp;&quot;-&quot;&amp;[.C603]" office:value-type="string" office:string-value="3788-HTYT">
            <text:p>3788-HTYT</text:p>
          </table:table-cell>
          <table:table-cell office:value-type="float" office:value="3788">
            <text:p>3788</text:p>
          </table:table-cell>
          <table:table-cell table:style-name="ce1" table:formula="of:=CHAR(RANDBETWEEN(65;90) )&amp;CHAR(RANDBETWEEN(65;90) )&amp;CHAR(RANDBETWEEN(65;90) )&amp;CHAR(RANDBETWEEN(65;90) )" office:value-type="string" office:string-value="HTYT">
            <text:p>HTYT</text:p>
          </table:table-cell>
          <table:table-cell table:number-columns-repeated="1021"/>
        </table:table-row>
        <table:table-row table:style-name="ro1">
          <table:table-cell table:formula="of:=[.B604]&amp;&quot;-&quot;&amp;[.C604]" office:value-type="string" office:string-value="3789-NLNB">
            <text:p>3789-NLNB</text:p>
          </table:table-cell>
          <table:table-cell office:value-type="float" office:value="3789">
            <text:p>3789</text:p>
          </table:table-cell>
          <table:table-cell table:style-name="ce1" table:formula="of:=CHAR(RANDBETWEEN(65;90) )&amp;CHAR(RANDBETWEEN(65;90) )&amp;CHAR(RANDBETWEEN(65;90) )&amp;CHAR(RANDBETWEEN(65;90) )" office:value-type="string" office:string-value="NLNB">
            <text:p>NLNB</text:p>
          </table:table-cell>
          <table:table-cell table:number-columns-repeated="1021"/>
        </table:table-row>
        <table:table-row table:style-name="ro1">
          <table:table-cell table:formula="of:=[.B605]&amp;&quot;-&quot;&amp;[.C605]" office:value-type="string" office:string-value="3790-POSD">
            <text:p>3790-POSD</text:p>
          </table:table-cell>
          <table:table-cell office:value-type="float" office:value="3790">
            <text:p>3790</text:p>
          </table:table-cell>
          <table:table-cell table:style-name="ce1" table:formula="of:=CHAR(RANDBETWEEN(65;90) )&amp;CHAR(RANDBETWEEN(65;90) )&amp;CHAR(RANDBETWEEN(65;90) )&amp;CHAR(RANDBETWEEN(65;90) )" office:value-type="string" office:string-value="POSD">
            <text:p>POSD</text:p>
          </table:table-cell>
          <table:table-cell table:number-columns-repeated="1021"/>
        </table:table-row>
        <table:table-row table:style-name="ro1">
          <table:table-cell table:formula="of:=[.B606]&amp;&quot;-&quot;&amp;[.C606]" office:value-type="string" office:string-value="3791-UJVD">
            <text:p>3791-UJVD</text:p>
          </table:table-cell>
          <table:table-cell office:value-type="float" office:value="3791">
            <text:p>3791</text:p>
          </table:table-cell>
          <table:table-cell table:style-name="ce1" table:formula="of:=CHAR(RANDBETWEEN(65;90) )&amp;CHAR(RANDBETWEEN(65;90) )&amp;CHAR(RANDBETWEEN(65;90) )&amp;CHAR(RANDBETWEEN(65;90) )" office:value-type="string" office:string-value="UJVD">
            <text:p>UJVD</text:p>
          </table:table-cell>
          <table:table-cell table:number-columns-repeated="1021"/>
        </table:table-row>
        <table:table-row table:style-name="ro1">
          <table:table-cell table:formula="of:=[.B607]&amp;&quot;-&quot;&amp;[.C607]" office:value-type="string" office:string-value="3792-ITZG">
            <text:p>3792-ITZG</text:p>
          </table:table-cell>
          <table:table-cell office:value-type="float" office:value="3792">
            <text:p>3792</text:p>
          </table:table-cell>
          <table:table-cell table:style-name="ce1" table:formula="of:=CHAR(RANDBETWEEN(65;90) )&amp;CHAR(RANDBETWEEN(65;90) )&amp;CHAR(RANDBETWEEN(65;90) )&amp;CHAR(RANDBETWEEN(65;90) )" office:value-type="string" office:string-value="ITZG">
            <text:p>ITZG</text:p>
          </table:table-cell>
          <table:table-cell table:number-columns-repeated="1021"/>
        </table:table-row>
        <table:table-row table:style-name="ro1">
          <table:table-cell table:formula="of:=[.B608]&amp;&quot;-&quot;&amp;[.C608]" office:value-type="string" office:string-value="3793-VHWF">
            <text:p>3793-VHWF</text:p>
          </table:table-cell>
          <table:table-cell office:value-type="float" office:value="3793">
            <text:p>3793</text:p>
          </table:table-cell>
          <table:table-cell table:style-name="ce1" table:formula="of:=CHAR(RANDBETWEEN(65;90) )&amp;CHAR(RANDBETWEEN(65;90) )&amp;CHAR(RANDBETWEEN(65;90) )&amp;CHAR(RANDBETWEEN(65;90) )" office:value-type="string" office:string-value="VHWF">
            <text:p>VHWF</text:p>
          </table:table-cell>
          <table:table-cell table:number-columns-repeated="1021"/>
        </table:table-row>
        <table:table-row table:style-name="ro1">
          <table:table-cell table:formula="of:=[.B609]&amp;&quot;-&quot;&amp;[.C609]" office:value-type="string" office:string-value="3794-YLIK">
            <text:p>3794-YLIK</text:p>
          </table:table-cell>
          <table:table-cell office:value-type="float" office:value="3794">
            <text:p>3794</text:p>
          </table:table-cell>
          <table:table-cell table:style-name="ce1" table:formula="of:=CHAR(RANDBETWEEN(65;90) )&amp;CHAR(RANDBETWEEN(65;90) )&amp;CHAR(RANDBETWEEN(65;90) )&amp;CHAR(RANDBETWEEN(65;90) )" office:value-type="string" office:string-value="YLIK">
            <text:p>YLIK</text:p>
          </table:table-cell>
          <table:table-cell table:number-columns-repeated="1021"/>
        </table:table-row>
        <table:table-row table:style-name="ro1">
          <table:table-cell table:formula="of:=[.B610]&amp;&quot;-&quot;&amp;[.C610]" office:value-type="string" office:string-value="3795-KMCS">
            <text:p>3795-KMCS</text:p>
          </table:table-cell>
          <table:table-cell office:value-type="float" office:value="3795">
            <text:p>3795</text:p>
          </table:table-cell>
          <table:table-cell table:style-name="ce1" table:formula="of:=CHAR(RANDBETWEEN(65;90) )&amp;CHAR(RANDBETWEEN(65;90) )&amp;CHAR(RANDBETWEEN(65;90) )&amp;CHAR(RANDBETWEEN(65;90) )" office:value-type="string" office:string-value="KMCS">
            <text:p>KMCS</text:p>
          </table:table-cell>
          <table:table-cell table:number-columns-repeated="1021"/>
        </table:table-row>
        <table:table-row table:style-name="ro1">
          <table:table-cell table:formula="of:=[.B611]&amp;&quot;-&quot;&amp;[.C611]" office:value-type="string" office:string-value="3796-HSGD">
            <text:p>3796-HSGD</text:p>
          </table:table-cell>
          <table:table-cell office:value-type="float" office:value="3796">
            <text:p>3796</text:p>
          </table:table-cell>
          <table:table-cell table:style-name="ce1" table:formula="of:=CHAR(RANDBETWEEN(65;90) )&amp;CHAR(RANDBETWEEN(65;90) )&amp;CHAR(RANDBETWEEN(65;90) )&amp;CHAR(RANDBETWEEN(65;90) )" office:value-type="string" office:string-value="HSGD">
            <text:p>HSGD</text:p>
          </table:table-cell>
          <table:table-cell table:number-columns-repeated="1021"/>
        </table:table-row>
        <table:table-row table:style-name="ro1">
          <table:table-cell table:formula="of:=[.B612]&amp;&quot;-&quot;&amp;[.C612]" office:value-type="string" office:string-value="3797-JESZ">
            <text:p>3797-JESZ</text:p>
          </table:table-cell>
          <table:table-cell office:value-type="float" office:value="3797">
            <text:p>3797</text:p>
          </table:table-cell>
          <table:table-cell table:style-name="ce1" table:formula="of:=CHAR(RANDBETWEEN(65;90) )&amp;CHAR(RANDBETWEEN(65;90) )&amp;CHAR(RANDBETWEEN(65;90) )&amp;CHAR(RANDBETWEEN(65;90) )" office:value-type="string" office:string-value="JESZ">
            <text:p>JESZ</text:p>
          </table:table-cell>
          <table:table-cell table:number-columns-repeated="1021"/>
        </table:table-row>
        <table:table-row table:style-name="ro1">
          <table:table-cell table:formula="of:=[.B613]&amp;&quot;-&quot;&amp;[.C613]" office:value-type="string" office:string-value="3798-QFPN">
            <text:p>3798-QFPN</text:p>
          </table:table-cell>
          <table:table-cell office:value-type="float" office:value="3798">
            <text:p>3798</text:p>
          </table:table-cell>
          <table:table-cell table:style-name="ce1" table:formula="of:=CHAR(RANDBETWEEN(65;90) )&amp;CHAR(RANDBETWEEN(65;90) )&amp;CHAR(RANDBETWEEN(65;90) )&amp;CHAR(RANDBETWEEN(65;90) )" office:value-type="string" office:string-value="QFPN">
            <text:p>QFPN</text:p>
          </table:table-cell>
          <table:table-cell table:number-columns-repeated="1021"/>
        </table:table-row>
        <table:table-row table:style-name="ro1">
          <table:table-cell table:formula="of:=[.B614]&amp;&quot;-&quot;&amp;[.C614]" office:value-type="string" office:string-value="3799-EMVP">
            <text:p>3799-EMVP</text:p>
          </table:table-cell>
          <table:table-cell office:value-type="float" office:value="3799">
            <text:p>3799</text:p>
          </table:table-cell>
          <table:table-cell table:style-name="ce1" table:formula="of:=CHAR(RANDBETWEEN(65;90) )&amp;CHAR(RANDBETWEEN(65;90) )&amp;CHAR(RANDBETWEEN(65;90) )&amp;CHAR(RANDBETWEEN(65;90) )" office:value-type="string" office:string-value="EMVP">
            <text:p>EMVP</text:p>
          </table:table-cell>
          <table:table-cell table:number-columns-repeated="1021"/>
        </table:table-row>
        <table:table-row table:style-name="ro1">
          <table:table-cell table:formula="of:=[.B615]&amp;&quot;-&quot;&amp;[.C615]" office:value-type="string" office:string-value="3904-JZCZ">
            <text:p>3904-JZCZ</text:p>
          </table:table-cell>
          <table:table-cell office:value-type="float" office:value="3904">
            <text:p>3904</text:p>
          </table:table-cell>
          <table:table-cell table:style-name="ce1" table:formula="of:=CHAR(RANDBETWEEN(65;90) )&amp;CHAR(RANDBETWEEN(65;90) )&amp;CHAR(RANDBETWEEN(65;90) )&amp;CHAR(RANDBETWEEN(65;90) )" office:value-type="string" office:string-value="JZCZ">
            <text:p>JZCZ</text:p>
          </table:table-cell>
          <table:table-cell table:number-columns-repeated="1021"/>
        </table:table-row>
        <table:table-row table:style-name="ro1">
          <table:table-cell table:formula="of:=[.B616]&amp;&quot;-&quot;&amp;[.C616]" office:value-type="string" office:string-value="-MXPE">
            <text:p>-MXPE</text:p>
          </table:table-cell>
          <table:table-cell/>
          <table:table-cell table:style-name="ce1" table:formula="of:=CHAR(RANDBETWEEN(65;90) )&amp;CHAR(RANDBETWEEN(65;90) )&amp;CHAR(RANDBETWEEN(65;90) )&amp;CHAR(RANDBETWEEN(65;90) )" office:value-type="string" office:string-value="MXPE">
            <text:p>MXPE</text:p>
          </table:table-cell>
          <table:table-cell table:number-columns-repeated="1021"/>
        </table:table-row>
        <table:table-row table:style-name="ro1">
          <table:table-cell table:formula="of:=[.B617]&amp;&quot;-&quot;&amp;[.C617]" office:value-type="string" office:string-value="3800-BOYI">
            <text:p>3800-BOYI</text:p>
          </table:table-cell>
          <table:table-cell office:value-type="float" office:value="3800">
            <text:p>3800</text:p>
          </table:table-cell>
          <table:table-cell table:style-name="ce1" table:formula="of:=CHAR(RANDBETWEEN(65;90) )&amp;CHAR(RANDBETWEEN(65;90) )&amp;CHAR(RANDBETWEEN(65;90) )&amp;CHAR(RANDBETWEEN(65;90) )" office:value-type="string" office:string-value="BOYI">
            <text:p>BOYI</text:p>
          </table:table-cell>
          <table:table-cell table:number-columns-repeated="1021"/>
        </table:table-row>
        <table:table-row table:style-name="ro1">
          <table:table-cell table:formula="of:=[.B618]&amp;&quot;-&quot;&amp;[.C618]" office:value-type="string" office:string-value="3802-JFCC">
            <text:p>3802-JFCC</text:p>
          </table:table-cell>
          <table:table-cell office:value-type="float" office:value="3802">
            <text:p>3802</text:p>
          </table:table-cell>
          <table:table-cell table:style-name="ce1" table:formula="of:=CHAR(RANDBETWEEN(65;90) )&amp;CHAR(RANDBETWEEN(65;90) )&amp;CHAR(RANDBETWEEN(65;90) )&amp;CHAR(RANDBETWEEN(65;90) )" office:value-type="string" office:string-value="JFCC">
            <text:p>JFCC</text:p>
          </table:table-cell>
          <table:table-cell table:number-columns-repeated="1021"/>
        </table:table-row>
        <table:table-row table:style-name="ro1">
          <table:table-cell table:formula="of:=[.B619]&amp;&quot;-&quot;&amp;[.C619]" office:value-type="string" office:string-value="3803-CCSK">
            <text:p>3803-CCSK</text:p>
          </table:table-cell>
          <table:table-cell office:value-type="float" office:value="3803">
            <text:p>3803</text:p>
          </table:table-cell>
          <table:table-cell table:style-name="ce1" table:formula="of:=CHAR(RANDBETWEEN(65;90) )&amp;CHAR(RANDBETWEEN(65;90) )&amp;CHAR(RANDBETWEEN(65;90) )&amp;CHAR(RANDBETWEEN(65;90) )" office:value-type="string" office:string-value="CCSK">
            <text:p>CCSK</text:p>
          </table:table-cell>
          <table:table-cell table:number-columns-repeated="1021"/>
        </table:table-row>
        <table:table-row table:style-name="ro1">
          <table:table-cell table:formula="of:=[.B620]&amp;&quot;-&quot;&amp;[.C620]" office:value-type="string" office:string-value="3804-LJOA">
            <text:p>3804-LJOA</text:p>
          </table:table-cell>
          <table:table-cell office:value-type="float" office:value="3804">
            <text:p>3804</text:p>
          </table:table-cell>
          <table:table-cell table:style-name="ce1" table:formula="of:=CHAR(RANDBETWEEN(65;90) )&amp;CHAR(RANDBETWEEN(65;90) )&amp;CHAR(RANDBETWEEN(65;90) )&amp;CHAR(RANDBETWEEN(65;90) )" office:value-type="string" office:string-value="LJOA">
            <text:p>LJOA</text:p>
          </table:table-cell>
          <table:table-cell table:number-columns-repeated="1021"/>
        </table:table-row>
        <table:table-row table:style-name="ro1">
          <table:table-cell table:formula="of:=[.B621]&amp;&quot;-&quot;&amp;[.C621]" office:value-type="string" office:string-value="3805-XGOO">
            <text:p>3805-XGOO</text:p>
          </table:table-cell>
          <table:table-cell office:value-type="float" office:value="3805">
            <text:p>3805</text:p>
          </table:table-cell>
          <table:table-cell table:style-name="ce1" table:formula="of:=CHAR(RANDBETWEEN(65;90) )&amp;CHAR(RANDBETWEEN(65;90) )&amp;CHAR(RANDBETWEEN(65;90) )&amp;CHAR(RANDBETWEEN(65;90) )" office:value-type="string" office:string-value="XGOO">
            <text:p>XGOO</text:p>
          </table:table-cell>
          <table:table-cell table:number-columns-repeated="1021"/>
        </table:table-row>
        <table:table-row table:style-name="ro1">
          <table:table-cell table:formula="of:=[.B622]&amp;&quot;-&quot;&amp;[.C622]" office:value-type="string" office:string-value="3806-BHXC">
            <text:p>3806-BHXC</text:p>
          </table:table-cell>
          <table:table-cell office:value-type="float" office:value="3806">
            <text:p>3806</text:p>
          </table:table-cell>
          <table:table-cell table:style-name="ce1" table:formula="of:=CHAR(RANDBETWEEN(65;90) )&amp;CHAR(RANDBETWEEN(65;90) )&amp;CHAR(RANDBETWEEN(65;90) )&amp;CHAR(RANDBETWEEN(65;90) )" office:value-type="string" office:string-value="BHXC">
            <text:p>BHXC</text:p>
          </table:table-cell>
          <table:table-cell table:number-columns-repeated="1021"/>
        </table:table-row>
        <table:table-row table:style-name="ro1">
          <table:table-cell table:formula="of:=[.B623]&amp;&quot;-&quot;&amp;[.C623]" office:value-type="string" office:string-value="3807-FOOY">
            <text:p>3807-FOOY</text:p>
          </table:table-cell>
          <table:table-cell office:value-type="float" office:value="3807">
            <text:p>3807</text:p>
          </table:table-cell>
          <table:table-cell table:style-name="ce1" table:formula="of:=CHAR(RANDBETWEEN(65;90) )&amp;CHAR(RANDBETWEEN(65;90) )&amp;CHAR(RANDBETWEEN(65;90) )&amp;CHAR(RANDBETWEEN(65;90) )" office:value-type="string" office:string-value="FOOY">
            <text:p>FOOY</text:p>
          </table:table-cell>
          <table:table-cell table:number-columns-repeated="1021"/>
        </table:table-row>
        <table:table-row table:style-name="ro1">
          <table:table-cell table:formula="of:=[.B624]&amp;&quot;-&quot;&amp;[.C624]" office:value-type="string" office:string-value="3808-FJOB">
            <text:p>3808-FJOB</text:p>
          </table:table-cell>
          <table:table-cell office:value-type="float" office:value="3808">
            <text:p>3808</text:p>
          </table:table-cell>
          <table:table-cell table:style-name="ce1" table:formula="of:=CHAR(RANDBETWEEN(65;90) )&amp;CHAR(RANDBETWEEN(65;90) )&amp;CHAR(RANDBETWEEN(65;90) )&amp;CHAR(RANDBETWEEN(65;90) )" office:value-type="string" office:string-value="FJOB">
            <text:p>FJOB</text:p>
          </table:table-cell>
          <table:table-cell table:number-columns-repeated="1021"/>
        </table:table-row>
        <table:table-row table:style-name="ro1">
          <table:table-cell table:formula="of:=[.B625]&amp;&quot;-&quot;&amp;[.C625]" office:value-type="string" office:string-value="3809-GIKK">
            <text:p>3809-GIKK</text:p>
          </table:table-cell>
          <table:table-cell office:value-type="float" office:value="3809">
            <text:p>3809</text:p>
          </table:table-cell>
          <table:table-cell table:style-name="ce1" table:formula="of:=CHAR(RANDBETWEEN(65;90) )&amp;CHAR(RANDBETWEEN(65;90) )&amp;CHAR(RANDBETWEEN(65;90) )&amp;CHAR(RANDBETWEEN(65;90) )" office:value-type="string" office:string-value="GIKK">
            <text:p>GIKK</text:p>
          </table:table-cell>
          <table:table-cell table:number-columns-repeated="1021"/>
        </table:table-row>
        <table:table-row table:style-name="ro1">
          <table:table-cell table:formula="of:=[.B626]&amp;&quot;-&quot;&amp;[.C626]" office:value-type="string" office:string-value="3810-UMXY">
            <text:p>3810-UMXY</text:p>
          </table:table-cell>
          <table:table-cell office:value-type="float" office:value="3810">
            <text:p>3810</text:p>
          </table:table-cell>
          <table:table-cell table:style-name="ce1" table:formula="of:=CHAR(RANDBETWEEN(65;90) )&amp;CHAR(RANDBETWEEN(65;90) )&amp;CHAR(RANDBETWEEN(65;90) )&amp;CHAR(RANDBETWEEN(65;90) )" office:value-type="string" office:string-value="UMXY">
            <text:p>UMXY</text:p>
          </table:table-cell>
          <table:table-cell table:number-columns-repeated="1021"/>
        </table:table-row>
        <table:table-row table:style-name="ro1">
          <table:table-cell table:formula="of:=[.B627]&amp;&quot;-&quot;&amp;[.C627]" office:value-type="string" office:string-value="3811-FBZB">
            <text:p>3811-FBZB</text:p>
          </table:table-cell>
          <table:table-cell office:value-type="float" office:value="3811">
            <text:p>3811</text:p>
          </table:table-cell>
          <table:table-cell table:style-name="ce1" table:formula="of:=CHAR(RANDBETWEEN(65;90) )&amp;CHAR(RANDBETWEEN(65;90) )&amp;CHAR(RANDBETWEEN(65;90) )&amp;CHAR(RANDBETWEEN(65;90) )" office:value-type="string" office:string-value="FBZB">
            <text:p>FBZB</text:p>
          </table:table-cell>
          <table:table-cell table:number-columns-repeated="1021"/>
        </table:table-row>
        <table:table-row table:style-name="ro1">
          <table:table-cell table:formula="of:=[.B628]&amp;&quot;-&quot;&amp;[.C628]" office:value-type="string" office:string-value="3812-GSSW">
            <text:p>3812-GSSW</text:p>
          </table:table-cell>
          <table:table-cell office:value-type="float" office:value="3812">
            <text:p>3812</text:p>
          </table:table-cell>
          <table:table-cell table:style-name="ce1" table:formula="of:=CHAR(RANDBETWEEN(65;90) )&amp;CHAR(RANDBETWEEN(65;90) )&amp;CHAR(RANDBETWEEN(65;90) )&amp;CHAR(RANDBETWEEN(65;90) )" office:value-type="string" office:string-value="GSSW">
            <text:p>GSSW</text:p>
          </table:table-cell>
          <table:table-cell table:number-columns-repeated="1021"/>
        </table:table-row>
        <table:table-row table:style-name="ro1">
          <table:table-cell table:formula="of:=[.B629]&amp;&quot;-&quot;&amp;[.C629]" office:value-type="string" office:string-value="3813-MOGW">
            <text:p>3813-MOGW</text:p>
          </table:table-cell>
          <table:table-cell office:value-type="float" office:value="3813">
            <text:p>3813</text:p>
          </table:table-cell>
          <table:table-cell table:style-name="ce1" table:formula="of:=CHAR(RANDBETWEEN(65;90) )&amp;CHAR(RANDBETWEEN(65;90) )&amp;CHAR(RANDBETWEEN(65;90) )&amp;CHAR(RANDBETWEEN(65;90) )" office:value-type="string" office:string-value="MOGW">
            <text:p>MOGW</text:p>
          </table:table-cell>
          <table:table-cell table:number-columns-repeated="1021"/>
        </table:table-row>
        <table:table-row table:style-name="ro1">
          <table:table-cell table:formula="of:=[.B630]&amp;&quot;-&quot;&amp;[.C630]" office:value-type="string" office:string-value="3814-EXFQ">
            <text:p>3814-EXFQ</text:p>
          </table:table-cell>
          <table:table-cell office:value-type="float" office:value="3814">
            <text:p>3814</text:p>
          </table:table-cell>
          <table:table-cell table:style-name="ce1" table:formula="of:=CHAR(RANDBETWEEN(65;90) )&amp;CHAR(RANDBETWEEN(65;90) )&amp;CHAR(RANDBETWEEN(65;90) )&amp;CHAR(RANDBETWEEN(65;90) )" office:value-type="string" office:string-value="EXFQ">
            <text:p>EXFQ</text:p>
          </table:table-cell>
          <table:table-cell table:number-columns-repeated="1021"/>
        </table:table-row>
        <table:table-row table:style-name="ro1">
          <table:table-cell table:formula="of:=[.B631]&amp;&quot;-&quot;&amp;[.C631]" office:value-type="string" office:string-value="3815-PKUJ">
            <text:p>3815-PKUJ</text:p>
          </table:table-cell>
          <table:table-cell office:value-type="float" office:value="3815">
            <text:p>3815</text:p>
          </table:table-cell>
          <table:table-cell table:style-name="ce1" table:formula="of:=CHAR(RANDBETWEEN(65;90) )&amp;CHAR(RANDBETWEEN(65;90) )&amp;CHAR(RANDBETWEEN(65;90) )&amp;CHAR(RANDBETWEEN(65;90) )" office:value-type="string" office:string-value="PKUJ">
            <text:p>PKUJ</text:p>
          </table:table-cell>
          <table:table-cell table:number-columns-repeated="1021"/>
        </table:table-row>
        <table:table-row table:style-name="ro1">
          <table:table-cell table:formula="of:=[.B632]&amp;&quot;-&quot;&amp;[.C632]" office:value-type="string" office:string-value="3816-TMYM">
            <text:p>3816-TMYM</text:p>
          </table:table-cell>
          <table:table-cell office:value-type="float" office:value="3816">
            <text:p>3816</text:p>
          </table:table-cell>
          <table:table-cell table:style-name="ce1" table:formula="of:=CHAR(RANDBETWEEN(65;90) )&amp;CHAR(RANDBETWEEN(65;90) )&amp;CHAR(RANDBETWEEN(65;90) )&amp;CHAR(RANDBETWEEN(65;90) )" office:value-type="string" office:string-value="TMYM">
            <text:p>TMYM</text:p>
          </table:table-cell>
          <table:table-cell table:number-columns-repeated="1021"/>
        </table:table-row>
        <table:table-row table:style-name="ro1">
          <table:table-cell table:formula="of:=[.B633]&amp;&quot;-&quot;&amp;[.C633]" office:value-type="string" office:string-value="3817-MXPP">
            <text:p>3817-MXPP</text:p>
          </table:table-cell>
          <table:table-cell office:value-type="float" office:value="3817">
            <text:p>3817</text:p>
          </table:table-cell>
          <table:table-cell table:style-name="ce1" table:formula="of:=CHAR(RANDBETWEEN(65;90) )&amp;CHAR(RANDBETWEEN(65;90) )&amp;CHAR(RANDBETWEEN(65;90) )&amp;CHAR(RANDBETWEEN(65;90) )" office:value-type="string" office:string-value="MXPP">
            <text:p>MXPP</text:p>
          </table:table-cell>
          <table:table-cell table:number-columns-repeated="1021"/>
        </table:table-row>
        <table:table-row table:style-name="ro1">
          <table:table-cell table:formula="of:=[.B634]&amp;&quot;-&quot;&amp;[.C634]" office:value-type="string" office:string-value="3818-QYTY">
            <text:p>3818-QYTY</text:p>
          </table:table-cell>
          <table:table-cell office:value-type="float" office:value="3818">
            <text:p>3818</text:p>
          </table:table-cell>
          <table:table-cell table:style-name="ce1" table:formula="of:=CHAR(RANDBETWEEN(65;90) )&amp;CHAR(RANDBETWEEN(65;90) )&amp;CHAR(RANDBETWEEN(65;90) )&amp;CHAR(RANDBETWEEN(65;90) )" office:value-type="string" office:string-value="QYTY">
            <text:p>QYTY</text:p>
          </table:table-cell>
          <table:table-cell table:number-columns-repeated="1021"/>
        </table:table-row>
        <table:table-row table:style-name="ro1">
          <table:table-cell table:formula="of:=[.B635]&amp;&quot;-&quot;&amp;[.C635]" office:value-type="string" office:string-value="3819-SLDT">
            <text:p>3819-SLDT</text:p>
          </table:table-cell>
          <table:table-cell office:value-type="float" office:value="3819">
            <text:p>3819</text:p>
          </table:table-cell>
          <table:table-cell table:style-name="ce1" table:formula="of:=CHAR(RANDBETWEEN(65;90) )&amp;CHAR(RANDBETWEEN(65;90) )&amp;CHAR(RANDBETWEEN(65;90) )&amp;CHAR(RANDBETWEEN(65;90) )" office:value-type="string" office:string-value="SLDT">
            <text:p>SLDT</text:p>
          </table:table-cell>
          <table:table-cell table:number-columns-repeated="1021"/>
        </table:table-row>
        <table:table-row table:style-name="ro1">
          <table:table-cell table:formula="of:=[.B636]&amp;&quot;-&quot;&amp;[.C636]" office:value-type="string" office:string-value="3820-MIMC">
            <text:p>3820-MIMC</text:p>
          </table:table-cell>
          <table:table-cell office:value-type="float" office:value="3820">
            <text:p>3820</text:p>
          </table:table-cell>
          <table:table-cell table:style-name="ce1" table:formula="of:=CHAR(RANDBETWEEN(65;90) )&amp;CHAR(RANDBETWEEN(65;90) )&amp;CHAR(RANDBETWEEN(65;90) )&amp;CHAR(RANDBETWEEN(65;90) )" office:value-type="string" office:string-value="MIMC">
            <text:p>MIMC</text:p>
          </table:table-cell>
          <table:table-cell table:number-columns-repeated="1021"/>
        </table:table-row>
        <table:table-row table:style-name="ro1">
          <table:table-cell table:formula="of:=[.B637]&amp;&quot;-&quot;&amp;[.C637]" office:value-type="string" office:string-value="3821-EIAC">
            <text:p>3821-EIAC</text:p>
          </table:table-cell>
          <table:table-cell office:value-type="float" office:value="3821">
            <text:p>3821</text:p>
          </table:table-cell>
          <table:table-cell table:style-name="ce1" table:formula="of:=CHAR(RANDBETWEEN(65;90) )&amp;CHAR(RANDBETWEEN(65;90) )&amp;CHAR(RANDBETWEEN(65;90) )&amp;CHAR(RANDBETWEEN(65;90) )" office:value-type="string" office:string-value="EIAC">
            <text:p>EIAC</text:p>
          </table:table-cell>
          <table:table-cell table:number-columns-repeated="1021"/>
        </table:table-row>
        <table:table-row table:style-name="ro1">
          <table:table-cell table:formula="of:=[.B638]&amp;&quot;-&quot;&amp;[.C638]" office:value-type="string" office:string-value="3822-BXYX">
            <text:p>3822-BXYX</text:p>
          </table:table-cell>
          <table:table-cell office:value-type="float" office:value="3822">
            <text:p>3822</text:p>
          </table:table-cell>
          <table:table-cell table:style-name="ce1" table:formula="of:=CHAR(RANDBETWEEN(65;90) )&amp;CHAR(RANDBETWEEN(65;90) )&amp;CHAR(RANDBETWEEN(65;90) )&amp;CHAR(RANDBETWEEN(65;90) )" office:value-type="string" office:string-value="BXYX">
            <text:p>BXYX</text:p>
          </table:table-cell>
          <table:table-cell table:number-columns-repeated="1021"/>
        </table:table-row>
        <table:table-row table:style-name="ro1">
          <table:table-cell table:formula="of:=[.B639]&amp;&quot;-&quot;&amp;[.C639]" office:value-type="string" office:string-value="3823-MROK">
            <text:p>3823-MROK</text:p>
          </table:table-cell>
          <table:table-cell office:value-type="float" office:value="3823">
            <text:p>3823</text:p>
          </table:table-cell>
          <table:table-cell table:style-name="ce1" table:formula="of:=CHAR(RANDBETWEEN(65;90) )&amp;CHAR(RANDBETWEEN(65;90) )&amp;CHAR(RANDBETWEEN(65;90) )&amp;CHAR(RANDBETWEEN(65;90) )" office:value-type="string" office:string-value="MROK">
            <text:p>MROK</text:p>
          </table:table-cell>
          <table:table-cell table:number-columns-repeated="1021"/>
        </table:table-row>
        <table:table-row table:style-name="ro1">
          <table:table-cell table:formula="of:=[.B640]&amp;&quot;-&quot;&amp;[.C640]" office:value-type="string" office:string-value="3824-YNXY">
            <text:p>3824-YNXY</text:p>
          </table:table-cell>
          <table:table-cell office:value-type="float" office:value="3824">
            <text:p>3824</text:p>
          </table:table-cell>
          <table:table-cell table:style-name="ce1" table:formula="of:=CHAR(RANDBETWEEN(65;90) )&amp;CHAR(RANDBETWEEN(65;90) )&amp;CHAR(RANDBETWEEN(65;90) )&amp;CHAR(RANDBETWEEN(65;90) )" office:value-type="string" office:string-value="YNXY">
            <text:p>YNXY</text:p>
          </table:table-cell>
          <table:table-cell table:number-columns-repeated="1021"/>
        </table:table-row>
        <table:table-row table:style-name="ro1">
          <table:table-cell table:formula="of:=[.B641]&amp;&quot;-&quot;&amp;[.C641]" office:value-type="string" office:string-value="3825-FIWF">
            <text:p>3825-FIWF</text:p>
          </table:table-cell>
          <table:table-cell office:value-type="float" office:value="3825">
            <text:p>3825</text:p>
          </table:table-cell>
          <table:table-cell table:style-name="ce1" table:formula="of:=CHAR(RANDBETWEEN(65;90) )&amp;CHAR(RANDBETWEEN(65;90) )&amp;CHAR(RANDBETWEEN(65;90) )&amp;CHAR(RANDBETWEEN(65;90) )" office:value-type="string" office:string-value="FIWF">
            <text:p>FIWF</text:p>
          </table:table-cell>
          <table:table-cell table:number-columns-repeated="1021"/>
        </table:table-row>
        <table:table-row table:style-name="ro1">
          <table:table-cell table:formula="of:=[.B642]&amp;&quot;-&quot;&amp;[.C642]" office:value-type="string" office:string-value="3826-VBXF">
            <text:p>3826-VBXF</text:p>
          </table:table-cell>
          <table:table-cell office:value-type="float" office:value="3826">
            <text:p>3826</text:p>
          </table:table-cell>
          <table:table-cell table:style-name="ce1" table:formula="of:=CHAR(RANDBETWEEN(65;90) )&amp;CHAR(RANDBETWEEN(65;90) )&amp;CHAR(RANDBETWEEN(65;90) )&amp;CHAR(RANDBETWEEN(65;90) )" office:value-type="string" office:string-value="VBXF">
            <text:p>VBXF</text:p>
          </table:table-cell>
          <table:table-cell table:number-columns-repeated="1021"/>
        </table:table-row>
        <table:table-row table:style-name="ro1">
          <table:table-cell table:formula="of:=[.B643]&amp;&quot;-&quot;&amp;[.C643]" office:value-type="string" office:string-value="3827-XIXG">
            <text:p>3827-XIXG</text:p>
          </table:table-cell>
          <table:table-cell office:value-type="float" office:value="3827">
            <text:p>3827</text:p>
          </table:table-cell>
          <table:table-cell table:style-name="ce1" table:formula="of:=CHAR(RANDBETWEEN(65;90) )&amp;CHAR(RANDBETWEEN(65;90) )&amp;CHAR(RANDBETWEEN(65;90) )&amp;CHAR(RANDBETWEEN(65;90) )" office:value-type="string" office:string-value="XIXG">
            <text:p>XIXG</text:p>
          </table:table-cell>
          <table:table-cell table:number-columns-repeated="1021"/>
        </table:table-row>
        <table:table-row table:style-name="ro1">
          <table:table-cell table:formula="of:=[.B644]&amp;&quot;-&quot;&amp;[.C644]" office:value-type="string" office:string-value="3828-ZVGK">
            <text:p>3828-ZVGK</text:p>
          </table:table-cell>
          <table:table-cell office:value-type="float" office:value="3828">
            <text:p>3828</text:p>
          </table:table-cell>
          <table:table-cell table:style-name="ce1" table:formula="of:=CHAR(RANDBETWEEN(65;90) )&amp;CHAR(RANDBETWEEN(65;90) )&amp;CHAR(RANDBETWEEN(65;90) )&amp;CHAR(RANDBETWEEN(65;90) )" office:value-type="string" office:string-value="ZVGK">
            <text:p>ZVGK</text:p>
          </table:table-cell>
          <table:table-cell table:number-columns-repeated="1021"/>
        </table:table-row>
        <table:table-row table:style-name="ro1">
          <table:table-cell table:formula="of:=[.B645]&amp;&quot;-&quot;&amp;[.C645]" office:value-type="string" office:string-value="3829-KBSO">
            <text:p>3829-KBSO</text:p>
          </table:table-cell>
          <table:table-cell office:value-type="float" office:value="3829">
            <text:p>3829</text:p>
          </table:table-cell>
          <table:table-cell table:style-name="ce1" table:formula="of:=CHAR(RANDBETWEEN(65;90) )&amp;CHAR(RANDBETWEEN(65;90) )&amp;CHAR(RANDBETWEEN(65;90) )&amp;CHAR(RANDBETWEEN(65;90) )" office:value-type="string" office:string-value="KBSO">
            <text:p>KBSO</text:p>
          </table:table-cell>
          <table:table-cell table:number-columns-repeated="1021"/>
        </table:table-row>
        <table:table-row table:style-name="ro1">
          <table:table-cell table:formula="of:=[.B646]&amp;&quot;-&quot;&amp;[.C646]" office:value-type="string" office:string-value="3830-PSYD">
            <text:p>3830-PSYD</text:p>
          </table:table-cell>
          <table:table-cell office:value-type="float" office:value="3830">
            <text:p>3830</text:p>
          </table:table-cell>
          <table:table-cell table:style-name="ce1" table:formula="of:=CHAR(RANDBETWEEN(65;90) )&amp;CHAR(RANDBETWEEN(65;90) )&amp;CHAR(RANDBETWEEN(65;90) )&amp;CHAR(RANDBETWEEN(65;90) )" office:value-type="string" office:string-value="PSYD">
            <text:p>PSYD</text:p>
          </table:table-cell>
          <table:table-cell table:number-columns-repeated="1021"/>
        </table:table-row>
        <table:table-row table:style-name="ro1">
          <table:table-cell table:formula="of:=[.B647]&amp;&quot;-&quot;&amp;[.C647]" office:value-type="string" office:string-value="3831-XLXQ">
            <text:p>3831-XLXQ</text:p>
          </table:table-cell>
          <table:table-cell office:value-type="float" office:value="3831">
            <text:p>3831</text:p>
          </table:table-cell>
          <table:table-cell table:style-name="ce1" table:formula="of:=CHAR(RANDBETWEEN(65;90) )&amp;CHAR(RANDBETWEEN(65;90) )&amp;CHAR(RANDBETWEEN(65;90) )&amp;CHAR(RANDBETWEEN(65;90) )" office:value-type="string" office:string-value="XLXQ">
            <text:p>XLXQ</text:p>
          </table:table-cell>
          <table:table-cell table:number-columns-repeated="1021"/>
        </table:table-row>
        <table:table-row table:style-name="ro1">
          <table:table-cell table:formula="of:=[.B648]&amp;&quot;-&quot;&amp;[.C648]" office:value-type="string" office:string-value="3832-ZKVD">
            <text:p>3832-ZKVD</text:p>
          </table:table-cell>
          <table:table-cell office:value-type="float" office:value="3832">
            <text:p>3832</text:p>
          </table:table-cell>
          <table:table-cell table:style-name="ce1" table:formula="of:=CHAR(RANDBETWEEN(65;90) )&amp;CHAR(RANDBETWEEN(65;90) )&amp;CHAR(RANDBETWEEN(65;90) )&amp;CHAR(RANDBETWEEN(65;90) )" office:value-type="string" office:string-value="ZKVD">
            <text:p>ZKVD</text:p>
          </table:table-cell>
          <table:table-cell table:number-columns-repeated="1021"/>
        </table:table-row>
        <table:table-row table:style-name="ro1">
          <table:table-cell table:formula="of:=[.B649]&amp;&quot;-&quot;&amp;[.C649]" office:value-type="string" office:string-value="3833-HSJL">
            <text:p>3833-HSJL</text:p>
          </table:table-cell>
          <table:table-cell office:value-type="float" office:value="3833">
            <text:p>3833</text:p>
          </table:table-cell>
          <table:table-cell table:style-name="ce1" table:formula="of:=CHAR(RANDBETWEEN(65;90) )&amp;CHAR(RANDBETWEEN(65;90) )&amp;CHAR(RANDBETWEEN(65;90) )&amp;CHAR(RANDBETWEEN(65;90) )" office:value-type="string" office:string-value="HSJL">
            <text:p>HSJL</text:p>
          </table:table-cell>
          <table:table-cell table:number-columns-repeated="1021"/>
        </table:table-row>
        <table:table-row table:style-name="ro1">
          <table:table-cell table:formula="of:=[.B650]&amp;&quot;-&quot;&amp;[.C650]" office:value-type="string" office:string-value="3834-TQSR">
            <text:p>3834-TQSR</text:p>
          </table:table-cell>
          <table:table-cell office:value-type="float" office:value="3834">
            <text:p>3834</text:p>
          </table:table-cell>
          <table:table-cell table:style-name="ce1" table:formula="of:=CHAR(RANDBETWEEN(65;90) )&amp;CHAR(RANDBETWEEN(65;90) )&amp;CHAR(RANDBETWEEN(65;90) )&amp;CHAR(RANDBETWEEN(65;90) )" office:value-type="string" office:string-value="TQSR">
            <text:p>TQSR</text:p>
          </table:table-cell>
          <table:table-cell table:number-columns-repeated="1021"/>
        </table:table-row>
        <table:table-row table:style-name="ro1">
          <table:table-cell table:formula="of:=[.B651]&amp;&quot;-&quot;&amp;[.C651]" office:value-type="string" office:string-value="3835-DTBB">
            <text:p>3835-DTBB</text:p>
          </table:table-cell>
          <table:table-cell office:value-type="float" office:value="3835">
            <text:p>3835</text:p>
          </table:table-cell>
          <table:table-cell table:style-name="ce1" table:formula="of:=CHAR(RANDBETWEEN(65;90) )&amp;CHAR(RANDBETWEEN(65;90) )&amp;CHAR(RANDBETWEEN(65;90) )&amp;CHAR(RANDBETWEEN(65;90) )" office:value-type="string" office:string-value="DTBB">
            <text:p>DTBB</text:p>
          </table:table-cell>
          <table:table-cell table:number-columns-repeated="1021"/>
        </table:table-row>
        <table:table-row table:style-name="ro1">
          <table:table-cell table:formula="of:=[.B652]&amp;&quot;-&quot;&amp;[.C652]" office:value-type="string" office:string-value="4003-LQVI">
            <text:p>4003-LQVI</text:p>
          </table:table-cell>
          <table:table-cell office:value-type="float" office:value="4003">
            <text:p>4003</text:p>
          </table:table-cell>
          <table:table-cell table:style-name="ce1" table:formula="of:=CHAR(RANDBETWEEN(65;90) )&amp;CHAR(RANDBETWEEN(65;90) )&amp;CHAR(RANDBETWEEN(65;90) )&amp;CHAR(RANDBETWEEN(65;90) )" office:value-type="string" office:string-value="LQVI">
            <text:p>LQVI</text:p>
          </table:table-cell>
          <table:table-cell table:number-columns-repeated="1021"/>
        </table:table-row>
        <table:table-row table:style-name="ro1">
          <table:table-cell table:formula="of:=[.B653]&amp;&quot;-&quot;&amp;[.C653]" office:value-type="string" office:string-value="3836-WGWH">
            <text:p>3836-WGWH</text:p>
          </table:table-cell>
          <table:table-cell office:value-type="float" office:value="3836">
            <text:p>3836</text:p>
          </table:table-cell>
          <table:table-cell table:style-name="ce1" table:formula="of:=CHAR(RANDBETWEEN(65;90) )&amp;CHAR(RANDBETWEEN(65;90) )&amp;CHAR(RANDBETWEEN(65;90) )&amp;CHAR(RANDBETWEEN(65;90) )" office:value-type="string" office:string-value="WGWH">
            <text:p>WGWH</text:p>
          </table:table-cell>
          <table:table-cell table:number-columns-repeated="1021"/>
        </table:table-row>
        <table:table-row table:style-name="ro1">
          <table:table-cell table:formula="of:=[.B654]&amp;&quot;-&quot;&amp;[.C654]" office:value-type="string" office:string-value="3837-YVAM">
            <text:p>3837-YVAM</text:p>
          </table:table-cell>
          <table:table-cell office:value-type="float" office:value="3837">
            <text:p>3837</text:p>
          </table:table-cell>
          <table:table-cell table:style-name="ce1" table:formula="of:=CHAR(RANDBETWEEN(65;90) )&amp;CHAR(RANDBETWEEN(65;90) )&amp;CHAR(RANDBETWEEN(65;90) )&amp;CHAR(RANDBETWEEN(65;90) )" office:value-type="string" office:string-value="YVAM">
            <text:p>YVAM</text:p>
          </table:table-cell>
          <table:table-cell table:number-columns-repeated="1021"/>
        </table:table-row>
        <table:table-row table:style-name="ro1">
          <table:table-cell table:formula="of:=[.B655]&amp;&quot;-&quot;&amp;[.C655]" office:value-type="string" office:string-value="3838-VLSV">
            <text:p>3838-VLSV</text:p>
          </table:table-cell>
          <table:table-cell office:value-type="float" office:value="3838">
            <text:p>3838</text:p>
          </table:table-cell>
          <table:table-cell table:style-name="ce1" table:formula="of:=CHAR(RANDBETWEEN(65;90) )&amp;CHAR(RANDBETWEEN(65;90) )&amp;CHAR(RANDBETWEEN(65;90) )&amp;CHAR(RANDBETWEEN(65;90) )" office:value-type="string" office:string-value="VLSV">
            <text:p>VLSV</text:p>
          </table:table-cell>
          <table:table-cell table:number-columns-repeated="1021"/>
        </table:table-row>
        <table:table-row table:style-name="ro1">
          <table:table-cell table:formula="of:=[.B656]&amp;&quot;-&quot;&amp;[.C656]" office:value-type="string" office:string-value="3839-UBVX">
            <text:p>3839-UBVX</text:p>
          </table:table-cell>
          <table:table-cell office:value-type="float" office:value="3839">
            <text:p>3839</text:p>
          </table:table-cell>
          <table:table-cell table:style-name="ce1" table:formula="of:=CHAR(RANDBETWEEN(65;90) )&amp;CHAR(RANDBETWEEN(65;90) )&amp;CHAR(RANDBETWEEN(65;90) )&amp;CHAR(RANDBETWEEN(65;90) )" office:value-type="string" office:string-value="UBVX">
            <text:p>UBVX</text:p>
          </table:table-cell>
          <table:table-cell table:number-columns-repeated="1021"/>
        </table:table-row>
        <table:table-row table:style-name="ro1">
          <table:table-cell table:formula="of:=[.B657]&amp;&quot;-&quot;&amp;[.C657]" office:value-type="string" office:string-value="3840-CYUN">
            <text:p>3840-CYUN</text:p>
          </table:table-cell>
          <table:table-cell office:value-type="float" office:value="3840">
            <text:p>3840</text:p>
          </table:table-cell>
          <table:table-cell table:style-name="ce1" table:formula="of:=CHAR(RANDBETWEEN(65;90) )&amp;CHAR(RANDBETWEEN(65;90) )&amp;CHAR(RANDBETWEEN(65;90) )&amp;CHAR(RANDBETWEEN(65;90) )" office:value-type="string" office:string-value="CYUN">
            <text:p>CYUN</text:p>
          </table:table-cell>
          <table:table-cell table:number-columns-repeated="1021"/>
        </table:table-row>
        <table:table-row table:style-name="ro1">
          <table:table-cell table:formula="of:=[.B658]&amp;&quot;-&quot;&amp;[.C658]" office:value-type="string" office:string-value="3841-MGYK">
            <text:p>3841-MGYK</text:p>
          </table:table-cell>
          <table:table-cell office:value-type="float" office:value="3841">
            <text:p>3841</text:p>
          </table:table-cell>
          <table:table-cell table:style-name="ce1" table:formula="of:=CHAR(RANDBETWEEN(65;90) )&amp;CHAR(RANDBETWEEN(65;90) )&amp;CHAR(RANDBETWEEN(65;90) )&amp;CHAR(RANDBETWEEN(65;90) )" office:value-type="string" office:string-value="MGYK">
            <text:p>MGYK</text:p>
          </table:table-cell>
          <table:table-cell table:number-columns-repeated="1021"/>
        </table:table-row>
        <table:table-row table:style-name="ro1">
          <table:table-cell table:formula="of:=[.B659]&amp;&quot;-&quot;&amp;[.C659]" office:value-type="string" office:string-value="3842-MTNV">
            <text:p>3842-MTNV</text:p>
          </table:table-cell>
          <table:table-cell office:value-type="float" office:value="3842">
            <text:p>3842</text:p>
          </table:table-cell>
          <table:table-cell table:style-name="ce1" table:formula="of:=CHAR(RANDBETWEEN(65;90) )&amp;CHAR(RANDBETWEEN(65;90) )&amp;CHAR(RANDBETWEEN(65;90) )&amp;CHAR(RANDBETWEEN(65;90) )" office:value-type="string" office:string-value="MTNV">
            <text:p>MTNV</text:p>
          </table:table-cell>
          <table:table-cell table:number-columns-repeated="1021"/>
        </table:table-row>
        <table:table-row table:style-name="ro1">
          <table:table-cell table:formula="of:=[.B660]&amp;&quot;-&quot;&amp;[.C660]" office:value-type="string" office:string-value="3843-OOXS">
            <text:p>3843-OOXS</text:p>
          </table:table-cell>
          <table:table-cell office:value-type="float" office:value="3843">
            <text:p>3843</text:p>
          </table:table-cell>
          <table:table-cell table:style-name="ce1" table:formula="of:=CHAR(RANDBETWEEN(65;90) )&amp;CHAR(RANDBETWEEN(65;90) )&amp;CHAR(RANDBETWEEN(65;90) )&amp;CHAR(RANDBETWEEN(65;90) )" office:value-type="string" office:string-value="OOXS">
            <text:p>OOXS</text:p>
          </table:table-cell>
          <table:table-cell table:number-columns-repeated="1021"/>
        </table:table-row>
        <table:table-row table:style-name="ro1">
          <table:table-cell table:formula="of:=[.B661]&amp;&quot;-&quot;&amp;[.C661]" office:value-type="string" office:string-value="3844-ABCV">
            <text:p>3844-ABCV</text:p>
          </table:table-cell>
          <table:table-cell office:value-type="float" office:value="3844">
            <text:p>3844</text:p>
          </table:table-cell>
          <table:table-cell table:style-name="ce1" table:formula="of:=CHAR(RANDBETWEEN(65;90) )&amp;CHAR(RANDBETWEEN(65;90) )&amp;CHAR(RANDBETWEEN(65;90) )&amp;CHAR(RANDBETWEEN(65;90) )" office:value-type="string" office:string-value="ABCV">
            <text:p>ABCV</text:p>
          </table:table-cell>
          <table:table-cell table:number-columns-repeated="1021"/>
        </table:table-row>
        <table:table-row table:style-name="ro1">
          <table:table-cell table:formula="of:=[.B662]&amp;&quot;-&quot;&amp;[.C662]" office:value-type="string" office:string-value="3845-KBNN">
            <text:p>3845-KBNN</text:p>
          </table:table-cell>
          <table:table-cell office:value-type="float" office:value="3845">
            <text:p>3845</text:p>
          </table:table-cell>
          <table:table-cell table:style-name="ce1" table:formula="of:=CHAR(RANDBETWEEN(65;90) )&amp;CHAR(RANDBETWEEN(65;90) )&amp;CHAR(RANDBETWEEN(65;90) )&amp;CHAR(RANDBETWEEN(65;90) )" office:value-type="string" office:string-value="KBNN">
            <text:p>KBNN</text:p>
          </table:table-cell>
          <table:table-cell table:number-columns-repeated="1021"/>
        </table:table-row>
        <table:table-row table:style-name="ro1">
          <table:table-cell table:formula="of:=[.B663]&amp;&quot;-&quot;&amp;[.C663]" office:value-type="string" office:string-value="3846-HWEM">
            <text:p>3846-HWEM</text:p>
          </table:table-cell>
          <table:table-cell office:value-type="float" office:value="3846">
            <text:p>3846</text:p>
          </table:table-cell>
          <table:table-cell table:style-name="ce1" table:formula="of:=CHAR(RANDBETWEEN(65;90) )&amp;CHAR(RANDBETWEEN(65;90) )&amp;CHAR(RANDBETWEEN(65;90) )&amp;CHAR(RANDBETWEEN(65;90) )" office:value-type="string" office:string-value="HWEM">
            <text:p>HWEM</text:p>
          </table:table-cell>
          <table:table-cell table:number-columns-repeated="1021"/>
        </table:table-row>
        <table:table-row table:style-name="ro1">
          <table:table-cell table:formula="of:=[.B664]&amp;&quot;-&quot;&amp;[.C664]" office:value-type="string" office:string-value="3847-JWSF">
            <text:p>3847-JWSF</text:p>
          </table:table-cell>
          <table:table-cell office:value-type="float" office:value="3847">
            <text:p>3847</text:p>
          </table:table-cell>
          <table:table-cell table:style-name="ce1" table:formula="of:=CHAR(RANDBETWEEN(65;90) )&amp;CHAR(RANDBETWEEN(65;90) )&amp;CHAR(RANDBETWEEN(65;90) )&amp;CHAR(RANDBETWEEN(65;90) )" office:value-type="string" office:string-value="JWSF">
            <text:p>JWSF</text:p>
          </table:table-cell>
          <table:table-cell table:number-columns-repeated="1021"/>
        </table:table-row>
        <table:table-row table:style-name="ro1">
          <table:table-cell table:formula="of:=[.B665]&amp;&quot;-&quot;&amp;[.C665]" office:value-type="string" office:string-value="3848-FHAL">
            <text:p>3848-FHAL</text:p>
          </table:table-cell>
          <table:table-cell office:value-type="float" office:value="3848">
            <text:p>3848</text:p>
          </table:table-cell>
          <table:table-cell table:style-name="ce1" table:formula="of:=CHAR(RANDBETWEEN(65;90) )&amp;CHAR(RANDBETWEEN(65;90) )&amp;CHAR(RANDBETWEEN(65;90) )&amp;CHAR(RANDBETWEEN(65;90) )" office:value-type="string" office:string-value="FHAL">
            <text:p>FHAL</text:p>
          </table:table-cell>
          <table:table-cell table:number-columns-repeated="1021"/>
        </table:table-row>
        <table:table-row table:style-name="ro1">
          <table:table-cell table:formula="of:=[.B666]&amp;&quot;-&quot;&amp;[.C666]" office:value-type="string" office:string-value="3849-UEZG">
            <text:p>3849-UEZG</text:p>
          </table:table-cell>
          <table:table-cell office:value-type="float" office:value="3849">
            <text:p>3849</text:p>
          </table:table-cell>
          <table:table-cell table:style-name="ce1" table:formula="of:=CHAR(RANDBETWEEN(65;90) )&amp;CHAR(RANDBETWEEN(65;90) )&amp;CHAR(RANDBETWEEN(65;90) )&amp;CHAR(RANDBETWEEN(65;90) )" office:value-type="string" office:string-value="UEZG">
            <text:p>UEZG</text:p>
          </table:table-cell>
          <table:table-cell table:number-columns-repeated="1021"/>
        </table:table-row>
        <table:table-row table:style-name="ro1">
          <table:table-cell table:formula="of:=[.B667]&amp;&quot;-&quot;&amp;[.C667]" office:value-type="string" office:string-value="3850-HDPO">
            <text:p>3850-HDPO</text:p>
          </table:table-cell>
          <table:table-cell office:value-type="float" office:value="3850">
            <text:p>3850</text:p>
          </table:table-cell>
          <table:table-cell table:style-name="ce1" table:formula="of:=CHAR(RANDBETWEEN(65;90) )&amp;CHAR(RANDBETWEEN(65;90) )&amp;CHAR(RANDBETWEEN(65;90) )&amp;CHAR(RANDBETWEEN(65;90) )" office:value-type="string" office:string-value="HDPO">
            <text:p>HDPO</text:p>
          </table:table-cell>
          <table:table-cell table:number-columns-repeated="1021"/>
        </table:table-row>
        <table:table-row table:style-name="ro1">
          <table:table-cell table:formula="of:=[.B668]&amp;&quot;-&quot;&amp;[.C668]" office:value-type="string" office:string-value="3851-QOMM">
            <text:p>3851-QOMM</text:p>
          </table:table-cell>
          <table:table-cell office:value-type="float" office:value="3851">
            <text:p>3851</text:p>
          </table:table-cell>
          <table:table-cell table:style-name="ce1" table:formula="of:=CHAR(RANDBETWEEN(65;90) )&amp;CHAR(RANDBETWEEN(65;90) )&amp;CHAR(RANDBETWEEN(65;90) )&amp;CHAR(RANDBETWEEN(65;90) )" office:value-type="string" office:string-value="QOMM">
            <text:p>QOMM</text:p>
          </table:table-cell>
          <table:table-cell table:number-columns-repeated="1021"/>
        </table:table-row>
        <table:table-row table:style-name="ro1">
          <table:table-cell table:formula="of:=[.B669]&amp;&quot;-&quot;&amp;[.C669]" office:value-type="string" office:string-value="3852-OZKP">
            <text:p>3852-OZKP</text:p>
          </table:table-cell>
          <table:table-cell office:value-type="float" office:value="3852">
            <text:p>3852</text:p>
          </table:table-cell>
          <table:table-cell table:style-name="ce1" table:formula="of:=CHAR(RANDBETWEEN(65;90) )&amp;CHAR(RANDBETWEEN(65;90) )&amp;CHAR(RANDBETWEEN(65;90) )&amp;CHAR(RANDBETWEEN(65;90) )" office:value-type="string" office:string-value="OZKP">
            <text:p>OZKP</text:p>
          </table:table-cell>
          <table:table-cell table:number-columns-repeated="1021"/>
        </table:table-row>
        <table:table-row table:style-name="ro1">
          <table:table-cell table:formula="of:=[.B670]&amp;&quot;-&quot;&amp;[.C670]" office:value-type="string" office:string-value="3853-GEEW">
            <text:p>3853-GEEW</text:p>
          </table:table-cell>
          <table:table-cell office:value-type="float" office:value="3853">
            <text:p>3853</text:p>
          </table:table-cell>
          <table:table-cell table:style-name="ce1" table:formula="of:=CHAR(RANDBETWEEN(65;90) )&amp;CHAR(RANDBETWEEN(65;90) )&amp;CHAR(RANDBETWEEN(65;90) )&amp;CHAR(RANDBETWEEN(65;90) )" office:value-type="string" office:string-value="GEEW">
            <text:p>GEEW</text:p>
          </table:table-cell>
          <table:table-cell table:number-columns-repeated="1021"/>
        </table:table-row>
        <table:table-row table:style-name="ro1">
          <table:table-cell table:formula="of:=[.B671]&amp;&quot;-&quot;&amp;[.C671]" office:value-type="string" office:string-value="3854-KOSN">
            <text:p>3854-KOSN</text:p>
          </table:table-cell>
          <table:table-cell office:value-type="float" office:value="3854">
            <text:p>3854</text:p>
          </table:table-cell>
          <table:table-cell table:style-name="ce1" table:formula="of:=CHAR(RANDBETWEEN(65;90) )&amp;CHAR(RANDBETWEEN(65;90) )&amp;CHAR(RANDBETWEEN(65;90) )&amp;CHAR(RANDBETWEEN(65;90) )" office:value-type="string" office:string-value="KOSN">
            <text:p>KOSN</text:p>
          </table:table-cell>
          <table:table-cell table:number-columns-repeated="1021"/>
        </table:table-row>
        <table:table-row table:style-name="ro1">
          <table:table-cell table:formula="of:=[.B672]&amp;&quot;-&quot;&amp;[.C672]" office:value-type="string" office:string-value="3855-ILXZ">
            <text:p>3855-ILXZ</text:p>
          </table:table-cell>
          <table:table-cell office:value-type="float" office:value="3855">
            <text:p>3855</text:p>
          </table:table-cell>
          <table:table-cell table:style-name="ce1" table:formula="of:=CHAR(RANDBETWEEN(65;90) )&amp;CHAR(RANDBETWEEN(65;90) )&amp;CHAR(RANDBETWEEN(65;90) )&amp;CHAR(RANDBETWEEN(65;90) )" office:value-type="string" office:string-value="ILXZ">
            <text:p>ILXZ</text:p>
          </table:table-cell>
          <table:table-cell table:number-columns-repeated="1021"/>
        </table:table-row>
        <table:table-row table:style-name="ro1">
          <table:table-cell table:formula="of:=[.B673]&amp;&quot;-&quot;&amp;[.C673]" office:value-type="string" office:string-value="3856-TGOH">
            <text:p>3856-TGOH</text:p>
          </table:table-cell>
          <table:table-cell office:value-type="float" office:value="3856">
            <text:p>3856</text:p>
          </table:table-cell>
          <table:table-cell table:style-name="ce1" table:formula="of:=CHAR(RANDBETWEEN(65;90) )&amp;CHAR(RANDBETWEEN(65;90) )&amp;CHAR(RANDBETWEEN(65;90) )&amp;CHAR(RANDBETWEEN(65;90) )" office:value-type="string" office:string-value="TGOH">
            <text:p>TGOH</text:p>
          </table:table-cell>
          <table:table-cell table:number-columns-repeated="1021"/>
        </table:table-row>
        <table:table-row table:style-name="ro1">
          <table:table-cell table:formula="of:=[.B674]&amp;&quot;-&quot;&amp;[.C674]" office:value-type="string" office:string-value="3857-UKIP">
            <text:p>3857-UKIP</text:p>
          </table:table-cell>
          <table:table-cell office:value-type="float" office:value="3857">
            <text:p>3857</text:p>
          </table:table-cell>
          <table:table-cell table:style-name="ce1" table:formula="of:=CHAR(RANDBETWEEN(65;90) )&amp;CHAR(RANDBETWEEN(65;90) )&amp;CHAR(RANDBETWEEN(65;90) )&amp;CHAR(RANDBETWEEN(65;90) )" office:value-type="string" office:string-value="UKIP">
            <text:p>UKIP</text:p>
          </table:table-cell>
          <table:table-cell table:number-columns-repeated="1021"/>
        </table:table-row>
        <table:table-row table:style-name="ro1">
          <table:table-cell table:formula="of:=[.B675]&amp;&quot;-&quot;&amp;[.C675]" office:value-type="string" office:string-value="3858-JMFF">
            <text:p>3858-JMFF</text:p>
          </table:table-cell>
          <table:table-cell office:value-type="float" office:value="3858">
            <text:p>3858</text:p>
          </table:table-cell>
          <table:table-cell table:style-name="ce1" table:formula="of:=CHAR(RANDBETWEEN(65;90) )&amp;CHAR(RANDBETWEEN(65;90) )&amp;CHAR(RANDBETWEEN(65;90) )&amp;CHAR(RANDBETWEEN(65;90) )" office:value-type="string" office:string-value="JMFF">
            <text:p>JMFF</text:p>
          </table:table-cell>
          <table:table-cell table:number-columns-repeated="1021"/>
        </table:table-row>
        <table:table-row table:style-name="ro1">
          <table:table-cell table:formula="of:=[.B676]&amp;&quot;-&quot;&amp;[.C676]" office:value-type="string" office:string-value="3859-DBUV">
            <text:p>3859-DBUV</text:p>
          </table:table-cell>
          <table:table-cell office:value-type="float" office:value="3859">
            <text:p>3859</text:p>
          </table:table-cell>
          <table:table-cell table:style-name="ce1" table:formula="of:=CHAR(RANDBETWEEN(65;90) )&amp;CHAR(RANDBETWEEN(65;90) )&amp;CHAR(RANDBETWEEN(65;90) )&amp;CHAR(RANDBETWEEN(65;90) )" office:value-type="string" office:string-value="DBUV">
            <text:p>DBUV</text:p>
          </table:table-cell>
          <table:table-cell table:number-columns-repeated="1021"/>
        </table:table-row>
        <table:table-row table:style-name="ro1">
          <table:table-cell table:formula="of:=[.B677]&amp;&quot;-&quot;&amp;[.C677]" office:value-type="string" office:string-value="3861-DCBC">
            <text:p>3861-DCBC</text:p>
          </table:table-cell>
          <table:table-cell office:value-type="float" office:value="3861">
            <text:p>3861</text:p>
          </table:table-cell>
          <table:table-cell table:style-name="ce1" table:formula="of:=CHAR(RANDBETWEEN(65;90) )&amp;CHAR(RANDBETWEEN(65;90) )&amp;CHAR(RANDBETWEEN(65;90) )&amp;CHAR(RANDBETWEEN(65;90) )" office:value-type="string" office:string-value="DCBC">
            <text:p>DCBC</text:p>
          </table:table-cell>
          <table:table-cell table:number-columns-repeated="1021"/>
        </table:table-row>
        <table:table-row table:style-name="ro1">
          <table:table-cell table:formula="of:=[.B678]&amp;&quot;-&quot;&amp;[.C678]" office:value-type="string" office:string-value="3862-VHGV">
            <text:p>3862-VHGV</text:p>
          </table:table-cell>
          <table:table-cell office:value-type="float" office:value="3862">
            <text:p>3862</text:p>
          </table:table-cell>
          <table:table-cell table:style-name="ce1" table:formula="of:=CHAR(RANDBETWEEN(65;90) )&amp;CHAR(RANDBETWEEN(65;90) )&amp;CHAR(RANDBETWEEN(65;90) )&amp;CHAR(RANDBETWEEN(65;90) )" office:value-type="string" office:string-value="VHGV">
            <text:p>VHGV</text:p>
          </table:table-cell>
          <table:table-cell table:number-columns-repeated="1021"/>
        </table:table-row>
        <table:table-row table:style-name="ro1">
          <table:table-cell table:formula="of:=[.B679]&amp;&quot;-&quot;&amp;[.C679]" office:value-type="string" office:string-value="3863-FMBX">
            <text:p>3863-FMBX</text:p>
          </table:table-cell>
          <table:table-cell office:value-type="float" office:value="3863">
            <text:p>3863</text:p>
          </table:table-cell>
          <table:table-cell table:style-name="ce1" table:formula="of:=CHAR(RANDBETWEEN(65;90) )&amp;CHAR(RANDBETWEEN(65;90) )&amp;CHAR(RANDBETWEEN(65;90) )&amp;CHAR(RANDBETWEEN(65;90) )" office:value-type="string" office:string-value="FMBX">
            <text:p>FMBX</text:p>
          </table:table-cell>
          <table:table-cell table:number-columns-repeated="1021"/>
        </table:table-row>
        <table:table-row table:style-name="ro1">
          <table:table-cell table:formula="of:=[.B680]&amp;&quot;-&quot;&amp;[.C680]" office:value-type="string" office:string-value="3864-PXEI">
            <text:p>3864-PXEI</text:p>
          </table:table-cell>
          <table:table-cell office:value-type="float" office:value="3864">
            <text:p>3864</text:p>
          </table:table-cell>
          <table:table-cell table:style-name="ce1" table:formula="of:=CHAR(RANDBETWEEN(65;90) )&amp;CHAR(RANDBETWEEN(65;90) )&amp;CHAR(RANDBETWEEN(65;90) )&amp;CHAR(RANDBETWEEN(65;90) )" office:value-type="string" office:string-value="PXEI">
            <text:p>PXEI</text:p>
          </table:table-cell>
          <table:table-cell table:number-columns-repeated="1021"/>
        </table:table-row>
        <table:table-row table:style-name="ro1">
          <table:table-cell table:formula="of:=[.B681]&amp;&quot;-&quot;&amp;[.C681]" office:value-type="string" office:string-value="3865-LIAZ">
            <text:p>3865-LIAZ</text:p>
          </table:table-cell>
          <table:table-cell office:value-type="float" office:value="3865">
            <text:p>3865</text:p>
          </table:table-cell>
          <table:table-cell table:style-name="ce1" table:formula="of:=CHAR(RANDBETWEEN(65;90) )&amp;CHAR(RANDBETWEEN(65;90) )&amp;CHAR(RANDBETWEEN(65;90) )&amp;CHAR(RANDBETWEEN(65;90) )" office:value-type="string" office:string-value="LIAZ">
            <text:p>LIAZ</text:p>
          </table:table-cell>
          <table:table-cell table:number-columns-repeated="1021"/>
        </table:table-row>
        <table:table-row table:style-name="ro1">
          <table:table-cell table:formula="of:=[.B682]&amp;&quot;-&quot;&amp;[.C682]" office:value-type="string" office:string-value="3866-AFMQ">
            <text:p>3866-AFMQ</text:p>
          </table:table-cell>
          <table:table-cell office:value-type="float" office:value="3866">
            <text:p>3866</text:p>
          </table:table-cell>
          <table:table-cell table:style-name="ce1" table:formula="of:=CHAR(RANDBETWEEN(65;90) )&amp;CHAR(RANDBETWEEN(65;90) )&amp;CHAR(RANDBETWEEN(65;90) )&amp;CHAR(RANDBETWEEN(65;90) )" office:value-type="string" office:string-value="AFMQ">
            <text:p>AFMQ</text:p>
          </table:table-cell>
          <table:table-cell table:number-columns-repeated="1021"/>
        </table:table-row>
        <table:table-row table:style-name="ro1">
          <table:table-cell table:formula="of:=[.B683]&amp;&quot;-&quot;&amp;[.C683]" office:value-type="string" office:string-value="3867-BPVW">
            <text:p>3867-BPVW</text:p>
          </table:table-cell>
          <table:table-cell office:value-type="float" office:value="3867">
            <text:p>3867</text:p>
          </table:table-cell>
          <table:table-cell table:style-name="ce1" table:formula="of:=CHAR(RANDBETWEEN(65;90) )&amp;CHAR(RANDBETWEEN(65;90) )&amp;CHAR(RANDBETWEEN(65;90) )&amp;CHAR(RANDBETWEEN(65;90) )" office:value-type="string" office:string-value="BPVW">
            <text:p>BPVW</text:p>
          </table:table-cell>
          <table:table-cell table:number-columns-repeated="1021"/>
        </table:table-row>
        <table:table-row table:style-name="ro1">
          <table:table-cell table:formula="of:=[.B684]&amp;&quot;-&quot;&amp;[.C684]" office:value-type="string" office:string-value="3868-DAGG">
            <text:p>3868-DAGG</text:p>
          </table:table-cell>
          <table:table-cell office:value-type="float" office:value="3868">
            <text:p>3868</text:p>
          </table:table-cell>
          <table:table-cell table:style-name="ce1" table:formula="of:=CHAR(RANDBETWEEN(65;90) )&amp;CHAR(RANDBETWEEN(65;90) )&amp;CHAR(RANDBETWEEN(65;90) )&amp;CHAR(RANDBETWEEN(65;90) )" office:value-type="string" office:string-value="DAGG">
            <text:p>DAGG</text:p>
          </table:table-cell>
          <table:table-cell table:number-columns-repeated="1021"/>
        </table:table-row>
        <table:table-row table:style-name="ro1">
          <table:table-cell table:formula="of:=[.B685]&amp;&quot;-&quot;&amp;[.C685]" office:value-type="string" office:string-value="3869-LZBN">
            <text:p>3869-LZBN</text:p>
          </table:table-cell>
          <table:table-cell office:value-type="float" office:value="3869">
            <text:p>3869</text:p>
          </table:table-cell>
          <table:table-cell table:style-name="ce1" table:formula="of:=CHAR(RANDBETWEEN(65;90) )&amp;CHAR(RANDBETWEEN(65;90) )&amp;CHAR(RANDBETWEEN(65;90) )&amp;CHAR(RANDBETWEEN(65;90) )" office:value-type="string" office:string-value="LZBN">
            <text:p>LZBN</text:p>
          </table:table-cell>
          <table:table-cell table:number-columns-repeated="1021"/>
        </table:table-row>
        <table:table-row table:style-name="ro1">
          <table:table-cell table:formula="of:=[.B686]&amp;&quot;-&quot;&amp;[.C686]" office:value-type="string" office:string-value="3870-VSQQ">
            <text:p>3870-VSQQ</text:p>
          </table:table-cell>
          <table:table-cell office:value-type="float" office:value="3870">
            <text:p>3870</text:p>
          </table:table-cell>
          <table:table-cell table:style-name="ce1" table:formula="of:=CHAR(RANDBETWEEN(65;90) )&amp;CHAR(RANDBETWEEN(65;90) )&amp;CHAR(RANDBETWEEN(65;90) )&amp;CHAR(RANDBETWEEN(65;90) )" office:value-type="string" office:string-value="VSQQ">
            <text:p>VSQQ</text:p>
          </table:table-cell>
          <table:table-cell table:number-columns-repeated="1021"/>
        </table:table-row>
        <table:table-row table:style-name="ro1">
          <table:table-cell table:formula="of:=[.B687]&amp;&quot;-&quot;&amp;[.C687]" office:value-type="string" office:string-value="3871-DRYU">
            <text:p>3871-DRYU</text:p>
          </table:table-cell>
          <table:table-cell office:value-type="float" office:value="3871">
            <text:p>3871</text:p>
          </table:table-cell>
          <table:table-cell table:style-name="ce1" table:formula="of:=CHAR(RANDBETWEEN(65;90) )&amp;CHAR(RANDBETWEEN(65;90) )&amp;CHAR(RANDBETWEEN(65;90) )&amp;CHAR(RANDBETWEEN(65;90) )" office:value-type="string" office:string-value="DRYU">
            <text:p>DRYU</text:p>
          </table:table-cell>
          <table:table-cell table:number-columns-repeated="1021"/>
        </table:table-row>
        <table:table-row table:style-name="ro1">
          <table:table-cell table:formula="of:=[.B688]&amp;&quot;-&quot;&amp;[.C688]" office:value-type="string" office:string-value="3872-NNWR">
            <text:p>3872-NNWR</text:p>
          </table:table-cell>
          <table:table-cell office:value-type="float" office:value="3872">
            <text:p>3872</text:p>
          </table:table-cell>
          <table:table-cell table:style-name="ce1" table:formula="of:=CHAR(RANDBETWEEN(65;90) )&amp;CHAR(RANDBETWEEN(65;90) )&amp;CHAR(RANDBETWEEN(65;90) )&amp;CHAR(RANDBETWEEN(65;90) )" office:value-type="string" office:string-value="NNWR">
            <text:p>NNWR</text:p>
          </table:table-cell>
          <table:table-cell table:number-columns-repeated="1021"/>
        </table:table-row>
        <table:table-row table:style-name="ro1">
          <table:table-cell table:formula="of:=[.B689]&amp;&quot;-&quot;&amp;[.C689]" office:value-type="string" office:string-value="4004-IICA">
            <text:p>4004-IICA</text:p>
          </table:table-cell>
          <table:table-cell office:value-type="float" office:value="4004">
            <text:p>4004</text:p>
          </table:table-cell>
          <table:table-cell table:style-name="ce1" table:formula="of:=CHAR(RANDBETWEEN(65;90) )&amp;CHAR(RANDBETWEEN(65;90) )&amp;CHAR(RANDBETWEEN(65;90) )&amp;CHAR(RANDBETWEEN(65;90) )" office:value-type="string" office:string-value="IICA">
            <text:p>IICA</text:p>
          </table:table-cell>
          <table:table-cell table:number-columns-repeated="1021"/>
        </table:table-row>
        <table:table-row table:style-name="ro1">
          <table:table-cell table:formula="of:=[.B690]&amp;&quot;-&quot;&amp;[.C690]" office:value-type="string" office:string-value="3874-UYLZ">
            <text:p>3874-UYLZ</text:p>
          </table:table-cell>
          <table:table-cell office:value-type="float" office:value="3874">
            <text:p>3874</text:p>
          </table:table-cell>
          <table:table-cell table:style-name="ce1" table:formula="of:=CHAR(RANDBETWEEN(65;90) )&amp;CHAR(RANDBETWEEN(65;90) )&amp;CHAR(RANDBETWEEN(65;90) )&amp;CHAR(RANDBETWEEN(65;90) )" office:value-type="string" office:string-value="UYLZ">
            <text:p>UYLZ</text:p>
          </table:table-cell>
          <table:table-cell table:number-columns-repeated="1021"/>
        </table:table-row>
        <table:table-row table:style-name="ro1">
          <table:table-cell table:formula="of:=[.B691]&amp;&quot;-&quot;&amp;[.C691]" office:value-type="string" office:string-value="3875-DLOY">
            <text:p>3875-DLOY</text:p>
          </table:table-cell>
          <table:table-cell office:value-type="float" office:value="3875">
            <text:p>3875</text:p>
          </table:table-cell>
          <table:table-cell table:style-name="ce1" table:formula="of:=CHAR(RANDBETWEEN(65;90) )&amp;CHAR(RANDBETWEEN(65;90) )&amp;CHAR(RANDBETWEEN(65;90) )&amp;CHAR(RANDBETWEEN(65;90) )" office:value-type="string" office:string-value="DLOY">
            <text:p>DLOY</text:p>
          </table:table-cell>
          <table:table-cell table:number-columns-repeated="1021"/>
        </table:table-row>
        <table:table-row table:style-name="ro1">
          <table:table-cell table:formula="of:=[.B692]&amp;&quot;-&quot;&amp;[.C692]" office:value-type="string" office:string-value="3876-RKEP">
            <text:p>3876-RKEP</text:p>
          </table:table-cell>
          <table:table-cell office:value-type="float" office:value="3876">
            <text:p>3876</text:p>
          </table:table-cell>
          <table:table-cell table:style-name="ce1" table:formula="of:=CHAR(RANDBETWEEN(65;90) )&amp;CHAR(RANDBETWEEN(65;90) )&amp;CHAR(RANDBETWEEN(65;90) )&amp;CHAR(RANDBETWEEN(65;90) )" office:value-type="string" office:string-value="RKEP">
            <text:p>RKEP</text:p>
          </table:table-cell>
          <table:table-cell table:number-columns-repeated="1021"/>
        </table:table-row>
        <table:table-row table:style-name="ro1">
          <table:table-cell table:formula="of:=[.B693]&amp;&quot;-&quot;&amp;[.C693]" office:value-type="string" office:string-value="3877-NRFA">
            <text:p>3877-NRFA</text:p>
          </table:table-cell>
          <table:table-cell office:value-type="float" office:value="3877">
            <text:p>3877</text:p>
          </table:table-cell>
          <table:table-cell table:style-name="ce1" table:formula="of:=CHAR(RANDBETWEEN(65;90) )&amp;CHAR(RANDBETWEEN(65;90) )&amp;CHAR(RANDBETWEEN(65;90) )&amp;CHAR(RANDBETWEEN(65;90) )" office:value-type="string" office:string-value="NRFA">
            <text:p>NRFA</text:p>
          </table:table-cell>
          <table:table-cell table:number-columns-repeated="1021"/>
        </table:table-row>
        <table:table-row table:style-name="ro1">
          <table:table-cell table:formula="of:=[.B694]&amp;&quot;-&quot;&amp;[.C694]" office:value-type="string" office:string-value="3878-XIKU">
            <text:p>3878-XIKU</text:p>
          </table:table-cell>
          <table:table-cell office:value-type="float" office:value="3878">
            <text:p>3878</text:p>
          </table:table-cell>
          <table:table-cell table:style-name="ce1" table:formula="of:=CHAR(RANDBETWEEN(65;90) )&amp;CHAR(RANDBETWEEN(65;90) )&amp;CHAR(RANDBETWEEN(65;90) )&amp;CHAR(RANDBETWEEN(65;90) )" office:value-type="string" office:string-value="XIKU">
            <text:p>XIKU</text:p>
          </table:table-cell>
          <table:table-cell table:number-columns-repeated="1021"/>
        </table:table-row>
        <table:table-row table:style-name="ro1">
          <table:table-cell table:formula="of:=[.B695]&amp;&quot;-&quot;&amp;[.C695]" office:value-type="string" office:string-value="3879-SQHI">
            <text:p>3879-SQHI</text:p>
          </table:table-cell>
          <table:table-cell office:value-type="float" office:value="3879">
            <text:p>3879</text:p>
          </table:table-cell>
          <table:table-cell table:style-name="ce1" table:formula="of:=CHAR(RANDBETWEEN(65;90) )&amp;CHAR(RANDBETWEEN(65;90) )&amp;CHAR(RANDBETWEEN(65;90) )&amp;CHAR(RANDBETWEEN(65;90) )" office:value-type="string" office:string-value="SQHI">
            <text:p>SQHI</text:p>
          </table:table-cell>
          <table:table-cell table:number-columns-repeated="1021"/>
        </table:table-row>
        <table:table-row table:style-name="ro1">
          <table:table-cell table:formula="of:=[.B696]&amp;&quot;-&quot;&amp;[.C696]" office:value-type="string" office:string-value="3880-ZUUB">
            <text:p>3880-ZUUB</text:p>
          </table:table-cell>
          <table:table-cell office:value-type="float" office:value="3880">
            <text:p>3880</text:p>
          </table:table-cell>
          <table:table-cell table:style-name="ce1" table:formula="of:=CHAR(RANDBETWEEN(65;90) )&amp;CHAR(RANDBETWEEN(65;90) )&amp;CHAR(RANDBETWEEN(65;90) )&amp;CHAR(RANDBETWEEN(65;90) )" office:value-type="string" office:string-value="ZUUB">
            <text:p>ZUUB</text:p>
          </table:table-cell>
          <table:table-cell table:number-columns-repeated="1021"/>
        </table:table-row>
        <table:table-row table:style-name="ro1">
          <table:table-cell table:formula="of:=[.B697]&amp;&quot;-&quot;&amp;[.C697]" office:value-type="string" office:string-value="3881-SROF">
            <text:p>3881-SROF</text:p>
          </table:table-cell>
          <table:table-cell office:value-type="float" office:value="3881">
            <text:p>3881</text:p>
          </table:table-cell>
          <table:table-cell table:style-name="ce1" table:formula="of:=CHAR(RANDBETWEEN(65;90) )&amp;CHAR(RANDBETWEEN(65;90) )&amp;CHAR(RANDBETWEEN(65;90) )&amp;CHAR(RANDBETWEEN(65;90) )" office:value-type="string" office:string-value="SROF">
            <text:p>SROF</text:p>
          </table:table-cell>
          <table:table-cell table:number-columns-repeated="1021"/>
        </table:table-row>
        <table:table-row table:style-name="ro1">
          <table:table-cell table:formula="of:=[.B698]&amp;&quot;-&quot;&amp;[.C698]" office:value-type="string" office:string-value="3882-ZZAE">
            <text:p>3882-ZZAE</text:p>
          </table:table-cell>
          <table:table-cell office:value-type="float" office:value="3882">
            <text:p>3882</text:p>
          </table:table-cell>
          <table:table-cell table:style-name="ce1" table:formula="of:=CHAR(RANDBETWEEN(65;90) )&amp;CHAR(RANDBETWEEN(65;90) )&amp;CHAR(RANDBETWEEN(65;90) )&amp;CHAR(RANDBETWEEN(65;90) )" office:value-type="string" office:string-value="ZZAE">
            <text:p>ZZAE</text:p>
          </table:table-cell>
          <table:table-cell table:number-columns-repeated="1021"/>
        </table:table-row>
        <table:table-row table:style-name="ro1">
          <table:table-cell table:formula="of:=[.B699]&amp;&quot;-&quot;&amp;[.C699]" office:value-type="string" office:string-value="3883-UTCF">
            <text:p>3883-UTCF</text:p>
          </table:table-cell>
          <table:table-cell office:value-type="float" office:value="3883">
            <text:p>3883</text:p>
          </table:table-cell>
          <table:table-cell table:style-name="ce1" table:formula="of:=CHAR(RANDBETWEEN(65;90) )&amp;CHAR(RANDBETWEEN(65;90) )&amp;CHAR(RANDBETWEEN(65;90) )&amp;CHAR(RANDBETWEEN(65;90) )" office:value-type="string" office:string-value="UTCF">
            <text:p>UTCF</text:p>
          </table:table-cell>
          <table:table-cell table:number-columns-repeated="1021"/>
        </table:table-row>
        <table:table-row table:style-name="ro1">
          <table:table-cell table:formula="of:=[.B700]&amp;&quot;-&quot;&amp;[.C700]" office:value-type="string" office:string-value="3884-ETAY">
            <text:p>3884-ETAY</text:p>
          </table:table-cell>
          <table:table-cell office:value-type="float" office:value="3884">
            <text:p>3884</text:p>
          </table:table-cell>
          <table:table-cell table:style-name="ce1" table:formula="of:=CHAR(RANDBETWEEN(65;90) )&amp;CHAR(RANDBETWEEN(65;90) )&amp;CHAR(RANDBETWEEN(65;90) )&amp;CHAR(RANDBETWEEN(65;90) )" office:value-type="string" office:string-value="ETAY">
            <text:p>ETAY</text:p>
          </table:table-cell>
          <table:table-cell table:number-columns-repeated="1021"/>
        </table:table-row>
        <table:table-row table:style-name="ro1">
          <table:table-cell table:formula="of:=[.B701]&amp;&quot;-&quot;&amp;[.C701]" office:value-type="string" office:string-value="3885-VBUR">
            <text:p>3885-VBUR</text:p>
          </table:table-cell>
          <table:table-cell office:value-type="float" office:value="3885">
            <text:p>3885</text:p>
          </table:table-cell>
          <table:table-cell table:style-name="ce1" table:formula="of:=CHAR(RANDBETWEEN(65;90) )&amp;CHAR(RANDBETWEEN(65;90) )&amp;CHAR(RANDBETWEEN(65;90) )&amp;CHAR(RANDBETWEEN(65;90) )" office:value-type="string" office:string-value="VBUR">
            <text:p>VBUR</text:p>
          </table:table-cell>
          <table:table-cell table:number-columns-repeated="1021"/>
        </table:table-row>
        <table:table-row table:style-name="ro1">
          <table:table-cell table:formula="of:=[.B702]&amp;&quot;-&quot;&amp;[.C702]" office:value-type="string" office:string-value="3886-OJMX">
            <text:p>3886-OJMX</text:p>
          </table:table-cell>
          <table:table-cell office:value-type="float" office:value="3886">
            <text:p>3886</text:p>
          </table:table-cell>
          <table:table-cell table:style-name="ce1" table:formula="of:=CHAR(RANDBETWEEN(65;90) )&amp;CHAR(RANDBETWEEN(65;90) )&amp;CHAR(RANDBETWEEN(65;90) )&amp;CHAR(RANDBETWEEN(65;90) )" office:value-type="string" office:string-value="OJMX">
            <text:p>OJMX</text:p>
          </table:table-cell>
          <table:table-cell table:number-columns-repeated="1021"/>
        </table:table-row>
        <table:table-row table:style-name="ro1">
          <table:table-cell table:formula="of:=[.B703]&amp;&quot;-&quot;&amp;[.C703]" office:value-type="string" office:string-value="3887-ATKZ">
            <text:p>3887-ATKZ</text:p>
          </table:table-cell>
          <table:table-cell office:value-type="float" office:value="3887">
            <text:p>3887</text:p>
          </table:table-cell>
          <table:table-cell table:style-name="ce1" table:formula="of:=CHAR(RANDBETWEEN(65;90) )&amp;CHAR(RANDBETWEEN(65;90) )&amp;CHAR(RANDBETWEEN(65;90) )&amp;CHAR(RANDBETWEEN(65;90) )" office:value-type="string" office:string-value="ATKZ">
            <text:p>ATKZ</text:p>
          </table:table-cell>
          <table:table-cell table:number-columns-repeated="1021"/>
        </table:table-row>
        <table:table-row table:style-name="ro1">
          <table:table-cell table:formula="of:=[.B704]&amp;&quot;-&quot;&amp;[.C704]" office:value-type="string" office:string-value="3888-TSQH">
            <text:p>3888-TSQH</text:p>
          </table:table-cell>
          <table:table-cell office:value-type="float" office:value="3888">
            <text:p>3888</text:p>
          </table:table-cell>
          <table:table-cell table:style-name="ce1" table:formula="of:=CHAR(RANDBETWEEN(65;90) )&amp;CHAR(RANDBETWEEN(65;90) )&amp;CHAR(RANDBETWEEN(65;90) )&amp;CHAR(RANDBETWEEN(65;90) )" office:value-type="string" office:string-value="TSQH">
            <text:p>TSQH</text:p>
          </table:table-cell>
          <table:table-cell table:number-columns-repeated="1021"/>
        </table:table-row>
        <table:table-row table:style-name="ro1">
          <table:table-cell table:formula="of:=[.B705]&amp;&quot;-&quot;&amp;[.C705]" office:value-type="string" office:string-value="3889-WZLG">
            <text:p>3889-WZLG</text:p>
          </table:table-cell>
          <table:table-cell office:value-type="float" office:value="3889">
            <text:p>3889</text:p>
          </table:table-cell>
          <table:table-cell table:style-name="ce1" table:formula="of:=CHAR(RANDBETWEEN(65;90) )&amp;CHAR(RANDBETWEEN(65;90) )&amp;CHAR(RANDBETWEEN(65;90) )&amp;CHAR(RANDBETWEEN(65;90) )" office:value-type="string" office:string-value="WZLG">
            <text:p>WZLG</text:p>
          </table:table-cell>
          <table:table-cell table:number-columns-repeated="1021"/>
        </table:table-row>
        <table:table-row table:style-name="ro1">
          <table:table-cell table:formula="of:=[.B706]&amp;&quot;-&quot;&amp;[.C706]" office:value-type="string" office:string-value="3890-RVNN">
            <text:p>3890-RVNN</text:p>
          </table:table-cell>
          <table:table-cell office:value-type="float" office:value="3890">
            <text:p>3890</text:p>
          </table:table-cell>
          <table:table-cell table:style-name="ce1" table:formula="of:=CHAR(RANDBETWEEN(65;90) )&amp;CHAR(RANDBETWEEN(65;90) )&amp;CHAR(RANDBETWEEN(65;90) )&amp;CHAR(RANDBETWEEN(65;90) )" office:value-type="string" office:string-value="RVNN">
            <text:p>RVNN</text:p>
          </table:table-cell>
          <table:table-cell table:number-columns-repeated="1021"/>
        </table:table-row>
        <table:table-row table:style-name="ro1">
          <table:table-cell table:formula="of:=[.B707]&amp;&quot;-&quot;&amp;[.C707]" office:value-type="string" office:string-value="3891-YOWO">
            <text:p>3891-YOWO</text:p>
          </table:table-cell>
          <table:table-cell office:value-type="float" office:value="3891">
            <text:p>3891</text:p>
          </table:table-cell>
          <table:table-cell table:style-name="ce1" table:formula="of:=CHAR(RANDBETWEEN(65;90) )&amp;CHAR(RANDBETWEEN(65;90) )&amp;CHAR(RANDBETWEEN(65;90) )&amp;CHAR(RANDBETWEEN(65;90) )" office:value-type="string" office:string-value="YOWO">
            <text:p>YOWO</text:p>
          </table:table-cell>
          <table:table-cell table:number-columns-repeated="1021"/>
        </table:table-row>
        <table:table-row table:style-name="ro1">
          <table:table-cell table:formula="of:=[.B708]&amp;&quot;-&quot;&amp;[.C708]" office:value-type="string" office:string-value="3892-YUWT">
            <text:p>3892-YUWT</text:p>
          </table:table-cell>
          <table:table-cell office:value-type="float" office:value="3892">
            <text:p>3892</text:p>
          </table:table-cell>
          <table:table-cell table:style-name="ce1" table:formula="of:=CHAR(RANDBETWEEN(65;90) )&amp;CHAR(RANDBETWEEN(65;90) )&amp;CHAR(RANDBETWEEN(65;90) )&amp;CHAR(RANDBETWEEN(65;90) )" office:value-type="string" office:string-value="YUWT">
            <text:p>YUWT</text:p>
          </table:table-cell>
          <table:table-cell table:number-columns-repeated="1021"/>
        </table:table-row>
        <table:table-row table:style-name="ro1">
          <table:table-cell table:formula="of:=[.B709]&amp;&quot;-&quot;&amp;[.C709]" office:value-type="string" office:string-value="3893-HVSH">
            <text:p>3893-HVSH</text:p>
          </table:table-cell>
          <table:table-cell office:value-type="float" office:value="3893">
            <text:p>3893</text:p>
          </table:table-cell>
          <table:table-cell table:style-name="ce1" table:formula="of:=CHAR(RANDBETWEEN(65;90) )&amp;CHAR(RANDBETWEEN(65;90) )&amp;CHAR(RANDBETWEEN(65;90) )&amp;CHAR(RANDBETWEEN(65;90) )" office:value-type="string" office:string-value="HVSH">
            <text:p>HVSH</text:p>
          </table:table-cell>
          <table:table-cell table:number-columns-repeated="1021"/>
        </table:table-row>
        <table:table-row table:style-name="ro1">
          <table:table-cell table:formula="of:=[.B710]&amp;&quot;-&quot;&amp;[.C710]" office:value-type="string" office:string-value="3894-BCJI">
            <text:p>3894-BCJI</text:p>
          </table:table-cell>
          <table:table-cell office:value-type="float" office:value="3894">
            <text:p>3894</text:p>
          </table:table-cell>
          <table:table-cell table:style-name="ce1" table:formula="of:=CHAR(RANDBETWEEN(65;90) )&amp;CHAR(RANDBETWEEN(65;90) )&amp;CHAR(RANDBETWEEN(65;90) )&amp;CHAR(RANDBETWEEN(65;90) )" office:value-type="string" office:string-value="BCJI">
            <text:p>BCJI</text:p>
          </table:table-cell>
          <table:table-cell table:number-columns-repeated="1021"/>
        </table:table-row>
        <table:table-row table:style-name="ro1">
          <table:table-cell table:formula="of:=[.B711]&amp;&quot;-&quot;&amp;[.C711]" office:value-type="string" office:string-value="3895-TFQQ">
            <text:p>3895-TFQQ</text:p>
          </table:table-cell>
          <table:table-cell office:value-type="float" office:value="3895">
            <text:p>3895</text:p>
          </table:table-cell>
          <table:table-cell table:style-name="ce1" table:formula="of:=CHAR(RANDBETWEEN(65;90) )&amp;CHAR(RANDBETWEEN(65;90) )&amp;CHAR(RANDBETWEEN(65;90) )&amp;CHAR(RANDBETWEEN(65;90) )" office:value-type="string" office:string-value="TFQQ">
            <text:p>TFQQ</text:p>
          </table:table-cell>
          <table:table-cell table:number-columns-repeated="1021"/>
        </table:table-row>
        <table:table-row table:style-name="ro1">
          <table:table-cell table:formula="of:=[.B712]&amp;&quot;-&quot;&amp;[.C712]" office:value-type="string" office:string-value="3896-RTTI">
            <text:p>3896-RTTI</text:p>
          </table:table-cell>
          <table:table-cell office:value-type="float" office:value="3896">
            <text:p>3896</text:p>
          </table:table-cell>
          <table:table-cell table:style-name="ce1" table:formula="of:=CHAR(RANDBETWEEN(65;90) )&amp;CHAR(RANDBETWEEN(65;90) )&amp;CHAR(RANDBETWEEN(65;90) )&amp;CHAR(RANDBETWEEN(65;90) )" office:value-type="string" office:string-value="RTTI">
            <text:p>RTTI</text:p>
          </table:table-cell>
          <table:table-cell table:number-columns-repeated="1021"/>
        </table:table-row>
        <table:table-row table:style-name="ro1">
          <table:table-cell table:formula="of:=[.B713]&amp;&quot;-&quot;&amp;[.C713]" office:value-type="string" office:string-value="3897-NMPR">
            <text:p>3897-NMPR</text:p>
          </table:table-cell>
          <table:table-cell office:value-type="float" office:value="3897">
            <text:p>3897</text:p>
          </table:table-cell>
          <table:table-cell table:style-name="ce1" table:formula="of:=CHAR(RANDBETWEEN(65;90) )&amp;CHAR(RANDBETWEEN(65;90) )&amp;CHAR(RANDBETWEEN(65;90) )&amp;CHAR(RANDBETWEEN(65;90) )" office:value-type="string" office:string-value="NMPR">
            <text:p>NMPR</text:p>
          </table:table-cell>
          <table:table-cell table:number-columns-repeated="1021"/>
        </table:table-row>
        <table:table-row table:style-name="ro1">
          <table:table-cell table:formula="of:=[.B714]&amp;&quot;-&quot;&amp;[.C714]" office:value-type="string" office:string-value="3898-NQFJ">
            <text:p>3898-NQFJ</text:p>
          </table:table-cell>
          <table:table-cell office:value-type="float" office:value="3898">
            <text:p>3898</text:p>
          </table:table-cell>
          <table:table-cell table:style-name="ce1" table:formula="of:=CHAR(RANDBETWEEN(65;90) )&amp;CHAR(RANDBETWEEN(65;90) )&amp;CHAR(RANDBETWEEN(65;90) )&amp;CHAR(RANDBETWEEN(65;90) )" office:value-type="string" office:string-value="NQFJ">
            <text:p>NQFJ</text:p>
          </table:table-cell>
          <table:table-cell table:number-columns-repeated="1021"/>
        </table:table-row>
        <table:table-row table:style-name="ro1">
          <table:table-cell table:formula="of:=[.B715]&amp;&quot;-&quot;&amp;[.C715]" office:value-type="string" office:string-value="3900-QVNQ">
            <text:p>3900-QVNQ</text:p>
          </table:table-cell>
          <table:table-cell office:value-type="float" office:value="3900">
            <text:p>3900</text:p>
          </table:table-cell>
          <table:table-cell table:style-name="ce1" table:formula="of:=CHAR(RANDBETWEEN(65;90) )&amp;CHAR(RANDBETWEEN(65;90) )&amp;CHAR(RANDBETWEEN(65;90) )&amp;CHAR(RANDBETWEEN(65;90) )" office:value-type="string" office:string-value="QVNQ">
            <text:p>QVNQ</text:p>
          </table:table-cell>
          <table:table-cell table:number-columns-repeated="1021"/>
        </table:table-row>
        <table:table-row table:style-name="ro1">
          <table:table-cell table:formula="of:=[.B716]&amp;&quot;-&quot;&amp;[.C716]" office:value-type="string" office:string-value="3901-AUPT">
            <text:p>3901-AUPT</text:p>
          </table:table-cell>
          <table:table-cell office:value-type="float" office:value="3901">
            <text:p>3901</text:p>
          </table:table-cell>
          <table:table-cell table:style-name="ce1" table:formula="of:=CHAR(RANDBETWEEN(65;90) )&amp;CHAR(RANDBETWEEN(65;90) )&amp;CHAR(RANDBETWEEN(65;90) )&amp;CHAR(RANDBETWEEN(65;90) )" office:value-type="string" office:string-value="AUPT">
            <text:p>AUPT</text:p>
          </table:table-cell>
          <table:table-cell table:number-columns-repeated="1021"/>
        </table:table-row>
        <table:table-row table:style-name="ro1">
          <table:table-cell table:formula="of:=[.B717]&amp;&quot;-&quot;&amp;[.C717]" office:value-type="string" office:string-value="3902-HNEF">
            <text:p>3902-HNEF</text:p>
          </table:table-cell>
          <table:table-cell office:value-type="float" office:value="3902">
            <text:p>3902</text:p>
          </table:table-cell>
          <table:table-cell table:style-name="ce1" table:formula="of:=CHAR(RANDBETWEEN(65;90) )&amp;CHAR(RANDBETWEEN(65;90) )&amp;CHAR(RANDBETWEEN(65;90) )&amp;CHAR(RANDBETWEEN(65;90) )" office:value-type="string" office:string-value="HNEF">
            <text:p>HNEF</text:p>
          </table:table-cell>
          <table:table-cell table:number-columns-repeated="1021"/>
        </table:table-row>
        <table:table-row table:style-name="ro1">
          <table:table-cell table:formula="of:=[.B718]&amp;&quot;-&quot;&amp;[.C718]" office:value-type="string" office:string-value="3903-WDBG">
            <text:p>3903-WDBG</text:p>
          </table:table-cell>
          <table:table-cell office:value-type="float" office:value="3903">
            <text:p>3903</text:p>
          </table:table-cell>
          <table:table-cell table:style-name="ce1" table:formula="of:=CHAR(RANDBETWEEN(65;90) )&amp;CHAR(RANDBETWEEN(65;90) )&amp;CHAR(RANDBETWEEN(65;90) )&amp;CHAR(RANDBETWEEN(65;90) )" office:value-type="string" office:string-value="WDBG">
            <text:p>WDBG</text:p>
          </table:table-cell>
          <table:table-cell table:number-columns-repeated="1021"/>
        </table:table-row>
        <table:table-row table:style-name="ro1">
          <table:table-cell table:formula="of:=[.B719]&amp;&quot;-&quot;&amp;[.C719]" office:value-type="string" office:string-value="4005-DECM">
            <text:p>4005-DECM</text:p>
          </table:table-cell>
          <table:table-cell office:value-type="float" office:value="4005">
            <text:p>4005</text:p>
          </table:table-cell>
          <table:table-cell table:style-name="ce1" table:formula="of:=CHAR(RANDBETWEEN(65;90) )&amp;CHAR(RANDBETWEEN(65;90) )&amp;CHAR(RANDBETWEEN(65;90) )&amp;CHAR(RANDBETWEEN(65;90) )" office:value-type="string" office:string-value="DECM">
            <text:p>DECM</text:p>
          </table:table-cell>
          <table:table-cell table:number-columns-repeated="1021"/>
        </table:table-row>
        <table:table-row table:style-name="ro1">
          <table:table-cell table:formula="of:=[.B720]&amp;&quot;-&quot;&amp;[.C720]" office:value-type="string" office:string-value="4379-ZXBS">
            <text:p>4379-ZXBS</text:p>
          </table:table-cell>
          <table:table-cell office:value-type="float" office:value="4379">
            <text:p>4379</text:p>
          </table:table-cell>
          <table:table-cell table:style-name="ce1" table:formula="of:=CHAR(RANDBETWEEN(65;90) )&amp;CHAR(RANDBETWEEN(65;90) )&amp;CHAR(RANDBETWEEN(65;90) )&amp;CHAR(RANDBETWEEN(65;90) )" office:value-type="string" office:string-value="ZXBS">
            <text:p>ZXBS</text:p>
          </table:table-cell>
          <table:table-cell table:number-columns-repeated="1021"/>
        </table:table-row>
        <table:table-row table:style-name="ro1">
          <table:table-cell table:formula="of:=[.B721]&amp;&quot;-&quot;&amp;[.C721]" office:value-type="string" office:string-value="4380-QFBU">
            <text:p>4380-QFBU</text:p>
          </table:table-cell>
          <table:table-cell office:value-type="float" office:value="4380">
            <text:p>4380</text:p>
          </table:table-cell>
          <table:table-cell table:style-name="ce1" table:formula="of:=CHAR(RANDBETWEEN(65;90) )&amp;CHAR(RANDBETWEEN(65;90) )&amp;CHAR(RANDBETWEEN(65;90) )&amp;CHAR(RANDBETWEEN(65;90) )" office:value-type="string" office:string-value="QFBU">
            <text:p>QFBU</text:p>
          </table:table-cell>
          <table:table-cell table:number-columns-repeated="1021"/>
        </table:table-row>
        <table:table-row table:style-name="ro1">
          <table:table-cell table:formula="of:=[.B722]&amp;&quot;-&quot;&amp;[.C722]" office:value-type="string" office:string-value="4381-XFBW">
            <text:p>4381-XFBW</text:p>
          </table:table-cell>
          <table:table-cell office:value-type="float" office:value="4381">
            <text:p>4381</text:p>
          </table:table-cell>
          <table:table-cell table:style-name="ce1" table:formula="of:=CHAR(RANDBETWEEN(65;90) )&amp;CHAR(RANDBETWEEN(65;90) )&amp;CHAR(RANDBETWEEN(65;90) )&amp;CHAR(RANDBETWEEN(65;90) )" office:value-type="string" office:string-value="XFBW">
            <text:p>XFBW</text:p>
          </table:table-cell>
          <table:table-cell table:number-columns-repeated="1021"/>
        </table:table-row>
        <table:table-row table:style-name="ro1">
          <table:table-cell table:formula="of:=[.B723]&amp;&quot;-&quot;&amp;[.C723]" office:value-type="string" office:string-value="4382-GWPF">
            <text:p>4382-GWPF</text:p>
          </table:table-cell>
          <table:table-cell office:value-type="float" office:value="4382">
            <text:p>4382</text:p>
          </table:table-cell>
          <table:table-cell table:style-name="ce1" table:formula="of:=CHAR(RANDBETWEEN(65;90) )&amp;CHAR(RANDBETWEEN(65;90) )&amp;CHAR(RANDBETWEEN(65;90) )&amp;CHAR(RANDBETWEEN(65;90) )" office:value-type="string" office:string-value="GWPF">
            <text:p>GWPF</text:p>
          </table:table-cell>
          <table:table-cell table:number-columns-repeated="1021"/>
        </table:table-row>
        <table:table-row table:style-name="ro1">
          <table:table-cell table:formula="of:=[.B724]&amp;&quot;-&quot;&amp;[.C724]" office:value-type="string" office:string-value="4383-YEVY">
            <text:p>4383-YEVY</text:p>
          </table:table-cell>
          <table:table-cell office:value-type="float" office:value="4383">
            <text:p>4383</text:p>
          </table:table-cell>
          <table:table-cell table:style-name="ce1" table:formula="of:=CHAR(RANDBETWEEN(65;90) )&amp;CHAR(RANDBETWEEN(65;90) )&amp;CHAR(RANDBETWEEN(65;90) )&amp;CHAR(RANDBETWEEN(65;90) )" office:value-type="string" office:string-value="YEVY">
            <text:p>YEVY</text:p>
          </table:table-cell>
          <table:table-cell table:number-columns-repeated="1021"/>
        </table:table-row>
        <table:table-row table:style-name="ro1">
          <table:table-cell table:formula="of:=[.B725]&amp;&quot;-&quot;&amp;[.C725]" office:value-type="string" office:string-value="4384-RCSB">
            <text:p>4384-RCSB</text:p>
          </table:table-cell>
          <table:table-cell office:value-type="float" office:value="4384">
            <text:p>4384</text:p>
          </table:table-cell>
          <table:table-cell table:style-name="ce1" table:formula="of:=CHAR(RANDBETWEEN(65;90) )&amp;CHAR(RANDBETWEEN(65;90) )&amp;CHAR(RANDBETWEEN(65;90) )&amp;CHAR(RANDBETWEEN(65;90) )" office:value-type="string" office:string-value="RCSB">
            <text:p>RCSB</text:p>
          </table:table-cell>
          <table:table-cell table:number-columns-repeated="1021"/>
        </table:table-row>
        <table:table-row table:style-name="ro1">
          <table:table-cell table:formula="of:=[.B726]&amp;&quot;-&quot;&amp;[.C726]" office:value-type="string" office:string-value="4385-QKXT">
            <text:p>4385-QKXT</text:p>
          </table:table-cell>
          <table:table-cell office:value-type="float" office:value="4385">
            <text:p>4385</text:p>
          </table:table-cell>
          <table:table-cell table:style-name="ce1" table:formula="of:=CHAR(RANDBETWEEN(65;90) )&amp;CHAR(RANDBETWEEN(65;90) )&amp;CHAR(RANDBETWEEN(65;90) )&amp;CHAR(RANDBETWEEN(65;90) )" office:value-type="string" office:string-value="QKXT">
            <text:p>QKXT</text:p>
          </table:table-cell>
          <table:table-cell table:number-columns-repeated="1021"/>
        </table:table-row>
        <table:table-row table:style-name="ro1">
          <table:table-cell table:formula="of:=[.B727]&amp;&quot;-&quot;&amp;[.C727]" office:value-type="string" office:string-value="4386-DAOZ">
            <text:p>4386-DAOZ</text:p>
          </table:table-cell>
          <table:table-cell office:value-type="float" office:value="4386">
            <text:p>4386</text:p>
          </table:table-cell>
          <table:table-cell table:style-name="ce1" table:formula="of:=CHAR(RANDBETWEEN(65;90) )&amp;CHAR(RANDBETWEEN(65;90) )&amp;CHAR(RANDBETWEEN(65;90) )&amp;CHAR(RANDBETWEEN(65;90) )" office:value-type="string" office:string-value="DAOZ">
            <text:p>DAOZ</text:p>
          </table:table-cell>
          <table:table-cell table:number-columns-repeated="1021"/>
        </table:table-row>
        <table:table-row table:style-name="ro1">
          <table:table-cell table:formula="of:=[.B728]&amp;&quot;-&quot;&amp;[.C728]" office:value-type="string" office:string-value="4387-XZTB">
            <text:p>4387-XZTB</text:p>
          </table:table-cell>
          <table:table-cell office:value-type="float" office:value="4387">
            <text:p>4387</text:p>
          </table:table-cell>
          <table:table-cell table:style-name="ce1" table:formula="of:=CHAR(RANDBETWEEN(65;90) )&amp;CHAR(RANDBETWEEN(65;90) )&amp;CHAR(RANDBETWEEN(65;90) )&amp;CHAR(RANDBETWEEN(65;90) )" office:value-type="string" office:string-value="XZTB">
            <text:p>XZTB</text:p>
          </table:table-cell>
          <table:table-cell table:number-columns-repeated="1021"/>
        </table:table-row>
        <table:table-row table:style-name="ro1">
          <table:table-cell table:formula="of:=[.B729]&amp;&quot;-&quot;&amp;[.C729]" office:value-type="string" office:string-value="4388-DVFY">
            <text:p>4388-DVFY</text:p>
          </table:table-cell>
          <table:table-cell office:value-type="float" office:value="4388">
            <text:p>4388</text:p>
          </table:table-cell>
          <table:table-cell table:style-name="ce1" table:formula="of:=CHAR(RANDBETWEEN(65;90) )&amp;CHAR(RANDBETWEEN(65;90) )&amp;CHAR(RANDBETWEEN(65;90) )&amp;CHAR(RANDBETWEEN(65;90) )" office:value-type="string" office:string-value="DVFY">
            <text:p>DVFY</text:p>
          </table:table-cell>
          <table:table-cell table:number-columns-repeated="1021"/>
        </table:table-row>
        <table:table-row table:style-name="ro1">
          <table:table-cell table:formula="of:=[.B730]&amp;&quot;-&quot;&amp;[.C730]" office:value-type="string" office:string-value="4389-PRGC">
            <text:p>4389-PRGC</text:p>
          </table:table-cell>
          <table:table-cell office:value-type="float" office:value="4389">
            <text:p>4389</text:p>
          </table:table-cell>
          <table:table-cell table:style-name="ce1" table:formula="of:=CHAR(RANDBETWEEN(65;90) )&amp;CHAR(RANDBETWEEN(65;90) )&amp;CHAR(RANDBETWEEN(65;90) )&amp;CHAR(RANDBETWEEN(65;90) )" office:value-type="string" office:string-value="PRGC">
            <text:p>PRGC</text:p>
          </table:table-cell>
          <table:table-cell table:number-columns-repeated="1021"/>
        </table:table-row>
        <table:table-row table:style-name="ro1">
          <table:table-cell table:formula="of:=[.B731]&amp;&quot;-&quot;&amp;[.C731]" office:value-type="string" office:string-value="4390-UDQP">
            <text:p>4390-UDQP</text:p>
          </table:table-cell>
          <table:table-cell office:value-type="float" office:value="4390">
            <text:p>4390</text:p>
          </table:table-cell>
          <table:table-cell table:style-name="ce1" table:formula="of:=CHAR(RANDBETWEEN(65;90) )&amp;CHAR(RANDBETWEEN(65;90) )&amp;CHAR(RANDBETWEEN(65;90) )&amp;CHAR(RANDBETWEEN(65;90) )" office:value-type="string" office:string-value="UDQP">
            <text:p>UDQP</text:p>
          </table:table-cell>
          <table:table-cell table:number-columns-repeated="1021"/>
        </table:table-row>
        <table:table-row table:style-name="ro1">
          <table:table-cell table:formula="of:=[.B732]&amp;&quot;-&quot;&amp;[.C732]" office:value-type="string" office:string-value="4391-MDTH">
            <text:p>4391-MDTH</text:p>
          </table:table-cell>
          <table:table-cell office:value-type="float" office:value="4391">
            <text:p>4391</text:p>
          </table:table-cell>
          <table:table-cell table:style-name="ce1" table:formula="of:=CHAR(RANDBETWEEN(65;90) )&amp;CHAR(RANDBETWEEN(65;90) )&amp;CHAR(RANDBETWEEN(65;90) )&amp;CHAR(RANDBETWEEN(65;90) )" office:value-type="string" office:string-value="MDTH">
            <text:p>MDTH</text:p>
          </table:table-cell>
          <table:table-cell table:number-columns-repeated="1021"/>
        </table:table-row>
        <table:table-row table:style-name="ro1">
          <table:table-cell table:formula="of:=[.B733]&amp;&quot;-&quot;&amp;[.C733]" office:value-type="string" office:string-value="4392-NITO">
            <text:p>4392-NITO</text:p>
          </table:table-cell>
          <table:table-cell office:value-type="float" office:value="4392">
            <text:p>4392</text:p>
          </table:table-cell>
          <table:table-cell table:style-name="ce1" table:formula="of:=CHAR(RANDBETWEEN(65;90) )&amp;CHAR(RANDBETWEEN(65;90) )&amp;CHAR(RANDBETWEEN(65;90) )&amp;CHAR(RANDBETWEEN(65;90) )" office:value-type="string" office:string-value="NITO">
            <text:p>NITO</text:p>
          </table:table-cell>
          <table:table-cell table:number-columns-repeated="1021"/>
        </table:table-row>
        <table:table-row table:style-name="ro1">
          <table:table-cell table:formula="of:=[.B734]&amp;&quot;-&quot;&amp;[.C734]" office:value-type="string" office:string-value="4393-KSNO">
            <text:p>4393-KSNO</text:p>
          </table:table-cell>
          <table:table-cell office:value-type="float" office:value="4393">
            <text:p>4393</text:p>
          </table:table-cell>
          <table:table-cell table:style-name="ce1" table:formula="of:=CHAR(RANDBETWEEN(65;90) )&amp;CHAR(RANDBETWEEN(65;90) )&amp;CHAR(RANDBETWEEN(65;90) )&amp;CHAR(RANDBETWEEN(65;90) )" office:value-type="string" office:string-value="KSNO">
            <text:p>KSNO</text:p>
          </table:table-cell>
          <table:table-cell table:number-columns-repeated="1021"/>
        </table:table-row>
        <table:table-row table:style-name="ro1">
          <table:table-cell table:formula="of:=[.B735]&amp;&quot;-&quot;&amp;[.C735]" office:value-type="string" office:string-value="4394-PYQB">
            <text:p>4394-PYQB</text:p>
          </table:table-cell>
          <table:table-cell office:value-type="float" office:value="4394">
            <text:p>4394</text:p>
          </table:table-cell>
          <table:table-cell table:style-name="ce1" table:formula="of:=CHAR(RANDBETWEEN(65;90) )&amp;CHAR(RANDBETWEEN(65;90) )&amp;CHAR(RANDBETWEEN(65;90) )&amp;CHAR(RANDBETWEEN(65;90) )" office:value-type="string" office:string-value="PYQB">
            <text:p>PYQB</text:p>
          </table:table-cell>
          <table:table-cell table:number-columns-repeated="1021"/>
        </table:table-row>
        <table:table-row table:style-name="ro1">
          <table:table-cell table:formula="of:=[.B736]&amp;&quot;-&quot;&amp;[.C736]" office:value-type="string" office:string-value="4395-LYNB">
            <text:p>4395-LYNB</text:p>
          </table:table-cell>
          <table:table-cell office:value-type="float" office:value="4395">
            <text:p>4395</text:p>
          </table:table-cell>
          <table:table-cell table:style-name="ce1" table:formula="of:=CHAR(RANDBETWEEN(65;90) )&amp;CHAR(RANDBETWEEN(65;90) )&amp;CHAR(RANDBETWEEN(65;90) )&amp;CHAR(RANDBETWEEN(65;90) )" office:value-type="string" office:string-value="LYNB">
            <text:p>LYNB</text:p>
          </table:table-cell>
          <table:table-cell table:number-columns-repeated="1021"/>
        </table:table-row>
        <table:table-row table:style-name="ro1">
          <table:table-cell table:formula="of:=[.B737]&amp;&quot;-&quot;&amp;[.C737]" office:value-type="string" office:string-value="4396-TQAH">
            <text:p>4396-TQAH</text:p>
          </table:table-cell>
          <table:table-cell office:value-type="float" office:value="4396">
            <text:p>4396</text:p>
          </table:table-cell>
          <table:table-cell table:style-name="ce1" table:formula="of:=CHAR(RANDBETWEEN(65;90) )&amp;CHAR(RANDBETWEEN(65;90) )&amp;CHAR(RANDBETWEEN(65;90) )&amp;CHAR(RANDBETWEEN(65;90) )" office:value-type="string" office:string-value="TQAH">
            <text:p>TQAH</text:p>
          </table:table-cell>
          <table:table-cell table:number-columns-repeated="1021"/>
        </table:table-row>
        <table:table-row table:style-name="ro1">
          <table:table-cell table:formula="of:=[.B738]&amp;&quot;-&quot;&amp;[.C738]" office:value-type="string" office:string-value="4397-CUBX">
            <text:p>4397-CUBX</text:p>
          </table:table-cell>
          <table:table-cell office:value-type="float" office:value="4397">
            <text:p>4397</text:p>
          </table:table-cell>
          <table:table-cell table:style-name="ce1" table:formula="of:=CHAR(RANDBETWEEN(65;90) )&amp;CHAR(RANDBETWEEN(65;90) )&amp;CHAR(RANDBETWEEN(65;90) )&amp;CHAR(RANDBETWEEN(65;90) )" office:value-type="string" office:string-value="CUBX">
            <text:p>CUBX</text:p>
          </table:table-cell>
          <table:table-cell table:number-columns-repeated="1021"/>
        </table:table-row>
        <table:table-row table:style-name="ro1">
          <table:table-cell table:formula="of:=[.B739]&amp;&quot;-&quot;&amp;[.C739]" office:value-type="string" office:string-value="4398-NNSY">
            <text:p>4398-NNSY</text:p>
          </table:table-cell>
          <table:table-cell office:value-type="float" office:value="4398">
            <text:p>4398</text:p>
          </table:table-cell>
          <table:table-cell table:style-name="ce1" table:formula="of:=CHAR(RANDBETWEEN(65;90) )&amp;CHAR(RANDBETWEEN(65;90) )&amp;CHAR(RANDBETWEEN(65;90) )&amp;CHAR(RANDBETWEEN(65;90) )" office:value-type="string" office:string-value="NNSY">
            <text:p>NNSY</text:p>
          </table:table-cell>
          <table:table-cell table:number-columns-repeated="1021"/>
        </table:table-row>
        <table:table-row table:style-name="ro1">
          <table:table-cell table:formula="of:=[.B740]&amp;&quot;-&quot;&amp;[.C740]" office:value-type="string" office:string-value="4399-KIDR">
            <text:p>4399-KIDR</text:p>
          </table:table-cell>
          <table:table-cell office:value-type="float" office:value="4399">
            <text:p>4399</text:p>
          </table:table-cell>
          <table:table-cell table:style-name="ce1" table:formula="of:=CHAR(RANDBETWEEN(65;90) )&amp;CHAR(RANDBETWEEN(65;90) )&amp;CHAR(RANDBETWEEN(65;90) )&amp;CHAR(RANDBETWEEN(65;90) )" office:value-type="string" office:string-value="KIDR">
            <text:p>KIDR</text:p>
          </table:table-cell>
          <table:table-cell table:number-columns-repeated="1021"/>
        </table:table-row>
        <table:table-row table:style-name="ro1">
          <table:table-cell table:formula="of:=[.B741]&amp;&quot;-&quot;&amp;[.C741]" office:value-type="string" office:string-value="4400-PUDW">
            <text:p>4400-PUDW</text:p>
          </table:table-cell>
          <table:table-cell office:value-type="float" office:value="4400">
            <text:p>4400</text:p>
          </table:table-cell>
          <table:table-cell table:style-name="ce1" table:formula="of:=CHAR(RANDBETWEEN(65;90) )&amp;CHAR(RANDBETWEEN(65;90) )&amp;CHAR(RANDBETWEEN(65;90) )&amp;CHAR(RANDBETWEEN(65;90) )" office:value-type="string" office:string-value="PUDW">
            <text:p>PUDW</text:p>
          </table:table-cell>
          <table:table-cell table:number-columns-repeated="1021"/>
        </table:table-row>
        <table:table-row table:style-name="ro1">
          <table:table-cell table:formula="of:=[.B742]&amp;&quot;-&quot;&amp;[.C742]" office:value-type="string" office:string-value="4401-HYJW">
            <text:p>4401-HYJW</text:p>
          </table:table-cell>
          <table:table-cell office:value-type="float" office:value="4401">
            <text:p>4401</text:p>
          </table:table-cell>
          <table:table-cell table:style-name="ce1" table:formula="of:=CHAR(RANDBETWEEN(65;90) )&amp;CHAR(RANDBETWEEN(65;90) )&amp;CHAR(RANDBETWEEN(65;90) )&amp;CHAR(RANDBETWEEN(65;90) )" office:value-type="string" office:string-value="HYJW">
            <text:p>HYJW</text:p>
          </table:table-cell>
          <table:table-cell table:number-columns-repeated="1021"/>
        </table:table-row>
        <table:table-row table:style-name="ro1">
          <table:table-cell table:formula="of:=[.B743]&amp;&quot;-&quot;&amp;[.C743]" office:value-type="string" office:string-value="4402-LUFV">
            <text:p>4402-LUFV</text:p>
          </table:table-cell>
          <table:table-cell office:value-type="float" office:value="4402">
            <text:p>4402</text:p>
          </table:table-cell>
          <table:table-cell table:style-name="ce1" table:formula="of:=CHAR(RANDBETWEEN(65;90) )&amp;CHAR(RANDBETWEEN(65;90) )&amp;CHAR(RANDBETWEEN(65;90) )&amp;CHAR(RANDBETWEEN(65;90) )" office:value-type="string" office:string-value="LUFV">
            <text:p>LUFV</text:p>
          </table:table-cell>
          <table:table-cell table:number-columns-repeated="1021"/>
        </table:table-row>
        <table:table-row table:style-name="ro1">
          <table:table-cell table:formula="of:=[.B744]&amp;&quot;-&quot;&amp;[.C744]" office:value-type="string" office:string-value="4403-DLKK">
            <text:p>4403-DLKK</text:p>
          </table:table-cell>
          <table:table-cell office:value-type="float" office:value="4403">
            <text:p>4403</text:p>
          </table:table-cell>
          <table:table-cell table:style-name="ce1" table:formula="of:=CHAR(RANDBETWEEN(65;90) )&amp;CHAR(RANDBETWEEN(65;90) )&amp;CHAR(RANDBETWEEN(65;90) )&amp;CHAR(RANDBETWEEN(65;90) )" office:value-type="string" office:string-value="DLKK">
            <text:p>DLKK</text:p>
          </table:table-cell>
          <table:table-cell table:number-columns-repeated="1021"/>
        </table:table-row>
        <table:table-row table:style-name="ro1">
          <table:table-cell table:formula="of:=[.B745]&amp;&quot;-&quot;&amp;[.C745]" office:value-type="string" office:string-value="4404-ASHW">
            <text:p>4404-ASHW</text:p>
          </table:table-cell>
          <table:table-cell office:value-type="float" office:value="4404">
            <text:p>4404</text:p>
          </table:table-cell>
          <table:table-cell table:style-name="ce1" table:formula="of:=CHAR(RANDBETWEEN(65;90) )&amp;CHAR(RANDBETWEEN(65;90) )&amp;CHAR(RANDBETWEEN(65;90) )&amp;CHAR(RANDBETWEEN(65;90) )" office:value-type="string" office:string-value="ASHW">
            <text:p>ASHW</text:p>
          </table:table-cell>
          <table:table-cell table:number-columns-repeated="1021"/>
        </table:table-row>
        <table:table-row table:style-name="ro1">
          <table:table-cell table:formula="of:=[.B746]&amp;&quot;-&quot;&amp;[.C746]" office:value-type="string" office:string-value="4405-AMBB">
            <text:p>4405-AMBB</text:p>
          </table:table-cell>
          <table:table-cell office:value-type="float" office:value="4405">
            <text:p>4405</text:p>
          </table:table-cell>
          <table:table-cell table:style-name="ce1" table:formula="of:=CHAR(RANDBETWEEN(65;90) )&amp;CHAR(RANDBETWEEN(65;90) )&amp;CHAR(RANDBETWEEN(65;90) )&amp;CHAR(RANDBETWEEN(65;90) )" office:value-type="string" office:string-value="AMBB">
            <text:p>AMBB</text:p>
          </table:table-cell>
          <table:table-cell table:number-columns-repeated="1021"/>
        </table:table-row>
        <table:table-row table:style-name="ro1">
          <table:table-cell table:formula="of:=[.B747]&amp;&quot;-&quot;&amp;[.C747]" office:value-type="string" office:string-value="4406-VOAG">
            <text:p>4406-VOAG</text:p>
          </table:table-cell>
          <table:table-cell office:value-type="float" office:value="4406">
            <text:p>4406</text:p>
          </table:table-cell>
          <table:table-cell table:style-name="ce1" table:formula="of:=CHAR(RANDBETWEEN(65;90) )&amp;CHAR(RANDBETWEEN(65;90) )&amp;CHAR(RANDBETWEEN(65;90) )&amp;CHAR(RANDBETWEEN(65;90) )" office:value-type="string" office:string-value="VOAG">
            <text:p>VOAG</text:p>
          </table:table-cell>
          <table:table-cell table:number-columns-repeated="1021"/>
        </table:table-row>
        <table:table-row table:style-name="ro1">
          <table:table-cell table:formula="of:=[.B748]&amp;&quot;-&quot;&amp;[.C748]" office:value-type="string" office:string-value="4407-ZROX">
            <text:p>4407-ZROX</text:p>
          </table:table-cell>
          <table:table-cell office:value-type="float" office:value="4407">
            <text:p>4407</text:p>
          </table:table-cell>
          <table:table-cell table:style-name="ce1" table:formula="of:=CHAR(RANDBETWEEN(65;90) )&amp;CHAR(RANDBETWEEN(65;90) )&amp;CHAR(RANDBETWEEN(65;90) )&amp;CHAR(RANDBETWEEN(65;90) )" office:value-type="string" office:string-value="ZROX">
            <text:p>ZROX</text:p>
          </table:table-cell>
          <table:table-cell table:number-columns-repeated="1021"/>
        </table:table-row>
        <table:table-row table:style-name="ro1">
          <table:table-cell table:formula="of:=[.B749]&amp;&quot;-&quot;&amp;[.C749]" office:value-type="string" office:string-value="4408-JDKU">
            <text:p>4408-JDKU</text:p>
          </table:table-cell>
          <table:table-cell office:value-type="float" office:value="4408">
            <text:p>4408</text:p>
          </table:table-cell>
          <table:table-cell table:style-name="ce1" table:formula="of:=CHAR(RANDBETWEEN(65;90) )&amp;CHAR(RANDBETWEEN(65;90) )&amp;CHAR(RANDBETWEEN(65;90) )&amp;CHAR(RANDBETWEEN(65;90) )" office:value-type="string" office:string-value="JDKU">
            <text:p>JDKU</text:p>
          </table:table-cell>
          <table:table-cell table:number-columns-repeated="1021"/>
        </table:table-row>
        <table:table-row table:style-name="ro1">
          <table:table-cell table:formula="of:=[.B750]&amp;&quot;-&quot;&amp;[.C750]" office:value-type="string" office:string-value="4409-DLFJ">
            <text:p>4409-DLFJ</text:p>
          </table:table-cell>
          <table:table-cell office:value-type="float" office:value="4409">
            <text:p>4409</text:p>
          </table:table-cell>
          <table:table-cell table:style-name="ce1" table:formula="of:=CHAR(RANDBETWEEN(65;90) )&amp;CHAR(RANDBETWEEN(65;90) )&amp;CHAR(RANDBETWEEN(65;90) )&amp;CHAR(RANDBETWEEN(65;90) )" office:value-type="string" office:string-value="DLFJ">
            <text:p>DLFJ</text:p>
          </table:table-cell>
          <table:table-cell table:number-columns-repeated="1021"/>
        </table:table-row>
        <table:table-row table:style-name="ro1">
          <table:table-cell table:formula="of:=[.B751]&amp;&quot;-&quot;&amp;[.C751]" office:value-type="string" office:string-value="4410-LSCJ">
            <text:p>4410-LSCJ</text:p>
          </table:table-cell>
          <table:table-cell office:value-type="float" office:value="4410">
            <text:p>4410</text:p>
          </table:table-cell>
          <table:table-cell table:style-name="ce1" table:formula="of:=CHAR(RANDBETWEEN(65;90) )&amp;CHAR(RANDBETWEEN(65;90) )&amp;CHAR(RANDBETWEEN(65;90) )&amp;CHAR(RANDBETWEEN(65;90) )" office:value-type="string" office:string-value="LSCJ">
            <text:p>LSCJ</text:p>
          </table:table-cell>
          <table:table-cell table:number-columns-repeated="1021"/>
        </table:table-row>
        <table:table-row table:style-name="ro1">
          <table:table-cell table:formula="of:=[.B752]&amp;&quot;-&quot;&amp;[.C752]" office:value-type="string" office:string-value="4411-HHYC">
            <text:p>4411-HHYC</text:p>
          </table:table-cell>
          <table:table-cell office:value-type="float" office:value="4411">
            <text:p>4411</text:p>
          </table:table-cell>
          <table:table-cell table:style-name="ce1" table:formula="of:=CHAR(RANDBETWEEN(65;90) )&amp;CHAR(RANDBETWEEN(65;90) )&amp;CHAR(RANDBETWEEN(65;90) )&amp;CHAR(RANDBETWEEN(65;90) )" office:value-type="string" office:string-value="HHYC">
            <text:p>HHYC</text:p>
          </table:table-cell>
          <table:table-cell table:number-columns-repeated="1021"/>
        </table:table-row>
        <table:table-row table:style-name="ro1">
          <table:table-cell table:formula="of:=[.B753]&amp;&quot;-&quot;&amp;[.C753]" office:value-type="string" office:string-value="4412-HXJA">
            <text:p>4412-HXJA</text:p>
          </table:table-cell>
          <table:table-cell office:value-type="float" office:value="4412">
            <text:p>4412</text:p>
          </table:table-cell>
          <table:table-cell table:style-name="ce1" table:formula="of:=CHAR(RANDBETWEEN(65;90) )&amp;CHAR(RANDBETWEEN(65;90) )&amp;CHAR(RANDBETWEEN(65;90) )&amp;CHAR(RANDBETWEEN(65;90) )" office:value-type="string" office:string-value="HXJA">
            <text:p>HXJA</text:p>
          </table:table-cell>
          <table:table-cell table:number-columns-repeated="1021"/>
        </table:table-row>
        <table:table-row table:style-name="ro1">
          <table:table-cell table:formula="of:=[.B754]&amp;&quot;-&quot;&amp;[.C754]" office:value-type="string" office:string-value="4413-OALE">
            <text:p>4413-OALE</text:p>
          </table:table-cell>
          <table:table-cell office:value-type="float" office:value="4413">
            <text:p>4413</text:p>
          </table:table-cell>
          <table:table-cell table:style-name="ce1" table:formula="of:=CHAR(RANDBETWEEN(65;90) )&amp;CHAR(RANDBETWEEN(65;90) )&amp;CHAR(RANDBETWEEN(65;90) )&amp;CHAR(RANDBETWEEN(65;90) )" office:value-type="string" office:string-value="OALE">
            <text:p>OALE</text:p>
          </table:table-cell>
          <table:table-cell table:number-columns-repeated="1021"/>
        </table:table-row>
        <table:table-row table:style-name="ro1">
          <table:table-cell table:formula="of:=[.B755]&amp;&quot;-&quot;&amp;[.C755]" office:value-type="string" office:string-value="4414-XLXM">
            <text:p>4414-XLXM</text:p>
          </table:table-cell>
          <table:table-cell office:value-type="float" office:value="4414">
            <text:p>4414</text:p>
          </table:table-cell>
          <table:table-cell table:style-name="ce1" table:formula="of:=CHAR(RANDBETWEEN(65;90) )&amp;CHAR(RANDBETWEEN(65;90) )&amp;CHAR(RANDBETWEEN(65;90) )&amp;CHAR(RANDBETWEEN(65;90) )" office:value-type="string" office:string-value="XLXM">
            <text:p>XLXM</text:p>
          </table:table-cell>
          <table:table-cell table:number-columns-repeated="1021"/>
        </table:table-row>
        <table:table-row table:style-name="ro1">
          <table:table-cell table:formula="of:=[.B756]&amp;&quot;-&quot;&amp;[.C756]" office:value-type="string" office:string-value="4415-LKHI">
            <text:p>4415-LKHI</text:p>
          </table:table-cell>
          <table:table-cell office:value-type="float" office:value="4415">
            <text:p>4415</text:p>
          </table:table-cell>
          <table:table-cell table:style-name="ce1" table:formula="of:=CHAR(RANDBETWEEN(65;90) )&amp;CHAR(RANDBETWEEN(65;90) )&amp;CHAR(RANDBETWEEN(65;90) )&amp;CHAR(RANDBETWEEN(65;90) )" office:value-type="string" office:string-value="LKHI">
            <text:p>LKHI</text:p>
          </table:table-cell>
          <table:table-cell table:number-columns-repeated="1021"/>
        </table:table-row>
        <table:table-row table:style-name="ro1">
          <table:table-cell table:formula="of:=[.B757]&amp;&quot;-&quot;&amp;[.C757]" office:value-type="string" office:string-value="4416-VWJR">
            <text:p>4416-VWJR</text:p>
          </table:table-cell>
          <table:table-cell office:value-type="float" office:value="4416">
            <text:p>4416</text:p>
          </table:table-cell>
          <table:table-cell table:style-name="ce1" table:formula="of:=CHAR(RANDBETWEEN(65;90) )&amp;CHAR(RANDBETWEEN(65;90) )&amp;CHAR(RANDBETWEEN(65;90) )&amp;CHAR(RANDBETWEEN(65;90) )" office:value-type="string" office:string-value="VWJR">
            <text:p>VWJR</text:p>
          </table:table-cell>
          <table:table-cell table:number-columns-repeated="1021"/>
        </table:table-row>
        <table:table-row table:style-name="ro1">
          <table:table-cell table:formula="of:=[.B758]&amp;&quot;-&quot;&amp;[.C758]" office:value-type="string" office:string-value="4417-MKQQ">
            <text:p>4417-MKQQ</text:p>
          </table:table-cell>
          <table:table-cell office:value-type="float" office:value="4417">
            <text:p>4417</text:p>
          </table:table-cell>
          <table:table-cell table:style-name="ce1" table:formula="of:=CHAR(RANDBETWEEN(65;90) )&amp;CHAR(RANDBETWEEN(65;90) )&amp;CHAR(RANDBETWEEN(65;90) )&amp;CHAR(RANDBETWEEN(65;90) )" office:value-type="string" office:string-value="MKQQ">
            <text:p>MKQQ</text:p>
          </table:table-cell>
          <table:table-cell table:number-columns-repeated="1021"/>
        </table:table-row>
        <table:table-row table:style-name="ro1">
          <table:table-cell table:formula="of:=[.B759]&amp;&quot;-&quot;&amp;[.C759]" office:value-type="string" office:string-value="4418-UEPV">
            <text:p>4418-UEPV</text:p>
          </table:table-cell>
          <table:table-cell office:value-type="float" office:value="4418">
            <text:p>4418</text:p>
          </table:table-cell>
          <table:table-cell table:style-name="ce1" table:formula="of:=CHAR(RANDBETWEEN(65;90) )&amp;CHAR(RANDBETWEEN(65;90) )&amp;CHAR(RANDBETWEEN(65;90) )&amp;CHAR(RANDBETWEEN(65;90) )" office:value-type="string" office:string-value="UEPV">
            <text:p>UEPV</text:p>
          </table:table-cell>
          <table:table-cell table:number-columns-repeated="1021"/>
        </table:table-row>
        <table:table-row table:style-name="ro1">
          <table:table-cell table:formula="of:=[.B760]&amp;&quot;-&quot;&amp;[.C760]" office:value-type="string" office:string-value="4419-ENGV">
            <text:p>4419-ENGV</text:p>
          </table:table-cell>
          <table:table-cell office:value-type="float" office:value="4419">
            <text:p>4419</text:p>
          </table:table-cell>
          <table:table-cell table:style-name="ce1" table:formula="of:=CHAR(RANDBETWEEN(65;90) )&amp;CHAR(RANDBETWEEN(65;90) )&amp;CHAR(RANDBETWEEN(65;90) )&amp;CHAR(RANDBETWEEN(65;90) )" office:value-type="string" office:string-value="ENGV">
            <text:p>ENGV</text:p>
          </table:table-cell>
          <table:table-cell table:number-columns-repeated="1021"/>
        </table:table-row>
        <table:table-row table:style-name="ro1">
          <table:table-cell table:formula="of:=[.B761]&amp;&quot;-&quot;&amp;[.C761]" office:value-type="string" office:string-value="4420-KEEY">
            <text:p>4420-KEEY</text:p>
          </table:table-cell>
          <table:table-cell office:value-type="float" office:value="4420">
            <text:p>4420</text:p>
          </table:table-cell>
          <table:table-cell table:style-name="ce1" table:formula="of:=CHAR(RANDBETWEEN(65;90) )&amp;CHAR(RANDBETWEEN(65;90) )&amp;CHAR(RANDBETWEEN(65;90) )&amp;CHAR(RANDBETWEEN(65;90) )" office:value-type="string" office:string-value="KEEY">
            <text:p>KEEY</text:p>
          </table:table-cell>
          <table:table-cell table:number-columns-repeated="1021"/>
        </table:table-row>
        <table:table-row table:style-name="ro1">
          <table:table-cell table:formula="of:=[.B762]&amp;&quot;-&quot;&amp;[.C762]" office:value-type="string" office:string-value="4421-QIJG">
            <text:p>4421-QIJG</text:p>
          </table:table-cell>
          <table:table-cell office:value-type="float" office:value="4421">
            <text:p>4421</text:p>
          </table:table-cell>
          <table:table-cell table:style-name="ce1" table:formula="of:=CHAR(RANDBETWEEN(65;90) )&amp;CHAR(RANDBETWEEN(65;90) )&amp;CHAR(RANDBETWEEN(65;90) )&amp;CHAR(RANDBETWEEN(65;90) )" office:value-type="string" office:string-value="QIJG">
            <text:p>QIJG</text:p>
          </table:table-cell>
          <table:table-cell table:number-columns-repeated="1021"/>
        </table:table-row>
        <table:table-row table:style-name="ro1">
          <table:table-cell table:formula="of:=[.B763]&amp;&quot;-&quot;&amp;[.C763]" office:value-type="string" office:string-value="4422-TBBX">
            <text:p>4422-TBBX</text:p>
          </table:table-cell>
          <table:table-cell office:value-type="float" office:value="4422">
            <text:p>4422</text:p>
          </table:table-cell>
          <table:table-cell table:style-name="ce1" table:formula="of:=CHAR(RANDBETWEEN(65;90) )&amp;CHAR(RANDBETWEEN(65;90) )&amp;CHAR(RANDBETWEEN(65;90) )&amp;CHAR(RANDBETWEEN(65;90) )" office:value-type="string" office:string-value="TBBX">
            <text:p>TBBX</text:p>
          </table:table-cell>
          <table:table-cell table:number-columns-repeated="1021"/>
        </table:table-row>
        <table:table-row table:style-name="ro1">
          <table:table-cell table:formula="of:=[.B764]&amp;&quot;-&quot;&amp;[.C764]" office:value-type="string" office:string-value="4423-AJXW">
            <text:p>4423-AJXW</text:p>
          </table:table-cell>
          <table:table-cell office:value-type="float" office:value="4423">
            <text:p>4423</text:p>
          </table:table-cell>
          <table:table-cell table:style-name="ce1" table:formula="of:=CHAR(RANDBETWEEN(65;90) )&amp;CHAR(RANDBETWEEN(65;90) )&amp;CHAR(RANDBETWEEN(65;90) )&amp;CHAR(RANDBETWEEN(65;90) )" office:value-type="string" office:string-value="AJXW">
            <text:p>AJXW</text:p>
          </table:table-cell>
          <table:table-cell table:number-columns-repeated="1021"/>
        </table:table-row>
        <table:table-row table:style-name="ro1">
          <table:table-cell table:formula="of:=[.B765]&amp;&quot;-&quot;&amp;[.C765]" office:value-type="string" office:string-value="4424-UBYW">
            <text:p>4424-UBYW</text:p>
          </table:table-cell>
          <table:table-cell office:value-type="float" office:value="4424">
            <text:p>4424</text:p>
          </table:table-cell>
          <table:table-cell table:style-name="ce1" table:formula="of:=CHAR(RANDBETWEEN(65;90) )&amp;CHAR(RANDBETWEEN(65;90) )&amp;CHAR(RANDBETWEEN(65;90) )&amp;CHAR(RANDBETWEEN(65;90) )" office:value-type="string" office:string-value="UBYW">
            <text:p>UBYW</text:p>
          </table:table-cell>
          <table:table-cell table:number-columns-repeated="1021"/>
        </table:table-row>
        <table:table-row table:style-name="ro1">
          <table:table-cell table:formula="of:=[.B766]&amp;&quot;-&quot;&amp;[.C766]" office:value-type="string" office:string-value="4425-YHKM">
            <text:p>4425-YHKM</text:p>
          </table:table-cell>
          <table:table-cell office:value-type="float" office:value="4425">
            <text:p>4425</text:p>
          </table:table-cell>
          <table:table-cell table:style-name="ce1" table:formula="of:=CHAR(RANDBETWEEN(65;90) )&amp;CHAR(RANDBETWEEN(65;90) )&amp;CHAR(RANDBETWEEN(65;90) )&amp;CHAR(RANDBETWEEN(65;90) )" office:value-type="string" office:string-value="YHKM">
            <text:p>YHKM</text:p>
          </table:table-cell>
          <table:table-cell table:number-columns-repeated="1021"/>
        </table:table-row>
        <table:table-row table:style-name="ro1">
          <table:table-cell table:formula="of:=[.B767]&amp;&quot;-&quot;&amp;[.C767]" office:value-type="string" office:string-value="4426-PQSO">
            <text:p>4426-PQSO</text:p>
          </table:table-cell>
          <table:table-cell office:value-type="float" office:value="4426">
            <text:p>4426</text:p>
          </table:table-cell>
          <table:table-cell table:style-name="ce1" table:formula="of:=CHAR(RANDBETWEEN(65;90) )&amp;CHAR(RANDBETWEEN(65;90) )&amp;CHAR(RANDBETWEEN(65;90) )&amp;CHAR(RANDBETWEEN(65;90) )" office:value-type="string" office:string-value="PQSO">
            <text:p>PQSO</text:p>
          </table:table-cell>
          <table:table-cell table:number-columns-repeated="1021"/>
        </table:table-row>
        <table:table-row table:style-name="ro1">
          <table:table-cell table:formula="of:=[.B768]&amp;&quot;-&quot;&amp;[.C768]" office:value-type="string" office:string-value="4427-LGEF">
            <text:p>4427-LGEF</text:p>
          </table:table-cell>
          <table:table-cell office:value-type="float" office:value="4427">
            <text:p>4427</text:p>
          </table:table-cell>
          <table:table-cell table:style-name="ce1" table:formula="of:=CHAR(RANDBETWEEN(65;90) )&amp;CHAR(RANDBETWEEN(65;90) )&amp;CHAR(RANDBETWEEN(65;90) )&amp;CHAR(RANDBETWEEN(65;90) )" office:value-type="string" office:string-value="LGEF">
            <text:p>LGEF</text:p>
          </table:table-cell>
          <table:table-cell table:number-columns-repeated="1021"/>
        </table:table-row>
        <table:table-row table:style-name="ro1">
          <table:table-cell table:formula="of:=[.B769]&amp;&quot;-&quot;&amp;[.C769]" office:value-type="string" office:string-value="4428-BCEV">
            <text:p>4428-BCEV</text:p>
          </table:table-cell>
          <table:table-cell office:value-type="float" office:value="4428">
            <text:p>4428</text:p>
          </table:table-cell>
          <table:table-cell table:style-name="ce1" table:formula="of:=CHAR(RANDBETWEEN(65;90) )&amp;CHAR(RANDBETWEEN(65;90) )&amp;CHAR(RANDBETWEEN(65;90) )&amp;CHAR(RANDBETWEEN(65;90) )" office:value-type="string" office:string-value="BCEV">
            <text:p>BCEV</text:p>
          </table:table-cell>
          <table:table-cell table:number-columns-repeated="1021"/>
        </table:table-row>
        <table:table-row table:style-name="ro1">
          <table:table-cell table:formula="of:=[.B770]&amp;&quot;-&quot;&amp;[.C770]" office:value-type="string" office:string-value="4429-DQXF">
            <text:p>4429-DQXF</text:p>
          </table:table-cell>
          <table:table-cell office:value-type="float" office:value="4429">
            <text:p>4429</text:p>
          </table:table-cell>
          <table:table-cell table:style-name="ce1" table:formula="of:=CHAR(RANDBETWEEN(65;90) )&amp;CHAR(RANDBETWEEN(65;90) )&amp;CHAR(RANDBETWEEN(65;90) )&amp;CHAR(RANDBETWEEN(65;90) )" office:value-type="string" office:string-value="DQXF">
            <text:p>DQXF</text:p>
          </table:table-cell>
          <table:table-cell table:number-columns-repeated="1021"/>
        </table:table-row>
        <table:table-row table:style-name="ro1">
          <table:table-cell table:formula="of:=[.B771]&amp;&quot;-&quot;&amp;[.C771]" office:value-type="string" office:string-value="4430-TJWP">
            <text:p>4430-TJWP</text:p>
          </table:table-cell>
          <table:table-cell office:value-type="float" office:value="4430">
            <text:p>4430</text:p>
          </table:table-cell>
          <table:table-cell table:style-name="ce1" table:formula="of:=CHAR(RANDBETWEEN(65;90) )&amp;CHAR(RANDBETWEEN(65;90) )&amp;CHAR(RANDBETWEEN(65;90) )&amp;CHAR(RANDBETWEEN(65;90) )" office:value-type="string" office:string-value="TJWP">
            <text:p>TJWP</text:p>
          </table:table-cell>
          <table:table-cell table:number-columns-repeated="1021"/>
        </table:table-row>
        <table:table-row table:style-name="ro1">
          <table:table-cell table:formula="of:=[.B772]&amp;&quot;-&quot;&amp;[.C772]" office:value-type="string" office:string-value="4431-MNEA">
            <text:p>4431-MNEA</text:p>
          </table:table-cell>
          <table:table-cell office:value-type="float" office:value="4431">
            <text:p>4431</text:p>
          </table:table-cell>
          <table:table-cell table:style-name="ce1" table:formula="of:=CHAR(RANDBETWEEN(65;90) )&amp;CHAR(RANDBETWEEN(65;90) )&amp;CHAR(RANDBETWEEN(65;90) )&amp;CHAR(RANDBETWEEN(65;90) )" office:value-type="string" office:string-value="MNEA">
            <text:p>MNEA</text:p>
          </table:table-cell>
          <table:table-cell table:number-columns-repeated="1021"/>
        </table:table-row>
        <table:table-row table:style-name="ro1">
          <table:table-cell table:formula="of:=[.B773]&amp;&quot;-&quot;&amp;[.C773]" office:value-type="string" office:string-value="4432-QGDE">
            <text:p>4432-QGDE</text:p>
          </table:table-cell>
          <table:table-cell office:value-type="float" office:value="4432">
            <text:p>4432</text:p>
          </table:table-cell>
          <table:table-cell table:style-name="ce1" table:formula="of:=CHAR(RANDBETWEEN(65;90) )&amp;CHAR(RANDBETWEEN(65;90) )&amp;CHAR(RANDBETWEEN(65;90) )&amp;CHAR(RANDBETWEEN(65;90) )" office:value-type="string" office:string-value="QGDE">
            <text:p>QGDE</text:p>
          </table:table-cell>
          <table:table-cell table:number-columns-repeated="1021"/>
        </table:table-row>
        <table:table-row table:style-name="ro1">
          <table:table-cell table:formula="of:=[.B774]&amp;&quot;-&quot;&amp;[.C774]" office:value-type="string" office:string-value="4433-FXNO">
            <text:p>4433-FXNO</text:p>
          </table:table-cell>
          <table:table-cell office:value-type="float" office:value="4433">
            <text:p>4433</text:p>
          </table:table-cell>
          <table:table-cell table:style-name="ce1" table:formula="of:=CHAR(RANDBETWEEN(65;90) )&amp;CHAR(RANDBETWEEN(65;90) )&amp;CHAR(RANDBETWEEN(65;90) )&amp;CHAR(RANDBETWEEN(65;90) )" office:value-type="string" office:string-value="FXNO">
            <text:p>FXNO</text:p>
          </table:table-cell>
          <table:table-cell table:number-columns-repeated="1021"/>
        </table:table-row>
        <table:table-row table:style-name="ro1">
          <table:table-cell table:formula="of:=[.B775]&amp;&quot;-&quot;&amp;[.C775]" office:value-type="string" office:string-value="4434-SXLH">
            <text:p>4434-SXLH</text:p>
          </table:table-cell>
          <table:table-cell office:value-type="float" office:value="4434">
            <text:p>4434</text:p>
          </table:table-cell>
          <table:table-cell table:style-name="ce1" table:formula="of:=CHAR(RANDBETWEEN(65;90) )&amp;CHAR(RANDBETWEEN(65;90) )&amp;CHAR(RANDBETWEEN(65;90) )&amp;CHAR(RANDBETWEEN(65;90) )" office:value-type="string" office:string-value="SXLH">
            <text:p>SXLH</text:p>
          </table:table-cell>
          <table:table-cell table:number-columns-repeated="1021"/>
        </table:table-row>
        <table:table-row table:style-name="ro1">
          <table:table-cell table:formula="of:=[.B776]&amp;&quot;-&quot;&amp;[.C776]" office:value-type="string" office:string-value="4435-QUTH">
            <text:p>4435-QUTH</text:p>
          </table:table-cell>
          <table:table-cell office:value-type="float" office:value="4435">
            <text:p>4435</text:p>
          </table:table-cell>
          <table:table-cell table:style-name="ce1" table:formula="of:=CHAR(RANDBETWEEN(65;90) )&amp;CHAR(RANDBETWEEN(65;90) )&amp;CHAR(RANDBETWEEN(65;90) )&amp;CHAR(RANDBETWEEN(65;90) )" office:value-type="string" office:string-value="QUTH">
            <text:p>QUTH</text:p>
          </table:table-cell>
          <table:table-cell table:number-columns-repeated="1021"/>
        </table:table-row>
        <table:table-row table:style-name="ro1">
          <table:table-cell table:formula="of:=[.B777]&amp;&quot;-&quot;&amp;[.C777]" office:value-type="string" office:string-value="4436-IUOJ">
            <text:p>4436-IUOJ</text:p>
          </table:table-cell>
          <table:table-cell office:value-type="float" office:value="4436">
            <text:p>4436</text:p>
          </table:table-cell>
          <table:table-cell table:style-name="ce1" table:formula="of:=CHAR(RANDBETWEEN(65;90) )&amp;CHAR(RANDBETWEEN(65;90) )&amp;CHAR(RANDBETWEEN(65;90) )&amp;CHAR(RANDBETWEEN(65;90) )" office:value-type="string" office:string-value="IUOJ">
            <text:p>IUOJ</text:p>
          </table:table-cell>
          <table:table-cell table:number-columns-repeated="1021"/>
        </table:table-row>
        <table:table-row table:style-name="ro1">
          <table:table-cell table:formula="of:=[.B778]&amp;&quot;-&quot;&amp;[.C778]" office:value-type="string" office:string-value="4437-BPZC">
            <text:p>4437-BPZC</text:p>
          </table:table-cell>
          <table:table-cell office:value-type="float" office:value="4437">
            <text:p>4437</text:p>
          </table:table-cell>
          <table:table-cell table:style-name="ce1" table:formula="of:=CHAR(RANDBETWEEN(65;90) )&amp;CHAR(RANDBETWEEN(65;90) )&amp;CHAR(RANDBETWEEN(65;90) )&amp;CHAR(RANDBETWEEN(65;90) )" office:value-type="string" office:string-value="BPZC">
            <text:p>BPZC</text:p>
          </table:table-cell>
          <table:table-cell table:number-columns-repeated="1021"/>
        </table:table-row>
        <table:table-row table:style-name="ro1">
          <table:table-cell table:formula="of:=[.B779]&amp;&quot;-&quot;&amp;[.C779]" office:value-type="string" office:string-value="4438-CZSJ">
            <text:p>4438-CZSJ</text:p>
          </table:table-cell>
          <table:table-cell office:value-type="float" office:value="4438">
            <text:p>4438</text:p>
          </table:table-cell>
          <table:table-cell table:style-name="ce1" table:formula="of:=CHAR(RANDBETWEEN(65;90) )&amp;CHAR(RANDBETWEEN(65;90) )&amp;CHAR(RANDBETWEEN(65;90) )&amp;CHAR(RANDBETWEEN(65;90) )" office:value-type="string" office:string-value="CZSJ">
            <text:p>CZSJ</text:p>
          </table:table-cell>
          <table:table-cell table:number-columns-repeated="1021"/>
        </table:table-row>
        <table:table-row table:style-name="ro1">
          <table:table-cell table:formula="of:=[.B780]&amp;&quot;-&quot;&amp;[.C780]" office:value-type="string" office:string-value="4439-CRQD">
            <text:p>4439-CRQD</text:p>
          </table:table-cell>
          <table:table-cell office:value-type="float" office:value="4439">
            <text:p>4439</text:p>
          </table:table-cell>
          <table:table-cell table:style-name="ce1" table:formula="of:=CHAR(RANDBETWEEN(65;90) )&amp;CHAR(RANDBETWEEN(65;90) )&amp;CHAR(RANDBETWEEN(65;90) )&amp;CHAR(RANDBETWEEN(65;90) )" office:value-type="string" office:string-value="CRQD">
            <text:p>CRQD</text:p>
          </table:table-cell>
          <table:table-cell table:number-columns-repeated="1021"/>
        </table:table-row>
        <table:table-row table:style-name="ro1">
          <table:table-cell table:formula="of:=[.B781]&amp;&quot;-&quot;&amp;[.C781]" office:value-type="string" office:string-value="4440-VVZD">
            <text:p>4440-VVZD</text:p>
          </table:table-cell>
          <table:table-cell office:value-type="float" office:value="4440">
            <text:p>4440</text:p>
          </table:table-cell>
          <table:table-cell table:style-name="ce1" table:formula="of:=CHAR(RANDBETWEEN(65;90) )&amp;CHAR(RANDBETWEEN(65;90) )&amp;CHAR(RANDBETWEEN(65;90) )&amp;CHAR(RANDBETWEEN(65;90) )" office:value-type="string" office:string-value="VVZD">
            <text:p>VVZD</text:p>
          </table:table-cell>
          <table:table-cell table:number-columns-repeated="1021"/>
        </table:table-row>
        <table:table-row table:style-name="ro1">
          <table:table-cell table:formula="of:=[.B782]&amp;&quot;-&quot;&amp;[.C782]" office:value-type="string" office:string-value="4441-GBOK">
            <text:p>4441-GBOK</text:p>
          </table:table-cell>
          <table:table-cell office:value-type="float" office:value="4441">
            <text:p>4441</text:p>
          </table:table-cell>
          <table:table-cell table:style-name="ce1" table:formula="of:=CHAR(RANDBETWEEN(65;90) )&amp;CHAR(RANDBETWEEN(65;90) )&amp;CHAR(RANDBETWEEN(65;90) )&amp;CHAR(RANDBETWEEN(65;90) )" office:value-type="string" office:string-value="GBOK">
            <text:p>GBOK</text:p>
          </table:table-cell>
          <table:table-cell table:number-columns-repeated="1021"/>
        </table:table-row>
        <table:table-row table:style-name="ro1">
          <table:table-cell table:formula="of:=[.B783]&amp;&quot;-&quot;&amp;[.C783]" office:value-type="string" office:string-value="4442-PDTL">
            <text:p>4442-PDTL</text:p>
          </table:table-cell>
          <table:table-cell office:value-type="float" office:value="4442">
            <text:p>4442</text:p>
          </table:table-cell>
          <table:table-cell table:style-name="ce1" table:formula="of:=CHAR(RANDBETWEEN(65;90) )&amp;CHAR(RANDBETWEEN(65;90) )&amp;CHAR(RANDBETWEEN(65;90) )&amp;CHAR(RANDBETWEEN(65;90) )" office:value-type="string" office:string-value="PDTL">
            <text:p>PDTL</text:p>
          </table:table-cell>
          <table:table-cell table:number-columns-repeated="1021"/>
        </table:table-row>
        <table:table-row table:style-name="ro1">
          <table:table-cell table:formula="of:=[.B784]&amp;&quot;-&quot;&amp;[.C784]" office:value-type="string" office:string-value="4443-ADKQ">
            <text:p>4443-ADKQ</text:p>
          </table:table-cell>
          <table:table-cell office:value-type="float" office:value="4443">
            <text:p>4443</text:p>
          </table:table-cell>
          <table:table-cell table:style-name="ce1" table:formula="of:=CHAR(RANDBETWEEN(65;90) )&amp;CHAR(RANDBETWEEN(65;90) )&amp;CHAR(RANDBETWEEN(65;90) )&amp;CHAR(RANDBETWEEN(65;90) )" office:value-type="string" office:string-value="ADKQ">
            <text:p>ADKQ</text:p>
          </table:table-cell>
          <table:table-cell table:number-columns-repeated="1021"/>
        </table:table-row>
        <table:table-row table:style-name="ro1">
          <table:table-cell table:formula="of:=[.B785]&amp;&quot;-&quot;&amp;[.C785]" office:value-type="string" office:string-value="4444-MLBT">
            <text:p>4444-MLBT</text:p>
          </table:table-cell>
          <table:table-cell office:value-type="float" office:value="4444">
            <text:p>4444</text:p>
          </table:table-cell>
          <table:table-cell table:style-name="ce1" table:formula="of:=CHAR(RANDBETWEEN(65;90) )&amp;CHAR(RANDBETWEEN(65;90) )&amp;CHAR(RANDBETWEEN(65;90) )&amp;CHAR(RANDBETWEEN(65;90) )" office:value-type="string" office:string-value="MLBT">
            <text:p>MLBT</text:p>
          </table:table-cell>
          <table:table-cell table:number-columns-repeated="1021"/>
        </table:table-row>
        <table:table-row table:style-name="ro1">
          <table:table-cell table:formula="of:=[.B786]&amp;&quot;-&quot;&amp;[.C786]" office:value-type="string" office:string-value="4445-SRWB">
            <text:p>4445-SRWB</text:p>
          </table:table-cell>
          <table:table-cell office:value-type="float" office:value="4445">
            <text:p>4445</text:p>
          </table:table-cell>
          <table:table-cell table:style-name="ce1" table:formula="of:=CHAR(RANDBETWEEN(65;90) )&amp;CHAR(RANDBETWEEN(65;90) )&amp;CHAR(RANDBETWEEN(65;90) )&amp;CHAR(RANDBETWEEN(65;90) )" office:value-type="string" office:string-value="SRWB">
            <text:p>SRWB</text:p>
          </table:table-cell>
          <table:table-cell table:number-columns-repeated="1021"/>
        </table:table-row>
        <table:table-row table:style-name="ro1">
          <table:table-cell table:formula="of:=[.B787]&amp;&quot;-&quot;&amp;[.C787]" office:value-type="string" office:string-value="4446-YSSO">
            <text:p>4446-YSSO</text:p>
          </table:table-cell>
          <table:table-cell office:value-type="float" office:value="4446">
            <text:p>4446</text:p>
          </table:table-cell>
          <table:table-cell table:style-name="ce1" table:formula="of:=CHAR(RANDBETWEEN(65;90) )&amp;CHAR(RANDBETWEEN(65;90) )&amp;CHAR(RANDBETWEEN(65;90) )&amp;CHAR(RANDBETWEEN(65;90) )" office:value-type="string" office:string-value="YSSO">
            <text:p>YSSO</text:p>
          </table:table-cell>
          <table:table-cell table:number-columns-repeated="1021"/>
        </table:table-row>
        <table:table-row table:style-name="ro1">
          <table:table-cell table:formula="of:=[.B788]&amp;&quot;-&quot;&amp;[.C788]" office:value-type="string" office:string-value="4447-UWAE">
            <text:p>4447-UWAE</text:p>
          </table:table-cell>
          <table:table-cell office:value-type="float" office:value="4447">
            <text:p>4447</text:p>
          </table:table-cell>
          <table:table-cell table:style-name="ce1" table:formula="of:=CHAR(RANDBETWEEN(65;90) )&amp;CHAR(RANDBETWEEN(65;90) )&amp;CHAR(RANDBETWEEN(65;90) )&amp;CHAR(RANDBETWEEN(65;90) )" office:value-type="string" office:string-value="UWAE">
            <text:p>UWAE</text:p>
          </table:table-cell>
          <table:table-cell table:number-columns-repeated="1021"/>
        </table:table-row>
        <table:table-row table:style-name="ro1">
          <table:table-cell table:formula="of:=[.B789]&amp;&quot;-&quot;&amp;[.C789]" office:value-type="string" office:string-value="4448-IMNL">
            <text:p>4448-IMNL</text:p>
          </table:table-cell>
          <table:table-cell office:value-type="float" office:value="4448">
            <text:p>4448</text:p>
          </table:table-cell>
          <table:table-cell table:style-name="ce1" table:formula="of:=CHAR(RANDBETWEEN(65;90) )&amp;CHAR(RANDBETWEEN(65;90) )&amp;CHAR(RANDBETWEEN(65;90) )&amp;CHAR(RANDBETWEEN(65;90) )" office:value-type="string" office:string-value="IMNL">
            <text:p>IMNL</text:p>
          </table:table-cell>
          <table:table-cell table:number-columns-repeated="1021"/>
        </table:table-row>
        <table:table-row table:style-name="ro1">
          <table:table-cell table:formula="of:=[.B790]&amp;&quot;-&quot;&amp;[.C790]" office:value-type="string" office:string-value="4449-WYXV">
            <text:p>4449-WYXV</text:p>
          </table:table-cell>
          <table:table-cell office:value-type="float" office:value="4449">
            <text:p>4449</text:p>
          </table:table-cell>
          <table:table-cell table:style-name="ce1" table:formula="of:=CHAR(RANDBETWEEN(65;90) )&amp;CHAR(RANDBETWEEN(65;90) )&amp;CHAR(RANDBETWEEN(65;90) )&amp;CHAR(RANDBETWEEN(65;90) )" office:value-type="string" office:string-value="WYXV">
            <text:p>WYXV</text:p>
          </table:table-cell>
          <table:table-cell table:number-columns-repeated="1021"/>
        </table:table-row>
        <table:table-row table:style-name="ro1">
          <table:table-cell table:formula="of:=[.B791]&amp;&quot;-&quot;&amp;[.C791]" office:value-type="string" office:string-value="4450-GPIQ">
            <text:p>4450-GPIQ</text:p>
          </table:table-cell>
          <table:table-cell office:value-type="float" office:value="4450">
            <text:p>4450</text:p>
          </table:table-cell>
          <table:table-cell table:style-name="ce1" table:formula="of:=CHAR(RANDBETWEEN(65;90) )&amp;CHAR(RANDBETWEEN(65;90) )&amp;CHAR(RANDBETWEEN(65;90) )&amp;CHAR(RANDBETWEEN(65;90) )" office:value-type="string" office:string-value="GPIQ">
            <text:p>GPIQ</text:p>
          </table:table-cell>
          <table:table-cell table:number-columns-repeated="1021"/>
        </table:table-row>
        <table:table-row table:style-name="ro1">
          <table:table-cell table:formula="of:=[.B792]&amp;&quot;-&quot;&amp;[.C792]" office:value-type="string" office:string-value="4451-ZHNZ">
            <text:p>4451-ZHNZ</text:p>
          </table:table-cell>
          <table:table-cell office:value-type="float" office:value="4451">
            <text:p>4451</text:p>
          </table:table-cell>
          <table:table-cell table:style-name="ce1" table:formula="of:=CHAR(RANDBETWEEN(65;90) )&amp;CHAR(RANDBETWEEN(65;90) )&amp;CHAR(RANDBETWEEN(65;90) )&amp;CHAR(RANDBETWEEN(65;90) )" office:value-type="string" office:string-value="ZHNZ">
            <text:p>ZHNZ</text:p>
          </table:table-cell>
          <table:table-cell table:number-columns-repeated="1021"/>
        </table:table-row>
        <table:table-row table:style-name="ro1">
          <table:table-cell table:formula="of:=[.B793]&amp;&quot;-&quot;&amp;[.C793]" office:value-type="string" office:string-value="4452-KOYH">
            <text:p>4452-KOYH</text:p>
          </table:table-cell>
          <table:table-cell office:value-type="float" office:value="4452">
            <text:p>4452</text:p>
          </table:table-cell>
          <table:table-cell table:style-name="ce1" table:formula="of:=CHAR(RANDBETWEEN(65;90) )&amp;CHAR(RANDBETWEEN(65;90) )&amp;CHAR(RANDBETWEEN(65;90) )&amp;CHAR(RANDBETWEEN(65;90) )" office:value-type="string" office:string-value="KOYH">
            <text:p>KOYH</text:p>
          </table:table-cell>
          <table:table-cell table:number-columns-repeated="1021"/>
        </table:table-row>
        <table:table-row table:style-name="ro1">
          <table:table-cell table:formula="of:=[.B794]&amp;&quot;-&quot;&amp;[.C794]" office:value-type="string" office:string-value="4453-UEJH">
            <text:p>4453-UEJH</text:p>
          </table:table-cell>
          <table:table-cell office:value-type="float" office:value="4453">
            <text:p>4453</text:p>
          </table:table-cell>
          <table:table-cell table:style-name="ce1" table:formula="of:=CHAR(RANDBETWEEN(65;90) )&amp;CHAR(RANDBETWEEN(65;90) )&amp;CHAR(RANDBETWEEN(65;90) )&amp;CHAR(RANDBETWEEN(65;90) )" office:value-type="string" office:string-value="UEJH">
            <text:p>UEJH</text:p>
          </table:table-cell>
          <table:table-cell table:number-columns-repeated="1021"/>
        </table:table-row>
        <table:table-row table:style-name="ro1">
          <table:table-cell table:formula="of:=[.B795]&amp;&quot;-&quot;&amp;[.C795]" office:value-type="string" office:string-value="4454-MESU">
            <text:p>4454-MESU</text:p>
          </table:table-cell>
          <table:table-cell office:value-type="float" office:value="4454">
            <text:p>4454</text:p>
          </table:table-cell>
          <table:table-cell table:style-name="ce1" table:formula="of:=CHAR(RANDBETWEEN(65;90) )&amp;CHAR(RANDBETWEEN(65;90) )&amp;CHAR(RANDBETWEEN(65;90) )&amp;CHAR(RANDBETWEEN(65;90) )" office:value-type="string" office:string-value="MESU">
            <text:p>MESU</text:p>
          </table:table-cell>
          <table:table-cell table:number-columns-repeated="1021"/>
        </table:table-row>
        <table:table-row table:style-name="ro1">
          <table:table-cell table:formula="of:=[.B796]&amp;&quot;-&quot;&amp;[.C796]" office:value-type="string" office:string-value="4455-RRWR">
            <text:p>4455-RRWR</text:p>
          </table:table-cell>
          <table:table-cell office:value-type="float" office:value="4455">
            <text:p>4455</text:p>
          </table:table-cell>
          <table:table-cell table:style-name="ce1" table:formula="of:=CHAR(RANDBETWEEN(65;90) )&amp;CHAR(RANDBETWEEN(65;90) )&amp;CHAR(RANDBETWEEN(65;90) )&amp;CHAR(RANDBETWEEN(65;90) )" office:value-type="string" office:string-value="RRWR">
            <text:p>RRWR</text:p>
          </table:table-cell>
          <table:table-cell table:number-columns-repeated="1021"/>
        </table:table-row>
        <table:table-row table:style-name="ro1">
          <table:table-cell table:formula="of:=[.B797]&amp;&quot;-&quot;&amp;[.C797]" office:value-type="string" office:string-value="4456-WXTD">
            <text:p>4456-WXTD</text:p>
          </table:table-cell>
          <table:table-cell office:value-type="float" office:value="4456">
            <text:p>4456</text:p>
          </table:table-cell>
          <table:table-cell table:style-name="ce1" table:formula="of:=CHAR(RANDBETWEEN(65;90) )&amp;CHAR(RANDBETWEEN(65;90) )&amp;CHAR(RANDBETWEEN(65;90) )&amp;CHAR(RANDBETWEEN(65;90) )" office:value-type="string" office:string-value="WXTD">
            <text:p>WXTD</text:p>
          </table:table-cell>
          <table:table-cell table:number-columns-repeated="1021"/>
        </table:table-row>
        <table:table-row table:style-name="ro1">
          <table:table-cell table:formula="of:=[.B798]&amp;&quot;-&quot;&amp;[.C798]" office:value-type="string" office:string-value="4457-LVVM">
            <text:p>4457-LVVM</text:p>
          </table:table-cell>
          <table:table-cell office:value-type="float" office:value="4457">
            <text:p>4457</text:p>
          </table:table-cell>
          <table:table-cell table:style-name="ce1" table:formula="of:=CHAR(RANDBETWEEN(65;90) )&amp;CHAR(RANDBETWEEN(65;90) )&amp;CHAR(RANDBETWEEN(65;90) )&amp;CHAR(RANDBETWEEN(65;90) )" office:value-type="string" office:string-value="LVVM">
            <text:p>LVVM</text:p>
          </table:table-cell>
          <table:table-cell table:number-columns-repeated="1021"/>
        </table:table-row>
        <table:table-row table:style-name="ro1">
          <table:table-cell table:formula="of:=[.B799]&amp;&quot;-&quot;&amp;[.C799]" office:value-type="string" office:string-value="4458-LKWB">
            <text:p>4458-LKWB</text:p>
          </table:table-cell>
          <table:table-cell office:value-type="float" office:value="4458">
            <text:p>4458</text:p>
          </table:table-cell>
          <table:table-cell table:style-name="ce1" table:formula="of:=CHAR(RANDBETWEEN(65;90) )&amp;CHAR(RANDBETWEEN(65;90) )&amp;CHAR(RANDBETWEEN(65;90) )&amp;CHAR(RANDBETWEEN(65;90) )" office:value-type="string" office:string-value="LKWB">
            <text:p>LKWB</text:p>
          </table:table-cell>
          <table:table-cell table:number-columns-repeated="1021"/>
        </table:table-row>
        <table:table-row table:style-name="ro1">
          <table:table-cell table:formula="of:=[.B800]&amp;&quot;-&quot;&amp;[.C800]" office:value-type="string" office:string-value="4459-OSQA">
            <text:p>4459-OSQA</text:p>
          </table:table-cell>
          <table:table-cell office:value-type="float" office:value="4459">
            <text:p>4459</text:p>
          </table:table-cell>
          <table:table-cell table:style-name="ce1" table:formula="of:=CHAR(RANDBETWEEN(65;90) )&amp;CHAR(RANDBETWEEN(65;90) )&amp;CHAR(RANDBETWEEN(65;90) )&amp;CHAR(RANDBETWEEN(65;90) )" office:value-type="string" office:string-value="OSQA">
            <text:p>OSQA</text:p>
          </table:table-cell>
          <table:table-cell table:number-columns-repeated="1021"/>
        </table:table-row>
        <table:table-row table:style-name="ro1">
          <table:table-cell table:formula="of:=[.B801]&amp;&quot;-&quot;&amp;[.C801]" office:value-type="string" office:string-value="4460-SNUR">
            <text:p>4460-SNUR</text:p>
          </table:table-cell>
          <table:table-cell office:value-type="float" office:value="4460">
            <text:p>4460</text:p>
          </table:table-cell>
          <table:table-cell table:style-name="ce1" table:formula="of:=CHAR(RANDBETWEEN(65;90) )&amp;CHAR(RANDBETWEEN(65;90) )&amp;CHAR(RANDBETWEEN(65;90) )&amp;CHAR(RANDBETWEEN(65;90) )" office:value-type="string" office:string-value="SNUR">
            <text:p>SNUR</text:p>
          </table:table-cell>
          <table:table-cell table:number-columns-repeated="1021"/>
        </table:table-row>
        <table:table-row table:style-name="ro1">
          <table:table-cell table:formula="of:=[.B802]&amp;&quot;-&quot;&amp;[.C802]" office:value-type="string" office:string-value="4461-VJDE">
            <text:p>4461-VJDE</text:p>
          </table:table-cell>
          <table:table-cell office:value-type="float" office:value="4461">
            <text:p>4461</text:p>
          </table:table-cell>
          <table:table-cell table:style-name="ce1" table:formula="of:=CHAR(RANDBETWEEN(65;90) )&amp;CHAR(RANDBETWEEN(65;90) )&amp;CHAR(RANDBETWEEN(65;90) )&amp;CHAR(RANDBETWEEN(65;90) )" office:value-type="string" office:string-value="VJDE">
            <text:p>VJDE</text:p>
          </table:table-cell>
          <table:table-cell table:number-columns-repeated="1021"/>
        </table:table-row>
        <table:table-row table:style-name="ro1">
          <table:table-cell table:formula="of:=[.B803]&amp;&quot;-&quot;&amp;[.C803]" office:value-type="string" office:string-value="4462-OYEA">
            <text:p>4462-OYEA</text:p>
          </table:table-cell>
          <table:table-cell office:value-type="float" office:value="4462">
            <text:p>4462</text:p>
          </table:table-cell>
          <table:table-cell table:style-name="ce1" table:formula="of:=CHAR(RANDBETWEEN(65;90) )&amp;CHAR(RANDBETWEEN(65;90) )&amp;CHAR(RANDBETWEEN(65;90) )&amp;CHAR(RANDBETWEEN(65;90) )" office:value-type="string" office:string-value="OYEA">
            <text:p>OYEA</text:p>
          </table:table-cell>
          <table:table-cell table:number-columns-repeated="1021"/>
        </table:table-row>
        <table:table-row table:style-name="ro1">
          <table:table-cell table:formula="of:=[.B804]&amp;&quot;-&quot;&amp;[.C804]" office:value-type="string" office:string-value="4463-VYIA">
            <text:p>4463-VYIA</text:p>
          </table:table-cell>
          <table:table-cell office:value-type="float" office:value="4463">
            <text:p>4463</text:p>
          </table:table-cell>
          <table:table-cell table:style-name="ce1" table:formula="of:=CHAR(RANDBETWEEN(65;90) )&amp;CHAR(RANDBETWEEN(65;90) )&amp;CHAR(RANDBETWEEN(65;90) )&amp;CHAR(RANDBETWEEN(65;90) )" office:value-type="string" office:string-value="VYIA">
            <text:p>VYIA</text:p>
          </table:table-cell>
          <table:table-cell table:number-columns-repeated="1021"/>
        </table:table-row>
        <table:table-row table:style-name="ro1">
          <table:table-cell table:formula="of:=[.B805]&amp;&quot;-&quot;&amp;[.C805]" office:value-type="string" office:string-value="4464-LBQP">
            <text:p>4464-LBQP</text:p>
          </table:table-cell>
          <table:table-cell office:value-type="float" office:value="4464">
            <text:p>4464</text:p>
          </table:table-cell>
          <table:table-cell table:style-name="ce1" table:formula="of:=CHAR(RANDBETWEEN(65;90) )&amp;CHAR(RANDBETWEEN(65;90) )&amp;CHAR(RANDBETWEEN(65;90) )&amp;CHAR(RANDBETWEEN(65;90) )" office:value-type="string" office:string-value="LBQP">
            <text:p>LBQP</text:p>
          </table:table-cell>
          <table:table-cell table:number-columns-repeated="1021"/>
        </table:table-row>
        <table:table-row table:style-name="ro1">
          <table:table-cell table:formula="of:=[.B806]&amp;&quot;-&quot;&amp;[.C806]" office:value-type="string" office:string-value="4465-OMHF">
            <text:p>4465-OMHF</text:p>
          </table:table-cell>
          <table:table-cell office:value-type="float" office:value="4465">
            <text:p>4465</text:p>
          </table:table-cell>
          <table:table-cell table:style-name="ce1" table:formula="of:=CHAR(RANDBETWEEN(65;90) )&amp;CHAR(RANDBETWEEN(65;90) )&amp;CHAR(RANDBETWEEN(65;90) )&amp;CHAR(RANDBETWEEN(65;90) )" office:value-type="string" office:string-value="OMHF">
            <text:p>OMHF</text:p>
          </table:table-cell>
          <table:table-cell table:number-columns-repeated="1021"/>
        </table:table-row>
        <table:table-row table:style-name="ro1">
          <table:table-cell table:formula="of:=[.B807]&amp;&quot;-&quot;&amp;[.C807]" office:value-type="string" office:string-value="4466-CWTU">
            <text:p>4466-CWTU</text:p>
          </table:table-cell>
          <table:table-cell office:value-type="float" office:value="4466">
            <text:p>4466</text:p>
          </table:table-cell>
          <table:table-cell table:style-name="ce1" table:formula="of:=CHAR(RANDBETWEEN(65;90) )&amp;CHAR(RANDBETWEEN(65;90) )&amp;CHAR(RANDBETWEEN(65;90) )&amp;CHAR(RANDBETWEEN(65;90) )" office:value-type="string" office:string-value="CWTU">
            <text:p>CWTU</text:p>
          </table:table-cell>
          <table:table-cell table:number-columns-repeated="1021"/>
        </table:table-row>
        <table:table-row table:style-name="ro1">
          <table:table-cell table:formula="of:=[.B808]&amp;&quot;-&quot;&amp;[.C808]" office:value-type="string" office:string-value="4467-QDYH">
            <text:p>4467-QDYH</text:p>
          </table:table-cell>
          <table:table-cell office:value-type="float" office:value="4467">
            <text:p>4467</text:p>
          </table:table-cell>
          <table:table-cell table:style-name="ce1" table:formula="of:=CHAR(RANDBETWEEN(65;90) )&amp;CHAR(RANDBETWEEN(65;90) )&amp;CHAR(RANDBETWEEN(65;90) )&amp;CHAR(RANDBETWEEN(65;90) )" office:value-type="string" office:string-value="QDYH">
            <text:p>QDYH</text:p>
          </table:table-cell>
          <table:table-cell table:number-columns-repeated="1021"/>
        </table:table-row>
        <table:table-row table:style-name="ro1">
          <table:table-cell table:formula="of:=[.B809]&amp;&quot;-&quot;&amp;[.C809]" office:value-type="string" office:string-value="4468-UDUM">
            <text:p>4468-UDUM</text:p>
          </table:table-cell>
          <table:table-cell office:value-type="float" office:value="4468">
            <text:p>4468</text:p>
          </table:table-cell>
          <table:table-cell table:style-name="ce1" table:formula="of:=CHAR(RANDBETWEEN(65;90) )&amp;CHAR(RANDBETWEEN(65;90) )&amp;CHAR(RANDBETWEEN(65;90) )&amp;CHAR(RANDBETWEEN(65;90) )" office:value-type="string" office:string-value="UDUM">
            <text:p>UDUM</text:p>
          </table:table-cell>
          <table:table-cell table:number-columns-repeated="1021"/>
        </table:table-row>
        <table:table-row table:style-name="ro1">
          <table:table-cell table:formula="of:=[.B810]&amp;&quot;-&quot;&amp;[.C810]" office:value-type="string" office:string-value="4469-IXIH">
            <text:p>4469-IXIH</text:p>
          </table:table-cell>
          <table:table-cell office:value-type="float" office:value="4469">
            <text:p>4469</text:p>
          </table:table-cell>
          <table:table-cell table:style-name="ce1" table:formula="of:=CHAR(RANDBETWEEN(65;90) )&amp;CHAR(RANDBETWEEN(65;90) )&amp;CHAR(RANDBETWEEN(65;90) )&amp;CHAR(RANDBETWEEN(65;90) )" office:value-type="string" office:string-value="IXIH">
            <text:p>IXIH</text:p>
          </table:table-cell>
          <table:table-cell table:number-columns-repeated="1021"/>
        </table:table-row>
        <table:table-row table:style-name="ro1">
          <table:table-cell table:formula="of:=[.B811]&amp;&quot;-&quot;&amp;[.C811]" office:value-type="string" office:string-value="4470-IRBO">
            <text:p>4470-IRBO</text:p>
          </table:table-cell>
          <table:table-cell office:value-type="float" office:value="4470">
            <text:p>4470</text:p>
          </table:table-cell>
          <table:table-cell table:style-name="ce1" table:formula="of:=CHAR(RANDBETWEEN(65;90) )&amp;CHAR(RANDBETWEEN(65;90) )&amp;CHAR(RANDBETWEEN(65;90) )&amp;CHAR(RANDBETWEEN(65;90) )" office:value-type="string" office:string-value="IRBO">
            <text:p>IRBO</text:p>
          </table:table-cell>
          <table:table-cell table:number-columns-repeated="1021"/>
        </table:table-row>
        <table:table-row table:style-name="ro1">
          <table:table-cell table:formula="of:=[.B812]&amp;&quot;-&quot;&amp;[.C812]" office:value-type="string" office:string-value="4471-QDFA">
            <text:p>4471-QDFA</text:p>
          </table:table-cell>
          <table:table-cell office:value-type="float" office:value="4471">
            <text:p>4471</text:p>
          </table:table-cell>
          <table:table-cell table:style-name="ce1" table:formula="of:=CHAR(RANDBETWEEN(65;90) )&amp;CHAR(RANDBETWEEN(65;90) )&amp;CHAR(RANDBETWEEN(65;90) )&amp;CHAR(RANDBETWEEN(65;90) )" office:value-type="string" office:string-value="QDFA">
            <text:p>QDFA</text:p>
          </table:table-cell>
          <table:table-cell table:number-columns-repeated="1021"/>
        </table:table-row>
        <table:table-row table:style-name="ro1">
          <table:table-cell table:formula="of:=[.B813]&amp;&quot;-&quot;&amp;[.C813]" office:value-type="string" office:string-value="4472-TAUL">
            <text:p>4472-TAUL</text:p>
          </table:table-cell>
          <table:table-cell office:value-type="float" office:value="4472">
            <text:p>4472</text:p>
          </table:table-cell>
          <table:table-cell table:style-name="ce1" table:formula="of:=CHAR(RANDBETWEEN(65;90) )&amp;CHAR(RANDBETWEEN(65;90) )&amp;CHAR(RANDBETWEEN(65;90) )&amp;CHAR(RANDBETWEEN(65;90) )" office:value-type="string" office:string-value="TAUL">
            <text:p>TAUL</text:p>
          </table:table-cell>
          <table:table-cell table:number-columns-repeated="1021"/>
        </table:table-row>
        <table:table-row table:style-name="ro1">
          <table:table-cell table:formula="of:=[.B814]&amp;&quot;-&quot;&amp;[.C814]" office:value-type="string" office:string-value="4473-DZYL">
            <text:p>4473-DZYL</text:p>
          </table:table-cell>
          <table:table-cell office:value-type="float" office:value="4473">
            <text:p>4473</text:p>
          </table:table-cell>
          <table:table-cell table:style-name="ce1" table:formula="of:=CHAR(RANDBETWEEN(65;90) )&amp;CHAR(RANDBETWEEN(65;90) )&amp;CHAR(RANDBETWEEN(65;90) )&amp;CHAR(RANDBETWEEN(65;90) )" office:value-type="string" office:string-value="DZYL">
            <text:p>DZYL</text:p>
          </table:table-cell>
          <table:table-cell table:number-columns-repeated="1021"/>
        </table:table-row>
        <table:table-row table:style-name="ro1">
          <table:table-cell table:formula="of:=[.B815]&amp;&quot;-&quot;&amp;[.C815]" office:value-type="string" office:string-value="4474-LYPI">
            <text:p>4474-LYPI</text:p>
          </table:table-cell>
          <table:table-cell office:value-type="float" office:value="4474">
            <text:p>4474</text:p>
          </table:table-cell>
          <table:table-cell table:style-name="ce1" table:formula="of:=CHAR(RANDBETWEEN(65;90) )&amp;CHAR(RANDBETWEEN(65;90) )&amp;CHAR(RANDBETWEEN(65;90) )&amp;CHAR(RANDBETWEEN(65;90) )" office:value-type="string" office:string-value="LYPI">
            <text:p>LYPI</text:p>
          </table:table-cell>
          <table:table-cell table:number-columns-repeated="1021"/>
        </table:table-row>
        <table:table-row table:style-name="ro1">
          <table:table-cell table:formula="of:=[.B816]&amp;&quot;-&quot;&amp;[.C816]" office:value-type="string" office:string-value="4475-MMQC">
            <text:p>4475-MMQC</text:p>
          </table:table-cell>
          <table:table-cell office:value-type="float" office:value="4475">
            <text:p>4475</text:p>
          </table:table-cell>
          <table:table-cell table:style-name="ce1" table:formula="of:=CHAR(RANDBETWEEN(65;90) )&amp;CHAR(RANDBETWEEN(65;90) )&amp;CHAR(RANDBETWEEN(65;90) )&amp;CHAR(RANDBETWEEN(65;90) )" office:value-type="string" office:string-value="MMQC">
            <text:p>MMQC</text:p>
          </table:table-cell>
          <table:table-cell table:number-columns-repeated="1021"/>
        </table:table-row>
        <table:table-row table:style-name="ro1">
          <table:table-cell table:formula="of:=[.B817]&amp;&quot;-&quot;&amp;[.C817]" office:value-type="string" office:string-value="4476-CIYO">
            <text:p>4476-CIYO</text:p>
          </table:table-cell>
          <table:table-cell office:value-type="float" office:value="4476">
            <text:p>4476</text:p>
          </table:table-cell>
          <table:table-cell table:style-name="ce1" table:formula="of:=CHAR(RANDBETWEEN(65;90) )&amp;CHAR(RANDBETWEEN(65;90) )&amp;CHAR(RANDBETWEEN(65;90) )&amp;CHAR(RANDBETWEEN(65;90) )" office:value-type="string" office:string-value="CIYO">
            <text:p>CIYO</text:p>
          </table:table-cell>
          <table:table-cell table:number-columns-repeated="1021"/>
        </table:table-row>
        <table:table-row table:style-name="ro1">
          <table:table-cell table:formula="of:=[.B818]&amp;&quot;-&quot;&amp;[.C818]" office:value-type="string" office:string-value="4477-CTMB">
            <text:p>4477-CTMB</text:p>
          </table:table-cell>
          <table:table-cell office:value-type="float" office:value="4477">
            <text:p>4477</text:p>
          </table:table-cell>
          <table:table-cell table:style-name="ce1" table:formula="of:=CHAR(RANDBETWEEN(65;90) )&amp;CHAR(RANDBETWEEN(65;90) )&amp;CHAR(RANDBETWEEN(65;90) )&amp;CHAR(RANDBETWEEN(65;90) )" office:value-type="string" office:string-value="CTMB">
            <text:p>CTMB</text:p>
          </table:table-cell>
          <table:table-cell table:number-columns-repeated="1021"/>
        </table:table-row>
        <table:table-row table:style-name="ro1">
          <table:table-cell table:formula="of:=[.B819]&amp;&quot;-&quot;&amp;[.C819]" office:value-type="string" office:string-value="4478-LTMT">
            <text:p>4478-LTMT</text:p>
          </table:table-cell>
          <table:table-cell office:value-type="float" office:value="4478">
            <text:p>4478</text:p>
          </table:table-cell>
          <table:table-cell table:style-name="ce1" table:formula="of:=CHAR(RANDBETWEEN(65;90) )&amp;CHAR(RANDBETWEEN(65;90) )&amp;CHAR(RANDBETWEEN(65;90) )&amp;CHAR(RANDBETWEEN(65;90) )" office:value-type="string" office:string-value="LTMT">
            <text:p>LTMT</text:p>
          </table:table-cell>
          <table:table-cell table:number-columns-repeated="1021"/>
        </table:table-row>
        <table:table-row table:style-name="ro1">
          <table:table-cell table:formula="of:=[.B820]&amp;&quot;-&quot;&amp;[.C820]" office:value-type="string" office:string-value="4479-EWVY">
            <text:p>4479-EWVY</text:p>
          </table:table-cell>
          <table:table-cell office:value-type="float" office:value="4479">
            <text:p>4479</text:p>
          </table:table-cell>
          <table:table-cell table:style-name="ce1" table:formula="of:=CHAR(RANDBETWEEN(65;90) )&amp;CHAR(RANDBETWEEN(65;90) )&amp;CHAR(RANDBETWEEN(65;90) )&amp;CHAR(RANDBETWEEN(65;90) )" office:value-type="string" office:string-value="EWVY">
            <text:p>EWVY</text:p>
          </table:table-cell>
          <table:table-cell table:number-columns-repeated="1021"/>
        </table:table-row>
        <table:table-row table:style-name="ro1">
          <table:table-cell table:formula="of:=[.B821]&amp;&quot;-&quot;&amp;[.C821]" office:value-type="string" office:string-value="4480-UFIS">
            <text:p>4480-UFIS</text:p>
          </table:table-cell>
          <table:table-cell office:value-type="float" office:value="4480">
            <text:p>4480</text:p>
          </table:table-cell>
          <table:table-cell table:style-name="ce1" table:formula="of:=CHAR(RANDBETWEEN(65;90) )&amp;CHAR(RANDBETWEEN(65;90) )&amp;CHAR(RANDBETWEEN(65;90) )&amp;CHAR(RANDBETWEEN(65;90) )" office:value-type="string" office:string-value="UFIS">
            <text:p>UFIS</text:p>
          </table:table-cell>
          <table:table-cell table:number-columns-repeated="1021"/>
        </table:table-row>
        <table:table-row table:style-name="ro1">
          <table:table-cell table:formula="of:=[.B822]&amp;&quot;-&quot;&amp;[.C822]" office:value-type="string" office:string-value="4481-TQFB">
            <text:p>4481-TQFB</text:p>
          </table:table-cell>
          <table:table-cell office:value-type="float" office:value="4481">
            <text:p>4481</text:p>
          </table:table-cell>
          <table:table-cell table:style-name="ce1" table:formula="of:=CHAR(RANDBETWEEN(65;90) )&amp;CHAR(RANDBETWEEN(65;90) )&amp;CHAR(RANDBETWEEN(65;90) )&amp;CHAR(RANDBETWEEN(65;90) )" office:value-type="string" office:string-value="TQFB">
            <text:p>TQFB</text:p>
          </table:table-cell>
          <table:table-cell table:number-columns-repeated="1021"/>
        </table:table-row>
        <table:table-row table:style-name="ro1">
          <table:table-cell table:formula="of:=[.B823]&amp;&quot;-&quot;&amp;[.C823]" office:value-type="string" office:string-value="4482-NSSR">
            <text:p>4482-NSSR</text:p>
          </table:table-cell>
          <table:table-cell office:value-type="float" office:value="4482">
            <text:p>4482</text:p>
          </table:table-cell>
          <table:table-cell table:style-name="ce1" table:formula="of:=CHAR(RANDBETWEEN(65;90) )&amp;CHAR(RANDBETWEEN(65;90) )&amp;CHAR(RANDBETWEEN(65;90) )&amp;CHAR(RANDBETWEEN(65;90) )" office:value-type="string" office:string-value="NSSR">
            <text:p>NSSR</text:p>
          </table:table-cell>
          <table:table-cell table:number-columns-repeated="1021"/>
        </table:table-row>
        <table:table-row table:style-name="ro1">
          <table:table-cell table:formula="of:=[.B824]&amp;&quot;-&quot;&amp;[.C824]" office:value-type="string" office:string-value="4484-ZWUC">
            <text:p>4484-ZWUC</text:p>
          </table:table-cell>
          <table:table-cell office:value-type="float" office:value="4484">
            <text:p>4484</text:p>
          </table:table-cell>
          <table:table-cell table:style-name="ce1" table:formula="of:=CHAR(RANDBETWEEN(65;90) )&amp;CHAR(RANDBETWEEN(65;90) )&amp;CHAR(RANDBETWEEN(65;90) )&amp;CHAR(RANDBETWEEN(65;90) )" office:value-type="string" office:string-value="ZWUC">
            <text:p>ZWUC</text:p>
          </table:table-cell>
          <table:table-cell table:number-columns-repeated="1021"/>
        </table:table-row>
        <table:table-row table:style-name="ro1">
          <table:table-cell table:formula="of:=[.B825]&amp;&quot;-&quot;&amp;[.C825]" office:value-type="string" office:string-value="4485-QICB">
            <text:p>4485-QICB</text:p>
          </table:table-cell>
          <table:table-cell office:value-type="float" office:value="4485">
            <text:p>4485</text:p>
          </table:table-cell>
          <table:table-cell table:style-name="ce1" table:formula="of:=CHAR(RANDBETWEEN(65;90) )&amp;CHAR(RANDBETWEEN(65;90) )&amp;CHAR(RANDBETWEEN(65;90) )&amp;CHAR(RANDBETWEEN(65;90) )" office:value-type="string" office:string-value="QICB">
            <text:p>QICB</text:p>
          </table:table-cell>
          <table:table-cell table:number-columns-repeated="1021"/>
        </table:table-row>
        <table:table-row table:style-name="ro1">
          <table:table-cell table:formula="of:=[.B826]&amp;&quot;-&quot;&amp;[.C826]" office:value-type="string" office:string-value="4486-CCAW">
            <text:p>4486-CCAW</text:p>
          </table:table-cell>
          <table:table-cell office:value-type="float" office:value="4486">
            <text:p>4486</text:p>
          </table:table-cell>
          <table:table-cell table:style-name="ce1" table:formula="of:=CHAR(RANDBETWEEN(65;90) )&amp;CHAR(RANDBETWEEN(65;90) )&amp;CHAR(RANDBETWEEN(65;90) )&amp;CHAR(RANDBETWEEN(65;90) )" office:value-type="string" office:string-value="CCAW">
            <text:p>CCAW</text:p>
          </table:table-cell>
          <table:table-cell table:number-columns-repeated="1021"/>
        </table:table-row>
        <table:table-row table:style-name="ro1">
          <table:table-cell table:formula="of:=[.B827]&amp;&quot;-&quot;&amp;[.C827]" office:value-type="string" office:string-value="4487-TNYJ">
            <text:p>4487-TNYJ</text:p>
          </table:table-cell>
          <table:table-cell office:value-type="float" office:value="4487">
            <text:p>4487</text:p>
          </table:table-cell>
          <table:table-cell table:style-name="ce1" table:formula="of:=CHAR(RANDBETWEEN(65;90) )&amp;CHAR(RANDBETWEEN(65;90) )&amp;CHAR(RANDBETWEEN(65;90) )&amp;CHAR(RANDBETWEEN(65;90) )" office:value-type="string" office:string-value="TNYJ">
            <text:p>TNYJ</text:p>
          </table:table-cell>
          <table:table-cell table:number-columns-repeated="1021"/>
        </table:table-row>
        <table:table-row table:style-name="ro1">
          <table:table-cell table:formula="of:=[.B828]&amp;&quot;-&quot;&amp;[.C828]" office:value-type="string" office:string-value="4488-FQYR">
            <text:p>4488-FQYR</text:p>
          </table:table-cell>
          <table:table-cell office:value-type="float" office:value="4488">
            <text:p>4488</text:p>
          </table:table-cell>
          <table:table-cell table:style-name="ce1" table:formula="of:=CHAR(RANDBETWEEN(65;90) )&amp;CHAR(RANDBETWEEN(65;90) )&amp;CHAR(RANDBETWEEN(65;90) )&amp;CHAR(RANDBETWEEN(65;90) )" office:value-type="string" office:string-value="FQYR">
            <text:p>FQYR</text:p>
          </table:table-cell>
          <table:table-cell table:number-columns-repeated="1021"/>
        </table:table-row>
        <table:table-row table:style-name="ro1">
          <table:table-cell table:formula="of:=[.B829]&amp;&quot;-&quot;&amp;[.C829]" office:value-type="string" office:string-value="4489-HGKR">
            <text:p>4489-HGKR</text:p>
          </table:table-cell>
          <table:table-cell office:value-type="float" office:value="4489">
            <text:p>4489</text:p>
          </table:table-cell>
          <table:table-cell table:style-name="ce1" table:formula="of:=CHAR(RANDBETWEEN(65;90) )&amp;CHAR(RANDBETWEEN(65;90) )&amp;CHAR(RANDBETWEEN(65;90) )&amp;CHAR(RANDBETWEEN(65;90) )" office:value-type="string" office:string-value="HGKR">
            <text:p>HGKR</text:p>
          </table:table-cell>
          <table:table-cell table:number-columns-repeated="1021"/>
        </table:table-row>
        <table:table-row table:style-name="ro1">
          <table:table-cell table:formula="of:=[.B830]&amp;&quot;-&quot;&amp;[.C830]" office:value-type="string" office:string-value="4490-KRZG">
            <text:p>4490-KRZG</text:p>
          </table:table-cell>
          <table:table-cell office:value-type="float" office:value="4490">
            <text:p>4490</text:p>
          </table:table-cell>
          <table:table-cell table:style-name="ce1" table:formula="of:=CHAR(RANDBETWEEN(65;90) )&amp;CHAR(RANDBETWEEN(65;90) )&amp;CHAR(RANDBETWEEN(65;90) )&amp;CHAR(RANDBETWEEN(65;90) )" office:value-type="string" office:string-value="KRZG">
            <text:p>KRZG</text:p>
          </table:table-cell>
          <table:table-cell table:number-columns-repeated="1021"/>
        </table:table-row>
        <table:table-row table:style-name="ro1">
          <table:table-cell table:formula="of:=[.B831]&amp;&quot;-&quot;&amp;[.C831]" office:value-type="string" office:string-value="4491-ZICF">
            <text:p>4491-ZICF</text:p>
          </table:table-cell>
          <table:table-cell office:value-type="float" office:value="4491">
            <text:p>4491</text:p>
          </table:table-cell>
          <table:table-cell table:style-name="ce1" table:formula="of:=CHAR(RANDBETWEEN(65;90) )&amp;CHAR(RANDBETWEEN(65;90) )&amp;CHAR(RANDBETWEEN(65;90) )&amp;CHAR(RANDBETWEEN(65;90) )" office:value-type="string" office:string-value="ZICF">
            <text:p>ZICF</text:p>
          </table:table-cell>
          <table:table-cell table:number-columns-repeated="1021"/>
        </table:table-row>
        <table:table-row table:style-name="ro1">
          <table:table-cell table:formula="of:=[.B832]&amp;&quot;-&quot;&amp;[.C832]" office:value-type="string" office:string-value="4492-IKZX">
            <text:p>4492-IKZX</text:p>
          </table:table-cell>
          <table:table-cell office:value-type="float" office:value="4492">
            <text:p>4492</text:p>
          </table:table-cell>
          <table:table-cell table:style-name="ce1" table:formula="of:=CHAR(RANDBETWEEN(65;90) )&amp;CHAR(RANDBETWEEN(65;90) )&amp;CHAR(RANDBETWEEN(65;90) )&amp;CHAR(RANDBETWEEN(65;90) )" office:value-type="string" office:string-value="IKZX">
            <text:p>IKZX</text:p>
          </table:table-cell>
          <table:table-cell table:number-columns-repeated="1021"/>
        </table:table-row>
        <table:table-row table:style-name="ro1">
          <table:table-cell table:formula="of:=[.B833]&amp;&quot;-&quot;&amp;[.C833]" office:value-type="string" office:string-value="4494-QFPO">
            <text:p>4494-QFPO</text:p>
          </table:table-cell>
          <table:table-cell office:value-type="float" office:value="4494">
            <text:p>4494</text:p>
          </table:table-cell>
          <table:table-cell table:style-name="ce1" table:formula="of:=CHAR(RANDBETWEEN(65;90) )&amp;CHAR(RANDBETWEEN(65;90) )&amp;CHAR(RANDBETWEEN(65;90) )&amp;CHAR(RANDBETWEEN(65;90) )" office:value-type="string" office:string-value="QFPO">
            <text:p>QFPO</text:p>
          </table:table-cell>
          <table:table-cell table:number-columns-repeated="1021"/>
        </table:table-row>
        <table:table-row table:style-name="ro1">
          <table:table-cell table:formula="of:=[.B834]&amp;&quot;-&quot;&amp;[.C834]" office:value-type="string" office:string-value="4495-YKWI">
            <text:p>4495-YKWI</text:p>
          </table:table-cell>
          <table:table-cell office:value-type="float" office:value="4495">
            <text:p>4495</text:p>
          </table:table-cell>
          <table:table-cell table:style-name="ce1" table:formula="of:=CHAR(RANDBETWEEN(65;90) )&amp;CHAR(RANDBETWEEN(65;90) )&amp;CHAR(RANDBETWEEN(65;90) )&amp;CHAR(RANDBETWEEN(65;90) )" office:value-type="string" office:string-value="YKWI">
            <text:p>YKWI</text:p>
          </table:table-cell>
          <table:table-cell table:number-columns-repeated="1021"/>
        </table:table-row>
        <table:table-row table:style-name="ro1">
          <table:table-cell table:formula="of:=[.B835]&amp;&quot;-&quot;&amp;[.C835]" office:value-type="string" office:string-value="4496-DVTJ">
            <text:p>4496-DVTJ</text:p>
          </table:table-cell>
          <table:table-cell office:value-type="float" office:value="4496">
            <text:p>4496</text:p>
          </table:table-cell>
          <table:table-cell table:style-name="ce1" table:formula="of:=CHAR(RANDBETWEEN(65;90) )&amp;CHAR(RANDBETWEEN(65;90) )&amp;CHAR(RANDBETWEEN(65;90) )&amp;CHAR(RANDBETWEEN(65;90) )" office:value-type="string" office:string-value="DVTJ">
            <text:p>DVTJ</text:p>
          </table:table-cell>
          <table:table-cell table:number-columns-repeated="1021"/>
        </table:table-row>
        <table:table-row table:style-name="ro1">
          <table:table-cell table:formula="of:=[.B836]&amp;&quot;-&quot;&amp;[.C836]" office:value-type="string" office:string-value="4497-QSTI">
            <text:p>4497-QSTI</text:p>
          </table:table-cell>
          <table:table-cell office:value-type="float" office:value="4497">
            <text:p>4497</text:p>
          </table:table-cell>
          <table:table-cell table:style-name="ce1" table:formula="of:=CHAR(RANDBETWEEN(65;90) )&amp;CHAR(RANDBETWEEN(65;90) )&amp;CHAR(RANDBETWEEN(65;90) )&amp;CHAR(RANDBETWEEN(65;90) )" office:value-type="string" office:string-value="QSTI">
            <text:p>QSTI</text:p>
          </table:table-cell>
          <table:table-cell table:number-columns-repeated="1021"/>
        </table:table-row>
        <table:table-row table:style-name="ro1">
          <table:table-cell table:formula="of:=[.B837]&amp;&quot;-&quot;&amp;[.C837]" office:value-type="string" office:string-value="4498-OQRU">
            <text:p>4498-OQRU</text:p>
          </table:table-cell>
          <table:table-cell office:value-type="float" office:value="4498">
            <text:p>4498</text:p>
          </table:table-cell>
          <table:table-cell table:style-name="ce1" table:formula="of:=CHAR(RANDBETWEEN(65;90) )&amp;CHAR(RANDBETWEEN(65;90) )&amp;CHAR(RANDBETWEEN(65;90) )&amp;CHAR(RANDBETWEEN(65;90) )" office:value-type="string" office:string-value="OQRU">
            <text:p>OQRU</text:p>
          </table:table-cell>
          <table:table-cell table:number-columns-repeated="1021"/>
        </table:table-row>
        <table:table-row table:style-name="ro1">
          <table:table-cell table:formula="of:=[.B838]&amp;&quot;-&quot;&amp;[.C838]" office:value-type="string" office:string-value="4499-MURJ">
            <text:p>4499-MURJ</text:p>
          </table:table-cell>
          <table:table-cell office:value-type="float" office:value="4499">
            <text:p>4499</text:p>
          </table:table-cell>
          <table:table-cell table:style-name="ce1" table:formula="of:=CHAR(RANDBETWEEN(65;90) )&amp;CHAR(RANDBETWEEN(65;90) )&amp;CHAR(RANDBETWEEN(65;90) )&amp;CHAR(RANDBETWEEN(65;90) )" office:value-type="string" office:string-value="MURJ">
            <text:p>MURJ</text:p>
          </table:table-cell>
          <table:table-cell table:number-columns-repeated="1021"/>
        </table:table-row>
        <table:table-row table:style-name="ro1">
          <table:table-cell table:formula="of:=[.B839]&amp;&quot;-&quot;&amp;[.C839]" office:value-type="string" office:string-value="4500-STNJ">
            <text:p>4500-STNJ</text:p>
          </table:table-cell>
          <table:table-cell office:value-type="float" office:value="4500">
            <text:p>4500</text:p>
          </table:table-cell>
          <table:table-cell table:style-name="ce1" table:formula="of:=CHAR(RANDBETWEEN(65;90) )&amp;CHAR(RANDBETWEEN(65;90) )&amp;CHAR(RANDBETWEEN(65;90) )&amp;CHAR(RANDBETWEEN(65;90) )" office:value-type="string" office:string-value="STNJ">
            <text:p>STNJ</text:p>
          </table:table-cell>
          <table:table-cell table:number-columns-repeated="1021"/>
        </table:table-row>
        <table:table-row table:style-name="ro1">
          <table:table-cell table:formula="of:=[.B840]&amp;&quot;-&quot;&amp;[.C840]" office:value-type="string" office:string-value="4501-DEKH">
            <text:p>4501-DEKH</text:p>
          </table:table-cell>
          <table:table-cell office:value-type="float" office:value="4501">
            <text:p>4501</text:p>
          </table:table-cell>
          <table:table-cell table:style-name="ce1" table:formula="of:=CHAR(RANDBETWEEN(65;90) )&amp;CHAR(RANDBETWEEN(65;90) )&amp;CHAR(RANDBETWEEN(65;90) )&amp;CHAR(RANDBETWEEN(65;90) )" office:value-type="string" office:string-value="DEKH">
            <text:p>DEKH</text:p>
          </table:table-cell>
          <table:table-cell table:number-columns-repeated="1021"/>
        </table:table-row>
        <table:table-row table:style-name="ro1">
          <table:table-cell table:formula="of:=[.B841]&amp;&quot;-&quot;&amp;[.C841]" office:value-type="string" office:string-value="4502-ZBVR">
            <text:p>4502-ZBVR</text:p>
          </table:table-cell>
          <table:table-cell office:value-type="float" office:value="4502">
            <text:p>4502</text:p>
          </table:table-cell>
          <table:table-cell table:style-name="ce1" table:formula="of:=CHAR(RANDBETWEEN(65;90) )&amp;CHAR(RANDBETWEEN(65;90) )&amp;CHAR(RANDBETWEEN(65;90) )&amp;CHAR(RANDBETWEEN(65;90) )" office:value-type="string" office:string-value="ZBVR">
            <text:p>ZBVR</text:p>
          </table:table-cell>
          <table:table-cell table:number-columns-repeated="1021"/>
        </table:table-row>
        <table:table-row table:style-name="ro1">
          <table:table-cell table:formula="of:=[.B842]&amp;&quot;-&quot;&amp;[.C842]" office:value-type="string" office:string-value="4503-RMOG">
            <text:p>4503-RMOG</text:p>
          </table:table-cell>
          <table:table-cell office:value-type="float" office:value="4503">
            <text:p>4503</text:p>
          </table:table-cell>
          <table:table-cell table:style-name="ce1" table:formula="of:=CHAR(RANDBETWEEN(65;90) )&amp;CHAR(RANDBETWEEN(65;90) )&amp;CHAR(RANDBETWEEN(65;90) )&amp;CHAR(RANDBETWEEN(65;90) )" office:value-type="string" office:string-value="RMOG">
            <text:p>RMOG</text:p>
          </table:table-cell>
          <table:table-cell table:number-columns-repeated="1021"/>
        </table:table-row>
        <table:table-row table:style-name="ro1">
          <table:table-cell table:formula="of:=[.B843]&amp;&quot;-&quot;&amp;[.C843]" office:value-type="string" office:string-value="4504-FQPA">
            <text:p>4504-FQPA</text:p>
          </table:table-cell>
          <table:table-cell office:value-type="float" office:value="4504">
            <text:p>4504</text:p>
          </table:table-cell>
          <table:table-cell table:style-name="ce1" table:formula="of:=CHAR(RANDBETWEEN(65;90) )&amp;CHAR(RANDBETWEEN(65;90) )&amp;CHAR(RANDBETWEEN(65;90) )&amp;CHAR(RANDBETWEEN(65;90) )" office:value-type="string" office:string-value="FQPA">
            <text:p>FQPA</text:p>
          </table:table-cell>
          <table:table-cell table:number-columns-repeated="1021"/>
        </table:table-row>
        <table:table-row table:style-name="ro1">
          <table:table-cell table:formula="of:=[.B844]&amp;&quot;-&quot;&amp;[.C844]" office:value-type="string" office:string-value="4505-EESS">
            <text:p>4505-EESS</text:p>
          </table:table-cell>
          <table:table-cell office:value-type="float" office:value="4505">
            <text:p>4505</text:p>
          </table:table-cell>
          <table:table-cell table:style-name="ce1" table:formula="of:=CHAR(RANDBETWEEN(65;90) )&amp;CHAR(RANDBETWEEN(65;90) )&amp;CHAR(RANDBETWEEN(65;90) )&amp;CHAR(RANDBETWEEN(65;90) )" office:value-type="string" office:string-value="EESS">
            <text:p>EESS</text:p>
          </table:table-cell>
          <table:table-cell table:number-columns-repeated="1021"/>
        </table:table-row>
        <table:table-row table:style-name="ro1">
          <table:table-cell table:formula="of:=[.B845]&amp;&quot;-&quot;&amp;[.C845]" office:value-type="string" office:string-value="4506-NNAV">
            <text:p>4506-NNAV</text:p>
          </table:table-cell>
          <table:table-cell office:value-type="float" office:value="4506">
            <text:p>4506</text:p>
          </table:table-cell>
          <table:table-cell table:style-name="ce1" table:formula="of:=CHAR(RANDBETWEEN(65;90) )&amp;CHAR(RANDBETWEEN(65;90) )&amp;CHAR(RANDBETWEEN(65;90) )&amp;CHAR(RANDBETWEEN(65;90) )" office:value-type="string" office:string-value="NNAV">
            <text:p>NNAV</text:p>
          </table:table-cell>
          <table:table-cell table:number-columns-repeated="1021"/>
        </table:table-row>
        <table:table-row table:style-name="ro1">
          <table:table-cell table:formula="of:=[.B846]&amp;&quot;-&quot;&amp;[.C846]" office:value-type="string" office:string-value="4507-ZKIA">
            <text:p>4507-ZKIA</text:p>
          </table:table-cell>
          <table:table-cell office:value-type="float" office:value="4507">
            <text:p>4507</text:p>
          </table:table-cell>
          <table:table-cell table:style-name="ce1" table:formula="of:=CHAR(RANDBETWEEN(65;90) )&amp;CHAR(RANDBETWEEN(65;90) )&amp;CHAR(RANDBETWEEN(65;90) )&amp;CHAR(RANDBETWEEN(65;90) )" office:value-type="string" office:string-value="ZKIA">
            <text:p>ZKIA</text:p>
          </table:table-cell>
          <table:table-cell table:number-columns-repeated="1021"/>
        </table:table-row>
        <table:table-row table:style-name="ro1">
          <table:table-cell table:formula="of:=[.B847]&amp;&quot;-&quot;&amp;[.C847]" office:value-type="string" office:string-value="4508-VJCF">
            <text:p>4508-VJCF</text:p>
          </table:table-cell>
          <table:table-cell office:value-type="float" office:value="4508">
            <text:p>4508</text:p>
          </table:table-cell>
          <table:table-cell table:style-name="ce1" table:formula="of:=CHAR(RANDBETWEEN(65;90) )&amp;CHAR(RANDBETWEEN(65;90) )&amp;CHAR(RANDBETWEEN(65;90) )&amp;CHAR(RANDBETWEEN(65;90) )" office:value-type="string" office:string-value="VJCF">
            <text:p>VJCF</text:p>
          </table:table-cell>
          <table:table-cell table:number-columns-repeated="1021"/>
        </table:table-row>
        <table:table-row table:style-name="ro1">
          <table:table-cell table:formula="of:=[.B848]&amp;&quot;-&quot;&amp;[.C848]" office:value-type="string" office:string-value="4509-RQTY">
            <text:p>4509-RQTY</text:p>
          </table:table-cell>
          <table:table-cell office:value-type="float" office:value="4509">
            <text:p>4509</text:p>
          </table:table-cell>
          <table:table-cell table:style-name="ce1" table:formula="of:=CHAR(RANDBETWEEN(65;90) )&amp;CHAR(RANDBETWEEN(65;90) )&amp;CHAR(RANDBETWEEN(65;90) )&amp;CHAR(RANDBETWEEN(65;90) )" office:value-type="string" office:string-value="RQTY">
            <text:p>RQTY</text:p>
          </table:table-cell>
          <table:table-cell table:number-columns-repeated="1021"/>
        </table:table-row>
        <table:table-row table:style-name="ro1">
          <table:table-cell table:formula="of:=[.B849]&amp;&quot;-&quot;&amp;[.C849]" office:value-type="string" office:string-value="4510-SMUO">
            <text:p>4510-SMUO</text:p>
          </table:table-cell>
          <table:table-cell office:value-type="float" office:value="4510">
            <text:p>4510</text:p>
          </table:table-cell>
          <table:table-cell table:style-name="ce1" table:formula="of:=CHAR(RANDBETWEEN(65;90) )&amp;CHAR(RANDBETWEEN(65;90) )&amp;CHAR(RANDBETWEEN(65;90) )&amp;CHAR(RANDBETWEEN(65;90) )" office:value-type="string" office:string-value="SMUO">
            <text:p>SMUO</text:p>
          </table:table-cell>
          <table:table-cell table:number-columns-repeated="1021"/>
        </table:table-row>
        <table:table-row table:style-name="ro1">
          <table:table-cell table:formula="of:=[.B850]&amp;&quot;-&quot;&amp;[.C850]" office:value-type="string" office:string-value="4511-BCHX">
            <text:p>4511-BCHX</text:p>
          </table:table-cell>
          <table:table-cell office:value-type="float" office:value="4511">
            <text:p>4511</text:p>
          </table:table-cell>
          <table:table-cell table:style-name="ce1" table:formula="of:=CHAR(RANDBETWEEN(65;90) )&amp;CHAR(RANDBETWEEN(65;90) )&amp;CHAR(RANDBETWEEN(65;90) )&amp;CHAR(RANDBETWEEN(65;90) )" office:value-type="string" office:string-value="BCHX">
            <text:p>BCHX</text:p>
          </table:table-cell>
          <table:table-cell table:number-columns-repeated="1021"/>
        </table:table-row>
        <table:table-row table:style-name="ro1">
          <table:table-cell table:formula="of:=[.B851]&amp;&quot;-&quot;&amp;[.C851]" office:value-type="string" office:string-value="4512-ZDTK">
            <text:p>4512-ZDTK</text:p>
          </table:table-cell>
          <table:table-cell office:value-type="float" office:value="4512">
            <text:p>4512</text:p>
          </table:table-cell>
          <table:table-cell table:style-name="ce1" table:formula="of:=CHAR(RANDBETWEEN(65;90) )&amp;CHAR(RANDBETWEEN(65;90) )&amp;CHAR(RANDBETWEEN(65;90) )&amp;CHAR(RANDBETWEEN(65;90) )" office:value-type="string" office:string-value="ZDTK">
            <text:p>ZDTK</text:p>
          </table:table-cell>
          <table:table-cell table:number-columns-repeated="1021"/>
        </table:table-row>
        <table:table-row table:style-name="ro1">
          <table:table-cell table:formula="of:=[.B852]&amp;&quot;-&quot;&amp;[.C852]" office:value-type="string" office:string-value="4513-VQQF">
            <text:p>4513-VQQF</text:p>
          </table:table-cell>
          <table:table-cell office:value-type="float" office:value="4513">
            <text:p>4513</text:p>
          </table:table-cell>
          <table:table-cell table:style-name="ce1" table:formula="of:=CHAR(RANDBETWEEN(65;90) )&amp;CHAR(RANDBETWEEN(65;90) )&amp;CHAR(RANDBETWEEN(65;90) )&amp;CHAR(RANDBETWEEN(65;90) )" office:value-type="string" office:string-value="VQQF">
            <text:p>VQQF</text:p>
          </table:table-cell>
          <table:table-cell table:number-columns-repeated="1021"/>
        </table:table-row>
        <table:table-row table:style-name="ro1">
          <table:table-cell table:formula="of:=[.B853]&amp;&quot;-&quot;&amp;[.C853]" office:value-type="string" office:string-value="4514-OBWM">
            <text:p>4514-OBWM</text:p>
          </table:table-cell>
          <table:table-cell office:value-type="float" office:value="4514">
            <text:p>4514</text:p>
          </table:table-cell>
          <table:table-cell table:style-name="ce1" table:formula="of:=CHAR(RANDBETWEEN(65;90) )&amp;CHAR(RANDBETWEEN(65;90) )&amp;CHAR(RANDBETWEEN(65;90) )&amp;CHAR(RANDBETWEEN(65;90) )" office:value-type="string" office:string-value="OBWM">
            <text:p>OBWM</text:p>
          </table:table-cell>
          <table:table-cell table:number-columns-repeated="1021"/>
        </table:table-row>
        <table:table-row table:style-name="ro1">
          <table:table-cell table:formula="of:=[.B854]&amp;&quot;-&quot;&amp;[.C854]" office:value-type="string" office:string-value="4515-XPXZ">
            <text:p>4515-XPXZ</text:p>
          </table:table-cell>
          <table:table-cell office:value-type="float" office:value="4515">
            <text:p>4515</text:p>
          </table:table-cell>
          <table:table-cell table:style-name="ce1" table:formula="of:=CHAR(RANDBETWEEN(65;90) )&amp;CHAR(RANDBETWEEN(65;90) )&amp;CHAR(RANDBETWEEN(65;90) )&amp;CHAR(RANDBETWEEN(65;90) )" office:value-type="string" office:string-value="XPXZ">
            <text:p>XPXZ</text:p>
          </table:table-cell>
          <table:table-cell table:number-columns-repeated="1021"/>
        </table:table-row>
        <table:table-row table:style-name="ro1">
          <table:table-cell table:formula="of:=[.B855]&amp;&quot;-&quot;&amp;[.C855]" office:value-type="string" office:string-value="4516-LZHA">
            <text:p>4516-LZHA</text:p>
          </table:table-cell>
          <table:table-cell office:value-type="float" office:value="4516">
            <text:p>4516</text:p>
          </table:table-cell>
          <table:table-cell table:style-name="ce1" table:formula="of:=CHAR(RANDBETWEEN(65;90) )&amp;CHAR(RANDBETWEEN(65;90) )&amp;CHAR(RANDBETWEEN(65;90) )&amp;CHAR(RANDBETWEEN(65;90) )" office:value-type="string" office:string-value="LZHA">
            <text:p>LZHA</text:p>
          </table:table-cell>
          <table:table-cell table:number-columns-repeated="1021"/>
        </table:table-row>
        <table:table-row table:style-name="ro1">
          <table:table-cell table:formula="of:=[.B856]&amp;&quot;-&quot;&amp;[.C856]" office:value-type="string" office:string-value="4517-FQXW">
            <text:p>4517-FQXW</text:p>
          </table:table-cell>
          <table:table-cell office:value-type="float" office:value="4517">
            <text:p>4517</text:p>
          </table:table-cell>
          <table:table-cell table:style-name="ce1" table:formula="of:=CHAR(RANDBETWEEN(65;90) )&amp;CHAR(RANDBETWEEN(65;90) )&amp;CHAR(RANDBETWEEN(65;90) )&amp;CHAR(RANDBETWEEN(65;90) )" office:value-type="string" office:string-value="FQXW">
            <text:p>FQXW</text:p>
          </table:table-cell>
          <table:table-cell table:number-columns-repeated="1021"/>
        </table:table-row>
        <table:table-row table:style-name="ro1">
          <table:table-cell table:formula="of:=[.B857]&amp;&quot;-&quot;&amp;[.C857]" office:value-type="string" office:string-value="4518-JGLV">
            <text:p>4518-JGLV</text:p>
          </table:table-cell>
          <table:table-cell office:value-type="float" office:value="4518">
            <text:p>4518</text:p>
          </table:table-cell>
          <table:table-cell table:style-name="ce1" table:formula="of:=CHAR(RANDBETWEEN(65;90) )&amp;CHAR(RANDBETWEEN(65;90) )&amp;CHAR(RANDBETWEEN(65;90) )&amp;CHAR(RANDBETWEEN(65;90) )" office:value-type="string" office:string-value="JGLV">
            <text:p>JGLV</text:p>
          </table:table-cell>
          <table:table-cell table:number-columns-repeated="1021"/>
        </table:table-row>
        <table:table-row table:style-name="ro1">
          <table:table-cell table:formula="of:=[.B858]&amp;&quot;-&quot;&amp;[.C858]" office:value-type="string" office:string-value="4518-GWEB">
            <text:p>4518-GWEB</text:p>
          </table:table-cell>
          <table:table-cell office:value-type="float" office:value="4518">
            <text:p>4518</text:p>
          </table:table-cell>
          <table:table-cell table:style-name="ce1" table:formula="of:=CHAR(RANDBETWEEN(65;90) )&amp;CHAR(RANDBETWEEN(65;90) )&amp;CHAR(RANDBETWEEN(65;90) )&amp;CHAR(RANDBETWEEN(65;90) )" office:value-type="string" office:string-value="GWEB">
            <text:p>GWEB</text:p>
          </table:table-cell>
          <table:table-cell table:number-columns-repeated="1021"/>
        </table:table-row>
        <table:table-row table:style-name="ro1">
          <table:table-cell table:formula="of:=[.B859]&amp;&quot;-&quot;&amp;[.C859]" office:value-type="string" office:string-value="4519-QQRT">
            <text:p>4519-QQRT</text:p>
          </table:table-cell>
          <table:table-cell office:value-type="float" office:value="4519">
            <text:p>4519</text:p>
          </table:table-cell>
          <table:table-cell table:style-name="ce1" table:formula="of:=CHAR(RANDBETWEEN(65;90) )&amp;CHAR(RANDBETWEEN(65;90) )&amp;CHAR(RANDBETWEEN(65;90) )&amp;CHAR(RANDBETWEEN(65;90) )" office:value-type="string" office:string-value="QQRT">
            <text:p>QQRT</text:p>
          </table:table-cell>
          <table:table-cell table:number-columns-repeated="1021"/>
        </table:table-row>
        <table:table-row table:style-name="ro1">
          <table:table-cell table:formula="of:=[.B860]&amp;&quot;-&quot;&amp;[.C860]" office:value-type="string" office:string-value="4520-GAJK">
            <text:p>4520-GAJK</text:p>
          </table:table-cell>
          <table:table-cell office:value-type="float" office:value="4520">
            <text:p>4520</text:p>
          </table:table-cell>
          <table:table-cell table:style-name="ce1" table:formula="of:=CHAR(RANDBETWEEN(65;90) )&amp;CHAR(RANDBETWEEN(65;90) )&amp;CHAR(RANDBETWEEN(65;90) )&amp;CHAR(RANDBETWEEN(65;90) )" office:value-type="string" office:string-value="GAJK">
            <text:p>GAJK</text:p>
          </table:table-cell>
          <table:table-cell table:number-columns-repeated="1021"/>
        </table:table-row>
        <table:table-row table:style-name="ro1">
          <table:table-cell table:formula="of:=[.B861]&amp;&quot;-&quot;&amp;[.C861]" office:value-type="string" office:string-value="4521-GSXJ">
            <text:p>4521-GSXJ</text:p>
          </table:table-cell>
          <table:table-cell office:value-type="float" office:value="4521">
            <text:p>4521</text:p>
          </table:table-cell>
          <table:table-cell table:style-name="ce1" table:formula="of:=CHAR(RANDBETWEEN(65;90) )&amp;CHAR(RANDBETWEEN(65;90) )&amp;CHAR(RANDBETWEEN(65;90) )&amp;CHAR(RANDBETWEEN(65;90) )" office:value-type="string" office:string-value="GSXJ">
            <text:p>GSXJ</text:p>
          </table:table-cell>
          <table:table-cell table:number-columns-repeated="1021"/>
        </table:table-row>
        <table:table-row table:style-name="ro1">
          <table:table-cell table:formula="of:=[.B862]&amp;&quot;-&quot;&amp;[.C862]" office:value-type="string" office:string-value="4522-HFHY">
            <text:p>4522-HFHY</text:p>
          </table:table-cell>
          <table:table-cell office:value-type="float" office:value="4522">
            <text:p>4522</text:p>
          </table:table-cell>
          <table:table-cell table:style-name="ce1" table:formula="of:=CHAR(RANDBETWEEN(65;90) )&amp;CHAR(RANDBETWEEN(65;90) )&amp;CHAR(RANDBETWEEN(65;90) )&amp;CHAR(RANDBETWEEN(65;90) )" office:value-type="string" office:string-value="HFHY">
            <text:p>HFHY</text:p>
          </table:table-cell>
          <table:table-cell table:number-columns-repeated="1021"/>
        </table:table-row>
        <table:table-row table:style-name="ro1">
          <table:table-cell table:formula="of:=[.B863]&amp;&quot;-&quot;&amp;[.C863]" office:value-type="string" office:string-value="4523-CLYQ">
            <text:p>4523-CLYQ</text:p>
          </table:table-cell>
          <table:table-cell office:value-type="float" office:value="4523">
            <text:p>4523</text:p>
          </table:table-cell>
          <table:table-cell table:style-name="ce1" table:formula="of:=CHAR(RANDBETWEEN(65;90) )&amp;CHAR(RANDBETWEEN(65;90) )&amp;CHAR(RANDBETWEEN(65;90) )&amp;CHAR(RANDBETWEEN(65;90) )" office:value-type="string" office:string-value="CLYQ">
            <text:p>CLYQ</text:p>
          </table:table-cell>
          <table:table-cell table:number-columns-repeated="1021"/>
        </table:table-row>
        <table:table-row table:style-name="ro1">
          <table:table-cell table:formula="of:=[.B864]&amp;&quot;-&quot;&amp;[.C864]" office:value-type="string" office:string-value="4524-LDZU">
            <text:p>4524-LDZU</text:p>
          </table:table-cell>
          <table:table-cell office:value-type="float" office:value="4524">
            <text:p>4524</text:p>
          </table:table-cell>
          <table:table-cell table:style-name="ce1" table:formula="of:=CHAR(RANDBETWEEN(65;90) )&amp;CHAR(RANDBETWEEN(65;90) )&amp;CHAR(RANDBETWEEN(65;90) )&amp;CHAR(RANDBETWEEN(65;90) )" office:value-type="string" office:string-value="LDZU">
            <text:p>LDZU</text:p>
          </table:table-cell>
          <table:table-cell table:number-columns-repeated="1021"/>
        </table:table-row>
        <table:table-row table:style-name="ro1">
          <table:table-cell table:formula="of:=[.B865]&amp;&quot;-&quot;&amp;[.C865]" office:value-type="string" office:string-value="4525-GNMF">
            <text:p>4525-GNMF</text:p>
          </table:table-cell>
          <table:table-cell office:value-type="float" office:value="4525">
            <text:p>4525</text:p>
          </table:table-cell>
          <table:table-cell table:style-name="ce1" table:formula="of:=CHAR(RANDBETWEEN(65;90) )&amp;CHAR(RANDBETWEEN(65;90) )&amp;CHAR(RANDBETWEEN(65;90) )&amp;CHAR(RANDBETWEEN(65;90) )" office:value-type="string" office:string-value="GNMF">
            <text:p>GNMF</text:p>
          </table:table-cell>
          <table:table-cell table:number-columns-repeated="1021"/>
        </table:table-row>
        <table:table-row table:style-name="ro1">
          <table:table-cell table:formula="of:=[.B866]&amp;&quot;-&quot;&amp;[.C866]" office:value-type="string" office:string-value="4526-SXTZ">
            <text:p>4526-SXTZ</text:p>
          </table:table-cell>
          <table:table-cell office:value-type="float" office:value="4526">
            <text:p>4526</text:p>
          </table:table-cell>
          <table:table-cell table:style-name="ce1" table:formula="of:=CHAR(RANDBETWEEN(65;90) )&amp;CHAR(RANDBETWEEN(65;90) )&amp;CHAR(RANDBETWEEN(65;90) )&amp;CHAR(RANDBETWEEN(65;90) )" office:value-type="string" office:string-value="SXTZ">
            <text:p>SXTZ</text:p>
          </table:table-cell>
          <table:table-cell table:number-columns-repeated="1021"/>
        </table:table-row>
        <table:table-row table:style-name="ro1">
          <table:table-cell table:formula="of:=[.B867]&amp;&quot;-&quot;&amp;[.C867]" office:value-type="string" office:string-value="4527-ZTLM">
            <text:p>4527-ZTLM</text:p>
          </table:table-cell>
          <table:table-cell office:value-type="float" office:value="4527">
            <text:p>4527</text:p>
          </table:table-cell>
          <table:table-cell table:style-name="ce1" table:formula="of:=CHAR(RANDBETWEEN(65;90) )&amp;CHAR(RANDBETWEEN(65;90) )&amp;CHAR(RANDBETWEEN(65;90) )&amp;CHAR(RANDBETWEEN(65;90) )" office:value-type="string" office:string-value="ZTLM">
            <text:p>ZTLM</text:p>
          </table:table-cell>
          <table:table-cell table:number-columns-repeated="1021"/>
        </table:table-row>
        <table:table-row table:style-name="ro1">
          <table:table-cell table:formula="of:=[.B868]&amp;&quot;-&quot;&amp;[.C868]" office:value-type="string" office:string-value="4528-ZPOL">
            <text:p>4528-ZPOL</text:p>
          </table:table-cell>
          <table:table-cell office:value-type="float" office:value="4528">
            <text:p>4528</text:p>
          </table:table-cell>
          <table:table-cell table:style-name="ce1" table:formula="of:=CHAR(RANDBETWEEN(65;90) )&amp;CHAR(RANDBETWEEN(65;90) )&amp;CHAR(RANDBETWEEN(65;90) )&amp;CHAR(RANDBETWEEN(65;90) )" office:value-type="string" office:string-value="ZPOL">
            <text:p>ZPOL</text:p>
          </table:table-cell>
          <table:table-cell table:number-columns-repeated="1021"/>
        </table:table-row>
        <table:table-row table:style-name="ro1">
          <table:table-cell table:formula="of:=[.B869]&amp;&quot;-&quot;&amp;[.C869]" office:value-type="string" office:string-value="4529-SSLX">
            <text:p>4529-SSLX</text:p>
          </table:table-cell>
          <table:table-cell office:value-type="float" office:value="4529">
            <text:p>4529</text:p>
          </table:table-cell>
          <table:table-cell table:style-name="ce1" table:formula="of:=CHAR(RANDBETWEEN(65;90) )&amp;CHAR(RANDBETWEEN(65;90) )&amp;CHAR(RANDBETWEEN(65;90) )&amp;CHAR(RANDBETWEEN(65;90) )" office:value-type="string" office:string-value="SSLX">
            <text:p>SSLX</text:p>
          </table:table-cell>
          <table:table-cell table:number-columns-repeated="1021"/>
        </table:table-row>
        <table:table-row table:style-name="ro1">
          <table:table-cell table:formula="of:=[.B870]&amp;&quot;-&quot;&amp;[.C870]" office:value-type="string" office:string-value="4530-JGES">
            <text:p>4530-JGES</text:p>
          </table:table-cell>
          <table:table-cell office:value-type="float" office:value="4530">
            <text:p>4530</text:p>
          </table:table-cell>
          <table:table-cell table:style-name="ce1" table:formula="of:=CHAR(RANDBETWEEN(65;90) )&amp;CHAR(RANDBETWEEN(65;90) )&amp;CHAR(RANDBETWEEN(65;90) )&amp;CHAR(RANDBETWEEN(65;90) )" office:value-type="string" office:string-value="JGES">
            <text:p>JGES</text:p>
          </table:table-cell>
          <table:table-cell table:number-columns-repeated="1021"/>
        </table:table-row>
        <table:table-row table:style-name="ro1">
          <table:table-cell table:formula="of:=[.B871]&amp;&quot;-&quot;&amp;[.C871]" office:value-type="string" office:string-value="4531-PPBB">
            <text:p>4531-PPBB</text:p>
          </table:table-cell>
          <table:table-cell office:value-type="float" office:value="4531">
            <text:p>4531</text:p>
          </table:table-cell>
          <table:table-cell table:style-name="ce1" table:formula="of:=CHAR(RANDBETWEEN(65;90) )&amp;CHAR(RANDBETWEEN(65;90) )&amp;CHAR(RANDBETWEEN(65;90) )&amp;CHAR(RANDBETWEEN(65;90) )" office:value-type="string" office:string-value="PPBB">
            <text:p>PPBB</text:p>
          </table:table-cell>
          <table:table-cell table:number-columns-repeated="1021"/>
        </table:table-row>
        <table:table-row table:style-name="ro1">
          <table:table-cell table:formula="of:=[.B872]&amp;&quot;-&quot;&amp;[.C872]" office:value-type="string" office:string-value="4532-VUHW">
            <text:p>4532-VUHW</text:p>
          </table:table-cell>
          <table:table-cell office:value-type="float" office:value="4532">
            <text:p>4532</text:p>
          </table:table-cell>
          <table:table-cell table:style-name="ce1" table:formula="of:=CHAR(RANDBETWEEN(65;90) )&amp;CHAR(RANDBETWEEN(65;90) )&amp;CHAR(RANDBETWEEN(65;90) )&amp;CHAR(RANDBETWEEN(65;90) )" office:value-type="string" office:string-value="VUHW">
            <text:p>VUHW</text:p>
          </table:table-cell>
          <table:table-cell table:number-columns-repeated="1021"/>
        </table:table-row>
        <table:table-row table:style-name="ro1">
          <table:table-cell table:formula="of:=[.B873]&amp;&quot;-&quot;&amp;[.C873]" office:value-type="string" office:string-value="4533-SBLG">
            <text:p>4533-SBLG</text:p>
          </table:table-cell>
          <table:table-cell office:value-type="float" office:value="4533">
            <text:p>4533</text:p>
          </table:table-cell>
          <table:table-cell table:style-name="ce1" table:formula="of:=CHAR(RANDBETWEEN(65;90) )&amp;CHAR(RANDBETWEEN(65;90) )&amp;CHAR(RANDBETWEEN(65;90) )&amp;CHAR(RANDBETWEEN(65;90) )" office:value-type="string" office:string-value="SBLG">
            <text:p>SBLG</text:p>
          </table:table-cell>
          <table:table-cell table:number-columns-repeated="1021"/>
        </table:table-row>
        <table:table-row table:style-name="ro1">
          <table:table-cell table:formula="of:=[.B874]&amp;&quot;-&quot;&amp;[.C874]" office:value-type="string" office:string-value="4534-KYUO">
            <text:p>4534-KYUO</text:p>
          </table:table-cell>
          <table:table-cell office:value-type="float" office:value="4534">
            <text:p>4534</text:p>
          </table:table-cell>
          <table:table-cell table:style-name="ce1" table:formula="of:=CHAR(RANDBETWEEN(65;90) )&amp;CHAR(RANDBETWEEN(65;90) )&amp;CHAR(RANDBETWEEN(65;90) )&amp;CHAR(RANDBETWEEN(65;90) )" office:value-type="string" office:string-value="KYUO">
            <text:p>KYUO</text:p>
          </table:table-cell>
          <table:table-cell table:number-columns-repeated="1021"/>
        </table:table-row>
        <table:table-row table:style-name="ro1">
          <table:table-cell table:formula="of:=[.B875]&amp;&quot;-&quot;&amp;[.C875]" office:value-type="string" office:string-value="4535-IUKU">
            <text:p>4535-IUKU</text:p>
          </table:table-cell>
          <table:table-cell office:value-type="float" office:value="4535">
            <text:p>4535</text:p>
          </table:table-cell>
          <table:table-cell table:style-name="ce1" table:formula="of:=CHAR(RANDBETWEEN(65;90) )&amp;CHAR(RANDBETWEEN(65;90) )&amp;CHAR(RANDBETWEEN(65;90) )&amp;CHAR(RANDBETWEEN(65;90) )" office:value-type="string" office:string-value="IUKU">
            <text:p>IUKU</text:p>
          </table:table-cell>
          <table:table-cell table:number-columns-repeated="1021"/>
        </table:table-row>
        <table:table-row table:style-name="ro1">
          <table:table-cell table:formula="of:=[.B876]&amp;&quot;-&quot;&amp;[.C876]" office:value-type="string" office:string-value="4536-LZPY">
            <text:p>4536-LZPY</text:p>
          </table:table-cell>
          <table:table-cell office:value-type="float" office:value="4536">
            <text:p>4536</text:p>
          </table:table-cell>
          <table:table-cell table:style-name="ce1" table:formula="of:=CHAR(RANDBETWEEN(65;90) )&amp;CHAR(RANDBETWEEN(65;90) )&amp;CHAR(RANDBETWEEN(65;90) )&amp;CHAR(RANDBETWEEN(65;90) )" office:value-type="string" office:string-value="LZPY">
            <text:p>LZPY</text:p>
          </table:table-cell>
          <table:table-cell table:number-columns-repeated="1021"/>
        </table:table-row>
        <table:table-row table:style-name="ro1">
          <table:table-cell table:formula="of:=[.B877]&amp;&quot;-&quot;&amp;[.C877]" office:value-type="string" office:string-value="4537-PCYU">
            <text:p>4537-PCYU</text:p>
          </table:table-cell>
          <table:table-cell office:value-type="float" office:value="4537">
            <text:p>4537</text:p>
          </table:table-cell>
          <table:table-cell table:style-name="ce1" table:formula="of:=CHAR(RANDBETWEEN(65;90) )&amp;CHAR(RANDBETWEEN(65;90) )&amp;CHAR(RANDBETWEEN(65;90) )&amp;CHAR(RANDBETWEEN(65;90) )" office:value-type="string" office:string-value="PCYU">
            <text:p>PCYU</text:p>
          </table:table-cell>
          <table:table-cell table:number-columns-repeated="1021"/>
        </table:table-row>
        <table:table-row table:style-name="ro1">
          <table:table-cell table:formula="of:=[.B878]&amp;&quot;-&quot;&amp;[.C878]" office:value-type="string" office:string-value="4538-YFHF">
            <text:p>4538-YFHF</text:p>
          </table:table-cell>
          <table:table-cell office:value-type="float" office:value="4538">
            <text:p>4538</text:p>
          </table:table-cell>
          <table:table-cell table:style-name="ce1" table:formula="of:=CHAR(RANDBETWEEN(65;90) )&amp;CHAR(RANDBETWEEN(65;90) )&amp;CHAR(RANDBETWEEN(65;90) )&amp;CHAR(RANDBETWEEN(65;90) )" office:value-type="string" office:string-value="YFHF">
            <text:p>YFHF</text:p>
          </table:table-cell>
          <table:table-cell table:number-columns-repeated="1021"/>
        </table:table-row>
        <table:table-row table:style-name="ro1">
          <table:table-cell table:formula="of:=[.B879]&amp;&quot;-&quot;&amp;[.C879]" office:value-type="string" office:string-value="4539-DFNP">
            <text:p>4539-DFNP</text:p>
          </table:table-cell>
          <table:table-cell office:value-type="float" office:value="4539">
            <text:p>4539</text:p>
          </table:table-cell>
          <table:table-cell table:style-name="ce1" table:formula="of:=CHAR(RANDBETWEEN(65;90) )&amp;CHAR(RANDBETWEEN(65;90) )&amp;CHAR(RANDBETWEEN(65;90) )&amp;CHAR(RANDBETWEEN(65;90) )" office:value-type="string" office:string-value="DFNP">
            <text:p>DFNP</text:p>
          </table:table-cell>
          <table:table-cell table:number-columns-repeated="1021"/>
        </table:table-row>
        <table:table-row table:style-name="ro1">
          <table:table-cell table:formula="of:=[.B880]&amp;&quot;-&quot;&amp;[.C880]" office:value-type="string" office:string-value="4540-YOKQ">
            <text:p>4540-YOKQ</text:p>
          </table:table-cell>
          <table:table-cell office:value-type="float" office:value="4540">
            <text:p>4540</text:p>
          </table:table-cell>
          <table:table-cell table:style-name="ce1" table:formula="of:=CHAR(RANDBETWEEN(65;90) )&amp;CHAR(RANDBETWEEN(65;90) )&amp;CHAR(RANDBETWEEN(65;90) )&amp;CHAR(RANDBETWEEN(65;90) )" office:value-type="string" office:string-value="YOKQ">
            <text:p>YOKQ</text:p>
          </table:table-cell>
          <table:table-cell table:number-columns-repeated="1021"/>
        </table:table-row>
        <table:table-row table:style-name="ro1">
          <table:table-cell table:formula="of:=[.B881]&amp;&quot;-&quot;&amp;[.C881]" office:value-type="string" office:string-value="4541-BHFB">
            <text:p>4541-BHFB</text:p>
          </table:table-cell>
          <table:table-cell office:value-type="float" office:value="4541">
            <text:p>4541</text:p>
          </table:table-cell>
          <table:table-cell table:style-name="ce1" table:formula="of:=CHAR(RANDBETWEEN(65;90) )&amp;CHAR(RANDBETWEEN(65;90) )&amp;CHAR(RANDBETWEEN(65;90) )&amp;CHAR(RANDBETWEEN(65;90) )" office:value-type="string" office:string-value="BHFB">
            <text:p>BHFB</text:p>
          </table:table-cell>
          <table:table-cell table:number-columns-repeated="1021"/>
        </table:table-row>
        <table:table-row table:style-name="ro1">
          <table:table-cell table:formula="of:=[.B882]&amp;&quot;-&quot;&amp;[.C882]" office:value-type="string" office:string-value="4542-JWSD">
            <text:p>4542-JWSD</text:p>
          </table:table-cell>
          <table:table-cell office:value-type="float" office:value="4542">
            <text:p>4542</text:p>
          </table:table-cell>
          <table:table-cell table:style-name="ce1" table:formula="of:=CHAR(RANDBETWEEN(65;90) )&amp;CHAR(RANDBETWEEN(65;90) )&amp;CHAR(RANDBETWEEN(65;90) )&amp;CHAR(RANDBETWEEN(65;90) )" office:value-type="string" office:string-value="JWSD">
            <text:p>JWSD</text:p>
          </table:table-cell>
          <table:table-cell table:number-columns-repeated="1021"/>
        </table:table-row>
        <table:table-row table:style-name="ro1">
          <table:table-cell table:formula="of:=[.B883]&amp;&quot;-&quot;&amp;[.C883]" office:value-type="string" office:string-value="4543-LYPI">
            <text:p>4543-LYPI</text:p>
          </table:table-cell>
          <table:table-cell office:value-type="float" office:value="4543">
            <text:p>4543</text:p>
          </table:table-cell>
          <table:table-cell table:style-name="ce1" table:formula="of:=CHAR(RANDBETWEEN(65;90) )&amp;CHAR(RANDBETWEEN(65;90) )&amp;CHAR(RANDBETWEEN(65;90) )&amp;CHAR(RANDBETWEEN(65;90) )" office:value-type="string" office:string-value="LYPI">
            <text:p>LYPI</text:p>
          </table:table-cell>
          <table:table-cell table:number-columns-repeated="1021"/>
        </table:table-row>
        <table:table-row table:style-name="ro1">
          <table:table-cell table:formula="of:=[.B884]&amp;&quot;-&quot;&amp;[.C884]" office:value-type="string" office:string-value="4544-OVAV">
            <text:p>4544-OVAV</text:p>
          </table:table-cell>
          <table:table-cell office:value-type="float" office:value="4544">
            <text:p>4544</text:p>
          </table:table-cell>
          <table:table-cell table:style-name="ce1" table:formula="of:=CHAR(RANDBETWEEN(65;90) )&amp;CHAR(RANDBETWEEN(65;90) )&amp;CHAR(RANDBETWEEN(65;90) )&amp;CHAR(RANDBETWEEN(65;90) )" office:value-type="string" office:string-value="OVAV">
            <text:p>OVAV</text:p>
          </table:table-cell>
          <table:table-cell table:number-columns-repeated="1021"/>
        </table:table-row>
        <table:table-row table:style-name="ro1">
          <table:table-cell table:formula="of:=[.B885]&amp;&quot;-&quot;&amp;[.C885]" office:value-type="string" office:string-value="4545-FUNS">
            <text:p>4545-FUNS</text:p>
          </table:table-cell>
          <table:table-cell office:value-type="float" office:value="4545">
            <text:p>4545</text:p>
          </table:table-cell>
          <table:table-cell table:style-name="ce1" table:formula="of:=CHAR(RANDBETWEEN(65;90) )&amp;CHAR(RANDBETWEEN(65;90) )&amp;CHAR(RANDBETWEEN(65;90) )&amp;CHAR(RANDBETWEEN(65;90) )" office:value-type="string" office:string-value="FUNS">
            <text:p>FUNS</text:p>
          </table:table-cell>
          <table:table-cell table:number-columns-repeated="1021"/>
        </table:table-row>
        <table:table-row table:style-name="ro1">
          <table:table-cell table:formula="of:=[.B886]&amp;&quot;-&quot;&amp;[.C886]" office:value-type="string" office:string-value="4546-MXFT">
            <text:p>4546-MXFT</text:p>
          </table:table-cell>
          <table:table-cell office:value-type="float" office:value="4546">
            <text:p>4546</text:p>
          </table:table-cell>
          <table:table-cell table:style-name="ce1" table:formula="of:=CHAR(RANDBETWEEN(65;90) )&amp;CHAR(RANDBETWEEN(65;90) )&amp;CHAR(RANDBETWEEN(65;90) )&amp;CHAR(RANDBETWEEN(65;90) )" office:value-type="string" office:string-value="MXFT">
            <text:p>MXFT</text:p>
          </table:table-cell>
          <table:table-cell table:number-columns-repeated="1021"/>
        </table:table-row>
        <table:table-row table:style-name="ro1">
          <table:table-cell table:formula="of:=[.B887]&amp;&quot;-&quot;&amp;[.C887]" office:value-type="string" office:string-value="4547-QFAJ">
            <text:p>4547-QFAJ</text:p>
          </table:table-cell>
          <table:table-cell office:value-type="float" office:value="4547">
            <text:p>4547</text:p>
          </table:table-cell>
          <table:table-cell table:style-name="ce1" table:formula="of:=CHAR(RANDBETWEEN(65;90) )&amp;CHAR(RANDBETWEEN(65;90) )&amp;CHAR(RANDBETWEEN(65;90) )&amp;CHAR(RANDBETWEEN(65;90) )" office:value-type="string" office:string-value="QFAJ">
            <text:p>QFAJ</text:p>
          </table:table-cell>
          <table:table-cell table:number-columns-repeated="1021"/>
        </table:table-row>
        <table:table-row table:style-name="ro1">
          <table:table-cell table:formula="of:=[.B888]&amp;&quot;-&quot;&amp;[.C888]" office:value-type="string" office:string-value="4548-XPGB">
            <text:p>4548-XPGB</text:p>
          </table:table-cell>
          <table:table-cell office:value-type="float" office:value="4548">
            <text:p>4548</text:p>
          </table:table-cell>
          <table:table-cell table:style-name="ce1" table:formula="of:=CHAR(RANDBETWEEN(65;90) )&amp;CHAR(RANDBETWEEN(65;90) )&amp;CHAR(RANDBETWEEN(65;90) )&amp;CHAR(RANDBETWEEN(65;90) )" office:value-type="string" office:string-value="XPGB">
            <text:p>XPGB</text:p>
          </table:table-cell>
          <table:table-cell table:number-columns-repeated="1021"/>
        </table:table-row>
        <table:table-row table:style-name="ro1">
          <table:table-cell table:formula="of:=[.B889]&amp;&quot;-&quot;&amp;[.C889]" office:value-type="string" office:string-value="4549-RPHZ">
            <text:p>4549-RPHZ</text:p>
          </table:table-cell>
          <table:table-cell office:value-type="float" office:value="4549">
            <text:p>4549</text:p>
          </table:table-cell>
          <table:table-cell table:style-name="ce1" table:formula="of:=CHAR(RANDBETWEEN(65;90) )&amp;CHAR(RANDBETWEEN(65;90) )&amp;CHAR(RANDBETWEEN(65;90) )&amp;CHAR(RANDBETWEEN(65;90) )" office:value-type="string" office:string-value="RPHZ">
            <text:p>RPHZ</text:p>
          </table:table-cell>
          <table:table-cell table:number-columns-repeated="1021"/>
        </table:table-row>
        <table:table-row table:style-name="ro1">
          <table:table-cell table:formula="of:=[.B890]&amp;&quot;-&quot;&amp;[.C890]" office:value-type="string" office:string-value="4550-KJSW">
            <text:p>4550-KJSW</text:p>
          </table:table-cell>
          <table:table-cell office:value-type="float" office:value="4550">
            <text:p>4550</text:p>
          </table:table-cell>
          <table:table-cell table:style-name="ce1" table:formula="of:=CHAR(RANDBETWEEN(65;90) )&amp;CHAR(RANDBETWEEN(65;90) )&amp;CHAR(RANDBETWEEN(65;90) )&amp;CHAR(RANDBETWEEN(65;90) )" office:value-type="string" office:string-value="KJSW">
            <text:p>KJSW</text:p>
          </table:table-cell>
          <table:table-cell table:number-columns-repeated="1021"/>
        </table:table-row>
        <table:table-row table:style-name="ro1">
          <table:table-cell table:formula="of:=[.B891]&amp;&quot;-&quot;&amp;[.C891]" office:value-type="string" office:string-value="4551-QQHT">
            <text:p>4551-QQHT</text:p>
          </table:table-cell>
          <table:table-cell office:value-type="float" office:value="4551">
            <text:p>4551</text:p>
          </table:table-cell>
          <table:table-cell table:style-name="ce1" table:formula="of:=CHAR(RANDBETWEEN(65;90) )&amp;CHAR(RANDBETWEEN(65;90) )&amp;CHAR(RANDBETWEEN(65;90) )&amp;CHAR(RANDBETWEEN(65;90) )" office:value-type="string" office:string-value="QQHT">
            <text:p>QQHT</text:p>
          </table:table-cell>
          <table:table-cell table:number-columns-repeated="1021"/>
        </table:table-row>
        <table:table-row table:style-name="ro1">
          <table:table-cell table:formula="of:=[.B892]&amp;&quot;-&quot;&amp;[.C892]" office:value-type="string" office:string-value="4552-AJZQ">
            <text:p>4552-AJZQ</text:p>
          </table:table-cell>
          <table:table-cell office:value-type="float" office:value="4552">
            <text:p>4552</text:p>
          </table:table-cell>
          <table:table-cell table:style-name="ce1" table:formula="of:=CHAR(RANDBETWEEN(65;90) )&amp;CHAR(RANDBETWEEN(65;90) )&amp;CHAR(RANDBETWEEN(65;90) )&amp;CHAR(RANDBETWEEN(65;90) )" office:value-type="string" office:string-value="AJZQ">
            <text:p>AJZQ</text:p>
          </table:table-cell>
          <table:table-cell table:number-columns-repeated="1021"/>
        </table:table-row>
        <table:table-row table:style-name="ro1">
          <table:table-cell table:formula="of:=[.B893]&amp;&quot;-&quot;&amp;[.C893]" office:value-type="string" office:string-value="4553-QZRR">
            <text:p>4553-QZRR</text:p>
          </table:table-cell>
          <table:table-cell office:value-type="float" office:value="4553">
            <text:p>4553</text:p>
          </table:table-cell>
          <table:table-cell table:style-name="ce1" table:formula="of:=CHAR(RANDBETWEEN(65;90) )&amp;CHAR(RANDBETWEEN(65;90) )&amp;CHAR(RANDBETWEEN(65;90) )&amp;CHAR(RANDBETWEEN(65;90) )" office:value-type="string" office:string-value="QZRR">
            <text:p>QZRR</text:p>
          </table:table-cell>
          <table:table-cell table:number-columns-repeated="1021"/>
        </table:table-row>
        <table:table-row table:style-name="ro1">
          <table:table-cell table:formula="of:=[.B894]&amp;&quot;-&quot;&amp;[.C894]" office:value-type="string" office:string-value="4554-OQNC">
            <text:p>4554-OQNC</text:p>
          </table:table-cell>
          <table:table-cell office:value-type="float" office:value="4554">
            <text:p>4554</text:p>
          </table:table-cell>
          <table:table-cell table:style-name="ce1" table:formula="of:=CHAR(RANDBETWEEN(65;90) )&amp;CHAR(RANDBETWEEN(65;90) )&amp;CHAR(RANDBETWEEN(65;90) )&amp;CHAR(RANDBETWEEN(65;90) )" office:value-type="string" office:string-value="OQNC">
            <text:p>OQNC</text:p>
          </table:table-cell>
          <table:table-cell table:number-columns-repeated="1021"/>
        </table:table-row>
        <table:table-row table:style-name="ro1">
          <table:table-cell table:formula="of:=[.B895]&amp;&quot;-&quot;&amp;[.C895]" office:value-type="string" office:string-value="4555-YBBS">
            <text:p>4555-YBBS</text:p>
          </table:table-cell>
          <table:table-cell office:value-type="float" office:value="4555">
            <text:p>4555</text:p>
          </table:table-cell>
          <table:table-cell table:style-name="ce1" table:formula="of:=CHAR(RANDBETWEEN(65;90) )&amp;CHAR(RANDBETWEEN(65;90) )&amp;CHAR(RANDBETWEEN(65;90) )&amp;CHAR(RANDBETWEEN(65;90) )" office:value-type="string" office:string-value="YBBS">
            <text:p>YBBS</text:p>
          </table:table-cell>
          <table:table-cell table:number-columns-repeated="1021"/>
        </table:table-row>
        <table:table-row table:style-name="ro1">
          <table:table-cell table:formula="of:=[.B896]&amp;&quot;-&quot;&amp;[.C896]" office:value-type="string" office:string-value="4556-MVQF">
            <text:p>4556-MVQF</text:p>
          </table:table-cell>
          <table:table-cell office:value-type="float" office:value="4556">
            <text:p>4556</text:p>
          </table:table-cell>
          <table:table-cell table:style-name="ce1" table:formula="of:=CHAR(RANDBETWEEN(65;90) )&amp;CHAR(RANDBETWEEN(65;90) )&amp;CHAR(RANDBETWEEN(65;90) )&amp;CHAR(RANDBETWEEN(65;90) )" office:value-type="string" office:string-value="MVQF">
            <text:p>MVQF</text:p>
          </table:table-cell>
          <table:table-cell table:number-columns-repeated="1021"/>
        </table:table-row>
        <table:table-row table:style-name="ro1">
          <table:table-cell table:formula="of:=[.B897]&amp;&quot;-&quot;&amp;[.C897]" office:value-type="string" office:string-value="4557-WGJH">
            <text:p>4557-WGJH</text:p>
          </table:table-cell>
          <table:table-cell office:value-type="float" office:value="4557">
            <text:p>4557</text:p>
          </table:table-cell>
          <table:table-cell table:style-name="ce1" table:formula="of:=CHAR(RANDBETWEEN(65;90) )&amp;CHAR(RANDBETWEEN(65;90) )&amp;CHAR(RANDBETWEEN(65;90) )&amp;CHAR(RANDBETWEEN(65;90) )" office:value-type="string" office:string-value="WGJH">
            <text:p>WGJH</text:p>
          </table:table-cell>
          <table:table-cell table:number-columns-repeated="1021"/>
        </table:table-row>
        <table:table-row table:style-name="ro1">
          <table:table-cell table:formula="of:=[.B898]&amp;&quot;-&quot;&amp;[.C898]" office:value-type="string" office:string-value="4558-GUIM">
            <text:p>4558-GUIM</text:p>
          </table:table-cell>
          <table:table-cell office:value-type="float" office:value="4558">
            <text:p>4558</text:p>
          </table:table-cell>
          <table:table-cell table:style-name="ce1" table:formula="of:=CHAR(RANDBETWEEN(65;90) )&amp;CHAR(RANDBETWEEN(65;90) )&amp;CHAR(RANDBETWEEN(65;90) )&amp;CHAR(RANDBETWEEN(65;90) )" office:value-type="string" office:string-value="GUIM">
            <text:p>GUIM</text:p>
          </table:table-cell>
          <table:table-cell table:number-columns-repeated="1021"/>
        </table:table-row>
        <table:table-row table:style-name="ro1">
          <table:table-cell table:formula="of:=[.B899]&amp;&quot;-&quot;&amp;[.C899]" office:value-type="string" office:string-value="4559-IIDQ">
            <text:p>4559-IIDQ</text:p>
          </table:table-cell>
          <table:table-cell office:value-type="float" office:value="4559">
            <text:p>4559</text:p>
          </table:table-cell>
          <table:table-cell table:style-name="ce1" table:formula="of:=CHAR(RANDBETWEEN(65;90) )&amp;CHAR(RANDBETWEEN(65;90) )&amp;CHAR(RANDBETWEEN(65;90) )&amp;CHAR(RANDBETWEEN(65;90) )" office:value-type="string" office:string-value="IIDQ">
            <text:p>IIDQ</text:p>
          </table:table-cell>
          <table:table-cell table:number-columns-repeated="1021"/>
        </table:table-row>
        <table:table-row table:style-name="ro1">
          <table:table-cell table:formula="of:=[.B900]&amp;&quot;-&quot;&amp;[.C900]" office:value-type="string" office:string-value="4560-HCQF">
            <text:p>4560-HCQF</text:p>
          </table:table-cell>
          <table:table-cell office:value-type="float" office:value="4560">
            <text:p>4560</text:p>
          </table:table-cell>
          <table:table-cell table:style-name="ce1" table:formula="of:=CHAR(RANDBETWEEN(65;90) )&amp;CHAR(RANDBETWEEN(65;90) )&amp;CHAR(RANDBETWEEN(65;90) )&amp;CHAR(RANDBETWEEN(65;90) )" office:value-type="string" office:string-value="HCQF">
            <text:p>HCQF</text:p>
          </table:table-cell>
          <table:table-cell table:number-columns-repeated="1021"/>
        </table:table-row>
        <table:table-row table:style-name="ro1">
          <table:table-cell table:formula="of:=[.B901]&amp;&quot;-&quot;&amp;[.C901]" office:value-type="string" office:string-value="4561-JIPH">
            <text:p>4561-JIPH</text:p>
          </table:table-cell>
          <table:table-cell office:value-type="float" office:value="4561">
            <text:p>4561</text:p>
          </table:table-cell>
          <table:table-cell table:style-name="ce1" table:formula="of:=CHAR(RANDBETWEEN(65;90) )&amp;CHAR(RANDBETWEEN(65;90) )&amp;CHAR(RANDBETWEEN(65;90) )&amp;CHAR(RANDBETWEEN(65;90) )" office:value-type="string" office:string-value="JIPH">
            <text:p>JIPH</text:p>
          </table:table-cell>
          <table:table-cell table:number-columns-repeated="1021"/>
        </table:table-row>
        <table:table-row table:style-name="ro1">
          <table:table-cell table:formula="of:=[.B902]&amp;&quot;-&quot;&amp;[.C902]" office:value-type="string" office:string-value="4562-YNZZ">
            <text:p>4562-YNZZ</text:p>
          </table:table-cell>
          <table:table-cell office:value-type="float" office:value="4562">
            <text:p>4562</text:p>
          </table:table-cell>
          <table:table-cell table:style-name="ce1" table:formula="of:=CHAR(RANDBETWEEN(65;90) )&amp;CHAR(RANDBETWEEN(65;90) )&amp;CHAR(RANDBETWEEN(65;90) )&amp;CHAR(RANDBETWEEN(65;90) )" office:value-type="string" office:string-value="YNZZ">
            <text:p>YNZZ</text:p>
          </table:table-cell>
          <table:table-cell table:number-columns-repeated="1021"/>
        </table:table-row>
        <table:table-row table:style-name="ro1">
          <table:table-cell table:formula="of:=[.B903]&amp;&quot;-&quot;&amp;[.C903]" office:value-type="string" office:string-value="4563-MZLE">
            <text:p>4563-MZLE</text:p>
          </table:table-cell>
          <table:table-cell office:value-type="float" office:value="4563">
            <text:p>4563</text:p>
          </table:table-cell>
          <table:table-cell table:style-name="ce1" table:formula="of:=CHAR(RANDBETWEEN(65;90) )&amp;CHAR(RANDBETWEEN(65;90) )&amp;CHAR(RANDBETWEEN(65;90) )&amp;CHAR(RANDBETWEEN(65;90) )" office:value-type="string" office:string-value="MZLE">
            <text:p>MZLE</text:p>
          </table:table-cell>
          <table:table-cell table:number-columns-repeated="1021"/>
        </table:table-row>
        <table:table-row table:style-name="ro1">
          <table:table-cell table:formula="of:=[.B904]&amp;&quot;-&quot;&amp;[.C904]" office:value-type="string" office:string-value="4564-ALIC">
            <text:p>4564-ALIC</text:p>
          </table:table-cell>
          <table:table-cell office:value-type="float" office:value="4564">
            <text:p>4564</text:p>
          </table:table-cell>
          <table:table-cell table:style-name="ce1" table:formula="of:=CHAR(RANDBETWEEN(65;90) )&amp;CHAR(RANDBETWEEN(65;90) )&amp;CHAR(RANDBETWEEN(65;90) )&amp;CHAR(RANDBETWEEN(65;90) )" office:value-type="string" office:string-value="ALIC">
            <text:p>ALIC</text:p>
          </table:table-cell>
          <table:table-cell table:number-columns-repeated="1021"/>
        </table:table-row>
        <table:table-row table:style-name="ro1">
          <table:table-cell table:formula="of:=[.B905]&amp;&quot;-&quot;&amp;[.C905]" office:value-type="string" office:string-value="4565-JNDF">
            <text:p>4565-JNDF</text:p>
          </table:table-cell>
          <table:table-cell office:value-type="float" office:value="4565">
            <text:p>4565</text:p>
          </table:table-cell>
          <table:table-cell table:style-name="ce1" table:formula="of:=CHAR(RANDBETWEEN(65;90) )&amp;CHAR(RANDBETWEEN(65;90) )&amp;CHAR(RANDBETWEEN(65;90) )&amp;CHAR(RANDBETWEEN(65;90) )" office:value-type="string" office:string-value="JNDF">
            <text:p>JNDF</text:p>
          </table:table-cell>
          <table:table-cell table:number-columns-repeated="1021"/>
        </table:table-row>
        <table:table-row table:style-name="ro1">
          <table:table-cell table:formula="of:=[.B906]&amp;&quot;-&quot;&amp;[.C906]" office:value-type="string" office:string-value="4566-HGGL">
            <text:p>4566-HGGL</text:p>
          </table:table-cell>
          <table:table-cell office:value-type="float" office:value="4566">
            <text:p>4566</text:p>
          </table:table-cell>
          <table:table-cell table:style-name="ce1" table:formula="of:=CHAR(RANDBETWEEN(65;90) )&amp;CHAR(RANDBETWEEN(65;90) )&amp;CHAR(RANDBETWEEN(65;90) )&amp;CHAR(RANDBETWEEN(65;90) )" office:value-type="string" office:string-value="HGGL">
            <text:p>HGGL</text:p>
          </table:table-cell>
          <table:table-cell table:number-columns-repeated="1021"/>
        </table:table-row>
        <table:table-row table:style-name="ro1">
          <table:table-cell table:formula="of:=[.B907]&amp;&quot;-&quot;&amp;[.C907]" office:value-type="string" office:string-value="4567-HRVQ">
            <text:p>4567-HRVQ</text:p>
          </table:table-cell>
          <table:table-cell office:value-type="float" office:value="4567">
            <text:p>4567</text:p>
          </table:table-cell>
          <table:table-cell table:style-name="ce1" table:formula="of:=CHAR(RANDBETWEEN(65;90) )&amp;CHAR(RANDBETWEEN(65;90) )&amp;CHAR(RANDBETWEEN(65;90) )&amp;CHAR(RANDBETWEEN(65;90) )" office:value-type="string" office:string-value="HRVQ">
            <text:p>HRVQ</text:p>
          </table:table-cell>
          <table:table-cell table:number-columns-repeated="1021"/>
        </table:table-row>
        <table:table-row table:style-name="ro1">
          <table:table-cell table:formula="of:=[.B908]&amp;&quot;-&quot;&amp;[.C908]" office:value-type="string" office:string-value="4568-BYEW">
            <text:p>4568-BYEW</text:p>
          </table:table-cell>
          <table:table-cell office:value-type="float" office:value="4568">
            <text:p>4568</text:p>
          </table:table-cell>
          <table:table-cell table:style-name="ce1" table:formula="of:=CHAR(RANDBETWEEN(65;90) )&amp;CHAR(RANDBETWEEN(65;90) )&amp;CHAR(RANDBETWEEN(65;90) )&amp;CHAR(RANDBETWEEN(65;90) )" office:value-type="string" office:string-value="BYEW">
            <text:p>BYEW</text:p>
          </table:table-cell>
          <table:table-cell table:number-columns-repeated="1021"/>
        </table:table-row>
        <table:table-row table:style-name="ro1">
          <table:table-cell table:formula="of:=[.B909]&amp;&quot;-&quot;&amp;[.C909]" office:value-type="string" office:string-value="4569-NGFF">
            <text:p>4569-NGFF</text:p>
          </table:table-cell>
          <table:table-cell office:value-type="float" office:value="4569">
            <text:p>4569</text:p>
          </table:table-cell>
          <table:table-cell table:style-name="ce1" table:formula="of:=CHAR(RANDBETWEEN(65;90) )&amp;CHAR(RANDBETWEEN(65;90) )&amp;CHAR(RANDBETWEEN(65;90) )&amp;CHAR(RANDBETWEEN(65;90) )" office:value-type="string" office:string-value="NGFF">
            <text:p>NGFF</text:p>
          </table:table-cell>
          <table:table-cell table:number-columns-repeated="1021"/>
        </table:table-row>
        <table:table-row table:style-name="ro1">
          <table:table-cell table:formula="of:=[.B910]&amp;&quot;-&quot;&amp;[.C910]" office:value-type="string" office:string-value="4570-DNSW">
            <text:p>4570-DNSW</text:p>
          </table:table-cell>
          <table:table-cell office:value-type="float" office:value="4570">
            <text:p>4570</text:p>
          </table:table-cell>
          <table:table-cell table:style-name="ce1" table:formula="of:=CHAR(RANDBETWEEN(65;90) )&amp;CHAR(RANDBETWEEN(65;90) )&amp;CHAR(RANDBETWEEN(65;90) )&amp;CHAR(RANDBETWEEN(65;90) )" office:value-type="string" office:string-value="DNSW">
            <text:p>DNSW</text:p>
          </table:table-cell>
          <table:table-cell table:number-columns-repeated="1021"/>
        </table:table-row>
        <table:table-row table:style-name="ro1">
          <table:table-cell table:formula="of:=[.B911]&amp;&quot;-&quot;&amp;[.C911]" office:value-type="string" office:string-value="4571-YZJC">
            <text:p>4571-YZJC</text:p>
          </table:table-cell>
          <table:table-cell office:value-type="float" office:value="4571">
            <text:p>4571</text:p>
          </table:table-cell>
          <table:table-cell table:style-name="ce1" table:formula="of:=CHAR(RANDBETWEEN(65;90) )&amp;CHAR(RANDBETWEEN(65;90) )&amp;CHAR(RANDBETWEEN(65;90) )&amp;CHAR(RANDBETWEEN(65;90) )" office:value-type="string" office:string-value="YZJC">
            <text:p>YZJC</text:p>
          </table:table-cell>
          <table:table-cell table:number-columns-repeated="1021"/>
        </table:table-row>
        <table:table-row table:style-name="ro1">
          <table:table-cell table:formula="of:=[.B912]&amp;&quot;-&quot;&amp;[.C912]" office:value-type="string" office:string-value="4572-XMMK">
            <text:p>4572-XMMK</text:p>
          </table:table-cell>
          <table:table-cell office:value-type="float" office:value="4572">
            <text:p>4572</text:p>
          </table:table-cell>
          <table:table-cell table:style-name="ce1" table:formula="of:=CHAR(RANDBETWEEN(65;90) )&amp;CHAR(RANDBETWEEN(65;90) )&amp;CHAR(RANDBETWEEN(65;90) )&amp;CHAR(RANDBETWEEN(65;90) )" office:value-type="string" office:string-value="XMMK">
            <text:p>XMMK</text:p>
          </table:table-cell>
          <table:table-cell table:number-columns-repeated="1021"/>
        </table:table-row>
        <table:table-row table:style-name="ro1">
          <table:table-cell table:formula="of:=[.B913]&amp;&quot;-&quot;&amp;[.C913]" office:value-type="string" office:string-value="4573-HCYW">
            <text:p>4573-HCYW</text:p>
          </table:table-cell>
          <table:table-cell office:value-type="float" office:value="4573">
            <text:p>4573</text:p>
          </table:table-cell>
          <table:table-cell table:style-name="ce1" table:formula="of:=CHAR(RANDBETWEEN(65;90) )&amp;CHAR(RANDBETWEEN(65;90) )&amp;CHAR(RANDBETWEEN(65;90) )&amp;CHAR(RANDBETWEEN(65;90) )" office:value-type="string" office:string-value="HCYW">
            <text:p>HCYW</text:p>
          </table:table-cell>
          <table:table-cell table:number-columns-repeated="1021"/>
        </table:table-row>
        <table:table-row table:style-name="ro1">
          <table:table-cell table:formula="of:=[.B914]&amp;&quot;-&quot;&amp;[.C914]" office:value-type="string" office:string-value="4574-MJBX">
            <text:p>4574-MJBX</text:p>
          </table:table-cell>
          <table:table-cell office:value-type="float" office:value="4574">
            <text:p>4574</text:p>
          </table:table-cell>
          <table:table-cell table:style-name="ce1" table:formula="of:=CHAR(RANDBETWEEN(65;90) )&amp;CHAR(RANDBETWEEN(65;90) )&amp;CHAR(RANDBETWEEN(65;90) )&amp;CHAR(RANDBETWEEN(65;90) )" office:value-type="string" office:string-value="MJBX">
            <text:p>MJBX</text:p>
          </table:table-cell>
          <table:table-cell table:number-columns-repeated="1021"/>
        </table:table-row>
        <table:table-row table:style-name="ro1">
          <table:table-cell table:formula="of:=[.B915]&amp;&quot;-&quot;&amp;[.C915]" office:value-type="string" office:string-value="4575-VDRY">
            <text:p>4575-VDRY</text:p>
          </table:table-cell>
          <table:table-cell office:value-type="float" office:value="4575">
            <text:p>4575</text:p>
          </table:table-cell>
          <table:table-cell table:style-name="ce1" table:formula="of:=CHAR(RANDBETWEEN(65;90) )&amp;CHAR(RANDBETWEEN(65;90) )&amp;CHAR(RANDBETWEEN(65;90) )&amp;CHAR(RANDBETWEEN(65;90) )" office:value-type="string" office:string-value="VDRY">
            <text:p>VDRY</text:p>
          </table:table-cell>
          <table:table-cell table:number-columns-repeated="1021"/>
        </table:table-row>
        <table:table-row table:style-name="ro1">
          <table:table-cell table:formula="of:=[.B916]&amp;&quot;-&quot;&amp;[.C916]" office:value-type="string" office:string-value="4576-BZXY">
            <text:p>4576-BZXY</text:p>
          </table:table-cell>
          <table:table-cell office:value-type="float" office:value="4576">
            <text:p>4576</text:p>
          </table:table-cell>
          <table:table-cell table:style-name="ce1" table:formula="of:=CHAR(RANDBETWEEN(65;90) )&amp;CHAR(RANDBETWEEN(65;90) )&amp;CHAR(RANDBETWEEN(65;90) )&amp;CHAR(RANDBETWEEN(65;90) )" office:value-type="string" office:string-value="BZXY">
            <text:p>BZXY</text:p>
          </table:table-cell>
          <table:table-cell table:number-columns-repeated="1021"/>
        </table:table-row>
        <table:table-row table:style-name="ro1">
          <table:table-cell table:formula="of:=[.B917]&amp;&quot;-&quot;&amp;[.C917]" office:value-type="string" office:string-value="4577-CAOG">
            <text:p>4577-CAOG</text:p>
          </table:table-cell>
          <table:table-cell office:value-type="float" office:value="4577">
            <text:p>4577</text:p>
          </table:table-cell>
          <table:table-cell table:style-name="ce1" table:formula="of:=CHAR(RANDBETWEEN(65;90) )&amp;CHAR(RANDBETWEEN(65;90) )&amp;CHAR(RANDBETWEEN(65;90) )&amp;CHAR(RANDBETWEEN(65;90) )" office:value-type="string" office:string-value="CAOG">
            <text:p>CAOG</text:p>
          </table:table-cell>
          <table:table-cell table:number-columns-repeated="1021"/>
        </table:table-row>
        <table:table-row table:style-name="ro1">
          <table:table-cell table:formula="of:=[.B918]&amp;&quot;-&quot;&amp;[.C918]" office:value-type="string" office:string-value="4578-OZYV">
            <text:p>4578-OZYV</text:p>
          </table:table-cell>
          <table:table-cell office:value-type="float" office:value="4578">
            <text:p>4578</text:p>
          </table:table-cell>
          <table:table-cell table:style-name="ce1" table:formula="of:=CHAR(RANDBETWEEN(65;90) )&amp;CHAR(RANDBETWEEN(65;90) )&amp;CHAR(RANDBETWEEN(65;90) )&amp;CHAR(RANDBETWEEN(65;90) )" office:value-type="string" office:string-value="OZYV">
            <text:p>OZYV</text:p>
          </table:table-cell>
          <table:table-cell table:number-columns-repeated="1021"/>
        </table:table-row>
        <table:table-row table:style-name="ro1">
          <table:table-cell table:formula="of:=[.B919]&amp;&quot;-&quot;&amp;[.C919]" office:value-type="string" office:string-value="4579-CEZY">
            <text:p>4579-CEZY</text:p>
          </table:table-cell>
          <table:table-cell office:value-type="float" office:value="4579">
            <text:p>4579</text:p>
          </table:table-cell>
          <table:table-cell table:style-name="ce1" table:formula="of:=CHAR(RANDBETWEEN(65;90) )&amp;CHAR(RANDBETWEEN(65;90) )&amp;CHAR(RANDBETWEEN(65;90) )&amp;CHAR(RANDBETWEEN(65;90) )" office:value-type="string" office:string-value="CEZY">
            <text:p>CEZY</text:p>
          </table:table-cell>
          <table:table-cell table:number-columns-repeated="1021"/>
        </table:table-row>
        <table:table-row table:style-name="ro1">
          <table:table-cell table:formula="of:=[.B920]&amp;&quot;-&quot;&amp;[.C920]" office:value-type="string" office:string-value="4580-FHNX">
            <text:p>4580-FHNX</text:p>
          </table:table-cell>
          <table:table-cell office:value-type="float" office:value="4580">
            <text:p>4580</text:p>
          </table:table-cell>
          <table:table-cell table:style-name="ce1" table:formula="of:=CHAR(RANDBETWEEN(65;90) )&amp;CHAR(RANDBETWEEN(65;90) )&amp;CHAR(RANDBETWEEN(65;90) )&amp;CHAR(RANDBETWEEN(65;90) )" office:value-type="string" office:string-value="FHNX">
            <text:p>FHNX</text:p>
          </table:table-cell>
          <table:table-cell table:number-columns-repeated="1021"/>
        </table:table-row>
        <table:table-row table:style-name="ro1">
          <table:table-cell table:formula="of:=[.B921]&amp;&quot;-&quot;&amp;[.C921]" office:value-type="string" office:string-value="4581-LTSM">
            <text:p>4581-LTSM</text:p>
          </table:table-cell>
          <table:table-cell office:value-type="float" office:value="4581">
            <text:p>4581</text:p>
          </table:table-cell>
          <table:table-cell table:style-name="ce1" table:formula="of:=CHAR(RANDBETWEEN(65;90) )&amp;CHAR(RANDBETWEEN(65;90) )&amp;CHAR(RANDBETWEEN(65;90) )&amp;CHAR(RANDBETWEEN(65;90) )" office:value-type="string" office:string-value="LTSM">
            <text:p>LTSM</text:p>
          </table:table-cell>
          <table:table-cell table:number-columns-repeated="1021"/>
        </table:table-row>
        <table:table-row table:style-name="ro1">
          <table:table-cell table:formula="of:=[.B922]&amp;&quot;-&quot;&amp;[.C922]" office:value-type="string" office:string-value="4582-ATDT">
            <text:p>4582-ATDT</text:p>
          </table:table-cell>
          <table:table-cell office:value-type="float" office:value="4582">
            <text:p>4582</text:p>
          </table:table-cell>
          <table:table-cell table:style-name="ce1" table:formula="of:=CHAR(RANDBETWEEN(65;90) )&amp;CHAR(RANDBETWEEN(65;90) )&amp;CHAR(RANDBETWEEN(65;90) )&amp;CHAR(RANDBETWEEN(65;90) )" office:value-type="string" office:string-value="ATDT">
            <text:p>ATDT</text:p>
          </table:table-cell>
          <table:table-cell table:number-columns-repeated="1021"/>
        </table:table-row>
        <table:table-row table:style-name="ro1">
          <table:table-cell table:formula="of:=[.B923]&amp;&quot;-&quot;&amp;[.C923]" office:value-type="string" office:string-value="4583-MZKS">
            <text:p>4583-MZKS</text:p>
          </table:table-cell>
          <table:table-cell office:value-type="float" office:value="4583">
            <text:p>4583</text:p>
          </table:table-cell>
          <table:table-cell table:style-name="ce1" table:formula="of:=CHAR(RANDBETWEEN(65;90) )&amp;CHAR(RANDBETWEEN(65;90) )&amp;CHAR(RANDBETWEEN(65;90) )&amp;CHAR(RANDBETWEEN(65;90) )" office:value-type="string" office:string-value="MZKS">
            <text:p>MZKS</text:p>
          </table:table-cell>
          <table:table-cell table:number-columns-repeated="1021"/>
        </table:table-row>
        <table:table-row table:style-name="ro1">
          <table:table-cell table:formula="of:=[.B924]&amp;&quot;-&quot;&amp;[.C924]" office:value-type="string" office:string-value="4584-XIPS">
            <text:p>4584-XIPS</text:p>
          </table:table-cell>
          <table:table-cell office:value-type="float" office:value="4584">
            <text:p>4584</text:p>
          </table:table-cell>
          <table:table-cell table:style-name="ce1" table:formula="of:=CHAR(RANDBETWEEN(65;90) )&amp;CHAR(RANDBETWEEN(65;90) )&amp;CHAR(RANDBETWEEN(65;90) )&amp;CHAR(RANDBETWEEN(65;90) )" office:value-type="string" office:string-value="XIPS">
            <text:p>XIPS</text:p>
          </table:table-cell>
          <table:table-cell table:number-columns-repeated="1021"/>
        </table:table-row>
        <table:table-row table:style-name="ro1">
          <table:table-cell table:formula="of:=[.B925]&amp;&quot;-&quot;&amp;[.C925]" office:value-type="string" office:string-value="4585-RAXF">
            <text:p>4585-RAXF</text:p>
          </table:table-cell>
          <table:table-cell office:value-type="float" office:value="4585">
            <text:p>4585</text:p>
          </table:table-cell>
          <table:table-cell table:style-name="ce1" table:formula="of:=CHAR(RANDBETWEEN(65;90) )&amp;CHAR(RANDBETWEEN(65;90) )&amp;CHAR(RANDBETWEEN(65;90) )&amp;CHAR(RANDBETWEEN(65;90) )" office:value-type="string" office:string-value="RAXF">
            <text:p>RAXF</text:p>
          </table:table-cell>
          <table:table-cell table:number-columns-repeated="1021"/>
        </table:table-row>
        <table:table-row table:style-name="ro1">
          <table:table-cell table:formula="of:=[.B926]&amp;&quot;-&quot;&amp;[.C926]" office:value-type="string" office:string-value="4586-BQDT">
            <text:p>4586-BQDT</text:p>
          </table:table-cell>
          <table:table-cell office:value-type="float" office:value="4586">
            <text:p>4586</text:p>
          </table:table-cell>
          <table:table-cell table:style-name="ce1" table:formula="of:=CHAR(RANDBETWEEN(65;90) )&amp;CHAR(RANDBETWEEN(65;90) )&amp;CHAR(RANDBETWEEN(65;90) )&amp;CHAR(RANDBETWEEN(65;90) )" office:value-type="string" office:string-value="BQDT">
            <text:p>BQDT</text:p>
          </table:table-cell>
          <table:table-cell table:number-columns-repeated="1021"/>
        </table:table-row>
        <table:table-row table:style-name="ro1">
          <table:table-cell table:formula="of:=[.B927]&amp;&quot;-&quot;&amp;[.C927]" office:value-type="string" office:string-value="4587-PPQX">
            <text:p>4587-PPQX</text:p>
          </table:table-cell>
          <table:table-cell office:value-type="float" office:value="4587">
            <text:p>4587</text:p>
          </table:table-cell>
          <table:table-cell table:style-name="ce1" table:formula="of:=CHAR(RANDBETWEEN(65;90) )&amp;CHAR(RANDBETWEEN(65;90) )&amp;CHAR(RANDBETWEEN(65;90) )&amp;CHAR(RANDBETWEEN(65;90) )" office:value-type="string" office:string-value="PPQX">
            <text:p>PPQX</text:p>
          </table:table-cell>
          <table:table-cell table:number-columns-repeated="1021"/>
        </table:table-row>
        <table:table-row table:style-name="ro1">
          <table:table-cell table:formula="of:=[.B928]&amp;&quot;-&quot;&amp;[.C928]" office:value-type="string" office:string-value="4588-CVES">
            <text:p>4588-CVES</text:p>
          </table:table-cell>
          <table:table-cell office:value-type="float" office:value="4588">
            <text:p>4588</text:p>
          </table:table-cell>
          <table:table-cell table:style-name="ce1" table:formula="of:=CHAR(RANDBETWEEN(65;90) )&amp;CHAR(RANDBETWEEN(65;90) )&amp;CHAR(RANDBETWEEN(65;90) )&amp;CHAR(RANDBETWEEN(65;90) )" office:value-type="string" office:string-value="CVES">
            <text:p>CVES</text:p>
          </table:table-cell>
          <table:table-cell table:number-columns-repeated="1021"/>
        </table:table-row>
        <table:table-row table:style-name="ro1">
          <table:table-cell table:formula="of:=[.B929]&amp;&quot;-&quot;&amp;[.C929]" office:value-type="string" office:string-value="4589-ESQA">
            <text:p>4589-ESQA</text:p>
          </table:table-cell>
          <table:table-cell office:value-type="float" office:value="4589">
            <text:p>4589</text:p>
          </table:table-cell>
          <table:table-cell table:style-name="ce1" table:formula="of:=CHAR(RANDBETWEEN(65;90) )&amp;CHAR(RANDBETWEEN(65;90) )&amp;CHAR(RANDBETWEEN(65;90) )&amp;CHAR(RANDBETWEEN(65;90) )" office:value-type="string" office:string-value="ESQA">
            <text:p>ESQA</text:p>
          </table:table-cell>
          <table:table-cell table:number-columns-repeated="1021"/>
        </table:table-row>
        <table:table-row table:style-name="ro1">
          <table:table-cell table:formula="of:=[.B930]&amp;&quot;-&quot;&amp;[.C930]" office:value-type="string" office:string-value="4590-DAWM">
            <text:p>4590-DAWM</text:p>
          </table:table-cell>
          <table:table-cell office:value-type="float" office:value="4590">
            <text:p>4590</text:p>
          </table:table-cell>
          <table:table-cell table:style-name="ce1" table:formula="of:=CHAR(RANDBETWEEN(65;90) )&amp;CHAR(RANDBETWEEN(65;90) )&amp;CHAR(RANDBETWEEN(65;90) )&amp;CHAR(RANDBETWEEN(65;90) )" office:value-type="string" office:string-value="DAWM">
            <text:p>DAWM</text:p>
          </table:table-cell>
          <table:table-cell table:number-columns-repeated="1021"/>
        </table:table-row>
        <table:table-row table:style-name="ro1">
          <table:table-cell table:formula="of:=[.B931]&amp;&quot;-&quot;&amp;[.C931]" office:value-type="string" office:string-value="4591-DRKQ">
            <text:p>4591-DRKQ</text:p>
          </table:table-cell>
          <table:table-cell office:value-type="float" office:value="4591">
            <text:p>4591</text:p>
          </table:table-cell>
          <table:table-cell table:style-name="ce1" table:formula="of:=CHAR(RANDBETWEEN(65;90) )&amp;CHAR(RANDBETWEEN(65;90) )&amp;CHAR(RANDBETWEEN(65;90) )&amp;CHAR(RANDBETWEEN(65;90) )" office:value-type="string" office:string-value="DRKQ">
            <text:p>DRKQ</text:p>
          </table:table-cell>
          <table:table-cell table:number-columns-repeated="1021"/>
        </table:table-row>
        <table:table-row table:style-name="ro1">
          <table:table-cell table:formula="of:=[.B932]&amp;&quot;-&quot;&amp;[.C932]" office:value-type="string" office:string-value="4592-WYTV">
            <text:p>4592-WYTV</text:p>
          </table:table-cell>
          <table:table-cell office:value-type="float" office:value="4592">
            <text:p>4592</text:p>
          </table:table-cell>
          <table:table-cell table:style-name="ce1" table:formula="of:=CHAR(RANDBETWEEN(65;90) )&amp;CHAR(RANDBETWEEN(65;90) )&amp;CHAR(RANDBETWEEN(65;90) )&amp;CHAR(RANDBETWEEN(65;90) )" office:value-type="string" office:string-value="WYTV">
            <text:p>WYTV</text:p>
          </table:table-cell>
          <table:table-cell table:number-columns-repeated="1021"/>
        </table:table-row>
        <table:table-row table:style-name="ro1">
          <table:table-cell table:formula="of:=[.B933]&amp;&quot;-&quot;&amp;[.C933]" office:value-type="string" office:string-value="4593-POQT">
            <text:p>4593-POQT</text:p>
          </table:table-cell>
          <table:table-cell office:value-type="float" office:value="4593">
            <text:p>4593</text:p>
          </table:table-cell>
          <table:table-cell table:style-name="ce1" table:formula="of:=CHAR(RANDBETWEEN(65;90) )&amp;CHAR(RANDBETWEEN(65;90) )&amp;CHAR(RANDBETWEEN(65;90) )&amp;CHAR(RANDBETWEEN(65;90) )" office:value-type="string" office:string-value="POQT">
            <text:p>POQT</text:p>
          </table:table-cell>
          <table:table-cell table:number-columns-repeated="1021"/>
        </table:table-row>
        <table:table-row table:style-name="ro1">
          <table:table-cell table:formula="of:=[.B934]&amp;&quot;-&quot;&amp;[.C934]" office:value-type="string" office:string-value="4594-JRNH">
            <text:p>4594-JRNH</text:p>
          </table:table-cell>
          <table:table-cell office:value-type="float" office:value="4594">
            <text:p>4594</text:p>
          </table:table-cell>
          <table:table-cell table:style-name="ce1" table:formula="of:=CHAR(RANDBETWEEN(65;90) )&amp;CHAR(RANDBETWEEN(65;90) )&amp;CHAR(RANDBETWEEN(65;90) )&amp;CHAR(RANDBETWEEN(65;90) )" office:value-type="string" office:string-value="JRNH">
            <text:p>JRNH</text:p>
          </table:table-cell>
          <table:table-cell table:number-columns-repeated="1021"/>
        </table:table-row>
        <table:table-row table:style-name="ro1">
          <table:table-cell table:formula="of:=[.B935]&amp;&quot;-&quot;&amp;[.C935]" office:value-type="string" office:string-value="4595-NSDP">
            <text:p>4595-NSDP</text:p>
          </table:table-cell>
          <table:table-cell office:value-type="float" office:value="4595">
            <text:p>4595</text:p>
          </table:table-cell>
          <table:table-cell table:style-name="ce1" table:formula="of:=CHAR(RANDBETWEEN(65;90) )&amp;CHAR(RANDBETWEEN(65;90) )&amp;CHAR(RANDBETWEEN(65;90) )&amp;CHAR(RANDBETWEEN(65;90) )" office:value-type="string" office:string-value="NSDP">
            <text:p>NSDP</text:p>
          </table:table-cell>
          <table:table-cell table:number-columns-repeated="1021"/>
        </table:table-row>
        <table:table-row table:style-name="ro1">
          <table:table-cell table:formula="of:=[.B936]&amp;&quot;-&quot;&amp;[.C936]" office:value-type="string" office:string-value="4596-NMRH">
            <text:p>4596-NMRH</text:p>
          </table:table-cell>
          <table:table-cell office:value-type="float" office:value="4596">
            <text:p>4596</text:p>
          </table:table-cell>
          <table:table-cell table:style-name="ce1" table:formula="of:=CHAR(RANDBETWEEN(65;90) )&amp;CHAR(RANDBETWEEN(65;90) )&amp;CHAR(RANDBETWEEN(65;90) )&amp;CHAR(RANDBETWEEN(65;90) )" office:value-type="string" office:string-value="NMRH">
            <text:p>NMRH</text:p>
          </table:table-cell>
          <table:table-cell table:number-columns-repeated="1021"/>
        </table:table-row>
        <table:table-row table:style-name="ro1">
          <table:table-cell table:formula="of:=[.B937]&amp;&quot;-&quot;&amp;[.C937]" office:value-type="string" office:string-value="4597-VQIX">
            <text:p>4597-VQIX</text:p>
          </table:table-cell>
          <table:table-cell office:value-type="float" office:value="4597">
            <text:p>4597</text:p>
          </table:table-cell>
          <table:table-cell table:style-name="ce1" table:formula="of:=CHAR(RANDBETWEEN(65;90) )&amp;CHAR(RANDBETWEEN(65;90) )&amp;CHAR(RANDBETWEEN(65;90) )&amp;CHAR(RANDBETWEEN(65;90) )" office:value-type="string" office:string-value="VQIX">
            <text:p>VQIX</text:p>
          </table:table-cell>
          <table:table-cell table:number-columns-repeated="1021"/>
        </table:table-row>
        <table:table-row table:style-name="ro1">
          <table:table-cell table:formula="of:=[.B938]&amp;&quot;-&quot;&amp;[.C938]" office:value-type="string" office:string-value="4598-RWEK">
            <text:p>4598-RWEK</text:p>
          </table:table-cell>
          <table:table-cell office:value-type="float" office:value="4598">
            <text:p>4598</text:p>
          </table:table-cell>
          <table:table-cell table:style-name="ce1" table:formula="of:=CHAR(RANDBETWEEN(65;90) )&amp;CHAR(RANDBETWEEN(65;90) )&amp;CHAR(RANDBETWEEN(65;90) )&amp;CHAR(RANDBETWEEN(65;90) )" office:value-type="string" office:string-value="RWEK">
            <text:p>RWEK</text:p>
          </table:table-cell>
          <table:table-cell table:number-columns-repeated="1021"/>
        </table:table-row>
        <table:table-row table:style-name="ro1">
          <table:table-cell table:formula="of:=[.B939]&amp;&quot;-&quot;&amp;[.C939]" office:value-type="string" office:string-value="4599-NEXE">
            <text:p>4599-NEXE</text:p>
          </table:table-cell>
          <table:table-cell office:value-type="float" office:value="4599">
            <text:p>4599</text:p>
          </table:table-cell>
          <table:table-cell table:style-name="ce1" table:formula="of:=CHAR(RANDBETWEEN(65;90) )&amp;CHAR(RANDBETWEEN(65;90) )&amp;CHAR(RANDBETWEEN(65;90) )&amp;CHAR(RANDBETWEEN(65;90) )" office:value-type="string" office:string-value="NEXE">
            <text:p>NEXE</text:p>
          </table:table-cell>
          <table:table-cell table:number-columns-repeated="1021"/>
        </table:table-row>
        <table:table-row table:style-name="ro1">
          <table:table-cell table:formula="of:=[.B940]&amp;&quot;-&quot;&amp;[.C940]" office:value-type="string" office:string-value="4600-ZZYW">
            <text:p>4600-ZZYW</text:p>
          </table:table-cell>
          <table:table-cell office:value-type="float" office:value="4600">
            <text:p>4600</text:p>
          </table:table-cell>
          <table:table-cell table:style-name="ce1" table:formula="of:=CHAR(RANDBETWEEN(65;90) )&amp;CHAR(RANDBETWEEN(65;90) )&amp;CHAR(RANDBETWEEN(65;90) )&amp;CHAR(RANDBETWEEN(65;90) )" office:value-type="string" office:string-value="ZZYW">
            <text:p>ZZYW</text:p>
          </table:table-cell>
          <table:table-cell table:number-columns-repeated="1021"/>
        </table:table-row>
        <table:table-row table:style-name="ro1">
          <table:table-cell table:formula="of:=[.B941]&amp;&quot;-&quot;&amp;[.C941]" office:value-type="string" office:string-value="4601-XMWB">
            <text:p>4601-XMWB</text:p>
          </table:table-cell>
          <table:table-cell office:value-type="float" office:value="4601">
            <text:p>4601</text:p>
          </table:table-cell>
          <table:table-cell table:style-name="ce1" table:formula="of:=CHAR(RANDBETWEEN(65;90) )&amp;CHAR(RANDBETWEEN(65;90) )&amp;CHAR(RANDBETWEEN(65;90) )&amp;CHAR(RANDBETWEEN(65;90) )" office:value-type="string" office:string-value="XMWB">
            <text:p>XMWB</text:p>
          </table:table-cell>
          <table:table-cell table:number-columns-repeated="1021"/>
        </table:table-row>
        <table:table-row table:style-name="ro1">
          <table:table-cell table:formula="of:=[.B942]&amp;&quot;-&quot;&amp;[.C942]" office:value-type="string" office:string-value="4602-SBAN">
            <text:p>4602-SBAN</text:p>
          </table:table-cell>
          <table:table-cell office:value-type="float" office:value="4602">
            <text:p>4602</text:p>
          </table:table-cell>
          <table:table-cell table:style-name="ce1" table:formula="of:=CHAR(RANDBETWEEN(65;90) )&amp;CHAR(RANDBETWEEN(65;90) )&amp;CHAR(RANDBETWEEN(65;90) )&amp;CHAR(RANDBETWEEN(65;90) )" office:value-type="string" office:string-value="SBAN">
            <text:p>SBAN</text:p>
          </table:table-cell>
          <table:table-cell table:number-columns-repeated="1021"/>
        </table:table-row>
        <table:table-row table:style-name="ro1">
          <table:table-cell table:formula="of:=[.B943]&amp;&quot;-&quot;&amp;[.C943]" office:value-type="string" office:string-value="4603-IGXT">
            <text:p>4603-IGXT</text:p>
          </table:table-cell>
          <table:table-cell office:value-type="float" office:value="4603">
            <text:p>4603</text:p>
          </table:table-cell>
          <table:table-cell table:style-name="ce1" table:formula="of:=CHAR(RANDBETWEEN(65;90) )&amp;CHAR(RANDBETWEEN(65;90) )&amp;CHAR(RANDBETWEEN(65;90) )&amp;CHAR(RANDBETWEEN(65;90) )" office:value-type="string" office:string-value="IGXT">
            <text:p>IGXT</text:p>
          </table:table-cell>
          <table:table-cell table:number-columns-repeated="1021"/>
        </table:table-row>
        <table:table-row table:style-name="ro1">
          <table:table-cell table:formula="of:=[.B944]&amp;&quot;-&quot;&amp;[.C944]" office:value-type="string" office:string-value="4604-RHEZ">
            <text:p>4604-RHEZ</text:p>
          </table:table-cell>
          <table:table-cell office:value-type="float" office:value="4604">
            <text:p>4604</text:p>
          </table:table-cell>
          <table:table-cell table:style-name="ce1" table:formula="of:=CHAR(RANDBETWEEN(65;90) )&amp;CHAR(RANDBETWEEN(65;90) )&amp;CHAR(RANDBETWEEN(65;90) )&amp;CHAR(RANDBETWEEN(65;90) )" office:value-type="string" office:string-value="RHEZ">
            <text:p>RHEZ</text:p>
          </table:table-cell>
          <table:table-cell table:number-columns-repeated="1021"/>
        </table:table-row>
        <table:table-row table:style-name="ro1">
          <table:table-cell table:formula="of:=[.B945]&amp;&quot;-&quot;&amp;[.C945]" office:value-type="string" office:string-value="4605-PLZC">
            <text:p>4605-PLZC</text:p>
          </table:table-cell>
          <table:table-cell office:value-type="float" office:value="4605">
            <text:p>4605</text:p>
          </table:table-cell>
          <table:table-cell table:style-name="ce1" table:formula="of:=CHAR(RANDBETWEEN(65;90) )&amp;CHAR(RANDBETWEEN(65;90) )&amp;CHAR(RANDBETWEEN(65;90) )&amp;CHAR(RANDBETWEEN(65;90) )" office:value-type="string" office:string-value="PLZC">
            <text:p>PLZC</text:p>
          </table:table-cell>
          <table:table-cell table:number-columns-repeated="1021"/>
        </table:table-row>
        <table:table-row table:style-name="ro1">
          <table:table-cell table:formula="of:=[.B946]&amp;&quot;-&quot;&amp;[.C946]" office:value-type="string" office:string-value="4606-XROY">
            <text:p>4606-XROY</text:p>
          </table:table-cell>
          <table:table-cell office:value-type="float" office:value="4606">
            <text:p>4606</text:p>
          </table:table-cell>
          <table:table-cell table:style-name="ce1" table:formula="of:=CHAR(RANDBETWEEN(65;90) )&amp;CHAR(RANDBETWEEN(65;90) )&amp;CHAR(RANDBETWEEN(65;90) )&amp;CHAR(RANDBETWEEN(65;90) )" office:value-type="string" office:string-value="XROY">
            <text:p>XROY</text:p>
          </table:table-cell>
          <table:table-cell table:number-columns-repeated="1021"/>
        </table:table-row>
        <table:table-row table:style-name="ro1">
          <table:table-cell table:formula="of:=[.B947]&amp;&quot;-&quot;&amp;[.C947]" office:value-type="string" office:string-value="4607-MLZI">
            <text:p>4607-MLZI</text:p>
          </table:table-cell>
          <table:table-cell office:value-type="float" office:value="4607">
            <text:p>4607</text:p>
          </table:table-cell>
          <table:table-cell table:style-name="ce1" table:formula="of:=CHAR(RANDBETWEEN(65;90) )&amp;CHAR(RANDBETWEEN(65;90) )&amp;CHAR(RANDBETWEEN(65;90) )&amp;CHAR(RANDBETWEEN(65;90) )" office:value-type="string" office:string-value="MLZI">
            <text:p>MLZI</text:p>
          </table:table-cell>
          <table:table-cell table:number-columns-repeated="1021"/>
        </table:table-row>
        <table:table-row table:style-name="ro1">
          <table:table-cell table:formula="of:=[.B948]&amp;&quot;-&quot;&amp;[.C948]" office:value-type="string" office:string-value="4608-WBOA">
            <text:p>4608-WBOA</text:p>
          </table:table-cell>
          <table:table-cell office:value-type="float" office:value="4608">
            <text:p>4608</text:p>
          </table:table-cell>
          <table:table-cell table:style-name="ce1" table:formula="of:=CHAR(RANDBETWEEN(65;90) )&amp;CHAR(RANDBETWEEN(65;90) )&amp;CHAR(RANDBETWEEN(65;90) )&amp;CHAR(RANDBETWEEN(65;90) )" office:value-type="string" office:string-value="WBOA">
            <text:p>WBOA</text:p>
          </table:table-cell>
          <table:table-cell table:number-columns-repeated="1021"/>
        </table:table-row>
        <table:table-row table:style-name="ro1">
          <table:table-cell table:formula="of:=[.B949]&amp;&quot;-&quot;&amp;[.C949]" office:value-type="string" office:string-value="4609-CGLO">
            <text:p>4609-CGLO</text:p>
          </table:table-cell>
          <table:table-cell office:value-type="float" office:value="4609">
            <text:p>4609</text:p>
          </table:table-cell>
          <table:table-cell table:style-name="ce1" table:formula="of:=CHAR(RANDBETWEEN(65;90) )&amp;CHAR(RANDBETWEEN(65;90) )&amp;CHAR(RANDBETWEEN(65;90) )&amp;CHAR(RANDBETWEEN(65;90) )" office:value-type="string" office:string-value="CGLO">
            <text:p>CGLO</text:p>
          </table:table-cell>
          <table:table-cell table:number-columns-repeated="1021"/>
        </table:table-row>
        <table:table-row table:style-name="ro1">
          <table:table-cell table:formula="of:=[.B950]&amp;&quot;-&quot;&amp;[.C950]" office:value-type="string" office:string-value="4610-TYUX">
            <text:p>4610-TYUX</text:p>
          </table:table-cell>
          <table:table-cell office:value-type="float" office:value="4610">
            <text:p>4610</text:p>
          </table:table-cell>
          <table:table-cell table:style-name="ce1" table:formula="of:=CHAR(RANDBETWEEN(65;90) )&amp;CHAR(RANDBETWEEN(65;90) )&amp;CHAR(RANDBETWEEN(65;90) )&amp;CHAR(RANDBETWEEN(65;90) )" office:value-type="string" office:string-value="TYUX">
            <text:p>TYUX</text:p>
          </table:table-cell>
          <table:table-cell table:number-columns-repeated="1021"/>
        </table:table-row>
        <table:table-row table:style-name="ro1">
          <table:table-cell table:formula="of:=[.B951]&amp;&quot;-&quot;&amp;[.C951]" office:value-type="string" office:string-value="4611-NCTP">
            <text:p>4611-NCTP</text:p>
          </table:table-cell>
          <table:table-cell office:value-type="float" office:value="4611">
            <text:p>4611</text:p>
          </table:table-cell>
          <table:table-cell table:style-name="ce1" table:formula="of:=CHAR(RANDBETWEEN(65;90) )&amp;CHAR(RANDBETWEEN(65;90) )&amp;CHAR(RANDBETWEEN(65;90) )&amp;CHAR(RANDBETWEEN(65;90) )" office:value-type="string" office:string-value="NCTP">
            <text:p>NCTP</text:p>
          </table:table-cell>
          <table:table-cell table:number-columns-repeated="1021"/>
        </table:table-row>
        <table:table-row table:style-name="ro1">
          <table:table-cell table:formula="of:=[.B952]&amp;&quot;-&quot;&amp;[.C952]" office:value-type="string" office:string-value="4612-VEXC">
            <text:p>4612-VEXC</text:p>
          </table:table-cell>
          <table:table-cell office:value-type="float" office:value="4612">
            <text:p>4612</text:p>
          </table:table-cell>
          <table:table-cell table:style-name="ce1" table:formula="of:=CHAR(RANDBETWEEN(65;90) )&amp;CHAR(RANDBETWEEN(65;90) )&amp;CHAR(RANDBETWEEN(65;90) )&amp;CHAR(RANDBETWEEN(65;90) )" office:value-type="string" office:string-value="VEXC">
            <text:p>VEXC</text:p>
          </table:table-cell>
          <table:table-cell table:number-columns-repeated="1021"/>
        </table:table-row>
        <table:table-row table:style-name="ro1">
          <table:table-cell table:formula="of:=[.B953]&amp;&quot;-&quot;&amp;[.C953]" office:value-type="string" office:string-value="4613-ZKOQ">
            <text:p>4613-ZKOQ</text:p>
          </table:table-cell>
          <table:table-cell office:value-type="float" office:value="4613">
            <text:p>4613</text:p>
          </table:table-cell>
          <table:table-cell table:style-name="ce1" table:formula="of:=CHAR(RANDBETWEEN(65;90) )&amp;CHAR(RANDBETWEEN(65;90) )&amp;CHAR(RANDBETWEEN(65;90) )&amp;CHAR(RANDBETWEEN(65;90) )" office:value-type="string" office:string-value="ZKOQ">
            <text:p>ZKOQ</text:p>
          </table:table-cell>
          <table:table-cell table:number-columns-repeated="1021"/>
        </table:table-row>
        <table:table-row table:style-name="ro1">
          <table:table-cell table:formula="of:=[.B954]&amp;&quot;-&quot;&amp;[.C954]" office:value-type="string" office:string-value="4614-VJHP">
            <text:p>4614-VJHP</text:p>
          </table:table-cell>
          <table:table-cell office:value-type="float" office:value="4614">
            <text:p>4614</text:p>
          </table:table-cell>
          <table:table-cell table:style-name="ce1" table:formula="of:=CHAR(RANDBETWEEN(65;90) )&amp;CHAR(RANDBETWEEN(65;90) )&amp;CHAR(RANDBETWEEN(65;90) )&amp;CHAR(RANDBETWEEN(65;90) )" office:value-type="string" office:string-value="VJHP">
            <text:p>VJHP</text:p>
          </table:table-cell>
          <table:table-cell table:number-columns-repeated="1021"/>
        </table:table-row>
        <table:table-row table:style-name="ro1">
          <table:table-cell table:formula="of:=[.B955]&amp;&quot;-&quot;&amp;[.C955]" office:value-type="string" office:string-value="4615-VCZY">
            <text:p>4615-VCZY</text:p>
          </table:table-cell>
          <table:table-cell office:value-type="float" office:value="4615">
            <text:p>4615</text:p>
          </table:table-cell>
          <table:table-cell table:style-name="ce1" table:formula="of:=CHAR(RANDBETWEEN(65;90) )&amp;CHAR(RANDBETWEEN(65;90) )&amp;CHAR(RANDBETWEEN(65;90) )&amp;CHAR(RANDBETWEEN(65;90) )" office:value-type="string" office:string-value="VCZY">
            <text:p>VCZY</text:p>
          </table:table-cell>
          <table:table-cell table:number-columns-repeated="1021"/>
        </table:table-row>
        <table:table-row table:style-name="ro1">
          <table:table-cell table:formula="of:=[.B956]&amp;&quot;-&quot;&amp;[.C956]" office:value-type="string" office:string-value="4616-LEOV">
            <text:p>4616-LEOV</text:p>
          </table:table-cell>
          <table:table-cell office:value-type="float" office:value="4616">
            <text:p>4616</text:p>
          </table:table-cell>
          <table:table-cell table:style-name="ce1" table:formula="of:=CHAR(RANDBETWEEN(65;90) )&amp;CHAR(RANDBETWEEN(65;90) )&amp;CHAR(RANDBETWEEN(65;90) )&amp;CHAR(RANDBETWEEN(65;90) )" office:value-type="string" office:string-value="LEOV">
            <text:p>LEOV</text:p>
          </table:table-cell>
          <table:table-cell table:number-columns-repeated="1021"/>
        </table:table-row>
        <table:table-row table:style-name="ro1">
          <table:table-cell table:formula="of:=[.B957]&amp;&quot;-&quot;&amp;[.C957]" office:value-type="string" office:string-value="4617-TOHJ">
            <text:p>4617-TOHJ</text:p>
          </table:table-cell>
          <table:table-cell office:value-type="float" office:value="4617">
            <text:p>4617</text:p>
          </table:table-cell>
          <table:table-cell table:style-name="ce1" table:formula="of:=CHAR(RANDBETWEEN(65;90) )&amp;CHAR(RANDBETWEEN(65;90) )&amp;CHAR(RANDBETWEEN(65;90) )&amp;CHAR(RANDBETWEEN(65;90) )" office:value-type="string" office:string-value="TOHJ">
            <text:p>TOHJ</text:p>
          </table:table-cell>
          <table:table-cell table:number-columns-repeated="1021"/>
        </table:table-row>
        <table:table-row table:style-name="ro1">
          <table:table-cell table:formula="of:=[.B958]&amp;&quot;-&quot;&amp;[.C958]" office:value-type="string" office:string-value="4618-TFGL">
            <text:p>4618-TFGL</text:p>
          </table:table-cell>
          <table:table-cell office:value-type="float" office:value="4618">
            <text:p>4618</text:p>
          </table:table-cell>
          <table:table-cell table:style-name="ce1" table:formula="of:=CHAR(RANDBETWEEN(65;90) )&amp;CHAR(RANDBETWEEN(65;90) )&amp;CHAR(RANDBETWEEN(65;90) )&amp;CHAR(RANDBETWEEN(65;90) )" office:value-type="string" office:string-value="TFGL">
            <text:p>TFGL</text:p>
          </table:table-cell>
          <table:table-cell table:number-columns-repeated="1021"/>
        </table:table-row>
        <table:table-row table:style-name="ro1">
          <table:table-cell table:formula="of:=[.B959]&amp;&quot;-&quot;&amp;[.C959]" office:value-type="string" office:string-value="4619-UEWL">
            <text:p>4619-UEWL</text:p>
          </table:table-cell>
          <table:table-cell office:value-type="float" office:value="4619">
            <text:p>4619</text:p>
          </table:table-cell>
          <table:table-cell table:style-name="ce1" table:formula="of:=CHAR(RANDBETWEEN(65;90) )&amp;CHAR(RANDBETWEEN(65;90) )&amp;CHAR(RANDBETWEEN(65;90) )&amp;CHAR(RANDBETWEEN(65;90) )" office:value-type="string" office:string-value="UEWL">
            <text:p>UEWL</text:p>
          </table:table-cell>
          <table:table-cell table:number-columns-repeated="1021"/>
        </table:table-row>
        <table:table-row table:style-name="ro1">
          <table:table-cell table:formula="of:=[.B960]&amp;&quot;-&quot;&amp;[.C960]" office:value-type="string" office:string-value="4620-YIUA">
            <text:p>4620-YIUA</text:p>
          </table:table-cell>
          <table:table-cell office:value-type="float" office:value="4620">
            <text:p>4620</text:p>
          </table:table-cell>
          <table:table-cell table:style-name="ce1" table:formula="of:=CHAR(RANDBETWEEN(65;90) )&amp;CHAR(RANDBETWEEN(65;90) )&amp;CHAR(RANDBETWEEN(65;90) )&amp;CHAR(RANDBETWEEN(65;90) )" office:value-type="string" office:string-value="YIUA">
            <text:p>YIUA</text:p>
          </table:table-cell>
          <table:table-cell table:number-columns-repeated="1021"/>
        </table:table-row>
        <table:table-row table:style-name="ro1">
          <table:table-cell table:formula="of:=[.B961]&amp;&quot;-&quot;&amp;[.C961]" office:value-type="string" office:string-value="4621-IORE">
            <text:p>4621-IORE</text:p>
          </table:table-cell>
          <table:table-cell office:value-type="float" office:value="4621">
            <text:p>4621</text:p>
          </table:table-cell>
          <table:table-cell table:style-name="ce1" table:formula="of:=CHAR(RANDBETWEEN(65;90) )&amp;CHAR(RANDBETWEEN(65;90) )&amp;CHAR(RANDBETWEEN(65;90) )&amp;CHAR(RANDBETWEEN(65;90) )" office:value-type="string" office:string-value="IORE">
            <text:p>IORE</text:p>
          </table:table-cell>
          <table:table-cell table:number-columns-repeated="1021"/>
        </table:table-row>
        <table:table-row table:style-name="ro1">
          <table:table-cell table:formula="of:=[.B962]&amp;&quot;-&quot;&amp;[.C962]" office:value-type="string" office:string-value="4622-IBIC">
            <text:p>4622-IBIC</text:p>
          </table:table-cell>
          <table:table-cell office:value-type="float" office:value="4622">
            <text:p>4622</text:p>
          </table:table-cell>
          <table:table-cell table:style-name="ce1" table:formula="of:=CHAR(RANDBETWEEN(65;90) )&amp;CHAR(RANDBETWEEN(65;90) )&amp;CHAR(RANDBETWEEN(65;90) )&amp;CHAR(RANDBETWEEN(65;90) )" office:value-type="string" office:string-value="IBIC">
            <text:p>IBIC</text:p>
          </table:table-cell>
          <table:table-cell table:number-columns-repeated="1021"/>
        </table:table-row>
        <table:table-row table:style-name="ro1">
          <table:table-cell table:formula="of:=[.B963]&amp;&quot;-&quot;&amp;[.C963]" office:value-type="string" office:string-value="4623-PJUU">
            <text:p>4623-PJUU</text:p>
          </table:table-cell>
          <table:table-cell office:value-type="float" office:value="4623">
            <text:p>4623</text:p>
          </table:table-cell>
          <table:table-cell table:style-name="ce1" table:formula="of:=CHAR(RANDBETWEEN(65;90) )&amp;CHAR(RANDBETWEEN(65;90) )&amp;CHAR(RANDBETWEEN(65;90) )&amp;CHAR(RANDBETWEEN(65;90) )" office:value-type="string" office:string-value="PJUU">
            <text:p>PJUU</text:p>
          </table:table-cell>
          <table:table-cell table:number-columns-repeated="1021"/>
        </table:table-row>
        <table:table-row table:style-name="ro1">
          <table:table-cell table:formula="of:=[.B964]&amp;&quot;-&quot;&amp;[.C964]" office:value-type="string" office:string-value="4624-KSVB">
            <text:p>4624-KSVB</text:p>
          </table:table-cell>
          <table:table-cell office:value-type="float" office:value="4624">
            <text:p>4624</text:p>
          </table:table-cell>
          <table:table-cell table:style-name="ce1" table:formula="of:=CHAR(RANDBETWEEN(65;90) )&amp;CHAR(RANDBETWEEN(65;90) )&amp;CHAR(RANDBETWEEN(65;90) )&amp;CHAR(RANDBETWEEN(65;90) )" office:value-type="string" office:string-value="KSVB">
            <text:p>KSVB</text:p>
          </table:table-cell>
          <table:table-cell table:number-columns-repeated="1021"/>
        </table:table-row>
        <table:table-row table:style-name="ro1">
          <table:table-cell table:formula="of:=[.B965]&amp;&quot;-&quot;&amp;[.C965]" office:value-type="string" office:string-value="4625-GWYE">
            <text:p>4625-GWYE</text:p>
          </table:table-cell>
          <table:table-cell office:value-type="float" office:value="4625">
            <text:p>4625</text:p>
          </table:table-cell>
          <table:table-cell table:style-name="ce1" table:formula="of:=CHAR(RANDBETWEEN(65;90) )&amp;CHAR(RANDBETWEEN(65;90) )&amp;CHAR(RANDBETWEEN(65;90) )&amp;CHAR(RANDBETWEEN(65;90) )" office:value-type="string" office:string-value="GWYE">
            <text:p>GWYE</text:p>
          </table:table-cell>
          <table:table-cell table:number-columns-repeated="1021"/>
        </table:table-row>
        <table:table-row table:style-name="ro1">
          <table:table-cell table:formula="of:=[.B966]&amp;&quot;-&quot;&amp;[.C966]" office:value-type="string" office:string-value="4626-LNEM">
            <text:p>4626-LNEM</text:p>
          </table:table-cell>
          <table:table-cell office:value-type="float" office:value="4626">
            <text:p>4626</text:p>
          </table:table-cell>
          <table:table-cell table:style-name="ce1" table:formula="of:=CHAR(RANDBETWEEN(65;90) )&amp;CHAR(RANDBETWEEN(65;90) )&amp;CHAR(RANDBETWEEN(65;90) )&amp;CHAR(RANDBETWEEN(65;90) )" office:value-type="string" office:string-value="LNEM">
            <text:p>LNEM</text:p>
          </table:table-cell>
          <table:table-cell table:number-columns-repeated="1021"/>
        </table:table-row>
        <table:table-row table:style-name="ro1">
          <table:table-cell table:formula="of:=[.B967]&amp;&quot;-&quot;&amp;[.C967]" office:value-type="string" office:string-value="4627-IDBB">
            <text:p>4627-IDBB</text:p>
          </table:table-cell>
          <table:table-cell office:value-type="float" office:value="4627">
            <text:p>4627</text:p>
          </table:table-cell>
          <table:table-cell table:style-name="ce1" table:formula="of:=CHAR(RANDBETWEEN(65;90) )&amp;CHAR(RANDBETWEEN(65;90) )&amp;CHAR(RANDBETWEEN(65;90) )&amp;CHAR(RANDBETWEEN(65;90) )" office:value-type="string" office:string-value="IDBB">
            <text:p>IDBB</text:p>
          </table:table-cell>
          <table:table-cell table:number-columns-repeated="1021"/>
        </table:table-row>
        <table:table-row table:style-name="ro1">
          <table:table-cell table:formula="of:=[.B968]&amp;&quot;-&quot;&amp;[.C968]" office:value-type="string" office:string-value="4628-IBIY">
            <text:p>4628-IBIY</text:p>
          </table:table-cell>
          <table:table-cell office:value-type="float" office:value="4628">
            <text:p>4628</text:p>
          </table:table-cell>
          <table:table-cell table:style-name="ce1" table:formula="of:=CHAR(RANDBETWEEN(65;90) )&amp;CHAR(RANDBETWEEN(65;90) )&amp;CHAR(RANDBETWEEN(65;90) )&amp;CHAR(RANDBETWEEN(65;90) )" office:value-type="string" office:string-value="IBIY">
            <text:p>IBIY</text:p>
          </table:table-cell>
          <table:table-cell table:number-columns-repeated="1021"/>
        </table:table-row>
        <table:table-row table:style-name="ro1">
          <table:table-cell table:formula="of:=[.B969]&amp;&quot;-&quot;&amp;[.C969]" office:value-type="string" office:string-value="4629-LCTL">
            <text:p>4629-LCTL</text:p>
          </table:table-cell>
          <table:table-cell office:value-type="float" office:value="4629">
            <text:p>4629</text:p>
          </table:table-cell>
          <table:table-cell table:style-name="ce1" table:formula="of:=CHAR(RANDBETWEEN(65;90) )&amp;CHAR(RANDBETWEEN(65;90) )&amp;CHAR(RANDBETWEEN(65;90) )&amp;CHAR(RANDBETWEEN(65;90) )" office:value-type="string" office:string-value="LCTL">
            <text:p>LCTL</text:p>
          </table:table-cell>
          <table:table-cell table:number-columns-repeated="1021"/>
        </table:table-row>
        <table:table-row table:style-name="ro1">
          <table:table-cell table:formula="of:=[.B970]&amp;&quot;-&quot;&amp;[.C970]" office:value-type="string" office:string-value="4630-IOHB">
            <text:p>4630-IOHB</text:p>
          </table:table-cell>
          <table:table-cell office:value-type="float" office:value="4630">
            <text:p>4630</text:p>
          </table:table-cell>
          <table:table-cell table:style-name="ce1" table:formula="of:=CHAR(RANDBETWEEN(65;90) )&amp;CHAR(RANDBETWEEN(65;90) )&amp;CHAR(RANDBETWEEN(65;90) )&amp;CHAR(RANDBETWEEN(65;90) )" office:value-type="string" office:string-value="IOHB">
            <text:p>IOHB</text:p>
          </table:table-cell>
          <table:table-cell table:number-columns-repeated="1021"/>
        </table:table-row>
        <table:table-row table:style-name="ro1">
          <table:table-cell table:formula="of:=[.B971]&amp;&quot;-&quot;&amp;[.C971]" office:value-type="string" office:string-value="4631-KJAH">
            <text:p>4631-KJAH</text:p>
          </table:table-cell>
          <table:table-cell office:value-type="float" office:value="4631">
            <text:p>4631</text:p>
          </table:table-cell>
          <table:table-cell table:style-name="ce1" table:formula="of:=CHAR(RANDBETWEEN(65;90) )&amp;CHAR(RANDBETWEEN(65;90) )&amp;CHAR(RANDBETWEEN(65;90) )&amp;CHAR(RANDBETWEEN(65;90) )" office:value-type="string" office:string-value="KJAH">
            <text:p>KJAH</text:p>
          </table:table-cell>
          <table:table-cell table:number-columns-repeated="1021"/>
        </table:table-row>
        <table:table-row table:style-name="ro1">
          <table:table-cell table:formula="of:=[.B972]&amp;&quot;-&quot;&amp;[.C972]" office:value-type="string" office:string-value="4632-ZQKM">
            <text:p>4632-ZQKM</text:p>
          </table:table-cell>
          <table:table-cell office:value-type="float" office:value="4632">
            <text:p>4632</text:p>
          </table:table-cell>
          <table:table-cell table:style-name="ce1" table:formula="of:=CHAR(RANDBETWEEN(65;90) )&amp;CHAR(RANDBETWEEN(65;90) )&amp;CHAR(RANDBETWEEN(65;90) )&amp;CHAR(RANDBETWEEN(65;90) )" office:value-type="string" office:string-value="ZQKM">
            <text:p>ZQKM</text:p>
          </table:table-cell>
          <table:table-cell table:number-columns-repeated="1021"/>
        </table:table-row>
        <table:table-row table:style-name="ro1">
          <table:table-cell table:formula="of:=[.B973]&amp;&quot;-&quot;&amp;[.C973]" office:value-type="string" office:string-value="4633-WFTU">
            <text:p>4633-WFTU</text:p>
          </table:table-cell>
          <table:table-cell office:value-type="float" office:value="4633">
            <text:p>4633</text:p>
          </table:table-cell>
          <table:table-cell table:style-name="ce1" table:formula="of:=CHAR(RANDBETWEEN(65;90) )&amp;CHAR(RANDBETWEEN(65;90) )&amp;CHAR(RANDBETWEEN(65;90) )&amp;CHAR(RANDBETWEEN(65;90) )" office:value-type="string" office:string-value="WFTU">
            <text:p>WFTU</text:p>
          </table:table-cell>
          <table:table-cell table:number-columns-repeated="1021"/>
        </table:table-row>
        <table:table-row table:style-name="ro1">
          <table:table-cell table:formula="of:=[.B974]&amp;&quot;-&quot;&amp;[.C974]" office:value-type="string" office:string-value="4634-CTZA">
            <text:p>4634-CTZA</text:p>
          </table:table-cell>
          <table:table-cell office:value-type="float" office:value="4634">
            <text:p>4634</text:p>
          </table:table-cell>
          <table:table-cell table:style-name="ce1" table:formula="of:=CHAR(RANDBETWEEN(65;90) )&amp;CHAR(RANDBETWEEN(65;90) )&amp;CHAR(RANDBETWEEN(65;90) )&amp;CHAR(RANDBETWEEN(65;90) )" office:value-type="string" office:string-value="CTZA">
            <text:p>CTZA</text:p>
          </table:table-cell>
          <table:table-cell table:number-columns-repeated="1021"/>
        </table:table-row>
        <table:table-row table:style-name="ro1">
          <table:table-cell table:formula="of:=[.B975]&amp;&quot;-&quot;&amp;[.C975]" office:value-type="string" office:string-value="4635-MIEF">
            <text:p>4635-MIEF</text:p>
          </table:table-cell>
          <table:table-cell office:value-type="float" office:value="4635">
            <text:p>4635</text:p>
          </table:table-cell>
          <table:table-cell table:style-name="ce1" table:formula="of:=CHAR(RANDBETWEEN(65;90) )&amp;CHAR(RANDBETWEEN(65;90) )&amp;CHAR(RANDBETWEEN(65;90) )&amp;CHAR(RANDBETWEEN(65;90) )" office:value-type="string" office:string-value="MIEF">
            <text:p>MIEF</text:p>
          </table:table-cell>
          <table:table-cell table:number-columns-repeated="1021"/>
        </table:table-row>
        <table:table-row table:style-name="ro1">
          <table:table-cell table:formula="of:=[.B976]&amp;&quot;-&quot;&amp;[.C976]" office:value-type="string" office:string-value="4636-PVBQ">
            <text:p>4636-PVBQ</text:p>
          </table:table-cell>
          <table:table-cell office:value-type="float" office:value="4636">
            <text:p>4636</text:p>
          </table:table-cell>
          <table:table-cell table:style-name="ce1" table:formula="of:=CHAR(RANDBETWEEN(65;90) )&amp;CHAR(RANDBETWEEN(65;90) )&amp;CHAR(RANDBETWEEN(65;90) )&amp;CHAR(RANDBETWEEN(65;90) )" office:value-type="string" office:string-value="PVBQ">
            <text:p>PVBQ</text:p>
          </table:table-cell>
          <table:table-cell table:number-columns-repeated="1021"/>
        </table:table-row>
        <table:table-row table:style-name="ro1">
          <table:table-cell table:formula="of:=[.B977]&amp;&quot;-&quot;&amp;[.C977]" office:value-type="string" office:string-value="4637-XYLB">
            <text:p>4637-XYLB</text:p>
          </table:table-cell>
          <table:table-cell office:value-type="float" office:value="4637">
            <text:p>4637</text:p>
          </table:table-cell>
          <table:table-cell table:style-name="ce1" table:formula="of:=CHAR(RANDBETWEEN(65;90) )&amp;CHAR(RANDBETWEEN(65;90) )&amp;CHAR(RANDBETWEEN(65;90) )&amp;CHAR(RANDBETWEEN(65;90) )" office:value-type="string" office:string-value="XYLB">
            <text:p>XYLB</text:p>
          </table:table-cell>
          <table:table-cell table:number-columns-repeated="1021"/>
        </table:table-row>
        <table:table-row table:style-name="ro1">
          <table:table-cell table:formula="of:=[.B978]&amp;&quot;-&quot;&amp;[.C978]" office:value-type="string" office:string-value="4638-EJBN">
            <text:p>4638-EJBN</text:p>
          </table:table-cell>
          <table:table-cell office:value-type="float" office:value="4638">
            <text:p>4638</text:p>
          </table:table-cell>
          <table:table-cell table:style-name="ce1" table:formula="of:=CHAR(RANDBETWEEN(65;90) )&amp;CHAR(RANDBETWEEN(65;90) )&amp;CHAR(RANDBETWEEN(65;90) )&amp;CHAR(RANDBETWEEN(65;90) )" office:value-type="string" office:string-value="EJBN">
            <text:p>EJBN</text:p>
          </table:table-cell>
          <table:table-cell table:number-columns-repeated="1021"/>
        </table:table-row>
        <table:table-row table:style-name="ro1">
          <table:table-cell table:formula="of:=[.B979]&amp;&quot;-&quot;&amp;[.C979]" office:value-type="string" office:string-value="4639-VTTQ">
            <text:p>4639-VTTQ</text:p>
          </table:table-cell>
          <table:table-cell office:value-type="float" office:value="4639">
            <text:p>4639</text:p>
          </table:table-cell>
          <table:table-cell table:style-name="ce1" table:formula="of:=CHAR(RANDBETWEEN(65;90) )&amp;CHAR(RANDBETWEEN(65;90) )&amp;CHAR(RANDBETWEEN(65;90) )&amp;CHAR(RANDBETWEEN(65;90) )" office:value-type="string" office:string-value="VTTQ">
            <text:p>VTTQ</text:p>
          </table:table-cell>
          <table:table-cell table:number-columns-repeated="1021"/>
        </table:table-row>
        <table:table-row table:style-name="ro1">
          <table:table-cell table:formula="of:=[.B980]&amp;&quot;-&quot;&amp;[.C980]" office:value-type="string" office:string-value="4640-GLHX">
            <text:p>4640-GLHX</text:p>
          </table:table-cell>
          <table:table-cell office:value-type="float" office:value="4640">
            <text:p>4640</text:p>
          </table:table-cell>
          <table:table-cell table:style-name="ce1" table:formula="of:=CHAR(RANDBETWEEN(65;90) )&amp;CHAR(RANDBETWEEN(65;90) )&amp;CHAR(RANDBETWEEN(65;90) )&amp;CHAR(RANDBETWEEN(65;90) )" office:value-type="string" office:string-value="GLHX">
            <text:p>GLHX</text:p>
          </table:table-cell>
          <table:table-cell table:number-columns-repeated="1021"/>
        </table:table-row>
        <table:table-row table:style-name="ro1">
          <table:table-cell table:formula="of:=[.B981]&amp;&quot;-&quot;&amp;[.C981]" office:value-type="string" office:string-value="4641-RXHX">
            <text:p>4641-RXHX</text:p>
          </table:table-cell>
          <table:table-cell office:value-type="float" office:value="4641">
            <text:p>4641</text:p>
          </table:table-cell>
          <table:table-cell table:style-name="ce1" table:formula="of:=CHAR(RANDBETWEEN(65;90) )&amp;CHAR(RANDBETWEEN(65;90) )&amp;CHAR(RANDBETWEEN(65;90) )&amp;CHAR(RANDBETWEEN(65;90) )" office:value-type="string" office:string-value="RXHX">
            <text:p>RXHX</text:p>
          </table:table-cell>
          <table:table-cell table:number-columns-repeated="1021"/>
        </table:table-row>
        <table:table-row table:style-name="ro1">
          <table:table-cell table:formula="of:=[.B982]&amp;&quot;-&quot;&amp;[.C982]" office:value-type="string" office:string-value="4642-CXMR">
            <text:p>4642-CXMR</text:p>
          </table:table-cell>
          <table:table-cell office:value-type="float" office:value="4642">
            <text:p>4642</text:p>
          </table:table-cell>
          <table:table-cell table:style-name="ce1" table:formula="of:=CHAR(RANDBETWEEN(65;90) )&amp;CHAR(RANDBETWEEN(65;90) )&amp;CHAR(RANDBETWEEN(65;90) )&amp;CHAR(RANDBETWEEN(65;90) )" office:value-type="string" office:string-value="CXMR">
            <text:p>CXMR</text:p>
          </table:table-cell>
          <table:table-cell table:number-columns-repeated="1021"/>
        </table:table-row>
        <table:table-row table:style-name="ro1">
          <table:table-cell table:formula="of:=[.B983]&amp;&quot;-&quot;&amp;[.C983]" office:value-type="string" office:string-value="4643-BXFR">
            <text:p>4643-BXFR</text:p>
          </table:table-cell>
          <table:table-cell office:value-type="float" office:value="4643">
            <text:p>4643</text:p>
          </table:table-cell>
          <table:table-cell table:style-name="ce1" table:formula="of:=CHAR(RANDBETWEEN(65;90) )&amp;CHAR(RANDBETWEEN(65;90) )&amp;CHAR(RANDBETWEEN(65;90) )&amp;CHAR(RANDBETWEEN(65;90) )" office:value-type="string" office:string-value="BXFR">
            <text:p>BXFR</text:p>
          </table:table-cell>
          <table:table-cell table:number-columns-repeated="1021"/>
        </table:table-row>
        <table:table-row table:style-name="ro1">
          <table:table-cell table:formula="of:=[.B984]&amp;&quot;-&quot;&amp;[.C984]" office:value-type="string" office:string-value="4644-USWV">
            <text:p>4644-USWV</text:p>
          </table:table-cell>
          <table:table-cell office:value-type="float" office:value="4644">
            <text:p>4644</text:p>
          </table:table-cell>
          <table:table-cell table:style-name="ce1" table:formula="of:=CHAR(RANDBETWEEN(65;90) )&amp;CHAR(RANDBETWEEN(65;90) )&amp;CHAR(RANDBETWEEN(65;90) )&amp;CHAR(RANDBETWEEN(65;90) )" office:value-type="string" office:string-value="USWV">
            <text:p>USWV</text:p>
          </table:table-cell>
          <table:table-cell table:number-columns-repeated="1021"/>
        </table:table-row>
        <table:table-row table:style-name="ro1">
          <table:table-cell table:formula="of:=[.B985]&amp;&quot;-&quot;&amp;[.C985]" office:value-type="string" office:string-value="4645-LQQN">
            <text:p>4645-LQQN</text:p>
          </table:table-cell>
          <table:table-cell office:value-type="float" office:value="4645">
            <text:p>4645</text:p>
          </table:table-cell>
          <table:table-cell table:style-name="ce1" table:formula="of:=CHAR(RANDBETWEEN(65;90) )&amp;CHAR(RANDBETWEEN(65;90) )&amp;CHAR(RANDBETWEEN(65;90) )&amp;CHAR(RANDBETWEEN(65;90) )" office:value-type="string" office:string-value="LQQN">
            <text:p>LQQN</text:p>
          </table:table-cell>
          <table:table-cell table:number-columns-repeated="1021"/>
        </table:table-row>
        <table:table-row table:style-name="ro1">
          <table:table-cell table:formula="of:=[.B986]&amp;&quot;-&quot;&amp;[.C986]" office:value-type="string" office:string-value="4646-DLRY">
            <text:p>4646-DLRY</text:p>
          </table:table-cell>
          <table:table-cell office:value-type="float" office:value="4646">
            <text:p>4646</text:p>
          </table:table-cell>
          <table:table-cell table:style-name="ce1" table:formula="of:=CHAR(RANDBETWEEN(65;90) )&amp;CHAR(RANDBETWEEN(65;90) )&amp;CHAR(RANDBETWEEN(65;90) )&amp;CHAR(RANDBETWEEN(65;90) )" office:value-type="string" office:string-value="DLRY">
            <text:p>DLRY</text:p>
          </table:table-cell>
          <table:table-cell table:number-columns-repeated="1021"/>
        </table:table-row>
        <table:table-row table:style-name="ro1">
          <table:table-cell table:formula="of:=[.B987]&amp;&quot;-&quot;&amp;[.C987]" office:value-type="string" office:string-value="4647-IHOF">
            <text:p>4647-IHOF</text:p>
          </table:table-cell>
          <table:table-cell office:value-type="float" office:value="4647">
            <text:p>4647</text:p>
          </table:table-cell>
          <table:table-cell table:style-name="ce1" table:formula="of:=CHAR(RANDBETWEEN(65;90) )&amp;CHAR(RANDBETWEEN(65;90) )&amp;CHAR(RANDBETWEEN(65;90) )&amp;CHAR(RANDBETWEEN(65;90) )" office:value-type="string" office:string-value="IHOF">
            <text:p>IHOF</text:p>
          </table:table-cell>
          <table:table-cell table:number-columns-repeated="1021"/>
        </table:table-row>
        <table:table-row table:style-name="ro1">
          <table:table-cell table:formula="of:=[.B988]&amp;&quot;-&quot;&amp;[.C988]" office:value-type="string" office:string-value="4648-THXH">
            <text:p>4648-THXH</text:p>
          </table:table-cell>
          <table:table-cell office:value-type="float" office:value="4648">
            <text:p>4648</text:p>
          </table:table-cell>
          <table:table-cell table:style-name="ce1" table:formula="of:=CHAR(RANDBETWEEN(65;90) )&amp;CHAR(RANDBETWEEN(65;90) )&amp;CHAR(RANDBETWEEN(65;90) )&amp;CHAR(RANDBETWEEN(65;90) )" office:value-type="string" office:string-value="THXH">
            <text:p>THXH</text:p>
          </table:table-cell>
          <table:table-cell table:number-columns-repeated="1021"/>
        </table:table-row>
        <table:table-row table:style-name="ro1">
          <table:table-cell table:formula="of:=[.B989]&amp;&quot;-&quot;&amp;[.C989]" office:value-type="string" office:string-value="4649-TQEL">
            <text:p>4649-TQEL</text:p>
          </table:table-cell>
          <table:table-cell office:value-type="float" office:value="4649">
            <text:p>4649</text:p>
          </table:table-cell>
          <table:table-cell table:style-name="ce1" table:formula="of:=CHAR(RANDBETWEEN(65;90) )&amp;CHAR(RANDBETWEEN(65;90) )&amp;CHAR(RANDBETWEEN(65;90) )&amp;CHAR(RANDBETWEEN(65;90) )" office:value-type="string" office:string-value="TQEL">
            <text:p>TQEL</text:p>
          </table:table-cell>
          <table:table-cell table:number-columns-repeated="1021"/>
        </table:table-row>
        <table:table-row table:style-name="ro1">
          <table:table-cell table:formula="of:=[.B990]&amp;&quot;-&quot;&amp;[.C990]" office:value-type="string" office:string-value="4650-DXSA">
            <text:p>4650-DXSA</text:p>
          </table:table-cell>
          <table:table-cell office:value-type="float" office:value="4650">
            <text:p>4650</text:p>
          </table:table-cell>
          <table:table-cell table:style-name="ce1" table:formula="of:=CHAR(RANDBETWEEN(65;90) )&amp;CHAR(RANDBETWEEN(65;90) )&amp;CHAR(RANDBETWEEN(65;90) )&amp;CHAR(RANDBETWEEN(65;90) )" office:value-type="string" office:string-value="DXSA">
            <text:p>DXSA</text:p>
          </table:table-cell>
          <table:table-cell table:number-columns-repeated="1021"/>
        </table:table-row>
        <table:table-row table:style-name="ro1">
          <table:table-cell table:formula="of:=[.B991]&amp;&quot;-&quot;&amp;[.C991]" office:value-type="string" office:string-value="4651-QJFO">
            <text:p>4651-QJFO</text:p>
          </table:table-cell>
          <table:table-cell office:value-type="float" office:value="4651">
            <text:p>4651</text:p>
          </table:table-cell>
          <table:table-cell table:style-name="ce1" table:formula="of:=CHAR(RANDBETWEEN(65;90) )&amp;CHAR(RANDBETWEEN(65;90) )&amp;CHAR(RANDBETWEEN(65;90) )&amp;CHAR(RANDBETWEEN(65;90) )" office:value-type="string" office:string-value="QJFO">
            <text:p>QJFO</text:p>
          </table:table-cell>
          <table:table-cell table:number-columns-repeated="1021"/>
        </table:table-row>
        <table:table-row table:style-name="ro1">
          <table:table-cell table:formula="of:=[.B992]&amp;&quot;-&quot;&amp;[.C992]" office:value-type="string" office:string-value="4652-EUMO">
            <text:p>4652-EUMO</text:p>
          </table:table-cell>
          <table:table-cell office:value-type="float" office:value="4652">
            <text:p>4652</text:p>
          </table:table-cell>
          <table:table-cell table:style-name="ce1" table:formula="of:=CHAR(RANDBETWEEN(65;90) )&amp;CHAR(RANDBETWEEN(65;90) )&amp;CHAR(RANDBETWEEN(65;90) )&amp;CHAR(RANDBETWEEN(65;90) )" office:value-type="string" office:string-value="EUMO">
            <text:p>EUMO</text:p>
          </table:table-cell>
          <table:table-cell table:number-columns-repeated="1021"/>
        </table:table-row>
        <table:table-row table:style-name="ro1">
          <table:table-cell table:formula="of:=[.B993]&amp;&quot;-&quot;&amp;[.C993]" office:value-type="string" office:string-value="4653-MRHH">
            <text:p>4653-MRHH</text:p>
          </table:table-cell>
          <table:table-cell office:value-type="float" office:value="4653">
            <text:p>4653</text:p>
          </table:table-cell>
          <table:table-cell table:style-name="ce1" table:formula="of:=CHAR(RANDBETWEEN(65;90) )&amp;CHAR(RANDBETWEEN(65;90) )&amp;CHAR(RANDBETWEEN(65;90) )&amp;CHAR(RANDBETWEEN(65;90) )" office:value-type="string" office:string-value="MRHH">
            <text:p>MRHH</text:p>
          </table:table-cell>
          <table:table-cell table:number-columns-repeated="1021"/>
        </table:table-row>
        <table:table-row table:style-name="ro1">
          <table:table-cell table:formula="of:=[.B994]&amp;&quot;-&quot;&amp;[.C994]" office:value-type="string" office:string-value="4654-UIWO">
            <text:p>4654-UIWO</text:p>
          </table:table-cell>
          <table:table-cell office:value-type="float" office:value="4654">
            <text:p>4654</text:p>
          </table:table-cell>
          <table:table-cell table:style-name="ce1" table:formula="of:=CHAR(RANDBETWEEN(65;90) )&amp;CHAR(RANDBETWEEN(65;90) )&amp;CHAR(RANDBETWEEN(65;90) )&amp;CHAR(RANDBETWEEN(65;90) )" office:value-type="string" office:string-value="UIWO">
            <text:p>UIWO</text:p>
          </table:table-cell>
          <table:table-cell table:number-columns-repeated="1021"/>
        </table:table-row>
        <table:table-row table:style-name="ro1">
          <table:table-cell table:formula="of:=[.B995]&amp;&quot;-&quot;&amp;[.C995]" office:value-type="string" office:string-value="4655-HSLM">
            <text:p>4655-HSLM</text:p>
          </table:table-cell>
          <table:table-cell office:value-type="float" office:value="4655">
            <text:p>4655</text:p>
          </table:table-cell>
          <table:table-cell table:style-name="ce1" table:formula="of:=CHAR(RANDBETWEEN(65;90) )&amp;CHAR(RANDBETWEEN(65;90) )&amp;CHAR(RANDBETWEEN(65;90) )&amp;CHAR(RANDBETWEEN(65;90) )" office:value-type="string" office:string-value="HSLM">
            <text:p>HSLM</text:p>
          </table:table-cell>
          <table:table-cell table:number-columns-repeated="1021"/>
        </table:table-row>
        <table:table-row table:style-name="ro1">
          <table:table-cell table:formula="of:=[.B996]&amp;&quot;-&quot;&amp;[.C996]" office:value-type="string" office:string-value="4656-VBBR">
            <text:p>4656-VBBR</text:p>
          </table:table-cell>
          <table:table-cell office:value-type="float" office:value="4656">
            <text:p>4656</text:p>
          </table:table-cell>
          <table:table-cell table:style-name="ce1" table:formula="of:=CHAR(RANDBETWEEN(65;90) )&amp;CHAR(RANDBETWEEN(65;90) )&amp;CHAR(RANDBETWEEN(65;90) )&amp;CHAR(RANDBETWEEN(65;90) )" office:value-type="string" office:string-value="VBBR">
            <text:p>VBBR</text:p>
          </table:table-cell>
          <table:table-cell table:number-columns-repeated="1021"/>
        </table:table-row>
        <table:table-row table:style-name="ro1">
          <table:table-cell table:formula="of:=[.B997]&amp;&quot;-&quot;&amp;[.C997]" office:value-type="string" office:string-value="4657-CJJL">
            <text:p>4657-CJJL</text:p>
          </table:table-cell>
          <table:table-cell office:value-type="float" office:value="4657">
            <text:p>4657</text:p>
          </table:table-cell>
          <table:table-cell table:style-name="ce1" table:formula="of:=CHAR(RANDBETWEEN(65;90) )&amp;CHAR(RANDBETWEEN(65;90) )&amp;CHAR(RANDBETWEEN(65;90) )&amp;CHAR(RANDBETWEEN(65;90) )" office:value-type="string" office:string-value="CJJL">
            <text:p>CJJL</text:p>
          </table:table-cell>
          <table:table-cell table:number-columns-repeated="1021"/>
        </table:table-row>
        <table:table-row table:style-name="ro1">
          <table:table-cell table:formula="of:=[.B998]&amp;&quot;-&quot;&amp;[.C998]" office:value-type="string" office:string-value="4658-PCJT">
            <text:p>4658-PCJT</text:p>
          </table:table-cell>
          <table:table-cell office:value-type="float" office:value="4658">
            <text:p>4658</text:p>
          </table:table-cell>
          <table:table-cell table:style-name="ce1" table:formula="of:=CHAR(RANDBETWEEN(65;90) )&amp;CHAR(RANDBETWEEN(65;90) )&amp;CHAR(RANDBETWEEN(65;90) )&amp;CHAR(RANDBETWEEN(65;90) )" office:value-type="string" office:string-value="PCJT">
            <text:p>PCJT</text:p>
          </table:table-cell>
          <table:table-cell table:number-columns-repeated="1021"/>
        </table:table-row>
        <table:table-row table:style-name="ro1">
          <table:table-cell table:formula="of:=[.B999]&amp;&quot;-&quot;&amp;[.C999]" office:value-type="string" office:string-value="4659-WYSG">
            <text:p>4659-WYSG</text:p>
          </table:table-cell>
          <table:table-cell office:value-type="float" office:value="4659">
            <text:p>4659</text:p>
          </table:table-cell>
          <table:table-cell table:style-name="ce1" table:formula="of:=CHAR(RANDBETWEEN(65;90) )&amp;CHAR(RANDBETWEEN(65;90) )&amp;CHAR(RANDBETWEEN(65;90) )&amp;CHAR(RANDBETWEEN(65;90) )" office:value-type="string" office:string-value="WYSG">
            <text:p>WYSG</text:p>
          </table:table-cell>
          <table:table-cell table:number-columns-repeated="1021"/>
        </table:table-row>
        <table:table-row table:style-name="ro1">
          <table:table-cell table:formula="of:=[.B1000]&amp;&quot;-&quot;&amp;[.C1000]" office:value-type="string" office:string-value="4660-IDZL">
            <text:p>4660-IDZL</text:p>
          </table:table-cell>
          <table:table-cell office:value-type="float" office:value="4660">
            <text:p>4660</text:p>
          </table:table-cell>
          <table:table-cell table:style-name="ce1" table:formula="of:=CHAR(RANDBETWEEN(65;90) )&amp;CHAR(RANDBETWEEN(65;90) )&amp;CHAR(RANDBETWEEN(65;90) )&amp;CHAR(RANDBETWEEN(65;90) )" office:value-type="string" office:string-value="IDZL">
            <text:p>IDZL</text:p>
          </table:table-cell>
          <table:table-cell table:number-columns-repeated="1021"/>
        </table:table-row>
        <table:table-row table:style-name="ro1">
          <table:table-cell table:formula="of:=[.B1001]&amp;&quot;-&quot;&amp;[.C1001]" office:value-type="string" office:string-value="4661-CHDN">
            <text:p>4661-CHDN</text:p>
          </table:table-cell>
          <table:table-cell office:value-type="float" office:value="4661">
            <text:p>4661</text:p>
          </table:table-cell>
          <table:table-cell table:style-name="ce1" table:formula="of:=CHAR(RANDBETWEEN(65;90) )&amp;CHAR(RANDBETWEEN(65;90) )&amp;CHAR(RANDBETWEEN(65;90) )&amp;CHAR(RANDBETWEEN(65;90) )" office:value-type="string" office:string-value="CHDN">
            <text:p>CHDN</text:p>
          </table:table-cell>
          <table:table-cell table:number-columns-repeated="1021"/>
        </table:table-row>
        <table:table-row table:style-name="ro1">
          <table:table-cell table:formula="of:=[.B1002]&amp;&quot;-&quot;&amp;[.C1002]" office:value-type="string" office:string-value="4662-FCEE">
            <text:p>4662-FCEE</text:p>
          </table:table-cell>
          <table:table-cell office:value-type="float" office:value="4662">
            <text:p>4662</text:p>
          </table:table-cell>
          <table:table-cell table:style-name="ce1" table:formula="of:=CHAR(RANDBETWEEN(65;90) )&amp;CHAR(RANDBETWEEN(65;90) )&amp;CHAR(RANDBETWEEN(65;90) )&amp;CHAR(RANDBETWEEN(65;90) )" office:value-type="string" office:string-value="FCEE">
            <text:p>FCEE</text:p>
          </table:table-cell>
          <table:table-cell table:number-columns-repeated="1021"/>
        </table:table-row>
        <table:table-row table:style-name="ro1">
          <table:table-cell table:formula="of:=[.B1003]&amp;&quot;-&quot;&amp;[.C1003]" office:value-type="string" office:string-value="4663-ZNBW">
            <text:p>4663-ZNBW</text:p>
          </table:table-cell>
          <table:table-cell office:value-type="float" office:value="4663">
            <text:p>4663</text:p>
          </table:table-cell>
          <table:table-cell table:style-name="ce1" table:formula="of:=CHAR(RANDBETWEEN(65;90) )&amp;CHAR(RANDBETWEEN(65;90) )&amp;CHAR(RANDBETWEEN(65;90) )&amp;CHAR(RANDBETWEEN(65;90) )" office:value-type="string" office:string-value="ZNBW">
            <text:p>ZNBW</text:p>
          </table:table-cell>
          <table:table-cell table:number-columns-repeated="1021"/>
        </table:table-row>
        <table:table-row table:style-name="ro1">
          <table:table-cell table:formula="of:=[.B1004]&amp;&quot;-&quot;&amp;[.C1004]" office:value-type="string" office:string-value="4664-XXMU">
            <text:p>4664-XXMU</text:p>
          </table:table-cell>
          <table:table-cell office:value-type="float" office:value="4664">
            <text:p>4664</text:p>
          </table:table-cell>
          <table:table-cell table:style-name="ce1" table:formula="of:=CHAR(RANDBETWEEN(65;90) )&amp;CHAR(RANDBETWEEN(65;90) )&amp;CHAR(RANDBETWEEN(65;90) )&amp;CHAR(RANDBETWEEN(65;90) )" office:value-type="string" office:string-value="XXMU">
            <text:p>XXMU</text:p>
          </table:table-cell>
          <table:table-cell table:number-columns-repeated="1021"/>
        </table:table-row>
        <table:table-row table:style-name="ro1">
          <table:table-cell table:formula="of:=[.B1005]&amp;&quot;-&quot;&amp;[.C1005]" office:value-type="string" office:string-value="4665-ODYH">
            <text:p>4665-ODYH</text:p>
          </table:table-cell>
          <table:table-cell office:value-type="float" office:value="4665">
            <text:p>4665</text:p>
          </table:table-cell>
          <table:table-cell table:style-name="ce1" table:formula="of:=CHAR(RANDBETWEEN(65;90) )&amp;CHAR(RANDBETWEEN(65;90) )&amp;CHAR(RANDBETWEEN(65;90) )&amp;CHAR(RANDBETWEEN(65;90) )" office:value-type="string" office:string-value="ODYH">
            <text:p>ODYH</text:p>
          </table:table-cell>
          <table:table-cell table:number-columns-repeated="1021"/>
        </table:table-row>
        <table:table-row table:style-name="ro1">
          <table:table-cell table:formula="of:=[.B1006]&amp;&quot;-&quot;&amp;[.C1006]" office:value-type="string" office:string-value="4666-CYTF">
            <text:p>4666-CYTF</text:p>
          </table:table-cell>
          <table:table-cell office:value-type="float" office:value="4666">
            <text:p>4666</text:p>
          </table:table-cell>
          <table:table-cell table:style-name="ce1" table:formula="of:=CHAR(RANDBETWEEN(65;90) )&amp;CHAR(RANDBETWEEN(65;90) )&amp;CHAR(RANDBETWEEN(65;90) )&amp;CHAR(RANDBETWEEN(65;90) )" office:value-type="string" office:string-value="CYTF">
            <text:p>CYTF</text:p>
          </table:table-cell>
          <table:table-cell table:number-columns-repeated="1021"/>
        </table:table-row>
        <table:table-row table:style-name="ro1">
          <table:table-cell table:formula="of:=[.B1007]&amp;&quot;-&quot;&amp;[.C1007]" office:value-type="string" office:string-value="4667-ECQP">
            <text:p>4667-ECQP</text:p>
          </table:table-cell>
          <table:table-cell office:value-type="float" office:value="4667">
            <text:p>4667</text:p>
          </table:table-cell>
          <table:table-cell table:style-name="ce1" table:formula="of:=CHAR(RANDBETWEEN(65;90) )&amp;CHAR(RANDBETWEEN(65;90) )&amp;CHAR(RANDBETWEEN(65;90) )&amp;CHAR(RANDBETWEEN(65;90) )" office:value-type="string" office:string-value="ECQP">
            <text:p>ECQP</text:p>
          </table:table-cell>
          <table:table-cell table:number-columns-repeated="1021"/>
        </table:table-row>
        <table:table-row table:style-name="ro1">
          <table:table-cell table:formula="of:=[.B1008]&amp;&quot;-&quot;&amp;[.C1008]" office:value-type="string" office:string-value="4668-COUL">
            <text:p>4668-COUL</text:p>
          </table:table-cell>
          <table:table-cell office:value-type="float" office:value="4668">
            <text:p>4668</text:p>
          </table:table-cell>
          <table:table-cell table:style-name="ce1" table:formula="of:=CHAR(RANDBETWEEN(65;90) )&amp;CHAR(RANDBETWEEN(65;90) )&amp;CHAR(RANDBETWEEN(65;90) )&amp;CHAR(RANDBETWEEN(65;90) )" office:value-type="string" office:string-value="COUL">
            <text:p>COUL</text:p>
          </table:table-cell>
          <table:table-cell table:number-columns-repeated="1021"/>
        </table:table-row>
        <table:table-row table:style-name="ro1">
          <table:table-cell table:formula="of:=[.B1009]&amp;&quot;-&quot;&amp;[.C1009]" office:value-type="string" office:string-value="4669-PCGB">
            <text:p>4669-PCGB</text:p>
          </table:table-cell>
          <table:table-cell office:value-type="float" office:value="4669">
            <text:p>4669</text:p>
          </table:table-cell>
          <table:table-cell table:style-name="ce1" table:formula="of:=CHAR(RANDBETWEEN(65;90) )&amp;CHAR(RANDBETWEEN(65;90) )&amp;CHAR(RANDBETWEEN(65;90) )&amp;CHAR(RANDBETWEEN(65;90) )" office:value-type="string" office:string-value="PCGB">
            <text:p>PCGB</text:p>
          </table:table-cell>
          <table:table-cell table:number-columns-repeated="1021"/>
        </table:table-row>
        <table:table-row table:style-name="ro1">
          <table:table-cell table:formula="of:=[.B1010]&amp;&quot;-&quot;&amp;[.C1010]" office:value-type="string" office:string-value="4670-WFME">
            <text:p>4670-WFME</text:p>
          </table:table-cell>
          <table:table-cell office:value-type="float" office:value="4670">
            <text:p>4670</text:p>
          </table:table-cell>
          <table:table-cell table:style-name="ce1" table:formula="of:=CHAR(RANDBETWEEN(65;90) )&amp;CHAR(RANDBETWEEN(65;90) )&amp;CHAR(RANDBETWEEN(65;90) )&amp;CHAR(RANDBETWEEN(65;90) )" office:value-type="string" office:string-value="WFME">
            <text:p>WFME</text:p>
          </table:table-cell>
          <table:table-cell table:number-columns-repeated="1021"/>
        </table:table-row>
        <table:table-row table:style-name="ro1">
          <table:table-cell table:formula="of:=[.B1011]&amp;&quot;-&quot;&amp;[.C1011]" office:value-type="string" office:string-value="4671-BNSF">
            <text:p>4671-BNSF</text:p>
          </table:table-cell>
          <table:table-cell office:value-type="float" office:value="4671">
            <text:p>4671</text:p>
          </table:table-cell>
          <table:table-cell table:style-name="ce1" table:formula="of:=CHAR(RANDBETWEEN(65;90) )&amp;CHAR(RANDBETWEEN(65;90) )&amp;CHAR(RANDBETWEEN(65;90) )&amp;CHAR(RANDBETWEEN(65;90) )" office:value-type="string" office:string-value="BNSF">
            <text:p>BNSF</text:p>
          </table:table-cell>
          <table:table-cell table:number-columns-repeated="1021"/>
        </table:table-row>
        <table:table-row table:style-name="ro1">
          <table:table-cell table:formula="of:=[.B1012]&amp;&quot;-&quot;&amp;[.C1012]" office:value-type="string" office:string-value="4672-JZRZ">
            <text:p>4672-JZRZ</text:p>
          </table:table-cell>
          <table:table-cell office:value-type="float" office:value="4672">
            <text:p>4672</text:p>
          </table:table-cell>
          <table:table-cell table:style-name="ce1" table:formula="of:=CHAR(RANDBETWEEN(65;90) )&amp;CHAR(RANDBETWEEN(65;90) )&amp;CHAR(RANDBETWEEN(65;90) )&amp;CHAR(RANDBETWEEN(65;90) )" office:value-type="string" office:string-value="JZRZ">
            <text:p>JZRZ</text:p>
          </table:table-cell>
          <table:table-cell table:number-columns-repeated="1021"/>
        </table:table-row>
        <table:table-row table:style-name="ro1">
          <table:table-cell table:formula="of:=[.B1013]&amp;&quot;-&quot;&amp;[.C1013]" office:value-type="string" office:string-value="4673-FQGA">
            <text:p>4673-FQGA</text:p>
          </table:table-cell>
          <table:table-cell office:value-type="float" office:value="4673">
            <text:p>4673</text:p>
          </table:table-cell>
          <table:table-cell table:style-name="ce1" table:formula="of:=CHAR(RANDBETWEEN(65;90) )&amp;CHAR(RANDBETWEEN(65;90) )&amp;CHAR(RANDBETWEEN(65;90) )&amp;CHAR(RANDBETWEEN(65;90) )" office:value-type="string" office:string-value="FQGA">
            <text:p>FQGA</text:p>
          </table:table-cell>
          <table:table-cell table:number-columns-repeated="1021"/>
        </table:table-row>
        <table:table-row table:style-name="ro1">
          <table:table-cell table:formula="of:=[.B1014]&amp;&quot;-&quot;&amp;[.C1014]" office:value-type="string" office:string-value="4674-ROXH">
            <text:p>4674-ROXH</text:p>
          </table:table-cell>
          <table:table-cell office:value-type="float" office:value="4674">
            <text:p>4674</text:p>
          </table:table-cell>
          <table:table-cell table:style-name="ce1" table:formula="of:=CHAR(RANDBETWEEN(65;90) )&amp;CHAR(RANDBETWEEN(65;90) )&amp;CHAR(RANDBETWEEN(65;90) )&amp;CHAR(RANDBETWEEN(65;90) )" office:value-type="string" office:string-value="ROXH">
            <text:p>ROXH</text:p>
          </table:table-cell>
          <table:table-cell table:number-columns-repeated="1021"/>
        </table:table-row>
        <table:table-row table:style-name="ro1">
          <table:table-cell table:formula="of:=[.B1015]&amp;&quot;-&quot;&amp;[.C1015]" office:value-type="string" office:string-value="4675-CNWQ">
            <text:p>4675-CNWQ</text:p>
          </table:table-cell>
          <table:table-cell office:value-type="float" office:value="4675">
            <text:p>4675</text:p>
          </table:table-cell>
          <table:table-cell table:style-name="ce1" table:formula="of:=CHAR(RANDBETWEEN(65;90) )&amp;CHAR(RANDBETWEEN(65;90) )&amp;CHAR(RANDBETWEEN(65;90) )&amp;CHAR(RANDBETWEEN(65;90) )" office:value-type="string" office:string-value="CNWQ">
            <text:p>CNWQ</text:p>
          </table:table-cell>
          <table:table-cell table:number-columns-repeated="1021"/>
        </table:table-row>
        <table:table-row table:style-name="ro1">
          <table:table-cell table:formula="of:=[.B1016]&amp;&quot;-&quot;&amp;[.C1016]" office:value-type="string" office:string-value="4676-GIZB">
            <text:p>4676-GIZB</text:p>
          </table:table-cell>
          <table:table-cell office:value-type="float" office:value="4676">
            <text:p>4676</text:p>
          </table:table-cell>
          <table:table-cell table:style-name="ce1" table:formula="of:=CHAR(RANDBETWEEN(65;90) )&amp;CHAR(RANDBETWEEN(65;90) )&amp;CHAR(RANDBETWEEN(65;90) )&amp;CHAR(RANDBETWEEN(65;90) )" office:value-type="string" office:string-value="GIZB">
            <text:p>GIZB</text:p>
          </table:table-cell>
          <table:table-cell table:number-columns-repeated="1021"/>
        </table:table-row>
        <table:table-row table:style-name="ro1">
          <table:table-cell table:formula="of:=[.B1017]&amp;&quot;-&quot;&amp;[.C1017]" office:value-type="string" office:string-value="4677-OEYQ">
            <text:p>4677-OEYQ</text:p>
          </table:table-cell>
          <table:table-cell office:value-type="float" office:value="4677">
            <text:p>4677</text:p>
          </table:table-cell>
          <table:table-cell table:style-name="ce1" table:formula="of:=CHAR(RANDBETWEEN(65;90) )&amp;CHAR(RANDBETWEEN(65;90) )&amp;CHAR(RANDBETWEEN(65;90) )&amp;CHAR(RANDBETWEEN(65;90) )" office:value-type="string" office:string-value="OEYQ">
            <text:p>OEYQ</text:p>
          </table:table-cell>
          <table:table-cell table:number-columns-repeated="1021"/>
        </table:table-row>
        <table:table-row table:style-name="ro1">
          <table:table-cell table:formula="of:=[.B1018]&amp;&quot;-&quot;&amp;[.C1018]" office:value-type="string" office:string-value="4678-JJVV">
            <text:p>4678-JJVV</text:p>
          </table:table-cell>
          <table:table-cell office:value-type="float" office:value="4678">
            <text:p>4678</text:p>
          </table:table-cell>
          <table:table-cell table:style-name="ce1" table:formula="of:=CHAR(RANDBETWEEN(65;90) )&amp;CHAR(RANDBETWEEN(65;90) )&amp;CHAR(RANDBETWEEN(65;90) )&amp;CHAR(RANDBETWEEN(65;90) )" office:value-type="string" office:string-value="JJVV">
            <text:p>JJVV</text:p>
          </table:table-cell>
          <table:table-cell table:number-columns-repeated="1021"/>
        </table:table-row>
        <table:table-row table:style-name="ro1">
          <table:table-cell table:formula="of:=[.B1019]&amp;&quot;-&quot;&amp;[.C1019]" office:value-type="string" office:string-value="4679-YVOP">
            <text:p>4679-YVOP</text:p>
          </table:table-cell>
          <table:table-cell office:value-type="float" office:value="4679">
            <text:p>4679</text:p>
          </table:table-cell>
          <table:table-cell table:style-name="ce1" table:formula="of:=CHAR(RANDBETWEEN(65;90) )&amp;CHAR(RANDBETWEEN(65;90) )&amp;CHAR(RANDBETWEEN(65;90) )&amp;CHAR(RANDBETWEEN(65;90) )" office:value-type="string" office:string-value="YVOP">
            <text:p>YVOP</text:p>
          </table:table-cell>
          <table:table-cell table:number-columns-repeated="1021"/>
        </table:table-row>
        <table:table-row table:style-name="ro1">
          <table:table-cell table:formula="of:=[.B1020]&amp;&quot;-&quot;&amp;[.C1020]" office:value-type="string" office:string-value="4680-SESV">
            <text:p>4680-SESV</text:p>
          </table:table-cell>
          <table:table-cell office:value-type="float" office:value="4680">
            <text:p>4680</text:p>
          </table:table-cell>
          <table:table-cell table:style-name="ce1" table:formula="of:=CHAR(RANDBETWEEN(65;90) )&amp;CHAR(RANDBETWEEN(65;90) )&amp;CHAR(RANDBETWEEN(65;90) )&amp;CHAR(RANDBETWEEN(65;90) )" office:value-type="string" office:string-value="SESV">
            <text:p>SESV</text:p>
          </table:table-cell>
          <table:table-cell table:number-columns-repeated="1021"/>
        </table:table-row>
        <table:table-row table:style-name="ro1">
          <table:table-cell table:formula="of:=[.B1021]&amp;&quot;-&quot;&amp;[.C1021]" office:value-type="string" office:string-value="4681-ACYU">
            <text:p>4681-ACYU</text:p>
          </table:table-cell>
          <table:table-cell office:value-type="float" office:value="4681">
            <text:p>4681</text:p>
          </table:table-cell>
          <table:table-cell table:style-name="ce1" table:formula="of:=CHAR(RANDBETWEEN(65;90) )&amp;CHAR(RANDBETWEEN(65;90) )&amp;CHAR(RANDBETWEEN(65;90) )&amp;CHAR(RANDBETWEEN(65;90) )" office:value-type="string" office:string-value="ACYU">
            <text:p>ACYU</text:p>
          </table:table-cell>
          <table:table-cell table:number-columns-repeated="1021"/>
        </table:table-row>
        <table:table-row table:style-name="ro1">
          <table:table-cell table:formula="of:=[.B1022]&amp;&quot;-&quot;&amp;[.C1022]" office:value-type="string" office:string-value="4682-VPDR">
            <text:p>4682-VPDR</text:p>
          </table:table-cell>
          <table:table-cell office:value-type="float" office:value="4682">
            <text:p>4682</text:p>
          </table:table-cell>
          <table:table-cell table:style-name="ce1" table:formula="of:=CHAR(RANDBETWEEN(65;90) )&amp;CHAR(RANDBETWEEN(65;90) )&amp;CHAR(RANDBETWEEN(65;90) )&amp;CHAR(RANDBETWEEN(65;90) )" office:value-type="string" office:string-value="VPDR">
            <text:p>VPDR</text:p>
          </table:table-cell>
          <table:table-cell table:number-columns-repeated="1021"/>
        </table:table-row>
        <table:table-row table:style-name="ro1">
          <table:table-cell table:formula="of:=[.B1023]&amp;&quot;-&quot;&amp;[.C1023]" office:value-type="string" office:string-value="4683-EVLG">
            <text:p>4683-EVLG</text:p>
          </table:table-cell>
          <table:table-cell office:value-type="float" office:value="4683">
            <text:p>4683</text:p>
          </table:table-cell>
          <table:table-cell table:style-name="ce1" table:formula="of:=CHAR(RANDBETWEEN(65;90) )&amp;CHAR(RANDBETWEEN(65;90) )&amp;CHAR(RANDBETWEEN(65;90) )&amp;CHAR(RANDBETWEEN(65;90) )" office:value-type="string" office:string-value="EVLG">
            <text:p>EVLG</text:p>
          </table:table-cell>
          <table:table-cell table:number-columns-repeated="1021"/>
        </table:table-row>
        <table:table-row table:style-name="ro1">
          <table:table-cell table:formula="of:=[.B1024]&amp;&quot;-&quot;&amp;[.C1024]" office:value-type="string" office:string-value="4684-BZCY">
            <text:p>4684-BZCY</text:p>
          </table:table-cell>
          <table:table-cell office:value-type="float" office:value="4684">
            <text:p>4684</text:p>
          </table:table-cell>
          <table:table-cell table:style-name="ce1" table:formula="of:=CHAR(RANDBETWEEN(65;90) )&amp;CHAR(RANDBETWEEN(65;90) )&amp;CHAR(RANDBETWEEN(65;90) )&amp;CHAR(RANDBETWEEN(65;90) )" office:value-type="string" office:string-value="BZCY">
            <text:p>BZCY</text:p>
          </table:table-cell>
          <table:table-cell table:number-columns-repeated="1021"/>
        </table:table-row>
        <table:table-row table:style-name="ro1">
          <table:table-cell table:formula="of:=[.B1025]&amp;&quot;-&quot;&amp;[.C1025]" office:value-type="string" office:string-value="4685-EWFN">
            <text:p>4685-EWFN</text:p>
          </table:table-cell>
          <table:table-cell office:value-type="float" office:value="4685">
            <text:p>4685</text:p>
          </table:table-cell>
          <table:table-cell table:style-name="ce1" table:formula="of:=CHAR(RANDBETWEEN(65;90) )&amp;CHAR(RANDBETWEEN(65;90) )&amp;CHAR(RANDBETWEEN(65;90) )&amp;CHAR(RANDBETWEEN(65;90) )" office:value-type="string" office:string-value="EWFN">
            <text:p>EWFN</text:p>
          </table:table-cell>
          <table:table-cell table:number-columns-repeated="1021"/>
        </table:table-row>
        <table:table-row table:style-name="ro1">
          <table:table-cell table:formula="of:=[.B1026]&amp;&quot;-&quot;&amp;[.C1026]" office:value-type="string" office:string-value="4686-YLUW">
            <text:p>4686-YLUW</text:p>
          </table:table-cell>
          <table:table-cell office:value-type="float" office:value="4686">
            <text:p>4686</text:p>
          </table:table-cell>
          <table:table-cell table:style-name="ce1" table:formula="of:=CHAR(RANDBETWEEN(65;90) )&amp;CHAR(RANDBETWEEN(65;90) )&amp;CHAR(RANDBETWEEN(65;90) )&amp;CHAR(RANDBETWEEN(65;90) )" office:value-type="string" office:string-value="YLUW">
            <text:p>YLUW</text:p>
          </table:table-cell>
          <table:table-cell table:number-columns-repeated="1021"/>
        </table:table-row>
        <table:table-row table:style-name="ro1">
          <table:table-cell table:formula="of:=[.B1027]&amp;&quot;-&quot;&amp;[.C1027]" office:value-type="string" office:string-value="4687-FVQW">
            <text:p>4687-FVQW</text:p>
          </table:table-cell>
          <table:table-cell office:value-type="float" office:value="4687">
            <text:p>4687</text:p>
          </table:table-cell>
          <table:table-cell table:style-name="ce1" table:formula="of:=CHAR(RANDBETWEEN(65;90) )&amp;CHAR(RANDBETWEEN(65;90) )&amp;CHAR(RANDBETWEEN(65;90) )&amp;CHAR(RANDBETWEEN(65;90) )" office:value-type="string" office:string-value="FVQW">
            <text:p>FVQW</text:p>
          </table:table-cell>
          <table:table-cell table:number-columns-repeated="1021"/>
        </table:table-row>
        <table:table-row table:style-name="ro1">
          <table:table-cell table:formula="of:=[.B1028]&amp;&quot;-&quot;&amp;[.C1028]" office:value-type="string" office:string-value="4688-KNNW">
            <text:p>4688-KNNW</text:p>
          </table:table-cell>
          <table:table-cell office:value-type="float" office:value="4688">
            <text:p>4688</text:p>
          </table:table-cell>
          <table:table-cell table:style-name="ce1" table:formula="of:=CHAR(RANDBETWEEN(65;90) )&amp;CHAR(RANDBETWEEN(65;90) )&amp;CHAR(RANDBETWEEN(65;90) )&amp;CHAR(RANDBETWEEN(65;90) )" office:value-type="string" office:string-value="KNNW">
            <text:p>KNNW</text:p>
          </table:table-cell>
          <table:table-cell table:number-columns-repeated="1021"/>
        </table:table-row>
        <table:table-row table:style-name="ro1">
          <table:table-cell table:formula="of:=[.B1029]&amp;&quot;-&quot;&amp;[.C1029]" office:value-type="string" office:string-value="4689-TUSH">
            <text:p>4689-TUSH</text:p>
          </table:table-cell>
          <table:table-cell office:value-type="float" office:value="4689">
            <text:p>4689</text:p>
          </table:table-cell>
          <table:table-cell table:style-name="ce1" table:formula="of:=CHAR(RANDBETWEEN(65;90) )&amp;CHAR(RANDBETWEEN(65;90) )&amp;CHAR(RANDBETWEEN(65;90) )&amp;CHAR(RANDBETWEEN(65;90) )" office:value-type="string" office:string-value="TUSH">
            <text:p>TUSH</text:p>
          </table:table-cell>
          <table:table-cell table:number-columns-repeated="1021"/>
        </table:table-row>
        <table:table-row table:style-name="ro1">
          <table:table-cell table:formula="of:=[.B1030]&amp;&quot;-&quot;&amp;[.C1030]" office:value-type="string" office:string-value="4690-HIPG">
            <text:p>4690-HIPG</text:p>
          </table:table-cell>
          <table:table-cell office:value-type="float" office:value="4690">
            <text:p>4690</text:p>
          </table:table-cell>
          <table:table-cell table:style-name="ce1" table:formula="of:=CHAR(RANDBETWEEN(65;90) )&amp;CHAR(RANDBETWEEN(65;90) )&amp;CHAR(RANDBETWEEN(65;90) )&amp;CHAR(RANDBETWEEN(65;90) )" office:value-type="string" office:string-value="HIPG">
            <text:p>HIPG</text:p>
          </table:table-cell>
          <table:table-cell table:number-columns-repeated="1021"/>
        </table:table-row>
        <table:table-row table:style-name="ro1">
          <table:table-cell table:formula="of:=[.B1031]&amp;&quot;-&quot;&amp;[.C1031]" office:value-type="string" office:string-value="4691-WHOL">
            <text:p>4691-WHOL</text:p>
          </table:table-cell>
          <table:table-cell office:value-type="float" office:value="4691">
            <text:p>4691</text:p>
          </table:table-cell>
          <table:table-cell table:style-name="ce1" table:formula="of:=CHAR(RANDBETWEEN(65;90) )&amp;CHAR(RANDBETWEEN(65;90) )&amp;CHAR(RANDBETWEEN(65;90) )&amp;CHAR(RANDBETWEEN(65;90) )" office:value-type="string" office:string-value="WHOL">
            <text:p>WHOL</text:p>
          </table:table-cell>
          <table:table-cell table:number-columns-repeated="1021"/>
        </table:table-row>
        <table:table-row table:style-name="ro1">
          <table:table-cell table:formula="of:=[.B1032]&amp;&quot;-&quot;&amp;[.C1032]" office:value-type="string" office:string-value="4692-OYUQ">
            <text:p>4692-OYUQ</text:p>
          </table:table-cell>
          <table:table-cell office:value-type="float" office:value="4692">
            <text:p>4692</text:p>
          </table:table-cell>
          <table:table-cell table:style-name="ce1" table:formula="of:=CHAR(RANDBETWEEN(65;90) )&amp;CHAR(RANDBETWEEN(65;90) )&amp;CHAR(RANDBETWEEN(65;90) )&amp;CHAR(RANDBETWEEN(65;90) )" office:value-type="string" office:string-value="OYUQ">
            <text:p>OYUQ</text:p>
          </table:table-cell>
          <table:table-cell table:number-columns-repeated="1021"/>
        </table:table-row>
        <table:table-row table:style-name="ro1">
          <table:table-cell table:formula="of:=[.B1033]&amp;&quot;-&quot;&amp;[.C1033]" office:value-type="string" office:string-value="4693-FINO">
            <text:p>4693-FINO</text:p>
          </table:table-cell>
          <table:table-cell office:value-type="float" office:value="4693">
            <text:p>4693</text:p>
          </table:table-cell>
          <table:table-cell table:style-name="ce1" table:formula="of:=CHAR(RANDBETWEEN(65;90) )&amp;CHAR(RANDBETWEEN(65;90) )&amp;CHAR(RANDBETWEEN(65;90) )&amp;CHAR(RANDBETWEEN(65;90) )" office:value-type="string" office:string-value="FINO">
            <text:p>FINO</text:p>
          </table:table-cell>
          <table:table-cell table:number-columns-repeated="1021"/>
        </table:table-row>
        <table:table-row table:style-name="ro1">
          <table:table-cell table:formula="of:=[.B1034]&amp;&quot;-&quot;&amp;[.C1034]" office:value-type="string" office:string-value="4694-NNHG">
            <text:p>4694-NNHG</text:p>
          </table:table-cell>
          <table:table-cell office:value-type="float" office:value="4694">
            <text:p>4694</text:p>
          </table:table-cell>
          <table:table-cell table:style-name="ce1" table:formula="of:=CHAR(RANDBETWEEN(65;90) )&amp;CHAR(RANDBETWEEN(65;90) )&amp;CHAR(RANDBETWEEN(65;90) )&amp;CHAR(RANDBETWEEN(65;90) )" office:value-type="string" office:string-value="NNHG">
            <text:p>NNHG</text:p>
          </table:table-cell>
          <table:table-cell table:number-columns-repeated="1021"/>
        </table:table-row>
        <table:table-row table:style-name="ro1">
          <table:table-cell table:formula="of:=[.B1035]&amp;&quot;-&quot;&amp;[.C1035]" office:value-type="string" office:string-value="4695-UHFJ">
            <text:p>4695-UHFJ</text:p>
          </table:table-cell>
          <table:table-cell office:value-type="float" office:value="4695">
            <text:p>4695</text:p>
          </table:table-cell>
          <table:table-cell table:style-name="ce1" table:formula="of:=CHAR(RANDBETWEEN(65;90) )&amp;CHAR(RANDBETWEEN(65;90) )&amp;CHAR(RANDBETWEEN(65;90) )&amp;CHAR(RANDBETWEEN(65;90) )" office:value-type="string" office:string-value="UHFJ">
            <text:p>UHFJ</text:p>
          </table:table-cell>
          <table:table-cell table:number-columns-repeated="1021"/>
        </table:table-row>
        <table:table-row table:style-name="ro1">
          <table:table-cell table:formula="of:=[.B1036]&amp;&quot;-&quot;&amp;[.C1036]" office:value-type="string" office:string-value="4696-BPEV">
            <text:p>4696-BPEV</text:p>
          </table:table-cell>
          <table:table-cell office:value-type="float" office:value="4696">
            <text:p>4696</text:p>
          </table:table-cell>
          <table:table-cell table:style-name="ce1" table:formula="of:=CHAR(RANDBETWEEN(65;90) )&amp;CHAR(RANDBETWEEN(65;90) )&amp;CHAR(RANDBETWEEN(65;90) )&amp;CHAR(RANDBETWEEN(65;90) )" office:value-type="string" office:string-value="BPEV">
            <text:p>BPEV</text:p>
          </table:table-cell>
          <table:table-cell table:number-columns-repeated="1021"/>
        </table:table-row>
        <table:table-row table:style-name="ro1">
          <table:table-cell table:formula="of:=[.B1037]&amp;&quot;-&quot;&amp;[.C1037]" office:value-type="string" office:string-value="4697-DLTR">
            <text:p>4697-DLTR</text:p>
          </table:table-cell>
          <table:table-cell office:value-type="float" office:value="4697">
            <text:p>4697</text:p>
          </table:table-cell>
          <table:table-cell table:style-name="ce1" table:formula="of:=CHAR(RANDBETWEEN(65;90) )&amp;CHAR(RANDBETWEEN(65;90) )&amp;CHAR(RANDBETWEEN(65;90) )&amp;CHAR(RANDBETWEEN(65;90) )" office:value-type="string" office:string-value="DLTR">
            <text:p>DLTR</text:p>
          </table:table-cell>
          <table:table-cell table:number-columns-repeated="1021"/>
        </table:table-row>
        <table:table-row table:style-name="ro1">
          <table:table-cell table:formula="of:=[.B1038]&amp;&quot;-&quot;&amp;[.C1038]" office:value-type="string" office:string-value="4698-RZRZ">
            <text:p>4698-RZRZ</text:p>
          </table:table-cell>
          <table:table-cell office:value-type="float" office:value="4698">
            <text:p>4698</text:p>
          </table:table-cell>
          <table:table-cell table:style-name="ce1" table:formula="of:=CHAR(RANDBETWEEN(65;90) )&amp;CHAR(RANDBETWEEN(65;90) )&amp;CHAR(RANDBETWEEN(65;90) )&amp;CHAR(RANDBETWEEN(65;90) )" office:value-type="string" office:string-value="RZRZ">
            <text:p>RZRZ</text:p>
          </table:table-cell>
          <table:table-cell table:number-columns-repeated="1021"/>
        </table:table-row>
        <table:table-row table:style-name="ro1">
          <table:table-cell table:formula="of:=[.B1039]&amp;&quot;-&quot;&amp;[.C1039]" office:value-type="string" office:string-value="4699-TEOI">
            <text:p>4699-TEOI</text:p>
          </table:table-cell>
          <table:table-cell office:value-type="float" office:value="4699">
            <text:p>4699</text:p>
          </table:table-cell>
          <table:table-cell table:style-name="ce1" table:formula="of:=CHAR(RANDBETWEEN(65;90) )&amp;CHAR(RANDBETWEEN(65;90) )&amp;CHAR(RANDBETWEEN(65;90) )&amp;CHAR(RANDBETWEEN(65;90) )" office:value-type="string" office:string-value="TEOI">
            <text:p>TEOI</text:p>
          </table:table-cell>
          <table:table-cell table:number-columns-repeated="1021"/>
        </table:table-row>
        <table:table-row table:style-name="ro1">
          <table:table-cell table:formula="of:=[.B1040]&amp;&quot;-&quot;&amp;[.C1040]" office:value-type="string" office:string-value="4700-RTUN">
            <text:p>4700-RTUN</text:p>
          </table:table-cell>
          <table:table-cell office:value-type="float" office:value="4700">
            <text:p>4700</text:p>
          </table:table-cell>
          <table:table-cell table:style-name="ce1" table:formula="of:=CHAR(RANDBETWEEN(65;90) )&amp;CHAR(RANDBETWEEN(65;90) )&amp;CHAR(RANDBETWEEN(65;90) )&amp;CHAR(RANDBETWEEN(65;90) )" office:value-type="string" office:string-value="RTUN">
            <text:p>RTUN</text:p>
          </table:table-cell>
          <table:table-cell table:number-columns-repeated="1021"/>
        </table:table-row>
        <table:table-row table:style-name="ro1">
          <table:table-cell table:formula="of:=[.B1041]&amp;&quot;-&quot;&amp;[.C1041]" office:value-type="string" office:string-value="4701-PTPB">
            <text:p>4701-PTPB</text:p>
          </table:table-cell>
          <table:table-cell office:value-type="float" office:value="4701">
            <text:p>4701</text:p>
          </table:table-cell>
          <table:table-cell table:style-name="ce1" table:formula="of:=CHAR(RANDBETWEEN(65;90) )&amp;CHAR(RANDBETWEEN(65;90) )&amp;CHAR(RANDBETWEEN(65;90) )&amp;CHAR(RANDBETWEEN(65;90) )" office:value-type="string" office:string-value="PTPB">
            <text:p>PTPB</text:p>
          </table:table-cell>
          <table:table-cell table:number-columns-repeated="1021"/>
        </table:table-row>
        <table:table-row table:style-name="ro1">
          <table:table-cell table:formula="of:=[.B1042]&amp;&quot;-&quot;&amp;[.C1042]" office:value-type="string" office:string-value="4702-MTEQ">
            <text:p>4702-MTEQ</text:p>
          </table:table-cell>
          <table:table-cell office:value-type="float" office:value="4702">
            <text:p>4702</text:p>
          </table:table-cell>
          <table:table-cell table:style-name="ce1" table:formula="of:=CHAR(RANDBETWEEN(65;90) )&amp;CHAR(RANDBETWEEN(65;90) )&amp;CHAR(RANDBETWEEN(65;90) )&amp;CHAR(RANDBETWEEN(65;90) )" office:value-type="string" office:string-value="MTEQ">
            <text:p>MTEQ</text:p>
          </table:table-cell>
          <table:table-cell table:number-columns-repeated="1021"/>
        </table:table-row>
        <table:table-row table:style-name="ro1">
          <table:table-cell table:formula="of:=[.B1043]&amp;&quot;-&quot;&amp;[.C1043]" office:value-type="string" office:string-value="4703-ICIV">
            <text:p>4703-ICIV</text:p>
          </table:table-cell>
          <table:table-cell office:value-type="float" office:value="4703">
            <text:p>4703</text:p>
          </table:table-cell>
          <table:table-cell table:style-name="ce1" table:formula="of:=CHAR(RANDBETWEEN(65;90) )&amp;CHAR(RANDBETWEEN(65;90) )&amp;CHAR(RANDBETWEEN(65;90) )&amp;CHAR(RANDBETWEEN(65;90) )" office:value-type="string" office:string-value="ICIV">
            <text:p>ICIV</text:p>
          </table:table-cell>
          <table:table-cell table:number-columns-repeated="1021"/>
        </table:table-row>
        <table:table-row table:style-name="ro1">
          <table:table-cell table:formula="of:=[.B1044]&amp;&quot;-&quot;&amp;[.C1044]" office:value-type="string" office:string-value="4704-POLM">
            <text:p>4704-POLM</text:p>
          </table:table-cell>
          <table:table-cell office:value-type="float" office:value="4704">
            <text:p>4704</text:p>
          </table:table-cell>
          <table:table-cell table:style-name="ce1" table:formula="of:=CHAR(RANDBETWEEN(65;90) )&amp;CHAR(RANDBETWEEN(65;90) )&amp;CHAR(RANDBETWEEN(65;90) )&amp;CHAR(RANDBETWEEN(65;90) )" office:value-type="string" office:string-value="POLM">
            <text:p>POLM</text:p>
          </table:table-cell>
          <table:table-cell table:number-columns-repeated="1021"/>
        </table:table-row>
        <table:table-row table:style-name="ro1">
          <table:table-cell table:formula="of:=[.B1045]&amp;&quot;-&quot;&amp;[.C1045]" office:value-type="string" office:string-value="4705-OTPR">
            <text:p>4705-OTPR</text:p>
          </table:table-cell>
          <table:table-cell office:value-type="float" office:value="4705">
            <text:p>4705</text:p>
          </table:table-cell>
          <table:table-cell table:style-name="ce1" table:formula="of:=CHAR(RANDBETWEEN(65;90) )&amp;CHAR(RANDBETWEEN(65;90) )&amp;CHAR(RANDBETWEEN(65;90) )&amp;CHAR(RANDBETWEEN(65;90) )" office:value-type="string" office:string-value="OTPR">
            <text:p>OTPR</text:p>
          </table:table-cell>
          <table:table-cell table:number-columns-repeated="1021"/>
        </table:table-row>
        <table:table-row table:style-name="ro1">
          <table:table-cell table:formula="of:=[.B1046]&amp;&quot;-&quot;&amp;[.C1046]" office:value-type="string" office:string-value="4706-PMPH">
            <text:p>4706-PMPH</text:p>
          </table:table-cell>
          <table:table-cell office:value-type="float" office:value="4706">
            <text:p>4706</text:p>
          </table:table-cell>
          <table:table-cell table:style-name="ce1" table:formula="of:=CHAR(RANDBETWEEN(65;90) )&amp;CHAR(RANDBETWEEN(65;90) )&amp;CHAR(RANDBETWEEN(65;90) )&amp;CHAR(RANDBETWEEN(65;90) )" office:value-type="string" office:string-value="PMPH">
            <text:p>PMPH</text:p>
          </table:table-cell>
          <table:table-cell table:number-columns-repeated="1021"/>
        </table:table-row>
        <table:table-row table:style-name="ro1">
          <table:table-cell table:formula="of:=[.B1047]&amp;&quot;-&quot;&amp;[.C1047]" office:value-type="string" office:string-value="4707-QTQW">
            <text:p>4707-QTQW</text:p>
          </table:table-cell>
          <table:table-cell office:value-type="float" office:value="4707">
            <text:p>4707</text:p>
          </table:table-cell>
          <table:table-cell table:style-name="ce1" table:formula="of:=CHAR(RANDBETWEEN(65;90) )&amp;CHAR(RANDBETWEEN(65;90) )&amp;CHAR(RANDBETWEEN(65;90) )&amp;CHAR(RANDBETWEEN(65;90) )" office:value-type="string" office:string-value="QTQW">
            <text:p>QTQW</text:p>
          </table:table-cell>
          <table:table-cell table:number-columns-repeated="1021"/>
        </table:table-row>
        <table:table-row table:style-name="ro1">
          <table:table-cell table:formula="of:=[.B1048]&amp;&quot;-&quot;&amp;[.C1048]" office:value-type="string" office:string-value="4708-HRFM">
            <text:p>4708-HRFM</text:p>
          </table:table-cell>
          <table:table-cell office:value-type="float" office:value="4708">
            <text:p>4708</text:p>
          </table:table-cell>
          <table:table-cell table:style-name="ce1" table:formula="of:=CHAR(RANDBETWEEN(65;90) )&amp;CHAR(RANDBETWEEN(65;90) )&amp;CHAR(RANDBETWEEN(65;90) )&amp;CHAR(RANDBETWEEN(65;90) )" office:value-type="string" office:string-value="HRFM">
            <text:p>HRFM</text:p>
          </table:table-cell>
          <table:table-cell table:number-columns-repeated="1021"/>
        </table:table-row>
        <table:table-row table:style-name="ro1">
          <table:table-cell table:formula="of:=[.B1049]&amp;&quot;-&quot;&amp;[.C1049]" office:value-type="string" office:string-value="4709-ZFRY">
            <text:p>4709-ZFRY</text:p>
          </table:table-cell>
          <table:table-cell office:value-type="float" office:value="4709">
            <text:p>4709</text:p>
          </table:table-cell>
          <table:table-cell table:style-name="ce1" table:formula="of:=CHAR(RANDBETWEEN(65;90) )&amp;CHAR(RANDBETWEEN(65;90) )&amp;CHAR(RANDBETWEEN(65;90) )&amp;CHAR(RANDBETWEEN(65;90) )" office:value-type="string" office:string-value="ZFRY">
            <text:p>ZFRY</text:p>
          </table:table-cell>
          <table:table-cell table:number-columns-repeated="1021"/>
        </table:table-row>
        <table:table-row table:style-name="ro1">
          <table:table-cell table:formula="of:=[.B1050]&amp;&quot;-&quot;&amp;[.C1050]" office:value-type="string" office:string-value="4710-AIDK">
            <text:p>4710-AIDK</text:p>
          </table:table-cell>
          <table:table-cell office:value-type="float" office:value="4710">
            <text:p>4710</text:p>
          </table:table-cell>
          <table:table-cell table:style-name="ce1" table:formula="of:=CHAR(RANDBETWEEN(65;90) )&amp;CHAR(RANDBETWEEN(65;90) )&amp;CHAR(RANDBETWEEN(65;90) )&amp;CHAR(RANDBETWEEN(65;90) )" office:value-type="string" office:string-value="AIDK">
            <text:p>AIDK</text:p>
          </table:table-cell>
          <table:table-cell table:number-columns-repeated="1021"/>
        </table:table-row>
        <table:table-row table:style-name="ro1">
          <table:table-cell table:formula="of:=[.B1051]&amp;&quot;-&quot;&amp;[.C1051]" office:value-type="string" office:string-value="4711-AYWB">
            <text:p>4711-AYWB</text:p>
          </table:table-cell>
          <table:table-cell office:value-type="float" office:value="4711">
            <text:p>4711</text:p>
          </table:table-cell>
          <table:table-cell table:style-name="ce1" table:formula="of:=CHAR(RANDBETWEEN(65;90) )&amp;CHAR(RANDBETWEEN(65;90) )&amp;CHAR(RANDBETWEEN(65;90) )&amp;CHAR(RANDBETWEEN(65;90) )" office:value-type="string" office:string-value="AYWB">
            <text:p>AYWB</text:p>
          </table:table-cell>
          <table:table-cell table:number-columns-repeated="1021"/>
        </table:table-row>
        <table:table-row table:style-name="ro1">
          <table:table-cell table:formula="of:=[.B1052]&amp;&quot;-&quot;&amp;[.C1052]" office:value-type="string" office:string-value="4712-HRGJ">
            <text:p>4712-HRGJ</text:p>
          </table:table-cell>
          <table:table-cell office:value-type="float" office:value="4712">
            <text:p>4712</text:p>
          </table:table-cell>
          <table:table-cell table:style-name="ce1" table:formula="of:=CHAR(RANDBETWEEN(65;90) )&amp;CHAR(RANDBETWEEN(65;90) )&amp;CHAR(RANDBETWEEN(65;90) )&amp;CHAR(RANDBETWEEN(65;90) )" office:value-type="string" office:string-value="HRGJ">
            <text:p>HRGJ</text:p>
          </table:table-cell>
          <table:table-cell table:number-columns-repeated="1021"/>
        </table:table-row>
        <table:table-row table:style-name="ro1">
          <table:table-cell table:formula="of:=[.B1053]&amp;&quot;-&quot;&amp;[.C1053]" office:value-type="string" office:string-value="4713-XDWL">
            <text:p>4713-XDWL</text:p>
          </table:table-cell>
          <table:table-cell office:value-type="float" office:value="4713">
            <text:p>4713</text:p>
          </table:table-cell>
          <table:table-cell table:style-name="ce1" table:formula="of:=CHAR(RANDBETWEEN(65;90) )&amp;CHAR(RANDBETWEEN(65;90) )&amp;CHAR(RANDBETWEEN(65;90) )&amp;CHAR(RANDBETWEEN(65;90) )" office:value-type="string" office:string-value="XDWL">
            <text:p>XDWL</text:p>
          </table:table-cell>
          <table:table-cell table:number-columns-repeated="1021"/>
        </table:table-row>
        <table:table-row table:style-name="ro1">
          <table:table-cell table:formula="of:=[.B1054]&amp;&quot;-&quot;&amp;[.C1054]" office:value-type="string" office:string-value="4714-DWHD">
            <text:p>4714-DWHD</text:p>
          </table:table-cell>
          <table:table-cell office:value-type="float" office:value="4714">
            <text:p>4714</text:p>
          </table:table-cell>
          <table:table-cell table:style-name="ce1" table:formula="of:=CHAR(RANDBETWEEN(65;90) )&amp;CHAR(RANDBETWEEN(65;90) )&amp;CHAR(RANDBETWEEN(65;90) )&amp;CHAR(RANDBETWEEN(65;90) )" office:value-type="string" office:string-value="DWHD">
            <text:p>DWHD</text:p>
          </table:table-cell>
          <table:table-cell table:number-columns-repeated="1021"/>
        </table:table-row>
        <table:table-row table:style-name="ro1">
          <table:table-cell table:formula="of:=[.B1055]&amp;&quot;-&quot;&amp;[.C1055]" office:value-type="string" office:string-value="4715-PORU">
            <text:p>4715-PORU</text:p>
          </table:table-cell>
          <table:table-cell office:value-type="float" office:value="4715">
            <text:p>4715</text:p>
          </table:table-cell>
          <table:table-cell table:style-name="ce1" table:formula="of:=CHAR(RANDBETWEEN(65;90) )&amp;CHAR(RANDBETWEEN(65;90) )&amp;CHAR(RANDBETWEEN(65;90) )&amp;CHAR(RANDBETWEEN(65;90) )" office:value-type="string" office:string-value="PORU">
            <text:p>PORU</text:p>
          </table:table-cell>
          <table:table-cell table:number-columns-repeated="1021"/>
        </table:table-row>
        <table:table-row table:style-name="ro1">
          <table:table-cell table:formula="of:=[.B1056]&amp;&quot;-&quot;&amp;[.C1056]" office:value-type="string" office:string-value="4716-YPCD">
            <text:p>4716-YPCD</text:p>
          </table:table-cell>
          <table:table-cell office:value-type="float" office:value="4716">
            <text:p>4716</text:p>
          </table:table-cell>
          <table:table-cell table:style-name="ce1" table:formula="of:=CHAR(RANDBETWEEN(65;90) )&amp;CHAR(RANDBETWEEN(65;90) )&amp;CHAR(RANDBETWEEN(65;90) )&amp;CHAR(RANDBETWEEN(65;90) )" office:value-type="string" office:string-value="YPCD">
            <text:p>YPCD</text:p>
          </table:table-cell>
          <table:table-cell table:number-columns-repeated="1021"/>
        </table:table-row>
        <table:table-row table:style-name="ro1">
          <table:table-cell table:formula="of:=[.B1057]&amp;&quot;-&quot;&amp;[.C1057]" office:value-type="string" office:string-value="4717-RMXN">
            <text:p>4717-RMXN</text:p>
          </table:table-cell>
          <table:table-cell office:value-type="float" office:value="4717">
            <text:p>4717</text:p>
          </table:table-cell>
          <table:table-cell table:style-name="ce1" table:formula="of:=CHAR(RANDBETWEEN(65;90) )&amp;CHAR(RANDBETWEEN(65;90) )&amp;CHAR(RANDBETWEEN(65;90) )&amp;CHAR(RANDBETWEEN(65;90) )" office:value-type="string" office:string-value="RMXN">
            <text:p>RMXN</text:p>
          </table:table-cell>
          <table:table-cell table:number-columns-repeated="1021"/>
        </table:table-row>
        <table:table-row table:style-name="ro1">
          <table:table-cell table:formula="of:=[.B1058]&amp;&quot;-&quot;&amp;[.C1058]" office:value-type="string" office:string-value="4718-CXCW">
            <text:p>4718-CXCW</text:p>
          </table:table-cell>
          <table:table-cell office:value-type="float" office:value="4718">
            <text:p>4718</text:p>
          </table:table-cell>
          <table:table-cell table:style-name="ce1" table:formula="of:=CHAR(RANDBETWEEN(65;90) )&amp;CHAR(RANDBETWEEN(65;90) )&amp;CHAR(RANDBETWEEN(65;90) )&amp;CHAR(RANDBETWEEN(65;90) )" office:value-type="string" office:string-value="CXCW">
            <text:p>CXCW</text:p>
          </table:table-cell>
          <table:table-cell table:number-columns-repeated="1021"/>
        </table:table-row>
        <table:table-row table:style-name="ro1">
          <table:table-cell table:formula="of:=[.B1059]&amp;&quot;-&quot;&amp;[.C1059]" office:value-type="string" office:string-value="4719-YGGU">
            <text:p>4719-YGGU</text:p>
          </table:table-cell>
          <table:table-cell office:value-type="float" office:value="4719">
            <text:p>4719</text:p>
          </table:table-cell>
          <table:table-cell table:style-name="ce1" table:formula="of:=CHAR(RANDBETWEEN(65;90) )&amp;CHAR(RANDBETWEEN(65;90) )&amp;CHAR(RANDBETWEEN(65;90) )&amp;CHAR(RANDBETWEEN(65;90) )" office:value-type="string" office:string-value="YGGU">
            <text:p>YGGU</text:p>
          </table:table-cell>
          <table:table-cell table:number-columns-repeated="1021"/>
        </table:table-row>
        <table:table-row table:style-name="ro1">
          <table:table-cell table:formula="of:=[.B1060]&amp;&quot;-&quot;&amp;[.C1060]" office:value-type="string" office:string-value="4720-FFNO">
            <text:p>4720-FFNO</text:p>
          </table:table-cell>
          <table:table-cell office:value-type="float" office:value="4720">
            <text:p>4720</text:p>
          </table:table-cell>
          <table:table-cell table:style-name="ce1" table:formula="of:=CHAR(RANDBETWEEN(65;90) )&amp;CHAR(RANDBETWEEN(65;90) )&amp;CHAR(RANDBETWEEN(65;90) )&amp;CHAR(RANDBETWEEN(65;90) )" office:value-type="string" office:string-value="FFNO">
            <text:p>FFNO</text:p>
          </table:table-cell>
          <table:table-cell table:number-columns-repeated="1021"/>
        </table:table-row>
        <table:table-row table:style-name="ro1">
          <table:table-cell table:formula="of:=[.B1061]&amp;&quot;-&quot;&amp;[.C1061]" office:value-type="string" office:string-value="4721-KAJE">
            <text:p>4721-KAJE</text:p>
          </table:table-cell>
          <table:table-cell office:value-type="float" office:value="4721">
            <text:p>4721</text:p>
          </table:table-cell>
          <table:table-cell table:style-name="ce1" table:formula="of:=CHAR(RANDBETWEEN(65;90) )&amp;CHAR(RANDBETWEEN(65;90) )&amp;CHAR(RANDBETWEEN(65;90) )&amp;CHAR(RANDBETWEEN(65;90) )" office:value-type="string" office:string-value="KAJE">
            <text:p>KAJE</text:p>
          </table:table-cell>
          <table:table-cell table:number-columns-repeated="1021"/>
        </table:table-row>
        <table:table-row table:style-name="ro1">
          <table:table-cell table:formula="of:=[.B1062]&amp;&quot;-&quot;&amp;[.C1062]" office:value-type="string" office:string-value="4722-EQIA">
            <text:p>4722-EQIA</text:p>
          </table:table-cell>
          <table:table-cell office:value-type="float" office:value="4722">
            <text:p>4722</text:p>
          </table:table-cell>
          <table:table-cell table:style-name="ce1" table:formula="of:=CHAR(RANDBETWEEN(65;90) )&amp;CHAR(RANDBETWEEN(65;90) )&amp;CHAR(RANDBETWEEN(65;90) )&amp;CHAR(RANDBETWEEN(65;90) )" office:value-type="string" office:string-value="EQIA">
            <text:p>EQIA</text:p>
          </table:table-cell>
          <table:table-cell table:number-columns-repeated="1021"/>
        </table:table-row>
        <table:table-row table:style-name="ro1">
          <table:table-cell table:formula="of:=[.B1063]&amp;&quot;-&quot;&amp;[.C1063]" office:value-type="string" office:string-value="4723-WZOD">
            <text:p>4723-WZOD</text:p>
          </table:table-cell>
          <table:table-cell office:value-type="float" office:value="4723">
            <text:p>4723</text:p>
          </table:table-cell>
          <table:table-cell table:style-name="ce1" table:formula="of:=CHAR(RANDBETWEEN(65;90) )&amp;CHAR(RANDBETWEEN(65;90) )&amp;CHAR(RANDBETWEEN(65;90) )&amp;CHAR(RANDBETWEEN(65;90) )" office:value-type="string" office:string-value="WZOD">
            <text:p>WZOD</text:p>
          </table:table-cell>
          <table:table-cell table:number-columns-repeated="1021"/>
        </table:table-row>
        <table:table-row table:style-name="ro1">
          <table:table-cell table:formula="of:=[.B1064]&amp;&quot;-&quot;&amp;[.C1064]" office:value-type="string" office:string-value="4724-KRAE">
            <text:p>4724-KRAE</text:p>
          </table:table-cell>
          <table:table-cell office:value-type="float" office:value="4724">
            <text:p>4724</text:p>
          </table:table-cell>
          <table:table-cell table:style-name="ce1" table:formula="of:=CHAR(RANDBETWEEN(65;90) )&amp;CHAR(RANDBETWEEN(65;90) )&amp;CHAR(RANDBETWEEN(65;90) )&amp;CHAR(RANDBETWEEN(65;90) )" office:value-type="string" office:string-value="KRAE">
            <text:p>KRAE</text:p>
          </table:table-cell>
          <table:table-cell table:number-columns-repeated="1021"/>
        </table:table-row>
        <table:table-row table:style-name="ro1">
          <table:table-cell table:formula="of:=[.B1065]&amp;&quot;-&quot;&amp;[.C1065]" office:value-type="string" office:string-value="4725-SWBF">
            <text:p>4725-SWBF</text:p>
          </table:table-cell>
          <table:table-cell office:value-type="float" office:value="4725">
            <text:p>4725</text:p>
          </table:table-cell>
          <table:table-cell table:style-name="ce1" table:formula="of:=CHAR(RANDBETWEEN(65;90) )&amp;CHAR(RANDBETWEEN(65;90) )&amp;CHAR(RANDBETWEEN(65;90) )&amp;CHAR(RANDBETWEEN(65;90) )" office:value-type="string" office:string-value="SWBF">
            <text:p>SWBF</text:p>
          </table:table-cell>
          <table:table-cell table:number-columns-repeated="1021"/>
        </table:table-row>
        <table:table-row table:style-name="ro1">
          <table:table-cell table:formula="of:=[.B1066]&amp;&quot;-&quot;&amp;[.C1066]" office:value-type="string" office:string-value="4726-YHDF">
            <text:p>4726-YHDF</text:p>
          </table:table-cell>
          <table:table-cell office:value-type="float" office:value="4726">
            <text:p>4726</text:p>
          </table:table-cell>
          <table:table-cell table:style-name="ce1" table:formula="of:=CHAR(RANDBETWEEN(65;90) )&amp;CHAR(RANDBETWEEN(65;90) )&amp;CHAR(RANDBETWEEN(65;90) )&amp;CHAR(RANDBETWEEN(65;90) )" office:value-type="string" office:string-value="YHDF">
            <text:p>YHDF</text:p>
          </table:table-cell>
          <table:table-cell table:number-columns-repeated="1021"/>
        </table:table-row>
        <table:table-row table:style-name="ro1">
          <table:table-cell table:formula="of:=[.B1067]&amp;&quot;-&quot;&amp;[.C1067]" office:value-type="string" office:string-value="4727-FOSU">
            <text:p>4727-FOSU</text:p>
          </table:table-cell>
          <table:table-cell office:value-type="float" office:value="4727">
            <text:p>4727</text:p>
          </table:table-cell>
          <table:table-cell table:style-name="ce1" table:formula="of:=CHAR(RANDBETWEEN(65;90) )&amp;CHAR(RANDBETWEEN(65;90) )&amp;CHAR(RANDBETWEEN(65;90) )&amp;CHAR(RANDBETWEEN(65;90) )" office:value-type="string" office:string-value="FOSU">
            <text:p>FOSU</text:p>
          </table:table-cell>
          <table:table-cell table:number-columns-repeated="1021"/>
        </table:table-row>
        <table:table-row table:style-name="ro1">
          <table:table-cell table:formula="of:=[.B1068]&amp;&quot;-&quot;&amp;[.C1068]" office:value-type="string" office:string-value="4728-XAWS">
            <text:p>4728-XAWS</text:p>
          </table:table-cell>
          <table:table-cell office:value-type="float" office:value="4728">
            <text:p>4728</text:p>
          </table:table-cell>
          <table:table-cell table:style-name="ce1" table:formula="of:=CHAR(RANDBETWEEN(65;90) )&amp;CHAR(RANDBETWEEN(65;90) )&amp;CHAR(RANDBETWEEN(65;90) )&amp;CHAR(RANDBETWEEN(65;90) )" office:value-type="string" office:string-value="XAWS">
            <text:p>XAWS</text:p>
          </table:table-cell>
          <table:table-cell table:number-columns-repeated="1021"/>
        </table:table-row>
        <table:table-row table:style-name="ro1">
          <table:table-cell table:formula="of:=[.B1069]&amp;&quot;-&quot;&amp;[.C1069]" office:value-type="string" office:string-value="4729-TOQA">
            <text:p>4729-TOQA</text:p>
          </table:table-cell>
          <table:table-cell office:value-type="float" office:value="4729">
            <text:p>4729</text:p>
          </table:table-cell>
          <table:table-cell table:style-name="ce1" table:formula="of:=CHAR(RANDBETWEEN(65;90) )&amp;CHAR(RANDBETWEEN(65;90) )&amp;CHAR(RANDBETWEEN(65;90) )&amp;CHAR(RANDBETWEEN(65;90) )" office:value-type="string" office:string-value="TOQA">
            <text:p>TOQA</text:p>
          </table:table-cell>
          <table:table-cell table:number-columns-repeated="1021"/>
        </table:table-row>
        <table:table-row table:style-name="ro1">
          <table:table-cell table:formula="of:=[.B1070]&amp;&quot;-&quot;&amp;[.C1070]" office:value-type="string" office:string-value="4730-GETG">
            <text:p>4730-GETG</text:p>
          </table:table-cell>
          <table:table-cell office:value-type="float" office:value="4730">
            <text:p>4730</text:p>
          </table:table-cell>
          <table:table-cell table:style-name="ce1" table:formula="of:=CHAR(RANDBETWEEN(65;90) )&amp;CHAR(RANDBETWEEN(65;90) )&amp;CHAR(RANDBETWEEN(65;90) )&amp;CHAR(RANDBETWEEN(65;90) )" office:value-type="string" office:string-value="GETG">
            <text:p>GETG</text:p>
          </table:table-cell>
          <table:table-cell table:number-columns-repeated="1021"/>
        </table:table-row>
        <table:table-row table:style-name="ro1">
          <table:table-cell table:formula="of:=[.B1071]&amp;&quot;-&quot;&amp;[.C1071]" office:value-type="string" office:string-value="4731-GTZK">
            <text:p>4731-GTZK</text:p>
          </table:table-cell>
          <table:table-cell office:value-type="float" office:value="4731">
            <text:p>4731</text:p>
          </table:table-cell>
          <table:table-cell table:style-name="ce1" table:formula="of:=CHAR(RANDBETWEEN(65;90) )&amp;CHAR(RANDBETWEEN(65;90) )&amp;CHAR(RANDBETWEEN(65;90) )&amp;CHAR(RANDBETWEEN(65;90) )" office:value-type="string" office:string-value="GTZK">
            <text:p>GTZK</text:p>
          </table:table-cell>
          <table:table-cell table:number-columns-repeated="1021"/>
        </table:table-row>
        <table:table-row table:style-name="ro1">
          <table:table-cell table:formula="of:=[.B1072]&amp;&quot;-&quot;&amp;[.C1072]" office:value-type="string" office:string-value="4732-OHRQ">
            <text:p>4732-OHRQ</text:p>
          </table:table-cell>
          <table:table-cell office:value-type="float" office:value="4732">
            <text:p>4732</text:p>
          </table:table-cell>
          <table:table-cell table:style-name="ce1" table:formula="of:=CHAR(RANDBETWEEN(65;90) )&amp;CHAR(RANDBETWEEN(65;90) )&amp;CHAR(RANDBETWEEN(65;90) )&amp;CHAR(RANDBETWEEN(65;90) )" office:value-type="string" office:string-value="OHRQ">
            <text:p>OHRQ</text:p>
          </table:table-cell>
          <table:table-cell table:number-columns-repeated="1021"/>
        </table:table-row>
        <table:table-row table:style-name="ro1">
          <table:table-cell table:formula="of:=[.B1073]&amp;&quot;-&quot;&amp;[.C1073]" office:value-type="string" office:string-value="4733-JEPU">
            <text:p>4733-JEPU</text:p>
          </table:table-cell>
          <table:table-cell office:value-type="float" office:value="4733">
            <text:p>4733</text:p>
          </table:table-cell>
          <table:table-cell table:style-name="ce1" table:formula="of:=CHAR(RANDBETWEEN(65;90) )&amp;CHAR(RANDBETWEEN(65;90) )&amp;CHAR(RANDBETWEEN(65;90) )&amp;CHAR(RANDBETWEEN(65;90) )" office:value-type="string" office:string-value="JEPU">
            <text:p>JEPU</text:p>
          </table:table-cell>
          <table:table-cell table:number-columns-repeated="1021"/>
        </table:table-row>
        <table:table-row table:style-name="ro1">
          <table:table-cell table:formula="of:=[.B1074]&amp;&quot;-&quot;&amp;[.C1074]" office:value-type="string" office:string-value="4734-YPKG">
            <text:p>4734-YPKG</text:p>
          </table:table-cell>
          <table:table-cell office:value-type="float" office:value="4734">
            <text:p>4734</text:p>
          </table:table-cell>
          <table:table-cell table:style-name="ce1" table:formula="of:=CHAR(RANDBETWEEN(65;90) )&amp;CHAR(RANDBETWEEN(65;90) )&amp;CHAR(RANDBETWEEN(65;90) )&amp;CHAR(RANDBETWEEN(65;90) )" office:value-type="string" office:string-value="YPKG">
            <text:p>YPKG</text:p>
          </table:table-cell>
          <table:table-cell table:number-columns-repeated="1021"/>
        </table:table-row>
        <table:table-row table:style-name="ro1">
          <table:table-cell table:formula="of:=[.B1075]&amp;&quot;-&quot;&amp;[.C1075]" office:value-type="string" office:string-value="4735-OKRH">
            <text:p>4735-OKRH</text:p>
          </table:table-cell>
          <table:table-cell office:value-type="float" office:value="4735">
            <text:p>4735</text:p>
          </table:table-cell>
          <table:table-cell table:style-name="ce1" table:formula="of:=CHAR(RANDBETWEEN(65;90) )&amp;CHAR(RANDBETWEEN(65;90) )&amp;CHAR(RANDBETWEEN(65;90) )&amp;CHAR(RANDBETWEEN(65;90) )" office:value-type="string" office:string-value="OKRH">
            <text:p>OKRH</text:p>
          </table:table-cell>
          <table:table-cell table:number-columns-repeated="1021"/>
        </table:table-row>
        <table:table-row table:style-name="ro1">
          <table:table-cell table:formula="of:=[.B1076]&amp;&quot;-&quot;&amp;[.C1076]" office:value-type="string" office:string-value="4736-OPHC">
            <text:p>4736-OPHC</text:p>
          </table:table-cell>
          <table:table-cell office:value-type="float" office:value="4736">
            <text:p>4736</text:p>
          </table:table-cell>
          <table:table-cell table:style-name="ce1" table:formula="of:=CHAR(RANDBETWEEN(65;90) )&amp;CHAR(RANDBETWEEN(65;90) )&amp;CHAR(RANDBETWEEN(65;90) )&amp;CHAR(RANDBETWEEN(65;90) )" office:value-type="string" office:string-value="OPHC">
            <text:p>OPHC</text:p>
          </table:table-cell>
          <table:table-cell table:number-columns-repeated="1021"/>
        </table:table-row>
        <table:table-row table:style-name="ro1">
          <table:table-cell table:formula="of:=[.B1077]&amp;&quot;-&quot;&amp;[.C1077]" office:value-type="string" office:string-value="4737-OEHE">
            <text:p>4737-OEHE</text:p>
          </table:table-cell>
          <table:table-cell office:value-type="float" office:value="4737">
            <text:p>4737</text:p>
          </table:table-cell>
          <table:table-cell table:style-name="ce1" table:formula="of:=CHAR(RANDBETWEEN(65;90) )&amp;CHAR(RANDBETWEEN(65;90) )&amp;CHAR(RANDBETWEEN(65;90) )&amp;CHAR(RANDBETWEEN(65;90) )" office:value-type="string" office:string-value="OEHE">
            <text:p>OEHE</text:p>
          </table:table-cell>
          <table:table-cell table:number-columns-repeated="1021"/>
        </table:table-row>
        <table:table-row table:style-name="ro1">
          <table:table-cell table:formula="of:=[.B1078]&amp;&quot;-&quot;&amp;[.C1078]" office:value-type="string" office:string-value="4738-JXND">
            <text:p>4738-JXND</text:p>
          </table:table-cell>
          <table:table-cell office:value-type="float" office:value="4738">
            <text:p>4738</text:p>
          </table:table-cell>
          <table:table-cell table:style-name="ce1" table:formula="of:=CHAR(RANDBETWEEN(65;90) )&amp;CHAR(RANDBETWEEN(65;90) )&amp;CHAR(RANDBETWEEN(65;90) )&amp;CHAR(RANDBETWEEN(65;90) )" office:value-type="string" office:string-value="JXND">
            <text:p>JXND</text:p>
          </table:table-cell>
          <table:table-cell table:number-columns-repeated="1021"/>
        </table:table-row>
        <table:table-row table:style-name="ro1">
          <table:table-cell table:formula="of:=[.B1079]&amp;&quot;-&quot;&amp;[.C1079]" office:value-type="string" office:string-value="4739-RTHK">
            <text:p>4739-RTHK</text:p>
          </table:table-cell>
          <table:table-cell office:value-type="float" office:value="4739">
            <text:p>4739</text:p>
          </table:table-cell>
          <table:table-cell table:style-name="ce1" table:formula="of:=CHAR(RANDBETWEEN(65;90) )&amp;CHAR(RANDBETWEEN(65;90) )&amp;CHAR(RANDBETWEEN(65;90) )&amp;CHAR(RANDBETWEEN(65;90) )" office:value-type="string" office:string-value="RTHK">
            <text:p>RTHK</text:p>
          </table:table-cell>
          <table:table-cell table:number-columns-repeated="1021"/>
        </table:table-row>
        <table:table-row table:style-name="ro1">
          <table:table-cell table:formula="of:=[.B1080]&amp;&quot;-&quot;&amp;[.C1080]" office:value-type="string" office:string-value="4740-TLNR">
            <text:p>4740-TLNR</text:p>
          </table:table-cell>
          <table:table-cell office:value-type="float" office:value="4740">
            <text:p>4740</text:p>
          </table:table-cell>
          <table:table-cell table:style-name="ce1" table:formula="of:=CHAR(RANDBETWEEN(65;90) )&amp;CHAR(RANDBETWEEN(65;90) )&amp;CHAR(RANDBETWEEN(65;90) )&amp;CHAR(RANDBETWEEN(65;90) )" office:value-type="string" office:string-value="TLNR">
            <text:p>TLNR</text:p>
          </table:table-cell>
          <table:table-cell table:number-columns-repeated="1021"/>
        </table:table-row>
        <table:table-row table:style-name="ro1">
          <table:table-cell table:formula="of:=[.B1081]&amp;&quot;-&quot;&amp;[.C1081]" office:value-type="string" office:string-value="4741-YKKV">
            <text:p>4741-YKKV</text:p>
          </table:table-cell>
          <table:table-cell office:value-type="float" office:value="4741">
            <text:p>4741</text:p>
          </table:table-cell>
          <table:table-cell table:style-name="ce1" table:formula="of:=CHAR(RANDBETWEEN(65;90) )&amp;CHAR(RANDBETWEEN(65;90) )&amp;CHAR(RANDBETWEEN(65;90) )&amp;CHAR(RANDBETWEEN(65;90) )" office:value-type="string" office:string-value="YKKV">
            <text:p>YKKV</text:p>
          </table:table-cell>
          <table:table-cell table:number-columns-repeated="1021"/>
        </table:table-row>
        <table:table-row table:style-name="ro1">
          <table:table-cell table:formula="of:=[.B1082]&amp;&quot;-&quot;&amp;[.C1082]" office:value-type="string" office:string-value="4742-ZITM">
            <text:p>4742-ZITM</text:p>
          </table:table-cell>
          <table:table-cell office:value-type="float" office:value="4742">
            <text:p>4742</text:p>
          </table:table-cell>
          <table:table-cell table:style-name="ce1" table:formula="of:=CHAR(RANDBETWEEN(65;90) )&amp;CHAR(RANDBETWEEN(65;90) )&amp;CHAR(RANDBETWEEN(65;90) )&amp;CHAR(RANDBETWEEN(65;90) )" office:value-type="string" office:string-value="ZITM">
            <text:p>ZITM</text:p>
          </table:table-cell>
          <table:table-cell table:number-columns-repeated="1021"/>
        </table:table-row>
        <table:table-row table:style-name="ro1">
          <table:table-cell table:formula="of:=[.B1083]&amp;&quot;-&quot;&amp;[.C1083]" office:value-type="string" office:string-value="4743-WOFQ">
            <text:p>4743-WOFQ</text:p>
          </table:table-cell>
          <table:table-cell office:value-type="float" office:value="4743">
            <text:p>4743</text:p>
          </table:table-cell>
          <table:table-cell table:style-name="ce1" table:formula="of:=CHAR(RANDBETWEEN(65;90) )&amp;CHAR(RANDBETWEEN(65;90) )&amp;CHAR(RANDBETWEEN(65;90) )&amp;CHAR(RANDBETWEEN(65;90) )" office:value-type="string" office:string-value="WOFQ">
            <text:p>WOFQ</text:p>
          </table:table-cell>
          <table:table-cell table:number-columns-repeated="1021"/>
        </table:table-row>
        <table:table-row table:style-name="ro1">
          <table:table-cell table:formula="of:=[.B1084]&amp;&quot;-&quot;&amp;[.C1084]" office:value-type="string" office:string-value="4744-HWTZ">
            <text:p>4744-HWTZ</text:p>
          </table:table-cell>
          <table:table-cell office:value-type="float" office:value="4744">
            <text:p>4744</text:p>
          </table:table-cell>
          <table:table-cell table:style-name="ce1" table:formula="of:=CHAR(RANDBETWEEN(65;90) )&amp;CHAR(RANDBETWEEN(65;90) )&amp;CHAR(RANDBETWEEN(65;90) )&amp;CHAR(RANDBETWEEN(65;90) )" office:value-type="string" office:string-value="HWTZ">
            <text:p>HWTZ</text:p>
          </table:table-cell>
          <table:table-cell table:number-columns-repeated="1021"/>
        </table:table-row>
        <table:table-row table:style-name="ro1">
          <table:table-cell table:formula="of:=[.B1085]&amp;&quot;-&quot;&amp;[.C1085]" office:value-type="string" office:string-value="4745-XENL">
            <text:p>4745-XENL</text:p>
          </table:table-cell>
          <table:table-cell office:value-type="float" office:value="4745">
            <text:p>4745</text:p>
          </table:table-cell>
          <table:table-cell table:style-name="ce1" table:formula="of:=CHAR(RANDBETWEEN(65;90) )&amp;CHAR(RANDBETWEEN(65;90) )&amp;CHAR(RANDBETWEEN(65;90) )&amp;CHAR(RANDBETWEEN(65;90) )" office:value-type="string" office:string-value="XENL">
            <text:p>XENL</text:p>
          </table:table-cell>
          <table:table-cell table:number-columns-repeated="1021"/>
        </table:table-row>
        <table:table-row table:style-name="ro1">
          <table:table-cell table:formula="of:=[.B1086]&amp;&quot;-&quot;&amp;[.C1086]" office:value-type="string" office:string-value="4746-QHDK">
            <text:p>4746-QHDK</text:p>
          </table:table-cell>
          <table:table-cell office:value-type="float" office:value="4746">
            <text:p>4746</text:p>
          </table:table-cell>
          <table:table-cell table:style-name="ce1" table:formula="of:=CHAR(RANDBETWEEN(65;90) )&amp;CHAR(RANDBETWEEN(65;90) )&amp;CHAR(RANDBETWEEN(65;90) )&amp;CHAR(RANDBETWEEN(65;90) )" office:value-type="string" office:string-value="QHDK">
            <text:p>QHDK</text:p>
          </table:table-cell>
          <table:table-cell table:number-columns-repeated="1021"/>
        </table:table-row>
        <table:table-row table:style-name="ro1">
          <table:table-cell table:formula="of:=[.B1087]&amp;&quot;-&quot;&amp;[.C1087]" office:value-type="string" office:string-value="4747-YXRI">
            <text:p>4747-YXRI</text:p>
          </table:table-cell>
          <table:table-cell office:value-type="float" office:value="4747">
            <text:p>4747</text:p>
          </table:table-cell>
          <table:table-cell table:style-name="ce1" table:formula="of:=CHAR(RANDBETWEEN(65;90) )&amp;CHAR(RANDBETWEEN(65;90) )&amp;CHAR(RANDBETWEEN(65;90) )&amp;CHAR(RANDBETWEEN(65;90) )" office:value-type="string" office:string-value="YXRI">
            <text:p>YXRI</text:p>
          </table:table-cell>
          <table:table-cell table:number-columns-repeated="1021"/>
        </table:table-row>
        <table:table-row table:style-name="ro1">
          <table:table-cell table:formula="of:=[.B1088]&amp;&quot;-&quot;&amp;[.C1088]" office:value-type="string" office:string-value="4748-KXIS">
            <text:p>4748-KXIS</text:p>
          </table:table-cell>
          <table:table-cell office:value-type="float" office:value="4748">
            <text:p>4748</text:p>
          </table:table-cell>
          <table:table-cell table:style-name="ce1" table:formula="of:=CHAR(RANDBETWEEN(65;90) )&amp;CHAR(RANDBETWEEN(65;90) )&amp;CHAR(RANDBETWEEN(65;90) )&amp;CHAR(RANDBETWEEN(65;90) )" office:value-type="string" office:string-value="KXIS">
            <text:p>KXIS</text:p>
          </table:table-cell>
          <table:table-cell table:number-columns-repeated="1021"/>
        </table:table-row>
        <table:table-row table:style-name="ro1">
          <table:table-cell table:formula="of:=[.B1089]&amp;&quot;-&quot;&amp;[.C1089]" office:value-type="string" office:string-value="4749-ORNC">
            <text:p>4749-ORNC</text:p>
          </table:table-cell>
          <table:table-cell office:value-type="float" office:value="4749">
            <text:p>4749</text:p>
          </table:table-cell>
          <table:table-cell table:style-name="ce1" table:formula="of:=CHAR(RANDBETWEEN(65;90) )&amp;CHAR(RANDBETWEEN(65;90) )&amp;CHAR(RANDBETWEEN(65;90) )&amp;CHAR(RANDBETWEEN(65;90) )" office:value-type="string" office:string-value="ORNC">
            <text:p>ORNC</text:p>
          </table:table-cell>
          <table:table-cell table:number-columns-repeated="1021"/>
        </table:table-row>
        <table:table-row table:style-name="ro1">
          <table:table-cell table:formula="of:=[.B1090]&amp;&quot;-&quot;&amp;[.C1090]" office:value-type="string" office:string-value="4750-YYAC">
            <text:p>4750-YYAC</text:p>
          </table:table-cell>
          <table:table-cell office:value-type="float" office:value="4750">
            <text:p>4750</text:p>
          </table:table-cell>
          <table:table-cell table:style-name="ce1" table:formula="of:=CHAR(RANDBETWEEN(65;90) )&amp;CHAR(RANDBETWEEN(65;90) )&amp;CHAR(RANDBETWEEN(65;90) )&amp;CHAR(RANDBETWEEN(65;90) )" office:value-type="string" office:string-value="YYAC">
            <text:p>YYAC</text:p>
          </table:table-cell>
          <table:table-cell table:number-columns-repeated="1021"/>
        </table:table-row>
        <table:table-row table:style-name="ro1">
          <table:table-cell table:formula="of:=[.B1091]&amp;&quot;-&quot;&amp;[.C1091]" office:value-type="string" office:string-value="4751-TJTP">
            <text:p>4751-TJTP</text:p>
          </table:table-cell>
          <table:table-cell office:value-type="float" office:value="4751">
            <text:p>4751</text:p>
          </table:table-cell>
          <table:table-cell table:style-name="ce1" table:formula="of:=CHAR(RANDBETWEEN(65;90) )&amp;CHAR(RANDBETWEEN(65;90) )&amp;CHAR(RANDBETWEEN(65;90) )&amp;CHAR(RANDBETWEEN(65;90) )" office:value-type="string" office:string-value="TJTP">
            <text:p>TJTP</text:p>
          </table:table-cell>
          <table:table-cell table:number-columns-repeated="1021"/>
        </table:table-row>
        <table:table-row table:style-name="ro1">
          <table:table-cell table:formula="of:=[.B1092]&amp;&quot;-&quot;&amp;[.C1092]" office:value-type="string" office:string-value="4752-HDEM">
            <text:p>4752-HDEM</text:p>
          </table:table-cell>
          <table:table-cell office:value-type="float" office:value="4752">
            <text:p>4752</text:p>
          </table:table-cell>
          <table:table-cell table:style-name="ce1" table:formula="of:=CHAR(RANDBETWEEN(65;90) )&amp;CHAR(RANDBETWEEN(65;90) )&amp;CHAR(RANDBETWEEN(65;90) )&amp;CHAR(RANDBETWEEN(65;90) )" office:value-type="string" office:string-value="HDEM">
            <text:p>HDEM</text:p>
          </table:table-cell>
          <table:table-cell table:number-columns-repeated="1021"/>
        </table:table-row>
        <table:table-row table:style-name="ro1">
          <table:table-cell table:formula="of:=[.B1093]&amp;&quot;-&quot;&amp;[.C1093]" office:value-type="string" office:string-value="4753-IWWD">
            <text:p>4753-IWWD</text:p>
          </table:table-cell>
          <table:table-cell office:value-type="float" office:value="4753">
            <text:p>4753</text:p>
          </table:table-cell>
          <table:table-cell table:style-name="ce1" table:formula="of:=CHAR(RANDBETWEEN(65;90) )&amp;CHAR(RANDBETWEEN(65;90) )&amp;CHAR(RANDBETWEEN(65;90) )&amp;CHAR(RANDBETWEEN(65;90) )" office:value-type="string" office:string-value="IWWD">
            <text:p>IWWD</text:p>
          </table:table-cell>
          <table:table-cell table:number-columns-repeated="1021"/>
        </table:table-row>
        <table:table-row table:style-name="ro1">
          <table:table-cell table:formula="of:=[.B1094]&amp;&quot;-&quot;&amp;[.C1094]" office:value-type="string" office:string-value="4754-QASK">
            <text:p>4754-QASK</text:p>
          </table:table-cell>
          <table:table-cell office:value-type="float" office:value="4754">
            <text:p>4754</text:p>
          </table:table-cell>
          <table:table-cell table:style-name="ce1" table:formula="of:=CHAR(RANDBETWEEN(65;90) )&amp;CHAR(RANDBETWEEN(65;90) )&amp;CHAR(RANDBETWEEN(65;90) )&amp;CHAR(RANDBETWEEN(65;90) )" office:value-type="string" office:string-value="QASK">
            <text:p>QASK</text:p>
          </table:table-cell>
          <table:table-cell table:number-columns-repeated="1021"/>
        </table:table-row>
        <table:table-row table:style-name="ro1">
          <table:table-cell table:formula="of:=[.B1095]&amp;&quot;-&quot;&amp;[.C1095]" office:value-type="string" office:string-value="4755-ZOXF">
            <text:p>4755-ZOXF</text:p>
          </table:table-cell>
          <table:table-cell office:value-type="float" office:value="4755">
            <text:p>4755</text:p>
          </table:table-cell>
          <table:table-cell table:style-name="ce1" table:formula="of:=CHAR(RANDBETWEEN(65;90) )&amp;CHAR(RANDBETWEEN(65;90) )&amp;CHAR(RANDBETWEEN(65;90) )&amp;CHAR(RANDBETWEEN(65;90) )" office:value-type="string" office:string-value="ZOXF">
            <text:p>ZOXF</text:p>
          </table:table-cell>
          <table:table-cell table:number-columns-repeated="1021"/>
        </table:table-row>
        <table:table-row table:style-name="ro1">
          <table:table-cell table:formula="of:=[.B1096]&amp;&quot;-&quot;&amp;[.C1096]" office:value-type="string" office:string-value="4756-SRVX">
            <text:p>4756-SRVX</text:p>
          </table:table-cell>
          <table:table-cell office:value-type="float" office:value="4756">
            <text:p>4756</text:p>
          </table:table-cell>
          <table:table-cell table:style-name="ce1" table:formula="of:=CHAR(RANDBETWEEN(65;90) )&amp;CHAR(RANDBETWEEN(65;90) )&amp;CHAR(RANDBETWEEN(65;90) )&amp;CHAR(RANDBETWEEN(65;90) )" office:value-type="string" office:string-value="SRVX">
            <text:p>SRVX</text:p>
          </table:table-cell>
          <table:table-cell table:number-columns-repeated="1021"/>
        </table:table-row>
        <table:table-row table:style-name="ro1">
          <table:table-cell table:formula="of:=[.B1097]&amp;&quot;-&quot;&amp;[.C1097]" office:value-type="string" office:string-value="4757-LFUD">
            <text:p>4757-LFUD</text:p>
          </table:table-cell>
          <table:table-cell office:value-type="float" office:value="4757">
            <text:p>4757</text:p>
          </table:table-cell>
          <table:table-cell table:style-name="ce1" table:formula="of:=CHAR(RANDBETWEEN(65;90) )&amp;CHAR(RANDBETWEEN(65;90) )&amp;CHAR(RANDBETWEEN(65;90) )&amp;CHAR(RANDBETWEEN(65;90) )" office:value-type="string" office:string-value="LFUD">
            <text:p>LFUD</text:p>
          </table:table-cell>
          <table:table-cell table:number-columns-repeated="1021"/>
        </table:table-row>
        <table:table-row table:style-name="ro1">
          <table:table-cell table:formula="of:=[.B1098]&amp;&quot;-&quot;&amp;[.C1098]" office:value-type="string" office:string-value="4758-FPVZ">
            <text:p>4758-FPVZ</text:p>
          </table:table-cell>
          <table:table-cell office:value-type="float" office:value="4758">
            <text:p>4758</text:p>
          </table:table-cell>
          <table:table-cell table:style-name="ce1" table:formula="of:=CHAR(RANDBETWEEN(65;90) )&amp;CHAR(RANDBETWEEN(65;90) )&amp;CHAR(RANDBETWEEN(65;90) )&amp;CHAR(RANDBETWEEN(65;90) )" office:value-type="string" office:string-value="FPVZ">
            <text:p>FPVZ</text:p>
          </table:table-cell>
          <table:table-cell table:number-columns-repeated="1021"/>
        </table:table-row>
        <table:table-row table:style-name="ro1">
          <table:table-cell table:formula="of:=[.B1099]&amp;&quot;-&quot;&amp;[.C1099]" office:value-type="string" office:string-value="4759-TQQK">
            <text:p>4759-TQQK</text:p>
          </table:table-cell>
          <table:table-cell office:value-type="float" office:value="4759">
            <text:p>4759</text:p>
          </table:table-cell>
          <table:table-cell table:style-name="ce1" table:formula="of:=CHAR(RANDBETWEEN(65;90) )&amp;CHAR(RANDBETWEEN(65;90) )&amp;CHAR(RANDBETWEEN(65;90) )&amp;CHAR(RANDBETWEEN(65;90) )" office:value-type="string" office:string-value="TQQK">
            <text:p>TQQK</text:p>
          </table:table-cell>
          <table:table-cell table:number-columns-repeated="1021"/>
        </table:table-row>
        <table:table-row table:style-name="ro1">
          <table:table-cell table:formula="of:=[.B1100]&amp;&quot;-&quot;&amp;[.C1100]" office:value-type="string" office:string-value="4760-BLZX">
            <text:p>4760-BLZX</text:p>
          </table:table-cell>
          <table:table-cell office:value-type="float" office:value="4760">
            <text:p>4760</text:p>
          </table:table-cell>
          <table:table-cell table:style-name="ce1" table:formula="of:=CHAR(RANDBETWEEN(65;90) )&amp;CHAR(RANDBETWEEN(65;90) )&amp;CHAR(RANDBETWEEN(65;90) )&amp;CHAR(RANDBETWEEN(65;90) )" office:value-type="string" office:string-value="BLZX">
            <text:p>BLZX</text:p>
          </table:table-cell>
          <table:table-cell table:number-columns-repeated="1021"/>
        </table:table-row>
        <table:table-row table:style-name="ro1">
          <table:table-cell table:formula="of:=[.B1101]&amp;&quot;-&quot;&amp;[.C1101]" office:value-type="string" office:string-value="4761-XCJD">
            <text:p>4761-XCJD</text:p>
          </table:table-cell>
          <table:table-cell office:value-type="float" office:value="4761">
            <text:p>4761</text:p>
          </table:table-cell>
          <table:table-cell table:style-name="ce1" table:formula="of:=CHAR(RANDBETWEEN(65;90) )&amp;CHAR(RANDBETWEEN(65;90) )&amp;CHAR(RANDBETWEEN(65;90) )&amp;CHAR(RANDBETWEEN(65;90) )" office:value-type="string" office:string-value="XCJD">
            <text:p>XCJD</text:p>
          </table:table-cell>
          <table:table-cell table:number-columns-repeated="1021"/>
        </table:table-row>
        <table:table-row table:style-name="ro1">
          <table:table-cell table:formula="of:=[.B1102]&amp;&quot;-&quot;&amp;[.C1102]" office:value-type="string" office:string-value="4762-MUTE">
            <text:p>4762-MUTE</text:p>
          </table:table-cell>
          <table:table-cell office:value-type="float" office:value="4762">
            <text:p>4762</text:p>
          </table:table-cell>
          <table:table-cell table:style-name="ce1" table:formula="of:=CHAR(RANDBETWEEN(65;90) )&amp;CHAR(RANDBETWEEN(65;90) )&amp;CHAR(RANDBETWEEN(65;90) )&amp;CHAR(RANDBETWEEN(65;90) )" office:value-type="string" office:string-value="MUTE">
            <text:p>MUTE</text:p>
          </table:table-cell>
          <table:table-cell table:number-columns-repeated="1021"/>
        </table:table-row>
        <table:table-row table:style-name="ro1">
          <table:table-cell table:formula="of:=[.B1103]&amp;&quot;-&quot;&amp;[.C1103]" office:value-type="string" office:string-value="4763-BXKK">
            <text:p>4763-BXKK</text:p>
          </table:table-cell>
          <table:table-cell office:value-type="float" office:value="4763">
            <text:p>4763</text:p>
          </table:table-cell>
          <table:table-cell table:style-name="ce1" table:formula="of:=CHAR(RANDBETWEEN(65;90) )&amp;CHAR(RANDBETWEEN(65;90) )&amp;CHAR(RANDBETWEEN(65;90) )&amp;CHAR(RANDBETWEEN(65;90) )" office:value-type="string" office:string-value="BXKK">
            <text:p>BXKK</text:p>
          </table:table-cell>
          <table:table-cell table:number-columns-repeated="1021"/>
        </table:table-row>
        <table:table-row table:style-name="ro1">
          <table:table-cell table:formula="of:=[.B1104]&amp;&quot;-&quot;&amp;[.C1104]" office:value-type="string" office:string-value="4764-FCAK">
            <text:p>4764-FCAK</text:p>
          </table:table-cell>
          <table:table-cell office:value-type="float" office:value="4764">
            <text:p>4764</text:p>
          </table:table-cell>
          <table:table-cell table:style-name="ce1" table:formula="of:=CHAR(RANDBETWEEN(65;90) )&amp;CHAR(RANDBETWEEN(65;90) )&amp;CHAR(RANDBETWEEN(65;90) )&amp;CHAR(RANDBETWEEN(65;90) )" office:value-type="string" office:string-value="FCAK">
            <text:p>FCAK</text:p>
          </table:table-cell>
          <table:table-cell table:number-columns-repeated="1021"/>
        </table:table-row>
        <table:table-row table:style-name="ro1">
          <table:table-cell table:formula="of:=[.B1105]&amp;&quot;-&quot;&amp;[.C1105]" office:value-type="string" office:string-value="4765-KEXO">
            <text:p>4765-KEXO</text:p>
          </table:table-cell>
          <table:table-cell office:value-type="float" office:value="4765">
            <text:p>4765</text:p>
          </table:table-cell>
          <table:table-cell table:style-name="ce1" table:formula="of:=CHAR(RANDBETWEEN(65;90) )&amp;CHAR(RANDBETWEEN(65;90) )&amp;CHAR(RANDBETWEEN(65;90) )&amp;CHAR(RANDBETWEEN(65;90) )" office:value-type="string" office:string-value="KEXO">
            <text:p>KEXO</text:p>
          </table:table-cell>
          <table:table-cell table:number-columns-repeated="1021"/>
        </table:table-row>
        <table:table-row table:style-name="ro1">
          <table:table-cell table:formula="of:=[.B1106]&amp;&quot;-&quot;&amp;[.C1106]" office:value-type="string" office:string-value="4766-OPTS">
            <text:p>4766-OPTS</text:p>
          </table:table-cell>
          <table:table-cell office:value-type="float" office:value="4766">
            <text:p>4766</text:p>
          </table:table-cell>
          <table:table-cell table:style-name="ce1" table:formula="of:=CHAR(RANDBETWEEN(65;90) )&amp;CHAR(RANDBETWEEN(65;90) )&amp;CHAR(RANDBETWEEN(65;90) )&amp;CHAR(RANDBETWEEN(65;90) )" office:value-type="string" office:string-value="OPTS">
            <text:p>OPTS</text:p>
          </table:table-cell>
          <table:table-cell table:number-columns-repeated="1021"/>
        </table:table-row>
        <table:table-row table:style-name="ro1">
          <table:table-cell table:formula="of:=[.B1107]&amp;&quot;-&quot;&amp;[.C1107]" office:value-type="string" office:string-value="4767-BMUD">
            <text:p>4767-BMUD</text:p>
          </table:table-cell>
          <table:table-cell office:value-type="float" office:value="4767">
            <text:p>4767</text:p>
          </table:table-cell>
          <table:table-cell table:style-name="ce1" table:formula="of:=CHAR(RANDBETWEEN(65;90) )&amp;CHAR(RANDBETWEEN(65;90) )&amp;CHAR(RANDBETWEEN(65;90) )&amp;CHAR(RANDBETWEEN(65;90) )" office:value-type="string" office:string-value="BMUD">
            <text:p>BMUD</text:p>
          </table:table-cell>
          <table:table-cell table:number-columns-repeated="1021"/>
        </table:table-row>
        <table:table-row table:style-name="ro1">
          <table:table-cell table:formula="of:=[.B1108]&amp;&quot;-&quot;&amp;[.C1108]" office:value-type="string" office:string-value="4768-PMZX">
            <text:p>4768-PMZX</text:p>
          </table:table-cell>
          <table:table-cell office:value-type="float" office:value="4768">
            <text:p>4768</text:p>
          </table:table-cell>
          <table:table-cell table:style-name="ce1" table:formula="of:=CHAR(RANDBETWEEN(65;90) )&amp;CHAR(RANDBETWEEN(65;90) )&amp;CHAR(RANDBETWEEN(65;90) )&amp;CHAR(RANDBETWEEN(65;90) )" office:value-type="string" office:string-value="PMZX">
            <text:p>PMZX</text:p>
          </table:table-cell>
          <table:table-cell table:number-columns-repeated="1021"/>
        </table:table-row>
        <table:table-row table:style-name="ro1">
          <table:table-cell table:formula="of:=[.B1109]&amp;&quot;-&quot;&amp;[.C1109]" office:value-type="string" office:string-value="4769-EDME">
            <text:p>4769-EDME</text:p>
          </table:table-cell>
          <table:table-cell office:value-type="float" office:value="4769">
            <text:p>4769</text:p>
          </table:table-cell>
          <table:table-cell table:style-name="ce1" table:formula="of:=CHAR(RANDBETWEEN(65;90) )&amp;CHAR(RANDBETWEEN(65;90) )&amp;CHAR(RANDBETWEEN(65;90) )&amp;CHAR(RANDBETWEEN(65;90) )" office:value-type="string" office:string-value="EDME">
            <text:p>EDME</text:p>
          </table:table-cell>
          <table:table-cell table:number-columns-repeated="1021"/>
        </table:table-row>
        <table:table-row table:style-name="ro1">
          <table:table-cell table:formula="of:=[.B1110]&amp;&quot;-&quot;&amp;[.C1110]" office:value-type="string" office:string-value="4770-SFWF">
            <text:p>4770-SFWF</text:p>
          </table:table-cell>
          <table:table-cell office:value-type="float" office:value="4770">
            <text:p>4770</text:p>
          </table:table-cell>
          <table:table-cell table:style-name="ce1" table:formula="of:=CHAR(RANDBETWEEN(65;90) )&amp;CHAR(RANDBETWEEN(65;90) )&amp;CHAR(RANDBETWEEN(65;90) )&amp;CHAR(RANDBETWEEN(65;90) )" office:value-type="string" office:string-value="SFWF">
            <text:p>SFWF</text:p>
          </table:table-cell>
          <table:table-cell table:number-columns-repeated="1021"/>
        </table:table-row>
        <table:table-row table:style-name="ro1">
          <table:table-cell table:formula="of:=[.B1111]&amp;&quot;-&quot;&amp;[.C1111]" office:value-type="string" office:string-value="4771-LQHK">
            <text:p>4771-LQHK</text:p>
          </table:table-cell>
          <table:table-cell office:value-type="float" office:value="4771">
            <text:p>4771</text:p>
          </table:table-cell>
          <table:table-cell table:style-name="ce1" table:formula="of:=CHAR(RANDBETWEEN(65;90) )&amp;CHAR(RANDBETWEEN(65;90) )&amp;CHAR(RANDBETWEEN(65;90) )&amp;CHAR(RANDBETWEEN(65;90) )" office:value-type="string" office:string-value="LQHK">
            <text:p>LQHK</text:p>
          </table:table-cell>
          <table:table-cell table:number-columns-repeated="1021"/>
        </table:table-row>
        <table:table-row table:style-name="ro1">
          <table:table-cell table:formula="of:=[.B1112]&amp;&quot;-&quot;&amp;[.C1112]" office:value-type="string" office:string-value="4772-EVLX">
            <text:p>4772-EVLX</text:p>
          </table:table-cell>
          <table:table-cell office:value-type="float" office:value="4772">
            <text:p>4772</text:p>
          </table:table-cell>
          <table:table-cell table:style-name="ce1" table:formula="of:=CHAR(RANDBETWEEN(65;90) )&amp;CHAR(RANDBETWEEN(65;90) )&amp;CHAR(RANDBETWEEN(65;90) )&amp;CHAR(RANDBETWEEN(65;90) )" office:value-type="string" office:string-value="EVLX">
            <text:p>EVLX</text:p>
          </table:table-cell>
          <table:table-cell table:number-columns-repeated="1021"/>
        </table:table-row>
        <table:table-row table:style-name="ro1">
          <table:table-cell table:formula="of:=[.B1113]&amp;&quot;-&quot;&amp;[.C1113]" office:value-type="string" office:string-value="4773-EPGI">
            <text:p>4773-EPGI</text:p>
          </table:table-cell>
          <table:table-cell office:value-type="float" office:value="4773">
            <text:p>4773</text:p>
          </table:table-cell>
          <table:table-cell table:style-name="ce1" table:formula="of:=CHAR(RANDBETWEEN(65;90) )&amp;CHAR(RANDBETWEEN(65;90) )&amp;CHAR(RANDBETWEEN(65;90) )&amp;CHAR(RANDBETWEEN(65;90) )" office:value-type="string" office:string-value="EPGI">
            <text:p>EPGI</text:p>
          </table:table-cell>
          <table:table-cell table:number-columns-repeated="1021"/>
        </table:table-row>
        <table:table-row table:style-name="ro1">
          <table:table-cell table:formula="of:=[.B1114]&amp;&quot;-&quot;&amp;[.C1114]" office:value-type="string" office:string-value="4774-XXYM">
            <text:p>4774-XXYM</text:p>
          </table:table-cell>
          <table:table-cell office:value-type="float" office:value="4774">
            <text:p>4774</text:p>
          </table:table-cell>
          <table:table-cell table:style-name="ce1" table:formula="of:=CHAR(RANDBETWEEN(65;90) )&amp;CHAR(RANDBETWEEN(65;90) )&amp;CHAR(RANDBETWEEN(65;90) )&amp;CHAR(RANDBETWEEN(65;90) )" office:value-type="string" office:string-value="XXYM">
            <text:p>XXYM</text:p>
          </table:table-cell>
          <table:table-cell table:number-columns-repeated="1021"/>
        </table:table-row>
        <table:table-row table:style-name="ro1">
          <table:table-cell table:formula="of:=[.B1115]&amp;&quot;-&quot;&amp;[.C1115]" office:value-type="string" office:string-value="4775-JHNB">
            <text:p>4775-JHNB</text:p>
          </table:table-cell>
          <table:table-cell office:value-type="float" office:value="4775">
            <text:p>4775</text:p>
          </table:table-cell>
          <table:table-cell table:style-name="ce1" table:formula="of:=CHAR(RANDBETWEEN(65;90) )&amp;CHAR(RANDBETWEEN(65;90) )&amp;CHAR(RANDBETWEEN(65;90) )&amp;CHAR(RANDBETWEEN(65;90) )" office:value-type="string" office:string-value="JHNB">
            <text:p>JHNB</text:p>
          </table:table-cell>
          <table:table-cell table:number-columns-repeated="1021"/>
        </table:table-row>
        <table:table-row table:style-name="ro1">
          <table:table-cell table:formula="of:=[.B1116]&amp;&quot;-&quot;&amp;[.C1116]" office:value-type="string" office:string-value="4776-WDJF">
            <text:p>4776-WDJF</text:p>
          </table:table-cell>
          <table:table-cell office:value-type="float" office:value="4776">
            <text:p>4776</text:p>
          </table:table-cell>
          <table:table-cell table:style-name="ce1" table:formula="of:=CHAR(RANDBETWEEN(65;90) )&amp;CHAR(RANDBETWEEN(65;90) )&amp;CHAR(RANDBETWEEN(65;90) )&amp;CHAR(RANDBETWEEN(65;90) )" office:value-type="string" office:string-value="WDJF">
            <text:p>WDJF</text:p>
          </table:table-cell>
          <table:table-cell table:number-columns-repeated="1021"/>
        </table:table-row>
        <table:table-row table:style-name="ro1">
          <table:table-cell table:formula="of:=[.B1117]&amp;&quot;-&quot;&amp;[.C1117]" office:value-type="string" office:string-value="4777-OZXX">
            <text:p>4777-OZXX</text:p>
          </table:table-cell>
          <table:table-cell office:value-type="float" office:value="4777">
            <text:p>4777</text:p>
          </table:table-cell>
          <table:table-cell table:style-name="ce1" table:formula="of:=CHAR(RANDBETWEEN(65;90) )&amp;CHAR(RANDBETWEEN(65;90) )&amp;CHAR(RANDBETWEEN(65;90) )&amp;CHAR(RANDBETWEEN(65;90) )" office:value-type="string" office:string-value="OZXX">
            <text:p>OZXX</text:p>
          </table:table-cell>
          <table:table-cell table:number-columns-repeated="1021"/>
        </table:table-row>
        <table:table-row table:style-name="ro1">
          <table:table-cell table:formula="of:=[.B1118]&amp;&quot;-&quot;&amp;[.C1118]" office:value-type="string" office:string-value="4778-EZTA">
            <text:p>4778-EZTA</text:p>
          </table:table-cell>
          <table:table-cell office:value-type="float" office:value="4778">
            <text:p>4778</text:p>
          </table:table-cell>
          <table:table-cell table:style-name="ce1" table:formula="of:=CHAR(RANDBETWEEN(65;90) )&amp;CHAR(RANDBETWEEN(65;90) )&amp;CHAR(RANDBETWEEN(65;90) )&amp;CHAR(RANDBETWEEN(65;90) )" office:value-type="string" office:string-value="EZTA">
            <text:p>EZTA</text:p>
          </table:table-cell>
          <table:table-cell table:number-columns-repeated="1021"/>
        </table:table-row>
        <table:table-row table:style-name="ro1">
          <table:table-cell table:formula="of:=[.B1119]&amp;&quot;-&quot;&amp;[.C1119]" office:value-type="string" office:string-value="4779-KPVF">
            <text:p>4779-KPVF</text:p>
          </table:table-cell>
          <table:table-cell office:value-type="float" office:value="4779">
            <text:p>4779</text:p>
          </table:table-cell>
          <table:table-cell table:style-name="ce1" table:formula="of:=CHAR(RANDBETWEEN(65;90) )&amp;CHAR(RANDBETWEEN(65;90) )&amp;CHAR(RANDBETWEEN(65;90) )&amp;CHAR(RANDBETWEEN(65;90) )" office:value-type="string" office:string-value="KPVF">
            <text:p>KPVF</text:p>
          </table:table-cell>
          <table:table-cell table:number-columns-repeated="1021"/>
        </table:table-row>
        <table:table-row table:style-name="ro1">
          <table:table-cell table:formula="of:=[.B1120]&amp;&quot;-&quot;&amp;[.C1120]" office:value-type="string" office:string-value="4780-IRED">
            <text:p>4780-IRED</text:p>
          </table:table-cell>
          <table:table-cell office:value-type="float" office:value="4780">
            <text:p>4780</text:p>
          </table:table-cell>
          <table:table-cell table:style-name="ce1" table:formula="of:=CHAR(RANDBETWEEN(65;90) )&amp;CHAR(RANDBETWEEN(65;90) )&amp;CHAR(RANDBETWEEN(65;90) )&amp;CHAR(RANDBETWEEN(65;90) )" office:value-type="string" office:string-value="IRED">
            <text:p>IRED</text:p>
          </table:table-cell>
          <table:table-cell table:number-columns-repeated="1021"/>
        </table:table-row>
        <table:table-row table:style-name="ro1">
          <table:table-cell table:formula="of:=[.B1121]&amp;&quot;-&quot;&amp;[.C1121]" office:value-type="string" office:string-value="4781-MVSE">
            <text:p>4781-MVSE</text:p>
          </table:table-cell>
          <table:table-cell office:value-type="float" office:value="4781">
            <text:p>4781</text:p>
          </table:table-cell>
          <table:table-cell table:style-name="ce1" table:formula="of:=CHAR(RANDBETWEEN(65;90) )&amp;CHAR(RANDBETWEEN(65;90) )&amp;CHAR(RANDBETWEEN(65;90) )&amp;CHAR(RANDBETWEEN(65;90) )" office:value-type="string" office:string-value="MVSE">
            <text:p>MVSE</text:p>
          </table:table-cell>
          <table:table-cell table:number-columns-repeated="1021"/>
        </table:table-row>
        <table:table-row table:style-name="ro1">
          <table:table-cell table:formula="of:=[.B1122]&amp;&quot;-&quot;&amp;[.C1122]" office:value-type="string" office:string-value="4782-FYZZ">
            <text:p>4782-FYZZ</text:p>
          </table:table-cell>
          <table:table-cell office:value-type="float" office:value="4782">
            <text:p>4782</text:p>
          </table:table-cell>
          <table:table-cell table:style-name="ce1" table:formula="of:=CHAR(RANDBETWEEN(65;90) )&amp;CHAR(RANDBETWEEN(65;90) )&amp;CHAR(RANDBETWEEN(65;90) )&amp;CHAR(RANDBETWEEN(65;90) )" office:value-type="string" office:string-value="FYZZ">
            <text:p>FYZZ</text:p>
          </table:table-cell>
          <table:table-cell table:number-columns-repeated="1021"/>
        </table:table-row>
        <table:table-row table:style-name="ro1">
          <table:table-cell table:formula="of:=[.B1123]&amp;&quot;-&quot;&amp;[.C1123]" office:value-type="string" office:string-value="4783-IEHG">
            <text:p>4783-IEHG</text:p>
          </table:table-cell>
          <table:table-cell office:value-type="float" office:value="4783">
            <text:p>4783</text:p>
          </table:table-cell>
          <table:table-cell table:style-name="ce1" table:formula="of:=CHAR(RANDBETWEEN(65;90) )&amp;CHAR(RANDBETWEEN(65;90) )&amp;CHAR(RANDBETWEEN(65;90) )&amp;CHAR(RANDBETWEEN(65;90) )" office:value-type="string" office:string-value="IEHG">
            <text:p>IEHG</text:p>
          </table:table-cell>
          <table:table-cell table:number-columns-repeated="1021"/>
        </table:table-row>
        <table:table-row table:style-name="ro1">
          <table:table-cell table:formula="of:=[.B1124]&amp;&quot;-&quot;&amp;[.C1124]" office:value-type="string" office:string-value="4784-MWVG">
            <text:p>4784-MWVG</text:p>
          </table:table-cell>
          <table:table-cell office:value-type="float" office:value="4784">
            <text:p>4784</text:p>
          </table:table-cell>
          <table:table-cell table:style-name="ce1" table:formula="of:=CHAR(RANDBETWEEN(65;90) )&amp;CHAR(RANDBETWEEN(65;90) )&amp;CHAR(RANDBETWEEN(65;90) )&amp;CHAR(RANDBETWEEN(65;90) )" office:value-type="string" office:string-value="MWVG">
            <text:p>MWVG</text:p>
          </table:table-cell>
          <table:table-cell table:number-columns-repeated="1021"/>
        </table:table-row>
        <table:table-row table:style-name="ro1">
          <table:table-cell table:formula="of:=[.B1125]&amp;&quot;-&quot;&amp;[.C1125]" office:value-type="string" office:string-value="4785-GKCW">
            <text:p>4785-GKCW</text:p>
          </table:table-cell>
          <table:table-cell office:value-type="float" office:value="4785">
            <text:p>4785</text:p>
          </table:table-cell>
          <table:table-cell table:style-name="ce1" table:formula="of:=CHAR(RANDBETWEEN(65;90) )&amp;CHAR(RANDBETWEEN(65;90) )&amp;CHAR(RANDBETWEEN(65;90) )&amp;CHAR(RANDBETWEEN(65;90) )" office:value-type="string" office:string-value="GKCW">
            <text:p>GKCW</text:p>
          </table:table-cell>
          <table:table-cell table:number-columns-repeated="1021"/>
        </table:table-row>
        <table:table-row table:style-name="ro1">
          <table:table-cell table:formula="of:=[.B1126]&amp;&quot;-&quot;&amp;[.C1126]" office:value-type="string" office:string-value="4786-XRYC">
            <text:p>4786-XRYC</text:p>
          </table:table-cell>
          <table:table-cell office:value-type="float" office:value="4786">
            <text:p>4786</text:p>
          </table:table-cell>
          <table:table-cell table:style-name="ce1" table:formula="of:=CHAR(RANDBETWEEN(65;90) )&amp;CHAR(RANDBETWEEN(65;90) )&amp;CHAR(RANDBETWEEN(65;90) )&amp;CHAR(RANDBETWEEN(65;90) )" office:value-type="string" office:string-value="XRYC">
            <text:p>XRYC</text:p>
          </table:table-cell>
          <table:table-cell table:number-columns-repeated="1021"/>
        </table:table-row>
        <table:table-row table:style-name="ro1">
          <table:table-cell table:formula="of:=[.B1127]&amp;&quot;-&quot;&amp;[.C1127]" office:value-type="string" office:string-value="4787-INVJ">
            <text:p>4787-INVJ</text:p>
          </table:table-cell>
          <table:table-cell office:value-type="float" office:value="4787">
            <text:p>4787</text:p>
          </table:table-cell>
          <table:table-cell table:style-name="ce1" table:formula="of:=CHAR(RANDBETWEEN(65;90) )&amp;CHAR(RANDBETWEEN(65;90) )&amp;CHAR(RANDBETWEEN(65;90) )&amp;CHAR(RANDBETWEEN(65;90) )" office:value-type="string" office:string-value="INVJ">
            <text:p>INVJ</text:p>
          </table:table-cell>
          <table:table-cell table:number-columns-repeated="1021"/>
        </table:table-row>
        <table:table-row table:style-name="ro1">
          <table:table-cell table:formula="of:=[.B1128]&amp;&quot;-&quot;&amp;[.C1128]" office:value-type="string" office:string-value="4788-NSTL">
            <text:p>4788-NSTL</text:p>
          </table:table-cell>
          <table:table-cell office:value-type="float" office:value="4788">
            <text:p>4788</text:p>
          </table:table-cell>
          <table:table-cell table:style-name="ce1" table:formula="of:=CHAR(RANDBETWEEN(65;90) )&amp;CHAR(RANDBETWEEN(65;90) )&amp;CHAR(RANDBETWEEN(65;90) )&amp;CHAR(RANDBETWEEN(65;90) )" office:value-type="string" office:string-value="NSTL">
            <text:p>NSTL</text:p>
          </table:table-cell>
          <table:table-cell table:number-columns-repeated="1021"/>
        </table:table-row>
        <table:table-row table:style-name="ro1">
          <table:table-cell table:formula="of:=[.B1129]&amp;&quot;-&quot;&amp;[.C1129]" office:value-type="string" office:string-value="4789-ALEL">
            <text:p>4789-ALEL</text:p>
          </table:table-cell>
          <table:table-cell office:value-type="float" office:value="4789">
            <text:p>4789</text:p>
          </table:table-cell>
          <table:table-cell table:style-name="ce1" table:formula="of:=CHAR(RANDBETWEEN(65;90) )&amp;CHAR(RANDBETWEEN(65;90) )&amp;CHAR(RANDBETWEEN(65;90) )&amp;CHAR(RANDBETWEEN(65;90) )" office:value-type="string" office:string-value="ALEL">
            <text:p>ALEL</text:p>
          </table:table-cell>
          <table:table-cell table:number-columns-repeated="1021"/>
        </table:table-row>
        <table:table-row table:style-name="ro1">
          <table:table-cell table:formula="of:=[.B1130]&amp;&quot;-&quot;&amp;[.C1130]" office:value-type="string" office:string-value="4790-HWXL">
            <text:p>4790-HWXL</text:p>
          </table:table-cell>
          <table:table-cell office:value-type="float" office:value="4790">
            <text:p>4790</text:p>
          </table:table-cell>
          <table:table-cell table:style-name="ce1" table:formula="of:=CHAR(RANDBETWEEN(65;90) )&amp;CHAR(RANDBETWEEN(65;90) )&amp;CHAR(RANDBETWEEN(65;90) )&amp;CHAR(RANDBETWEEN(65;90) )" office:value-type="string" office:string-value="HWXL">
            <text:p>HWXL</text:p>
          </table:table-cell>
          <table:table-cell table:number-columns-repeated="1021"/>
        </table:table-row>
        <table:table-row table:style-name="ro1">
          <table:table-cell table:formula="of:=[.B1131]&amp;&quot;-&quot;&amp;[.C1131]" office:value-type="string" office:string-value="4791-YLRJ">
            <text:p>4791-YLRJ</text:p>
          </table:table-cell>
          <table:table-cell office:value-type="float" office:value="4791">
            <text:p>4791</text:p>
          </table:table-cell>
          <table:table-cell table:style-name="ce1" table:formula="of:=CHAR(RANDBETWEEN(65;90) )&amp;CHAR(RANDBETWEEN(65;90) )&amp;CHAR(RANDBETWEEN(65;90) )&amp;CHAR(RANDBETWEEN(65;90) )" office:value-type="string" office:string-value="YLRJ">
            <text:p>YLRJ</text:p>
          </table:table-cell>
          <table:table-cell table:number-columns-repeated="1021"/>
        </table:table-row>
        <table:table-row table:style-name="ro1">
          <table:table-cell table:formula="of:=[.B1132]&amp;&quot;-&quot;&amp;[.C1132]" office:value-type="string" office:string-value="4792-INAV">
            <text:p>4792-INAV</text:p>
          </table:table-cell>
          <table:table-cell office:value-type="float" office:value="4792">
            <text:p>4792</text:p>
          </table:table-cell>
          <table:table-cell table:style-name="ce1" table:formula="of:=CHAR(RANDBETWEEN(65;90) )&amp;CHAR(RANDBETWEEN(65;90) )&amp;CHAR(RANDBETWEEN(65;90) )&amp;CHAR(RANDBETWEEN(65;90) )" office:value-type="string" office:string-value="INAV">
            <text:p>INAV</text:p>
          </table:table-cell>
          <table:table-cell table:number-columns-repeated="1021"/>
        </table:table-row>
        <table:table-row table:style-name="ro1">
          <table:table-cell table:formula="of:=[.B1133]&amp;&quot;-&quot;&amp;[.C1133]" office:value-type="string" office:string-value="4793-KHZQ">
            <text:p>4793-KHZQ</text:p>
          </table:table-cell>
          <table:table-cell office:value-type="float" office:value="4793">
            <text:p>4793</text:p>
          </table:table-cell>
          <table:table-cell table:style-name="ce1" table:formula="of:=CHAR(RANDBETWEEN(65;90) )&amp;CHAR(RANDBETWEEN(65;90) )&amp;CHAR(RANDBETWEEN(65;90) )&amp;CHAR(RANDBETWEEN(65;90) )" office:value-type="string" office:string-value="KHZQ">
            <text:p>KHZQ</text:p>
          </table:table-cell>
          <table:table-cell table:number-columns-repeated="1021"/>
        </table:table-row>
        <table:table-row table:style-name="ro1">
          <table:table-cell table:formula="of:=[.B1134]&amp;&quot;-&quot;&amp;[.C1134]" office:value-type="string" office:string-value="4794-NGZS">
            <text:p>4794-NGZS</text:p>
          </table:table-cell>
          <table:table-cell office:value-type="float" office:value="4794">
            <text:p>4794</text:p>
          </table:table-cell>
          <table:table-cell table:style-name="ce1" table:formula="of:=CHAR(RANDBETWEEN(65;90) )&amp;CHAR(RANDBETWEEN(65;90) )&amp;CHAR(RANDBETWEEN(65;90) )&amp;CHAR(RANDBETWEEN(65;90) )" office:value-type="string" office:string-value="NGZS">
            <text:p>NGZS</text:p>
          </table:table-cell>
          <table:table-cell table:number-columns-repeated="1021"/>
        </table:table-row>
        <table:table-row table:style-name="ro1">
          <table:table-cell table:formula="of:=[.B1135]&amp;&quot;-&quot;&amp;[.C1135]" office:value-type="string" office:string-value="4795-XUEC">
            <text:p>4795-XUEC</text:p>
          </table:table-cell>
          <table:table-cell office:value-type="float" office:value="4795">
            <text:p>4795</text:p>
          </table:table-cell>
          <table:table-cell table:style-name="ce1" table:formula="of:=CHAR(RANDBETWEEN(65;90) )&amp;CHAR(RANDBETWEEN(65;90) )&amp;CHAR(RANDBETWEEN(65;90) )&amp;CHAR(RANDBETWEEN(65;90) )" office:value-type="string" office:string-value="XUEC">
            <text:p>XUEC</text:p>
          </table:table-cell>
          <table:table-cell table:number-columns-repeated="1021"/>
        </table:table-row>
        <table:table-row table:style-name="ro1">
          <table:table-cell table:formula="of:=[.B1136]&amp;&quot;-&quot;&amp;[.C1136]" office:value-type="string" office:string-value="4796-FUDU">
            <text:p>4796-FUDU</text:p>
          </table:table-cell>
          <table:table-cell office:value-type="float" office:value="4796">
            <text:p>4796</text:p>
          </table:table-cell>
          <table:table-cell table:style-name="ce1" table:formula="of:=CHAR(RANDBETWEEN(65;90) )&amp;CHAR(RANDBETWEEN(65;90) )&amp;CHAR(RANDBETWEEN(65;90) )&amp;CHAR(RANDBETWEEN(65;90) )" office:value-type="string" office:string-value="FUDU">
            <text:p>FUDU</text:p>
          </table:table-cell>
          <table:table-cell table:number-columns-repeated="1021"/>
        </table:table-row>
        <table:table-row table:style-name="ro1">
          <table:table-cell table:formula="of:=[.B1137]&amp;&quot;-&quot;&amp;[.C1137]" office:value-type="string" office:string-value="4797-MPDK">
            <text:p>4797-MPDK</text:p>
          </table:table-cell>
          <table:table-cell office:value-type="float" office:value="4797">
            <text:p>4797</text:p>
          </table:table-cell>
          <table:table-cell table:style-name="ce1" table:formula="of:=CHAR(RANDBETWEEN(65;90) )&amp;CHAR(RANDBETWEEN(65;90) )&amp;CHAR(RANDBETWEEN(65;90) )&amp;CHAR(RANDBETWEEN(65;90) )" office:value-type="string" office:string-value="MPDK">
            <text:p>MPDK</text:p>
          </table:table-cell>
          <table:table-cell table:number-columns-repeated="1021"/>
        </table:table-row>
        <table:table-row table:style-name="ro1">
          <table:table-cell table:formula="of:=[.B1138]&amp;&quot;-&quot;&amp;[.C1138]" office:value-type="string" office:string-value="4798-RAKQ">
            <text:p>4798-RAKQ</text:p>
          </table:table-cell>
          <table:table-cell office:value-type="float" office:value="4798">
            <text:p>4798</text:p>
          </table:table-cell>
          <table:table-cell table:style-name="ce1" table:formula="of:=CHAR(RANDBETWEEN(65;90) )&amp;CHAR(RANDBETWEEN(65;90) )&amp;CHAR(RANDBETWEEN(65;90) )&amp;CHAR(RANDBETWEEN(65;90) )" office:value-type="string" office:string-value="RAKQ">
            <text:p>RAKQ</text:p>
          </table:table-cell>
          <table:table-cell table:number-columns-repeated="1021"/>
        </table:table-row>
        <table:table-row table:style-name="ro1">
          <table:table-cell table:formula="of:=[.B1139]&amp;&quot;-&quot;&amp;[.C1139]" office:value-type="string" office:string-value="GR01-ICSP">
            <text:p>GR01-ICSP</text:p>
          </table:table-cell>
          <table:table-cell office:value-type="string">
            <text:p>GR01</text:p>
          </table:table-cell>
          <table:table-cell table:style-name="ce1" table:formula="of:=CHAR(RANDBETWEEN(65;90) )&amp;CHAR(RANDBETWEEN(65;90) )&amp;CHAR(RANDBETWEEN(65;90) )&amp;CHAR(RANDBETWEEN(65;90) )" office:value-type="string" office:string-value="ICSP">
            <text:p>ICSP</text:p>
          </table:table-cell>
          <table:table-cell table:number-columns-repeated="1021"/>
        </table:table-row>
        <table:table-row table:style-name="ro1">
          <table:table-cell table:formula="of:=[.B1140]&amp;&quot;-&quot;&amp;[.C1140]" office:value-type="string" office:string-value="GR02-YCTU">
            <text:p>GR02-YCTU</text:p>
          </table:table-cell>
          <table:table-cell office:value-type="string">
            <text:p>GR02</text:p>
          </table:table-cell>
          <table:table-cell table:style-name="ce1" table:formula="of:=CHAR(RANDBETWEEN(65;90) )&amp;CHAR(RANDBETWEEN(65;90) )&amp;CHAR(RANDBETWEEN(65;90) )&amp;CHAR(RANDBETWEEN(65;90) )" office:value-type="string" office:string-value="YCTU">
            <text:p>YCTU</text:p>
          </table:table-cell>
          <table:table-cell table:number-columns-repeated="1021"/>
        </table:table-row>
        <table:table-row table:style-name="ro1">
          <table:table-cell table:formula="of:=[.B1141]&amp;&quot;-&quot;&amp;[.C1141]" office:value-type="string" office:string-value="GR03-XCFG">
            <text:p>GR03-XCFG</text:p>
          </table:table-cell>
          <table:table-cell office:value-type="string">
            <text:p>GR03</text:p>
          </table:table-cell>
          <table:table-cell table:style-name="ce1" table:formula="of:=CHAR(RANDBETWEEN(65;90) )&amp;CHAR(RANDBETWEEN(65;90) )&amp;CHAR(RANDBETWEEN(65;90) )&amp;CHAR(RANDBETWEEN(65;90) )" office:value-type="string" office:string-value="XCFG">
            <text:p>XCFG</text:p>
          </table:table-cell>
          <table:table-cell table:number-columns-repeated="1021"/>
        </table:table-row>
        <table:table-row table:style-name="ro1">
          <table:table-cell table:formula="of:=[.B1142]&amp;&quot;-&quot;&amp;[.C1142]" office:value-type="string" office:string-value="GR04-GXET">
            <text:p>GR04-GXET</text:p>
          </table:table-cell>
          <table:table-cell office:value-type="string">
            <text:p>GR04</text:p>
          </table:table-cell>
          <table:table-cell table:style-name="ce1" table:formula="of:=CHAR(RANDBETWEEN(65;90) )&amp;CHAR(RANDBETWEEN(65;90) )&amp;CHAR(RANDBETWEEN(65;90) )&amp;CHAR(RANDBETWEEN(65;90) )" office:value-type="string" office:string-value="GXET">
            <text:p>GXET</text:p>
          </table:table-cell>
          <table:table-cell table:number-columns-repeated="1021"/>
        </table:table-row>
        <table:table-row table:style-name="ro1">
          <table:table-cell table:formula="of:=[.B1143]&amp;&quot;-&quot;&amp;[.C1143]" office:value-type="string" office:string-value="GR05-KTSP">
            <text:p>GR05-KTSP</text:p>
          </table:table-cell>
          <table:table-cell office:value-type="string">
            <text:p>GR05</text:p>
          </table:table-cell>
          <table:table-cell table:style-name="ce1" table:formula="of:=CHAR(RANDBETWEEN(65;90) )&amp;CHAR(RANDBETWEEN(65;90) )&amp;CHAR(RANDBETWEEN(65;90) )&amp;CHAR(RANDBETWEEN(65;90) )" office:value-type="string" office:string-value="KTSP">
            <text:p>KTSP</text:p>
          </table:table-cell>
          <table:table-cell table:number-columns-repeated="1021"/>
        </table:table-row>
        <table:table-row table:style-name="ro1">
          <table:table-cell table:formula="of:=[.B1144]&amp;&quot;-&quot;&amp;[.C1144]" office:value-type="string" office:string-value="GR06-VYKY">
            <text:p>GR06-VYKY</text:p>
          </table:table-cell>
          <table:table-cell office:value-type="string">
            <text:p>GR06</text:p>
          </table:table-cell>
          <table:table-cell table:style-name="ce1" table:formula="of:=CHAR(RANDBETWEEN(65;90) )&amp;CHAR(RANDBETWEEN(65;90) )&amp;CHAR(RANDBETWEEN(65;90) )&amp;CHAR(RANDBETWEEN(65;90) )" office:value-type="string" office:string-value="VYKY">
            <text:p>VYKY</text:p>
          </table:table-cell>
          <table:table-cell table:number-columns-repeated="1021"/>
        </table:table-row>
        <table:table-row table:style-name="ro1">
          <table:table-cell table:formula="of:=[.B1145]&amp;&quot;-&quot;&amp;[.C1145]" office:value-type="string" office:string-value="GR07-DWUF">
            <text:p>GR07-DWUF</text:p>
          </table:table-cell>
          <table:table-cell office:value-type="string">
            <text:p>GR07</text:p>
          </table:table-cell>
          <table:table-cell table:style-name="ce1" table:formula="of:=CHAR(RANDBETWEEN(65;90) )&amp;CHAR(RANDBETWEEN(65;90) )&amp;CHAR(RANDBETWEEN(65;90) )&amp;CHAR(RANDBETWEEN(65;90) )" office:value-type="string" office:string-value="DWUF">
            <text:p>DWUF</text:p>
          </table:table-cell>
          <table:table-cell table:number-columns-repeated="1021"/>
        </table:table-row>
        <table:table-row table:style-name="ro1">
          <table:table-cell table:formula="of:=[.B1146]&amp;&quot;-&quot;&amp;[.C1146]" office:value-type="string" office:string-value="GR08-TJYC">
            <text:p>GR08-TJYC</text:p>
          </table:table-cell>
          <table:table-cell office:value-type="string">
            <text:p>GR08</text:p>
          </table:table-cell>
          <table:table-cell table:style-name="ce1" table:formula="of:=CHAR(RANDBETWEEN(65;90) )&amp;CHAR(RANDBETWEEN(65;90) )&amp;CHAR(RANDBETWEEN(65;90) )&amp;CHAR(RANDBETWEEN(65;90) )" office:value-type="string" office:string-value="TJYC">
            <text:p>TJYC</text:p>
          </table:table-cell>
          <table:table-cell table:number-columns-repeated="1021"/>
        </table:table-row>
        <table:table-row table:style-name="ro1">
          <table:table-cell table:formula="of:=[.B1147]&amp;&quot;-&quot;&amp;[.C1147]" office:value-type="string" office:string-value="GR09-VYMD">
            <text:p>GR09-VYMD</text:p>
          </table:table-cell>
          <table:table-cell office:value-type="string">
            <text:p>GR09</text:p>
          </table:table-cell>
          <table:table-cell table:style-name="ce1" table:formula="of:=CHAR(RANDBETWEEN(65;90) )&amp;CHAR(RANDBETWEEN(65;90) )&amp;CHAR(RANDBETWEEN(65;90) )&amp;CHAR(RANDBETWEEN(65;90) )" office:value-type="string" office:string-value="VYMD">
            <text:p>VYMD</text:p>
          </table:table-cell>
          <table:table-cell table:number-columns-repeated="1021"/>
        </table:table-row>
        <table:table-row table:style-name="ro1">
          <table:table-cell table:formula="of:=[.B1148]&amp;&quot;-&quot;&amp;[.C1148]" office:value-type="string" office:string-value="GR10-YLTL">
            <text:p>GR10-YLTL</text:p>
          </table:table-cell>
          <table:table-cell office:value-type="string">
            <text:p>GR10</text:p>
          </table:table-cell>
          <table:table-cell table:style-name="ce1" table:formula="of:=CHAR(RANDBETWEEN(65;90) )&amp;CHAR(RANDBETWEEN(65;90) )&amp;CHAR(RANDBETWEEN(65;90) )&amp;CHAR(RANDBETWEEN(65;90) )" office:value-type="string" office:string-value="YLTL">
            <text:p>YLTL</text:p>
          </table:table-cell>
          <table:table-cell table:number-columns-repeated="1021"/>
        </table:table-row>
        <table:table-row table:style-name="ro1">
          <table:table-cell table:formula="of:=[.B1149]&amp;&quot;-&quot;&amp;[.C1149]" office:value-type="string" office:string-value="GR11-HZAB">
            <text:p>GR11-HZAB</text:p>
          </table:table-cell>
          <table:table-cell office:value-type="string">
            <text:p>GR11</text:p>
          </table:table-cell>
          <table:table-cell table:style-name="ce1" table:formula="of:=CHAR(RANDBETWEEN(65;90) )&amp;CHAR(RANDBETWEEN(65;90) )&amp;CHAR(RANDBETWEEN(65;90) )&amp;CHAR(RANDBETWEEN(65;90) )" office:value-type="string" office:string-value="HZAB">
            <text:p>HZAB</text:p>
          </table:table-cell>
          <table:table-cell table:number-columns-repeated="1021"/>
        </table:table-row>
        <table:table-row table:style-name="ro1">
          <table:table-cell table:formula="of:=[.B1150]&amp;&quot;-&quot;&amp;[.C1150]" office:value-type="string" office:string-value="GR12-WITQ">
            <text:p>GR12-WITQ</text:p>
          </table:table-cell>
          <table:table-cell office:value-type="string">
            <text:p>GR12</text:p>
          </table:table-cell>
          <table:table-cell table:style-name="ce1" table:formula="of:=CHAR(RANDBETWEEN(65;90) )&amp;CHAR(RANDBETWEEN(65;90) )&amp;CHAR(RANDBETWEEN(65;90) )&amp;CHAR(RANDBETWEEN(65;90) )" office:value-type="string" office:string-value="WITQ">
            <text:p>WITQ</text:p>
          </table:table-cell>
          <table:table-cell table:number-columns-repeated="1021"/>
        </table:table-row>
        <table:table-row table:style-name="ro1">
          <table:table-cell table:formula="of:=[.B1151]&amp;&quot;-&quot;&amp;[.C1151]" office:value-type="string" office:string-value="GR13-OHEO">
            <text:p>GR13-OHEO</text:p>
          </table:table-cell>
          <table:table-cell office:value-type="string">
            <text:p>GR13</text:p>
          </table:table-cell>
          <table:table-cell table:style-name="ce1" table:formula="of:=CHAR(RANDBETWEEN(65;90) )&amp;CHAR(RANDBETWEEN(65;90) )&amp;CHAR(RANDBETWEEN(65;90) )&amp;CHAR(RANDBETWEEN(65;90) )" office:value-type="string" office:string-value="OHEO">
            <text:p>OHEO</text:p>
          </table:table-cell>
          <table:table-cell table:number-columns-repeated="1021"/>
        </table:table-row>
        <table:table-row table:style-name="ro1">
          <table:table-cell table:formula="of:=[.B1152]&amp;&quot;-&quot;&amp;[.C1152]" office:value-type="string" office:string-value="GR14-DGES">
            <text:p>GR14-DGES</text:p>
          </table:table-cell>
          <table:table-cell office:value-type="string">
            <text:p>GR14</text:p>
          </table:table-cell>
          <table:table-cell table:style-name="ce1" table:formula="of:=CHAR(RANDBETWEEN(65;90) )&amp;CHAR(RANDBETWEEN(65;90) )&amp;CHAR(RANDBETWEEN(65;90) )&amp;CHAR(RANDBETWEEN(65;90) )" office:value-type="string" office:string-value="DGES">
            <text:p>DGES</text:p>
          </table:table-cell>
          <table:table-cell table:number-columns-repeated="1021"/>
        </table:table-row>
        <table:table-row table:style-name="ro1">
          <table:table-cell table:formula="of:=[.B1153]&amp;&quot;-&quot;&amp;[.C1153]" office:value-type="string" office:string-value="GR15-LFTP">
            <text:p>GR15-LFTP</text:p>
          </table:table-cell>
          <table:table-cell office:value-type="string">
            <text:p>GR15</text:p>
          </table:table-cell>
          <table:table-cell table:style-name="ce1" table:formula="of:=CHAR(RANDBETWEEN(65;90) )&amp;CHAR(RANDBETWEEN(65;90) )&amp;CHAR(RANDBETWEEN(65;90) )&amp;CHAR(RANDBETWEEN(65;90) )" office:value-type="string" office:string-value="LFTP">
            <text:p>LFTP</text:p>
          </table:table-cell>
          <table:table-cell table:number-columns-repeated="1021"/>
        </table:table-row>
        <table:table-row table:style-name="ro1">
          <table:table-cell table:formula="of:=[.B1154]&amp;&quot;-&quot;&amp;[.C1154]" office:value-type="string" office:string-value="GR16-ZUIC">
            <text:p>GR16-ZUIC</text:p>
          </table:table-cell>
          <table:table-cell office:value-type="string">
            <text:p>GR16</text:p>
          </table:table-cell>
          <table:table-cell table:style-name="ce1" table:formula="of:=CHAR(RANDBETWEEN(65;90) )&amp;CHAR(RANDBETWEEN(65;90) )&amp;CHAR(RANDBETWEEN(65;90) )&amp;CHAR(RANDBETWEEN(65;90) )" office:value-type="string" office:string-value="ZUIC">
            <text:p>ZUIC</text:p>
          </table:table-cell>
          <table:table-cell table:number-columns-repeated="1021"/>
        </table:table-row>
        <table:table-row table:style-name="ro1">
          <table:table-cell table:formula="of:=[.B1155]&amp;&quot;-&quot;&amp;[.C1155]" office:value-type="string" office:string-value="GR17-UQCE">
            <text:p>GR17-UQCE</text:p>
          </table:table-cell>
          <table:table-cell office:value-type="string">
            <text:p>GR17</text:p>
          </table:table-cell>
          <table:table-cell table:style-name="ce1" table:formula="of:=CHAR(RANDBETWEEN(65;90) )&amp;CHAR(RANDBETWEEN(65;90) )&amp;CHAR(RANDBETWEEN(65;90) )&amp;CHAR(RANDBETWEEN(65;90) )" office:value-type="string" office:string-value="UQCE">
            <text:p>UQCE</text:p>
          </table:table-cell>
          <table:table-cell table:number-columns-repeated="1021"/>
        </table:table-row>
        <table:table-row table:style-name="ro1">
          <table:table-cell table:formula="of:=[.B1156]&amp;&quot;-&quot;&amp;[.C1156]" office:value-type="string" office:string-value="GR18-UEVM">
            <text:p>GR18-UEVM</text:p>
          </table:table-cell>
          <table:table-cell office:value-type="string">
            <text:p>GR18</text:p>
          </table:table-cell>
          <table:table-cell table:style-name="ce1" table:formula="of:=CHAR(RANDBETWEEN(65;90) )&amp;CHAR(RANDBETWEEN(65;90) )&amp;CHAR(RANDBETWEEN(65;90) )&amp;CHAR(RANDBETWEEN(65;90) )" office:value-type="string" office:string-value="UEVM">
            <text:p>UEVM</text:p>
          </table:table-cell>
          <table:table-cell table:number-columns-repeated="1021"/>
        </table:table-row>
        <table:table-row table:style-name="ro1">
          <table:table-cell table:formula="of:=[.B1157]&amp;&quot;-&quot;&amp;[.C1157]" office:value-type="string" office:string-value="GR19-LKTB">
            <text:p>GR19-LKTB</text:p>
          </table:table-cell>
          <table:table-cell office:value-type="string">
            <text:p>GR19</text:p>
          </table:table-cell>
          <table:table-cell table:style-name="ce1" table:formula="of:=CHAR(RANDBETWEEN(65;90) )&amp;CHAR(RANDBETWEEN(65;90) )&amp;CHAR(RANDBETWEEN(65;90) )&amp;CHAR(RANDBETWEEN(65;90) )" office:value-type="string" office:string-value="LKTB">
            <text:p>LKTB</text:p>
          </table:table-cell>
          <table:table-cell table:number-columns-repeated="1021"/>
        </table:table-row>
        <table:table-row table:style-name="ro1">
          <table:table-cell table:formula="of:=[.B1158]&amp;&quot;-&quot;&amp;[.C1158]" office:value-type="string" office:string-value="GR20-UDHI">
            <text:p>GR20-UDHI</text:p>
          </table:table-cell>
          <table:table-cell office:value-type="string">
            <text:p>GR20</text:p>
          </table:table-cell>
          <table:table-cell table:style-name="ce1" table:formula="of:=CHAR(RANDBETWEEN(65;90) )&amp;CHAR(RANDBETWEEN(65;90) )&amp;CHAR(RANDBETWEEN(65;90) )&amp;CHAR(RANDBETWEEN(65;90) )" office:value-type="string" office:string-value="UDHI">
            <text:p>UDHI</text:p>
          </table:table-cell>
          <table:table-cell table:number-columns-repeated="1021"/>
        </table:table-row>
        <table:table-row table:style-name="ro1">
          <table:table-cell table:formula="of:=[.B1159]&amp;&quot;-&quot;&amp;[.C1159]" office:value-type="string" office:string-value="GR21-GXCM">
            <text:p>GR21-GXCM</text:p>
          </table:table-cell>
          <table:table-cell office:value-type="string">
            <text:p>GR21</text:p>
          </table:table-cell>
          <table:table-cell table:style-name="ce1" table:formula="of:=CHAR(RANDBETWEEN(65;90) )&amp;CHAR(RANDBETWEEN(65;90) )&amp;CHAR(RANDBETWEEN(65;90) )&amp;CHAR(RANDBETWEEN(65;90) )" office:value-type="string" office:string-value="GXCM">
            <text:p>GXCM</text:p>
          </table:table-cell>
          <table:table-cell table:number-columns-repeated="1021"/>
        </table:table-row>
        <table:table-row table:style-name="ro1">
          <table:table-cell table:formula="of:=[.B1160]&amp;&quot;-&quot;&amp;[.C1160]" office:value-type="string" office:string-value="GR22-AJSD">
            <text:p>GR22-AJSD</text:p>
          </table:table-cell>
          <table:table-cell office:value-type="string">
            <text:p>GR22</text:p>
          </table:table-cell>
          <table:table-cell table:style-name="ce1" table:formula="of:=CHAR(RANDBETWEEN(65;90) )&amp;CHAR(RANDBETWEEN(65;90) )&amp;CHAR(RANDBETWEEN(65;90) )&amp;CHAR(RANDBETWEEN(65;90) )" office:value-type="string" office:string-value="AJSD">
            <text:p>AJSD</text:p>
          </table:table-cell>
          <table:table-cell table:number-columns-repeated="1021"/>
        </table:table-row>
        <table:table-row table:style-name="ro1">
          <table:table-cell table:formula="of:=[.B1161]&amp;&quot;-&quot;&amp;[.C1161]" office:value-type="string" office:string-value="GR23-EMJJ">
            <text:p>GR23-EMJJ</text:p>
          </table:table-cell>
          <table:table-cell office:value-type="string">
            <text:p>GR23</text:p>
          </table:table-cell>
          <table:table-cell table:style-name="ce1" table:formula="of:=CHAR(RANDBETWEEN(65;90) )&amp;CHAR(RANDBETWEEN(65;90) )&amp;CHAR(RANDBETWEEN(65;90) )&amp;CHAR(RANDBETWEEN(65;90) )" office:value-type="string" office:string-value="EMJJ">
            <text:p>EMJJ</text:p>
          </table:table-cell>
          <table:table-cell table:number-columns-repeated="1021"/>
        </table:table-row>
        <table:table-row table:style-name="ro1">
          <table:table-cell table:formula="of:=[.B1162]&amp;&quot;-&quot;&amp;[.C1162]" office:value-type="string" office:string-value="GR24-EEMJ">
            <text:p>GR24-EEMJ</text:p>
          </table:table-cell>
          <table:table-cell office:value-type="string">
            <text:p>GR24</text:p>
          </table:table-cell>
          <table:table-cell table:style-name="ce1" table:formula="of:=CHAR(RANDBETWEEN(65;90) )&amp;CHAR(RANDBETWEEN(65;90) )&amp;CHAR(RANDBETWEEN(65;90) )&amp;CHAR(RANDBETWEEN(65;90) )" office:value-type="string" office:string-value="EEMJ">
            <text:p>EEMJ</text:p>
          </table:table-cell>
          <table:table-cell table:number-columns-repeated="1021"/>
        </table:table-row>
        <table:table-row table:style-name="ro1">
          <table:table-cell table:formula="of:=[.B1163]&amp;&quot;-&quot;&amp;[.C1163]" office:value-type="string" office:string-value="GR25-RIDL">
            <text:p>GR25-RIDL</text:p>
          </table:table-cell>
          <table:table-cell office:value-type="string">
            <text:p>GR25</text:p>
          </table:table-cell>
          <table:table-cell table:style-name="ce1" table:formula="of:=CHAR(RANDBETWEEN(65;90) )&amp;CHAR(RANDBETWEEN(65;90) )&amp;CHAR(RANDBETWEEN(65;90) )&amp;CHAR(RANDBETWEEN(65;90) )" office:value-type="string" office:string-value="RIDL">
            <text:p>RIDL</text:p>
          </table:table-cell>
          <table:table-cell table:number-columns-repeated="1021"/>
        </table:table-row>
        <table:table-row table:style-name="ro1">
          <table:table-cell table:formula="of:=[.B1164]&amp;&quot;-&quot;&amp;[.C1164]" office:value-type="string" office:string-value="GR26-YXOJ">
            <text:p>GR26-YXOJ</text:p>
          </table:table-cell>
          <table:table-cell office:value-type="string">
            <text:p>GR26</text:p>
          </table:table-cell>
          <table:table-cell table:style-name="ce1" table:formula="of:=CHAR(RANDBETWEEN(65;90) )&amp;CHAR(RANDBETWEEN(65;90) )&amp;CHAR(RANDBETWEEN(65;90) )&amp;CHAR(RANDBETWEEN(65;90) )" office:value-type="string" office:string-value="YXOJ">
            <text:p>YXOJ</text:p>
          </table:table-cell>
          <table:table-cell table:number-columns-repeated="1021"/>
        </table:table-row>
        <table:table-row table:style-name="ro1">
          <table:table-cell table:formula="of:=[.B1165]&amp;&quot;-&quot;&amp;[.C1165]" office:value-type="string" office:string-value="GR27-YEDP">
            <text:p>GR27-YEDP</text:p>
          </table:table-cell>
          <table:table-cell office:value-type="string">
            <text:p>GR27</text:p>
          </table:table-cell>
          <table:table-cell table:style-name="ce1" table:formula="of:=CHAR(RANDBETWEEN(65;90) )&amp;CHAR(RANDBETWEEN(65;90) )&amp;CHAR(RANDBETWEEN(65;90) )&amp;CHAR(RANDBETWEEN(65;90) )" office:value-type="string" office:string-value="YEDP">
            <text:p>YEDP</text:p>
          </table:table-cell>
          <table:table-cell table:number-columns-repeated="1021"/>
        </table:table-row>
        <table:table-row table:style-name="ro1">
          <table:table-cell table:formula="of:=[.B1166]&amp;&quot;-&quot;&amp;[.C1166]" office:value-type="string" office:string-value="GR28-ZSWJ">
            <text:p>GR28-ZSWJ</text:p>
          </table:table-cell>
          <table:table-cell office:value-type="string">
            <text:p>GR28</text:p>
          </table:table-cell>
          <table:table-cell table:style-name="ce1" table:formula="of:=CHAR(RANDBETWEEN(65;90) )&amp;CHAR(RANDBETWEEN(65;90) )&amp;CHAR(RANDBETWEEN(65;90) )&amp;CHAR(RANDBETWEEN(65;90) )" office:value-type="string" office:string-value="ZSWJ">
            <text:p>ZSWJ</text:p>
          </table:table-cell>
          <table:table-cell table:number-columns-repeated="1021"/>
        </table:table-row>
        <table:table-row table:style-name="ro1">
          <table:table-cell table:formula="of:=[.B1167]&amp;&quot;-&quot;&amp;[.C1167]" office:value-type="string" office:string-value="GR29-JRYX">
            <text:p>GR29-JRYX</text:p>
          </table:table-cell>
          <table:table-cell office:value-type="string">
            <text:p>GR29</text:p>
          </table:table-cell>
          <table:table-cell table:style-name="ce1" table:formula="of:=CHAR(RANDBETWEEN(65;90) )&amp;CHAR(RANDBETWEEN(65;90) )&amp;CHAR(RANDBETWEEN(65;90) )&amp;CHAR(RANDBETWEEN(65;90) )" office:value-type="string" office:string-value="JRYX">
            <text:p>JRYX</text:p>
          </table:table-cell>
          <table:table-cell table:number-columns-repeated="1021"/>
        </table:table-row>
        <table:table-row table:style-name="ro1">
          <table:table-cell table:formula="of:=[.B1168]&amp;&quot;-&quot;&amp;[.C1168]" office:value-type="string" office:string-value="GR30-URNS">
            <text:p>GR30-URNS</text:p>
          </table:table-cell>
          <table:table-cell office:value-type="string">
            <text:p>GR30</text:p>
          </table:table-cell>
          <table:table-cell table:style-name="ce1" table:formula="of:=CHAR(RANDBETWEEN(65;90) )&amp;CHAR(RANDBETWEEN(65;90) )&amp;CHAR(RANDBETWEEN(65;90) )&amp;CHAR(RANDBETWEEN(65;90) )" office:value-type="string" office:string-value="URNS">
            <text:p>URNS</text:p>
          </table:table-cell>
          <table:table-cell table:number-columns-repeated="1021"/>
        </table:table-row>
        <table:table-row table:style-name="ro1">
          <table:table-cell table:formula="of:=[.B1169]&amp;&quot;-&quot;&amp;[.C1169]" office:value-type="string" office:string-value="GR31-WMDZ">
            <text:p>GR31-WMDZ</text:p>
          </table:table-cell>
          <table:table-cell office:value-type="string">
            <text:p>GR31</text:p>
          </table:table-cell>
          <table:table-cell table:style-name="ce1" table:formula="of:=CHAR(RANDBETWEEN(65;90) )&amp;CHAR(RANDBETWEEN(65;90) )&amp;CHAR(RANDBETWEEN(65;90) )&amp;CHAR(RANDBETWEEN(65;90) )" office:value-type="string" office:string-value="WMDZ">
            <text:p>WMDZ</text:p>
          </table:table-cell>
          <table:table-cell table:number-columns-repeated="1021"/>
        </table:table-row>
        <table:table-row table:style-name="ro1">
          <table:table-cell table:formula="of:=[.B1170]&amp;&quot;-&quot;&amp;[.C1170]" office:value-type="string" office:string-value="GR32-IVJZ">
            <text:p>GR32-IVJZ</text:p>
          </table:table-cell>
          <table:table-cell office:value-type="string">
            <text:p>GR32</text:p>
          </table:table-cell>
          <table:table-cell table:style-name="ce1" table:formula="of:=CHAR(RANDBETWEEN(65;90) )&amp;CHAR(RANDBETWEEN(65;90) )&amp;CHAR(RANDBETWEEN(65;90) )&amp;CHAR(RANDBETWEEN(65;90) )" office:value-type="string" office:string-value="IVJZ">
            <text:p>IVJZ</text:p>
          </table:table-cell>
          <table:table-cell table:number-columns-repeated="1021"/>
        </table:table-row>
        <table:table-row table:style-name="ro1">
          <table:table-cell table:formula="of:=[.B1171]&amp;&quot;-&quot;&amp;[.C1171]" office:value-type="string" office:string-value="GR33-CWNK">
            <text:p>GR33-CWNK</text:p>
          </table:table-cell>
          <table:table-cell office:value-type="string">
            <text:p>GR33</text:p>
          </table:table-cell>
          <table:table-cell table:style-name="ce1" table:formula="of:=CHAR(RANDBETWEEN(65;90) )&amp;CHAR(RANDBETWEEN(65;90) )&amp;CHAR(RANDBETWEEN(65;90) )&amp;CHAR(RANDBETWEEN(65;90) )" office:value-type="string" office:string-value="CWNK">
            <text:p>CWNK</text:p>
          </table:table-cell>
          <table:table-cell table:number-columns-repeated="1021"/>
        </table:table-row>
        <table:table-row table:style-name="ro1">
          <table:table-cell table:formula="of:=[.B1172]&amp;&quot;-&quot;&amp;[.C1172]" office:value-type="string" office:string-value="GR34-PDJO">
            <text:p>GR34-PDJO</text:p>
          </table:table-cell>
          <table:table-cell office:value-type="string">
            <text:p>GR34</text:p>
          </table:table-cell>
          <table:table-cell table:style-name="ce1" table:formula="of:=CHAR(RANDBETWEEN(65;90) )&amp;CHAR(RANDBETWEEN(65;90) )&amp;CHAR(RANDBETWEEN(65;90) )&amp;CHAR(RANDBETWEEN(65;90) )" office:value-type="string" office:string-value="PDJO">
            <text:p>PDJO</text:p>
          </table:table-cell>
          <table:table-cell table:number-columns-repeated="1021"/>
        </table:table-row>
        <table:table-row table:style-name="ro1">
          <table:table-cell table:formula="of:=[.B1173]&amp;&quot;-&quot;&amp;[.C1173]" office:value-type="string" office:string-value="GR35-EXIN">
            <text:p>GR35-EXIN</text:p>
          </table:table-cell>
          <table:table-cell office:value-type="string">
            <text:p>GR35</text:p>
          </table:table-cell>
          <table:table-cell table:style-name="ce1" table:formula="of:=CHAR(RANDBETWEEN(65;90) )&amp;CHAR(RANDBETWEEN(65;90) )&amp;CHAR(RANDBETWEEN(65;90) )&amp;CHAR(RANDBETWEEN(65;90) )" office:value-type="string" office:string-value="EXIN">
            <text:p>EXIN</text:p>
          </table:table-cell>
          <table:table-cell table:number-columns-repeated="1021"/>
        </table:table-row>
        <table:table-row table:style-name="ro1">
          <table:table-cell table:formula="of:=[.B1174]&amp;&quot;-&quot;&amp;[.C1174]" office:value-type="string" office:string-value="GR36-XQDD">
            <text:p>GR36-XQDD</text:p>
          </table:table-cell>
          <table:table-cell office:value-type="string">
            <text:p>GR36</text:p>
          </table:table-cell>
          <table:table-cell table:style-name="ce1" table:formula="of:=CHAR(RANDBETWEEN(65;90) )&amp;CHAR(RANDBETWEEN(65;90) )&amp;CHAR(RANDBETWEEN(65;90) )&amp;CHAR(RANDBETWEEN(65;90) )" office:value-type="string" office:string-value="XQDD">
            <text:p>XQDD</text:p>
          </table:table-cell>
          <table:table-cell table:number-columns-repeated="1021"/>
        </table:table-row>
        <table:table-row table:style-name="ro1">
          <table:table-cell table:formula="of:=[.B1175]&amp;&quot;-&quot;&amp;[.C1175]" office:value-type="string" office:string-value="GR37-OEFX">
            <text:p>GR37-OEFX</text:p>
          </table:table-cell>
          <table:table-cell office:value-type="string">
            <text:p>GR37</text:p>
          </table:table-cell>
          <table:table-cell table:style-name="ce1" table:formula="of:=CHAR(RANDBETWEEN(65;90) )&amp;CHAR(RANDBETWEEN(65;90) )&amp;CHAR(RANDBETWEEN(65;90) )&amp;CHAR(RANDBETWEEN(65;90) )" office:value-type="string" office:string-value="OEFX">
            <text:p>OEFX</text:p>
          </table:table-cell>
          <table:table-cell table:number-columns-repeated="1021"/>
        </table:table-row>
        <table:table-row table:style-name="ro1">
          <table:table-cell table:formula="of:=[.B1176]&amp;&quot;-&quot;&amp;[.C1176]" office:value-type="string" office:string-value="GR38-RJUP">
            <text:p>GR38-RJUP</text:p>
          </table:table-cell>
          <table:table-cell office:value-type="string">
            <text:p>GR38</text:p>
          </table:table-cell>
          <table:table-cell table:style-name="ce1" table:formula="of:=CHAR(RANDBETWEEN(65;90) )&amp;CHAR(RANDBETWEEN(65;90) )&amp;CHAR(RANDBETWEEN(65;90) )&amp;CHAR(RANDBETWEEN(65;90) )" office:value-type="string" office:string-value="RJUP">
            <text:p>RJUP</text:p>
          </table:table-cell>
          <table:table-cell table:number-columns-repeated="1021"/>
        </table:table-row>
        <table:table-row table:style-name="ro1">
          <table:table-cell table:formula="of:=[.B1177]&amp;&quot;-&quot;&amp;[.C1177]" office:value-type="string" office:string-value="GR39-JRFT">
            <text:p>GR39-JRFT</text:p>
          </table:table-cell>
          <table:table-cell office:value-type="string">
            <text:p>GR39</text:p>
          </table:table-cell>
          <table:table-cell table:style-name="ce1" table:formula="of:=CHAR(RANDBETWEEN(65;90) )&amp;CHAR(RANDBETWEEN(65;90) )&amp;CHAR(RANDBETWEEN(65;90) )&amp;CHAR(RANDBETWEEN(65;90) )" office:value-type="string" office:string-value="JRFT">
            <text:p>JRFT</text:p>
          </table:table-cell>
          <table:table-cell table:number-columns-repeated="1021"/>
        </table:table-row>
        <table:table-row table:style-name="ro1">
          <table:table-cell table:formula="of:=[.B1178]&amp;&quot;-&quot;&amp;[.C1178]" office:value-type="string" office:string-value="GR40-JSBH">
            <text:p>GR40-JSBH</text:p>
          </table:table-cell>
          <table:table-cell office:value-type="string">
            <text:p>GR40</text:p>
          </table:table-cell>
          <table:table-cell table:style-name="ce1" table:formula="of:=CHAR(RANDBETWEEN(65;90) )&amp;CHAR(RANDBETWEEN(65;90) )&amp;CHAR(RANDBETWEEN(65;90) )&amp;CHAR(RANDBETWEEN(65;90) )" office:value-type="string" office:string-value="JSBH">
            <text:p>JSBH</text:p>
          </table:table-cell>
          <table:table-cell table:number-columns-repeated="1021"/>
        </table:table-row>
        <table:table-row table:style-name="ro1">
          <table:table-cell table:formula="of:=[.B1179]&amp;&quot;-&quot;&amp;[.C1179]" office:value-type="string" office:string-value="GR41-RHNP">
            <text:p>GR41-RHNP</text:p>
          </table:table-cell>
          <table:table-cell office:value-type="string">
            <text:p>GR41</text:p>
          </table:table-cell>
          <table:table-cell table:style-name="ce1" table:formula="of:=CHAR(RANDBETWEEN(65;90) )&amp;CHAR(RANDBETWEEN(65;90) )&amp;CHAR(RANDBETWEEN(65;90) )&amp;CHAR(RANDBETWEEN(65;90) )" office:value-type="string" office:string-value="RHNP">
            <text:p>RHNP</text:p>
          </table:table-cell>
          <table:table-cell table:number-columns-repeated="1021"/>
        </table:table-row>
        <table:table-row table:style-name="ro1">
          <table:table-cell table:formula="of:=[.B1180]&amp;&quot;-&quot;&amp;[.C1180]" office:value-type="string" office:string-value="GR42-OYMO">
            <text:p>GR42-OYMO</text:p>
          </table:table-cell>
          <table:table-cell office:value-type="string">
            <text:p>GR42</text:p>
          </table:table-cell>
          <table:table-cell table:style-name="ce1" table:formula="of:=CHAR(RANDBETWEEN(65;90) )&amp;CHAR(RANDBETWEEN(65;90) )&amp;CHAR(RANDBETWEEN(65;90) )&amp;CHAR(RANDBETWEEN(65;90) )" office:value-type="string" office:string-value="OYMO">
            <text:p>OYMO</text:p>
          </table:table-cell>
          <table:table-cell table:number-columns-repeated="1021"/>
        </table:table-row>
        <table:table-row table:style-name="ro1">
          <table:table-cell table:formula="of:=[.B1181]&amp;&quot;-&quot;&amp;[.C1181]" office:value-type="string" office:string-value="GR43-NYFL">
            <text:p>GR43-NYFL</text:p>
          </table:table-cell>
          <table:table-cell office:value-type="string">
            <text:p>GR43</text:p>
          </table:table-cell>
          <table:table-cell table:style-name="ce1" table:formula="of:=CHAR(RANDBETWEEN(65;90) )&amp;CHAR(RANDBETWEEN(65;90) )&amp;CHAR(RANDBETWEEN(65;90) )&amp;CHAR(RANDBETWEEN(65;90) )" office:value-type="string" office:string-value="NYFL">
            <text:p>NYFL</text:p>
          </table:table-cell>
          <table:table-cell table:number-columns-repeated="1021"/>
        </table:table-row>
        <table:table-row table:style-name="ro1">
          <table:table-cell table:formula="of:=[.B1182]&amp;&quot;-&quot;&amp;[.C1182]" office:value-type="string" office:string-value="GR44-SBMG">
            <text:p>GR44-SBMG</text:p>
          </table:table-cell>
          <table:table-cell office:value-type="string">
            <text:p>GR44</text:p>
          </table:table-cell>
          <table:table-cell table:style-name="ce1" table:formula="of:=CHAR(RANDBETWEEN(65;90) )&amp;CHAR(RANDBETWEEN(65;90) )&amp;CHAR(RANDBETWEEN(65;90) )&amp;CHAR(RANDBETWEEN(65;90) )" office:value-type="string" office:string-value="SBMG">
            <text:p>SBMG</text:p>
          </table:table-cell>
          <table:table-cell table:number-columns-repeated="1021"/>
        </table:table-row>
        <table:table-row table:style-name="ro1">
          <table:table-cell table:formula="of:=[.B1183]&amp;&quot;-&quot;&amp;[.C1183]" office:value-type="string" office:string-value="GR45-JLNO">
            <text:p>GR45-JLNO</text:p>
          </table:table-cell>
          <table:table-cell office:value-type="string">
            <text:p>GR45</text:p>
          </table:table-cell>
          <table:table-cell table:style-name="ce1" table:formula="of:=CHAR(RANDBETWEEN(65;90) )&amp;CHAR(RANDBETWEEN(65;90) )&amp;CHAR(RANDBETWEEN(65;90) )&amp;CHAR(RANDBETWEEN(65;90) )" office:value-type="string" office:string-value="JLNO">
            <text:p>JLNO</text:p>
          </table:table-cell>
          <table:table-cell table:number-columns-repeated="1021"/>
        </table:table-row>
        <table:table-row table:style-name="ro1">
          <table:table-cell table:formula="of:=[.B1184]&amp;&quot;-&quot;&amp;[.C1184]" office:value-type="string" office:string-value="GR46-PLNB">
            <text:p>GR46-PLNB</text:p>
          </table:table-cell>
          <table:table-cell office:value-type="string">
            <text:p>GR46</text:p>
          </table:table-cell>
          <table:table-cell table:style-name="ce1" table:formula="of:=CHAR(RANDBETWEEN(65;90) )&amp;CHAR(RANDBETWEEN(65;90) )&amp;CHAR(RANDBETWEEN(65;90) )&amp;CHAR(RANDBETWEEN(65;90) )" office:value-type="string" office:string-value="PLNB">
            <text:p>PLNB</text:p>
          </table:table-cell>
          <table:table-cell table:number-columns-repeated="1021"/>
        </table:table-row>
        <table:table-row table:style-name="ro1">
          <table:table-cell table:formula="of:=[.B1185]&amp;&quot;-&quot;&amp;[.C1185]" office:value-type="string" office:string-value="GR47-HKGG">
            <text:p>GR47-HKGG</text:p>
          </table:table-cell>
          <table:table-cell office:value-type="string">
            <text:p>GR47</text:p>
          </table:table-cell>
          <table:table-cell table:style-name="ce1" table:formula="of:=CHAR(RANDBETWEEN(65;90) )&amp;CHAR(RANDBETWEEN(65;90) )&amp;CHAR(RANDBETWEEN(65;90) )&amp;CHAR(RANDBETWEEN(65;90) )" office:value-type="string" office:string-value="HKGG">
            <text:p>HKGG</text:p>
          </table:table-cell>
          <table:table-cell table:number-columns-repeated="1021"/>
        </table:table-row>
        <table:table-row table:style-name="ro1">
          <table:table-cell table:formula="of:=[.B1186]&amp;&quot;-&quot;&amp;[.C1186]" office:value-type="string" office:string-value="GR48-RBXH">
            <text:p>GR48-RBXH</text:p>
          </table:table-cell>
          <table:table-cell office:value-type="string">
            <text:p>GR48</text:p>
          </table:table-cell>
          <table:table-cell table:style-name="ce1" table:formula="of:=CHAR(RANDBETWEEN(65;90) )&amp;CHAR(RANDBETWEEN(65;90) )&amp;CHAR(RANDBETWEEN(65;90) )&amp;CHAR(RANDBETWEEN(65;90) )" office:value-type="string" office:string-value="RBXH">
            <text:p>RBXH</text:p>
          </table:table-cell>
          <table:table-cell table:number-columns-repeated="1021"/>
        </table:table-row>
        <table:table-row table:style-name="ro1">
          <table:table-cell table:formula="of:=[.B1187]&amp;&quot;-&quot;&amp;[.C1187]" office:value-type="string" office:string-value="GR49-QYGP">
            <text:p>GR49-QYGP</text:p>
          </table:table-cell>
          <table:table-cell office:value-type="string">
            <text:p>GR49</text:p>
          </table:table-cell>
          <table:table-cell table:style-name="ce1" table:formula="of:=CHAR(RANDBETWEEN(65;90) )&amp;CHAR(RANDBETWEEN(65;90) )&amp;CHAR(RANDBETWEEN(65;90) )&amp;CHAR(RANDBETWEEN(65;90) )" office:value-type="string" office:string-value="QYGP">
            <text:p>QYGP</text:p>
          </table:table-cell>
          <table:table-cell table:number-columns-repeated="1021"/>
        </table:table-row>
        <table:table-row table:style-name="ro1">
          <table:table-cell table:formula="of:=[.B1188]&amp;&quot;-&quot;&amp;[.C1188]" office:value-type="string" office:string-value="GR50-RKBI">
            <text:p>GR50-RKBI</text:p>
          </table:table-cell>
          <table:table-cell office:value-type="string">
            <text:p>GR50</text:p>
          </table:table-cell>
          <table:table-cell table:style-name="ce1" table:formula="of:=CHAR(RANDBETWEEN(65;90) )&amp;CHAR(RANDBETWEEN(65;90) )&amp;CHAR(RANDBETWEEN(65;90) )&amp;CHAR(RANDBETWEEN(65;90) )" office:value-type="string" office:string-value="RKBI">
            <text:p>RKBI</text:p>
          </table:table-cell>
          <table:table-cell table:number-columns-repeated="1021"/>
        </table:table-row>
        <table:table-row table:style-name="ro1">
          <table:table-cell table:formula="of:=[.B1189]&amp;&quot;-&quot;&amp;[.C1189]" office:value-type="string" office:string-value="GR51-XLHT">
            <text:p>GR51-XLHT</text:p>
          </table:table-cell>
          <table:table-cell office:value-type="string">
            <text:p>GR51</text:p>
          </table:table-cell>
          <table:table-cell table:style-name="ce1" table:formula="of:=CHAR(RANDBETWEEN(65;90) )&amp;CHAR(RANDBETWEEN(65;90) )&amp;CHAR(RANDBETWEEN(65;90) )&amp;CHAR(RANDBETWEEN(65;90) )" office:value-type="string" office:string-value="XLHT">
            <text:p>XLHT</text:p>
          </table:table-cell>
          <table:table-cell table:number-columns-repeated="1021"/>
        </table:table-row>
        <table:table-row table:style-name="ro1">
          <table:table-cell table:formula="of:=[.B1190]&amp;&quot;-&quot;&amp;[.C1190]" office:value-type="string" office:string-value="GR52-RJKN">
            <text:p>GR52-RJKN</text:p>
          </table:table-cell>
          <table:table-cell office:value-type="string">
            <text:p>GR52</text:p>
          </table:table-cell>
          <table:table-cell table:style-name="ce1" table:formula="of:=CHAR(RANDBETWEEN(65;90) )&amp;CHAR(RANDBETWEEN(65;90) )&amp;CHAR(RANDBETWEEN(65;90) )&amp;CHAR(RANDBETWEEN(65;90) )" office:value-type="string" office:string-value="RJKN">
            <text:p>RJKN</text:p>
          </table:table-cell>
          <table:table-cell table:number-columns-repeated="1021"/>
        </table:table-row>
        <table:table-row table:style-name="ro1">
          <table:table-cell table:formula="of:=[.B1191]&amp;&quot;-&quot;&amp;[.C1191]" office:value-type="string" office:string-value="GR53-INRV">
            <text:p>GR53-INRV</text:p>
          </table:table-cell>
          <table:table-cell office:value-type="string">
            <text:p>GR53</text:p>
          </table:table-cell>
          <table:table-cell table:style-name="ce1" table:formula="of:=CHAR(RANDBETWEEN(65;90) )&amp;CHAR(RANDBETWEEN(65;90) )&amp;CHAR(RANDBETWEEN(65;90) )&amp;CHAR(RANDBETWEEN(65;90) )" office:value-type="string" office:string-value="INRV">
            <text:p>INRV</text:p>
          </table:table-cell>
          <table:table-cell table:number-columns-repeated="1021"/>
        </table:table-row>
        <table:table-row table:style-name="ro1" table:number-rows-repeated="104738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-KELAS" table:style-name="ta3" table:print="false">
        <office:forms form:automatic-focus="false" form:apply-design-mode="false"/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DMIN-DATA" table:style-name="ta4" table:print="false">
        <office:forms form:automatic-focus="false" form:apply-design-mode="false"/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KANDIDAT" table:style-name="ta5" table:print="false">
        <office:forms form:automatic-focus="false" form:apply-design-mode="false"/>
        <table:table-column table:style-name="co9" table:default-cell-style-name="Default"/>
        <table:table-row table:style-name="ro2">
          <table:table-cell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ID">
      <number:number number:min-integer-digits="1"/>
    </number:number-style>
    <number:number-style style:name="N8116P0" style:volatile="true" number:language="en" number:country="ID">
      <number:number number:decimal-places="0" number:min-integer-digits="1" number:grouping="true"/>
    </number:number-style>
    <number:number-style style:name="N8116" number:language="en" number:country="ID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D">
      <number:number number:decimal-places="0" number:min-integer-digits="1" number:grouping="true"/>
    </number:number-style>
    <number:number-style style:name="N8117" number:language="en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D">
      <number:number number:decimal-places="2" number:min-integer-digits="1" number:grouping="true"/>
    </number:number-style>
    <number:number-style style:name="N8118" number:language="en" number:country="ID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D">
      <number:number number:decimal-places="2" number:min-integer-digits="1" number:grouping="true"/>
    </number:number-style>
    <number:number-style style:name="N8119" number:language="en" number:country="ID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ID">
      <number:number number:decimal-places="0" number:min-integer-digits="1" number:grouping="true"/>
      <number:text> </number:text>
    </number:number-style>
    <number:number-style style:name="N8123P1" style:volatile="true" number:language="en" number:country="ID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ID">
      <number:text> - </number:text>
    </number:number-style>
    <number:text-style style:name="N8123" number:language="en" number:country="ID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ID">
      <number:number number:decimal-places="2" number:min-integer-digits="1" number:grouping="true"/>
      <number:text> </number:text>
    </number:number-style>
    <number:number-style style:name="N8127P1" style:volatile="true" number:language="en" number:country="ID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ID">
      <number:text> -</number:text>
      <number:number number:decimal-places="0" number:min-integer-digits="0"/>
      <number:text> </number:text>
    </number:number-style>
    <number:text-style style:name="N8127" number:language="en" number:country="ID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 number:country="ID">
      <number:minutes number:style="long"/>
      <number:text>:</number:text>
      <number:seconds number:style="long"/>
    </number:time-style>
    <number:time-style style:name="N8129" number:language="en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 number:country="ID">
      <number:minutes number:style="long"/>
      <number:text>:</number:text>
      <number:seconds number:style="long" number:decimal-places="1"/>
    </number:time-style>
    <number:number-style style:name="N8131" number:language="en" number:country="ID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8/27/2019</text:date>, <text:time>09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7T09:41:39.08</dc:date>
    <meta:generator>OpenOffice/4.1.6$Win32 OpenOffice.org_project/416m1$Build-9790</meta:generator>
    <meta:editing-duration>PT28M4S</meta:editing-duration>
    <meta:editing-cycles>5</meta:editing-cycles>
    <meta:document-statistic meta:table-count="5" meta:cell-count="9708" meta:object-count="0"/>
  </office:meta>
</office:document-meta>
</file>